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Sivershchyna和Slobozhanschyna的指示，俄罗斯军队炮击了Karpovychi，Tymonovychi，...</text:span>
</text:h>
      <text:p text:style-name="P4">
作者: liveuamap (Language: en)</text:p>
      <text:p text:style-name="P4">
时间: 2023-05-23T-46:33:00</text:p>
      <text:p text:style-name="P4">
地点: Vovchansk (Latitude:51.77899 Longtitude:32.11012)</text:p>
      <text:p text:style-name="P4">
视频: []</text:p>
      <text:p text:style-name="P4">
图片: []</text:p>
      <text:p text:style-name="P4">
标签: ["Russia"]</text:p>
      <text:p text:style-name="P4">
Id: 22564859</text:p>
      <!--METADATA-->
      <text:p text:style-name="P4">
At sivershchyna and illbozhanschyna Directions Russian Army Shelledkarpovychi, Tymonovychi, Halaganivka and Zarichchya of Chernihiv, Staryko; Ka, tymofiyivka, Oleksandrivka, Yunakivka, Myropillya, Popivka and Dmytrivka of Sumy Region, ALSO MOROZOVADOLYA, SHEVCHENKA, KOZACHA Lopan Lopan , Hoptivka, Lukyantsi, Zelene ，Starytsya，Hatysche，Pletenivka，Vovchansk，Varvarivka，Nesterne，Budarky和Chuhunivkaof Kharkiv地区。 俄罗斯航空在切尔尼希夫地区的Oleksiyivka和Sossnivka的俄罗斯航空， - 乌克兰武装部队的总参谋部说。</text:p>
      <text:p text:style-name="P4">
新闻集链接：(https://liveuamap.com/en/2023/23-may-at-sivershchyna-and-slobozhanschyna-directions-russian)</text:p>
      <text:p text:style-name="P4">
News Source: <text:a xlink:type="simple" xlink:href="https://t.me/lumsrc/4873" text:style-name="Internet_20_link" text:visited-style-name="Visited_20_Internet_20_Link">
https://t.me/lumsrc/4873</text:a>
</text:p>
      <!--NEWS-->
      <text:h text:style-name="P10" text:outline-level="1">
<text:span text:style-name="T4">
在库皮斯克指令，俄罗斯军队搁置了卡梅卡，福诺利夫卡，诺瓦诺林斯克，德沃里奇尼，西...</text:span>
</text:h>
      <text:p text:style-name="P4">
作者: liveuamap (Language: en)</text:p>
      <text:p text:style-name="P4">
时间: 2023-05-23T-48:33:00</text:p>
      <text:p text:style-name="P4">
地点: Kharkiv, Kharkiv Oblast (Latitude:49.59403 Longtitude:37.88374)</text:p>
      <text:p text:style-name="P4">
视频: []</text:p>
      <text:p text:style-name="P4">
图片: []</text:p>
      <text:p text:style-name="P4">
标签: ["Russia"]</text:p>
      <text:p text:style-name="P4">
Id: 22564854</text:p>
      <!--METADATA-->
      <text:p text:style-name="P4">
在Kupiansk方向，俄罗斯军队炮击了Kamyanka，Fyholivka，Novomlynsk，Dvorichna，Dvorichna，Zapadne，Zapadne，Kupyansk，Husynka，Tabayivka，Berestove，Kharkiv Region and Berestove，Luhansk地区的Kharkiv地区和Stelmakhivka。 俄罗斯航空在哈尔基夫地区进行了Atorlyanske，Kyslivka和Tabayivka的空袭，乌克兰军队的总参谋部</text:p>
      <text:p text:style-name="P4">
新闻集链接：<text:a xlink:type="simple" xlink:href="https://liveuamap.com/en/2023/23-may-at-kupiansk-direction-russian-army-shelled-kamyanka" text:style-name="Internet_20_link" text:visited-style-name="Visited_20_Internet_20_Link">
https://liveuamap.com/en/2023/23-may-at-kupiansk-direction-russian-army-army-shelled-kamyanka</text:a>
</text:p>
      <text:p text:style-name="P4">
News Source: <text:a xlink:type="simple" xlink:href="https://t.me/lumsrc/4874" text:style-name="Internet_20_link" text:visited-style-name="Visited_20_Internet_20_Link">
https://t.me/lumsrc/4874</text:a>
</text:p>
      <!--NEWS-->
      <text:h text:style-name="P10" text:outline-level="1">
<text:span text:style-name="T4">
在莱曼（Lyman）的方向，俄罗斯军队炮击了卢汉斯（Luhansk）地区和托尔斯克（Torske）的尼夫斯克（Nevske）和bilohorivka，...</text:span>
</text:h>
      <text:p text:style-name="P4">
作者: liveuamap (Language: en)</text:p>
      <text:p text:style-name="P4">
时间: 2023-05-23T-50:33:00</text:p>
      <text:p text:style-name="P4">
地点: Sieversk (Latitude:48.85952 Longtitude:38.18213)</text:p>
      <text:p text:style-name="P4">
视频: []</text:p>
      <text:p text:style-name="P4">
图片: []</text:p>
      <text:p text:style-name="P4">
标签: ["Russia"]</text:p>
      <text:p text:style-name="P4">
Id: 22564850</text:p>
      <!--METADATA-->
      <text:p text:style-name="P4">
在莱曼(Lyman)的方向上，俄罗斯军队炮击了卢汉斯基翁(Luhanskregion)和托斯克(Torske)，托内斯克(Donetsk)地区的托斯克(Torske)和托斯克(Vesele)的尼夫斯克(Nevske)和bilohorivka。 卢汉斯克地区的比洛霍利夫卡和乌克兰武装部队的武装部队说，俄罗斯航空通导的空袭和Verkhnokamyanske ofdonetsk地区 -</text:p>
      <text:p text:style-name="P4">
新闻集链接：[https://liveuamap.com/en/2023/23-may-at--------------------------- russian-army-shelled-nevske--(https://liveuamap.com/en/2023/23-may-at-lyman-direction-russian-army-shelled--nevske-and)</text:p>
      <text:p text:style-name="P4">
News Source: <text:a xlink:type="simple" xlink:href="https://t.me/lumsrc/4875" text:style-name="Internet_20_link" text:visited-style-name="Visited_20_Internet_20_Link">
https://t.me/lumsrc/4875</text:a>
</text:p>
      <!--NEWS-->
      <text:h text:style-name="P10" text:outline-level="1">
<text:span text:style-name="T4">
巴赫穆特（Bakhmut Directio）鲁斯军队（Rusian Army）炮击了Vasukivka，Orikhovo-Vasylivka，Markovo，Grigorivka，...</text:span>
</text:h>
      <text:p text:style-name="P4">
作者: liveuamap (Language: en)</text:p>
      <text:p text:style-name="P4">
时间: 2023-05-23T-52:33:00</text:p>
      <text:p text:style-name="P4">
地点: Novhorods'ke, Donetsk Oblast (Latitude:48.33366 Longtitude:37.84018)</text:p>
      <text:p text:style-name="P4">
视频: []</text:p>
      <text:p text:style-name="P4">
图片: []</text:p>
      <text:p text:style-name="P4">
标签: ["Russia"]</text:p>
      <text:p text:style-name="P4">
Id: 22564849</text:p>
      <!--METADATA-->
      <text:p text:style-name="P4">
At Bakhmut Direction Russian Army Shelled Vasukivka, Orikhovo-Vasylivka, Markove, Hryhorivka, Bakhmut, Ivanivske, Stupochky, Bila, Toreske, Toreske, Toretske, Bila, Bila, Bila, BILAKYKYKYKY F Donetsk Region. 俄罗斯航空在巴赫穆特(Bakhmut)，伊万尼维斯克(Ivanivske)和比拉·霍拉(Bila Hora)，乌克兰武装部队的总参谋部</text:p>
      <text:p text:style-name="P4">
新闻集链接：(https://liveuamap.com/en/2023/23-may-at-bakhmut-direction-russian-army-shelled-vasukivka)</text:p>
      <text:p text:style-name="P4">
News Source: <text:a xlink:type="simple" xlink:href="https://t.me/lumsrc/4876" text:style-name="Internet_20_link" text:visited-style-name="Visited_20_Internet_20_Link">
https://t.me/lumsrc/4876</text:a>
</text:p>
      <!--NEWS-->
      <text:h text:style-name="P10" text:outline-level="1">
<text:span text:style-name="T4">
军队的JSC Avdiivka Directio Rusian炮击了Novokalinova，Berdyshi，Avdiivka，Water，首先...</text:span>
</text:h>
      <text:p text:style-name="P4">
作者: liveuamap (Language: en)</text:p>
      <text:p text:style-name="P4">
时间: 2023-05-23T-54:33:00</text:p>
      <text:p text:style-name="P4">
地点: Donetsk (Latitude:48.09413 Longtitude:37.58869)</text:p>
      <text:p text:style-name="P4">
视频: []</text:p>
      <text:p text:style-name="P4">
图片: []</text:p>
      <text:p text:style-name="P4">
标签: ["Russia"]</text:p>
      <text:p text:style-name="P4">
Id: 22564848</text:p>
      <!--METADATA-->
      <text:p text:style-name="P4">
在Avdiyivka方向，俄罗斯军队炮击了Novokalynove，Berdychi，Avdiyivka，Vodyane，Pervomayske和Donetsk地区的Karlivka。 俄罗斯航空导入的空袭在Avdiyivka和Pervomayske， - 乌克兰军队总裁在早晨的报告中说</text:p>
      <text:p text:style-name="P4">
新闻集链接：<text:a xlink:type="simple" xlink:href="https://liveuamap.com/en/2023/23-may-at-avdiyivka-direction-russian-army-shelled-novokalynove" text:style-name="Internet_20_link" text:visited-style-name="Visited_20_Internet_20_Link">
https://liveuamap.com/en/2023/23-may-at-avdiyivka-direction-russian-army-army-shelled-novokalynove</text:a>
</text:p>
      <text:p text:style-name="P4">
News Source: <text:a xlink:type="simple" xlink:href="https://t.me/lumsrc/4877" text:style-name="Internet_20_link" text:visited-style-name="Visited_20_Internet_20_Link">
https://t.me/lumsrc/4877</text:a>
</text:p>
      <!--NEWS-->
      <text:h text:style-name="P10" text:outline-level="1">
<text:span text:style-name="T4">
在玛丽卡（Maryinka）的指示</text:span>
</text:h>
      <text:p text:style-name="P4">
作者: liveuamap (Language: en)</text:p>
      <text:p text:style-name="P4">
时间: 2023-05-23T-56:33:00</text:p>
      <text:p text:style-name="P4">
地点: Donetsk Oblast (Latitude:47.91623 Longtitude:37.45857)</text:p>
      <text:p text:style-name="P4">
视频: []</text:p>
      <text:p text:style-name="P4">
图片: []</text:p>
      <text:p text:style-name="P4">
标签: ["Russia"]</text:p>
      <text:p text:style-name="P4">
Id: 22564847</text:p>
      <!--METADATA-->
      <text:p text:style-name="P4">
在玛丽卡(Maryinka)方向，俄罗斯军队炮击了玛丽卡(Maryinka)和波比达(Pobyeda</text:p>
      <text:p text:style-name="P4">
新闻集链接：<text:a xlink:type="simple" xlink:href="https://liveuamap.com/en/2023/23-may-at-maryinka-direction-russian-army-shelled-maryinka" text:style-name="Internet_20_link" text:visited-style-name="Visited_20_Internet_20_Link">
https://liveuamap.com/en/2023/23-may-at-maryinka-direction-russian-army-shelled-maryinka</text:a>
</text:p>
      <text:p text:style-name="P4">
News Source: <text:a xlink:type="simple" xlink:href="https://t.me/lumsrc/4878" text:style-name="Internet_20_link" text:visited-style-name="Visited_20_Internet_20_Link">
https://t.me/lumsrc/4878</text:a>
</text:p>
      <!--NEWS-->
      <text:h text:style-name="P10" text:outline-level="1">
<text:span text:style-name="T4">
在沙克塔克（Shakhtarske）的指示，俄罗斯军队炮击了Vuhledar，Novoukrayinka和Prechystivka。 俄罗斯...</text:span>
</text:h>
      <text:p text:style-name="P4">
作者: liveuamap (Language: en)</text:p>
      <text:p text:style-name="P4">
时间: 2023-05-23T-58:33:00</text:p>
      <text:p text:style-name="P4">
地点: Donetsk (Latitude:47.78986 Longtitude:36.98839)</text:p>
      <text:p text:style-name="P4">
视频: []</text:p>
      <text:p text:style-name="P4">
图片: []</text:p>
      <text:p text:style-name="P4">
标签: ["Russia"]</text:p>
      <text:p text:style-name="P4">
Id: 22564846</text:p>
      <!--METADATA-->
      <text:p text:style-name="P4">
在沙克塔克(Shakhtarske)的指示，俄罗斯军队炮击了Vuhledar，Novoukrayinka和Prechystivka。 俄罗斯航空在Prechystivkaand Zolota Nyva的Vuhledar进行了空袭，乌克兰武装部队的总参谋部在主题报告中说</text:p>
      <text:p text:style-name="P4">
新闻集链接：<text:a xlink:type="simple" xlink:href="https://liveuamap.com/en/2023/23-may-at-shakhtarske-direction-russian-army-shelled-vuhledar" text:style-name="Internet_20_link" text:visited-style-name="Visited_20_Internet_20_Link">
https://liveuamap.com/en/2023/23-may-at-shakhtarske-direction-russian-army-army-shelled-vuhledar</text:a>
</text:p>
      <text:p text:style-name="P4">
News Source: <text:a xlink:type="simple" xlink:href="https://t.me/lumsrc/4879" text:style-name="Internet_20_link" text:visited-style-name="Visited_20_Internet_20_Link">
https://t.me/lumsrc/4879</text:a>
</text:p>
      <!--NEWS-->
      <text:h text:style-name="P10" text:outline-level="1">
<text:span text:style-name="T4">
在Zaporizhzhia和Kherson的指示，俄罗斯军队炮击了Vremivka和Donetsk R的Novopil ...</text:span>
</text:h>
      <text:p text:style-name="P4">
作者: liveuamap (Language: en)</text:p>
      <text:p text:style-name="P4">
时间: 2023-05-23T-60:33:00</text:p>
      <text:p text:style-name="P4">
地点: Kherson (Latitude:46.62536 Longtitude:32.60141)</text:p>
      <text:p text:style-name="P4">
视频: []</text:p>
      <text:p text:style-name="P4">
图片: []</text:p>
      <text:p text:style-name="P4">
标签: ["Russia"]</text:p>
      <text:p text:style-name="P4">
Id: 22564845</text:p>
      <!--METADATA-->
      <text:p text:style-name="P4">
在Zaporizhzhia和Kherson的指示，俄罗斯军队炮击了Donetsk地区的Vremivka和Novopil。 Olhivske，Huliaipole，Bilohirya，Mala Tokmachka，Novodanylivka，Novoandriyivka，Zaporizhzhia地区的Mali Scherbaky和Zaporizhzhya City； Kachkarivka，Vesele，Kozatske，Antonivka，Stanislav Ofkherson地区和Kherson City。 俄罗斯航空进行了Zaporizhzhia地区的Atmastrikes Atmalynivka，Mala Tokmachka和Novodanylivka，乌克兰武装部队的将军在早晨的报告中说</text:p>
      <text:p text:style-name="P4">
新闻集链接：<text:a xlink:type="simple" xlink:href="https://liveuamap.com/en/2023/23-may-at-zaporizhzhia-and-kherson-directions-russian-army" text:style-name="Internet_20_link" text:visited-style-name="Visited_20_Internet_20_Link">
https://liveuamap.com/en/2023/23-may-at-zaporizhzhia-and-kherson-directions-russian-army</text:a>
</text:p>
      <text:p text:style-name="P4">
News Source: <text:a xlink:type="simple" xlink:href="https://t.me/lumsrc/4880" text:style-name="Internet_20_link" text:visited-style-name="Visited_20_Internet_20_Link">
https://t.me/lumsrc/4880</text:a>
</text:p>
      <!--NEWS-->
      <text:h text:style-name="P10" text:outline-level="1">
<text:span text:style-name="T4">
俄罗斯部队在Lyman，Bakhmut，Avdiivka和Maryinka Directio进行进攻行动...</text:span>
</text:h>
      <text:p text:style-name="P4">
作者: liveuamap (Language: en)</text:p>
      <text:p text:style-name="P4">
时间: 2023-05-23T-62:33:00</text:p>
      <text:p text:style-name="P4">
地点: Marinka, Donetsk Oblast (Latitude:47.9413 Longtitude:37.49874)</text:p>
      <text:p text:style-name="P4">
视频: []</text:p>
      <text:p text:style-name="P4">
图片: []</text:p>
      <text:p text:style-name="P4">
标签: ["Russia"]</text:p>
      <text:p text:style-name="P4">
Id: 22564844</text:p>
      <!--METADATA-->
      <text:p text:style-name="P4">
俄罗斯部队在莱曼，巴赫穆特，阿夫迪夫卡和玛丽卡执行进攻行动。 乌克兰军方对乌瑞斯部队进行了30多次战斗活动。 俄罗斯军队试图在哈尔基维利翁的Masutivka附近，卢汉斯克地区的luhorivka，巴赫穆特，诺沃卡利诺夫，塞维尔恩，沃迪恩和佩尔沃梅克，玛丽基卡，玛丽卡，</text:p>
      <text:p text:style-name="P4">
新闻集链接：<text:a xlink:type="simple" xlink:href="https://liveuamap.com/en/2023/23-may-russian-forces-conducting-offensive-actions-at-lyman" text:style-name="Internet_20_link" text:visited-style-name="Visited_20_Internet_20_Link">
https://liveuamap.com/en/2023/23-may-russian-forces-conducting-contresident-actions-actions-actions-at-lyman</text:a>
</text:p>
      <text:p text:style-name="P4">
News Source: <text:a xlink:type="simple" xlink:href="https://t.me/lumsrc/4881" text:style-name="Internet_20_link" text:visited-style-name="Visited_20_Internet_20_Link">
https://t.me/lumsrc/4881</text:a>
</text:p>
      <!--NEWS-->
      <text:h text:style-name="P10" text:outline-level="1">
<text:span text:style-name="T4">
Kharkiv，Kharkivska Oblast（15:15）。 红色警报：空中威胁。 警笛声。 立即掩盖！</text:span>
</text:h>
      <text:p text:style-name="P4">
作者: liveuamap (Language: en)</text:p>
      <text:p text:style-name="P4">
时间: 2023-05-23T09:16:00</text:p>
      <text:p text:style-name="P4">
地点: Kharkiv (Latitude:49.97956 Longtitude:36.2524)</text:p>
      <text:p text:style-name="P4">
视频: []</text:p>
      <text:p text:style-name="P4">
图片: []</text:p>
      <text:p text:style-name="P4">
标签: ["Europe", "Central and Eastern Europe"]</text:p>
      <text:p text:style-name="P4">
Id: 22564877</text:p>
      <!--METADATA-->
      <text:p text:style-name="P4">
哈尔基夫(Kharkiv)，哈尔基夫地区(15:15). Red Alert: aerial threat. Sirens sounding.Take cover now!</text:p>
      <text:p text:style-name="P4">
News Collection Link: <text:a xlink:type="simple" xlink:href="https://liveuamap.com/en/2023/23-may-kharkiv-kharkivska-oblast1515-red-alerg" text:style-name="Internet_20_link" text:visited-style-name="Visited_20_Internet_20_Link">
https://liveuamap.com/en/2023/23-may-kharkiv-kharkivska-oblast1515-red-alerg</text:a>
</text:p>
      <text:p text:style-name="P4">
News Source: <text:a xlink:type="simple" xlink:href="https://t.me/air_alert_ua/46375" text:style-name="Internet_20_link" text:visited-style-name="Visited_20_Internet_20_Link">
https://t.me/air_alert_ua/46375</text:a>
</text:p>
      <!--NEWS-->
      <text:h text:style-name="P10" text:outline-level="1">
<text:span text:style-name="T4">
Donetsk Oblast（19:14）。 红色警报：空中威胁。 警笛声。 立即掩盖！</text:span>
</text:h>
      <text:p text:style-name="P4">
作者: liveuamap (Language: en)</text:p>
      <text:p text:style-name="P4">
时间: 2023-05-23T13:15:00</text:p>
      <text:p text:style-name="P4">
地点: Donetsk Oblast (Latitude:48.72668 Longtitude:37.57715)</text:p>
      <text:p text:style-name="P4">
视频: []</text:p>
      <text:p text:style-name="P4">
图片: []</text:p>
      <text:p text:style-name="P4">
标签: ["Europe", "Central and Eastern Europe"]</text:p>
      <text:p text:style-name="P4">
Id: 22564910</text:p>
      <!--METADATA-->
      <text:p text:style-name="P4">
Donetsk Oblast(19:14). Red Alert: aerial threat. Sirens sounding. Take covernow!</text:p>
      <text:p text:style-name="P4">
News Collection Link: <text:a xlink:type="simple" xlink:href="https://liveuamap.com/en/2023/23-may-donetsk-oblast1914-red-alert-aerial-thg" text:style-name="Internet_20_link" text:visited-style-name="Visited_20_Internet_20_Link">
https://liveuamap.com/en/2023/23-may-donetsk-oblast1914-red-alert-aerial-thg</text:a>
</text:p>
      <text:p text:style-name="P4">
News Source: <text:a xlink:type="simple" xlink:href="https://t.me/air_alert_ua/46377" text:style-name="Internet_20_link" text:visited-style-name="Visited_20_Internet_20_Link">
https://t.me/air_alert_ua/46377</text:a>
</text:p>
      <!--NEWS-->
      <text:h text:style-name="P10" text:outline-level="1">
<text:span text:style-name="T4">
Kherson，Khersonska Oblast（19:15）。 红色警报：空中威胁。 警笛声。 立即掩盖！</text:span>
</text:h>
      <text:p text:style-name="P4">
作者: liveuamap (Language: en)</text:p>
      <text:p text:style-name="P4">
时间: 2023-05-23T13:17:00</text:p>
      <text:p text:style-name="P4">
地点: Kherson (Latitude:46.65575 Longtitude:32.61742)</text:p>
      <text:p text:style-name="P4">
视频: []</text:p>
      <text:p text:style-name="P4">
图片: []</text:p>
      <text:p text:style-name="P4">
标签: ["Europe", "Central and Eastern Europe"]</text:p>
      <text:p text:style-name="P4">
Id: 22564911</text:p>
      <!--METADATA-->
      <text:p text:style-name="P4">
赫尔森，赫森地区(19:15). Red Alert: aerial threat. Sirens sounding.Take cover now!</text:p>
      <text:p text:style-name="P4">
News Collection Link: <text:a xlink:type="simple" xlink:href="https://liveuamap.com/en/2023/23-may-kherson-khersonska-oblast1915-red-alerg" text:style-name="Internet_20_link" text:visited-style-name="Visited_20_Internet_20_Link">
https://liveuamap.com/en/2023/23-may-kherson-khersonska-oblast1915-red-alerg</text:a>
</text:p>
      <text:p text:style-name="P4">
News Source: <text:a xlink:type="simple" xlink:href="https://t.me/air_alert_ua/46378" text:style-name="Internet_20_link" text:visited-style-name="Visited_20_Internet_20_Link">
https://t.me/air_alert_ua/46378</text:a>
</text:p>
      <!--NEWS-->
      <text:h text:style-name="P10" text:outline-level="1">
<text:span text:style-name="T4">
Zaporizka Oblast（19:18）。 红色警报：空中威胁。 警笛声。 立即掩盖！</text:span>
</text:h>
      <text:p text:style-name="P4">
作者: liveuamap (Language: en)</text:p>
      <text:p text:style-name="P4">
时间: 2023-05-23T13:20:00</text:p>
      <text:p text:style-name="P4">
地点: Zaporizka Oblast (Latitude:47.610801 Longtitude:35.764211)</text:p>
      <text:p text:style-name="P4">
视频: []</text:p>
      <text:p text:style-name="P4">
图片: []</text:p>
      <text:p text:style-name="P4">
标签: ["Europe", "Central and Eastern Europe"]</text:p>
      <text:p text:style-name="P4">
Id: 22564912</text:p>
      <!--METADATA-->
      <text:p text:style-name="P4">
Zaporizhzhia地区(19:18). Red Alert: aerial threat. Sirens sounding. Take covernow!</text:p>
      <text:p text:style-name="P4">
News Collection Link: <text:a xlink:type="simple" xlink:href="https://liveuamap.com/en/2023/23-may-zaporizka-oblast1918-red-alert-aerial-g" text:style-name="Internet_20_link" text:visited-style-name="Visited_20_Internet_20_Link">
https://liveuamap.com/en/2023/23-may-zaporizka-oblast1918-red-alert-aerial-g</text:a>
</text:p>
      <text:p text:style-name="P4">
News Source: <text:a xlink:type="simple" xlink:href="https://t.me/air_alert_ua/46379" text:style-name="Internet_20_link" text:visited-style-name="Visited_20_Internet_20_Link">
https://t.me/air_alert_ua/46379</text:a>
</text:p>
      <!--NEWS-->
      <text:h text:style-name="P10" text:outline-level="1">
<text:span text:style-name="T4">
Chernihivska Oblast（22:42）。 红色警报：空中威胁。 警笛声。 立即掩盖！</text:span>
</text:h>
      <text:p text:style-name="P4">
作者: liveuamap (Language: en)</text:p>
      <text:p text:style-name="P4">
时间: 2023-05-23T16:43:00</text:p>
      <text:p text:style-name="P4">
地点: Chernihivska Oblast (Latitude:51.33333000 Longtitude:32.00000000)</text:p>
      <text:p text:style-name="P4">
视频: []</text:p>
      <text:p text:style-name="P4">
图片: []</text:p>
      <text:p text:style-name="P4">
标签: ["Europe", "Central and Eastern Europe"]</text:p>
      <text:p text:style-name="P4">
Id: 22564917</text:p>
      <!--METADATA-->
      <text:p text:style-name="P4">
切尔尼希夫地区(22:42). Red Alert: aerial threat. Sirens sounding. Takecover now!</text:p>
      <text:p text:style-name="P4">
News Collection Link: <text:a xlink:type="simple" xlink:href="https://liveuamap.com/en/2023/23-may-chernihivska-oblast2242-red-alert-aerig" text:style-name="Internet_20_link" text:visited-style-name="Visited_20_Internet_20_Link">
https://liveuamap.com/en/2023/23-may-chernihivska-oblast2242-red-alert-aerig</text:a>
</text:p>
      <text:p text:style-name="P4">
News Source: <text:a xlink:type="simple" xlink:href="https://t.me/air_alert_ua/46384" text:style-name="Internet_20_link" text:visited-style-name="Visited_20_Internet_20_Link">
https://t.me/air_alert_ua/46384</text:a>
</text:p>
      <!--NEWS-->
      <text:h text:style-name="P10" text:outline-level="1">
<text:span text:style-name="T4">
Sumska Oblast（22:43）。 红色警报：空中威胁。 警笛声。 立即掩盖！</text:span>
</text:h>
      <text:p text:style-name="P4">
作者: liveuamap (Language: en)</text:p>
      <text:p text:style-name="P4">
时间: 2023-05-23T16:46:00</text:p>
      <text:p text:style-name="P4">
地点: Sumska Oblast (Latitude:51.00035 Longtitude:34.00084)</text:p>
      <text:p text:style-name="P4">
视频: []</text:p>
      <text:p text:style-name="P4">
图片: []</text:p>
      <text:p text:style-name="P4">
标签: ["Europe", "Central and Eastern Europe"]</text:p>
      <text:p text:style-name="P4">
Id: 22564918</text:p>
      <!--METADATA-->
      <text:p text:style-name="P4">
Sumy地区(22:43). Red Alert: aerial threat. Sirens sounding. Take covernow!</text:p>
      <text:p text:style-name="P4">
News Collection Link: <text:a xlink:type="simple" xlink:href="https://liveuamap.com/en/2023/23-may-sumska-oblast2243-red-alert-aerial-thrg" text:style-name="Internet_20_link" text:visited-style-name="Visited_20_Internet_20_Link">
https://liveuamap.com/en/2023/23-may-sumska-oblast2243-red-alert-aerial-thrg</text:a>
</text:p>
      <text:p text:style-name="P4">
News Source: <text:a xlink:type="simple" xlink:href="https://t.me/air_alert_ua/46385" text:style-name="Internet_20_link" text:visited-style-name="Visited_20_Internet_20_Link">
https://t.me/air_alert_ua/46385</text:a>
</text:p>
      <!--NEWS-->
      <text:h text:style-name="P10" text:outline-level="1">
<text:span text:style-name="T4">
Poltavska Oblast（23:17）。 红色警报：空中威胁。 警笛声。 立即掩盖！</text:span>
</text:h>
      <text:p text:style-name="P4">
作者: liveuamap (Language: en)</text:p>
      <text:p text:style-name="P4">
时间: 2023-05-23T17:18:00</text:p>
      <text:p text:style-name="P4">
地点: Poltavska Oblast (Latitude:49.47705000 Longtitude:33.81866000)</text:p>
      <text:p text:style-name="P4">
视频: []</text:p>
      <text:p text:style-name="P4">
图片: []</text:p>
      <text:p text:style-name="P4">
标签: ["Europe", "Central and Eastern Europe"]</text:p>
      <text:p text:style-name="P4">
Id: 22564919</text:p>
      <!--METADATA-->
      <text:p text:style-name="P4">
poltava(23:17). Red Alert: aerial threat. Sirens sounding. Take covernow!</text:p>
      <text:p text:style-name="P4">
News Collection Link: <text:a xlink:type="simple" xlink:href="https://liveuamap.com/en/2023/23-may-poltavska-oblast2317-red-alert-aerial-g" text:style-name="Internet_20_link" text:visited-style-name="Visited_20_Internet_20_Link">
https://liveuamap.com/en/2023/23-may-poltavska-oblast2317-red-alert-aerial-g</text:a>
</text:p>
      <text:p text:style-name="P4">
News Source: <text:a xlink:type="simple" xlink:href="https://t.me/air_alert_ua/46386" text:style-name="Internet_20_link" text:visited-style-name="Visited_20_Internet_20_Link">
https://t.me/air_alert_ua/46386</text:a>
</text:p>
      <!--NEWS-->
      <text:h text:style-name="P10" text:outline-level="1">
<text:span text:style-name="T4">
Dnipro，Dnipropetrovska Oblast（00:23）。 红色警报：空中威胁。 警笛声。 掩护...</text:span>
</text:h>
      <text:p text:style-name="P4">
作者: liveuamap (Language: en)</text:p>
      <text:p text:style-name="P4">
时间: 2023-05-23T18:24:00</text:p>
      <text:p text:style-name="P4">
地点: Dnipro (Latitude:48.45930000 Longtitude:35.03865000)</text:p>
      <text:p text:style-name="P4">
视频: []</text:p>
      <text:p text:style-name="P4">
图片: []</text:p>
      <text:p text:style-name="P4">
标签: ["Europe", "Central and Eastern Europe"]</text:p>
      <text:p text:style-name="P4">
Id: 22564920</text:p>
      <!--METADATA-->
      <text:p text:style-name="P4">
dnipro，dnipropetrovsk区域(00:23). Red Alert: aerial threat. Sirenssounding. Take cover now!</text:p>
      <text:p text:style-name="P4">
News Collection Link: <text:a xlink:type="simple" xlink:href="https://liveuamap.com/en/2023/23-may-dnipro-dnipropetrovska-oblast0023-red-g" text:style-name="Internet_20_link" text:visited-style-name="Visited_20_Internet_20_Link">
https://liveuamap.com/en/2023/23-may-dnipro-dnipropetrovska-oblast0023-red-g</text:a>
</text:p>
      <text:p text:style-name="P4">
News Source: <text:a xlink:type="simple" xlink:href="https://t.me/air_alert_ua/46387" text:style-name="Internet_20_link" text:visited-style-name="Visited_20_Internet_20_Link">
https://t.me/air_alert_ua/46387</text:a>
</text:p>
      <!--NEWS-->
      <text:h text:style-name="P10" text:outline-level="1">
<text:span text:style-name="T4">
Kharkiv，Kharkivska Oblast（00:38）。 红色警报：空中威胁。 警笛声。 立即掩盖！</text:span>
</text:h>
      <text:p text:style-name="P4">
作者: liveuamap (Language: en)</text:p>
      <text:p text:style-name="P4">
时间: 2023-05-23T18:39:00</text:p>
      <text:p text:style-name="P4">
地点: Kharkiv (Latitude:49.98081000 Longtitude:36.25272000)</text:p>
      <text:p text:style-name="P4">
视频: []</text:p>
      <text:p text:style-name="P4">
图片: []</text:p>
      <text:p text:style-name="P4">
标签: ["Europe", "Central and Eastern Europe"]</text:p>
      <text:p text:style-name="P4">
Id: 22564921</text:p>
      <!--METADATA-->
      <text:p text:style-name="P4">
哈尔基夫(Kharkiv)，哈尔基夫地区(00:38). Red Alert: aerial threat. Sirens sounding.Take cover now!</text:p>
      <text:p text:style-name="P4">
News Collection Link: <text:a xlink:type="simple" xlink:href="https://liveuamap.com/en/2023/23-may-kharkiv-kharkivska-oblast0038-red-alerg" text:style-name="Internet_20_link" text:visited-style-name="Visited_20_Internet_20_Link">
https://liveuamap.com/en/2023/23-may-kharkiv-kharkivska-oblast0038-red-alerg</text:a>
</text:p>
      <text:p text:style-name="P4">
News Source: <text:a xlink:type="simple" xlink:href="https://t.me/air_alert_ua/46388" text:style-name="Internet_20_link" text:visited-style-name="Visited_20_Internet_20_Link">
https://t.me/air_alert_ua/46388</text:a>
</text:p>
      <!--NEWS-->
      <text:h text:style-name="P10" text:outline-level="1">
<text:span text:style-name="T4">
敌人有力地感觉到乌克兰海军陆战队的力量 - 沃迪米尔·泽伦斯基</text:span>
</text:h>
      <text:p text:style-name="P4">
作者: ['АРМІЯINFORM']</text:p>
      <text:p text:style-name="P4">
时间: 2023-05-23T33:00:00-04:00</text:p>
      <text:p text:style-name="P4">
描述: 克洛克索·派克特（Klokso Pikhoty）的日子 - 霍克霍蒂（Khokhoti）的圣洁行业...与乌克兰2022年的战争，与乌克兰的最新新闻，今天与乌克兰的新闻，乌克兰2022年上次与乌克兰进行战争，乌克兰和俄罗斯之间以及俄罗斯之间的战争是否会发生。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5/a666e145-4f78-4cb1-a2e4-3abcf00703e7.jpg" text:style-name="Internet_20_link" text:visited-style-name="Visited_20_Internet_20_Link">
a666e145-4f78-4cb1-a2e4-3abcf00703e7.jpg</text:a>
', '<text:a xlink:type="simple" xlink:href="https://armyinform.com.ua/wp-content/uploads/2023/05/2370b99c-eab8-45cb-9dec-5837fce4a2db-150x150.jpg" text:style-name="Internet_20_link" text:visited-style-name="Visited_20_Internet_20_Link">
2370b99c-eab8-45cb-9dec-5837fce4a2db-150x150.jpg</text:a>
', '<text:a xlink:type="simple" xlink:href="https://armyinform.com.ua/wp-content/uploads/2023/05/3dce650e-5783-49d4-ac89-8e196e319ac2-150x150.jpg" text:style-name="Internet_20_link" text:visited-style-name="Visited_20_Internet_20_Link">
3dce650e-5783-49d4-ac89-8e196e319ac2-150x150.jpg</text:a>
', '<text:a xlink:type="simple" xlink:href="https://armyinform.com.ua/wp-content/uploads/2023/05/8ffb3c8e-bc6f-4583-857b-c032844aaf26-150x150.jpg" text:style-name="Internet_20_link" text:visited-style-name="Visited_20_Internet_20_Link">
8ffb3c8e-bc6f-4583-857b-c032844aaf26-150x150.jpg</text:a>
', '<text:a xlink:type="simple" xlink:href="https://armyinform.com.ua/wp-content/uploads/2023/05/96328c51-7ece-4003-a1ab-7de1ed3e9728-150x150.jpg" text:style-name="Internet_20_link" text:visited-style-name="Visited_20_Internet_20_Link">
96328c51-7ece-4003-a1ab-7de1ed3e9728-150x150.jpg</text:a>
', '<text:a xlink:type="simple" xlink:href="https://armyinform.com.ua/wp-content/uploads/2023/05/9a61d563-dee3-40b1-ae85-3ebc24a8210e-150x150.jpg" text:style-name="Internet_20_link" text:visited-style-name="Visited_20_Internet_20_Link">
9a61d563-dee3-40b1-ae85-3ebc24a8210e-150x150.jpg</text:a>
']</text:p>
      <text:p text:style-name="P4">
标签: ['ВОЛОДИМИР ЗЕЛЕНСЬКИЙ', 'ДЕНЬ МОРСЬКОЇ ПІХОТИ УКРАЇНИ']</text:p>
      <text:p text:style-name="P4">
类别: News</text:p>
      <!--METADATA-->
      <text:p text:style-name="P4">
<draw:frame draw:style-name="fr1" draw:name="Image2" text:anchor-type="as-char" svg:width="6.9236in" svg:height="4.608521in" draw:z-index="0">
<draw:image xlink:href="../Images/AРМІЯINFORM/2023-05-23T33-00-00-04-00/a666e145-4f78-4cb1-a2e4-3abcf00703e7.jpg" xlink:type="simple" xlink:show="embed" xlink:actuate="onLoad" draw:mime-type="image/jpeg"/>
</draw:frame>
海军陆战队日是海军陆战队军事人员的职业假期和乌克兰武装部队的海军，每年在第23届庆祝活动。</text:p>
      <text:p text:style-name="P4">
在假期之际，乌克兰沃迪米尔Zelenskyy总统<text:a xlink:type="simple" xlink:href="https://t.me/V_Zelenskiy_official/6319" text:style-name="Internet_20_link" text:visited-style-name="Visited_20_Internet_20_Link">
注明</text:a>
：</text:p>
      <text:p text:style-name="P4">
乌克兰海军陆战队为在海洋和空中采取行动做好准备，完全执行复杂的任务。 有动力，坚强，勇敢。 敌人感觉到我们战士的力量。 感谢您击败您的祖国!</text:p>
      <text:p text:style-name="P4">
我们将永远记住为我们国家未来献出生命的英雄。</text:p>
      <text:p text:style-name="P4">
荣耀与乌克兰海军陆战队!”</text:p>
      <text:p text:style-name="P4">
荣耀乌克兰!</text:p>
      <text:p text:style-name="P4">
<text:a xlink:type="simple" xlink:href="https://armyinform.com.ua/wp-content/uploads/2023/05/2370b99c-eab8-45cb-9dec-5837fce4a2db.jpg" text:style-name="Internet_20_link" text:visited-style-name="Visited_20_Internet_20_Link">
!(Images/AРМІЯINFORM/2023-05-23T33-00-00-04-00/2370b99c-eab8-45cb-9dec-5837fce4a2db-150x150.jpg)</text:a>
</text:p>
      <text:p text:style-name="P4">
<text:a xlink:type="simple" xlink:href="https://armyinform.com.ua/wp-content/uploads/2023/05/3dce650e-5783-49d4-ac89-8e196e319ac2.jpg" text:style-name="Internet_20_link" text:visited-style-name="Visited_20_Internet_20_Link">
<draw:frame draw:style-name="fr1" draw:name="Image3" text:anchor-type="as-char" svg:width="6.9236in" svg:height="6.9236in" draw:z-index="0">
<draw:image xlink:href="../Images/AРМІЯINFORM/2023-05-23T33-00-00-04-00/3dce650e-5783-49d4-ac89-8e196e319ac2-150x150.jpg" xlink:type="simple" xlink:show="embed" xlink:actuate="onLoad" draw:mime-type="image/jpeg"/>
</draw:frame>
</text:a>
</text:p>
      <text:p text:style-name="P4">
<text:a xlink:type="simple" xlink:href="https://armyinform.com.ua/wp-content/uploads/2023/05/8ffb3c8e-bc6f-4583-857b-c032844aaf26.jpg" text:style-name="Internet_20_link" text:visited-style-name="Visited_20_Internet_20_Link">
<draw:frame draw:style-name="fr1" draw:name="Image4" text:anchor-type="as-char" svg:width="6.9236in" svg:height="6.9236in" draw:z-index="0">
<draw:image xlink:href="../Images/AРМІЯINFORM/2023-05-23T33-00-00-04-00/8ffb3c8e-bc6f-4583-857b-c032844aaf26-150x150.jpg" xlink:type="simple" xlink:show="embed" xlink:actuate="onLoad" draw:mime-type="image/jpeg"/>
</draw:frame>
</text:a>
</text:p>
      <text:p text:style-name="P4">
<text:a xlink:type="simple" xlink:href="https://armyinform.com.ua/wp-content/uploads/2023/05/96328c51-7ece-4003-a1ab-7de1ed3e9728.jpg" text:style-name="Internet_20_link" text:visited-style-name="Visited_20_Internet_20_Link">
<draw:frame draw:style-name="fr1" draw:name="Image5" text:anchor-type="as-char" svg:width="6.9236in" svg:height="6.9236in" draw:z-index="0">
<draw:image xlink:href="../Images/AРМІЯINFORM/2023-05-23T33-00-00-04-00/96328c51-7ece-4003-a1ab-7de1ed3e9728-150x150.jpg" xlink:type="simple" xlink:show="embed" xlink:actuate="onLoad" draw:mime-type="image/jpeg"/>
</draw:frame>
</text:a>
</text:p>
      <text:p text:style-name="P4">
<text:a xlink:type="simple" xlink:href="https://armyinform.com.ua/wp-content/uploads/2023/05/9a61d563-dee3-40b1-ae85-3ebc24a8210e.jpg" text:style-name="Internet_20_link" text:visited-style-name="Visited_20_Internet_20_Link">
<draw:frame draw:style-name="fr1" draw:name="Image6" text:anchor-type="as-char" svg:width="6.9236in" svg:height="6.9236in" draw:z-index="0">
<draw:image xlink:href="../Images/AРМІЯINFORM/2023-05-23T33-00-00-04-00/9a61d563-dee3-40b1-ae85-3ebc24a8210e-150x150.jpg" xlink:type="simple" xlink:show="embed" xlink:actuate="onLoad" draw:mime-type="image/jpeg"/>
</draw:frame>
</text:a>
</text:p>
      <text:p text:style-name="P4">
News Source: <text:a xlink:type="simple" xlink:href="https://armyinform.com.ua/2023/05/23/vorog-potuzhno-vidchuvaye-micz-ukrayinskyh-morskyh-pihotyncziv-volodymyr-zelenskyj/" text:style-name="Internet_20_link" text:visited-style-name="Visited_20_Internet_20_Link">
https://armyinform.com.ua/2023/05/23/vorog-potuzhno-vidchuvaye-micz-ukrayinskyh-morskyh-pihotyncziv-volodymyr-zelenskyj/</text:a>
</text:p>
      <!--NEWS-->
      <text:h text:style-name="P10" text:outline-level="1">
<text:span text:style-name="T4">
政府已批准选择和探索战俘的生物材料的程序</text:span>
</text:h>
      <text:p text:style-name="P4">
作者: ['АРМІЯINFORM']</text:p>
      <text:p text:style-name="P4">
时间: 2023-05-23T34:00:00-04:00</text:p>
      <text:p text:style-name="P4">
描述: Kabisnet Min Striv，硬化“ Visbor的秩序，针对分子遗传学...与乌克兰2022年的战争，与乌克兰与乌克兰的最新新闻，今天与乌克兰的新闻进行战争，今天与乌克兰的新闻战争最后一次，将在乌克兰和俄罗斯之间以及俄罗斯和俄罗斯之间发生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19/10/uryad-1-e1638886488113.jpg" text:style-name="Internet_20_link" text:visited-style-name="Visited_20_Internet_20_Link">
uryad-1-e1638886488113.jpg</text:a>
']</text:p>
      <text:p text:style-name="P4">
标签: ['STOPRUSSIA', 'АГРЕСІЯ РФ', 'ВТОРГНЕННЯ РФ', 'ГЕНОМНА ІНФОРМАЦІЯ', 'КАБІНЕТ МІНІСТРІВ УКРАЇНИ', 'РОСІЙСЬКІ ВІЙСЬКОВОПОЛОНЕНІ']</text:p>
      <text:p text:style-name="P4">
类别: News</text:p>
      <!--METADATA-->
      <text:p text:style-name="P4">
<draw:frame draw:style-name="fr1" draw:name="Image7" text:anchor-type="as-char" svg:width="6.9236in" svg:height="3.964969in" draw:z-index="0">
<draw:image xlink:href="../Images/AРМІЯINFORM/2023-05-23T34-00-00-04-00/uryad-1-e1638886488113.jpg" xlink:type="simple" xlink:show="embed" xlink:actuate="onLoad" draw:mime-type="image/jpeg"/>
</draw:frame>
部长的内阁批准了“选择顺序，转介到分子遗传检查(研究)俄罗斯的生物材料 - 用于建立基因组信息及其存储。”</text:p>
      <text:p text:style-name="P4">
这在政府决议[第508号]中指出。(https://www.kmu.gov.ua/npas/pro-zatverdzhennia-poriadku-vidboru-napravlennia-na-molekuliarno-henetychnu-ekspertyzu-s508-190523)如<text:a xlink:type="simple" xlink:href="https://minjust.gov.ua/news/ministry/zatverdjeno-poryadok-vidboru-ta-doslidjennya-biologichnogo-materialu-viyskovopolonenih" text:style-name="Internet_20_link" text:visited-style-name="Visited_20_Internet_20_Link">
注释</text:a>
乌克兰司法副部长埃琳娜·维索斯卡(Elena Vysotska)，“战俘基因组信息的州注册将有助于建立与与军事侵略有关的犯罪有关的行动搜索法案期间犯有刑事罪行的人俄罗斯联邦。”</text:p>
      <text:p text:style-name="P4">
批准的程序将调节选择生物材料的选择问题，将其引用于髋关节的分子遗传学研究。</text:p>
      <text:p text:style-name="P4">
因此，选择生物学材料泛滥以建立其基因组信息的问题受顺序调节，这将通过这种选择，即定时研究来确定。 该顺序还包含有关生物材料储存条件和条款的一般位置。</text:p>
      <text:p text:style-name="P4">
值得注意的是，来自法医检查，司法和医疗机构，卫生保健机构以及国防部，内政部，SBU，国家边境服务，国家边境服务部，国家边境服务部的医学和专业的研究机构的专家Tanatzgarty的警察可能参与了战俘中的生物材料的选择。</text:p>
      <text:p text:style-name="P4">
News Source: <text:a xlink:type="simple" xlink:href="https://armyinform.com.ua/2023/05/23/uryad-zatverdyv-poryadok-vidboru-ta-doslidzhennya-biologichnogo-materialu-vijskovopolonenyh/" text:style-name="Internet_20_link" text:visited-style-name="Visited_20_Internet_20_Link">
https://armyinform.com.ua/2023/05/23/uryad-zatverdyv-poryadok-vidboru-ta-doslidzhennya-biologichnogo-materialu-vijskovopolonenyh/</text:a>
</text:p>
      <!--NEWS-->
      <text:h text:style-name="P10" text:outline-level="1">
<text:span text:style-name="T4">
斯洛维亚人失踪人员的专员与搜索引擎举行了出口会议</text:span>
</text:h>
      <text:p text:style-name="P4">
作者: ['АРМІЯINFORM']</text:p>
      <text:p text:style-name="P4">
时间: 2023-05-23T35:00:00-04:00</text:p>
      <text:p text:style-name="P4">
描述: Zi Tsilich Undind Oleg Kotenko Proviv Vidn Naradu Zhukovmi的拘留日...与乌克兰2022年的战争，与乌克兰的最新消息，今天与乌克兰的新闻，今天与乌克兰2022年的新闻，今天，乌克兰和俄罗斯之间的战争以及何时，乌克兰和俄罗斯之间的战争将会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e7c69535-0a25-4e74-a5ac-fdfd963f0f2d.jpg" text:style-name="Internet_20_link" text:visited-style-name="Visited_20_Internet_20_Link">
e7c69535-0a25-4e74-a5ac-fdfd963f0f2d.jpg</text:a>
']</text:p>
      <text:p text:style-name="P4">
标签: ['МІНРЕІНТЕГРАЦІЇ', 'ОЛЕГ КОТЕНКО', 'ПОШУК ЗНИКЛИХ БЕЗВІСТИ', 'УПОВНОВАЖЕНИЙ ЗІ ЗНИКЛИХ БЕЗВІСТИ']</text:p>
      <text:p text:style-name="P4">
类别: News</text:p>
      <!--METADATA-->
      <text:p text:style-name="P4">
<draw:frame draw:style-name="fr1" draw:name="Image8" text:anchor-type="as-char" svg:width="6.9236in" svg:height="4.682085in" draw:z-index="0">
<draw:image xlink:href="../Images/AРМІЯINFORM/2023-05-23T35-00-00-04-00/e7c69535-0a25-4e74-a5ac-fdfd963f0f2d.jpg" xlink:type="simple" xlink:show="embed" xlink:actuate="onLoad" draw:mime-type="image/jpeg"/>
</draw:frame>
前几天，失踪的失踪人员Oleg Kotenko与搜索小组举行了出站会议。 会议在斯拉夫举行。 顿涅茨克地区康斯坦丁·切尼科夫(Konstantin Chernikov)也参加了该地区代表。</text:p>
      <text:p text:style-name="P4">
关于它<text:a xlink:type="simple" xlink:href="https://t.me/minre_ua/3389" text:style-name="Internet_20_link" text:visited-style-name="Visited_20_Internet_20_Link">
报告</text:a>
乌克兰在电报中暂时占领领土的重新融入部。</text:p>
      <text:p text:style-name="P4">
目前，搜索正在探索顿涅茨克，卢甘斯克和哈尔基夫地区的解放系统中的葬礼。 以前，将施加死者身体的刺激应用于互动图。 CESSA更有效地搜索。</text:p>
      <text:p text:style-name="P4">
在领土的占领之后，他们立即与SES和国家警察一起工作了众所周知的地点。 仅在上个月才<text:a xlink:type="simple" xlink:href="https://armyinform.com.ua/2023/05/23/za-ostannij-misyacz-poshukovczyam-vdalosya-znajty-50-til-znyklyh-bezvisty-ukrayincziv-oleg-kotenko/" text:style-name="Internet_20_link" text:visited-style-name="Visited_20_Internet_20_Link">
筹集</text:a>
尸体50死亡。</text:p>
      <text:p text:style-name="P4">
News Source: <text:a xlink:type="simple" xlink:href="https://armyinform.com.ua/2023/05/23/upovnovazhenyj-zi-znyklyh-bezvisty-u-slov%ca%bcyansku-proviv-vyyiznu-naradu-z-poshukovczyamy/" text:style-name="Internet_20_link" text:visited-style-name="Visited_20_Internet_20_Link">
https://armyinform.com.ua/2023/05/23/upovnovazhenyj-zi-znyklyh-bezvisty-u-slov%ca%bcyansku-proviv-vyyiznu-naradu-z-poshukovczyamy/</text:a>
</text:p>
      <!--NEWS-->
      <text:h text:style-name="P10" text:outline-level="1">
<text:span text:style-name="T4">
5月23日 - 乌克兰海军陆战队日！</text:span>
</text:h>
      <text:p text:style-name="P4">
作者: ['АРМІЯINFORM']</text:p>
      <text:p text:style-name="P4">
时间: 2023-05-23T36:00:00-04:00</text:p>
      <text:p text:style-name="P4">
描述: Schakhota nms ZsuєPotuzhnoye，带有Nashogo Vissyca的电线。 对于Vizhiet的岩石...与乌克兰2022年的战争，与乌克兰的最新消息，今天与乌克兰的新闻战争，2022年的新闻战争，今天将在乌克兰和俄罗斯之间发动战争，当2022年与乌克兰的战争将在是否会有吗，是否会有是否会有，无论是否会有，是否会在不久的将来与乌克兰进行战争，这是与乌克兰的战争，今天的乌克兰新闻，乌克兰的新闻，乌克兰媒体在俄罗斯的乌克兰媒体</text:p>
      <text:p text:style-name="P4">
图片: ['<text:a xlink:type="simple" xlink:href="https://armyinform.com.ua/wp-content/uploads/2023/05/den-morskoyi-pihoty-ukrayiny-ia-5.jpg" text:style-name="Internet_20_link" text:visited-style-name="Visited_20_Internet_20_Link">
den-morskoyi-pihoty-ukrayiny-ia-5.jpg</text:a>
']</text:p>
      <text:p text:style-name="P4">
标签: ['МОРСЬКА ПІХОТА']</text:p>
      <text:p text:style-name="P4">
类别: News</text:p>
      <!--METADATA-->
      <text:p text:style-name="P4">
<draw:frame draw:style-name="fr1" draw:name="Image9" text:anchor-type="as-char" svg:width="6.9236in" svg:height="3.894525in" draw:z-index="0">
<draw:image xlink:href="../Images/AРМІЯINFORM/2023-05-23T36-00-00-04-00/den-morskoyi-pihoty-ukrayiny-ia-5.jpg" xlink:type="simple" xlink:show="embed" xlink:actuate="onLoad" draw:mime-type="image/jpeg"/>
</draw:frame>
武装部队海军的海军陆战队是我们军队的强大组成部分。 在反对轻率主义者的解放的几年中，海军陆战队反复证明，更复杂的情况是动机的士兵能够打破事件的进展并赢得敌人的胜利。 即使敌人占上风。</text:p>
      <text:p text:style-name="P4">
在这场漫长的战争中，海军的武装部队海军将展示精神的力量和每天为我们独立宣誓的忠诚。</text:p>
      <text:p text:style-name="P4">
非常感谢您对乌克兰人民的敬业服务!</text:p>
      <text:p text:style-name="P4">
荣耀英雄!</text:p>
      <text:p text:style-name="P4">
News Source: <text:a xlink:type="simple" xlink:href="https://armyinform.com.ua/2023/05/23/23-travnya-den-morskoyi-pihoty-ukrayiny-2/" text:style-name="Internet_20_link" text:visited-style-name="Visited_20_Internet_20_Link">
https://armyinform.com.ua/2023/05/23/23-travnya-den-morskoyi-pihoty-ukrayiny-2/</text:a>
</text:p>
      <!--NEWS-->
      <text:h text:style-name="P10" text:outline-level="1">
<text:span text:style-name="T4">
将F-16战斗机转移到乌克兰，乌克兰飞行员的准备是美国国家部门的优先事项</text:span>
</text:h>
      <text:p text:style-name="P4">
作者: ['АРМІЯINFORM']</text:p>
      <text:p text:style-name="P4">
时间: 2023-05-23T37:00:00-04:00</text:p>
      <text:p text:style-name="P4">
描述: 乌克兰Vinishchyvyv F-16 Nazrai的传播是美国的。 关于Pid Hour ...与乌克兰2022的战争，与乌克兰的战争是今天的最新消息，与乌克兰2022的新闻战是今天的最后一场新闻，乌克兰和俄罗斯之间以及与俄罗斯之间的战争以及与与俄罗斯之间的战争乌克兰在2022年将是不存在的，是否会有，是否会有，是否会有，是否会在不久的将来与乌克兰进行战争，这是与乌克兰的战争，今天的乌克兰新闻，乌克兰媒体的乌克兰新闻，在乌克兰媒体上俄语</text:p>
      <text:p text:style-name="P4">
图片: ['<text:a xlink:type="simple" xlink:href="https://armyinform.com.ua/wp-content/uploads/2023/05/f-16.jpg" text:style-name="Internet_20_link" text:visited-style-name="Visited_20_Internet_20_Link">
f-16.jpg</text:a>
']</text:p>
      <text:p text:style-name="P4">
标签: ['F-16', 'ДЕРЖДЕП США', 'ДОПОМОГА ПАРТНЕРІВ', 'НАВЧАННЯ ВІЙСЬКОВИХ', 'СВІТ ПІДТРИМУЄ УКРАЇНУ']</text:p>
      <text:p text:style-name="P4">
类别: News</text:p>
      <!--METADATA-->
      <text:p text:style-name="P4">
<draw:frame draw:style-name="fr1" draw:name="Image10" text:anchor-type="as-char" svg:width="6.9236in" svg:height="3.894525in" draw:z-index="0">
<draw:image xlink:href="../Images/AРМІЯINFORM/2023-05-23T37-00-00-04-00/f-16.jpg" xlink:type="simple" xlink:show="embed" xlink:actuate="onLoad" draw:mime-type="image/jpeg"/>
</draw:frame>
目前，F-16战斗机的转移是美国的优先事项。</text:p>
      <text:p text:style-name="P4">
在简报中<text:a xlink:type="simple" xlink:href="https://www.state.gov/briefings/department-press-briefing-may-22-2023/" text:style-name="Internet_20_link" text:visited-style-name="Visited_20_Internet_20_Link">
陈述</text:a>
美国部门先驱者马修·米勒(Matthew Miller)。</text:p>
      <text:p text:style-name="P4">
“在授予乌克兰F-16时，总统_(美国乔·拜登(Joe Biden) -  ed。)_很明显，我们将开始教乌克兰军事飞行员F-16，我们将与我们的盟友和合作伙伴一起提供F-16乌克兰，” Matthew Miller说。</text:p>
      <text:p text:style-name="P4">
他还补充说，目前尚无有关如何转移飞机或将到达哪些国家到达的报告。 但是，该项目的实现将“在未来几个月”开始。</text:p>
      <text:p text:style-name="P4">
此前，美国总统乔·拜登<text:a xlink:type="simple" xlink:href="https://armyinform.com.ua/2023/05/21/amerykanski-vijskovi-pochnut-trenuvaty-ukrayinskyh-pilotiv-dlya-f-16-dzho-bajden/" text:style-name="Internet_20_link" text:visited-style-name="Visited_20_Internet_20_Link">
宣布</text:a>
非美国军队将开始训练乌克兰飞行员为F-16训练。</text:p>
      <text:p text:style-name="P4">
News Source: <text:a xlink:type="simple" xlink:href="https://armyinform.com.ua/2023/05/23/peredacha-vynyshhuvachiv-f-16-ukrayini-ta-pidgotovka-ukrayinskyh-pilotiv-ye-priorytetom-dlya-ssha-derzhdep/" text:style-name="Internet_20_link" text:visited-style-name="Visited_20_Internet_20_Link">
https://armyinform.com.ua/2023/05/23/peredacha-vynyshhuvachiv-f-16-ukrayini-ta-pidgotovka-ukrayinskyh-pilotiv-ye-priorytetom-dlya-ssha-derzhdep/</text:a>
</text:p>
      <!--NEWS-->
      <text:h text:style-name="P10" text:outline-level="1">
<text:span text:style-name="T4">
通过参与谅解备忘录代表的参与，介绍了领土的拆除</text:span>
</text:h>
      <text:p text:style-name="P4">
作者: ['АРМІЯINFORM']</text:p>
      <text:p text:style-name="P4">
时间: 2023-05-23T38:00:00-04:00</text:p>
      <text:p text:style-name="P4">
描述: https://www.youtube.com/watch?v=po9kui5mmk5e与军事媒体中心一起进行简报...与乌克兰2022年的战争，今天与乌克兰与乌克兰战争，与乌克兰的新闻战争，今天与乌克兰2022年上次与乌克兰进行战争乌克兰以及2022年俄罗斯与乌克兰的战争将与否，在不久的将来，将与乌克兰发动战争，与乌克兰的战争，今天的乌克兰新闻，乌克兰的新闻，乌克兰媒体的俄罗斯媒体新闻</text:p>
      <text:p text:style-name="P4">
图片: []</text:p>
      <text:p text:style-name="P4">
标签: ['БРИФІНГ', 'ДЕРЖСПЕЦТРАНССЛУЖБА', 'РОЗМІНУВАННЯ']</text:p>
      <text:p text:style-name="P4">
类别: News</text:p>
      <!--METADATA-->
      <text:p text:style-name="P4">
军事媒体中心有一个简报，主题**“要求国防部州特别运输部的领土部门” 。</text:p>
      <text:p text:style-name="P4">
简报是关于：</text:p>
      <text:p text:style-name="P4">
1.通过国家支持服务部​​门将履行领土的任务履行进展； 2.考虑当前风险的经验，准备袋。</text:p>
      <text:p text:style-name="P4">
News Source: <text:a xlink:type="simple" xlink:href="https://armyinform.com.ua/2023/05/23/bryfing-shhodo-rozminuvannya-terytorij-za-uchasti-predstavnyka-derzhspecztranssluzhby-mou/" text:style-name="Internet_20_link" text:visited-style-name="Visited_20_Internet_20_Link">
https://armyinform.com.ua/2023/05/23/bryfing-shhodo-rozminuvannya-terytorij-za-uchasti-predstavnyka-derzhspecztranssluzhby-mou/</text:a>
</text:p>
      <!--NEWS-->
      <text:h text:style-name="P10" text:outline-level="1">
<text:span text:style-name="T4">
Alexei Reznikov祝贺海军陆战队的职业假期</text:span>
</text:h>
      <text:p text:style-name="P4">
作者: ['АРМІЯINFORM']</text:p>
      <text:p text:style-name="P4">
时间: 2023-05-23T39:00:00-04:00</text:p>
      <text:p text:style-name="P4">
描述: 乌克兰Oleksii Reznikov Provitav Morsky Pikhotsiv的临时防御工具...与乌克兰2022年的战争，与乌克兰的最新新闻战争，今天与乌克兰2022年的新闻战争，今天上次与乌克兰的新闻战争，乌克兰和俄罗斯之间的战争是否会发生战争他们说，乌克兰在2022年将是与乌克兰的战争</text:p>
      <text:p text:style-name="P4">
图片: ['<text:a xlink:type="simple" xlink:href="https://armyinform.com.ua/wp-content/uploads/2023/05/image_2023-05-23_10-12-26.png" text:style-name="Internet_20_link" text:visited-style-name="Visited_20_Internet_20_Link">
image_2023-05-23_10-12-26.png</text:a>
']</text:p>
      <text:p text:style-name="P4">
标签: ['ДЕНЬ МОРСЬКОЇ ПІХОТИ УКРАЇНИ', 'ОЛЕКСІЙ РЕЗНІКОВ', 'ОФІЦІЙНО']</text:p>
      <text:p text:style-name="P4">
类别: News</text:p>
      <!--METADATA-->
      <text:p text:style-name="P4">
<draw:frame draw:style-name="fr1" draw:name="Image11" text:anchor-type="as-char" svg:width="6.9236in" svg:height="2.76367in" draw:z-index="0">
<draw:image xlink:href="../Images/AРМІЯINFORM/2023-05-23T39-00-00-04-00/image_2023-05-23_10-12-26.png" xlink:type="simple" xlink:show="embed" xlink:actuate="onLoad" draw:mime-type="image/png"/>
</draw:frame>
乌克兰Oleksiy Reznikov国防部长为海军陆战队的职业假期祝贺。</text:p>
      <text:p text:style-name="P4">
向乌克兰国防部负责人的问候<text:a xlink:type="simple" xlink:href="https://www.facebook.com/reznikovoleksii/posts/pfbid0w2wVWfq5NmN6SHgvfTcT8Perm9pb3Ltwg8YiqamRCiBBG457pzvGRHPTKQ18xDwXl" text:style-name="Internet_20_link" text:visited-style-name="Visited_20_Internet_20_Link">
放置</text:a>
在Facebook。</text:p>
      <text:p text:style-name="P4">
“这三个要素的战士 - 今天的地球，水和天堂庆祝了他们的一天。 Oleksireznikov写道：“夜间恐怖的恐怖。”</text:p>
      <text:p text:style-name="P4">
他回忆说，在乌克兰海军陆战队的ATO/OOS期间，每次都在争论：他们在哪里拥有职位 - 将会有非交流。</text:p>
      <text:p text:style-name="P4">
“大规模战争的开始是在最前沿的，泰坦尼克号的勇气被表现出来，敌人很难形容敌人。 今天，他们正在从入侵者中释放乌克兰土地。 敌人应该是周到的：即使在如此艰难的时刻，我们也会形成新的步兵部队，这将不可避免地使他们更接近Cobzon音乐会。</text:p>
      <text:p text:style-name="P4">
我为乌克兰海军陆战队中的朋友有朋友而感到自豪，为他们带来楔形武器的样本而感到自豪，自豪地成为他们附近的乌克兰人。</text:p>
      <text:p text:style-name="P4">
节日快乐，休息!Semper fi!”  -  Alexei Reznikov说。</text:p>
      <text:p text:style-name="P4">
News Source: <text:a xlink:type="simple" xlink:href="https://armyinform.com.ua/2023/05/23/oleksij-reznikov-pryvitav-morskyh-pihotyncziv-z-profesijnym-svyatom/" text:style-name="Internet_20_link" text:visited-style-name="Visited_20_Internet_20_Link">
https://armyinform.com.ua/2023/05/23/oleksij-reznikov-pryvitav-morskyh-pihotyncziv-z-profesijnym-svyatom/</text:a>
</text:p>
      <!--NEWS-->
      <text:h text:style-name="P10" text:outline-level="1">
<text:span text:style-name="T4">
英雄节：故事</text:span>
</text:h>
      <text:p text:style-name="P4">
作者: ['Сергій Зятьєв']</text:p>
      <text:p text:style-name="P4">
时间: 2023-05-23T40:00:00-04:00</text:p>
      <text:p text:style-name="P4">
描述: 英雄们的日子一直是乌克兰勇士的荣誉 - 乌克兰的遗嘱，面对乌克兰的遗嘱...与乌克兰2022年的战争，与乌克兰的最新新闻，今天与乌克兰的新闻战争，今天与乌克兰的新闻战争，乌克兰和乌克兰之间的战争，乌克兰和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5/en-gero〓〓v.jpg" text:style-name="Internet_20_link" text:visited-style-name="Visited_20_Internet_20_Link">
en-gero〓〓v.jpg</text:a>
', '<text:a xlink:type="simple" xlink:href="https://armyinform.com.ua/wp-content/uploads/2023/05/general-horunzhyj-oleksa-almazov.jpg" text:style-name="Internet_20_link" text:visited-style-name="Visited_20_Internet_20_Link">
general-horunzhyj-oleksa-almazov.jpg</text:a>
', '<text:a xlink:type="simple" xlink:href="https://armyinform.com.ua/wp-content/uploads/2023/05/yevgen-konovalecz.jpg" text:style-name="Internet_20_link" text:visited-style-name="Visited_20_Internet_20_Link">
yevgen-konovalecz.jpg</text:a>
', '<text:a xlink:type="simple" xlink:href="https://armyinform.com.ua/wp-content/uploads/2023/05/roman-darmograj.jpg" text:style-name="Internet_20_link" text:visited-style-name="Visited_20_Internet_20_Link">
roman-darmograj.jpg</text:a>
', '<text:a xlink:type="simple" xlink:href="https://armyinform.com.ua/wp-content/uploads/2023/05/valerij-lyulka.jpg" text:style-name="Internet_20_link" text:visited-style-name="Visited_20_Internet_20_Link">
valerij-lyulka.jpg</text:a>
', '<text:a xlink:type="simple" xlink:href="https://armyinform.com.ua/wp-content/uploads/2023/05/rogovczeva.jpg" text:style-name="Internet_20_link" text:visited-style-name="Visited_20_Internet_20_Link">
rogovczeva.jpg</text:a>
']</text:p>
      <text:p text:style-name="P4">
标签: ['ВТОРГНЕННЯ РФ', 'ДЕНЬ ГЕРОЇВ', 'УНР', 'УПА']</text:p>
      <text:p text:style-name="P4">
类别: News</text:p>
      <!--METADATA-->
      <text:p text:style-name="P4">
<draw:frame draw:style-name="fr1" draw:name="Image12" text:anchor-type="as-char" svg:width="6.9236in" svg:height="4.592655in" draw:z-index="0">
<draw:image xlink:href="../Images/AРМІЯINFORM/2023-05-23T40-00-00-04-00/en-gero〓〓v.jpg" xlink:type="simple" xlink:show="embed" xlink:actuate="onLoad" draw:mime-type="image/jpeg"/>
</draw:frame>
<text:span text:style-name="T4">
英雄节是为了纪念乌克兰士兵而建立的 - 乌克兰遗嘱的战士，基辅鲁斯骑士团，赫特曼时代的哥萨克人，海达马克，海达马克，萨吉塔伊斯，萨吉塔伊斯，苏吉塔伊斯，工业士兵，Unrisers，Underiers，UPA。1941年4月在克拉科夫。 Zadyan时报主要由前UPA士兵，持不同政见者的其他“反索斯元素”庆祝。 当然，地下。</text:span>
</text:p>
      <text:p text:style-name="P4">
<text:span text:style-name="T4">
英雄节现在在乌克兰的战争继续时，现在正在体重减轻……他们是谁 - 不同时代的乌克兰英雄？</text:span>
</text:p>
      <text:h text:style-name="P12" text:outline-level="3">
<text:span text:style-name="T4">
<text:span text:style-name="T4">
霍尔西·奥列克萨(Hoorzhi Oleksa Diamozov)将军被授予Armuunor的最高奖项</text:span>
</text:span>
</text:h>
      <text:p text:style-name="P4">
在第一次世界大战期间，Oleksa Diomozov上校指挥了第一个Kino-Mountain师。 他以非凡的勇气为特色。 1919年，他参加了从Drazhny区到Vapnyarka的UNT军队的成功进攻，Kamianets-Podilskyi，Vinnitsa和Kiev的穷人。 他与布尔什维克(Bolsheviks)和白色卫队面前作战。</text:p>
      <text:p text:style-name="P4">
<draw:frame draw:style-name="fr1" draw:name="Image13" text:anchor-type="as-char" svg:width="6.9236in" svg:height="5.1927in" draw:z-index="0">
<draw:image xlink:href="../Images/AРМІЯINFORM/2023-05-23T40-00-00-04-00/general-horunzhyj-oleksa-almazov.jpg" xlink:type="simple" xlink:show="embed" xlink:actuate="onLoad" draw:mime-type="image/jpeg"/>
</draw:frame>
1921年3月，他被升成了一般的Hourunji Unt军队头衔。 他被授予1919  -  1920年UNR部队的冬季最高战役 - 铁十字架“为冬季徒步旅行和战斗”。</text:p>
      <text:p text:style-name="P4">
随后，当乌克兰军队不得不撤退ZBRUCH时，Oleksa Diaronda与他的士兵被拘留，并被前波兰盟友搬到了波兰的弗拉多夫特营地。</text:p>
      <text:p text:style-name="P4">
_</text:p>
      <text:p text:style-name="P4">
2018年，VMSSUKRAIN海岸防御的第406个单独的炮兵旅以Alexei Diamozov的名字命名。</text:p>
      <text:p text:style-name="P4">
_</text:p>
      <text:p text:style-name="P4">
Oleksa Diomozov于1936年12月13日去世。 2016年，以他的名字命名的街道出现在Kyiv，Kherson Talutsk。 在2018年，他的名字是由乌克兰海军海岸防御的炮兵旅管理的。</text:p>
      <text:h text:style-name="P12" text:outline-level="3">
<text:span text:style-name="T4">
<text:span text:style-name="T4">
 Yevgeny Konovaltets上校致力于与Muscovites作战</text:span>
</text:span>
</text:h>
      <text:p text:style-name="P4">
Yevgeny Konovalets于1891年6月14日出生于LVIV附近的Selyzashkiv的一个教学家庭。 在公立学校和体育馆学习后，他对利维夫大学感到惊讶。 1914年，他被废止军队动员，1915年，他被俄罗斯囚禁。1917年秋天，年轻军官前往基辅，在那里他参加了乌克兰武装部队的创建：首先是小步枪兵，步枪夫人，步枪兵，，步枪阵线，，步枪阵线，，苏克里奇人，乌克兰武装部队，乌克兰武装力Azgod和军团。</text:p>
      <text:p text:style-name="P4">
<draw:frame draw:style-name="fr1" draw:name="Image14" text:anchor-type="as-char" svg:width="6.9236in" svg:height="3.89773in" draw:z-index="0">
<draw:image xlink:href="../Images/AРМІЯINFORM/2023-05-23T40-00-00-04-00/yevgen-konovalecz.jpg" xlink:type="simple" xlink:show="embed" xlink:actuate="onLoad" draw:mime-type="image/jpeg"/>
</draw:frame>
</text:p>
      <text:p text:style-name="P4">
_</text:p>
      <text:p text:style-name="P4">
莫斯科在西蒙·佩特利拉(Simon Petliura</text:p>
      <text:p text:style-name="P4">
_</text:p>
      <text:p text:style-name="P4">
西蒙·佩特里拉(Simon Petliura)毁灭后，莫斯科在其主要敌人的耶夫根尼·科诺瓦特(Yevgeny Konovaltets)的身上看到了。 因此，莫斯科恐怖分子Pavel Sudoplatovplklav被派往上校炸药。 1938年5月23日在鹿特丹，英雄的生活被缩短了...</text:p>
      <text:h text:style-name="P12" text:outline-level="3">
<text:span text:style-name="T4">
<text:span text:style-name="T4">
罗马·达莫格里(Roman Darmogray)获得了四个小时的防御行动的乌克兰英雄头衔</text:span>
</text:span>
</text:h>
      <text:p text:style-name="P4">
在他的28年中，这位年轻而才华横溢的指挥官罗马·达莫格里(Roman Darmogray)进入了“ 30至30：未来的面孔”。 他毕业于国家陆军学院以Hetman Peter Sahaidachny的名字命名，此后一直在第72个独立的机械大队中任职。</text:p>
      <text:p text:style-name="P4">
<draw:frame draw:style-name="fr1" draw:name="Image15" text:anchor-type="as-char" svg:width="6.9236in" svg:height="5.976504in" draw:z-index="0">
<draw:image xlink:href="../Images/AРМІЯINFORM/2023-05-23T40-00-00-04-00/roman-darmograj.jpg" xlink:type="simple" xlink:show="embed" xlink:actuate="onLoad" draw:mime-type="image/jpeg"/>
</draw:frame>
在最激烈的战斗中，他为阿夫迪夫卡(Avdiivka)辩护，从大战开始，在他的领导下，该营停止了brovary对基辅的袭击。 与此同时，在2022年俄罗斯入侵乌克兰期间，他计划了基辅地区普基夫卡(Pukhivka)，罗齐·希夫卡(Rozhivka)和卡利诺夫卡布罗瓦斯基(Kalinovkabrovarsky)地区的辩护，创建了机械小旅营的有效火灾部队。</text:p>
      <text:p text:style-name="P4">
_</text:p>
      <text:p text:style-name="P4">
经过近4个小时的战斗，3月9日，17个坦克，3个BMP和多达55名敌方战斗机被摧毁</text:p>
      <text:p text:style-name="P4">
_</text:p>
      <text:p text:style-name="P4">
经过近4个小时的战斗，3月9日，17个坦克，3个BMP和多达55名敌方战斗机被摧毁。 对于这个防御组织，这部小说获得了乌克兰英雄的头衔。</text:p>
      <text:h text:style-name="P12" text:outline-level="3">
<text:span text:style-name="T4">
<text:span text:style-name="T4">
 Valery Lulka带有呼号“祖父”，通过帮助受伤的战斗机</text:span>
杀死了</text:span>
</text:h>
      <text:p text:style-name="P4">
从大规模入侵的头几天，Zhytomyr地区的Hlyhochokhonvuyuyvin村庄的59岁负责人，Valery Lyulka就在排队前往领土的完整中心。</text:p>
      <text:p text:style-name="P4">
“上次寻找护照时，您是否看过护照？  - 回答他。  - 您将“击中”六十个月。 因此，请照顾好您的孙子并参与家园。”</text:p>
      <text:p text:style-name="P4">
<draw:frame draw:style-name="fr1" draw:name="Image16" text:anchor-type="as-char" svg:width="6.9236in" svg:height="5.1927in" draw:z-index="0">
<draw:image xlink:href="../Images/AРМІЯINFORM/2023-05-23T40-00-00-04-00/valerij-lyulka.jpg" xlink:type="simple" xlink:show="embed" xlink:actuate="onLoad" draw:mime-type="image/jpeg"/>
</draw:frame>
但是，一名退休的退伍军人，退休的高级少尉和以前的托运人没有放弃，去年5月底，他回到了家中，他在伊万·博恩(Ivan Bohun ”。营成立后，他离开了赫森地区，然后是哈尔基夫地区。 最初，他在相对安静的位置任职，但实现了转移到情报部门。 据他的Diters称，Valery Petrovich不仅是一个非常勇敢的人，而且是一个明确准备的战士。 当一些负责任和有危险的人被放置时，他要求他们被送给他，而不是年轻的战士。</text:p>
      <text:p text:style-name="P4">
当我要求摇篮的兄弟们讲述他一生中的战斗情节时，他们说：“他们都拥有我们所有人。”</text:p>
      <text:p text:style-name="P4">
_</text:p>
      <text:p text:style-name="P4">
“祖父”在早上在背部受伤，但拒绝撤离，不想在敌人的反官方攻击期间激起兄弟</text:p>
      <text:p text:style-name="P4">
_</text:p>
      <text:p text:style-name="P4">
在一个村庄的解放期间，我们的男孩们用撕裂的武器和弹药抓住了敌人的支援点。 瓦莱里·彼得罗维奇(Valery Petrovich)带着懒惰的“祖父”的呼号受伤，但拒绝撤离，不想离开书籍，因为反对敌人的反击始于巨大的力量。 在该部队中，许多受伤的人，指挥官决定从战术高度的村庄撤退。 瓦里普特罗维奇(Valerypetrovich)和中士涵盖了山姆(Sam)的呼号。 在用参考点的名称散布敌方机枪后，他们将敌人压倒了几个小时。 白天的结果并帮助受伤的战士，他被一个碎片矿山击中，立即死亡。</text:p>
      <text:p text:style-name="P4">
单位指挥官安德里·马拉科夫(Andriy Malakhov)高度赞赏瓦莱里·彼得罗维奇(Valery Petrovich)的杰作的壮举，并提交了文件，以授予英雄获得高州奖。 他回答他的兄弟：“战士的最高荣誉是在战斗中死亡。 这是真实的。 但是这种理解并不容易，损失的痛苦不会消退，眼泪不会干燥。 我们单位的瓦莱里·彼得罗维奇(Valery Petrovich)年龄最大。 因此，呼号具有适当的“祖父”。由于年龄，他从字面上的意义上被撕成了战斗。 在那场战斗中，受伤了，但没有离开该职位，提供了覆盖受伤的大火，这是很多。 他自己一生的价格保留了他的双胞胎...</text:p>
      <text:h text:style-name="P12" text:outline-level="3">
<text:span text:style-name="T4">
<text:span text:style-name="T4">
“他们都是英雄。 让他们保留上帝……” </text:span>
</text:span>
</text:h>
      <text:p text:style-name="P4">
乌克兰的人民艺术家，塔拉斯·舍申科(Taras Shevchenko)国家奖的获奖者，乌克兰艾达·罗戈夫(Ada Rogovtseva)的英雄反复拜访乌克兰士兵，乌克兰士兵受到顿涅茨克机​​场的保护。</text:p>
      <text:p text:style-name="P4">
<draw:frame draw:style-name="fr1" draw:name="Image17" text:anchor-type="as-char" svg:width="6.9236in" svg:height="5.1927in" draw:z-index="0">
<draw:image xlink:href="../Images/AРМІЯINFORM/2023-05-23T40-00-00-04-00/rogovczeva.jpg" xlink:type="simple" xlink:show="embed" xlink:actuate="onLoad" draw:mime-type="image/jpeg"/>
</draw:frame>
</text:p>
      <text:p text:style-name="P4">
正是因为我开始拜访我们的士兵。 他们都是英雄。让上帝保护他们。 我不会放弃任何钱的职位。 在巨大怪物的侵略之前，我支持我的家园，我不想再次成为奴隶...</text:p>
      <text:p text:style-name="P4">
News Source: <text:a xlink:type="simple" xlink:href="https://armyinform.com.ua/2023/05/23/den-geroyiv-istoriyi-zvytyagy-ukrayincziv-riznyh-chasiv/" text:style-name="Internet_20_link" text:visited-style-name="Visited_20_Internet_20_Link">
https://armyinform.com.ua/2023/05/23/den-geroyiv-istoriyi-zvytyagy-ukrayincziv-riznyh-chasiv/</text:a>
</text:p>
      <!--NEWS-->
      <text:h text:style-name="P10" text:outline-level="1">
<text:span text:style-name="T4">
感谢您的专业精神，可持续性和耐力：武装部队总司令 - 武装部队祝贺海军陆战队</text:span>
</text:h>
      <text:p text:style-name="P4">
作者: ['АРМІЯINFORM']</text:p>
      <text:p text:style-name="P4">
时间: 2023-05-23T41:00:00-04:00</text:p>
      <text:p text:style-name="P4">
描述: ZSU将军Valeriy Zaluzhny在Kloksi Khokhoti Klakhotav的那天...与乌克兰2022年的战争，与乌克兰的最新新闻，今天与乌克兰2022年的新闻战争，今天与乌克兰的新闻战争，乌克兰和俄罗斯和俄罗斯之间的战争以及何时会发生战争他们说，乌克兰在2022年是否会有一年的时间，在不久的将来是否会与乌克兰进行战争</text:p>
      <text:p text:style-name="P4">
图片: ['<text:a xlink:type="simple" xlink:href="https://armyinform.com.ua/wp-content/uploads/2022/05/2730470-e1661171404394.jpg" text:style-name="Internet_20_link" text:visited-style-name="Visited_20_Internet_20_Link">
2730470-e1661171404394.jpg</text:a>
']</text:p>
      <text:p text:style-name="P4">
标签: ['ГОЛОВНОКОМАНДУВАЧ ЗБРОЙНИХ СИЛ УКРАЇНИ', 'ДЕНЬ МОРСЬКОЇ ПІХОТИ УКРАЇНИ']</text:p>
      <text:p text:style-name="P4">
类别: News</text:p>
      <!--METADATA-->
      <text:p text:style-name="P4">
<draw:frame draw:style-name="fr1" draw:name="Image18" text:anchor-type="as-char" svg:width="6.9236in" svg:height="3.660754in" draw:z-index="0">
<draw:image xlink:href="../Images/AРМІЯINFORM/2023-05-23T41-00-00-04-00/2730470-e1661171404394.jpg" xlink:type="simple" xlink:show="embed" xlink:actuate="onLoad" draw:mime-type="image/jpeg"/>
</draw:frame>
乌克兰海军陆战队当天武装部队武装部队武装部队总司令说，军人表示，感谢他们的专业精神，塔博尔的稳定。</text:p>
      <text:p text:style-name="P4">
他<text:a xlink:type="simple" xlink:href="https://t.me/CinCAFU/502" text:style-name="Internet_20_link" text:visited-style-name="Visited_20_Internet_20_Link">
写</text:a>
在他的电报频道中。</text:p>
      <text:p text:style-name="P4">
“您勇敢地捍卫我们的国家免受俄罗斯入侵者的侵害，在海上和空中执行地球上最复杂的任务。 “永远忠实!” 从乌克兰步兵的那一天开始!” 他写了。</text:p>
      <text:p text:style-name="P4">
据报道，5月23日在乌克兰<text:a xlink:type="simple" xlink:href="https://armyinform.com.ua/2023/05/23/23-travnya-den-morskoyi-pihoty-ukrayiny-2/" text:style-name="Internet_20_link" text:visited-style-name="Visited_20_Internet_20_Link">
庆祝</text:a>
海洋日。</text:p>
      <text:p text:style-name="P4">
News Source: <text:a xlink:type="simple" xlink:href="https://armyinform.com.ua/2023/05/23/dyakuyu-za-profesijnist-stijkist-ta-vytryvalist-golovnokomanduvach-zsu-pryvitav-morpihiv/" text:style-name="Internet_20_link" text:visited-style-name="Visited_20_Internet_20_Link">
https://armyinform.com.ua/2023/05/23/dyakuyu-za-profesijnist-stijkist-ta-vytryvalist-golovnokomanduvach-zsu-pryvitav-morpihiv/</text:a>
</text:p>
      <!--NEWS-->
      <text:h text:style-name="P10" text:outline-level="1">
<text:span text:style-name="T4">
巴赫穆特（Bakhmut）北部和南部的侧面有一点进步-Anna Malyar</text:span>
</text:h>
      <text:p text:style-name="P4">
作者: ['АРМІЯINFORM']</text:p>
      <text:p text:style-name="P4">
时间: 2023-05-23T42:00:00-04:00</text:p>
      <text:p text:style-name="P4">
描述: 在Bakhmut Trivayati的潜艇上，Vorog将由Vigidni Put，Ale Yoma Tse Bay Bay Bay ...与乌克兰2022年的战争，与乌克兰与乌克兰的最新新闻，与乌克兰的新闻战争，与乌克兰2022乌克兰与俄罗斯之间的战争，以及2022年与乌克兰的战争，这将是与否，他们会在不久的将来与乌克兰战争，他们说，与乌克兰的战争，今天的乌克兰新闻，乌克兰新闻，乌克兰媒体的乌克兰新闻</text:p>
      <text:p text:style-name="P4">
图片: ['<text:a xlink:type="simple" xlink:href="https://armyinform.com.ua/wp-content/uploads/2023/05/129656707_19dcdcfc-0f77-4194-8e2f-212d6aebfaea.jpg" text:style-name="Internet_20_link" text:visited-style-name="Visited_20_Internet_20_Link">
129656707_19dcdcfc-0f77-4194-8e2f-212d6aebfaea.jpg</text:a>
']</text:p>
      <text:p text:style-name="P4">
标签: ['АГРЕСІЯ РФ', 'БАХМУТСЬКИЙ НАПРЯМОК', 'ВТОРГНЕННЯ РФ', 'ГАННА МАЛЯР']</text:p>
      <text:p text:style-name="P4">
类别: News</text:p>
      <!--METADATA-->
      <text:p text:style-name="P4">
<draw:frame draw:style-name="fr1" draw:name="Image19" text:anchor-type="as-char" svg:width="6.9236in" svg:height="3.894525in" draw:z-index="0">
<draw:image xlink:href="../Images/AРМІЯINFORM/2023-05-23T42-00-00-04-00/129656707_19dcdcfc-0f77-4194-8e2f-212d6aebfaea.jpg" xlink:type="simple" xlink:show="embed" xlink:actuate="onLoad" draw:mime-type="image/jpeg"/>
</draw:frame>
在巴赫穆特(Bakhmut)的郊区，战斗仍在继续，敌人试图获得有利的贷款，但他失败了。 在某些地区，敌人正在防守。 携带大量。</text:p>
      <text:p text:style-name="P4">
关于它<text:a xlink:type="simple" xlink:href="https://t.me/annamaliar/790" text:style-name="Internet_20_link" text:visited-style-name="Visited_20_Internet_20_Link">
报告</text:a>
乌克兰国防部副部长安娜·马利亚尔(Anna Malyar)表示，巴赫穆特(Bakhmut)北部和南部的侧面有略有晋升。</text:p>
      <text:p text:style-name="P4">
“这个时代，敌人在巴赫穆特方向的进攻行动的活动有些有些。 但是，炮击的数量稳步上很高。”  - 说。</text:p>
      <text:p text:style-name="P4">
根据安娜·马利亚(Anna Malyar)的说法，在巴赫穆特(Bakhmut)，战斗减少了，敌人继续处理所控制的地区。</text:p>
      <text:p text:style-name="P4">
“我们的部队控制着乌克兰国防部副部长“飞机”城市西南部郊区。</text:p>
      <text:p text:style-name="P4">
News Source: <text:a xlink:type="simple" xlink:href="https://armyinform.com.ua/2023/05/23/po-flangah-na-pivnochi-i-pivdni-vid-bahmuta-u-nas-ye-neznachne-prosuvannya-ganna-malyar/" text:style-name="Internet_20_link" text:visited-style-name="Visited_20_Internet_20_Link">
https://armyinform.com.ua/2023/05/23/po-flangah-na-pivnochi-i-pivdni-vid-bahmuta-u-nas-ye-neznachne-prosuvannya-ganna-malyar/</text:a>
</text:p>
      <!--NEWS-->
      <text:h text:style-name="P10" text:outline-level="1">
<text:span text:style-name="T4">
俄罗斯在巴赫穆特的战斗中损失了100,000多人 - 古尔</text:span>
</text:h>
      <text:p text:style-name="P4">
作者: ['АРМІЯINFORM']</text:p>
      <text:p text:style-name="P4">
时间: 2023-05-23T43:00:00-04:00</text:p>
      <text:p text:style-name="P4">
描述: 折叠Rosieki puptsyni vissyk pid bakhmut是超级大的 -  podn 100 tisisyach。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20230523-01.jpg" text:style-name="Internet_20_link" text:visited-style-name="Visited_20_Internet_20_Link">
20230523-01.jpg</text:a>
']</text:p>
      <text:p text:style-name="P4">
标签: ['БОЇ ЗА БАХМУТ', 'ВТРАТИ ПРОТИВНИКА', 'ГУР МІНОБОРОНИ УКРАЇНИ', 'СХІД УКРАЇНИ']</text:p>
      <text:p text:style-name="P4">
类别: News</text:p>
      <!--METADATA-->
      <text:p text:style-name="P4">
<draw:frame draw:style-name="fr1" draw:name="Image20" text:anchor-type="as-char" svg:width="6.9236in" svg:height="4.370522in" draw:z-index="0">
<draw:image xlink:href="../Images/AРМІЯINFORM/2023-05-23T43-00-00-04-00/20230523-01.jpg" xlink:type="simple" xlink:show="embed" xlink:actuate="onLoad" draw:mime-type="image/jpeg"/>
</draw:frame>
巴赫穆特(Bakhmut)领导下的俄罗斯占领军的损失极大 - 超过110万。</text:p>
      <text:p text:style-name="P4">
关于它<text:a xlink:type="simple" xlink:href="https://gur.gov.ua/content/vtraty-rosiiski-pid-bakhmutom-kolosalni.html" text:style-name="Internet_20_link" text:visited-style-name="Visited_20_Internet_20_Link">
报告</text:a>
国防部安德里·尤索夫(Andriy Yusov)智力部主要局长代表。</text:p>
      <text:p text:style-name="P4">
“在巴赫穆特(Bakhmut)领导下的俄罗斯人的损失确实是巨大的。 他们与目标或获得的结果完全不一致。”  - 总结乌克兰军事情报的代表。</text:p>
      <text:p text:style-name="P4">
根据初步信息，敌人在巴赫穆特(Bakhmut)<text:a xlink:type="simple" xlink:href="https://armyinform.com.ua/2023/05/23/rashysty-prodovzhuyut-vesty-nastupalni-diyi-na-bahmut-boyi-za-misto-tryvayut/" text:style-name="Internet_20_link" text:visited-style-name="Visited_20_Internet_20_Link">
尝试</text:a>
为了占领城市西南部，乌克兰的防守部队正在反击侧面的占领者。</text:p>
      <text:p text:style-name="P4">
News Source: <text:a xlink:type="simple" xlink:href="https://armyinform.com.ua/2023/05/23/rosiya-vtratyla-u-boyah-za-bahmut-ponad-100-tysyach-osib-gur/" text:style-name="Internet_20_link" text:visited-style-name="Visited_20_Internet_20_Link">
https://armyinform.com.ua/2023/05/23/rosiya-vtratyla-u-boyah-za-bahmut-ponad-100-tysyach-osib-gur/</text:a>
</text:p>
      <!--NEWS-->
      <text:h text:style-name="P10" text:outline-level="1">
<text:span text:style-name="T4">
在海军陆战队日，乌克兰总统参观了乌克兰捍卫者在顿涅茨克地区的领先职位</text:span>
</text:h>
      <text:p text:style-name="P4">
作者: ['АРМІЯINFORM']</text:p>
      <text:p text:style-name="P4">
时间: 2023-05-23T44:00:00-04:00</text:p>
      <text:p text:style-name="P4">
描述: Syogodnis，23种Herbails，总统Volodymyr Zelensky，令人讨厌的日子，Klokso Pikhoti Vidvisd.dav ...与乌克兰2022年的战争，与乌克兰与乌克兰的最新新闻，与乌克兰的新闻，与乌克兰2022年的新闻战争，今天与乌克兰的2022年进行战争，乌克兰和俄罗斯之间的战争将在乌克兰和俄罗斯之间发生一场战争，与2022年的战争，乌克兰是否会在不久</text:p>
      <text:p text:style-name="P4">
图片: ['<text:a xlink:type="simple" xlink:href="https://armyinform.com.ua/wp-content/uploads/2023/05/photo_5433872055033514214_y.jpg" text:style-name="Internet_20_link" text:visited-style-name="Visited_20_Internet_20_Link">
photo_5433872055033514214_y.jpg</text:a>
', '<text:a xlink:type="simple" xlink:href="https://armyinform.com.ua/wp-content/uploads/2023/05/photo_5433872055033514223_y-150x150.jpg" text:style-name="Internet_20_link" text:visited-style-name="Visited_20_Internet_20_Link">
photo_5433872055033514223_y-150x150.jpg</text:a>
', '<text:a xlink:type="simple" xlink:href="https://armyinform.com.ua/wp-content/uploads/2023/05/photo_5433872055033514220_y-150x150.jpg" text:style-name="Internet_20_link" text:visited-style-name="Visited_20_Internet_20_Link">
photo_5433872055033514220_y-150x150.jpg</text:a>
', '<text:a xlink:type="simple" xlink:href="https://armyinform.com.ua/wp-content/uploads/2023/05/f252b43c-a422-49b5-b31d-5a7c9aff089b-e1684831037334.jpg" text:style-name="Internet_20_link" text:visited-style-name="Visited_20_Internet_20_Link">
f252b43c-a422-49b5-b31d-5a7c9aff089b-e1684831037334.jpg</text:a>
']</text:p>
      <text:p text:style-name="P4">
标签: ['ВОЛОДИМИР ЗЕЛЕНСЬКИЙ', 'ДЕНЬ МОРСЬКОЇ ПІХОТИ']</text:p>
      <text:p text:style-name="P4">
类别: News</text:p>
      <!--METADATA-->
      <text:p text:style-name="P4">
<draw:frame draw:style-name="fr1" draw:name="Image21" text:anchor-type="as-char" svg:width="6.9236in" svg:height="4.61393in" draw:z-index="0">
<draw:image xlink:href="../Images/AРМІЯINFORM/2023-05-23T44-00-00-04-00/photo_5433872055033514214_y.jpg" xlink:type="simple" xlink:show="embed" xlink:actuate="onLoad" draw:mime-type="image/jpeg"/>
</draw:frame>
今天，5月23日，总统沃迪米尔·泽伦斯基(Volodymyr Zelenskyy)访问了乌克兰武装部队在顿涅茨克地区的库莱达(Kuledar)的国防车道上的领先地位。</text:p>
      <text:p text:style-name="P4">
关于它<text:a xlink:type="simple" xlink:href="https://www.president.gov.ua/news/u-den-morskoyi-pihoti-prezident-ukrayini-vidvidav-peredovi-p-83109" text:style-name="Internet_20_link" text:visited-style-name="Visited_20_Internet_20_Link">
报告</text:a>
乌克兰总统办公室。</text:p>
      <text:p text:style-name="P4">
总司令听到了顿涅茨克海军陆战队海军陆战队指挥官，尤里·索多尔中尉的报告，内容涉及前线正面区域的现状。</text:p>
      <text:p text:style-name="P4">
<text:a xlink:type="simple" xlink:href="https://armyinform.com.ua/wp-content/uploads/2023/05/photo_5433872055033514223_y.jpg" text:style-name="Internet_20_link" text:visited-style-name="Visited_20_Internet_20_Link">
!(Images/AРМІЯINFORM/2023-05-23T44-00-00-04-00/photo_5433872055033514223_y-150x150.jpg)</text:a>
</text:p>
      <text:p text:style-name="P4">
<text:a xlink:type="simple" xlink:href="https://armyinform.com.ua/wp-content/uploads/2023/05/photo_5433872055033514220_y.jpg" text:style-name="Internet_20_link" text:visited-style-name="Visited_20_Internet_20_Link">
<draw:frame draw:style-name="fr1" draw:name="Image22" text:anchor-type="as-char" svg:width="6.9236in" svg:height="6.9236in" draw:z-index="0">
<draw:image xlink:href="../Images/AРМІЯINFORM/2023-05-23T44-00-00-04-00/photo_5433872055033514220_y-150x150.jpg" xlink:type="simple" xlink:show="embed" xlink:actuate="onLoad" draw:mime-type="image/jpeg"/>
</draw:frame>
</text:a>
沃迪米尔·泽伦斯基(Volodymyr Zelensky)强调，海军陆战队是坚强，耐心，忠实的兄弟情谊，以及将始终表现出速度，决心和结果的战斗机的召唤。</text:p>
      <text:p text:style-name="P4">
根据国家元首的说法，自俄罗斯侵略性开始以来，海军陆战队的军事单位和单位可靠地将辩护留在了最负责任的战场上，专业和自信地摧毁了入侵者。</text:p>
      <text:p text:style-name="P4">
“每天在战场上，乌克兰海洋步兵都证明，这是一支强大的力量，破坏敌人，解放乌克兰土地，在最困难的条件下表现最困难。 我们需要更多这样的力量。 今天，我们大大提高了海军陆战队的潜力并创造了军团步兵。”总统说。</text:p>
      <text:p text:style-name="P4">
根据Volodymyr Zelenskyy的说法，将形成新的船员，并提供最近的设备和武器。</text:p>
      <text:p text:style-name="P4">
<draw:frame draw:style-name="fr1" draw:name="Image23" text:anchor-type="as-char" svg:width="6.9236in" svg:height="3.651117in" draw:z-index="0">
<draw:image xlink:href="../Images/AРМІЯINFORM/2023-05-23T44-00-00-04-00/f252b43c-a422-49b5-b31d-5a7c9aff089b-e1684831037334.jpg" xlink:type="simple" xlink:show="embed" xlink:actuate="onLoad" draw:mime-type="image/jpeg"/>
</draw:frame>
</text:p>
      <text:p text:style-name="P4">
News Source: <text:a xlink:type="simple" xlink:href="https://armyinform.com.ua/2023/05/23/u-den-morskoyi-pihoty-prezydent-ukrayiny-vidvidav-peredovi-pozycziyi-ukrayinskyh-zahysnykiv-na-donechchyni/" text:style-name="Internet_20_link" text:visited-style-name="Visited_20_Internet_20_Link">
https://armyinform.com.ua/2023/05/23/u-den-morskoyi-pihoty-prezydent-ukrayiny-vidvidav-peredovi-pozycziyi-ukrayinskyh-zahysnykiv-na-donechchyni/</text:a>
</text:p>
      <!--NEWS-->
      <text:h text:style-name="P10" text:outline-level="1">
<text:span text:style-name="T4">
创建了一个单一协调中心来监视矿山安全状态</text:span>
</text:h>
      <text:p text:style-name="P4">
作者: ['Андрій Задубінний']</text:p>
      <text:p text:style-name="P4">
时间: 2023-05-23T45:00:00-04:00</text:p>
      <text:p text:style-name="P4">
描述: 借助桶形系统控制Rosema Teritor kerivnitsta Minoborni ...与乌克兰的战争，2022年的战争，与乌克兰与乌克兰的最新新闻，今天与乌克兰的新闻，乌克兰2022年上次与乌克兰的新闻战争，乌克兰和俄罗斯之间的战争以及何时战争，何时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5/konopelnyuk5.jpg" text:style-name="Internet_20_link" text:visited-style-name="Visited_20_Internet_20_Link">
konopelnyuk5.jpg</text:a>
']</text:p>
      <text:p text:style-name="P4">
标签: ['MILITARY MEDIA CENTER', 'ВТОРГНЕННЯ РФ', 'КООРДИНАЦІЙНИЙ ЦЕНТР', 'МИХАЙЛО КОНОПЕЛЬНЮК', 'МІНИ', 'МІНОБОРОНИ']</text:p>
      <text:p text:style-name="P4">
类别: News</text:p>
      <!--METADATA-->
      <text:p text:style-name="P4">
<draw:frame draw:style-name="fr1" draw:name="Image24" text:anchor-type="as-char" svg:width="6.9236in" svg:height="4.615733in" draw:z-index="0">
<draw:image xlink:href="../Images/AРМІЯINFORM/2023-05-23T45-00-00-04-00/konopelnyuk5.jpg" xlink:type="simple" xlink:show="embed" xlink:actuate="onLoad" draw:mime-type="image/jpeg"/>
</draw:frame>
Mikhail Konopelnyuk</text:p>
      <text:p text:style-name="P4">
为了建立一个统一的矿山控制系统系统，乌克兰国防部的管理已决定建立一个协调中心，以监视乌克兰领土的矿山安全状况。乌克兰的统一收集和概括MU，乌克兰的武装部队，涉及非技术，脱魔的技术检查，清洁/降低领土的爆炸性爆炸性对象，涉及措施实施涉及的手段和力量的数量和力量和更多。</text:p>
      <text:p text:style-name="P4">
这是由乌克兰中尉米哈伊尔·科诺佩尔尼克上校的国家特殊运输服务部支持部高级官员报告的报告。(https://armyinform.com.ua/2023/05/23/bryfing-shhodo-rozminuvannya-terytorij-za-uchasti-predstavnyka-derzhspecztranssluzhby-mou/)VMILETIRE媒体中心。</text:p>
      <text:p text:style-name="P4">
根据Konopelniuk上校的说法，信息的概括有助于系统化和加速乌克兰的降解过程。 有效地利用专家的现有资源来挖掘最污染的交换对象。</text:p>
      <text:p text:style-name="P4">
News Source: <text:a xlink:type="simple" xlink:href="https://armyinform.com.ua/2023/05/23/dlya-monitoryngu-stanu-minnoyi-bezpeky-na-deokupovanyh-terytoriyah-stvoreno-yedynyj-koordynaczijnyj-czentr/" text:style-name="Internet_20_link" text:visited-style-name="Visited_20_Internet_20_Link">
https://armyinform.com.ua/2023/05/23/dlya-monitoryngu-stanu-minnoyi-bezpeky-na-deokupovanyh-terytoriyah-stvoreno-yedynyj-koordynaczijnyj-czentr/</text:a>
</text:p>
      <!--NEWS-->
      <text:h text:style-name="P10" text:outline-level="1">
<text:span text:style-name="T4">
乌克兰是世界上污染最严重的爆炸物</text:span>
</text:h>
      <text:p text:style-name="P4">
作者: ['Євген Проворний']</text:p>
      <text:p text:style-name="P4">
时间: 2023-05-23T46:00:00-04:00</text:p>
      <text:p text:style-name="P4">
描述: 乌克兰人的侵略性罗西斯卡（Rosieska）累积了新的刮胡子……与乌克兰2022年的战争，与乌克兰的最新新闻，今天与乌克兰的新闻，乌克兰2022年的新闻战争，今天将在乌克兰和俄罗斯之间以及俄罗斯之间发生战争他们说，与乌克兰的战争将在2022年发生，或者将会或将会或将不是，将在不久的将来与乌克兰发生战争，他们说，与乌克兰的战争，今天的乌克兰新闻，乌克兰媒体的乌克兰新闻，在乌克兰媒体上俄语</text:p>
      <text:p text:style-name="P4">
图片: ['<text:a xlink:type="simple" xlink:href="https://armyinform.com.ua/wp-content/uploads/2023/05/konopelnyuk12.jpg" text:style-name="Internet_20_link" text:visited-style-name="Visited_20_Internet_20_Link">
konopelnyuk12.jpg</text:a>
']</text:p>
      <text:p text:style-name="P4">
标签: ['MILITARY MEDIA CENTER', 'МИХАЙЛО КОНОПЕЛЬНЮК']</text:p>
      <text:p text:style-name="P4">
类别: News</text:p>
      <!--METADATA-->
      <text:p text:style-name="P4">
<draw:frame draw:style-name="fr1" draw:name="Image25" text:anchor-type="as-char" svg:width="6.9236in" svg:height="4.615733in" draw:z-index="0">
<draw:image xlink:href="../Images/AРМІЯINFORM/2023-05-23T46-00-00-04-00/konopelnyuk12.jpg" xlink:type="simple" xlink:show="embed" xlink:actuate="onLoad" draw:mime-type="image/jpeg"/>
</draw:frame>
由于俄罗斯的侵略，乌克兰领土通过在世界各国之间交换物体而受到最大的污染。 目前，调查需要超过1.74千平方米的领土。 公里，其中14,000名是海军陆战队。 大约是我们国家的三分之一。 但是，只有在人道主义矿山的条件下，才有可能恢复过分谨慎的领土，并可以重建住房，运输和关键基础设施。</text:p>
      <text:p text:style-name="P4">
这是由乌克兰中尉米哈伊尔·科诺佩尔尼克上校的国家特殊运输服务部支持部高级官员报告的报告。(https://armyinform.com.ua/2023/05/23/bryfing-shhodo-rozminuvannya-terytorij-za-uchasti-predstavnyka-derzhspecztranssluzhby-mou/)军事媒体中心。</text:p>
      <text:p text:style-name="P4">
News Source: <text:a xlink:type="simple" xlink:href="https://armyinform.com.ua/2023/05/23/ukrayiny-najbilsh-zabrudnena-vybuhonebezpechnymy-predmetamy-krayina-svitu/" text:style-name="Internet_20_link" text:visited-style-name="Visited_20_Internet_20_Link">
https://armyinform.com.ua/2023/05/23/ukrayiny-najbilsh-zabrudnena-vybuhonebezpechnymy-predmetamy-krayina-svitu/</text:a>
</text:p>
      <!--NEWS-->
      <text:h text:style-name="P10" text:outline-level="1">
<text:span text:style-name="T4">
超过30个saper组</text:span>
</text:h>
      <text:p text:style-name="P4">
作者: ['Євген Проворний']</text:p>
      <text:p text:style-name="P4">
时间: 2023-05-23T47:00:00-04:00</text:p>
      <text:p text:style-name="P4">
描述: 纳兹雷（Nazrai）有30多个抽动小组（其中3个是Pidivodnoye Rosinwanni）...与乌克兰2022年的战争，与乌克兰与乌克兰的最新新闻，今天与乌克兰的新闻战争，今天与乌克兰的新闻战争最后一次，将在乌克兰和俄罗斯之间以及俄罗斯和俄罗斯之间的战争，与2022年的战争，乌克兰是否会在不久</text:p>
      <text:p text:style-name="P4">
图片: ['<text:a xlink:type="simple" xlink:href="https://armyinform.com.ua/wp-content/uploads/2023/05/konopelnyuk4.jpg" text:style-name="Internet_20_link" text:visited-style-name="Visited_20_Internet_20_Link">
konopelnyuk4.jpg</text:a>
']</text:p>
      <text:p text:style-name="P4">
标签: ['MILITARY MEDIA CENTER', 'ВТОРГНЕННЯ РФ', 'ДЕРЖСПЕЦТРАНССЛУЖБА', 'МИХАЙЛО КОНОПЕЛЬНЮК', 'МІНИ', 'МІНОБОРОНИ', 'САПЕРИ', 'ЦЕНТР РОЗМІНУВАННЯ']</text:p>
      <text:p text:style-name="P4">
类别: News</text:p>
      <!--METADATA-->
      <text:p text:style-name="P4">
<draw:frame draw:style-name="fr1" draw:name="Image26" text:anchor-type="as-char" svg:width="6.9236in" svg:height="4.615733in" draw:z-index="0">
<draw:image xlink:href="../Images/AРМІЯINFORM/2023-05-23T47-00-00-04-00/konopelnyuk4.jpg" xlink:type="simple" xlink:show="embed" xlink:actuate="onLoad" draw:mime-type="image/jpeg"/>
</draw:frame>
Mikhail Konopelnyuk</text:p>
      <text:p text:style-name="P4">
目前超过30个助人小组(在这三组水下脱水中)州支持服务在哈尔基夫，米科洛夫，科尔森，切尼夫，基辅和其他地区运营。(https://armyinform.com.ua/2023/05/23/bryfing-shhodo-rozminuvannya-terytorij-za-uchasti-predstavnyka-derzhspecztranssluzhby-mou/)在军事媒体中心。</text:p>
      <text:p text:style-name="P4">
据该官员称，中央地任职活动和矿业中心是在乌克兰国家支持服务局的资金中创建的。</text:p>
      <text:p text:style-name="P4">
<text:span text:style-name="T4">
矿场活动中心</text:span>
正在计划订购矿山活动的实用组织，向人口通报与矿山和战争的爆炸性残留物相关的风险。</text:p>
      <text:p text:style-name="P4">
<text:span text:style-name="T4">
 DMINGING中心</text:span>
国家支持服务有明确的主要任务 - 实用人道主义魔术的瞳孔。 目前，该中心正在进行培训和招募，这些专家有策划Tagtov工作的经验。</text:p>
      <ul>
        <li>
迪米宁中心的全部活动将允许在俄罗斯占领地区命名的陆地矿山，工业和基础设施对象上进行优先级 - 制定优先级。</li>
      </ul>
      <text:p text:style-name="P4">
<text:span text:style-name="T5">
foto dmitry Yurchenko</text:span>
</text:p>
      <text:p text:style-name="P4">
News Source: <text:a xlink:type="simple" xlink:href="https://armyinform.com.ua/2023/05/23/ponad-30-sapernyh-grup-derzhspecztranssluzhby-praczyuyut-nad-rozminuvannyam-deokupovanyh-terytorij/" text:style-name="Internet_20_link" text:visited-style-name="Visited_20_Internet_20_Link">
https://armyinform.com.ua/2023/05/23/ponad-30-sapernyh-grup-derzhspecztranssluzhby-praczyuyut-nad-rozminuvannyam-deokupovanyh-terytorij/</text:a>
</text:p>
      <!--NEWS-->
      <text:h text:style-name="P10" text:outline-level="1">
<text:span text:style-name="T4">
俄罗斯联邦急切地撤离核弹药的存储“ Belgorod-22” -Andriy Yusov</text:span>
</text:h>
      <text:p text:style-name="P4">
作者: ['АРМІЯINFORM']</text:p>
      <text:p text:style-name="P4">
时间: 2023-05-23T48:00:00-04:00</text:p>
      <text:p text:style-name="P4">
描述: Vlada Rosiysko Federals inthovo任期核男孩...与乌克兰2022年的战争，今天与乌克兰的最新新闻，今天与乌克兰2022年的新闻战争，乌克兰和俄罗斯之间的战争以及与乌克兰之间的战争是否会发生战争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5/2023-05-04-11.39.59.jpg" text:style-name="Internet_20_link" text:visited-style-name="Visited_20_Internet_20_Link">
2023-05-04-11.39.59.jpg</text:a>
']</text:p>
      <text:p text:style-name="P4">
标签: ['АГРЕСІЯ РФ', 'ВІЙНА', 'ГУР МО УКРАЇНИ']</text:p>
      <text:p text:style-name="P4">
类别: News</text:p>
      <!--METADATA-->
      <text:p text:style-name="P4">
<draw:frame draw:style-name="fr1" draw:name="Image27" text:anchor-type="as-char" svg:width="6.9236in" svg:height="4.615733in" draw:z-index="0">
<draw:image xlink:href="../Images/AРМІЯINFORM/2023-05-23T48-00-00-04-00/2023-05-04-11.39.59.jpg" xlink:type="simple" xlink:show="embed" xlink:actuate="onLoad" draw:mime-type="image/jpeg"/>
</draw:frame>
安德里·尤索夫(Andriy Yusov)。 照片：Dmitryurchenko /陆军</text:p>
      <text:p text:style-name="P4">
俄罗斯联邦的当​​局紧急撤离了核胸部“ Belgorod-22”在Belgorod地区的储存。</text:p>
      <text:p text:style-name="P4">
关于它<text:a xlink:type="simple" xlink:href="https://t.me/DIUkraine/2339" text:style-name="Internet_20_link" text:visited-style-name="Visited_20_Internet_20_Link">
陈述</text:a>
乌克兰安德里·尤索夫国防部情报部主要部门的代表。</text:p>
      <text:p text:style-name="P4">
“它(核弹药存储 -  _ ed。)在Grayvoron附近，它是核武器弹药的一部分。”谅解备忘录的代表补充说。</text:p>
      <text:p text:style-name="P4">
据他说，由于贝尔戈罗德地区的局势，尤其是俄罗斯领导人的代表，尤其是撤离当地人口的“元素”。</text:p>
      <text:p text:style-name="P4">
Belgorod-22军事物体的撤离也是一种反应。 我们了解，为了撤离此类物体，我们需要制定一个计划，吸引严重的设备，人员数量。”  - 乌克兰国防部的代表说。</text:p>
      <text:p text:style-name="P4">
News Source: <text:a xlink:type="simple" xlink:href="https://armyinform.com.ua/2023/05/23/rf-terminovo-evakuyuye-shovyshha-yadernyh-boyeprypasiv-byelgorod-22-andrij-yusov/" text:style-name="Internet_20_link" text:visited-style-name="Visited_20_Internet_20_Link">
https://armyinform.com.ua/2023/05/23/rf-terminovo-evakuyuye-shovyshha-yadernyh-boyeprypasiv-byelgorod-22-andrij-yusov/</text:a>
</text:p>
      <!--NEWS-->
      <text:h text:style-name="P10" text:outline-level="1">
<text:span text:style-name="T4">
自从大规模入侵国家支持最高支持以来，35 653爆炸物已被中和</text:span>
</text:h>
      <text:p text:style-name="P4">
作者: ['Андрій Задубінний']</text:p>
      <text:p text:style-name="P4">
时间: 2023-05-23T49:00:00-04:00</text:p>
      <text:p text:style-name="P4">
描述: Rosya Saperezhsptstranspelzhbi Mo Mo Ukrainian的大规模入侵的丘比特...与乌克兰2022年的战争，与乌克兰的最新消息，今天与乌克兰的新闻，《与乌克兰2022年的新闻战争》，今天，乌克兰和俄罗斯之间的战争将在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5/konopelnyuk3.jpg" text:style-name="Internet_20_link" text:visited-style-name="Visited_20_Internet_20_Link">
konopelnyuk3.jpg</text:a>
']</text:p>
      <text:p text:style-name="P4">
标签: ['MILITARY MEDIA CENTER', 'ДССТ', 'МИХАЙЛО КОНОПЕЛЬНЮК']</text:p>
      <text:p text:style-name="P4">
类别: News</text:p>
      <!--METADATA-->
      <text:p text:style-name="P4">
<draw:frame draw:style-name="fr1" draw:name="Image28" text:anchor-type="as-char" svg:width="6.9236in" svg:height="4.615733in" draw:z-index="0">
<draw:image xlink:href="../Images/AРМІЯINFORM/2023-05-23T49-00-00-04-00/konopelnyuk3.jpg" xlink:type="simple" xlink:show="embed" xlink:actuate="onLoad" draw:mime-type="image/jpeg"/>
</draw:frame>
自大规模入侵俄罗斯以来，穆兹克林国家安全局的仆从已经发现并中和35 653爆炸物。 乌克兰国防部州特别交通服务部副总裁，米哈伊尔·科诺佩尔尼克上校的高级官员<text:a xlink:type="simple" xlink:href="https://armyinform.com.ua/2023/05/23/bryfing-shhodo-rozminuvannya-terytorij-za-uchasti-predstavnyka-derzhspecztranssluzhby-mou/" text:style-name="Internet_20_link" text:visited-style-name="Visited_20_Internet_20_Link">
简报</text:a>
在军事媒体中心。</text:p>
      <text:p text:style-name="P4">
该官员的说法，在存在爆炸物的情况下，检查了7,000公顷的地形和16.34公顷的河流和湖泊的水区域。<text:span text:style-name="T4">
 SSST SAPPERS还接受了调查并保护2024公里的铁路和553 kmavtomos。 调查了超过287公里的传输线和33 kmgazogons。</text:span>
</text:p>
      <text:p text:style-name="P4">
得益于国家安全服务局专家的英勇工作，以占领成千上万的领土上的成千上万，这是有机会恢复保健性生命的机会。</text:p>
      <ul>
        <li>
到目前为止，当前有一批Sapper业务专家的非复杂事物。 乌克兰国防部长的决议将州最高物资的分工数增加到近3000人的总数。 Konopelnyuk。</li>
      </ul>
      <text:p text:style-name="P4">
<text:span text:style-name="T5">
foto dmitry Yurchenko</text:span>
</text:p>
      <text:p text:style-name="P4">
News Source: <text:a xlink:type="simple" xlink:href="https://armyinform.com.ua/2023/05/23/z-pochatku-shyrokomasshtabnogo-vtorgnennya-rf-sapery-derzhspecztranssluzhby-zneshkodyly-35-653-vybuhonebezpechni-predmety/" text:style-name="Internet_20_link" text:visited-style-name="Visited_20_Internet_20_Link">
https://armyinform.com.ua/2023/05/23/z-pochatku-shyrokomasshtabnogo-vtorgnennya-rf-sapery-derzhspecztranssluzhby-zneshkodyly-35-653-vybuhonebezpechni-predmety/</text:a>
</text:p>
      <!--NEWS-->
      <text:h text:style-name="P10" text:outline-level="1">
<text:span text:style-name="T4">
在黑海，俄罗斯人目前持有11艘船，其中包括一个火箭发射器，带有8个“口径”</text:span>
</text:h>
      <text:p text:style-name="P4">
作者: ['Дмитро Горбунов']</text:p>
      <text:p text:style-name="P4">
时间: 2023-05-23T50:00:00-04:00</text:p>
      <text:p text:style-name="P4">
描述: 关于Tsee Telemarafon“єIiniNews”，老板Obdnah的负责人...与乌克兰2022年的战争，与乌克兰的最新新闻，今天与乌克兰的新闻，乌克兰2022年最后一次战争，将在今天，乌克兰和俄罗斯，俄罗斯和俄罗斯和俄罗斯和俄罗斯和俄罗斯之间发生战争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2/09/raketa-kalibr-pusk-chorne-more.jpg" text:style-name="Internet_20_link" text:visited-style-name="Visited_20_Internet_20_Link">
raketa-kalibr-pusk-chorne-more.jpg</text:a>
']</text:p>
      <text:p text:style-name="P4">
标签: ['НАТАЛІЯ ГУМЕНЮК']</text:p>
      <text:p text:style-name="P4">
类别: News</text:p>
      <!--METADATA-->
      <text:p text:style-name="P4">
<draw:frame draw:style-name="fr1" draw:name="Image29" text:anchor-type="as-char" svg:width="6.9236in" svg:height="4.615733in" draw:z-index="0">
<draw:image xlink:href="../Images/AРМІЯINFORM/2023-05-23T50-00-00-04-00/raketa-kalibr-pusk-chorne-more.jpg" xlink:type="simple" xlink:show="embed" xlink:actuate="onLoad" draw:mime-type="image/jpeg"/>
</draw:frame>
说明性照片</text:p>
      <text:p text:style-name="P4">
在telorphone的以太中有关它<text:a xlink:type="simple" xlink:href="https://www.youtube.com/watch" text:style-name="Internet_20_link" text:visited-style-name="Visited_20_Internet_20_Link">
“ unin”</text:a>
乌克兰南部国防军协调新闻中心主任向纳塔利亚·汉尼克(Natalia Humeniuk)上校告知。</text:p>
      <text:p text:style-name="P4">
据她说，海洋火箭发射器的数量现在有所减少。</text:p>
      <ul>
        <li>
敌对的船只集团一直在操纵，因为俄罗斯人害怕被表达。 它们与受控乌克兰海岸的最大距离保持在最大距离。 它已经是一百海里或180-200公里的通常距离。 他们倾向于Novorossiysk，纯粹是俄罗斯人。 目前，黑海只有一个火箭载体，在11个单位的运输部门中，乌克兰南部国防军中心的负责人增加了8个“口径”。</li>
      </ul>
      <text:p text:style-name="P4">
News Source: <text:a xlink:type="simple" xlink:href="https://armyinform.com.ua/2023/05/23/u-chornomu-mori-rosiyany-narazi-trymayut-11-korabliv-sered-nyh-raketonosij-z-vismoma-kalibramy/" text:style-name="Internet_20_link" text:visited-style-name="Visited_20_Internet_20_Link">
https://armyinform.com.ua/2023/05/23/u-chornomu-mori-rosiyany-narazi-trymayut-11-korabliv-sered-nyh-raketonosij-z-vismoma-kalibramy/</text:a>
</text:p>
      <!--NEWS-->
      <text:h text:style-name="P10" text:outline-level="1">
<text:span text:style-name="T4">
俘虏海军陆战队的亲戚会见了协调总部的代表</text:span>
</text:h>
      <text:p text:style-name="P4">
作者: ['АРМІЯINFORM']</text:p>
      <text:p text:style-name="P4">
时间: 2023-05-23T51:00:00-04:00</text:p>
      <text:p text:style-name="P4">
描述: 在协调的总部，Zustinich Zustinov是Rodinovsovsovsovsovsovsky团队...与乌克兰2022年的战争，与乌克兰的最新新闻，今天与乌克兰2022年的新闻战争，今天与乌克兰和俄罗斯之间的战争，乌克兰和乌克兰之间的战争将会他们说，在2022年，是否会在不久的将来与乌克兰发生战争</text:p>
      <text:p text:style-name="P4">
图片: ['<text:a xlink:type="simple" xlink:href="https://armyinform.com.ua/wp-content/uploads/2023/05/ksh3-7.jpg" text:style-name="Internet_20_link" text:visited-style-name="Visited_20_Internet_20_Link">
ksh3-7.jpg</text:a>
']</text:p>
      <text:p text:style-name="P4">
标签: ['ВІЙСЬКОВОПОЛОНЕНІ', 'КООРДИНАЦІЙНИЙ ШТАБ З ПИТАНЬ ПОВОДЖЕННЯ З ВІЙСЬКОВОПОЛОНЕНИМИ', 'МОРПІХИ']</text:p>
      <text:p text:style-name="P4">
类别: News</text:p>
      <!--METADATA-->
      <text:p text:style-name="P4">
<draw:frame draw:style-name="fr1" draw:name="Image30" text:anchor-type="as-char" svg:width="6.9236in" svg:height="4.823441in" draw:z-index="0">
<draw:image xlink:href="../Images/AРМІЯINFORM/2023-05-23T51-00-00-04-00/ksh3-7.jpg" xlink:type="simple" xlink:show="embed" xlink:actuate="onLoad" draw:mime-type="image/jpeg"/>
</draw:frame>
协调总部会见了海军陆战队军事军人的家人，以反击米哈伊尔·比林斯基(Mikhail Bilynsky)命名。 囚犯和海军陆战队失踪人员的囚犯传达了协调总部的代表。</text:p>
      <text:p text:style-name="P4">
关于它<text:a xlink:type="simple" xlink:href="https://t.me/Koord_shtab/1099" text:style-name="Internet_20_link" text:visited-style-name="Visited_20_Internet_20_Link">
报告</text:a>
协调询问战俘的询问总部。</text:p>
      <text:p text:style-name="P4">
会议期间讨论的问题之一涉及信息安全。 员工代表提请注意以下事实：敌人非常活跃于vinformation空间，并使用任何可用的工具来进行操纵和误导乌克兰公民，尤其是军方的亲戚。 由侵略者国家控制的信息站点正在复制旨在破坏乌克兰社会化稳定的信息。</text:p>
      <text:p text:style-name="P4">
它应该非常警惕和批评不听话来源获得的信息。 在发表媒体资源评论或进行公共活动时，值得考虑所有可能的风险，绝不会披露可能损害仍处于俄罗斯囚禁的人的信息。</text:p>
      <text:p text:style-name="P4">
关于捍卫者和捍卫者的囚犯的位置，工作人员的代表指出，俄罗斯没有提供官方信息。 但是，有关拘留地点的信息来自其他来源。 应当指出的是，有关战俘的位置的信息对交换过程没有直接影响。 这项工作也正在返回不同拘留所的囚犯，这些囚犯既位于俄罗斯联邦和及时占领的乌克兰领土。</text:p>
      <text:p text:style-name="P4">
News Source: <text:a xlink:type="simple" xlink:href="https://armyinform.com.ua/2023/05/23/rodychi-polonenyh-morpihiv-zustrilysya-z-predstavnykamy-koordynaczijnogo-shtabu-2/" text:style-name="Internet_20_link" text:visited-style-name="Visited_20_Internet_20_Link">
https://armyinform.com.ua/2023/05/23/rodychi-polonenyh-morpihiv-zustrilysya-z-predstavnykamy-koordynaczijnogo-shtabu-2/</text:a>
</text:p>
      <!--NEWS-->
      <text:h text:style-name="P10" text:outline-level="1">
<text:span text:style-name="T4">
乌克兰脱离乌克兰：八枚航空炸弹每天被烟火中和</text:span>
</text:h>
      <text:p text:style-name="P4">
作者: ['АРМІЯINFORM']</text:p>
      <text:p text:style-name="P4">
时间: 2023-05-23T52:00:00-04:00</text:p>
      <text:p text:style-name="P4">
描述: 借出了22次伤害，乌克兰持有人服务的Pirotechnici Pirozhili ...与乌克兰2022年的战争，与乌克兰与乌克兰的最新新闻，今天与乌克兰的新闻战争，今天与乌克兰的新闻战争，今天将在乌克兰和俄罗斯之间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5/medium.jpg" text:style-name="Internet_20_link" text:visited-style-name="Visited_20_Internet_20_Link">
medium.jpg</text:a>
']</text:p>
      <text:p text:style-name="P4">
标签: ['ВІЙНА', 'ВТОРГНЕННЯ РФ', 'ДСНС УКРАЇНИ', 'РОЗМІНУВАННЯ']</text:p>
      <text:p text:style-name="P4">
类别: News</text:p>
      <!--METADATA-->
      <text:p text:style-name="P4">
<draw:frame draw:style-name="fr1" draw:name="Image31" text:anchor-type="as-char" svg:width="6.9236in" svg:height="3.89908in" draw:z-index="0">
<draw:image xlink:href="../Images/AРМІЯINFORM/2023-05-23T52-00-00-04-00/medium.jpg" xlink:type="simple" xlink:show="embed" xlink:actuate="onLoad" draw:mime-type="image/jpeg"/>
</draw:frame>
<text:span text:style-name="T4">
在5月22日的最后一天</text:span>
州紧急服务服务的烟火单位<text:span text:style-name="T4">
 151次</text:span>
参与了任务的完成。</text:p>
      <text:p text:style-name="P4">
关于这个<text:a xlink:type="simple" xlink:href="https://www.kmu.gov.ua/news/operatyvna-5informatsiia-dsns-shchodo-naslidkiv-vedennia-boiovykh-dii-rosiiskoiu-federatsiieiu-ta-diialnosti-pirotekhnichnykh-pidrozdiliv-sluzhby" text:style-name="Internet_20_link" text:visited-style-name="Visited_20_Internet_20_Link">
<text:span text:style-name="T5">
报告</text:span>
</text:a>
政府门户。</text:p>
      <text:p text:style-name="P4">
发现，扣押和处置了5609个单位。牙科物体，包括8个单位航空炸弹。 检查(清除)超过349.37公顷的领土。</text:p>
      <text:p text:style-name="P4">
背景：从乌克兰俄罗斯联合会的大规模侵略开始，乌克兰SES的烟火单位就参与了<text:span text:style-name="T4">
 49 425次</text:span>
，以完成我的任务。 处置<text:span text:style-name="T4">
 388 636-排定物品</text:span>
，包括<text:span text:style-name="T4">
 2 249 </text:span>
 <text:span text:style-name="T4">
航空炸弹</text:span>
。(清除)面积<text:span text:style-name="T4">
 86 529公顷</text:span>
。</text:p>
      <text:p text:style-name="P4">
总共剩下174,000平方米。 潜在危险领土的公里，占该州总面积的30％。</text:p>
      <text:p text:style-name="P4">
News Source: <text:a xlink:type="simple" xlink:href="https://armyinform.com.ua/2023/05/23/rozminuvannya-ukrayiny-za-dobu-pirotehniky-zneshkodyly-visim-aviaczijnyh-bomb/" text:style-name="Internet_20_link" text:visited-style-name="Visited_20_Internet_20_Link">
https://armyinform.com.ua/2023/05/23/rozminuvannya-ukrayiny-za-dobu-pirotehniky-zneshkodyly-visim-aviaczijnyh-bomb/</text:a>
</text:p>
      <!--NEWS-->
      <text:h text:style-name="P10" text:outline-level="1">
<text:span text:style-name="T4">
被俄罗斯特工拘留在Cherkasy中，威胁着终身紫外线’</text:span>
</text:h>
      <text:p text:style-name="P4">
作者: ['АРМІЯINFORM']</text:p>
      <text:p text:style-name="P4">
时间: 2023-05-23T53:00:00-04:00</text:p>
      <text:p text:style-name="P4">
描述: 关于俄罗斯联合会一词总参谋长的首席管理人员的Cherkashchini Vikrit代理（Bilsh Vidomoy ...与乌克兰2022年的战争，与乌克兰与乌克兰的最新新闻战争，今天与乌克兰2022年的新闻战争，今天，战争会有一场战争，将会有一场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5/d9129456ff13f89e9b05b636caf0cb10.jpeg" text:style-name="Internet_20_link" text:visited-style-name="Visited_20_Internet_20_Link">
d9129456ff13f89e9b05b636caf0cb10.jpeg</text:a>
']</text:p>
      <text:p text:style-name="P4">
标签: ['STOPRUSSIA', 'АГРЕСІЯ РФ', 'ВТОРГНЕННЯ РФ']</text:p>
      <text:p text:style-name="P4">
类别: News</text:p>
      <!--METADATA-->
      <text:p text:style-name="P4">
<draw:frame draw:style-name="fr1" draw:name="Image32" text:anchor-type="as-char" svg:width="6.9236in" svg:height="4.615733in" draw:z-index="0">
<draw:image xlink:href="../Images/AРМІЯINFORM/2023-05-23T53-00-00-04-00/d9129456ff13f89e9b05b636caf0cb10.jpeg" xlink:type="simple" xlink:show="embed" xlink:actuate="onLoad" draw:mime-type="image/jpeg"/>
</draw:frame>
在切尔卡斯地区(众所周知的游戏)他在乌克兰的乌克兰军事和防空系统的基地和永久地位的地方收集了情报。</text:p>
      <text:p text:style-name="P4">
袭击者是赫尔森地区暂时占领的地区的居民，在大规模入侵的开始时，他支持了入侵者，并在针对乌克兰的战争中提出了援助。</text:p>
      <text:p text:style-name="P4">
随后，通过Messenger释放了俄罗斯语音情报的人员，并具有“提议”的“提议”。 在他的指示下，代理人被向Cherkasy地区提供了一分钟的情报和颠覆活动。</text:p>
      <text:p text:style-name="P4">
在该地区的领土上，叛徒收集了有关Silobolophe和关键基础设施位置的信息。 他对防空系统，乌克兰军事医院以及工厂，桥梁和水坝的位置特别感兴趣。</text:p>
      <text:p text:style-name="P4">
俄罗斯代理商收到的信息以电子希的形式传输给了占领者，并确认照片。 叛徒在乌克兰关键基础设施的照片固定期间被拘留，并将相关的“报告”转让给俄罗斯军事情报。</text:p>
      <text:p text:style-name="P4">
根据收集的证据，他被告知涉嫌在戒严令中犯下的叛国罪。 攻击者受到终身剥夺的威胁。</text:p>
      <text:p text:style-name="P4">
<text:span text:style-name="T4">
来源：</text:span>
 <text:a xlink:type="simple" xlink:href="https://ssu.gov.ua/novyny/sbu-zatrymala-u-cherkasakh-rosiiskoho-ahenta-pid-chas-koryhuvannia-nym-vorozhoho-udaru-po-mistu" text:style-name="Internet_20_link" text:visited-style-name="Visited_20_Internet_20_Link">
<text:span text:style-name="T5">
sbu</text:span>
</text:a>
</text:p>
      <text:p text:style-name="P4">
News Source: <text:a xlink:type="simple" xlink:href="https://armyinform.com.ua/2023/05/23/zatrymanomu-u-cherkasah-rosijskomu-agentu-zagrozhuye-dovichne-uvyaznennya/" text:style-name="Internet_20_link" text:visited-style-name="Visited_20_Internet_20_Link">
https://armyinform.com.ua/2023/05/23/zatrymanomu-u-cherkasah-rosijskomu-agentu-zagrozhuye-dovichne-uvyaznennya/</text:a>
</text:p>
      <!--NEWS-->
      <text:h text:style-name="P10" text:outline-level="1">
<text:span text:style-name="T4">
在国家支持服务的单位中，有5名妇女已经执行魔术任务</text:span>
</text:h>
      <text:p text:style-name="P4">
作者: ['Андрій Задубінний']</text:p>
      <text:p text:style-name="P4">
时间: 2023-05-23T54:00:00-04:00</text:p>
      <text:p text:style-name="P4">
描述: Forest Fakhivtsiv-saperev for izhener-saperdrodni pirzdіliv hold of special special ... War with Ukraine 2022, war with Ukraine Latest news today, News War with Ukraine 2022 Last today, will there be a war between Ukraine and Russia and when, the war他们在2022年与乌克兰有一年</text:p>
      <text:p text:style-name="P4">
图片: ['<text:a xlink:type="simple" xlink:href="https://armyinform.com.ua/wp-content/uploads/2023/05/konopelnyuk7.jpg" text:style-name="Internet_20_link" text:visited-style-name="Visited_20_Internet_20_Link">
konopelnyuk7.jpg</text:a>
']</text:p>
      <text:p text:style-name="P4">
标签: ['MILITARY MEDIA CENTER', 'ВТОРГНЕННЯ РФ', 'ДЕРЖСПЕЦТРАНССЛУЖБА', 'ДССТ', 'ЖІНКИ', 'МИХАЙЛО КОНОПЕЛЬНЮК', 'МІНОБОРОНИ', 'РОЗМІНУВАННЯ', 'САПЕРИ']</text:p>
      <text:p text:style-name="P4">
类别: News</text:p>
      <!--METADATA-->
      <text:p text:style-name="P4">
<draw:frame draw:style-name="fr1" draw:name="Image33" text:anchor-type="as-char" svg:width="6.9236in" svg:height="4.615733in" draw:z-index="0">
<draw:image xlink:href="../Images/AРМІЯINFORM/2023-05-23T54-00-00-04-00/konopelnyuk7.jpg" xlink:type="simple" xlink:show="embed" xlink:actuate="onLoad" draw:mime-type="image/jpeg"/>
</draw:frame>
Mikhail Konopelnyuk</text:p>
      <text:p text:style-name="P4">
培训乌克兰国防部的州特殊运输服务的工程和SAPL部门的专家培训，尤其是在国家支持服务培训中心举行的Divers-Sapers-IS。 为此，准备了适当的材料和技术基础，准备了TABATT组成的培训计划。 国家许可也是从“ Saper”和“ Dav”职业的教育饮酒专家那里获得的。 在培训和提交期末考试后，人员将获得陈述证书。 这是由乌克兰中尉Mikhailokonopenpelnyuk上校的国家特别交通服务部的高级官员报告的<text:a xlink:type="simple" xlink:href="https://armyinform.com.ua/2023/05/23/bryfing-shhodo-rozminuvannya-terytorij-za-uchasti-predstavnyka-derzhspecztranssluzhby-mou/" text:style-name="Internet_20_link" text:visited-style-name="Visited_20_Internet_20_Link">
简报</text:a>
在军事媒体中心。</text:p>
      <text:p text:style-name="P4">
根据科诺普尔尼克上校的说法，成为一名人是最有意识的选择：一个人应该在心理上准备与素描有关的辛勤工作。 因此，第一阶段是对专业健身的测试。 之后 - 训练。 那些在完成后成功通过考试的人将成为隔离者，并将被允许挖掘。</text:p>
      <text:p text:style-name="P4">
Mikhail Konopelnyuk上校强调，在乌克兰，越来越多的妇女将不得不掌握Saper的职业。 在国家支持服务的单位中，已经有5个女性账面任务用于脱灵，目前正在进行另一项研究课程。</text:p>
      <text:p text:style-name="P4">
为了准备乌克兰州州教育机构的牧师，积极与其他国家合作，由国际矿工持有(如何：FSD乌克兰，Thehalo Trust，drc，Tetratech等。).</text:p>
      <text:p text:style-name="P4">
— Налагодження зв’язків та співпраці з іноземними партнерами пришвидшитьпроцес підготовки кваліфікованих фахівців з розмінування та допоможезабезпечити необхідним спорядженням саперів, — зазначив підполковникКонопельнюк.</text:p>
      <text:p text:style-name="P4">
Під час розмінування сапери завжди мають бути готові до того, що виявленийвибухонебезпечний предмет може бути із «сюрпризом». Як зазначив підполковникКонопельнюк, ворог застосовує різноманітні варіанти мінування, застосовуєміни-пастки та міни-сюрпризи, нестандартне встановлення інженернихбоєприпасів.</text:p>
      <text:p text:style-name="P4">
— Чим довше територія перебувала під окупацією, тим більше вона забрудненамінами, боєприпасами та іншими вибухонебезпечними предметами від веденнябойових дій, — повідомив офіцер.</text:p>
      <ul>
        <li>
最新的技术首先保留了人员的生活，垫子提高了降解的效率。 如今，建立了吉斯普利人们，志愿者，国际组织在现代设备供应方面的工作。 Konopelnyuk上校说，我们已经开放并准备与任何可以提供帮助的人合作。</li>
      </ul>
      <text:p text:style-name="P4">
<text:span text:style-name="T5">
foto dmitry Yurchenko</text:span>
</text:p>
      <text:p text:style-name="P4">
News Source: <text:a xlink:type="simple" xlink:href="https://armyinform.com.ua/2023/05/23/u-pidrozdilah-derzhspecztranssluzhby-vzhe-5-zhinok-vykonuyut-zavdannya-z-rozminuvannya/" text:style-name="Internet_20_link" text:visited-style-name="Visited_20_Internet_20_Link">
https://armyinform.com.ua/2023/05/23/u-pidrozdilah-derzhspecztranssluzhby-vzhe-5-zhinok-vykonuyut-zavdannya-z-rozminuvannya/</text:a>
</text:p>
      <!--NEWS-->
      <text:h text:style-name="P10" text:outline-level="1">
<text:span text:style-name="T4">
在波兰，随着谅解备忘录的参与，北约进行了改善军事教育的会议。</text:span>
</text:h>
      <text:p text:style-name="P4">
作者: ['АРМІЯINFORM']</text:p>
      <text:p text:style-name="P4">
时间: 2023-05-23T55:00:00-04:00</text:p>
      <text:p text:style-name="P4">
描述: 乌克兰国防辩护的代表在明斯特国防的监狱中摔跤...与乌克兰2022年的战争，与乌克兰的最新新闻，今天与乌克兰的新闻，乌克兰2022年最后一次战争，乌克兰和俄罗斯，俄罗斯，俄罗斯，俄罗斯，俄罗斯和俄罗斯和俄罗斯之间的战争将会他们说，当2022年2022年与乌克兰的战争是否一年，他们是否会在不久的将来与乌克兰进行战争，他们说，今天与乌克兰的战争，今天的乌克兰新闻，乌克兰的新闻，乌克兰媒体的俄罗斯媒体新闻</text:p>
      <text:p text:style-name="P4">
图片: ['<text:a xlink:type="simple" xlink:href="https://armyinform.com.ua/wp-content/uploads/2023/05/347142295_571918564980959_3332919817850242818_n.jpg" text:style-name="Internet_20_link" text:visited-style-name="Visited_20_Internet_20_Link">
347142295_571918564980959_3332919817850242818_n.jpg</text:a>
', '<text:a xlink:type="simple" xlink:href="https://armyinform.com.ua/wp-content/uploads/2023/05/347226515_703233264901574_4412928855846871041_n.jpg" text:style-name="Internet_20_link" text:visited-style-name="Visited_20_Internet_20_Link">
347226515_703233264901574_4412928855846871041_n.jpg</text:a>
']</text:p>
      <text:p text:style-name="P4">
标签: ['DEEP-UKRAINE', 'ВОЛОДИМИР МІРНЕНКО', 'ДЕПАРТАМЕНТ ВІЙСЬКОВОЇ ОСВІТИ І НАУКИ', 'ЛИТПОЛУКРБРИГ', 'ОЛЕКСАНДР ПАВЛЮК']</text:p>
      <text:p text:style-name="P4">
类别: News</text:p>
      <!--METADATA-->
      <text:p text:style-name="P4">
<draw:frame draw:style-name="fr1" draw:name="Image34" text:anchor-type="as-char" svg:width="6.9236in" svg:height="3.611811in" draw:z-index="0">
<draw:image xlink:href="../Images/AРМІЯINFORM/2023-05-23T55-00-00-04-00/347142295_571918564980959_3332919817850242818_n.jpg" xlink:type="simple" xlink:show="embed" xlink:actuate="onLoad" draw:mime-type="image/jpeg"/>
</draw:frame>
乌克兰国防部的代表团由乌克兰中尉亚历山大·帕夫林(Alexander Pavlyuk)的第一任副部长主持，参加了年度评估会议的声明。卢布林(波兰共和国)在大巴 - 乌克兰大队以康斯坦丁·奥斯特罗斯基王子的名字命名(litperation).</text:p>
      <text:p text:style-name="P4">
Про це<text:a xlink:type="simple" xlink:href="https://www.facebook.com/DepartmentMilitaryEducationScienceMOD.UA/posts/pfbid02SjWb47dAiHipBV7p5ADLMEsos4HDNxP7VvnXGxVABA2FNTw7x9MNLsJMcKgRJWACl" text:style-name="Internet_20_link" text:visited-style-name="Visited_20_Internet_20_Link">
повідомляє</text:a>
乌克兰国防部军事教育与科学系。</text:p>
      <text:p text:style-name="P4">
“每个人都希望变得更好。 因此，我们不会放慢军事教育和准备系统中定性变化的速度。 这一战略领域的改革是我们在战场上胜利的关键。 我感谢外国顾问和专家对变革措施的全面支持，我们的军事大学的教职人员的准备，参与对两个北约乌克兰计划中专业军事教育课程的教育计划的批评，” Oleksandr Pavlyuk说。</text:p>
      <text:p text:style-name="P4">
<draw:frame draw:style-name="fr1" draw:name="Image35" text:anchor-type="as-char" svg:width="6.9236in" svg:height="3.559884in" draw:z-index="0">
<draw:image xlink:href="../Images/AРМІЯINFORM/2023-05-23T55-00-00-04-00/347226515_703233264901574_4412928855846871041_n.jpg" xlink:type="simple" xlink:show="embed" xlink:actuate="onLoad" draw:mime-type="image/jpeg"/>
</draw:frame>
反过来，乌克兰国防部军事教育与科学系局长沃迪米尔·米尔南科(Volodymyr Mirnenko)强调了进一步发展军事教育生态系统的重要性，这是基于其所有组成部分，其所有组成部分的和谐组合的重要性包括发起的多级专业军事教育体系。</text:p>
      <text:p text:style-name="P4">
“目前，我们正在积极努力提高军事教育系统的灵活性，使用混合训练形式，考虑到军事挑战。要提出，重点是要教会战争中绝对需要的东西。乌克兰部队。</text:p>
      <text:p text:style-name="P4">
关于提高北约深乌克兰计划的能力的需求强调了(波兰共和国). Підсумовуючи напрацювання задесять років успішної роботи, він зазначив:</text:p>
      <text:p text:style-name="P4">
已经表达了有关系统教育发展的未来愿景的全面建议(美国). На його думку, у найближчому майбутньому слід зосередитися назалученні до освітнього процесу інструкторів-практиків та забезпеченніналежного внутрішнього контролю якості підготовки військових фахівців. Вінтакож схвально оцінив проміжні результати експерименту з апробації новоїорганізаційно-штатної J-структури у Військовій академії (M。Odesa)，由国防部与武装部队总参谋部一起发起。</text:p>
      <text:p text:style-name="P4">
就他的职业军事教育顾问代表在乌克兰Stasis Paldasnas中的代表(立陶宛)在军事教育和科学系的唯一领导下，他对与下一个北约乌克兰深乌克兰计划的富有成果合作表示了希望年。</text:p>
      <text:p text:style-name="P4">
应提醒，在活动中，与乌克兰国防部机构的高等教育机构和军事教育部门的代表分开会议，乌克兰涉及和解。</text:p>
      <text:p text:style-name="P4">
News Source: <text:a xlink:type="simple" xlink:href="https://armyinform.com.ua/2023/05/23/u-polshhi-za-uchasti-mou-vidbulasya-zustrich-ekspertiv-programy-nato-z-udoskonalennya-vijskovoyi-osvity/" text:style-name="Internet_20_link" text:visited-style-name="Visited_20_Internet_20_Link">
https://armyinform.com.ua/2023/05/23/u-polshhi-za-uchasti-mou-vidbulasya-zustrich-ekspertiv-programy-nato-z-udoskonalennya-vijskovoyi-osvity/</text:a>
</text:p>
      <!--NEWS-->
      <text:h text:style-name="P10" text:outline-level="1">
<text:span text:style-name="T4">
最高指挥官被授予乌克兰英雄的头衔授予两名海军陆战队军官</text:span>
</text:h>
      <text:p text:style-name="P4">
作者: ['АРМІЯINFORM']</text:p>
      <text:p text:style-name="P4">
时间: 2023-05-23T56:00:00-04:00</text:p>
      <text:p text:style-name="P4">
描述: 乌克兰乌克兰的Vidvannya oblevikh Zbroyni部队的PID小时在捍卫Vogledar -...与乌克兰2022年战争，与乌克兰与乌克兰的最新新闻，今天与乌克兰的新闻战争，今天上次与乌克兰的新闻战争，今天与乌克兰的2022年战争，乌克兰和俄罗斯和俄罗斯和俄罗斯之间的战争将会发生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5/4be8f235-f07a-4fcc-b5b3-40d4b28c559b.jpg" text:style-name="Internet_20_link" text:visited-style-name="Visited_20_Internet_20_Link">
4be8f235-f07a-4fcc-b5b3-40d4b28c559b.jpg</text:a>
', '<text:a xlink:type="simple" xlink:href="https://armyinform.com.ua/wp-content/uploads/2023/05/05aa2f43-0241-44e5-9c55-603c6ec856fd-150x150.jpg" text:style-name="Internet_20_link" text:visited-style-name="Visited_20_Internet_20_Link">
05aa2f43-0241-44e5-9c55-603c6ec856fd-150x150.jpg</text:a>
', '<text:a xlink:type="simple" xlink:href="https://armyinform.com.ua/wp-content/uploads/2023/05/photo_5433872055033514215_y-150x150.jpg" text:style-name="Internet_20_link" text:visited-style-name="Visited_20_Internet_20_Link">
photo_5433872055033514215_y-150x150.jpg</text:a>
', '<text:a xlink:type="simple" xlink:href="https://armyinform.com.ua/wp-content/uploads/2023/05/photo_5433872055033514220_y-150x150.jpg" text:style-name="Internet_20_link" text:visited-style-name="Visited_20_Internet_20_Link">
photo_5433872055033514220_y-150x150.jpg</text:a>
']</text:p>
      <text:p text:style-name="P4">
标签: ['ВОЛОДИМИР ЗЕЛЕНСЬКИЙ', 'ГЕРОЙ УКРАЇНИ', 'МОРСЬКА ПІХОТА', 'ПРЕЗИДЕНТ УКРАЇНИ']</text:p>
      <text:p text:style-name="P4">
类别: News</text:p>
      <!--METADATA-->
      <text:p text:style-name="P4">
<draw:frame draw:style-name="fr1" draw:name="Image36" text:anchor-type="as-char" svg:width="6.9236in" svg:height="4.61393in" draw:z-index="0">
<draw:image xlink:href="../Images/AРМІЯINFORM/2023-05-23T56-00-00-04-00/4be8f235-f07a-4fcc-b5b3-40d4b28c559b.jpg" xlink:type="simple" xlink:show="embed" xlink:actuate="onLoad" draw:mime-type="image/jpeg"/>
</draw:frame>
在乌克兰地区乌克兰武装部队在国防车道 - 乌克兰乌克兰弗拉基米尔·泽伦斯基总统的领先职位访问期间，有机会颁发了州颁奖典礼。</text:p>
      <text:p text:style-name="P4">
关于它<text:a xlink:type="simple" xlink:href="https://www.president.gov.ua/news/u-den-morskoyi-pihoti-prezident-ukrayini-vidvidav-peredovi-p-83109" text:style-name="Internet_20_link" text:visited-style-name="Visited_20_Internet_20_Link">
报告</text:a>
乌克兰总统办公室。</text:p>
      <text:p text:style-name="P4">
因此，对于个人的勇气和英雄主义而言，在国家保护乌克兰的保护和领土完整性中，对乌克兰人民的敬业服务授予了乌克兰英雄的头衔和由上校Yuri yuri antrienko发行的金星<text:span text:style-name="T4">
和</text:span>
 Mykola上校。</text:p>
      <text:p text:style-name="P4">
弗拉基米尔·泽伦斯基(Vladimir Zelensky)在捍卫乌克兰的个人勇气和奉献精神中，出生于Bohdan Khmelnytsky I，II和III学位的命令，II和III学位的“测量”，Olga III公主III学位和Danilagaligsky的命令。</text:p>
      <text:p text:style-name="P4">
<text:a xlink:type="simple" xlink:href="https://armyinform.com.ua/wp-content/uploads/2023/05/05aa2f43-0241-44e5-9c55-603c6ec856fd.jpg" text:style-name="Internet_20_link" text:visited-style-name="Visited_20_Internet_20_Link">
!(Images/AРМІЯINFORM/2023-05-23T56-00-00-04-00/05aa2f43-0241-44e5-9c55-603c6ec856fd-150x150.jpg)</text:a>
</text:p>
      <text:p text:style-name="P4">
<text:a xlink:type="simple" xlink:href="https://armyinform.com.ua/wp-content/uploads/2023/05/photo_5433872055033514215_y.jpg" text:style-name="Internet_20_link" text:visited-style-name="Visited_20_Internet_20_Link">
<draw:frame draw:style-name="fr1" draw:name="Image37" text:anchor-type="as-char" svg:width="6.9236in" svg:height="6.9236in" draw:z-index="0">
<draw:image xlink:href="../Images/AРМІЯINFORM/2023-05-23T56-00-00-04-00/photo_5433872055033514215_y-150x150.jpg" xlink:type="simple" xlink:show="embed" xlink:actuate="onLoad" draw:mime-type="image/jpeg"/>
</draw:frame>
</text:a>
</text:p>
      <text:p text:style-name="P4">
<text:a xlink:type="simple" xlink:href="https://armyinform.com.ua/wp-content/uploads/2023/05/photo_5433872055033514220_y.jpg" text:style-name="Internet_20_link" text:visited-style-name="Visited_20_Internet_20_Link">
<draw:frame draw:style-name="fr1" draw:name="Image38" text:anchor-type="as-char" svg:width="6.9236in" svg:height="6.9236in" draw:z-index="0">
<draw:image xlink:href="../Images/AРМІЯINFORM/2023-05-23T56-00-00-04-00/photo_5433872055033514220_y-150x150.jpg" xlink:type="simple" xlink:show="embed" xlink:actuate="onLoad" draw:mime-type="image/jpeg"/>
</draw:frame>
</text:a>
此外，为了纪念军事部队人员的高级专业精神，战斗优点，勇气和勇气，国家元首介绍了乌克兰总统“为勇气和勇气”武装部队，武装部队，勇气和勇气第35个单独的顾客及其单位：海军陆战队的第18个单独的Batalion和第137个单独的海军陆战队营，以及以Alexealmazov命名的第406个单独的炮兵旅，以及第140个单独的侦察营。</text:p>
      <text:p text:style-name="P4">
沃迪米尔·泽伦斯基(Volodymyr Zelensky)还授予了旅队总部的军事职务 - 阿普·安德罗索夫(Apu Androsov)海军海军军队的副指挥官。</text:p>
      <text:p text:style-name="P4">
News Source: <text:a xlink:type="simple" xlink:href="https://armyinform.com.ua/2023/05/23/verhovnyj-golovnokomanduvach-prysvoyiv-zvannya-geroya-ukrayiny-dvom-oficzeram-morskoyi-pihoty/" text:style-name="Internet_20_link" text:visited-style-name="Visited_20_Internet_20_Link">
https://armyinform.com.ua/2023/05/23/verhovnyj-golovnokomanduvach-prysvoyiv-zvannya-geroya-ukrayiny-dvom-oficzeram-morskoyi-pihoty/</text:a>
</text:p>
      <!--NEWS-->
      <text:h text:style-name="P10" text:outline-level="1">
<text:span text:style-name="T4">
在与国际矿工合作中，已经准备了30个DSST Sapper</text:span>
</text:h>
      <text:p text:style-name="P4">
作者: ['В’ячеслав Ржеутський']</text:p>
      <text:p text:style-name="P4">
时间: 2023-05-23T57:00:00-04:00</text:p>
      <text:p text:style-name="P4">
描述: 军事媒体中心的Pid Hour Briff高级Ofiber Viddilol Pidmmaked Adminitsishi ...与乌克兰2022年的战争，与乌克兰的最新消息，今天与乌克兰2022年的战争，今天与乌克兰战争，乌克兰和俄罗斯之间以及战争时，战争以及战争时，战争是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337873069_74855358-e1684831827380.jpg" text:style-name="Internet_20_link" text:visited-style-name="Visited_20_Internet_20_Link">
337873069_74855358-e1684831827380.jpg</text:a>
']</text:p>
      <text:p text:style-name="P4">
标签: ['MILITARY MEDIA CENTER', 'ДССТ', 'МИХАЙЛО КОНОПЕЛЬНЮК', 'САПЕРИ']</text:p>
      <text:p text:style-name="P4">
类别: News</text:p>
      <!--METADATA-->
      <text:p text:style-name="P4">
<draw:frame draw:style-name="fr1" draw:name="Image39" text:anchor-type="as-char" svg:width="6.9236in" svg:height="4.738339in" draw:z-index="0">
<draw:image xlink:href="../Images/AРМІЯINFORM/2023-05-23T57-00-00-04-00/337873069_74855358-e1684831827380.jpg" xlink:type="simple" xlink:show="embed" xlink:actuate="onLoad" draw:mime-type="image/jpeg"/>
</draw:frame>
在<text:a xlink:type="simple" xlink:href="https://armyinform.com.ua/2023/05/23/bryfing-shhodo-rozminuvannya-terytorij-za-uchasti-predstavnyka-derzhspecztranssluzhby-mou/" text:style-name="Internet_20_link" text:visited-style-name="Visited_20_Internet_20_Link">
简报</text:a>
乌克兰中尉米哈伊尔·科诺普尔尼(Mikhail Konopelniwaunniwaunniwaun)的州专业运输服务部支持部的VMILETIRE媒体中心高级官员在与国际次级活动运营商合作的框架中，大约有30个人，来自国家大规模入侵国家，大约有30个人 - 从大规模入侵国家 - 所有权开始的所有权。</text:p>
      <text:p text:style-name="P4">
据该官员说，在不列颠裔美国人信托基金，刚果民主共和国等人的支持下，在瑞士FCD的支持下进行了服务的准备。</text:p>
      <text:p text:style-name="P4">
根据在科索沃进行的培训结果。 该服务的士兵按照EOD 2和3标准持有适当的证书(爆炸军械处理).</text:p>
      <text:p text:style-name="P4">
Крім того, наразі триває підготовка ще 30 фахівців служби в межах спільногопроєкту з компанією TetraTech. Навчання відбувається на території Україні іззалученням інструкторів американської компанії.</text:p>
      <text:p text:style-name="P4">
<text:span text:style-name="T5">
Фото Дмитра Юрченка</text:span>
</text:p>
      <text:p text:style-name="P4">
News Source: <text:a xlink:type="simple" xlink:href="https://armyinform.com.ua/2023/05/23/u-mezhah-spivpraczi-z-mizhnarodnymy-operatoramy-protyminnoyi-diyalnosti-pidgotovleno-30-saperiv-dsst/" text:style-name="Internet_20_link" text:visited-style-name="Visited_20_Internet_20_Link">
https://armyinform.com.ua/2023/05/23/u-mezhah-spivpraczi-z-mizhnarodnymy-operatoramy-protyminnoyi-diyalnosti-pidgotovleno-30-saperiv-dsst/</text:a>
</text:p>
      <!--NEWS-->
      <text:h text:style-name="P10" text:outline-level="1">
<text:span text:style-name="T4">
安娜·马利亚（Anna Malyar）关于贝尔戈罗德地区的情况：这是可预测的俄罗斯内部危机</text:span>
</text:h>
      <text:p text:style-name="P4">
作者: ['АРМІЯINFORM']</text:p>
      <text:p text:style-name="P4">
时间: 2023-05-23T58:00:00-04:00</text:p>
      <text:p text:style-name="P4">
描述: Bєlgorodskiy地区的情况 - 罗斯伊斯卡危机的内部，牛...与乌克兰2022年的战争，与乌克兰与乌克兰的最新新闻战争，今天与乌克兰2022年上次与乌克兰的新闻战争，乌克兰和俄罗斯与俄罗斯之间以及战争之间将发生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2/12/5f6a5416.jpg" text:style-name="Internet_20_link" text:visited-style-name="Visited_20_Internet_20_Link">
5f6a5416.jpg</text:a>
']</text:p>
      <text:p text:style-name="P4">
标签: ['БЄЛГОРОДСЬКА ОБЛАСТЬ', 'ВІЙНА', 'ГАННА МАЛЯР']</text:p>
      <text:p text:style-name="P4">
类别: News</text:p>
      <!--METADATA-->
      <text:p text:style-name="P4">
<draw:frame draw:style-name="fr1" draw:name="Image40" text:anchor-type="as-char" svg:width="6.9236in" svg:height="4.615733in" draw:z-index="0">
<draw:image xlink:href="../Images/AРМІЯINFORM/2023-05-23T58-00-00-04-00/5f6a5416.jpg" xlink:type="simple" xlink:show="embed" xlink:actuate="onLoad" draw:mime-type="image/jpeg"/>
</draw:frame>
Gannamaars。 照片：Dmitry Yurchenko /陆军</text:p>
      <text:p text:style-name="P4">
Belgorod地区的局势是可预测的俄罗斯内部危机，即使对俄罗斯联邦进入乌克兰的大规模入侵也已经成熟。</text:p>
      <text:p text:style-name="P4">
关于乌克兰国防部副部长安娜·马里亚尔<text:a xlink:type="simple" xlink:href="https://t.me/annamaliar/791" text:style-name="Internet_20_link" text:visited-style-name="Visited_20_Internet_20_Link">
写道</text:a>
在电报中。</text:p>
      <text:p text:style-name="P4">
据我们所知，这些是俄罗斯的爱国者。 实际上叛乱的人是反普特蛋白政权。 因为普京对俄罗斯联邦的行为是因为他与我们与我们发动战争会导致对所有有意识的俄罗斯人的不满。 现在，他们现在得到护照是可耻的，他们为在世界上表现出来而感到羞耻，他们迟早是俄罗斯的公民，有必要导致Samedo现在在Belgorod地区发生的事情，”安娜·马利亚(Anna Malyar)解释说。</text:p>
      <text:p text:style-name="P4">
根据她的说法，俄罗斯公民已经知道应该改变这种制度。</text:p>
      <text:p text:style-name="P4">
“这个关键质量现在正聚集。 这不是突然出现的。这种不满逐渐积累。 也就是说，这是一种俄罗斯人，由公民渴望改变国家的政治制度并引起克里姆林宫已经解决的血腥战争所决定。”</text:p>
      <text:p text:style-name="P4">
News Source: <text:a xlink:type="simple" xlink:href="https://armyinform.com.ua/2023/05/23/ganna-malyar-pro-sytuacziyu-na-byelgorodshhyni-cze-peredbachuvana-vnutrishnya-rosijska-kryza/" text:style-name="Internet_20_link" text:visited-style-name="Visited_20_Internet_20_Link">
https://armyinform.com.ua/2023/05/23/ganna-malyar-pro-sytuacziyu-na-byelgorodshhyni-cze-peredbachuvana-vnutrishnya-rosijska-kryza/</text:a>
</text:p>
      <!--NEWS-->
      <text:h text:style-name="P10" text:outline-level="1">
<text:span text:style-name="T4">
由于俄罗斯联邦在九个地区炮击，两名平民被杀，11人受伤</text:span>
</text:h>
      <text:p text:style-name="P4">
作者: ['АРМІЯINFORM']</text:p>
      <text:p text:style-name="P4">
时间: 2023-05-23T59:00:00-04:00</text:p>
      <text:p text:style-name="P4">
描述: Rosiyski visyska的最后一遍是由乌克兰地区德文省的三位一体炮击。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photo_5431527604185321161_y-1.jpg" text:style-name="Internet_20_link" text:visited-style-name="Visited_20_Internet_20_Link">
photo_5431527604185321161_y-1.jpg</text:a>
']</text:p>
      <text:p text:style-name="P4">
标签: ['ВІЙНА', 'ОБСТРІЛИ РФ', 'ХАРКІВСЬКИЙ ТРИБУНАЛ']</text:p>
      <text:p text:style-name="P4">
类别: News</text:p>
      <!--METADATA-->
      <text:p text:style-name="P4">
<draw:frame draw:style-name="fr1" draw:name="Image41" text:anchor-type="as-char" svg:width="6.9236in" svg:height="4.537578in" draw:z-index="0">
<draw:image xlink:href="../Images/AРМІЯINFORM/2023-05-23T59-00-00-04-00/photo_5431527604185321161_y-1.jpg" xlink:type="simple" xlink:show="embed" xlink:actuate="onLoad" draw:mime-type="image/jpeg"/>
</draw:frame>
在最后一天，俄罗斯军队向乌克兰九个地区的领土开火。</text:p>
      <text:p text:style-name="P4">
关于它<text:a xlink:type="simple" xlink:href="https://t.me/militarymediacenter/2003" text:style-name="Internet_20_link" text:visited-style-name="Visited_20_Internet_20_Link">
报告</text:a>
军事媒体中心。</text:p>
      <text:p text:style-name="P4">
“总的来说，不同类型的武器(迫击炮，坦克，炮兵，RSZV，SCR，无人机，战术航空)释放了121个定居点和49个基础架构对象。</text:p>
      <text:p text:style-name="P4">
根据初步信息，在俄罗斯炮击中，两名平民被杀，11。</text:p>
      <text:p text:style-name="P4">
News Source: <text:a xlink:type="simple" xlink:href="https://armyinform.com.ua/2023/05/23/cherez-obstrily-rf-u-devyatoh-oblastyah-dvoye-lyudej-zagynulo-11-poraneno/" text:style-name="Internet_20_link" text:visited-style-name="Visited_20_Internet_20_Link">
https://armyinform.com.ua/2023/05/23/cherez-obstrily-rf-u-devyatoh-oblastyah-dvoye-lyudej-zagynulo-11-poraneno/</text:a>
</text:p>
      <!--NEWS-->
      <text:h text:style-name="P10" text:outline-level="1">
<text:span text:style-name="T4">
基辅地区已经开始三天的军事演习：不要报告设备的运动</text:span>
</text:h>
      <text:p text:style-name="P4">
作者: ['АРМІЯINFORM']</text:p>
      <text:p text:style-name="P4">
时间: 2023-05-23T60:00:00-04:00</text:p>
      <text:p text:style-name="P4">
描述: 猕猴桃tu kiwskiye Z 23至25 ads trivatimotimu naiskovi ...与乌克兰2022年的战争，与乌克兰与乌克兰的最新新闻，今天与乌克兰的新闻战争，今天与乌克兰2022年的新闻战争，乌克兰和俄罗斯之间的战争将与乌克兰和俄罗斯之间发生战争2022年，乌克兰是否会在不久的将来与乌克兰发生战争，他们说，与乌克兰的战争，今天的乌克兰新闻，乌克兰的新闻，乌克兰媒体在俄罗斯的乌克兰媒体</text:p>
      <text:p text:style-name="P4">
图片: ['<text:a xlink:type="simple" xlink:href="https://armyinform.com.ua/wp-content/uploads/2023/05/86ed782-41bac08f-d096-453f-87f1-f0c9de2e5576.jpg" text:style-name="Internet_20_link" text:visited-style-name="Visited_20_Internet_20_Link">
86ed782-41bac08f-d096-453f-87f1-f0c9de2e5576.jpg</text:a>
']</text:p>
      <text:p text:style-name="P4">
标签: ['ВІЙСЬКОВІ НАВЧАННЯ', 'КИЇВЩИНА']</text:p>
      <text:p text:style-name="P4">
类别: News</text:p>
      <!--METADATA-->
      <text:p text:style-name="P4">
<draw:frame draw:style-name="fr1" draw:name="Image42" text:anchor-type="as-char" svg:width="6.9236in" svg:height="3.883237in" draw:z-index="0">
<draw:image xlink:href="../Images/AРМІЯINFORM/2023-05-23T60-00-00-04-00/86ed782-41bac08f-d096-453f-87f1-f0c9de2e5576.jpg" xlink:type="simple" xlink:show="embed" xlink:actuate="onLoad" draw:mime-type="image/jpeg"/>
</draw:frame>
在基辅和基辅地区<text:span text:style-name="T4">
 </text:span>
 <text:span text:style-name="T4">
 </text:span>
 5月23日至25日**军事训练将继续参加基辅国防小组的单位。</text:p>
      <text:p text:style-name="P4">
关于它<text:a xlink:type="simple" xlink:href="https://www.facebook.com/UALandForces/posts/pfbid0fAdHBZ3CAfMcKLCbeUbhj2EAxwqjsWGpvwUyPWi85yMxnZkzW6fiLDWrKSnjdX2xl" text:style-name="Internet_20_link" text:visited-style-name="Visited_20_Internet_20_Link">
报告</text:a>
在武装部队的武装部队的指挥下。</text:p>
      <text:p text:style-name="P4">
在使用人员，人员配备设备和武器培训期间，将采取实际行动。</text:p>
      <text:p text:style-name="P4">
活动的目的是建立战斗(操作)准备和防御行动期间的能力。</text:p>
      <text:p text:style-name="P4">
_ <text:span text:style-name="T4">
与练习有关，将从重型设备的人员和移动中进行。</text:span>
 _</text:p>
      <text:p text:style-name="P4">
“我们要求公民保持镇定，不要向社交网络报告设备和人员的比例，”  - 强调了武装部队的指挥部队。</text:p>
      <text:p text:style-name="P4">
News Source: <text:a xlink:type="simple" xlink:href="https://armyinform.com.ua/2023/05/23/na-kyyivshhyni-rozpochalysya-trydenni-vijskovi-navchannya-ne-povidomlyajte-pro-peremishhennya-tehniky/" text:style-name="Internet_20_link" text:visited-style-name="Visited_20_Internet_20_Link">
https://armyinform.com.ua/2023/05/23/na-kyyivshhyni-rozpochalysya-trydenni-vijskovi-navchannya-ne-povidomlyajte-pro-peremishhennya-tehniky/</text:a>
</text:p>
      <!--NEWS-->
      <text:h text:style-name="P10" text:outline-level="1">
<text:span text:style-name="T4">
在乌克兰，创建了海军陆战队-Volodymyr Zelenskyy</text:span>
</text:h>
      <text:p text:style-name="P4">
作者: ['АРМІЯINFORM']</text:p>
      <text:p text:style-name="P4">
时间: 2023-05-23T61:00:00-04:00</text:p>
      <text:p text:style-name="P4">
描述: 乌克兰总统Volodimir Zelensky Zelensky的Taku，《变形小时》的PID小时...与乌克兰2022的战争，与乌克兰的最新新闻，今天与乌克兰2022年的新闻战争，今天，乌克兰和俄罗斯和俄罗斯和俄罗斯和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b22f02cbb0ed965ddea1d3f0950a785a_1684828117_extra_large-1.jpeg" text:style-name="Internet_20_link" text:visited-style-name="Visited_20_Internet_20_Link">
b22f02cbb0ed965ddea1d3f0950a785a_1684828117_extra_large-1.jpeg</text:a>
']</text:p>
      <text:p text:style-name="P4">
标签: ['ВОЛОДИМИР ЗЕЛЕНСЬКИЙ', 'ДЕНЬ МОРСЬКОЇ ПІХОТИ', 'КОРПУС МОРСЬКОЇ ПІХОТИ']</text:p>
      <text:p text:style-name="P4">
类别: News</text:p>
      <!--METADATA-->
      <text:p text:style-name="P4">
<draw:frame draw:style-name="fr1" draw:name="Image43" text:anchor-type="as-char" svg:width="6.9236in" svg:height="4.617948in" draw:z-index="0">
<draw:image xlink:href="../Images/AРМІЯINFORM/2023-05-23T61-00-00-04-00/b22f02cbb0ed965ddea1d3f0950a785a_1684828117_extra_large-1.jpeg" xlink:type="simple" xlink:show="embed" xlink:actuate="onLoad" draw:mime-type="image/jpeg"/>
</draw:frame>
这一声明是由乌克兰沃罗迪米尔·泽伦斯基(Ukraine Volodymyr Zelensky)总统在乌克兰武装部队在煤炭国防车道上的武装部队 - 马林卡(Marinka)到顿涅茨克(Donetsk)地区的职务的过程中发表的。</text:p>
      <text:p text:style-name="P4">
关于它<text:a xlink:type="simple" xlink:href="https://t.me/V_Zelenskiy_official/6341" text:style-name="Internet_20_link" text:visited-style-name="Visited_20_Internet_20_Link">
报告</text:a>
总统。</text:p>
      <text:p text:style-name="P4">
“今天，我很荣幸宣布，决定大大提高乌克兰海军陆战队的潜力 - 建立一支海洋步兵军。 国家将为发展重要，强大的部队的发展而产生一切。 为我们的舷窗配备现代武器，设备并创建新的海洋步兵旅。”总统说。</text:p>
      <text:p text:style-name="P4">
指挥官-in-司令也祝贺海军陆战队的圣人<text:a xlink:type="simple" xlink:href="https://armyinform.com.ua/2023/05/23/verhovnyj-golovnokomanduvach-prysvoyiv-zvannya-geroya-ukrayiny-dvom-oficzeram-morskoyi-pihoty/" text:style-name="Internet_20_link" text:visited-style-name="Visited_20_Internet_20_Link">
分配</text:a>
乌克兰英雄的头衔是两个海洋步兵军官。 Bohdan Khmelnitsky I，II和III学位的海军陆战队建筑物的负责人，II和III学位的“测量”，Olga III公主学位和Danilagalitsky的命令。</text:p>
      <text:p text:style-name="P4">
News Source: <text:a xlink:type="simple" xlink:href="https://armyinform.com.ua/2023/05/23/v-ukrayini-stvoryuyut-korpus-morskoyi-pihoty-volodymyr-zelenskyj/" text:style-name="Internet_20_link" text:visited-style-name="Visited_20_Internet_20_Link">
https://armyinform.com.ua/2023/05/23/v-ukrayini-stvoryuyut-korpus-morskoyi-pihoty-volodymyr-zelenskyj/</text:a>
</text:p>
      <!--NEWS-->
      <text:h text:style-name="P10" text:outline-level="1">
<text:span text:style-name="T4">
挪威教师与我们的战士一起使用NLAW进行基本行动</text:span>
</text:h>
      <text:p text:style-name="P4">
作者: ['АРМІЯINFORM']</text:p>
      <text:p text:style-name="P4">
时间: 2023-05-23T62:00:00-04:00</text:p>
      <text:p text:style-name="P4">
描述: Instruktori Norwegian Guards Heimevernet Forsvaret，Vidprait ...与乌克兰2022年的战争，与乌克兰的最新新闻战争，今天与乌克兰2022年的新闻战争，乌克兰和俄罗斯之间将发生战争2022否，他们说，在不久的将来会与乌克兰发动战争，他们说，与乌克兰的战争，今天的乌克兰新闻，乌克兰新闻，乌克兰的新闻在俄罗斯的乌克兰媒体</text:p>
      <text:p text:style-name="P4">
图片: ['<text:a xlink:type="simple" xlink:href="https://armyinform.com.ua/wp-content/uploads/2023/05/348574520_1615419945613539_7538370471957158398_n.jpg" text:style-name="Internet_20_link" text:visited-style-name="Visited_20_Internet_20_Link">
348574520_1615419945613539_7538370471957158398_n.jpg</text:a>
', '<text:a xlink:type="simple" xlink:href="https://armyinform.com.ua/wp-content/uploads/2023/05/348557995_259272826588402_4169231660657390455_n-–-kopiya-150x150.jpg" text:style-name="Internet_20_link" text:visited-style-name="Visited_20_Internet_20_Link">
348557995_259272826588402_4169231660657390455_n-–-kopiya-150x150.jpg</text:a>
', '<text:a xlink:type="simple" xlink:href="https://armyinform.com.ua/wp-content/uploads/2023/05/348621041_585008213697138_5044517131084127584_n-–-kopiya-150x150.jpg" text:style-name="Internet_20_link" text:visited-style-name="Visited_20_Internet_20_Link">
348621041_585008213697138_5044517131084127584_n-–-kopiya-150x150.jpg</text:a>
', '<text:a xlink:type="simple" xlink:href="https://armyinform.com.ua/wp-content/uploads/2023/05/348820445_1579247339267701_7123790562918821101_n-–-kopiya-150x150.jpg" text:style-name="Internet_20_link" text:visited-style-name="Visited_20_Internet_20_Link">
348820445_1579247339267701_7123790562918821101_n-–-kopiya-150x150.jpg</text:a>
', '<text:a xlink:type="simple" xlink:href="https://armyinform.com.ua/wp-content/uploads/2023/05/348871680_240175198654341_5519556128731491202_n-–-kopiya-150x150.jpg" text:style-name="Internet_20_link" text:visited-style-name="Visited_20_Internet_20_Link">
348871680_240175198654341_5519556128731491202_n-–-kopiya-150x150.jpg</text:a>
', '<text:a xlink:type="simple" xlink:href="https://armyinform.com.ua/wp-content/uploads/2023/05/348896331_1288664138733792_6211850704269034450_n-–-kopiya-150x150.jpg" text:style-name="Internet_20_link" text:visited-style-name="Visited_20_Internet_20_Link">
348896331_1288664138733792_6211850704269034450_n-–-kopiya-150x150.jpg</text:a>
', '<text:a xlink:type="simple" xlink:href="https://armyinform.com.ua/wp-content/uploads/2023/05/348925130_1199259034084780_5839084625869553326_n-–-kopiya-150x150.jpg" text:style-name="Internet_20_link" text:visited-style-name="Visited_20_Internet_20_Link">
348925130_1199259034084780_5839084625869553326_n-–-kopiya-150x150.jpg</text:a>
']</text:p>
      <text:p text:style-name="P4">
标签: ['NLAW', 'STOPRUSSIA', 'ВЕЛИКА БРИТАНІЯ', 'ВТОРГНЕННЯ РФ', 'НОРВЕГІЯ']</text:p>
      <text:p text:style-name="P4">
类别: News</text:p>
      <!--METADATA-->
      <text:p text:style-name="P4">
<draw:frame draw:style-name="fr1" draw:name="Image44" text:anchor-type="as-char" svg:width="6.9236in" svg:height="4.615733in" draw:z-index="0">
<draw:image xlink:href="../Images/AРМІЯINFORM/2023-05-23T62-00-00-04-00/348574520_1615419945613539_7538370471957158398_n.jpg" xlink:type="simple" xlink:show="embed" xlink:actuate="onLoad" draw:mime-type="image/jpeg"/>
</draw:frame>
挪威国民警卫队Heimevernet Fersvaret的讲师与乌克兰勇士一起使用敌人技术的基本动作。(https://www.facebook.com/GeneralStaff.ua/posts/pfbid0mSqpGgig7p34CHrfUPoYHgEny4DftbkSLGc7UCmrsSGKqyrmtngqvrPF7rGcvdhKl)乌克兰武装部队的总参谋部。</text:p>
      <text:p text:style-name="P4">
«挪威国民警卫队讲师Heimevernet Fersvaret，在跨国教育操作“互联网”的框架内在近战中。”消息写着。</text:p>
      <text:p text:style-name="P4">
<text:a xlink:type="simple" xlink:href="https://armyinform.com.ua/wp-content/uploads/2023/05/348557995_259272826588402_4169231660657390455_n-–-kopiya.jpg" text:style-name="Internet_20_link" text:visited-style-name="Visited_20_Internet_20_Link">
!(Images/AРМІЯINFORM/2023-05-23T62-00-00-04-00/348557995_259272826588402_4169231660657390455_n-–-kopiya-150x150.jpg)</text:a>
</text:p>
      <text:p text:style-name="P4">
<text:a xlink:type="simple" xlink:href="https://armyinform.com.ua/wp-content/uploads/2023/05/348621041_585008213697138_5044517131084127584_n-–-kopiya.jpg" text:style-name="Internet_20_link" text:visited-style-name="Visited_20_Internet_20_Link">
<draw:frame draw:style-name="fr1" draw:name="Image45" text:anchor-type="as-char" svg:width="6.9236in" svg:height="6.9236in" draw:z-index="0">
<draw:image xlink:href="../Images/AРМІЯINFORM/2023-05-23T62-00-00-04-00/348621041_585008213697138_5044517131084127584_n-–-kopiya-150x150.jpg" xlink:type="simple" xlink:show="embed" xlink:actuate="onLoad" draw:mime-type="image/jpeg"/>
</draw:frame>
</text:a>
</text:p>
      <text:p text:style-name="P4">
<text:a xlink:type="simple" xlink:href="https://armyinform.com.ua/wp-content/uploads/2023/05/348820445_1579247339267701_7123790562918821101_n-–-kopiya.jpg" text:style-name="Internet_20_link" text:visited-style-name="Visited_20_Internet_20_Link">
<draw:frame draw:style-name="fr1" draw:name="Image46" text:anchor-type="as-char" svg:width="6.9236in" svg:height="6.9236in" draw:z-index="0">
<draw:image xlink:href="../Images/AРМІЯINFORM/2023-05-23T62-00-00-04-00/348820445_1579247339267701_7123790562918821101_n-–-kopiya-150x150.jpg" xlink:type="simple" xlink:show="embed" xlink:actuate="onLoad" draw:mime-type="image/jpeg"/>
</draw:frame>
</text:a>
</text:p>
      <text:p text:style-name="P4">
<text:a xlink:type="simple" xlink:href="https://armyinform.com.ua/wp-content/uploads/2023/05/348871680_240175198654341_5519556128731491202_n-–-kopiya.jpg" text:style-name="Internet_20_link" text:visited-style-name="Visited_20_Internet_20_Link">
<draw:frame draw:style-name="fr1" draw:name="Image47" text:anchor-type="as-char" svg:width="6.9236in" svg:height="6.9236in" draw:z-index="0">
<draw:image xlink:href="../Images/AРМІЯINFORM/2023-05-23T62-00-00-04-00/348871680_240175198654341_5519556128731491202_n-–-kopiya-150x150.jpg" xlink:type="simple" xlink:show="embed" xlink:actuate="onLoad" draw:mime-type="image/jpeg"/>
</draw:frame>
</text:a>
</text:p>
      <text:p text:style-name="P4">
<text:a xlink:type="simple" xlink:href="https://armyinform.com.ua/wp-content/uploads/2023/05/348896331_1288664138733792_6211850704269034450_n-–-kopiya.jpg" text:style-name="Internet_20_link" text:visited-style-name="Visited_20_Internet_20_Link">
<draw:frame draw:style-name="fr1" draw:name="Image48" text:anchor-type="as-char" svg:width="6.9236in" svg:height="6.9236in" draw:z-index="0">
<draw:image xlink:href="../Images/AРМІЯINFORM/2023-05-23T62-00-00-04-00/348896331_1288664138733792_6211850704269034450_n-–-kopiya-150x150.jpg" xlink:type="simple" xlink:show="embed" xlink:actuate="onLoad" draw:mime-type="image/jpeg"/>
</draw:frame>
</text:a>
</text:p>
      <text:p text:style-name="P4">
注意到，这种培训可以提高获得的战斗技能，以在乌克兰武装部队的各种行动中提高部队的个人安全和安全性，以便军人可以熟练培训必要的战术知识来保护乌克兰。</text:p>
      <text:p text:style-name="P4">
在王国武装部队讲师的专家指导下，乌克兰的挪威地区武装部队为战斗条件做好了准备。</text:p>
      <text:p text:style-name="P4">
还报道说，挪威王国和英国英国和北爱尔兰的英国继续支持乌克兰人民与我们的国际伙伴融化，以对乌克兰的持续支持，以应对俄罗斯的持续侵犯，独立和民主的行为状态。</text:p>
      <text:p text:style-name="P4">
乌克兰内部事务部提醒人们，在到达2022年英国之后，王国国王国王的武装部队和军人的特遣队参与了乌克兰新兵的准备计划。与其他合作伙伴国家一起。</text:p>
      <text:p text:style-name="P4">
News Source: <text:a xlink:type="simple" xlink:href="https://armyinform.com.ua/2023/05/23/norvezki-instruktory-vidpraczovuyut-z-nashymy-voyinamy-zasadni-diyi-z-vykorystannyam-nlaw/" text:style-name="Internet_20_link" text:visited-style-name="Visited_20_Internet_20_Link">
https://armyinform.com.ua/2023/05/23/norvezki-instruktory-vidpraczovuyut-z-nashymy-voyinamy-zasadni-diyi-z-vykorystannyam-nlaw/</text:a>
</text:p>
      <!--NEWS-->
      <text:h text:style-name="P10" text:outline-level="1">
<text:span text:style-name="T4">
2023年，将为内部流离失所者节省社会付款</text:span>
</text:h>
      <text:p text:style-name="P4">
作者: ['АРМІЯINFORM']</text:p>
      <text:p text:style-name="P4">
时间: 2023-05-23T63:00:00-04:00</text:p>
      <text:p text:style-name="P4">
描述: TSOMO上的Yak Risor Portal在Vikacre'har-Minigra-Minigra Zwan中投票...与乌克兰2022年的战争，与乌克兰的最新新闻，今天与乌克兰2022年的新闻战争，今天将在乌克兰和俄罗斯和俄罗斯和俄罗斯和俄罗斯和俄罗斯和俄罗斯和俄罗斯之间发动战争当2022年与乌克兰与乌克兰的战争将在不久的将来与乌克兰战争，与乌克兰的战争，今天与乌克兰新闻，乌克兰新闻，乌克兰媒体在俄罗斯的乌克兰新闻</text:p>
      <text:p text:style-name="P4">
图片: ['<text:a xlink:type="simple" xlink:href="https://armyinform.com.ua/wp-content/uploads/2022/04/vereshhuk-4.jpg" text:style-name="Internet_20_link" text:visited-style-name="Visited_20_Internet_20_Link">
vereshhuk-4.jpg</text:a>
']</text:p>
      <text:p text:style-name="P4">
标签: ['ВНУТРІШНЬО ПЕРЕМІЩЕНІ ОСОБИ', 'ІРИНА ВЕРЕЩУК', 'МІНРЕІНТЕГРАЦІЇ', 'СОЦІАЛЬНА ДОПОМОГА']</text:p>
      <text:p text:style-name="P4">
类别: News</text:p>
      <!--METADATA-->
      <text:p text:style-name="P4">
<draw:frame draw:style-name="fr1" draw:name="Image49" text:anchor-type="as-char" svg:width="6.9236in" svg:height="4.615733in" draw:z-index="0">
<draw:image xlink:href="../Images/AРМІЯINFORM/2023-05-23T63-00-00-04-00/vereshhuk-4.jpg" xlink:type="simple" xlink:show="embed" xlink:actuate="onLoad" draw:mime-type="image/jpeg"/>
</draw:frame>
作为<text:a xlink:type="simple" xlink:href="https://www.kmu.gov.ua/news/u-2023-rotsi-budut-zberezheni-sotsialni-vyplaty-dlia-vnutrishno-peremishchenykh-osib" text:style-name="Internet_20_link" text:visited-style-name="Visited_20_Internet_20_Link">
传输</text:a>
政府门户网站是由Viceremier-Minister-Minister强调了临时界面领土的重新融合Irina Vereshchuk在其中一个电视频道的空中。</text:p>
      <text:p text:style-name="P4">
据她说，不能说大多数国内流离失所者已经获得了财务独立性。 因此，继续付出自己的钩子并竭尽全力非常重要。</text:p>
      <ul>
        <li>
我的位置保持不变 - 我们必须保留IIVPAC的IIVPAC，即 -  said viceremier-Minister。</li>
      </ul>
      <text:p text:style-name="P4">
乌克兰暂时占领领土的重新融入部还提醒该部是由该部开发的，并得到了国家内部行动政策对2025年期间内部运动的批准，尤其是从州提供国内流离失所者的IDPS 。</text:p>
      <text:p text:style-name="P4">
News Source: <text:a xlink:type="simple" xlink:href="https://armyinform.com.ua/2023/05/23/u-2023-roczi-budut-zberezheni-soczialni-vyplaty-dlya-vnutrishno-peremishhenyh-osib/" text:style-name="Internet_20_link" text:visited-style-name="Visited_20_Internet_20_Link">
https://armyinform.com.ua/2023/05/23/u-2023-roczi-budut-zberezheni-soczialni-vyplaty-dlya-vnutrishno-peremishhenyh-osib/</text:a>
</text:p>
      <!--NEWS-->
      <text:h text:style-name="P10" text:outline-level="1">
<text:span text:style-name="T4">
400多名海军陆战队在尼古拉夫接受了风暴贝雷帽</text:span>
</text:h>
      <text:p text:style-name="P4">
作者: ['Дмитро Завтонов']</text:p>
      <text:p text:style-name="P4">
时间: 2023-05-23T64:00:00-04:00</text:p>
      <text:p text:style-name="P4">
描述: 在Viiskovikh Parnes到Pidrodils Pikhotya Kosaryasya Sogodni，23个草药学家，与乌克兰2022年的战争，与乌克兰的最新新闻，今天与乌克兰的新闻战争，今天与乌克兰2022年上次与乌克兰的新闻战争，乌克兰和俄罗斯之间的战争以及何时，以及，何时战争，何时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5/golovna-70.jpg" text:style-name="Internet_20_link" text:visited-style-name="Visited_20_Internet_20_Link">
golovna-70.jpg</text:a>
', '<text:a xlink:type="simple" xlink:href="https://armyinform.com.ua/wp-content/uploads/2023/05/1-95-150x150.jpg" text:style-name="Internet_20_link" text:visited-style-name="Visited_20_Internet_20_Link">
1-95-150x150.jpg</text:a>
', '<text:a xlink:type="simple" xlink:href="https://armyinform.com.ua/wp-content/uploads/2023/05/2-81-150x150.jpg" text:style-name="Internet_20_link" text:visited-style-name="Visited_20_Internet_20_Link">
2-81-150x150.jpg</text:a>
', '<text:a xlink:type="simple" xlink:href="https://armyinform.com.ua/wp-content/uploads/2023/05/3-81-150x150.jpg" text:style-name="Internet_20_link" text:visited-style-name="Visited_20_Internet_20_Link">
3-81-150x150.jpg</text:a>
', '<text:a xlink:type="simple" xlink:href="https://armyinform.com.ua/wp-content/uploads/2023/05/4-74-150x150.jpg" text:style-name="Internet_20_link" text:visited-style-name="Visited_20_Internet_20_Link">
4-74-150x150.jpg</text:a>
', '<text:a xlink:type="simple" xlink:href="https://armyinform.com.ua/wp-content/uploads/2023/05/5-57-150x150.jpg" text:style-name="Internet_20_link" text:visited-style-name="Visited_20_Internet_20_Link">
5-57-150x150.jpg</text:a>
', '<text:a xlink:type="simple" xlink:href="https://armyinform.com.ua/wp-content/uploads/2023/05/6-48-150x150.jpg" text:style-name="Internet_20_link" text:visited-style-name="Visited_20_Internet_20_Link">
6-48-150x150.jpg</text:a>
', '<text:a xlink:type="simple" xlink:href="https://armyinform.com.ua/wp-content/uploads/2023/05/7-42-150x150.jpg" text:style-name="Internet_20_link" text:visited-style-name="Visited_20_Internet_20_Link">
7-42-150x150.jpg</text:a>
', '<text:a xlink:type="simple" xlink:href="https://armyinform.com.ua/wp-content/uploads/2023/05/8-31-150x150.jpg" text:style-name="Internet_20_link" text:visited-style-name="Visited_20_Internet_20_Link">
8-31-150x150.jpg</text:a>
', '<text:a xlink:type="simple" xlink:href="https://armyinform.com.ua/wp-content/uploads/2023/05/9-31-150x150.jpg" text:style-name="Internet_20_link" text:visited-style-name="Visited_20_Internet_20_Link">
9-31-150x150.jpg</text:a>
', '<text:a xlink:type="simple" xlink:href="https://armyinform.com.ua/wp-content/uploads/2023/05/10-32-150x150.jpg" text:style-name="Internet_20_link" text:visited-style-name="Visited_20_Internet_20_Link">
10-32-150x150.jpg</text:a>
', '<text:a xlink:type="simple" xlink:href="https://armyinform.com.ua/wp-content/uploads/2023/05/11-27-150x150.jpg" text:style-name="Internet_20_link" text:visited-style-name="Visited_20_Internet_20_Link">
11-27-150x150.jpg</text:a>
', '<text:a xlink:type="simple" xlink:href="https://armyinform.com.ua/wp-content/uploads/2023/05/12-20-150x150.jpg" text:style-name="Internet_20_link" text:visited-style-name="Visited_20_Internet_20_Link">
12-20-150x150.jpg</text:a>
']</text:p>
      <text:p text:style-name="P4">
标签: ['ВМС ЗС УКРАЇНИ', 'МОРСЬКА ПІХОТА']</text:p>
      <text:p text:style-name="P4">
类别: News</text:p>
      <!--METADATA-->
      <text:p text:style-name="P4">
<draw:frame draw:style-name="fr1" draw:name="Image50" text:anchor-type="as-char" svg:width="6.9236in" svg:height="4.615733in" draw:z-index="0">
<draw:image xlink:href="../Images/AРМІЯINFORM/2023-05-23T64-00-00-04-00/golovna-70.jpg" xlink:type="simple" xlink:show="embed" xlink:actuate="onLoad" draw:mime-type="image/jpeg"/>
</draw:frame>
5月23日，在乌克兰海军陆战队的军事部队和部队中，在乌克兰海军陆战队之际举行了庄严的事件。</text:p>
      <text:p text:style-name="P4">
穿风暴贝雷贝雷帽的权利是在心理障碍过程之后获得的，这是由于稳定，勇气，专业和勇气而在战斗任务执行有关保护和限制对武装部队的全面入侵的稳定，勇气，专业和勇气的结果乌克兰。</text:p>
      <text:p text:style-name="P4">
<text:a xlink:type="simple" xlink:href="https://armyinform.com.ua/wp-content/uploads/2023/05/1-95.jpg" text:style-name="Internet_20_link" text:visited-style-name="Visited_20_Internet_20_Link">
!(Images/AРМІЯINFORM/2023-05-23T64-00-00-04-00/1-95-150x150.jpg)</text:a>
</text:p>
      <text:p text:style-name="P4">
<text:a xlink:type="simple" xlink:href="https://armyinform.com.ua/wp-content/uploads/2023/05/2-81.jpg" text:style-name="Internet_20_link" text:visited-style-name="Visited_20_Internet_20_Link">
<draw:frame draw:style-name="fr1" draw:name="Image51" text:anchor-type="as-char" svg:width="6.9236in" svg:height="6.9236in" draw:z-index="0">
<draw:image xlink:href="../Images/AРМІЯINFORM/2023-05-23T64-00-00-04-00/2-81-150x150.jpg" xlink:type="simple" xlink:show="embed" xlink:actuate="onLoad" draw:mime-type="image/jpeg"/>
</draw:frame>
</text:a>
</text:p>
      <text:p text:style-name="P4">
<text:a xlink:type="simple" xlink:href="https://armyinform.com.ua/wp-content/uploads/2023/05/3-81.jpg" text:style-name="Internet_20_link" text:visited-style-name="Visited_20_Internet_20_Link">
<draw:frame draw:style-name="fr1" draw:name="Image52" text:anchor-type="as-char" svg:width="6.9236in" svg:height="6.9236in" draw:z-index="0">
<draw:image xlink:href="../Images/AРМІЯINFORM/2023-05-23T64-00-00-04-00/3-81-150x150.jpg" xlink:type="simple" xlink:show="embed" xlink:actuate="onLoad" draw:mime-type="image/jpeg"/>
</draw:frame>
</text:a>
</text:p>
      <text:p text:style-name="P4">
<text:a xlink:type="simple" xlink:href="https://armyinform.com.ua/wp-content/uploads/2023/05/4-74.jpg" text:style-name="Internet_20_link" text:visited-style-name="Visited_20_Internet_20_Link">
<draw:frame draw:style-name="fr1" draw:name="Image53" text:anchor-type="as-char" svg:width="6.9236in" svg:height="6.9236in" draw:z-index="0">
<draw:image xlink:href="../Images/AРМІЯINFORM/2023-05-23T64-00-00-04-00/4-74-150x150.jpg" xlink:type="simple" xlink:show="embed" xlink:actuate="onLoad" draw:mime-type="image/jpeg"/>
</draw:frame>
</text:a>
</text:p>
      <text:p text:style-name="P4">
<text:a xlink:type="simple" xlink:href="https://armyinform.com.ua/wp-content/uploads/2023/05/5-57.jpg" text:style-name="Internet_20_link" text:visited-style-name="Visited_20_Internet_20_Link">
<draw:frame draw:style-name="fr1" draw:name="Image54" text:anchor-type="as-char" svg:width="6.9236in" svg:height="6.9236in" draw:z-index="0">
<draw:image xlink:href="../Images/AРМІЯINFORM/2023-05-23T64-00-00-04-00/5-57-150x150.jpg" xlink:type="simple" xlink:show="embed" xlink:actuate="onLoad" draw:mime-type="image/jpeg"/>
</draw:frame>
</text:a>
</text:p>
      <text:p text:style-name="P4">
<text:a xlink:type="simple" xlink:href="https://armyinform.com.ua/wp-content/uploads/2023/05/6-48.jpg" text:style-name="Internet_20_link" text:visited-style-name="Visited_20_Internet_20_Link">
<draw:frame draw:style-name="fr1" draw:name="Image55" text:anchor-type="as-char" svg:width="6.9236in" svg:height="6.9236in" draw:z-index="0">
<draw:image xlink:href="../Images/AРМІЯINFORM/2023-05-23T64-00-00-04-00/6-48-150x150.jpg" xlink:type="simple" xlink:show="embed" xlink:actuate="onLoad" draw:mime-type="image/jpeg"/>
</draw:frame>
</text:a>
</text:p>
      <text:p text:style-name="P4">
<text:a xlink:type="simple" xlink:href="https://armyinform.com.ua/wp-content/uploads/2023/05/7-42.jpg" text:style-name="Internet_20_link" text:visited-style-name="Visited_20_Internet_20_Link">
<draw:frame draw:style-name="fr1" draw:name="Image56" text:anchor-type="as-char" svg:width="6.9236in" svg:height="6.9236in" draw:z-index="0">
<draw:image xlink:href="../Images/AРМІЯINFORM/2023-05-23T64-00-00-04-00/7-42-150x150.jpg" xlink:type="simple" xlink:show="embed" xlink:actuate="onLoad" draw:mime-type="image/jpeg"/>
</draw:frame>
</text:a>
</text:p>
      <text:p text:style-name="P4">
<text:a xlink:type="simple" xlink:href="https://armyinform.com.ua/wp-content/uploads/2023/05/8-31.jpg" text:style-name="Internet_20_link" text:visited-style-name="Visited_20_Internet_20_Link">
<draw:frame draw:style-name="fr1" draw:name="Image57" text:anchor-type="as-char" svg:width="6.9236in" svg:height="6.9236in" draw:z-index="0">
<draw:image xlink:href="../Images/AРМІЯINFORM/2023-05-23T64-00-00-04-00/8-31-150x150.jpg" xlink:type="simple" xlink:show="embed" xlink:actuate="onLoad" draw:mime-type="image/jpeg"/>
</draw:frame>
</text:a>
</text:p>
      <text:p text:style-name="P4">
<text:a xlink:type="simple" xlink:href="https://armyinform.com.ua/wp-content/uploads/2023/05/9-31.jpg" text:style-name="Internet_20_link" text:visited-style-name="Visited_20_Internet_20_Link">
<draw:frame draw:style-name="fr1" draw:name="Image58" text:anchor-type="as-char" svg:width="6.9236in" svg:height="6.9236in" draw:z-index="0">
<draw:image xlink:href="../Images/AРМІЯINFORM/2023-05-23T64-00-00-04-00/9-31-150x150.jpg" xlink:type="simple" xlink:show="embed" xlink:actuate="onLoad" draw:mime-type="image/jpeg"/>
</draw:frame>
</text:a>
</text:p>
      <text:p text:style-name="P4">
<text:a xlink:type="simple" xlink:href="https://armyinform.com.ua/wp-content/uploads/2023/05/10-32.jpg" text:style-name="Internet_20_link" text:visited-style-name="Visited_20_Internet_20_Link">
<draw:frame draw:style-name="fr1" draw:name="Image59" text:anchor-type="as-char" svg:width="6.9236in" svg:height="6.9236in" draw:z-index="0">
<draw:image xlink:href="../Images/AРМІЯINFORM/2023-05-23T64-00-00-04-00/10-32-150x150.jpg" xlink:type="simple" xlink:show="embed" xlink:actuate="onLoad" draw:mime-type="image/jpeg"/>
</draw:frame>
</text:a>
</text:p>
      <text:p text:style-name="P4">
<text:a xlink:type="simple" xlink:href="https://armyinform.com.ua/wp-content/uploads/2023/05/11-27.jpg" text:style-name="Internet_20_link" text:visited-style-name="Visited_20_Internet_20_Link">
<draw:frame draw:style-name="fr1" draw:name="Image60" text:anchor-type="as-char" svg:width="6.9236in" svg:height="6.9236in" draw:z-index="0">
<draw:image xlink:href="../Images/AРМІЯINFORM/2023-05-23T64-00-00-04-00/11-27-150x150.jpg" xlink:type="simple" xlink:show="embed" xlink:actuate="onLoad" draw:mime-type="image/jpeg"/>
</draw:frame>
</text:a>
</text:p>
      <text:p text:style-name="P4">
<text:a xlink:type="simple" xlink:href="https://armyinform.com.ua/wp-content/uploads/2023/05/12-20.jpg" text:style-name="Internet_20_link" text:visited-style-name="Visited_20_Internet_20_Link">
<draw:frame draw:style-name="fr1" draw:name="Image61" text:anchor-type="as-char" svg:width="6.9236in" svg:height="6.9236in" draw:z-index="0">
<draw:image xlink:href="../Images/AРМІЯINFORM/2023-05-23T64-00-00-04-00/12-20-150x150.jpg" xlink:type="simple" xlink:show="embed" xlink:actuate="onLoad" draw:mime-type="image/jpeg"/>
</draw:frame>
</text:a>
庆祝活动始于城市，以纪念那些为乌克兰的自由和正直而献出生命的人。 之后，联合风暴的指挥官占400多名海军陆战队。</text:p>
      <text:p text:style-name="P4">
此外，在活动期间，最好的军人受到州立的Nongorod，部门荣誉，宝贵的礼物和证书的鼓励。</text:p>
      <text:p text:style-name="P4">
News Source: <text:a xlink:type="simple" xlink:href="https://armyinform.com.ua/2023/05/23/ponad-400-morpihiv-otrymaly-shtormovi-berety-v-mykolayevi/" text:style-name="Internet_20_link" text:visited-style-name="Visited_20_Internet_20_Link">
https://armyinform.com.ua/2023/05/23/ponad-400-morpihiv-otrymaly-shtormovi-berety-v-mykolayevi/</text:a>
</text:p>
      <!--NEWS-->
      <text:h text:style-name="P10" text:outline-level="1">
<text:span text:style-name="T4">
CPD已发布了俄罗斯联邦误导运动的预测</text:span>
</text:h>
      <text:p text:style-name="P4">
作者: ['АРМІЯINFORM']</text:p>
      <text:p text:style-name="P4">
时间: 2023-05-23T65:00:00-04:00</text:p>
      <text:p text:style-name="P4">
描述: Informanine Wearth Mizhaya，乌克兰并不是要在Shiloka Klaynits的Mith妨碍您与乌克兰2022年的战争，与乌克兰的最新新闻，《与乌克兰的新闻战争》，今天与乌克兰2022年的战争，乌克兰之间的战争会发生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5/1-94.jpg" text:style-name="Internet_20_link" text:visited-style-name="Visited_20_Internet_20_Link">
1-94.jpg</text:a>
', '<text:a xlink:type="simple" xlink:href="https://armyinform.com.ua/wp-content/uploads/2023/05/2-80-150x150.jpg" text:style-name="Internet_20_link" text:visited-style-name="Visited_20_Internet_20_Link">
2-80-150x150.jpg</text:a>
', '<text:a xlink:type="simple" xlink:href="https://armyinform.com.ua/wp-content/uploads/2023/05/3-80-150x150.jpg" text:style-name="Internet_20_link" text:visited-style-name="Visited_20_Internet_20_Link">
3-80-150x150.jpg</text:a>
', '<text:a xlink:type="simple" xlink:href="https://armyinform.com.ua/wp-content/uploads/2023/05/4-73-150x150.jpg" text:style-name="Internet_20_link" text:visited-style-name="Visited_20_Internet_20_Link">
4-73-150x150.jpg</text:a>
', '<text:a xlink:type="simple" xlink:href="https://armyinform.com.ua/wp-content/uploads/2023/05/5-56-150x150.jpg" text:style-name="Internet_20_link" text:visited-style-name="Visited_20_Internet_20_Link">
5-56-150x150.jpg</text:a>
', '<text:a xlink:type="simple" xlink:href="https://armyinform.com.ua/wp-content/uploads/2023/05/6-47-150x150.jpg" text:style-name="Internet_20_link" text:visited-style-name="Visited_20_Internet_20_Link">
6-47-150x150.jpg</text:a>
', '<text:a xlink:type="simple" xlink:href="https://armyinform.com.ua/wp-content/uploads/2023/05/7-41-150x150.jpg" text:style-name="Internet_20_link" text:visited-style-name="Visited_20_Internet_20_Link">
7-41-150x150.jpg</text:a>
']</text:p>
      <text:p text:style-name="P4">
标签: ['РОСІЙСЬКА ПРОПАГАНДА', 'РОСІЙСЬКІ ФЕЙКИ', 'ЦПД РНБО']</text:p>
      <text:p text:style-name="P4">
类别: News</text:p>
      <!--METADATA-->
      <text:p text:style-name="P4">
<draw:frame draw:style-name="fr1" draw:name="Image62" text:anchor-type="as-char" svg:width="6.9236in" svg:height="3.894525in" draw:z-index="0">
<draw:image xlink:href="../Images/AРМІЯINFORM/2023-05-23T65-00-00-04-00/1-94.jpg" xlink:type="simple" xlink:show="embed" xlink:actuate="onLoad" draw:mime-type="image/jpeg"/>
</draw:frame>
俄罗斯和乌克兰之间的信息对抗并没有暂时消退，乌克兰人每天都在媒体上伪造。</text:p>
      <text:p text:style-name="P4">
关于它<text:a xlink:type="simple" xlink:href="https://www.facebook.com/protydiyadezinformatsiyi.cpd/posts/pfbid0k5mqgiek9ANSsSty7bYorHKEp1sGki7bC36QWTgC3F9Kv1FTXWgQU9mocYTKnA7wl" text:style-name="Internet_20_link" text:visited-style-name="Visited_20_Internet_20_Link">
报告</text:a>
在NSDC乌克兰打击错误信息中心。</text:p>
      <text:p text:style-name="P4">
“在分析了俄罗斯联合会的基本信息和心理特殊操作以及脱氮化事务运动之后，他们的打击错误信息中心的分析师定义了敌人可以实现完整性的Rostropaganda的发展方向，”  - 说。在中心的消息中。</text:p>
      <text:p text:style-name="P4">
<text:a xlink:type="simple" xlink:href="https://armyinform.com.ua/wp-content/uploads/2023/05/2-80.jpg" text:style-name="Internet_20_link" text:visited-style-name="Visited_20_Internet_20_Link">
!(Images/AРМІЯINFORM/2023-05-23T65-00-00-04-00/2-80-150x150.jpg)</text:a>
</text:p>
      <text:p text:style-name="P4">
<text:a xlink:type="simple" xlink:href="https://armyinform.com.ua/wp-content/uploads/2023/05/3-80.jpg" text:style-name="Internet_20_link" text:visited-style-name="Visited_20_Internet_20_Link">
<draw:frame draw:style-name="fr1" draw:name="Image63" text:anchor-type="as-char" svg:width="6.9236in" svg:height="6.9236in" draw:z-index="0">
<draw:image xlink:href="../Images/AРМІЯINFORM/2023-05-23T65-00-00-04-00/3-80-150x150.jpg" xlink:type="simple" xlink:show="embed" xlink:actuate="onLoad" draw:mime-type="image/jpeg"/>
</draw:frame>
</text:a>
</text:p>
      <text:p text:style-name="P4">
<text:a xlink:type="simple" xlink:href="https://armyinform.com.ua/wp-content/uploads/2023/05/4-73.jpg" text:style-name="Internet_20_link" text:visited-style-name="Visited_20_Internet_20_Link">
<draw:frame draw:style-name="fr1" draw:name="Image64" text:anchor-type="as-char" svg:width="6.9236in" svg:height="6.9236in" draw:z-index="0">
<draw:image xlink:href="../Images/AРМІЯINFORM/2023-05-23T65-00-00-04-00/4-73-150x150.jpg" xlink:type="simple" xlink:show="embed" xlink:actuate="onLoad" draw:mime-type="image/jpeg"/>
</draw:frame>
</text:a>
</text:p>
      <text:p text:style-name="P4">
<text:a xlink:type="simple" xlink:href="https://armyinform.com.ua/wp-content/uploads/2023/05/5-56.jpg" text:style-name="Internet_20_link" text:visited-style-name="Visited_20_Internet_20_Link">
<draw:frame draw:style-name="fr1" draw:name="Image65" text:anchor-type="as-char" svg:width="6.9236in" svg:height="6.9236in" draw:z-index="0">
<draw:image xlink:href="../Images/AРМІЯINFORM/2023-05-23T65-00-00-04-00/5-56-150x150.jpg" xlink:type="simple" xlink:show="embed" xlink:actuate="onLoad" draw:mime-type="image/jpeg"/>
</draw:frame>
</text:a>
</text:p>
      <text:p text:style-name="P4">
<text:a xlink:type="simple" xlink:href="https://armyinform.com.ua/wp-content/uploads/2023/05/6-47.jpg" text:style-name="Internet_20_link" text:visited-style-name="Visited_20_Internet_20_Link">
<draw:frame draw:style-name="fr1" draw:name="Image66" text:anchor-type="as-char" svg:width="6.9236in" svg:height="6.9236in" draw:z-index="0">
<draw:image xlink:href="../Images/AРМІЯINFORM/2023-05-23T65-00-00-04-00/6-47-150x150.jpg" xlink:type="simple" xlink:show="embed" xlink:actuate="onLoad" draw:mime-type="image/jpeg"/>
</draw:frame>
</text:a>
</text:p>
      <text:p text:style-name="P4">
<text:a xlink:type="simple" xlink:href="https://armyinform.com.ua/wp-content/uploads/2023/05/7-41.jpg" text:style-name="Internet_20_link" text:visited-style-name="Visited_20_Internet_20_Link">
<draw:frame draw:style-name="fr1" draw:name="Image67" text:anchor-type="as-char" svg:width="6.9236in" svg:height="6.9236in" draw:z-index="0">
<draw:image xlink:href="../Images/AРМІЯINFORM/2023-05-23T65-00-00-04-00/7-41-150x150.jpg" xlink:type="simple" xlink:show="embed" xlink:actuate="onLoad" draw:mime-type="image/jpeg"/>
</draw:frame>
</text:a>
</text:p>
      <text:p text:style-name="P4">
News Source: <text:a xlink:type="simple" xlink:href="https://armyinform.com.ua/2023/05/23/czpd-opublikuvav-prognoz-shhodo-dezinformaczijnyh-kampanij-rf/" text:style-name="Internet_20_link" text:visited-style-name="Visited_20_Internet_20_Link">
https://armyinform.com.ua/2023/05/23/czpd-opublikuvav-prognoz-shhodo-dezinformaczijnyh-kampanij-rf/</text:a>
</text:p>
      <!--NEWS-->
      <text:h text:style-name="P10" text:outline-level="1">
<text:span text:style-name="T4">
俄罗斯人对阿夫迪夫卡（Avdiivka）进行了罢工，受伤了</text:span>
</text:h>
      <text:p text:style-name="P4">
作者: ['АРМІЯINFORM']</text:p>
      <text:p text:style-name="P4">
时间: 2023-05-23T66:00:00-04:00</text:p>
      <text:p text:style-name="P4">
描述: RF ZS的Vnaslikov Aviaraketnaya项目在Avdevtski上，两个人的Shonaimen否认...与乌克兰2022年的战争，与乌克兰与乌克兰的最新新闻，今天与乌克兰的新闻战争，今天与乌克兰2022年上次与乌克兰的新闻战争，乌克兰和俄罗斯和俄罗斯和俄罗斯和俄罗斯之间以及俄罗斯和俄罗斯之间的战争将会，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kkoop.jpg" text:style-name="Internet_20_link" text:visited-style-name="Visited_20_Internet_20_Link">
kkoop.jpg</text:a>
', '<text:a xlink:type="simple" xlink:href="https://armyinform.com.ua/wp-content/uploads/2023/05/345599155_261313073048008_1418522272360842694_n-150x150.jpg" text:style-name="Internet_20_link" text:visited-style-name="Visited_20_Internet_20_Link">
345599155_261313073048008_1418522272360842694_n-150x150.jpg</text:a>
', '<text:a xlink:type="simple" xlink:href="https://armyinform.com.ua/wp-content/uploads/2023/05/345642330_168121272871131_4858895058470257507_n-150x150.jpg" text:style-name="Internet_20_link" text:visited-style-name="Visited_20_Internet_20_Link">
345642330_168121272871131_4858895058470257507_n-150x150.jpg</text:a>
', '<text:a xlink:type="simple" xlink:href="https://armyinform.com.ua/wp-content/uploads/2023/05/346501277_235076469140544_2179700375271512136_n-150x150.jpg" text:style-name="Internet_20_link" text:visited-style-name="Visited_20_Internet_20_Link">
346501277_235076469140544_2179700375271512136_n-150x150.jpg</text:a>
', '<text:a xlink:type="simple" xlink:href="https://armyinform.com.ua/wp-content/uploads/2023/05/346654327_1291726928218397_5097083726230333704_n-150x150.jpg" text:style-name="Internet_20_link" text:visited-style-name="Visited_20_Internet_20_Link">
346654327_1291726928218397_5097083726230333704_n-150x150.jpg</text:a>
', '<text:a xlink:type="simple" xlink:href="https://armyinform.com.ua/wp-content/uploads/2023/05/347643818_1924602081230458_7723491690235333803_n-150x150.jpg" text:style-name="Internet_20_link" text:visited-style-name="Visited_20_Internet_20_Link">
347643818_1924602081230458_7723491690235333803_n-150x150.jpg</text:a>
']</text:p>
      <text:p text:style-name="P4">
标签: ['STOPRUSSIA', 'АВДІЇВКА', 'ВОЄННІ ЗЛОЧИНИ ЗС РФ', 'ВТОРГНЕННЯ РФ']</text:p>
      <text:p text:style-name="P4">
类别: News</text:p>
      <!--METADATA-->
      <text:p text:style-name="P4">
<draw:frame draw:style-name="fr1" draw:name="Image68" text:anchor-type="as-char" svg:width="6.9236in" svg:height="5.771144in" draw:z-index="0">
<draw:image xlink:href="../Images/AРМІЯINFORM/2023-05-23T66-00-00-04-00/kkoop.jpg" xlink:type="simple" xlink:show="embed" xlink:actuate="onLoad" draw:mime-type="image/jpeg"/>
</draw:frame>
由于俄罗斯联邦在阿夫迪夫卡的武装部队机场，至少有两人受伤。</text:p>
      <text:p text:style-name="P4">
关于它<text:a xlink:type="simple" xlink:href="https://t.me/pavlokyrylenko_donoda/8107" text:style-name="Internet_20_link" text:visited-style-name="Visited_20_Internet_20_Link">
报告D</text:a>
Pavel Kirilenko，顿涅茨克地区军事管理。</text:p>
      <text:p text:style-name="P4">
声明说：“由于阿夫迪夫卡(Avdiivka)的飞行罢工，至少有两个人受伤。你看到照片中的后果。”</text:p>
      <text:p text:style-name="P4">
<text:a xlink:type="simple" xlink:href="https://armyinform.com.ua/wp-content/uploads/2023/05/345599155_261313073048008_1418522272360842694_n.jpg" text:style-name="Internet_20_link" text:visited-style-name="Visited_20_Internet_20_Link">
!(Images/AРМІЯINFORM/2023-05-23T66-00-00-04-00/345599155_261313073048008_1418522272360842694_n-150x150.jpg)</text:a>
</text:p>
      <text:p text:style-name="P4">
<text:a xlink:type="simple" xlink:href="https://armyinform.com.ua/wp-content/uploads/2023/05/345642330_168121272871131_4858895058470257507_n.jpg" text:style-name="Internet_20_link" text:visited-style-name="Visited_20_Internet_20_Link">
<draw:frame draw:style-name="fr1" draw:name="Image69" text:anchor-type="as-char" svg:width="6.9236in" svg:height="6.9236in" draw:z-index="0">
<draw:image xlink:href="../Images/AРМІЯINFORM/2023-05-23T66-00-00-04-00/345642330_168121272871131_4858895058470257507_n-150x150.jpg" xlink:type="simple" xlink:show="embed" xlink:actuate="onLoad" draw:mime-type="image/jpeg"/>
</draw:frame>
</text:a>
</text:p>
      <text:p text:style-name="P4">
<text:a xlink:type="simple" xlink:href="https://armyinform.com.ua/wp-content/uploads/2023/05/346501277_235076469140544_2179700375271512136_n.jpg" text:style-name="Internet_20_link" text:visited-style-name="Visited_20_Internet_20_Link">
<draw:frame draw:style-name="fr1" draw:name="Image70" text:anchor-type="as-char" svg:width="6.9236in" svg:height="6.9236in" draw:z-index="0">
<draw:image xlink:href="../Images/AРМІЯINFORM/2023-05-23T66-00-00-04-00/346501277_235076469140544_2179700375271512136_n-150x150.jpg" xlink:type="simple" xlink:show="embed" xlink:actuate="onLoad" draw:mime-type="image/jpeg"/>
</draw:frame>
</text:a>
</text:p>
      <text:p text:style-name="P4">
<text:a xlink:type="simple" xlink:href="https://armyinform.com.ua/wp-content/uploads/2023/05/346654327_1291726928218397_5097083726230333704_n.jpg" text:style-name="Internet_20_link" text:visited-style-name="Visited_20_Internet_20_Link">
<draw:frame draw:style-name="fr1" draw:name="Image71" text:anchor-type="as-char" svg:width="6.9236in" svg:height="6.9236in" draw:z-index="0">
<draw:image xlink:href="../Images/AРМІЯINFORM/2023-05-23T66-00-00-04-00/346654327_1291726928218397_5097083726230333704_n-150x150.jpg" xlink:type="simple" xlink:show="embed" xlink:actuate="onLoad" draw:mime-type="image/jpeg"/>
</draw:frame>
</text:a>
</text:p>
      <text:p text:style-name="P4">
<text:a xlink:type="simple" xlink:href="https://armyinform.com.ua/wp-content/uploads/2023/05/347643818_1924602081230458_7723491690235333803_n.jpg" text:style-name="Internet_20_link" text:visited-style-name="Visited_20_Internet_20_Link">
<draw:frame draw:style-name="fr1" draw:name="Image72" text:anchor-type="as-char" svg:width="6.9236in" svg:height="6.9236in" draw:z-index="0">
<draw:image xlink:href="../Images/AРМІЯINFORM/2023-05-23T66-00-00-04-00/347643818_1924602081230458_7723491690235333803_n-150x150.jpg" xlink:type="simple" xlink:show="embed" xlink:actuate="onLoad" draw:mime-type="image/jpeg"/>
</draw:frame>
</text:a>
还指出，俄罗斯占领和恐怖分子继续系统地和有条不紊地摧毁这座城市。</text:p>
      <text:p text:style-name="P4">
“自2014年以来，Avdiivka一直处于尊严和稳步的震撼入侵。 在他们的实用主义中，轻率的人诉诸于焦土的战术。 呆在那里的人(每天有1700多人)使自己处于危险之中。  - 撤离的机会和手段。 所有平民都必须沉迷于积极的战斗领域。 生活是无价的。 撤离!”。</text:p>
      <text:p text:style-name="P4">
News Source: <text:a xlink:type="simple" xlink:href="https://armyinform.com.ua/2023/05/23/rosiyany-zavdaly-aviaraketnogo-udaru-po-avdiyivczi-ye-poraneni/" text:style-name="Internet_20_link" text:visited-style-name="Visited_20_Internet_20_Link">
https://armyinform.com.ua/2023/05/23/rosiyany-zavdaly-aviaraketnogo-udaru-po-avdiyivczi-ye-poraneni/</text:a>
</text:p>
      <!--NEWS-->
      <text:h text:style-name="P10" text:outline-level="1">
<text:span text:style-name="T4">
俄罗斯人积极改变DNIEPER的左岸，并为燃料设定了障碍</text:span>
</text:h>
      <text:p text:style-name="P4">
作者: ['АРМІЯINFORM']</text:p>
      <text:p text:style-name="P4">
时间: 2023-05-23T67:00:00-04:00</text:p>
      <text:p text:style-name="P4">
描述: 关于Etermarathon“єIni新闻” Rospovyv Rephnik Opennaya部队的TSEE ...与乌克兰2022年的战争，与乌克兰的最新新闻，今天与乌克兰2022年的新闻战争，今天与乌克兰的新闻战争，乌克兰和俄罗斯和俄罗斯和俄罗斯之间的战争会发生，何时，何时，何时，何时，何时，何时，何时，何时与乌克兰在2022年与乌克兰进行战争，将在不久的将来与乌克兰发生战争，与乌克兰的战争，今天的乌克兰新闻，乌克兰新闻，乌克兰新闻在俄罗斯的乌克兰媒体</text:p>
      <text:p text:style-name="P4">
图片: ['<text:a xlink:type="simple" xlink:href="https://armyinform.com.ua/wp-content/uploads/2023/05/3bedd4a4-30a3-4f3e-997a-3915b94cc789.jpg" text:style-name="Internet_20_link" text:visited-style-name="Visited_20_Internet_20_Link">
3bedd4a4-30a3-4f3e-997a-3915b94cc789.jpg</text:a>
']</text:p>
      <text:p text:style-name="P4">
标签: ['STOPRUSSIA', 'ВТОРГНЕННЯ РФ', 'ТАВРІЙСЬКИЙ НАПРЯМОК']</text:p>
      <text:p text:style-name="P4">
类别: News</text:p>
      <!--METADATA-->
      <text:p text:style-name="P4">
<draw:frame draw:style-name="fr1" draw:name="Image73" text:anchor-type="as-char" svg:width="6.9236in" svg:height="4.615733in" draw:z-index="0">
<draw:image xlink:href="../Images/AРМІЯINFORM/2023-05-23T67-00-00-04-00/3bedd4a4-30a3-4f3e-997a-3915b94cc789.jpg" xlink:type="simple" xlink:show="embed" xlink:actuate="onLoad" draw:mime-type="image/jpeg"/>
</draw:frame>
在telorphone的以太中有关它<text:a xlink:type="simple" xlink:href="https://www.youtube.com/watch" text:style-name="Internet_20_link" text:visited-style-name="Visited_20_Internet_20_Link">
“ unin”</text:a>
塔夫里伊斯克国防军扭曲的新闻中心瓦莱里·谢尔什(Valery Shershn)告诉瓦莱里·谢尔什(Valery Shershn)。</text:p>
      <ul>
        <li>
在Zaporizhhya的方向上，俄罗斯入侵者领导了Novopavlovsk和Orikhiv地区的So主动防御。 Valery Shershn说，除了DNIEPER左岸的积极开采外，我们还看到了障碍物和工艺障碍。</li>
      </ul>
      <text:p text:style-name="P4">
他补充说，在他的责任领域，主要努力是敌人集中于19号和海洋的指示。</text:p>
      <ul>
        <li>
总的来说，在塔夫里斯克(Tavriysk)的方向上，敌人进行了410架炮击，9架飞机 - 总结了瓦莱里·谢尔什(Valery Shershn)。</li>
      </ul>
      <text:p text:style-name="P4">
News Source: <text:a xlink:type="simple" xlink:href="https://armyinform.com.ua/2023/05/23/rosiyany-aktyvno-minuyut-livyj-bereg-dnipra-ta-vstanovlyuyut-zagorodzhennya-proty-plavzasobiv/" text:style-name="Internet_20_link" text:visited-style-name="Visited_20_Internet_20_Link">
https://armyinform.com.ua/2023/05/23/rosiyany-aktyvno-minuyut-livyj-bereg-dnipra-ta-vstanovlyuyut-zagorodzhennya-proty-plavzasobiv/</text:a>
</text:p>
      <!--NEWS-->
      <text:h text:style-name="P10" text:outline-level="1">
<text:span text:style-name="T4">
不仅飞行员，而且航空工程师和战斗人员也将被F-16俘虏</text:span>
</text:h>
      <text:p text:style-name="P4">
作者: ['Дмитро Горбунов']</text:p>
      <text:p text:style-name="P4">
时间: 2023-05-23T68:00:00-04:00</text:p>
      <text:p text:style-name="P4">
描述: 关于Cordon Rospovyv Rephnik Commandannya的乌克兰飞行员的Pidogotovka ...与乌克兰2022年的战争，与乌克兰的最新新闻，今天与乌克兰2022年的最新新闻，今天上次与乌克兰的新闻战，将在乌克兰和俄罗斯与乌克兰之间发生战争，当时与乌克兰之间的战争他们说，在2022年，是否会在不久的将来与乌克兰发生战争</text:p>
      <text:p text:style-name="P4">
图片: ['<text:a xlink:type="simple" xlink:href="https://armyinform.com.ua/wp-content/uploads/2022/11/yurij-ignat-1.jpg" text:style-name="Internet_20_link" text:visited-style-name="Visited_20_Internet_20_Link">
yurij-ignat-1.jpg</text:a>
']</text:p>
      <text:p text:style-name="P4">
标签: ['F-16', 'ПС ЗС УКРАЇНИ', 'ЮРІЙ ІГНАТ']</text:p>
      <text:p text:style-name="P4">
类别: News</text:p>
      <!--METADATA-->
      <text:p text:style-name="P4">
<draw:frame draw:style-name="fr1" draw:name="Image74" text:anchor-type="as-char" svg:width="6.9236in" svg:height="4.361868in" draw:z-index="0">
<draw:image xlink:href="../Images/AРМІЯINFORM/2023-05-23T68-00-00-04-00/yurij-ignat-1.jpg" xlink:type="simple" xlink:show="embed" xlink:actuate="onLoad" draw:mime-type="image/jpeg"/>
</draw:frame>
乌克兰空军的尤里·伊格纳修斯空军上校。</text:p>
      <text:p text:style-name="P4">
Televahorfon [“ UNIN”)中的Yuri Ignatus上校讲述了国外乌克兰飞行员的准备。(https://www.youtube.com/watch?v=WY8sDvZdWEA).</text:p>
      <text:p text:style-name="P4">
— Авіаційна коаліція широка, українських пілотів навчатиме низка країн. Наразітриває процес підготовки людей до навчання на F-16. Створено передові групи,які виїхали до тих країн, що надали нам навчальні майданчики. Вивчається, яксаме відбуватиметься дана підготовка, кількість пілотів, часові терміни тощо.У відрядження направлятимуть не лише льотчиків, а й авіаційних інженерів таофіцерів бойових управлінь. Старт навчанню даний — і це головне, — зауваживармієць.</text:p>
      <text:p text:style-name="P4">
Він уточнив, що всіх військових пілотів одразу ж відправити не можна. Аджекомусь треба забезпечувати дії Сил оборони України. За час війни льотчикиздобули певних професійних висот. Тому поїдуть за кордон підготовленими.</text:p>
      <text:p text:style-name="P4">
— Кожен курсант Харківського національно університету Повітряних Сил післявипуску у своєму активі вже має по 200 годин нальоту. Далі в бойових бригадахвони вже опановують різні навички пілотування. Наразі ж іде мова про їхнєперенавчання на інший тип літака. Як порівняти з радянським МіГ-29,закордонний F-16 є більш автоматизованим. Але це не означає, що буде легко, —розповів речник Командування Повітряних Сил.</text:p>
      <text:p text:style-name="P4">
Говорячи про терміни підготовки на F-16, офіцер зауважив, що підготовкукожного льотчика варто розглядати індивідуально, враховуючи ті завдання, щовиконуватиме його авіаційна бригада.</text:p>
      <text:p text:style-name="P4">
News Source: <text:a xlink:type="simple" xlink:href="https://armyinform.com.ua/2023/05/23/opanovuvatymut-f-16-ne-lyshe-lotchyky-a-j-aviaczijni-inzhenery-ta-oficzery-bojovyh-upravlin-2/" text:style-name="Internet_20_link" text:visited-style-name="Visited_20_Internet_20_Link">
https://armyinform.com.ua/2023/05/23/opanovuvatymut-f-16-ne-lyshe-lotchyky-a-j-aviaczijni-inzhenery-ta-oficzery-bojovyh-upravlin-2/</text:a>
</text:p>
      <!--NEWS-->
      <text:h text:style-name="P10" text:outline-level="1">
<text:span text:style-name="T4">
Alexei Reznikov向Bashkir人民写了呼吁</text:span>
</text:h>
      <text:p text:style-name="P4">
作者: ['АРМІЯINFORM']</text:p>
      <text:p text:style-name="P4">
时间: 2023-05-23T69:00:00-04:00</text:p>
      <text:p text:style-name="P4">
描述: Ministra对乌克兰Oleksiy Reznikov的防御，向Yogo的Bashkirskoy人民写了Jovennya。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5/342766690_1074355996857011_2143908671959222673_n.jpg" text:style-name="Internet_20_link" text:visited-style-name="Visited_20_Internet_20_Link">
342766690_1074355996857011_2143908671959222673_n.jpg</text:a>
']</text:p>
      <text:p text:style-name="P4">
标签: ['БАШКИРІЯ', 'ЗВЕРНЕННЯ', 'МІНІСТР ОБОРОНИ', 'ОЛЕКСІЙ РЕЗНІКОВ', 'ОФІЦІЙНО']</text:p>
      <text:p text:style-name="P4">
类别: News</text:p>
      <!--METADATA-->
      <text:p text:style-name="P4">
<draw:frame draw:style-name="fr1" draw:name="Image75" text:anchor-type="as-char" svg:width="6.9236in" svg:height="4.808056in" draw:z-index="0">
<draw:image xlink:href="../Images/AРМІЯINFORM/2023-05-23T69-00-00-04-00/342766690_1074355996857011_2143908671959222673_n.jpg" xlink:type="simple" xlink:show="embed" xlink:actuate="onLoad" draw:mime-type="image/jpeg"/>
</draw:frame>
Alexei Reznikov。 照片：媒介 - 乌克兰</text:p>
      <text:p text:style-name="P4">
乌克兰国防部Alexei Reznikov <text:a xlink:type="simple" xlink:href="https://www.facebook.com/reznikovoleksii/posts/pfbid0yUobmwEKL1r5SnCVd11uQuhhCCjeaMQ1CdL7ACAyzbQEDmQthqUb99Gh5Bbiq2MGl" text:style-name="Internet_20_link" text:visited-style-name="Visited_20_Internet_20_Link">
写道</text:a>
吸引巴什基人及其真正的领导人。 接下来是一个报价：</text:p>
      <text:p text:style-name="P4">
“当我在军队中服役时，我最好的同志之一是巴什基尔。</text:p>
      <text:p text:style-name="P4">
来自Bashkirria的数千名男子被杀或残废。</text:p>
      <text:p text:style-name="P4">
情况给我留下了深刻的印象。 她推动她写给我的朋友，整个巴什基人和他的真正领导人的本地人。</text:p>
      <text:p text:style-name="P4">
今天的UFA当局，照顾个人利益并为克雷姆的利益工作，将其人民送死。</text:p>
      <text:p text:style-name="P4">
巴什基里(Bashkiri)是俄罗斯最大的民族之一，同时也是统一的情况。</text:p>
      <text:p text:style-name="P4">
在现代巴什基里亚(Bashkiria)中，有三个纪念民族团体 - 俄罗斯，巴什基尔和塔塔尔人。 Bashkortostan共和国拥有庞大的自然资源和发达的行业。 那里有一切可以保证高水平的预生产。</text:p>
      <text:p text:style-name="P4">
Bashkir的主要利益是显而易见的 - 确保自己本身的发展本身，包括 - 通过行使自我确定的权利，对大量资源的真实分配，有利于该地区。</text:p>
      <text:p text:style-name="P4">
为此，您需要将所有努力集中在Bashkirria和莫斯科保护中。</text:p>
      <text:p text:style-name="P4">
如果您列出了对巴什基人的问题和威胁，那么他们的原因不是乌克兰或乌克兰人。 所有原因的根源 - 在莫斯科和UFA中。</text:p>
      <text:p text:style-name="P4">
取而代之的是，Bashkir被派去死了一千公里。</text:p>
      <text:p text:style-name="P4">
除了克里姆林宫及其鞋类之外，没有人对此感兴趣。</text:p>
      <text:p text:style-name="P4">
这应该尽快停止。</text:p>
      <text:p text:style-name="P4">
_krainehalҡin塔orttarҙyңyҙyҙmymystarinҡ</text:p>
      <text:p text:style-name="P4">
_әmmә小珠ңn乌克兰t ygel，әәәҙәөrәshergәkrәkrәk，克里姆林宫ҡ阿尔西.<text:span text:style-name="T4">
<text:span text:style-name="T5">
_</text:span>
</text:span>
<text:span text:style-name="T4">
<text:span text:style-name="T5">
_</text:span>
</text:span>
</text:p>
      <text:p text:style-name="P4">
_beldөrөҫ。 әkemdәkumbeyaңbiqihn -ularhalҡinkhyiangatә<text:span text:style-name="T4">
<text:span text:style-name="T5">
_</text:span>
</text:span>
<text:span text:style-name="T4">
<text:span text:style-name="T5">
_</text:span>
</text:span>
___</text:p>
      <text:p text:style-name="P4">
_yҙkeshelәregeҙҙe乌克兰的AlapChitegeҙ。 beҙgәxәrbienәtsselәEtapshiyshiiғ。 tick shunantheuңinnabeҙhalҡibyҙsөnөshiraҡKilәsәsgebeҙҙebeҙҙebeҡeeoeҙabergәlәlәlәAlabiaҙ<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___周刊以同样的方式昏迷。 以同样的方式，触摸和通往道路的触摸是由于道路造成的。</text:p>
      <text:p text:style-name="P4">
所有专用文本很难 -  <text:a xlink:type="simple" xlink:href="https://interfax.com.ua/news/blog/911796.html" text:style-name="Internet_20_link" text:visited-style-name="Visited_20_Internet_20_Link">
tut</text:a>
.</text:p>
      <text:p text:style-name="P4">
Дякую башкирським друзям за допомогу.</text:p>
      <text:p text:style-name="P4">
Вірогідно, це перший текст Міністра оборони башкирською мовою».</text:p>
      <text:p text:style-name="P4">
News Source: <text:a xlink:type="simple" xlink:href="https://armyinform.com.ua/2023/05/23/oleksij-reznikov-napysav-zvernennya-do-bashkyrskogo-narodu/" text:style-name="Internet_20_link" text:visited-style-name="Visited_20_Internet_20_Link">
https://armyinform.com.ua/2023/05/23/oleksij-reznikov-napysav-zvernennya-do-bashkyrskogo-narodu/</text:a>
</text:p>
      <!--NEWS-->
      <text:h text:style-name="P10" text:outline-level="1">
<text:span text:style-name="T4">
克里米亚的占领者因担心武装部队的顾问而创造了So -call pvc -gur</text:span>
</text:h>
      <text:p text:style-name="P4">
作者: ['АРМІЯINFORM']</text:p>
      <text:p text:style-name="P4">
时间: 2023-05-23T70:00:00-04:00</text:p>
      <text:p text:style-name="P4">
描述: 在蒂姆乔斯沃（Timchasovo）的塞特里斯科夫（Setriyskovikh）公司相同的电话中，这些信念却很低。 ，他们在2022年与乌克兰进行战争</text:p>
      <text:p text:style-name="P4">
图片: ['<text:a xlink:type="simple" xlink:href="https://armyinform.com.ua/wp-content/uploads/2023/05/20230523-2.jpg" text:style-name="Internet_20_link" text:visited-style-name="Visited_20_Internet_20_Link">
20230523-2.jpg</text:a>
']</text:p>
      <text:p text:style-name="P4">
标签: ['АНДРІЙ ЧЕРНЯК', 'ГУР МОУ', 'КРИМ', 'ПВК']</text:p>
      <text:p text:style-name="P4">
类别: News</text:p>
      <!--METADATA-->
      <text:p text:style-name="P4">
<draw:frame draw:style-name="fr1" draw:name="Image76" text:anchor-type="as-char" svg:width="6.9236in" svg:height="4.615733in" draw:z-index="0">
<draw:image xlink:href="../Images/AРМІЯINFORM/2023-05-23T70-00-00-04-00/20230523-2.jpg" xlink:type="simple" xlink:show="embed" xlink:actuate="onLoad" draw:mime-type="image/jpeg"/>
</draw:frame>
在克里米亚暂时占领的许多这样的私人军事公司的出现主要与俄罗斯占领者对乌克兰武装部队硬件的恐惧增加有关。</text:p>
      <text:p text:style-name="P4">
乌克兰国防部安德里·切尔尼亚克(Andriy Chernyak)的国防部智力局主要代表讲述了这件事，<text:a xlink:type="simple" xlink:href="https://gur.gov.ua/content/strakh-pered-kontrnastupom-zs-ukrainy.html" text:style-name="Internet_20_link" text:visited-style-name="Visited_20_Internet_20_Link">
报告</text:a>
Gur Mou。</text:p>
      <text:p text:style-name="P4">
安德烈·切尔尼亚克(Andrey Chernyak)解释说：“入侵者清楚地了解到，克里米亚的战斗将会，他们将建立防御线的防御线 - 不仅在克里米亚，而且在苏联农场。”</text:p>
      <text:p text:style-name="P4">
乌克兰国防部的代表补充说，由于俄罗斯军队的失望，占领政权的领导人会担心：谁知道是否会涉足来保护他们的家人并在克里米亚抢劫财产。</text:p>
      <text:p text:style-name="P4">
“由于意识到俄罗斯的武装部队将能够保护他们，因此这些私人军的旨在保护占领政府。 其次，他们不确定俄罗斯联邦的完整性。 如果俄罗斯开始“​​跌倒”，那么他们将拥有“ PVC”，这将保护他们的财富，家庭”  - 乌克兰军事情报的代表说。</text:p>
      <text:p text:style-name="P4">
根据安德里·切尔尼克(Andriy Chernyak)的说法，来自各种来源的So宣传的克里米亚PEC资助：例如，阿克西奥诺夫(Aksyonov)在那里收集了克里米亚占领管理局的领导人，并迫使钱为其私人军队分配资金。</text:p>
      <text:p text:style-name="P4">
“一方面，克里米亚商人被迫这样做，但另一方面，他们也想保护自己和财富。 入侵者保证，如果他们被撤离，他们将被撤离，一切都会好起来。”安德烈·切尔尼克(Andrey Chernyak)说。</text:p>
      <text:p text:style-name="P4">
乌克兰国防部宗师的代表报告说，所谓的“ Aksionovtsi”战斗机每月获得200至25万卢布，主要是在优先基地上训练，并暂时占领了赫森地区，并为他们提供了教练。受到俄罗斯军队的专业培训，具有战斗经验：薪水高出几倍 - 从$ 5,000或更多。</text:p>
      <text:p text:style-name="P4">
招募了克里米亚PVC的Novens，以免与他的“ Wagner”竞争：“他们是在动员，与PVK和国防部的动员，双重控制中招募的。 他们试图首先吸引Krym人口，但此外，他们在整个俄罗斯采取了措施。”乌克兰军事情报的代表强调说：“在极权俄罗斯的俄罗斯，不可能属于权力结构。”</text:p>
      <text:p text:style-name="P4">
News Source: <text:a xlink:type="simple" xlink:href="https://armyinform.com.ua/2023/05/23/okupanty-krymu-vid-strahu-pered-kontrnastupom-zsu-stvoryuyut-tak-zvani-pvk-gur/" text:style-name="Internet_20_link" text:visited-style-name="Visited_20_Internet_20_Link">
https://armyinform.com.ua/2023/05/23/okupanty-krymu-vid-strahu-pered-kontrnastupom-zsu-stvoryuyut-tak-zvani-pvk-gur/</text:a>
</text:p>
      <!--NEWS-->
      <text:h text:style-name="P10" text:outline-level="1">
<text:span text:style-name="T4">
乌克兰获得了15亿欧元的欧盟宏观援助</text:span>
</text:h>
      <text:p text:style-name="P4">
作者: ['АРМІЯINFORM']</text:p>
      <text:p text:style-name="P4">
时间: 2023-05-23T71:00:00-04:00</text:p>
      <text:p text:style-name="P4">
描述: 乌克兰在大规模的框架中引爆了罗西里（Rosiri）15亿瓦罗（Rosiri）的批次。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5/52_main-v1668003600.jpg" text:style-name="Internet_20_link" text:visited-style-name="Visited_20_Internet_20_Link">
52_main-v1668003600.jpg</text:a>
']</text:p>
      <text:p text:style-name="P4">
标签: ['ВІЙНА', 'ДОПОМОГА УКРАЇНІ', 'ЄВРОПЕЙСЬКИЙ СОЮЗ', 'МАКРОФІНАНСОВА ДОПОМОГА', 'ПІДТРИМКА УКРАЇНИ']</text:p>
      <text:p text:style-name="P4">
类别: News</text:p>
      <!--METADATA-->
      <text:p text:style-name="P4">
<draw:frame draw:style-name="fr1" draw:name="Image77" text:anchor-type="as-char" svg:width="6.9236in" svg:height="4.61903in" draw:z-index="0">
<draw:image xlink:href="../Images/AРМІЯINFORM/2023-05-23T71-00-00-04-00/52_main-v1668003600.jpg" xlink:type="simple" xlink:show="embed" xlink:actuate="onLoad" draw:mime-type="image/jpeg"/>
</draw:frame>
乌克兰在大规模宏观 - 财务援助方面获得了第四款€15亿欧元(MPHD)从2023年欧盟。</text:p>
      <text:p text:style-name="P4">
关于它<text:a xlink:type="simple" xlink:href="https://www.kmu.gov.ua/news/ukraina-otrymala-chetvertyi-transh-masshtabnoi-makrofinansovoi-dopomohy-vid-ies-u-rozmiri-15-mlrd-ievro" text:style-name="Internet_20_link" text:visited-style-name="Visited_20_Internet_20_Link">
报告</text:a>
政府门户。</text:p>
      <text:p text:style-name="P4">
资金是根据乌克兰的优惠条款提供的，并被指示为国家预算的优先支出提供资金。</text:p>
      <text:p text:style-name="P4">
根据乌克兰塞里·马尔嫩科(Ukraine Serhiy Marchenko)财政部长的说法，允许优惠资金按时进行优先交流，特别是为了支持乌克兰公民。</text:p>
      <text:p text:style-name="P4">
“欧盟的财政援助是对乌克兰超级巨星的胜利做出的重大贡献。 我感谢欧洲同事了解国家的财务需求。”他说。</text:p>
      <text:p text:style-name="P4">
因此，在2023年，乌克兰的国家预算已经从欧盟获得了75亿个优惠基金。</text:p>
      <text:p text:style-name="P4">
之前(https://armyinform.com.ua/2022/10/22/yevrosoyuz-rozglyadaye-mozhlyvist-vydilyaty-ukrayini-po-15-milyardy-yevro-shhomisyaczya-ursula-fon-der-lyayen/)每月将15亿欧元分配给乌克兰的机会。</text:p>
      <text:p text:style-name="P4">
News Source: <text:a xlink:type="simple" xlink:href="https://armyinform.com.ua/2023/05/23/ukrayina-otrymala-makrofinansovu-dopomogy-vid-yes-u-rozmiri-15-mlrd-yevro/" text:style-name="Internet_20_link" text:visited-style-name="Visited_20_Internet_20_Link">
https://armyinform.com.ua/2023/05/23/ukrayina-otrymala-makrofinansovu-dopomogy-vid-yes-u-rozmiri-15-mlrd-yevro/</text:a>
</text:p>
      <!--NEWS-->
      <text:h text:style-name="P10" text:outline-level="1">
<text:span text:style-name="T4">
Alexei Zhpapa：海军陆战队应返回持续位错点 - 克里米亚</text:span>
</text:h>
      <text:p text:style-name="P4">
作者: ['АРМІЯINFORM']</text:p>
      <text:p text:style-name="P4">
时间: 2023-05-23T72:00:00-04:00</text:p>
      <text:p text:style-name="P4">
描述: Syogodnis，23人受伤，乌克兰乌克兰Vitseadmisla Oleksiy的Mornskikovo部队的指挥官...与乌克兰2022年的战争，与乌克兰与乌克兰的最新新闻，与乌克兰2022年的新闻战争，今天与乌克兰的新闻战争，今天乌克兰和俄罗斯和俄罗斯和俄罗斯和俄罗斯之间的战争将会发生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5/348923335_257201823532125_8023094629692388360_n.jpg" text:style-name="Internet_20_link" text:visited-style-name="Visited_20_Internet_20_Link">
348923335_257201823532125_8023094629692388360_n.jpg</text:a>
', '<text:a xlink:type="simple" xlink:href="https://armyinform.com.ua/wp-content/uploads/2023/05/348588271_151674484438026_5234506770751100002_n-150x150.jpg" text:style-name="Internet_20_link" text:visited-style-name="Visited_20_Internet_20_Link">
348588271_151674484438026_5234506770751100002_n-150x150.jpg</text:a>
', '<text:a xlink:type="simple" xlink:href="https://armyinform.com.ua/wp-content/uploads/2023/05/349061151_6274504329309987_5021555534811452514_n-150x150.jpg" text:style-name="Internet_20_link" text:visited-style-name="Visited_20_Internet_20_Link">
349061151_6274504329309987_5021555534811452514_n-150x150.jpg</text:a>
', '<text:a xlink:type="simple" xlink:href="https://armyinform.com.ua/wp-content/uploads/2023/05/348682820_1405096680344829_661447084438283003_n-150x150.jpg" text:style-name="Internet_20_link" text:visited-style-name="Visited_20_Internet_20_Link">
348682820_1405096680344829_661447084438283003_n-150x150.jpg</text:a>
']</text:p>
      <text:p text:style-name="P4">
标签: ['ДЕНЬ МОРСЬКОЇ ПІХОТИ УКРАЇНИ', 'ОЛЕКСІЙ НЕЇЖПАПА']</text:p>
      <text:p text:style-name="P4">
类别: News</text:p>
      <!--METADATA-->
      <text:p text:style-name="P4">
<draw:frame draw:style-name="fr1" draw:name="Image78" text:anchor-type="as-char" svg:width="6.9236in" svg:height="4.615733in" draw:z-index="0">
<draw:image xlink:href="../Images/AРМІЯINFORM/2023-05-23T72-00-00-04-00/348923335_257201823532125_8023094629692388360_n.jpg" xlink:type="simple" xlink:show="embed" xlink:actuate="onLoad" draw:mime-type="image/jpeg"/>
</draw:frame>
今天，5月23日，她的Zhpapa乌克兰维西德米洛尔(Viceadmiralexies)海军的指挥官，以纪念海军陆战队日，从职业中授予了人事地区。最主要的是，海军陆战队应返回并释放我们的永久地点 - 刑事地点。</text:p>
      <text:p text:style-name="P4">
关于它<text:a xlink:type="simple" xlink:href="https://www.facebook.com/navy.mil.gov.ua/posts/pfbid02GoknLtJSBsnWhdw86bVLaUiTgCARSTmW2DTNVwQf7YwpzprH2arJoG8A8dj7SqwAl" text:style-name="Internet_20_link" text:visited-style-name="Visited_20_Internet_20_Link">
报告</text:a>
海军司令部的公共关系服务。</text:p>
      <text:p text:style-name="P4">
Viceadmiral Alexei Shepap说：“每个人都知道并尊重海军陆战队 - 这为乌克兰击败敌人带来了高度的胜利。”</text:p>
      <text:p text:style-name="P4">
<text:a xlink:type="simple" xlink:href="https://armyinform.com.ua/wp-content/uploads/2023/05/348588271_151674484438026_5234506770751100002_n.jpg" text:style-name="Internet_20_link" text:visited-style-name="Visited_20_Internet_20_Link">
!(Images/AРМІЯINFORM/2023-05-23T72-00-00-04-00/348588271_151674484438026_5234506770751100002_n-150x150.jpg)</text:a>
</text:p>
      <text:p text:style-name="P4">
<text:a xlink:type="simple" xlink:href="https://armyinform.com.ua/wp-content/uploads/2023/05/349061151_6274504329309987_5021555534811452514_n.jpg" text:style-name="Internet_20_link" text:visited-style-name="Visited_20_Internet_20_Link">
<draw:frame draw:style-name="fr1" draw:name="Image79" text:anchor-type="as-char" svg:width="6.9236in" svg:height="6.9236in" draw:z-index="0">
<draw:image xlink:href="../Images/AРМІЯINFORM/2023-05-23T72-00-00-04-00/349061151_6274504329309987_5021555534811452514_n-150x150.jpg" xlink:type="simple" xlink:show="embed" xlink:actuate="onLoad" draw:mime-type="image/jpeg"/>
</draw:frame>
</text:a>
</text:p>
      <text:p text:style-name="P4">
<text:a xlink:type="simple" xlink:href="https://armyinform.com.ua/wp-content/uploads/2023/05/348682820_1405096680344829_661447084438283003_n.jpg" text:style-name="Internet_20_link" text:visited-style-name="Visited_20_Internet_20_Link">
<draw:frame draw:style-name="fr1" draw:name="Image80" text:anchor-type="as-char" svg:width="6.9236in" svg:height="6.9236in" draw:z-index="0">
<draw:image xlink:href="../Images/AРМІЯINFORM/2023-05-23T72-00-00-04-00/348682820_1405096680344829_661447084438283003_n-150x150.jpg" xlink:type="simple" xlink:show="embed" xlink:actuate="onLoad" draw:mime-type="image/jpeg"/>
</draw:frame>
</text:a>
我们将提醒我们，今天的乌克兰沃罗迪米尔·泽伦斯基总统<text:a xlink:type="simple" xlink:href="https://armyinform.com.ua/2023/05/23/verhovnyj-golovnokomanduvach-prysvoyiv-zvannya-geroya-ukrayiny-dvom-oficzeram-morskoyi-pihoty/" text:style-name="Internet_20_link" text:visited-style-name="Visited_20_Internet_20_Link">
分配</text:a>
乌克兰英雄的称号，并向以反婚外美国的米哈伊尔·奥斯特格拉德上校的命名的独立步兵的指挥官提出了金星的命令。</text:p>
      <text:p text:style-name="P4">
为了在军事服役期间揭示出勤奋，高级专业，奉献精神和可持续性，海军指挥官授予了Morpivival礼物。</text:p>
      <text:p text:style-name="P4">
News Source: <text:a xlink:type="simple" xlink:href="https://armyinform.com.ua/2023/05/23/oleksij-neyizhpapa-morski-pihotynczi-mayut-povernutysya-u-punkt-postijnoyi-dyslokacziyi-krym/" text:style-name="Internet_20_link" text:visited-style-name="Visited_20_Internet_20_Link">
https://armyinform.com.ua/2023/05/23/oleksij-neyizhpapa-morski-pihotynczi-mayut-povernutysya-u-punkt-postijnoyi-dyslokacziyi-krym/</text:a>
</text:p>
      <!--NEWS-->
      <text:h text:style-name="P10" text:outline-level="1">
<text:span text:style-name="T4">
Dmytro Kuleba和OSCE主席讨论了未来几周工作的方向</text:span>
</text:h>
      <text:p text:style-name="P4">
作者: ['АРМІЯINFORM']</text:p>
      <text:p text:style-name="P4">
时间: 2023-05-23T73:00:00-04:00</text:p>
      <text:p text:style-name="P4">
描述: 乌克兰Dmitro Kuleb执法机构的临界人士，该主管是无法集会的最小星星...与乌克兰2022年的战争，与乌克兰与乌克兰的最新新闻战争，与乌克兰的新闻，与乌克兰2022年的新闻战争最后一次，将会有一个乌克兰与俄罗斯之间的战争，以及2022年与乌克兰的战争，这将是与否，他们会在不久的将来与乌克兰发生战争，他们说，与乌克兰的战争，今天的乌克兰新闻，乌克兰的新闻，乌克兰媒体上的乌克兰媒体新闻俄语</text:p>
      <text:p text:style-name="P4">
图片: ['<text:a xlink:type="simple" xlink:href="https://armyinform.com.ua/wp-content/uploads/2023/05/2022-02-10-dmytro-kuleba-ta-diyuchyj-golova-obsye1.jpg" text:style-name="Internet_20_link" text:visited-style-name="Visited_20_Internet_20_Link">
2022-02-10-dmytro-kuleba-ta-diyuchyj-golova-obsye1.jpg</text:a>
']</text:p>
      <text:p text:style-name="P4">
标签: ['ДМИТРО КУЛЕБА', 'ЗБІҐНЄВ РАУ', 'САМІТ НАТО']</text:p>
      <text:p text:style-name="P4">
类别: News</text:p>
      <!--METADATA-->
      <text:p text:style-name="P4">
<draw:frame draw:style-name="fr1" draw:name="Image81" text:anchor-type="as-char" svg:width="6.9236in" svg:height="4.60941in" draw:z-index="0">
<draw:image xlink:href="../Images/AРМІЯINFORM/2023-05-23T73-00-00-04-00/2022-02-10-dmytro-kuleba-ta-diyuchyj-golova-obsye1.jpg" xlink:type="simple" xlink:show="embed" xlink:actuate="onLoad" draw:mime-type="image/jpeg"/>
</draw:frame>
说明性照片</text:p>
      <text:p text:style-name="P4">
乌克兰·德米特罗·库莱巴(Ukraine Dmytro Kuleba)的外交大臣兼波兰共和国法律部长兹比尼耶夫·劳(Zbignyev Rau)在维尔纽斯(Vilnius)的北约峰会之前协调了职位和台阶。</text:p>
      <text:p text:style-name="P4">
乌克兰外交负责人<text:a xlink:type="simple" xlink:href="https://twitter.com/DmytroKuleba/status/1660976091538784257" text:style-name="Internet_20_link" text:visited-style-name="Visited_20_Internet_20_Link">
报告</text:a>
在他的推文中。</text:p>
      <text:p text:style-name="P4">
他写道：“在接下来的几周里，我们需要密切努力达成共识，以在三个方向上做出扎实的决定：加强乌克兰与北约之间的机构关系，乌克兰成员资格的步骤，安全保证。”</text:p>
      <text:p text:style-name="P4">
北约峰会在维尔纽斯闻名(立陶宛)<text:a xlink:type="simple" xlink:href="https://armyinform.com.ua/2022/11/09/nastupnyj-samit-nato-vidbudetsya-vlitku-2023-roku-v-lytvi/" text:style-name="Internet_20_link" text:visited-style-name="Visited_20_Internet_20_Link">
会发生</text:a>
在7月11日至12日，联盟负责人将是一个机会，可以修改国防费用的大幅增加，并继续继续乌克兰的支持。</text:p>
      <text:p text:style-name="P4">
News Source: <text:a xlink:type="simple" xlink:href="https://armyinform.com.ua/2023/05/23/dmytro-kuleba-ta-golova-obsye-obgovoryly-napryamky-roboty-na-najblyzhchi-tyzhni/" text:style-name="Internet_20_link" text:visited-style-name="Visited_20_Internet_20_Link">
https://armyinform.com.ua/2023/05/23/dmytro-kuleba-ta-golova-obsye-obgovoryly-napryamky-roboty-na-najblyzhchi-tyzhni/</text:a>
</text:p>
      <!--NEWS-->
      <text:h text:style-name="P10" text:outline-level="1">
<text:span text:style-name="T4">
德国计划在今年年底之前准备多达9,000名乌克兰军队</text:span>
</text:h>
      <text:p text:style-name="P4">
作者: ['АРМІЯINFORM']</text:p>
      <text:p text:style-name="P4">
时间: 2023-05-23T74:00:00-04:00</text:p>
      <text:p text:style-name="P4">
描述: 办公室柏林计划Pidgotovati到Kinzi Roku，最多9 Tishiskovikh Zsu。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bundeswehr.jpg" text:style-name="Internet_20_link" text:visited-style-name="Visited_20_Internet_20_Link">
bundeswehr.jpg</text:a>
']</text:p>
      <text:p text:style-name="P4">
标签: ['БОРИС ПІСТОРІУС', 'МІНОБОРОНИ НІМЕЧЧИНИ', 'НАВЧАННЯ ВІЙСЬКОВИХ', 'ФРН']</text:p>
      <text:p text:style-name="P4">
类别: News</text:p>
      <!--METADATA-->
      <text:p text:style-name="P4">
<draw:frame draw:style-name="fr1" draw:name="Image82" text:anchor-type="as-char" svg:width="6.9236in" svg:height="3.894525in" draw:z-index="0">
<draw:image xlink:href="../Images/AРМІЯINFORM/2023-05-23T74-00-00-04-00/bundeswehr.jpg" xlink:type="simple" xlink:show="embed" xlink:actuate="onLoad" draw:mime-type="image/jpeg"/>
</draw:frame>
柏林官方计划在今年年底为9,000名军事武装部队做准备。</text:p>
      <text:p text:style-name="P4">
在与欧盟国家的国防机构会面之前，关于这一点<text:a xlink:type="simple" xlink:href="https://newsroom.consilium.europa.eu/permalink/245445" text:style-name="Internet_20_link" text:visited-style-name="Visited_20_Internet_20_Link">
宣布</text:a>
德国德国鲍里斯·皮斯托里乌斯(Boris Pistorius)于4月23日。</text:p>
      <text:p text:style-name="P4">
鲍里斯·皮斯托里乌斯(Boris Pistorius)说：“到今年年底，德国正在为乌克兰军队准备的欧盟将教授多达9,000名军人。”</text:p>
      <text:p text:style-name="P4">
此外，德国国防部负责人承诺提供一种武器，以帮助乌克兰获胜。</text:p>
      <text:p text:style-name="P4">
News Source: <text:a xlink:type="simple" xlink:href="https://armyinform.com.ua/2023/05/23/nimechchyna-do-kinczya-roku-planuye-pidgotuvaty-do-9-tysyach-ukrayinskyh-vijskovyh/" text:style-name="Internet_20_link" text:visited-style-name="Visited_20_Internet_20_Link">
https://armyinform.com.ua/2023/05/23/nimechchyna-do-kinczya-roku-planuye-pidgotuvaty-do-9-tysyach-ukrayinskyh-vijskovyh/</text:a>
</text:p>
      <!--NEWS-->
      <text:h text:style-name="P10" text:outline-level="1">
<text:span text:style-name="T4">
优先考虑将在德国领土的军事行政部门中担任职位</text:span>
</text:h>
      <text:p text:style-name="P4">
作者: ['АРМІЯINFORM']</text:p>
      <text:p text:style-name="P4">
时间: 2023-05-23T75:00:00-04:00</text:p>
      <text:p text:style-name="P4">
描述: Kabmin Pidtrimav的负责人“关于专家的实现 - 永久性Procho Shto Kodo商店...与乌克兰2022年的战争，与乌克兰的最新新闻，今天与乌克兰的新闻，今天与乌克兰的新闻战争，今天上次与乌克兰的新闻战争，乌克兰和俄罗斯和俄罗斯之间以及俄罗斯和俄罗斯之间的战争，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1/06/kabmin.jpg" text:style-name="Internet_20_link" text:visited-style-name="Visited_20_Internet_20_Link">
kabmin.jpg</text:a>
']</text:p>
      <text:p text:style-name="P4">
标签: ['ВІЙСЬКОВІ АДМІНІСТРАЦІЇ', 'ДЕОКУПАЦІЯ', 'ДОТ']</text:p>
      <text:p text:style-name="P4">
类别: News</text:p>
      <!--METADATA-->
      <text:p text:style-name="P4">
<draw:frame draw:style-name="fr1" draw:name="Image83" text:anchor-type="as-char" svg:width="6.9236in" svg:height="4.269553in" draw:z-index="0">
<draw:image xlink:href="../Images/AРМІЯINFORM/2023-05-23T75-00-00-04-00/kabmin.jpg" xlink:type="simple" xlink:show="embed" xlink:actuate="onLoad" draw:mime-type="image/jpeg"/>
</draw:frame>
部长的内阁支持该决议“实施实验项目，为在乌克兰领土上的工作创建雇员的储备金。” 这将允许军事行政部门的军事行政部门和其他国家机构。</text:p>
      <text:p text:style-name="P4">
关于它<text:a xlink:type="simple" xlink:href="https://minre.gov.ua/2023/05/23/uryad-shvalyv-mehanizm-formuvannya-rezervu-praczivnykiv-dlya-roboty-na-deokupovanyh-terytoriyah/" text:style-name="Internet_20_link" text:visited-style-name="Visited_20_Internet_20_Link">
报告</text:a>
乌克兰暂时占领领土的重新融入部。</text:p>
      <text:p text:style-name="P4">
希望在工业领土上工作的人将填写电子问卷。 接下来，NADS将考虑完成的问卷，并检查候选人的准备。</text:p>
      <text:p text:style-name="P4">
以下公民将拥有分配职位的优先权：</text:p>
      <text:p text:style-name="P4">
<text:span text:style-name="T5">
退伍军人； </text:span>
内部流离失所的人； <text:span text:style-name="T5">
以前担任过这些职位的人； </text:span>
具有重新融合暂时占领领土的经验的人。</text:p>
      <text:p text:style-name="P4">
此外，还将对入学的人员进行专业培训。</text:p>
      <text:p text:style-name="P4">
形成恢复储备的原则将允许在最短的时间内恢复DEOCAL领土的国家机构的工作，以确保其加速重返社会。</text:p>
      <text:p text:style-name="P4">
News Source: <text:a xlink:type="simple" xlink:href="https://armyinform.com.ua/2023/05/23/priorytet-obijmaty-posady-u-vijskovyh-administracziyah-na-deokupovanyh-terytoriyah-nadadut-veteranam-vijny/" text:style-name="Internet_20_link" text:visited-style-name="Visited_20_Internet_20_Link">
https://armyinform.com.ua/2023/05/23/priorytet-obijmaty-posady-u-vijskovyh-administracziyah-na-deokupovanyh-terytoriyah-nadadut-veteranam-vijny/</text:a>
</text:p>
      <!--NEWS-->
      <text:h text:style-name="P10" text:outline-level="1">
<text:span text:style-name="T4">
北约秘书长：在F-16战斗机上学习乌克兰飞行员并没有使北约的冲突一面</text:span>
</text:h>
      <text:p text:style-name="P4">
作者: ['АРМІЯINFORM']</text:p>
      <text:p text:style-name="P4">
时间: 2023-05-23T76:00:00-04:00</text:p>
      <text:p text:style-name="P4">
描述: 永远的乌克兰飞行员在美国vobrnitva的Vinishchychi F-16上无法抢劫...与乌克兰2022年的战争，与乌克兰的战争是今天的最新新闻，《与乌克兰的新闻战》，乌克兰2022年的新闻战争，这是今天的最后一场战争，将会发生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5/f16-3.jpg" text:style-name="Internet_20_link" text:visited-style-name="Visited_20_Internet_20_Link">
f16-3.jpg</text:a>
']</text:p>
      <text:p text:style-name="P4">
标签: ['F-16', 'ДЕРЖДЕП США', 'ЄНС СТОЛТЕНБЕРГ', 'НАТО']</text:p>
      <text:p text:style-name="P4">
类别: News</text:p>
      <!--METADATA-->
      <text:p text:style-name="P4">
<draw:frame draw:style-name="fr1" draw:name="Image84" text:anchor-type="as-char" svg:width="6.9236in" svg:height="3.894525in" draw:z-index="0">
<draw:image xlink:href="../Images/AРМІЯINFORM/2023-05-23T76-00-00-04-00/f16-3.jpg" xlink:type="simple" xlink:show="embed" xlink:actuate="onLoad" draw:mime-type="image/jpeg"/>
</draw:frame>
乌克兰飞行员对美国生产F-16战斗机的培训不会产生北约作为冲突的一面。</text:p>
      <text:p text:style-name="P4">
在欧盟国家国防部长会议之前，关于这一点<text:a xlink:type="simple" xlink:href="https://newsroom.consilium.europa.eu/permalink/245473" text:style-name="Internet_20_link" text:visited-style-name="Visited_20_Internet_20_Link">
陈述</text:a>
北大西洋联盟秘书詹斯·斯托尔滕贝格(Jens Stoltenberg)。</text:p>
      <text:p text:style-name="P4">
“乌克兰有权自卫。 我们帮助乌克兰捍卫权利。 这并不是冲突的北约和北约盟友。”  - 斯托尔滕贝格说。</text:p>
      <text:p text:style-name="P4">
我们将在美国国务院早些时候提醒<text:a xlink:type="simple" xlink:href="https://armyinform.com.ua/2023/05/23/peredacha-vynyshhuvachiv-f-16-ukrayini-ta-pidgotovka-ukrayinskyh-pilotiv-ye-priorytetom-dlya-ssha-derzhdep/" text:style-name="Internet_20_link" text:visited-style-name="Visited_20_Internet_20_Link">
宣布</text:a>
关于F-16乌克兰战斗机的高度重视和乌克兰飞行员的准备。</text:p>
      <text:p text:style-name="P4">
News Source: <text:a xlink:type="simple" xlink:href="https://armyinform.com.ua/2023/05/23/gensek-nato-navchannya-ukrayinskyh-pilotiv-na-vynyshhuvachah-f-16-ne-robyt-nato-storonoyu-konfliktu/" text:style-name="Internet_20_link" text:visited-style-name="Visited_20_Internet_20_Link">
https://armyinform.com.ua/2023/05/23/gensek-nato-navchannya-ukrayinskyh-pilotiv-na-vynyshhuvachah-f-16-ne-robyt-nato-storonoyu-konfliktu/</text:a>
</text:p>
      <!--NEWS-->
      <text:h text:style-name="P10" text:outline-level="1">
<text:span text:style-name="T4">
乌克兰队与WON的运营军队赢得了欧洲武术锦标赛的第一名</text:span>
</text:h>
      <text:p text:style-name="P4">
作者: ['АРМІЯINFORM']</text:p>
      <text:p text:style-name="P4">
时间: 2023-05-23T77:00:00-04:00</text:p>
      <text:p text:style-name="P4">
描述: 乌克兰Boyovikh Mistztv的Zbirna团队全部-Ukrainian Sports Associas“战斗……与乌克兰2022年战争，与乌克兰与乌克兰的最新新闻进行战争，今天与乌克兰2022年上次与乌克兰的新闻战，将在乌克兰和俄罗斯和战争之间发动战争他们在2022年与乌克兰有一年</text:p>
      <text:p text:style-name="P4">
图片: ['<text:a xlink:type="simple" xlink:href="https://armyinform.com.ua/wp-content/uploads/2023/05/348822174_763171711924081_8631446850496742321_n-e1684848729447.jpg" text:style-name="Internet_20_link" text:visited-style-name="Visited_20_Internet_20_Link">
348822174_763171711924081_8631446850496742321_n-e1684848729447.jpg</text:a>
']</text:p>
      <text:p text:style-name="P4">
标签: ['ВІЙСЬКОВІ СПОРТСМЕНИ', 'КОМБАТ САМОЗАХИСТ ICO', 'ЧЕМПІОНАТ ЄВРОПИ З ЄДИНОБОРСТВ']</text:p>
      <text:p text:style-name="P4">
类别: News</text:p>
      <!--METADATA-->
      <text:p text:style-name="P4">
<draw:frame draw:style-name="fr1" draw:name="Image85" text:anchor-type="as-char" svg:width="6.9236in" svg:height="4.096463in" draw:z-index="0">
<draw:image xlink:href="../Images/AРМІЯINFORM/2023-05-23T77-00-00-04-00/348822174_763171711924081_8631446850496742321_n-e1684848729447.jpg" xlink:type="simple" xlink:show="embed" xlink:actuate="onLoad" draw:mime-type="image/jpeg"/>
</draw:frame>
乌克兰全国 - 乌克兰体育协会“自卫ICO战斗”的国家武术团队参加了在匈牙利Misinadkanizh举行的欧洲武术锦标赛战斗锦标赛。</text:p>
      <text:p text:style-name="P4">
关于这个<text:a xlink:type="simple" xlink:href="https://www.facebook.com/GeneralStaff.ua/posts/pfbid02kUbef68aaPhXwiLZCTMTjj7ou8Xdd5SHj4aBVrFqznvPin7PbJXFcnFxCuxUdjdal" text:style-name="Internet_20_link" text:visited-style-name="Visited_20_Internet_20_Link">
告知</text:a>
武装部队的总人员。</text:p>
      <text:p text:style-name="P4">
来自14个国家 /地区的464名运动员在14种比赛中竞争欧洲冠军头衔。</text:p>
      <text:p text:style-name="P4">
乌克兰队由48名运动员，其中25名儿童和大三学生以及执法机构的三名运动员代表，包括陆军和武装部队的袭击部队，乌克兰武装部队和内政部的武装部队乌克兰。</text:p>
      <text:p text:style-name="P4">
在2023年的欧洲锦标赛上，乌克兰国家队赢得了第一队，在总积分榜上获得了118个不同等级的奖项。</text:p>
      <text:p text:style-name="P4">
特别有必要注意乌克兰武装部队武装部队武装部队的军人<text:span text:style-name="T4">
 Illya Wilman </text:span>
，他在挫折之后<text:span text:style-name="T4">
和两次冠军</text:span>
冠军的决赛入围者<text:span text:style-name="T4">
 Maximov </text:span>
 ** 。</text:p>
      <text:p text:style-name="P4">
体育协会少将Zentsev Mykola主席指出，这是自大规模俄罗斯 - 乌克兰战争开始以来的一个非凡案件，即总司令的刮擦。</text:p>
      <text:p text:style-name="P4">
不幸的是，乌克兰Kombatsam国防协会的许多运动员和教练被杀，保护我们国家免受俄罗斯侵略者的侵害。 一些乌克兰运动员为他们的武术冠军，米哈伊尔·帕夫鲁什卡(Mikhail Pavlushka)，弗拉基米尔·加莱科(Vladimir Galayko)，谢尔盖·格雷克霍夫卡(Sergey Grekhovka)，mykola vovka，Mykola Vovka，Michael Greekhovka，Michael Greekhovka，Mikhail Galayko，Sergey Greekhovka，Bogrrukan，Bogrrrrikan Bogrrighkan.</text:p>
      <text:p text:style-name="P4">
_迪尔，俄罗斯被体育协会国家主席委员会决定。</text:p>
      <text:p text:style-name="P4">
News Source: <text:a xlink:type="simple" xlink:href="https://armyinform.com.ua/2023/05/23/ukrayinska-zbirna-z-diyuchymy-vijskovymy-u-skladi-vyborola-pershe-miscze-na-chempionati-yevropy/" text:style-name="Internet_20_link" text:visited-style-name="Visited_20_Internet_20_Link">
https://armyinform.com.ua/2023/05/23/ukrayinska-zbirna-z-diyuchymy-vijskovymy-u-skladi-vyborola-pershe-miscze-na-chempionati-yevropy/</text:a>
</text:p>
      <!--NEWS-->
      <text:h text:style-name="P10" text:outline-level="1">
<text:span text:style-name="T4">
Bakhmut的防御：目前，没有提及占领者 - 当天超过400次炮击</text:span>
</text:h>
      <text:p text:style-name="P4">
作者: ['Дмитро Горбунов']</text:p>
      <text:p text:style-name="P4">
时间: 2023-05-23T78:00:00-04:00</text:p>
      <text:p text:style-name="P4">
描述: 关于TSE ROSPOVYV RECHNIK SCIDARY UGRASK ZSU上校Sergey Chervatiy在Efiri中...与乌克兰2022年的战争，与乌克兰的最新新闻，今天与乌克兰的新闻战争，今天与乌克兰2022年的《新闻战》，今天与乌克兰和俄罗斯之间的战争以及何时与乌克兰战争他们说，在2022年，是否会在不久的将来与乌克兰进行战争</text:p>
      <text:p text:style-name="P4">
图片: ['<text:a xlink:type="simple" xlink:href="https://armyinform.com.ua/wp-content/uploads/2023/05/f4f44853-ff62-4e4d-86df-a0e53954e950.jpg" text:style-name="Internet_20_link" text:visited-style-name="Visited_20_Internet_20_Link">
f4f44853-ff62-4e4d-86df-a0e53954e950.jpg</text:a>
']</text:p>
      <text:p text:style-name="P4">
标签: ['СЕРГІЙ ЧЕРЕВАТИЙ']</text:p>
      <text:p text:style-name="P4">
类别: News</text:p>
      <!--METADATA-->
      <text:p text:style-name="P4">
<draw:frame draw:style-name="fr1" draw:name="Image86" text:anchor-type="as-char" svg:width="6.9236in" svg:height="3.894525in" draw:z-index="0">
<draw:image xlink:href="../Images/AРМІЯINFORM/2023-05-23T78-00-00-04-00/f4f44853-ff62-4e4d-86df-a0e53954e950.jpg" xlink:type="simple" xlink:show="embed" xlink:actuate="onLoad" draw:mime-type="image/jpeg"/>
</draw:frame>
武装部队的东部集团发言人Sergeycheriev在Temachonpon的空中讲述了这一点<text:a xlink:type="simple" xlink:href="https://www.youtube.com/watch" text:style-name="Internet_20_link" text:visited-style-name="Visited_20_Internet_20_Link">
“ Uninodine”</text:a>
.</text:p>
      <text:p text:style-name="P4">
— На Бахмутському напрямку протягом минулої доби було лише три бойовізіткнення. Щоправда, ворог був активний у плані артилерійських ударів — 404рази. Тож про снарядний голод у них не йдеться. У цих боях було знищено 79окупантів, дві самохідні артустановки «Гіацинт» та «Гвоздика», а також 9гармат типу «Мста», Д-20 і Д-30. Окрім цього, знищено 7 БПЛА різних типів, —повідомив офіцер.</text:p>
      <text:p text:style-name="P4">
Він уточнив, що «вагнерівці» щодня зазнають величезних втрат: до 100 осібвбитими та стільки ж — пораненими. Тому вони давно б відступили, але їхніватажки гонять їх на українські кулі, виставляють за ними «загороджувальнізагони» тощо. Тож усі гучні «заяви» євгена пригожина слід розглядати вконтексті гри на публіку.</text:p>
      <text:p text:style-name="P4">
— Усі ці місяці ми проводили ефективну оборонну операцію зі сточуванняможливостей ворога, знищували його бойовий потенціал. Не маючи переваги вособовому складі, ми успішно використовували слабкі місця ворога, нестандартнітактичні прийоми. В ході такої активної оборони за найменшої можливості миконтратакували противника. Іноді ми просувалися на 250–1000 метрів, але це бувреальний успіх, а не вигадана пропагандистська брехня, як в окупантів, —зауважив полковник Сергій Череватий.</text:p>
      <text:p text:style-name="P4">
News Source: <text:a xlink:type="simple" xlink:href="https://armyinform.com.ua/2023/05/23/oborona-bahmuta-narazi-pro-snaryadnyj-golod-v-okupantiv-ne-jdetsya-za-dobu-ponad-400-artobstriliv/" text:style-name="Internet_20_link" text:visited-style-name="Visited_20_Internet_20_Link">
https://armyinform.com.ua/2023/05/23/oborona-bahmuta-narazi-pro-snaryadnyj-golod-v-okupantiv-ne-jdetsya-za-dobu-ponad-400-artobstriliv/</text:a>
</text:p>
      <!--NEWS-->
      <text:h text:style-name="P10" text:outline-level="1">
<text:span text:style-name="T4">
乌克兰的国防购买转换为北约成员国 - 阿莱克斯·雷兹尼科夫的模型</text:span>
</text:h>
      <text:p text:style-name="P4">
作者: ['АРМІЯINFORM']</text:p>
      <text:p text:style-name="P4">
时间: 2023-05-23T90:00:00-04:00</text:p>
      <text:p text:style-name="P4">
描述: 为乌克兰的Zbroyshny部队的puchaslovli Ozbrinnya Tie Technikovyki进行了代理商...与乌克兰2022年的战争，与乌克兰的最新新闻，今天与乌克兰的新闻，今天与乌克兰2022年的新闻战争，与乌克兰和俄罗斯之间的战争以及何时在乌克兰和俄罗斯之间发生战争他们说，乌克兰在2022年是否会有一年的时间，在不久的将来是否会与乌克兰进行战争</text:p>
      <text:p text:style-name="P4">
图片: ['<text:a xlink:type="simple" xlink:href="https://armyinform.com.ua/wp-content/uploads/2022/12/oleksij-reznikov-garantuye.jpg" text:style-name="Internet_20_link" text:visited-style-name="Visited_20_Internet_20_Link">
oleksij-reznikov-garantuye.jpg</text:a>
']</text:p>
      <text:p text:style-name="P4">
标签: ['ЗАКУПІВЛІ', 'НАТО', 'ОЛЕКСІЙ РЕЗНІКОВ', 'ОФІЦІЙНО']</text:p>
      <text:p text:style-name="P4">
类别: News</text:p>
      <!--METADATA-->
      <text:p text:style-name="P4">
<draw:frame draw:style-name="fr1" draw:name="Image87" text:anchor-type="as-char" svg:width="6.9236in" svg:height="4.030323in" draw:z-index="0">
<draw:image xlink:href="../Images/AРМІЯINFORM/2023-05-23T90-00-00-04-00/oleksij-reznikov-garantuye.jpg" xlink:type="simple" xlink:show="embed" xlink:actuate="onLoad" draw:mime-type="image/jpeg"/>
</draw:frame>
为乌克兰的武装力量采购武器和军事装备，以进行国防购买的出现。 该决议定义了乌克兰国防部国家客户的机构，批准了乌克兰部长的内阁。 这是由乌克兰·阿列克谢·雷兹尼科夫国防部长的报道，<text:a xlink:type="simple" xlink:href="https://www.mil.gov.ua/news/2023/05/23/oboronni-zakupivli-v-ukraini-perehodyat-na-model-derzhav-chleniv-nato-oleksij-reznikov/" text:style-name="Internet_20_link" text:visited-style-name="Visited_20_Internet_20_Link">
告知</text:a>
压力服务。</text:p>
      <ul>
        <li>
我们在2022年创建的代理机构与该部的机构分开，这使腐败风险降至最低。 Alexei Reznikov说，这一决定使北约的标准和程序实施北约将有助于使用预算基金，并减少武装部队需求的货物供应。</li>
      </ul>
      <text:p text:style-name="P4">
反过来，乌克兰乌克兰丹尼斯·莎拉波夫国防部副部长指出，现在，用于在国家安全和国防领域实施国家计划的商品，工程和服务的集中购买将保护一个单一的国家机构。</text:p>
      <text:p text:style-name="P4">
据他说，它将在需求需求提供的资金的范围内购买，这是由乌克兰武装部队决定的。</text:p>
      <text:p text:style-name="P4">
目前，乌克兰国防部正在吸引英国，挪威和北约支持和供应机构的合作伙伴，以协助开发国防采购机构的机制并评估北约州立客户服务。</text:p>
      <text:p text:style-name="P4">
News Source: <text:a xlink:type="simple" xlink:href="https://armyinform.com.ua/2023/05/23/oboronni-zakupivli-v-ukrayini-perehodyat-na-model-derzhav-chleniv-nato-oleksij-reznikov/" text:style-name="Internet_20_link" text:visited-style-name="Visited_20_Internet_20_Link">
https://armyinform.com.ua/2023/05/23/oboronni-zakupivli-v-ukrayini-perehodyat-na-model-derzhav-chleniv-nato-oleksij-reznikov/</text:a>
</text:p>
      <!--NEWS-->
      <text:h text:style-name="P10" text:outline-level="1">
<text:span text:style-name="T4">
占领者计划以“体检”的借口从被占领的卢汉斯克地区绑架儿童</text:span>
</text:h>
      <text:p text:style-name="P4">
作者: ['АРМІЯINFORM']</text:p>
      <text:p text:style-name="P4">
时间: 2023-05-23T96:00:00-04:00</text:p>
      <text:p text:style-name="P4">
描述: Piacants是由新的“ Medic Catrages”计划的，该拨盘是Shchob的Luhansk地区...与乌克兰2022年的战争，与乌克兰与乌克兰的最新新闻，今天与乌克兰的新闻战争，乌克兰2022年最后一次，将在乌克兰与乌克兰之间发生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5/czentr-propagandystiv.jpg" text:style-name="Internet_20_link" text:visited-style-name="Visited_20_Internet_20_Link">
czentr-propagandystiv.jpg</text:a>
']</text:p>
      <text:p text:style-name="P4">
标签: ['STOPRUSSIA', 'ВОЄННІ ЗЛОЧИНИ ЗС РФ', 'ВТОРГНЕННЯ РФ', 'ЛУГАНЩИНА']</text:p>
      <text:p text:style-name="P4">
类别: News</text:p>
      <!--METADATA-->
      <text:p text:style-name="P4">
<draw:frame draw:style-name="fr1" draw:name="Image88" text:anchor-type="as-char" svg:width="6.9236in" svg:height="4.615733in" draw:z-index="0">
<draw:image xlink:href="../Images/AРМІЯINFORM/2023-05-23T96-00-00-04-00/czentr-propagandystiv.jpg" xlink:type="simple" xlink:show="embed" xlink:actuate="onLoad" draw:mime-type="image/jpeg"/>
</draw:frame>
占领者计划为Totlugansk的儿童进行新的“体检”，以准备进一步出口到俄罗斯联邦领土，<text:a xlink:type="simple" xlink:href="https://sprotyv.mod.gov.ua/okupanty-vykradayut-ditej-z-tot-luganshhyny/" text:style-name="Internet_20_link" text:visited-style-name="Visited_20_Internet_20_Link">
报告</text:a>
国家抵抗中心。</text:p>
      <text:p text:style-name="P4">
“在暂时占领的领土上进行的SO医学检查只是俄罗斯人用作进一步向俄罗斯联邦进出儿童的借口的虚构。实际上并未进行体检，但要将儿童放置在发明的联邦。” 。</text:p>
      <text:p text:style-name="P4">
陈述。 该程序是由乌克兰人的种族灭绝指导的俄罗斯联邦国家政策的组成部分。 因此，俄罗斯联邦政府在2023年分配了超过140万卢布进行“预防医学检查”。 该过程由普京管理玛丽亚·利维夫·贝洛夫(Maria Lviv-Belov)的权利管理。 2023年3月17日，海牙国际刑事法院发布了逮捕Lviv-Belova和Putin的逮捕令，以非法驱逐乌克兰儿童。</text:p>
      <text:p text:style-name="P4">
国家抵抗中心呼吁TOT的居民允许儿童进行入侵者进行的任何“体检”。 这更有可能被强行被迫去俄罗斯联邦，最终将在那里到达俄罗斯儿童之家。</text:p>
      <text:p text:style-name="P4">
News Source: <text:a xlink:type="simple" xlink:href="https://armyinform.com.ua/2023/05/23/okupanty-planuyut-vykradennya-ditej-z-okupovanoyi-luganshhyny-pid-vyglyadom-medychnyh-oglyadiv/" text:style-name="Internet_20_link" text:visited-style-name="Visited_20_Internet_20_Link">
https://armyinform.com.ua/2023/05/23/okupanty-planuyut-vykradennya-ditej-z-okupovanoyi-luganshhyny-pid-vyglyadom-medychnyh-oglyadiv/</text:a>
</text:p>
      <!--NEWS-->
      <text:h text:style-name="P10" text:outline-level="1">
<text:span text:style-name="T4">
处女轨道将在出售资产后停止活动</text:span>
</text:h>
      <text:p text:style-name="P4">
作者: Ukrinform (Person)</text:p>
      <text:p text:style-name="P4">
出版商: Укринформ (Organization)</text:p>
      <text:p text:style-name="P4">
出版时间: 2023-05-24T-100:59:50+03:00</text:p>
      <text:p text:style-name="P4">
修改时间: 2023-05-24T18:59:50+03:00</text:p>
      <text:p text:style-name="P4">
描述: 这家维尔京轨道太空公司周三表示，在根据《美国破产法》进行拍卖后，该公司将其资产出售给四个贸易赢家并停止其活动。  - 乌克林。</text:p>
      <text:p text:style-name="P4">
图片: ['<text:a xlink:type="simple" xlink:href="https://static.ukrinform.com/photos/2023_01/thumb_files/630_360_1673337753-316.jpg" text:style-name="Internet_20_link" text:visited-style-name="Visited_20_Internet_20_Link">
630_360_16733...</text:a>
']</text:p>
      <text:p text:style-name="P4">
标签: ['США', 'Банкрутство', 'Virgin Orbit']</text:p>
      <text:p text:style-name="P4">
类型: Article</text:p>
      <!--METADATA-->
      <text:p text:style-name="P4">
<draw:frame draw:style-name="fr1" draw:name="Image89" text:anchor-type="as-char" svg:width="6.9236in" svg:height="3.956343in" draw:z-index="0">
<draw:image xlink:href="../Images/yкринформ/2023-05-24T-100-59-50-03-00/630_360_1673337753-316.jpg" xlink:type="simple" xlink:show="embed" xlink:actuate="onLoad" draw:mime-type="image/jpeg"/>
</draw:frame>
这家维尔京轨道太空公司周三表示，在根据《美国破产法》进行拍卖后，该公司将出售其实际贸易赢家并停止其活动。</text:p>
      <text:p text:style-name="P4">
正如乌克林福姆报道的那样，这在[]中报道了(http://investors.virginorbit.com/news-events/press-releases/detail/74/statement-regarding-virgin-orbit)公司。</text:p>
      <text:p text:style-name="P4">
“空间行业的维珍轨道的遗产将永远保持在记忆中。 该公司表示，它的创新技术，对完美的持续渴望和坚定不移的空气范围扩大，这给了乌加卢加(Ugaluga)的令人难忘的痕迹。”该公司说。</text:p>
      <text:p text:style-name="P4">
交易需要法院批准和某些其他共同条件。 法院获得批准的听证会定于2023年2月24日举行，不久将签订协议。</text:p>
      <text:p text:style-name="P4">
<text:span text:style-name="T4">
另请阅读：</text:span>
 <text:a xlink:type="simple" xlink:href="https://www.ukrinform.ua/rubric-technology/3640983-mask-kaze-so-twitter-narazi-ne-zagrozue-bankrutstvo.html" text:style-name="Internet_20_link" text:visited-style-name="Visited_20_Internet_20_Link">
<text:span text:style-name="T4">
破产</text:span>
</text:a>
正如乌克林福姆报道的那样，今年4月4日，维珍航空亿万富翁理查德·布兰森(Richard Branson)提交了破产声明。</text:p>
      <text:p text:style-name="P4">
据指出，该公司已在法院提出破产申请<text:a xlink:type="simple" xlink:href="https://www.ukrinform.ua/tag-ssa" text:style-name="Internet_20_link" text:visited-style-name="Visited_20_Internet_20_Link">
</text:a>
根据《破产法》第11章的目的，特拉县是为了销售业务的目的，此前无法提供一月份恢复后登山时间发射所需的长期资金。</text:p>
      <text:p text:style-name="P4">
<text:span text:style-name="T4">
另请阅读：</text:span>
 <text:a xlink:type="simple" xlink:href="https://www.ukrinform.ua/rubric-economy/3703337-u-ssa-oficijno-zbankrutuvav-bank-kremnievoi-dolini-aktivi-vikupovue-jpmorgan.html" text:style-name="Internet_20_link" text:visited-style-name="Visited_20_Internet_20_Link">
</text:a>
维珍轨道的市场价值为6500万美元。 截至4月3日。 两年前，该公司估计为30亿美元。</text:p>
      <text:p text:style-name="P4">
News Source: <text:a xlink:type="simple" xlink:href="https://www.ukrinform.ua/rubric-technology/3713679-virgin-orbit-pripinit-dialnist-pisla-prodazu-aktiviv.html" text:style-name="Internet_20_link" text:visited-style-name="Visited_20_Internet_20_Link">
https://www.ukrinform.ua/rubric-technology/3713679-virgin-orbit-pripinit-dialnist-pisla-prodazu-aktiviv.html</text:a>
</text:p>
      <!--NEWS-->
      <text:h text:style-name="P10" text:outline-level="1">
<text:span text:style-name="T4">
在怀疑道路事故的事故中，基辅市议会副代表抓住了两个月的权利</text:span>
</text:h>
      <text:p text:style-name="P4">
作者: Ukrinform (Person)</text:p>
      <text:p text:style-name="P4">
出版商: Укринформ (Organization)</text:p>
      <text:p text:style-name="P4">
出版时间: 2023-05-24T-102:59:00+03:00</text:p>
      <text:p text:style-name="P4">
修改时间: 2023-05-24T18:59:00+03:00</text:p>
      <text:p text:style-name="P4">
描述: 基辅市议会的副手涉嫌在毒品中涉嫌毒品中发生交通事故，并撤回了2个月的驾驶执照。  - 乌克林。</text:p>
      <text:p text:style-name="P4">
图片: ['<text:a xlink:type="simple" xlink:href="https://static.ukrinform.com/photos/2017_12/thumb_files/630_360_1514464397-1884.jpg" text:style-name="Internet_20_link" text:visited-style-name="Visited_20_Internet_20_Link">
630_360_15144...</text:a>
']</text:p>
      <text:p text:style-name="P4">
标签: ['Депутат', 'ДТП', 'Водійські права', 'Київрада']</text:p>
      <text:p text:style-name="P4">
类型: Article</text:p>
      <!--METADATA-->
      <text:p text:style-name="P4">
<draw:frame draw:style-name="fr1" draw:name="Image90" text:anchor-type="as-char" svg:width="6.9236in" svg:height="3.956343in" draw:z-index="0">
<draw:image xlink:href="../Images/yкринформ/2023-05-24T-102-59-00-03-00/630_360_1514464397-1884.jpg" xlink:type="simple" xlink:show="embed" xlink:actuate="onLoad" draw:mime-type="image/jpeg"/>
</draw:frame>
基辅市议会涉嫌在麻醉中毒状态下发生交通事故，并严重后果，在两个月时扣押了驾驶执照。</text:p>
      <text:p text:style-name="P4">
根据乌克林福姆的说法，基辅城市检察官办公室报告了<text:a xlink:type="simple" xlink:href="https://t.me/kyiv_pro_office/1982" text:style-name="Internet_20_link" text:visited-style-name="Visited_20_Internet_20_Link">
</text:a>
。</text:p>
      <text:p text:style-name="P4">
“应基辅市检察官办公室的要求，法院将嫌疑人限制在车辆中2个月<text:a xlink:type="simple" xlink:href="https://www.ukrinform.ua/tag-dtp" text:style-name="Internet_20_link" text:visited-style-name="Visited_20_Internet_20_Link">
</text:a>
在一种麻醉性中毒的状态下，基辅市议会的代表会造成严重后果。”</text:p>
      <text:p text:style-name="P4">
这一决定是由基辅舍维奇斯基地区法院于5月24日星期三作出的。</text:p>
      <text:p text:style-name="P4">
法院还决定在临时限制时删除驾驶员的涉嫌许可，并提交调查人员。</text:p>
      <text:p text:style-name="P4">
据乌克林福姆称，道路事故发生在2022年11月27日。</text:p>
      <text:p text:style-name="P4">
犯罪嫌疑人以麻醉性燃烧的状态驾驶一辆大众马球车，沿Bogatyrskaya街的方向沿Bandera Avenue移动。</text:p>
      <text:p text:style-name="P4">
<text:span text:style-name="T4">
另请阅读：</text:span>
 <text:a xlink:type="simple" xlink:href="https://www.ukrinform.ua/rubric-regions/3709200-na-kiivsini-zatrimali-vodiavtikaca-akij-zbiv-4ricnu-ditinu.html" text:style-name="Internet_20_link" text:visited-style-name="Visited_20_Internet_20_Link">
</text:a>
在接近不受管制的行人穿越时，女人意识到自己在关注和反应中，无法评估道路状况的变化，并击中了一名女性生活女性，造成了严重的身体伤害。</text:p>
      <text:p text:style-name="P4">
5月23日<text:a xlink:type="simple" xlink:href="https://www.ukrinform.ua/rubric-kyiv/3713287-dtp-u-stani-narkoticnogo-spaninna-prokuratura-oskarzit-domasnij-arest-deputatci-kiivradi.html" text:style-name="Internet_20_link" text:visited-style-name="Visited_20_Internet_20_Link">
</text:a>
以房屋被捕的形式，在20:00到06：00，共2个月。 检察官办公室将挑战它。</text:p>
      <text:p text:style-name="P4">
News Source: <text:a xlink:type="simple" xlink:href="https://www.ukrinform.ua/rubric-kyiv/3713678-u-pidozruvanoi-v-dtp-deputatki-kiivradi-na-dva-misaci-vilucili-prava.html" text:style-name="Internet_20_link" text:visited-style-name="Visited_20_Internet_20_Link">
https://www.ukrinform.ua/rubric-kyiv/3713678-u-pidozruvanoi-v-dtp-deputatki-kiivradi-na-dva-misaci-vilucili-prava.html</text:a>
</text:p>
      <!--NEWS-->
      <text:h text:style-name="P10" text:outline-level="1">
<text:span text:style-name="T4">
Shmigal称为新学年的五个优先事项</text:span>
</text:h>
      <text:p text:style-name="P4">
作者: Ukrinform (Person)</text:p>
      <text:p text:style-name="P4">
出版商: Укринформ (Organization)</text:p>
      <text:p text:style-name="P4">
出版时间: 2023-05-24T-104:52:06+03:00</text:p>
      <text:p text:style-name="P4">
修改时间: 2023-05-24T18:52:06+03:00</text:p>
      <text:p text:style-name="P4">
描述: 在总理丹尼斯·施米加尔（Denis Shmigal）的主席下，举行了一次会议，以完成2022/23学年，并在2023/24学年之前准备教育机构。  - 乌克林。</text:p>
      <text:p text:style-name="P4">
图片: ['<text:a xlink:type="simple" xlink:href="https://static.ukrinform.com/photos/2023_05/thumb_files/630_360_1684943347-177.jpg" text:style-name="Internet_20_link" text:visited-style-name="Visited_20_Internet_20_Link">
630_360_16849...</text:a>
', '<text:a xlink:type="simple" xlink:href="https://static.ukrinform.com/photos/2023_05/1684943348-598.jpg" text:style-name="Internet_20_link" text:visited-style-name="Visited_20_Internet_20_Link">
1684943348-59...</text:a>
', '<text:a xlink:type="simple" xlink:href="https://static.ukrinform.com/photos/2023_05/1684943348-155.jpg" text:style-name="Internet_20_link" text:visited-style-name="Visited_20_Internet_20_Link">
1684943348-15...</text:a>
', '<text:a xlink:type="simple" xlink:href="https://static.ukrinform.com/photos/2023_05/1684943348-707.jpg" text:style-name="Internet_20_link" text:visited-style-name="Visited_20_Internet_20_Link">
1684943348-70...</text:a>
', '<text:a xlink:type="simple" xlink:href="https://static.ukrinform.com/photos/2023_05/1684943348-415.jpg" text:style-name="Internet_20_link" text:visited-style-name="Visited_20_Internet_20_Link">
1684943348-41...</text:a>
']</text:p>
      <text:p text:style-name="P4">
标签: ['Освіта', 'Уряд', 'Шмигаль']</text:p>
      <text:p text:style-name="P4">
类型: Article</text:p>
      <!--METADATA-->
      <text:p text:style-name="P4">
<draw:frame draw:style-name="fr1" draw:name="Image91" text:anchor-type="as-char" svg:width="6.9236in" svg:height="3.956343in" draw:z-index="0">
<draw:image xlink:href="../Images/yкринформ/2023-05-24T-104-52-06-03-00/630_360_1684943347-177.jpg" xlink:type="simple" xlink:show="embed" xlink:actuate="onLoad" draw:mime-type="image/jpeg"/>
</draw:frame>
总理丹尼斯·施米加尔(Denis Shmigal)是2022/23学年完成的会议，并于2023/24之前准备教育机构。</text:p>
      <text:p text:style-name="P4">
关于它报告<text:a xlink:type="simple" xlink:href="https://www.kmu.gov.ua/news/premier-ministr-nazvav-piat-priorytetnykh-napriamkiv-u-pidhotovtsi-do-nastupnoho-navchalnoho-roku" text:style-name="Internet_20_link" text:visited-style-name="Visited_20_Internet_20_Link">
</text:a>
，报道乌克林福姆。</text:p>
      <text:p text:style-name="P4">
“我们面临着前所未有的挑战：毁灭教育基础设施，国内外儿童的大规模运动，对福尔皮斯尔的迫切需求，俄罗斯人在临时占领的领土上对乌克兰教育的破坏等等。 我们必须每天以24/7模式做出回应。 因为乌克兰的未来是。 关于它的人力资本，关于进一步恢复和发展的能力。” Shmigal强调。</text:p>
      <text:p text:style-name="P4">
政府负责人强调，在为下一所学校做准备时，该部和OVA应该专注于五个优先领域：安全性，最大程度的远见，可及性，重新列入，重新列入，继续进行新的乌克兰学校的改革。</text:p>
      <text:p text:style-name="P4">
<draw:frame draw:style-name="fr1" draw:name="Image92" text:anchor-type="as-char" svg:width="6.9236in" svg:height="4.610104in" draw:z-index="0">
<draw:image xlink:href="../Images/yкринформ/2023-05-24T-104-52-06-03-00/1684943348-598.jpg" xlink:type="simple" xlink:show="embed" xlink:actuate="onLoad" draw:mime-type="image/jpeg"/>
</draw:frame>
总理听取了有关内政部长伊戈尔·克里曼科(Igor Klimenko)的信息，以在教育机构中建立安全环境。 据部长说，教育和科学部内部事务部的内部事务部准备了有关将所有权纳入警察保护系统中的教育机构的解决方案，特别是概念相机，遥控器等。 此外，作为克里姆森科(Klimenko)的安全护照将扩展到乌克兰的所有教育机构。</text:p>
      <text:p text:style-name="P4">
<draw:frame draw:style-name="fr1" draw:name="Image93" text:anchor-type="as-char" svg:width="6.9236in" svg:height="4.610104in" draw:z-index="0">
<draw:image xlink:href="../Images/yкринформ/2023-05-24T-104-52-06-03-00/1684943348-155.jpg" xlink:type="simple" xlink:show="embed" xlink:actuate="onLoad" draw:mime-type="image/jpeg"/>
</draw:frame>
教育和科学部长Oksen Lisovy在他的角度告知了教育年度的完成和入门运动的开始。 据他说，几乎75％的学校都有庇护所。 目前，有36％的学校以眼部的形式工作，模型29％，混合格式的35％。</text:p>
      <text:p text:style-name="P4">
<draw:frame draw:style-name="fr1" draw:name="Image94" text:anchor-type="as-char" svg:width="6.9236in" svg:height="4.610104in" draw:z-index="0">
<draw:image xlink:href="../Images/yкринформ/2023-05-24T-104-52-06-03-00/1684943348-707.jpg" xlink:type="simple" xlink:show="embed" xlink:actuate="onLoad" draw:mime-type="image/jpeg"/>
</draw:frame>
据总理称，政府已经指示当地预算是UAH 15亿的子公司，以安排学校的安全条件。</text:p>
      <text:p text:style-name="P4">
民事保护结构的可用性将恢复对教育过程中最佳质量的目光训练。</text:p>
      <text:p text:style-name="P4">
<text:span text:style-name="T4">
另请阅读：</text:span>
 <text:a xlink:type="simple" xlink:href="https://www.ukrinform.ua/rubric-society/3698060-cerez-vijnu-ponad-770-tisac-ukrainskih-skolariv-perejsli-na-distancijnu-formu-navcanna.html" text:style-name="Internet_20_link" text:visited-style-name="Visited_20_Internet_20_Link">
</text:a>
</text:p>
      <text:p text:style-name="P4">
在这种情况下，关于教育数字化的课程，将保留对儿童的生活和健康构成威胁的偏远教育形式。</text:p>
      <text:p text:style-name="P4">
<draw:frame draw:style-name="fr1" draw:name="Image95" text:anchor-type="as-char" svg:width="6.9236in" svg:height="4.863407in" draw:z-index="0">
<draw:image xlink:href="../Images/yкринформ/2023-05-24T-104-52-06-03-00/1684943348-415.jpg" xlink:type="simple" xlink:show="embed" xlink:actuate="onLoad" draw:mime-type="image/jpeg"/>
</draw:frame>
参与者还提出了修复受损和破坏教育的问题，从而为所有机构提供了教科书，水龙头。</text:p>
      <text:p text:style-name="P4">
根据会议的结果，总理赋予了教育和科学部的任务，基础设施部，以制定和批准在所有教育机构中建造存储设施的统一参数，并审核可用的可用参数。</text:p>
      <text:p text:style-name="P4">
此外， <text:a xlink:type="simple" xlink:href="https://www.ukrinform.ua/tag-minosviti" text:style-name="Internet_20_link" text:visited-style-name="Visited_20_Internet_20_Link">
 </text:a>
区域军事行政部门已委托提高可用教育网络的措施，并确定可以在战时以眼睛形式执行教育过程的机构。 教育和科学部还应受保护结构基金的监督，并改善通往机构的通道状况。</text:p>
      <text:p text:style-name="P4">
正如乌克林福姆(Ukrinform)报道的，教育与科学部长Oksen Lisovy <text:a xlink:type="simple" xlink:href="https://www.ukrinform.ua/rubric-society/3712999-lisovij-anonsuvav-zmini-vimog-do-disertacij-i-rozpoviv-comu-stav-kandidatom-nauk.html" text:style-name="Internet_20_link" text:visited-style-name="Visited_20_Internet_20_Link">
</text:a>
。  照片：政府门户</text:p>
      <text:p text:style-name="P4">
News Source: <text:a xlink:type="simple" xlink:href="https://www.ukrinform.ua/rubric-society/3713675-smigal-nazvav-pat-prioritetiv-u-pidgotovci-do-novogo-navcalnogo-roku.html" text:style-name="Internet_20_link" text:visited-style-name="Visited_20_Internet_20_Link">
https://www.ukrinform.ua/rubric-society/3713675-smigal-nazvav-pat-prioritetiv-u-pidgotovci-do-novogo-navcalnogo-roku.html</text:a>
</text:p>
      <!--NEWS-->
      <text:h text:style-name="P10" text:outline-level="1">
<text:span text:style-name="T4">
在库皮斯克指令，俄罗斯军队搁置了卡梅卡，托波利，克拉斯纳亚·佩斯赫，诺瓦诺林斯克，庭院...</text:span>
</text:h>
      <text:p text:style-name="P4">
作者: liveuamap (Language: en)</text:p>
      <text:p text:style-name="P4">
时间: 2023-05-24T-11:31:00</text:p>
      <text:p text:style-name="P4">
地点: Kupiansk (Latitude:49.63006 Longtitude:37.90661)</text:p>
      <text:p text:style-name="P4">
视频: []</text:p>
      <text:p text:style-name="P4">
图片: []</text:p>
      <text:p text:style-name="P4">
标签: ["Russia"]</text:p>
      <text:p text:style-name="P4">
Id: 22565031</text:p>
      <!--METADATA-->
      <text:p text:style-name="P4">
乌克兰的武装部队在早晨的报告中说</text:p>
      <text:p text:style-name="P4">
新闻集链接：<text:a xlink:type="simple" xlink:href="https://liveuamap.com/en/2023/24-may-at-kupiansk-direction-russian-army-shelled-kamyanka" text:style-name="Internet_20_link" text:visited-style-name="Visited_20_Internet_20_Link">
https://liveuamap.com/en/2023/24-may-at-kupiansk-direction-russian-army-shelled-kamyanka</text:a>
</text:p>
      <text:p text:style-name="P4">
News Source: <text:a xlink:type="simple" xlink:href="https://t.me/lumsrc/4884" text:style-name="Internet_20_link" text:visited-style-name="Visited_20_Internet_20_Link">
https://t.me/lumsrc/4884</text:a>
</text:p>
      <!--NEWS-->
      <text:h text:style-name="P10" text:outline-level="1">
<text:span text:style-name="T4">
Bakhmut Directio Rusian军队炮击Kramatorsk，Vasukivka，Orikhovo-Vasylivka，Grigoriv ...</text:span>
</text:h>
      <text:p text:style-name="P4">
作者: liveuamap (Language: en)</text:p>
      <text:p text:style-name="P4">
时间: 2023-05-24T-13:31:00</text:p>
      <text:p text:style-name="P4">
地点: Kurdiumivka (Latitude:48.45311 Longtitude:37.94798)</text:p>
      <text:p text:style-name="P4">
视频: []</text:p>
      <text:p text:style-name="P4">
图片: []</text:p>
      <text:p text:style-name="P4">
标签: ["Russia"]</text:p>
      <text:p text:style-name="P4">
Id: 22565028</text:p>
      <!--METADATA-->
      <text:p text:style-name="P4">
在巴赫穆特(Bakhmut)方向，俄罗斯军队炮击了克拉马托克斯克(Kramatorsk)，瓦苏基夫卡(Vasukivka)，奥里克霍沃 - 瓦西利维卡(Orikhovo-Vasylivka)，赫里霍利夫卡(Hryhorivka)，巴赫穆特(Bakhmut)，伊万尼维克(Ivanivske)，斯特伯基(Ivanivske)，斯特伯基基(Stupochky)，kostyantyantyantyantyantyantyantytykykykykykykykykykykykapivdne pivdne pivdne pivdne and New York donetsk地区。 俄语在乌克兰武装部队的武装部队中，在伊万尼维斯克，比拉·霍拉(Bila Hora)，比拉·霍拉(Bila Hora)，伊万尼维斯克(Ivanivske)，比拉·霍拉(Bila Hora)进行了飞机</text:p>
      <text:p text:style-name="P4">
新闻集链接：(https://liveuamap.com/en/2023/24-may-at-bakhmut-direction-russian-army-shelled-kramatorsk)</text:p>
      <text:p text:style-name="P4">
News Source: <text:a xlink:type="simple" xlink:href="https://t.me/lumsrc/4886" text:style-name="Internet_20_link" text:visited-style-name="Visited_20_Internet_20_Link">
https://t.me/lumsrc/4886</text:a>
</text:p>
      <!--NEWS-->
      <text:h text:style-name="P10" text:outline-level="1">
<text:span text:style-name="T4">
“ Inter”通过打破意大利杯决赛中的“ Fiorentine”来保护标题</text:span>
</text:h>
      <text:p text:style-name="P4">
作者: Ukrinform (Person)</text:p>
      <text:p text:style-name="P4">
出版商: Укринформ (Organization)</text:p>
      <text:p text:style-name="P4">
出版时间: 2023-05-24T-14:54:00+03:00</text:p>
      <text:p text:style-name="P4">
修改时间: 2023-05-24T23:54:00+03:00</text:p>
      <text:p text:style-name="P4">
描述: 意大利足球杯连续第二次进入米兰国际阵线。  - 乌克林。</text:p>
      <text:p text:style-name="P4">
图片: ['<text:a xlink:type="simple" xlink:href="https://static.ukrinform.com/photos/2023_05/thumb_files/630_360_1684963210-795.jpg" text:style-name="Internet_20_link" text:visited-style-name="Visited_20_Internet_20_Link">
630_360_16849...</text:a>
']</text:p>
      <text:p text:style-name="P4">
标签: ['Футбол', 'Інтер Мілан']</text:p>
      <text:p text:style-name="P4">
类型: Article</text:p>
      <!--METADATA-->
      <text:p text:style-name="P4">
<draw:frame draw:style-name="fr1" draw:name="Image96" text:anchor-type="as-char" svg:width="6.9236in" svg:height="3.956343in" draw:z-index="0">
<draw:image xlink:href="../Images/yкринформ/2023-05-24T-14-54-00-03-00/630_360_1684963210-795.jpg" xlink:type="simple" xlink:show="embed" xlink:actuate="onLoad" draw:mime-type="image/jpeg"/>
</draw:frame>
连续第二次连续第二次连续第二次。</text:p>
      <text:p text:style-name="P4">
据报道，在罗马奥林匹克体育场的果断比赛中，“国际”赢得了“菲奥伦蒂娜”的志愿者-2：1。</text:p>
      <text:p text:style-name="P4">
尼古拉斯·冈萨雷斯(Nicholas Gonzalez(29，37).</text:p>
      <text:p text:style-name="P4">
<text:span text:style-name="T4">
Читайте також:</text:span>
 <text:a xlink:type="simple" xlink:href="https://www.ukrinform.ua/rubric-sports/3710206-inter-vijsov-u-final-ligi-cempioniv-uefa-obigravsi-milan.html" text:style-name="Internet_20_link" text:visited-style-name="Visited_20_Internet_20_Link">
 <text:span text:style-name="T4">
Мілан</text:span>
 </text:a>
“国际局”赢得了意大利杯，由“罗马”级的指标升级。奖杯最多的收集了都灵·尤文图斯(14).</text:p>
      <text:p text:style-name="P4">
Фото: Getty Images/Global Images Ukraine.</text:p>
      <text:p text:style-name="P4">
News Source: <text:a xlink:type="simple" xlink:href="https://www.ukrinform.ua/rubric-sports/3713777-inter-zahistiv-titul-obigravsi-fiorentinu-u-finali-kubka-italii.html" text:style-name="Internet_20_link" text:visited-style-name="Visited_20_Internet_20_Link">
https://www.ukrinform.ua/rubric-sports/3713777-inter-zahistiv-titul-obigravsi-fiorentinu-u-finali-kubka-italii.html</text:a>
</text:p>
      <!--NEWS-->
      <text:h text:style-name="P10" text:outline-level="1">
<text:span text:style-name="T4">
军队的JSC Avdiivka Directio Rusian炮击陶瓷，Overite，Lastochkine，Avdiivka，Sev ...</text:span>
</text:h>
      <text:p text:style-name="P4">
作者: liveuamap (Language: en)</text:p>
      <text:p text:style-name="P4">
时间: 2023-05-24T-16:31:00</text:p>
      <text:p text:style-name="P4">
地点: Donetsk Oblast (Latitude:48.12325 Longtitude:37.771)</text:p>
      <text:p text:style-name="P4">
视频: []</text:p>
      <text:p text:style-name="P4">
图片: []</text:p>
      <text:p text:style-name="P4">
标签: ["Russia"]</text:p>
      <text:p text:style-name="P4">
Id: 22565026</text:p>
      <!--METADATA-->
      <text:p text:style-name="P4">
在Avdiyivka方向，俄罗斯军队炮击Keramik，Ocheretyne，Lastochkyne，Avdiyivka，Syeverne，Vodyane，Vodyane，Pervomayske，Netaylove，Netaylove，Karlivka和Nevelske ofdonetsk地区。 俄罗斯航空在Novokalynove Andavdiyivka进行了空袭，乌克兰武装部队的总参谋部在晨报中说</text:p>
      <text:p text:style-name="P4">
新闻集链接：<text:a xlink:type="simple" xlink:href="https://liveuamap.com/en/2023/24-may-at-avdiyivka-direction-russian-army-shelled-keramik" text:style-name="Internet_20_link" text:visited-style-name="Visited_20_Internet_20_Link">
https://liveuamap.com/en/2023/24-may-at-avdiyivka-direction-russian-army-army-shelled-keramik</text:a>
</text:p>
      <text:p text:style-name="P4">
News Source: <text:a xlink:type="simple" xlink:href="https://t.me/lumsrc/4887" text:style-name="Internet_20_link" text:visited-style-name="Visited_20_Internet_20_Link">
https://t.me/lumsrc/4887</text:a>
</text:p>
      <!--NEWS-->
      <text:h text:style-name="P10" text:outline-level="1">
<text:span text:style-name="T4">
乌克兰的话题将成为Baiden and Fashion会议 - 国务院的主要问题之一</text:span>
</text:h>
      <text:p text:style-name="P4">
作者: Ukrinform (Person)</text:p>
      <text:p text:style-name="P4">
出版商: Укринформ (Organization)</text:p>
      <text:p text:style-name="P4">
出版时间: 2023-05-24T-16:42:00+03:00</text:p>
      <text:p text:style-name="P4">
修改时间: 2023-05-24T23:42:00+03:00</text:p>
      <text:p text:style-name="P4">
描述: 美国总统乔·拜登（Joe Biden）打算在下个月在华盛顿与印度总理纳伦德拉·莫迪（Narendra Modi）会面时讨论乌克兰的战争问题。  - 乌克林。</text:p>
      <text:p text:style-name="P4">
图片: ['<text:a xlink:type="simple" xlink:href="https://static.ukrinform.com/photos/2023_05/thumb_files/630_360_1684960314-113.jpg" text:style-name="Internet_20_link" text:visited-style-name="Visited_20_Internet_20_Link">
630_360_16849...</text:a>
']</text:p>
      <text:p text:style-name="P4">
标签: ['Байден', 'Індія', 'США', 'Україна', 'Агресія РФ', 'Держдеп']</text:p>
      <text:p text:style-name="P4">
类型: Article</text:p>
      <!--METADATA-->
      <text:p text:style-name="P4">
<draw:frame draw:style-name="fr1" draw:name="Image97" text:anchor-type="as-char" svg:width="6.9236in" svg:height="3.956343in" draw:z-index="0">
<draw:image xlink:href="../Images/yкринформ/2023-05-24T-16-42-00-03-00/630_360_1684960314-113.jpg" xlink:type="simple" xlink:show="embed" xlink:actuate="onLoad" draw:mime-type="image/jpeg"/>
</draw:frame>
总统乔·拜登(Joe Biden)打算在下个月在华盛顿举行的印度纳伦德拉·莫迪(Narendra Modi)在印度会议上讨论乌克兰的战争问题。</text:p>
      <text:p text:style-name="P4">
乌克林传闻记者报道，美国国务院马修·米勒(Matthew Miller)周三证实了这一点。</text:p>
      <text:p text:style-name="P4">
美国国务院代表对总理的预定访问评论：“毫无疑问，乌克兰的战争将是要讨论的主题之一。(https://www.ukrinform.ua/tag-india)华盛顿及其与美国政府的登陆。</text:p>
      <text:p text:style-name="P4">
他指出，将在访问之日更详细地宣布。</text:p>
      <text:p text:style-name="P4">
同时，米勒回忆说，乌克兰的话题在上一次水域期间与总理和其他世界领导人违反了美国的情节。</text:p>
      <text:p text:style-name="P4">
<text:span text:style-name="T4">
另请阅读：</text:span>
 <text:a xlink:type="simple" xlink:href="https://www.ukrinform.ua/rubric-world/3713133-moskva-tisne-na-indiu-ta-insi-kraini-sob-ii-ne-vnesli-do-cornogo-spisku-fatf-bloomberg.html" text:style-name="Internet_20_link" text:visited-style-name="Visited_20_Internet_20_Link">
</text:a>
印度总理纳伦德拉·莫迪(Narendra Modi)计划于2023年6月22日对美国进行国事访问。 特别是，他计划与总统乔·拜登(Joe Biden)会面。 本周早些时候时尚<text:a xlink:type="simple" xlink:href="https://www.ukrinform.ua/rubric-world/3712511-premer-indii-ta-derzsekretar-ssa-zustrilisa-z-liderami-tihookeanskih-ostroviv-u-papuanovij-gvinei.html" text:style-name="Internet_20_link" text:visited-style-name="Visited_20_Internet_20_Link">
</text:a>
我们在巴布亚 - 诺瓦几内亚的Anthony Blinky。  来自乌克兰的照片</text:p>
      <text:p text:style-name="P4">
News Source: <text:a xlink:type="simple" xlink:href="https://www.ukrinform.ua/rubric-world/3713774-tema-ukraini-stane-odnim-iz-toppitan-na-zustrici-bajdena-j-modi-derzdep.html" text:style-name="Internet_20_link" text:visited-style-name="Visited_20_Internet_20_Link">
https://www.ukrinform.ua/rubric-world/3713774-tema-ukraini-stane-odnim-iz-toppitan-na-zustrici-bajdena-j-modi-derzdep.html</text:a>
</text:p>
      <!--NEWS-->
      <text:h text:style-name="P10" text:outline-level="1">
<text:span text:style-name="T4">
JSC Marinka Direcion Rusian军队炮击Krasnogorivka，St.George，Maximilanivka，Krak ...</text:span>
</text:h>
      <text:p text:style-name="P4">
作者: liveuamap (Language: en)</text:p>
      <text:p text:style-name="P4">
时间: 2023-05-24T-18:31:00</text:p>
      <text:p text:style-name="P4">
地点: Marinka, Donetsk Oblast (Latitude:47.96579 Longtitude:37.43025)</text:p>
      <text:p text:style-name="P4">
视频: []</text:p>
      <text:p text:style-name="P4">
图片: []</text:p>
      <text:p text:style-name="P4">
标签: ["Russia"]</text:p>
      <text:p text:style-name="P4">
Id: 22565025</text:p>
      <!--METADATA-->
      <text:p text:style-name="P4">
在玛丽卡(Maryinka)方向，俄罗斯军队炮击了克拉斯诺利夫卡(Krasnohorivka)，Heorhiyivka，Maksymilyanivka，Kurakhove和Donetsk地区的Pobyeda，乌克兰的总参谋部部队在早晨的报告中说</text:p>
      <text:p text:style-name="P4">
新闻集链接：<text:a xlink:type="simple" xlink:href="https://liveuamap.com/en/2023/24-may-at-maryinka-direction-russian-army-shelled-krasnohorivka" text:style-name="Internet_20_link" text:visited-style-name="Visited_20_Internet_20_Link">
https://liveuamap.com/en/2023/24-may-at-maryinka-direction-russian-army-army-shelled-krasnohorivka</text:a>
</text:p>
      <text:p text:style-name="P4">
News Source: <text:a xlink:type="simple" xlink:href="https://t.me/lumsrc/4888" text:style-name="Internet_20_link" text:visited-style-name="Visited_20_Internet_20_Link">
https://t.me/lumsrc/4888</text:a>
</text:p>
      <!--NEWS-->
      <text:h text:style-name="P10" text:outline-level="1">
<text:span text:style-name="T4">
日本研究人员是世界上第一个完全对真菌基因进行隔离的人</text:span>
</text:h>
      <text:p text:style-name="P4">
作者: Ukrinform (Person)</text:p>
      <text:p text:style-name="P4">
出版商: Укринформ (Organization)</text:p>
      <text:p text:style-name="P4">
出版时间: 2023-05-24T-18:32:00+03:00</text:p>
      <text:p text:style-name="P4">
修改时间: 2023-05-24T23:32:00+03:00</text:p>
      <text:p text:style-name="P4">
描述: 在TIBA县DNA Cadzus研究所的Sirasawa Kent教授的指导下，一群科学家表示，他们正在完全测序Matsutake真菌基因​​。  - 乌克林。</text:p>
      <text:p text:style-name="P4">
图片: ['<text:a xlink:type="simple" xlink:href="https://static.ukrinform.com/photos/2023_05/thumb_files/630_360_1684931248-298.jpg" text:style-name="Internet_20_link" text:visited-style-name="Visited_20_Internet_20_Link">
630_360_16849...</text:a>
']</text:p>
      <text:p text:style-name="P4">
标签: ['Японія', 'вчені', 'Генетика']</text:p>
      <text:p text:style-name="P4">
类型: Article</text:p>
      <!--METADATA-->
      <text:p text:style-name="P4">
<draw:frame draw:style-name="fr1" draw:name="Image98" text:anchor-type="as-char" svg:width="6.9236in" svg:height="3.956343in" draw:z-index="0">
<draw:image xlink:href="../Images/yкринформ/2023-05-24T-18-32-00-03-00/630_360_1684931248-298.jpg" xlink:type="simple" xlink:show="embed" xlink:actuate="onLoad" draw:mime-type="image/jpeg"/>
</draw:frame>
在TIBA县Dnnccusus研究所的Sirasawa Kent教授的指导下，他们完全对Gribamacutak基因进行了测序。</text:p>
      <text:p text:style-name="P4">
正如乌克林福姆报道的那样，它报告了<text:a xlink:type="simple" xlink:href="https://www3.nhk.or.jp/nhkworld/ru/news/427486/" text:style-name="Internet_20_link" text:visited-style-name="Visited_20_Internet_20_Link">
</text:a>
。</text:p>
      <text:p text:style-name="P4">
国际自然保护联盟已将Matsutak的蘑菇引入其受到威胁的物种清单。 这些蘑菇在日本被认为是宝贵的美味佳肴。</text:p>
      <text:p text:style-name="P4">
根据科学家的说法，他们使用新技术分析了长期序列，以获取Matsutake Fungi的遗传信息。</text:p>
      <text:p text:style-name="P4">
他们发现蘑菇具有13个染色体和约1.6亿个核苷酸对，以及决定其形状，味道和香气的大约22,000个基因。</text:p>
      <text:p text:style-name="P4">
<text:span text:style-name="T4">
另请阅读：</text:span>
 <text:a xlink:type="simple" xlink:href="https://www.ukrinform.ua/rubric-regions/3686733-u-lvovi-vidkrili-laboratoriu-geneticnih-doslidzen.html" text:style-name="Internet_20_link" text:visited-style-name="Visited_20_Internet_20_Link">
</text:a>
科学家还指出，基因组数据将有助于确定需要生长蘑菇生长的物质以及负责其特定味道的基因。</text:p>
      <text:p text:style-name="P4">
Sirasava指出，所有蘑菇基因组的完整测序首先在世界上进行。 据他说，他的小组所做的工作将来有助于Matsutake。</text:p>
      <text:p text:style-name="P4">
根据乌克林福姆的说法，来自中国科学院的一群科学家<text:a xlink:type="simple" xlink:href="https://www.ukrinform.ua/rubric-technology/3529583-u-kitai-sekvenuvali-genom-ludini-aka-zila-14-tisac-rokiv-tomu.html" text:style-name="Internet_20_link" text:visited-style-name="Visited_20_Internet_20_Link">
</text:a>
来自乌克兰西南地区。</text:p>
      <text:p text:style-name="P4">
News Source: <text:a xlink:type="simple" xlink:href="https://www.ukrinform.ua/rubric-technology/3713572-aponski-doslidniki-persimi-u-sviti-povnistu-sekvenuvali-genom-griba.html" text:style-name="Internet_20_link" text:visited-style-name="Visited_20_Internet_20_Link">
https://www.ukrinform.ua/rubric-technology/3713572-aponski-doslidniki-persimi-u-sviti-povnistu-sekvenuvali-genom-griba.html</text:a>
</text:p>
      <!--NEWS-->
      <text:h text:style-name="P10" text:outline-level="1">
<text:span text:style-name="T4">
国务院担心联合国秘书长与利维夫的会议</text:span>
</text:h>
      <text:p text:style-name="P4">
作者: Ukrinform (Person)</text:p>
      <text:p text:style-name="P4">
出版商: Укринформ (Organization)</text:p>
      <text:p text:style-name="P4">
出版时间: 2023-05-24T-20:14:00+03:00</text:p>
      <text:p text:style-name="P4">
修改时间: 2023-05-24T23:14:00+03:00</text:p>
      <text:p text:style-name="P4">
描述: 华盛顿官方对联合国秘书长特别代表的正式会议与俄罗斯儿童申诉书玛丽亚·利维夫·贝洛娃（Maria Lviv-Belova）表示焦虑，该会议由国际刑事法院（ICS）搜查。  - 乌克林。</text:p>
      <text:p text:style-name="P4">
图片: ['<text:a xlink:type="simple" xlink:href="https://static.ukrinform.com/photos/2023_05/thumb_files/630_360_1684954769-443.jpg" text:style-name="Internet_20_link" text:visited-style-name="Visited_20_Internet_20_Link">
630_360_16849...</text:a>
']</text:p>
      <text:p text:style-name="P4">
标签: ['Гутерреш', 'ООН', 'Путін', 'США', 'Держдеп', 'Росія', 'Міжнародний кримінальний суд']</text:p>
      <text:p text:style-name="P4">
类型: Article</text:p>
      <!--METADATA-->
      <text:p text:style-name="P4">
<draw:frame draw:style-name="fr1" draw:name="Image99" text:anchor-type="as-char" svg:width="6.9236in" svg:height="3.956343in" draw:z-index="0">
<draw:image xlink:href="../Images/yкринформ/2023-05-24T-20-14-00-03-00/630_360_1684954769-443.jpg" xlink:type="simple" xlink:show="embed" xlink:actuate="onLoad" draw:mime-type="image/jpeg"/>
</draw:frame>
官方瓦辛顿(Vashington)对联合国秘书长与俄罗斯儿童申诉价Marialvo-Belova的正式会议表示焦虑，该会议由国际刑事法院搜查(MKS).</text:p>
      <text:p text:style-name="P4">
Про це заявив у середу речник Держдепартаменту США Метью Міллер, передаєвласний кореспондент Укрінформу.</text:p>
      <text:p text:style-name="P4">
«Ми глибоко стурбовані тим, що високопоставлений дипломат <text:a xlink:type="simple" xlink:href="https://www.ukrinform.ua/tag-oon" text:style-name="Internet_20_link" text:visited-style-name="Visited_20_Internet_20_Link">
</text:a>
她会见了一个隐藏起飞的人，而国际空间站则违反了逮捕令​​，以逮捕犯有儿童的军事犯罪，”美国外交政策说。</text:p>
      <text:p text:style-name="P4">
他强调，这破坏了保护区域儿童的共同义务。</text:p>
      <text:p text:style-name="P4">
米勒回忆说，俄罗斯当局有意识地将乌克兰的日期强迫驱逐出境，否认父母接触他们，并试图通过签发俄罗斯护照来改变其身份。</text:p>
      <text:p text:style-name="P4">
<text:span text:style-name="T4">
另请阅读：</text:span>
 <text:a xlink:type="simple" xlink:href="https://www.ukrinform.ua/rubric-polytics/3712825-v-ofisi-genprokurora-zasudili-vidacu-rosieu-orderu-na-arest-prokurora-mks.html" text:style-name="Internet_20_link" text:visited-style-name="Visited_20_Internet_20_Link">
<text:span text:style-name="T4">
 MKS </text:span>
</text:a>
“孩子属于最脆弱的群体，需要受到保护，尤其是在战争期间。 因此，我们继续呼吁军事性格。”国务院代表说。</text:p>
      <text:p text:style-name="P4">
据报道，上周，俄罗斯申诉专员玛丽亚·利维夫·贝洛娃(Maria Lviv-Belova)与联合国秘书长特别代表举行了官方会议，以提出弗吉尼亚·甘巴(Virginia Gamba)的问题和武装冲突。 今年3月17日，海牙国际刑事法院签发了逮捕玛丽·利维夫·贝洛娃(Mary Lviv -Belova)和弗拉基米尔·普京(Vladimir Putin)，与战争罪行有关，以及包括儿童在内的自我竞争和非法行动，包括儿童，包括儿童。乌克兰。</text:p>
      <text:p text:style-name="P4">
News Source: <text:a xlink:type="simple" xlink:href="https://www.ukrinform.ua/rubric-world/3713770-derzdep-sturbovanij-zustriccu-predstavnici-genseka-oon-zi-lvovoubelovou.html" text:style-name="Internet_20_link" text:visited-style-name="Visited_20_Internet_20_Link">
https://www.ukrinform.ua/rubric-world/3713770-derzdep-sturbovanij-zustriccu-predstavnici-genseka-oon-zi-lvovoubelovou.html</text:a>
</text:p>
      <!--NEWS-->
      <text:h text:style-name="P10" text:outline-level="1">
<text:span text:style-name="T4">
JSC Shakhtar Directio Rusian军队炮击了Paraskovivka，Novomykhailivka，村，上帝...</text:span>
</text:h>
      <text:p text:style-name="P4">
作者: liveuamap (Language: en)</text:p>
      <text:p text:style-name="P4">
时间: 2023-05-24T-20:31:00</text:p>
      <text:p text:style-name="P4">
地点: Zaporizhzhia (Latitude:47.77856 Longtitude:37.06324)</text:p>
      <text:p text:style-name="P4">
视频: []</text:p>
      <text:p text:style-name="P4">
图片: []</text:p>
      <text:p text:style-name="P4">
标签: ["Russia"]</text:p>
      <text:p text:style-name="P4">
Id: 22565023</text:p>
      <!--METADATA-->
      <text:p text:style-name="P4">
在沙克塔克(Shakhtarske)的方向，俄罗斯军队炮击了Paraskoviyivka，Novomykhaylivka，Vuhledar，Bohoyavlenka，Zolota Nyva和Velyka Novosilka。 Prechystivka的俄罗斯航空导入 - 武装部队的武装部队在早上的报告中说</text:p>
      <text:p text:style-name="P4">
新闻集链接：<text:a xlink:type="simple" xlink:href="https://liveuamap.com/en/2023/24-may-at-shakhtarske-direction-russian-army-shelled-paraskoviyivka" text:style-name="Internet_20_link" text:visited-style-name="Visited_20_Internet_20_Link">
https://liveuamap.com/en/2023/24-may-at-shakhtarske-direction-russian-army-army-shelled-paraskoviyivka</text:a>
</text:p>
      <text:p text:style-name="P4">
News Source: <text:a xlink:type="simple" xlink:href="https://t.me/lumsrc/4889" text:style-name="Internet_20_link" text:visited-style-name="Visited_20_Internet_20_Link">
https://t.me/lumsrc/4889</text:a>
</text:p>
      <!--NEWS-->
      <text:h text:style-name="P10" text:outline-level="1">
<text:span text:style-name="T4">
北约预计佐治亚州将遵守针对俄罗斯的国际制裁-Stoltenberg</text:span>
</text:h>
      <text:p text:style-name="P4">
作者: Ukrinform (Person)</text:p>
      <text:p text:style-name="P4">
出版商: Укринформ (Organization)</text:p>
      <text:p text:style-name="P4">
出版时间: 2023-05-24T-22:05:00+03:00</text:p>
      <text:p text:style-name="P4">
修改时间: 2023-05-24T23:05:00+03:00</text:p>
      <text:p text:style-name="P4">
描述: 北约期望佐治亚州以及其他伙伴国家尊重民主价值观，并实施将俄罗斯限制为丹格战争对乌克兰的制裁的国际制裁。  - 乌克林。</text:p>
      <text:p text:style-name="P4">
图片: ['<text:a xlink:type="simple" xlink:href="https://static.ukrinform.com/photos/2023_04/thumb_files/630_360_1682000894-466.jpeg" text:style-name="Internet_20_link" text:visited-style-name="Visited_20_Internet_20_Link">
630_360_16820...</text:a>
']</text:p>
      <text:p text:style-name="P4">
标签: ['Антиросійські санкції', 'Грузія', 'НАТО', 'Війна з Росією']</text:p>
      <text:p text:style-name="P4">
类型: Article</text:p>
      <!--METADATA-->
      <text:p text:style-name="P4">
<draw:frame draw:style-name="fr1" draw:name="Image100" text:anchor-type="as-char" svg:width="6.9236in" svg:height="3.956343in" draw:z-index="0">
<draw:image xlink:href="../Images/yкринформ/2023-05-24T-22-05-00-03-00/630_360_1682000894-466.jpeg" xlink:type="simple" xlink:show="embed" xlink:actuate="onLoad" draw:mime-type="image/jpeg"/>
</draw:frame>
来自佐治亚州的纳托维亚以及其他伙伴国家，尊重民主价值观和对国际制裁的实施，限制了对乌克兰发动战争的能力。</text:p>
      <text:p text:style-name="P4">
北约秘书长詹斯·斯托尔滕贝格(Jens Stoltenberg)在一年一度的布鲁塞尔论坛上的讨论中，这就是在这里。</text:p>
      <text:p text:style-name="P4">
“重要的是<text:a xlink:type="simple" xlink:href="https://www.ukrinform.ua/tag-gruzia" text:style-name="Internet_20_link" text:visited-style-name="Visited_20_Internet_20_Link">
</text:a>
它受我们所有人都相信的民主价值观的控制。 我们预计，北约有一个涉及北约的国家，遵守制裁，使俄罗斯对乌克兰的激励战争的筹资复杂化。</text:p>
      <text:p text:style-name="P4">
北约秘书长提醒，该联盟已经支持与佐治亚州的伙伴关系多年，有助于实施改革并实施政治和实践合作。 在这种情况下，佐治亚州是俄罗斯世界对俄罗斯有害影响的“间隔”中最脆弱的。 正是在佐治亚州，当俄罗斯入侵该国并占领了一些领土时，俄罗斯对邻国的侵略行为的趋势得到了体现。</text:p>
      <text:p text:style-name="P4">
“这样的国家(作为佐治亚州 -  ed。). намагаються чинити спротив російськійагресії. Саме тому на Мадридському саміті ми вирішили наростити допомогу дляцих країн, і Грузія є найбільш показовим прикладом», - зауважив ЄнсСтолтенберг.</text:p>
      <text:p text:style-name="P4">
<text:span text:style-name="T4">
Читайте також:</text:span>
 <text:a xlink:type="simple" xlink:href="https://www.ukrinform.ua/rubric-polytics/3712077-ukraina-pidtrimue-gruziu-i-podilitsa-z-neu-dosvidom-borotbi-iz-rosieu-danilov.html" text:style-name="Internet_20_link" text:visited-style-name="Visited_20_Internet_20_Link">
 <text:span text:style-name="T4">
Грузію</text:span>
 </text:a>
据他说，佐治亚州周围的局势是克里姆林宫的敌对行动来实现的证词之一：续签“影响力”，以控制和剥夺俄罗斯邻国和前华沙国家的独立性条约。</text:p>
      <text:p text:style-name="P4">
北约领导人强调：“这不是我们想生活的世界。”_foto：op _</text:p>
      <text:p text:style-name="P4">
News Source: <text:a xlink:type="simple" xlink:href="https://www.ukrinform.ua/rubric-world/3713767-nato-ocikue-vid-gruzii-dotrimanna-miznarodnih-sankcij-proti-rosii-stoltenberg.html" text:style-name="Internet_20_link" text:visited-style-name="Visited_20_Internet_20_Link">
https://www.ukrinform.ua/rubric-world/3713767-nato-ocikue-vid-gruzii-dotrimanna-miznarodnih-sankcij-proti-rosii-stoltenberg.html</text:a>
</text:p>
      <!--NEWS-->
      <text:h text:style-name="P10" text:outline-level="1">
<text:span text:style-name="T4">
在Zaporizhzhia和Kherson的指示，俄罗斯军队炮击了Vremivka，Burlatske，Novosilka，Z ...</text:span>
</text:h>
      <text:p text:style-name="P4">
作者: liveuamap (Language: en)</text:p>
      <text:p text:style-name="P4">
时间: 2023-05-24T-22:31:00</text:p>
      <text:p text:style-name="P4">
地点: Zaporizhzhia (Latitude:47.54085 Longtitude:35.46061)</text:p>
      <text:p text:style-name="P4">
视频: []</text:p>
      <text:p text:style-name="P4">
图片: []</text:p>
      <text:p text:style-name="P4">
标签: ["Russia"]</text:p>
      <text:p text:style-name="P4">
Id: 22565021</text:p>
      <!--METADATA-->
      <text:p text:style-name="P4">
在Zaporizhzhia和Kherson的指示，俄罗斯军队炮击了Vremivka，Burlatske，Novosilka，Donetsk地区的Zelene Pole； 俄罗斯航空通导的空袭在Huliaipole，Mala Tokmachka和Zaporizhzhiaregion的Stepove，乌克兰武装部队的总参谋</text:p>
      <text:p text:style-name="P4">
新闻集链接：<text:a xlink:type="simple" xlink:href="https://liveuamap.com/en/2023/24-may-at-zaporizhzhia-and-kherson-directions-russian-army" text:style-name="Internet_20_link" text:visited-style-name="Visited_20_Internet_20_Link">
https://liveuamap.com/en/2023/24-may-at-zaporizhzhia-and-kherson-directions-directions-russian-army</text:a>
</text:p>
      <text:p text:style-name="P4">
News Source: <text:a xlink:type="simple" xlink:href="https://t.me/lumsrc/4890" text:style-name="Internet_20_link" text:visited-style-name="Visited_20_Internet_20_Link">
https://t.me/lumsrc/4890</text:a>
</text:p>
      <!--NEWS-->
      <text:h text:style-name="P10" text:outline-level="1">
<text:span text:style-name="T4">
Aek成为赢家</text:span>
</text:h>
      <text:p text:style-name="P4">
作者: Ukrinform (Person)</text:p>
      <text:p text:style-name="P4">
出版商: Укринформ (Organization)</text:p>
      <text:p text:style-name="P4">
出版时间: 2023-05-24T-25:56:11+03:00</text:p>
      <text:p text:style-name="P4">
修改时间: 2023-05-24T22:56:11+03:00</text:p>
      <text:p text:style-name="P4">
描述: AECA球员在历史上赢得了希腊杯。  - 乌克林。</text:p>
      <text:p text:style-name="P4">
图片: ['<text:a xlink:type="simple" xlink:href="https://static.ukrinform.com/photos/2023_05/thumb_files/630_360_1684957977-336.jpg" text:style-name="Internet_20_link" text:visited-style-name="Visited_20_Internet_20_Link">
630_360_16849...</text:a>
']</text:p>
      <text:p text:style-name="P4">
标签: ['Футбол', 'Греція']</text:p>
      <text:p text:style-name="P4">
类型: Article</text:p>
      <!--METADATA-->
      <text:p text:style-name="P4">
<draw:frame draw:style-name="fr1" draw:name="Image101" text:anchor-type="as-char" svg:width="6.9236in" svg:height="3.956343in" draw:z-index="0">
<draw:image xlink:href="../Images/yкринформ/2023-05-24T-25-56-11-03-00/630_360_1684957977-336.jpg" xlink:type="simple" xlink:show="embed" xlink:actuate="onLoad" draw:mime-type="image/jpeg"/>
</draw:frame>
AECA球员在历史上赢得了希腊杯。</text:p>
      <text:p text:style-name="P4">
乌克林福姆报道，在2022/23赛季的决赛中，在AEK市的Pantesaliko体育场，Paok的失败-2-0。</text:p>
      <text:p text:style-name="P4">
获胜者的成功带来了喀麦隆后卫阿罗德·穆库迪(Arold Mukudi)的进球(26镇)和西班牙前锋保罗·费尔南德斯(90+2).</text:p>
      <text:p text:style-name="P4">
АЕК майже всю зустріч грав у меншості після вилучення Лазароса Рота на 6-йхвилині.</text:p>
      <text:p text:style-name="P4">
<text:span text:style-name="T4">
Читайте також:</text:span>
 <text:a xlink:type="simple" xlink:href="https://www.ukrinform.ua/rubric-sports/3704740-kacaraba-zi-slavieu-vigrav-kubok-cehii.html" text:style-name="Internet_20_link" text:visited-style-name="Visited_20_Internet_20_Link">
 <text:span text:style-name="T4">
Кубок</text:span>
 </text:a>
去年，希腊杯赢得了Panatinaikos，在当前平局中，Paok的1/4决赛(0：2，1：1).</text:p>
      <text:p text:style-name="P4">
Фото: aekfc.gr.</text:p>
      <text:p text:style-name="P4">
News Source: <text:a xlink:type="simple" xlink:href="https://www.ukrinform.ua/rubric-sports/3713766-aek-stav-volodarem-kubka-grecii-z-futbolu-obigravsi-paok.html" text:style-name="Internet_20_link" text:visited-style-name="Visited_20_Internet_20_Link">
https://www.ukrinform.ua/rubric-sports/3713766-aek-stav-volodarem-kubka-grecii-z-futbolu-obigravsi-paok.html</text:a>
</text:p>
      <!--NEWS-->
      <text:h text:style-name="P10" text:outline-level="1">
<text:span text:style-name="T4">
佛罗里达州州长空降正式宣布参加总统选举</text:span>
</text:h>
      <text:p text:style-name="P4">
作者: Ukrinform (Person)</text:p>
      <text:p text:style-name="P4">
出版商: Укринформ (Organization)</text:p>
      <text:p text:style-name="P4">
出版时间: 2023-05-24T-27:48:00+03:00</text:p>
      <text:p text:style-name="P4">
修改时间: 2023-05-24T22:48:00+03:00</text:p>
      <text:p text:style-name="P4">
描述: 佛罗里达州州长罗恩·阿里亚尼斯（Ron Aryanis）正式宣布了由美国总统职位的候选人提名共和党提名的最初的参与。  - 乌克林。</text:p>
      <text:p text:style-name="P4">
图片: ['<text:a xlink:type="simple" xlink:href="https://static.ukrinform.com/photos/2022_11/thumb_files/630_360_1669076951-634.jpg" text:style-name="Internet_20_link" text:visited-style-name="Visited_20_Internet_20_Link">
630_360_16690...</text:a>
']</text:p>
      <text:p text:style-name="P4">
标签: ['Президент', 'Трамп', 'Вибори у США']</text:p>
      <text:p text:style-name="P4">
类型: Article</text:p>
      <!--METADATA-->
      <text:p text:style-name="P4">
<draw:frame draw:style-name="fr1" draw:name="Image102" text:anchor-type="as-char" svg:width="6.9236in" svg:height="3.956343in" draw:z-index="0">
<draw:image xlink:href="../Images/yкринформ/2023-05-24T-27-48-00-03-00/630_360_1669076951-634.jpg" xlink:type="simple" xlink:show="embed" xlink:actuate="onLoad" draw:mime-type="image/jpeg"/>
</draw:frame>
佛罗里达州州长罗恩·阿里亚尼斯(Ron Aryanis)正式宣布了共和党总统的共和党。</text:p>
      <text:p text:style-name="P4">
正如乌克林福姆报道的那样，它报告了<text:a xlink:type="simple" xlink:href="https://apnews.com/article/ron-desantis-2024-presidential-election-live-updates-0495d567326db1e760179d01f1f7c45e" text:style-name="Internet_20_link" text:visited-style-name="Visited_20_Internet_20_Link">
</text:a>
。</text:p>
      <text:p text:style-name="P4">
这位44岁的共和党人在周三向联邦选举委员会的一份声明中宣布了他的决定。</text:p>
      <text:p text:style-name="P4">
语言被认为是特朗普共和党在总统上的最强竞争对手<text:a xlink:type="simple" xlink:href="https://www.ukrinform.ua/tag-vibori-v-ssa" text:style-name="Internet_20_link" text:visited-style-name="Visited_20_Internet_20_Link">
</text:a>
2024。</text:p>
      <text:p text:style-name="P4">
<text:span text:style-name="T4">
另请阅读：</text:span>
 <text:a xlink:type="simple" xlink:href="https://www.ukrinform.ua/rubric-world/3710449-vibori-u-ssa-bajden-viperedzae-trampa-u-gipoteticnomu-drugomu-turi-na-6.html" text:style-name="Internet_20_link" text:visited-style-name="Visited_20_Internet_20_Link">
<text:span text:style-name="T4">
特朗普</text:span>
</text:a>
此前，来自南卡罗来纳州蒂姆·斯科特(Tim Scott)，阿肯色州州长阿肯色州Gatchinson和生物技术领域的企业家Vivkramavami的企业家曾说过，特朗普是参与共和党人的生物技术领域的企业家。 前副总统迈克·彭斯(Mike Pence)也被认为是可能的总统候选人，但尚未宣布他参加选举。</text:p>
      <text:p text:style-name="P4">
<text:span text:style-name="T5">
foto：EPA-EFE/DAN ANDERSON</text:span>
</text:p>
      <text:p text:style-name="P4">
News Source: <text:a xlink:type="simple" xlink:href="https://www.ukrinform.ua/rubric-world/3713764-gubernator-floridi-desantis-oficijno-ogolosiv-pro-ucast-u-prezidentskih-viborah.html" text:style-name="Internet_20_link" text:visited-style-name="Visited_20_Internet_20_Link">
https://www.ukrinform.ua/rubric-world/3713764-gubernator-floridi-desantis-oficijno-ogolosiv-pro-ucast-u-prezidentskih-viborah.html</text:a>
</text:p>
      <!--NEWS-->
      <text:h text:style-name="P10" text:outline-level="1">
<text:span text:style-name="T4">
Zelensky转向伊朗人民：您必须站在历史的另一端 - 不是邪恶</text:span>
</text:h>
      <text:p text:style-name="P4">
作者: Ukrinform (Person)</text:p>
      <text:p text:style-name="P4">
出版商: Укринформ (Organization)</text:p>
      <text:p text:style-name="P4">
出版时间: 2023-05-24T-29:40:00+03:00</text:p>
      <text:p text:style-name="P4">
修改时间: 2023-05-24T22:40:00+03:00</text:p>
      <text:p text:style-name="P4">
描述: 沃罗迪米尔总统Zelenskyy向伊朗的人民致辞，伊朗是为俄罗斯提供的国家，杀死了和平的乌克兰人。 他敦促伊朗人民影响其国家的决定。  - 乌克林。</text:p>
      <text:p text:style-name="P4">
图片: ['<text:a xlink:type="simple" xlink:href="https://static.ukrinform.com/photos/2023_01/thumb_files/630_360_1674870594-635.jpeg" text:style-name="Internet_20_link" text:visited-style-name="Visited_20_Internet_20_Link">
630_360_16748...</text:a>
']</text:p>
      <text:p text:style-name="P4">
标签: ['Іран', 'Україна', 'Зеленський', 'Війна з Росією']</text:p>
      <text:p text:style-name="P4">
类型: Article</text:p>
      <!--METADATA-->
      <text:p text:style-name="P4">
<draw:frame draw:style-name="fr1" draw:name="Image103" text:anchor-type="as-char" svg:width="6.9236in" svg:height="3.956343in" draw:z-index="0">
<draw:image xlink:href="../Images/yкринформ/2023-05-24T-29-40-00-03-00/630_360_1674870594-635.jpeg" xlink:type="simple" xlink:show="embed" xlink:actuate="onLoad" draw:mime-type="image/jpeg"/>
</draw:frame>
沃迪米尔总统Zelenskyy呼吁伊朗人民，伊朗人民提供杀害和平的乌克兰人的武器。 他敦促人民点燃自己国家的决定。</text:p>
      <text:p text:style-name="P4">
关于Volodymyr Zelenskyy在[]中说(https://t.me/V_Zelenskiy_official/6355)，报道乌克林福姆。</text:p>
      <text:p text:style-name="P4">
“今天，鉴于这种打击(drons“shaḫed”， - 顺序。)持续不断地想直接转向人民<text:a xlink:type="simple" xlink:href="https://www.ukrinform.ua/tag-iran" text:style-name="Internet_20_link" text:visited-style-name="Visited_20_Internet_20_Link">
</text:a>
。 对于所有人 - 对社会，伊朗山丘，每个伊朗家庭，能够影响伊朗不利决定的人们。 一个简单的问题：您为什么要对俄罗斯恐怖进行同谋？ 你为什么在国家一边？ 世界看到了捐赠的东西，您在伊朗看到了一切。 邪恶的支持不能被否认。”泽伦斯基说。</text:p>
      <text:p text:style-name="P4">
<text:span text:style-name="T5">
viso：<text:a xlink:type="simple" xlink:href="https://t.me/OP_UA/9572" text:style-name="Internet_20_link" text:visited-style-name="Visited_20_Internet_20_Link">
</text:a>
</text:span>
</text:p>
      <text:p text:style-name="P4">
总统指出，尽管乌克兰捍卫者击败了大多数沙哈内达，但仍受到打击。 在和平的人，学校，医院，祈祷房，教堂，发电厂，市场，甚至人道主义援助的穿刺和公交车站的家中。</text:p>
      <text:p text:style-name="P4">
“当伊朗无人机与丈夫在家里杀死一个怀孕的乌克兰女孩时，为什么适合您，母亲和父母在伊朗？几分钟后，击败了第二个“ Shahaned”，夺走了那些挽救生命的人的生命其他...为什么伊朗愤世嫉俗的谋杀案？萨克基(Sakkezi)或您所在国家的其他城市？</text:p>
      <text:p text:style-name="P4">
<text:span text:style-name="T4">
另请阅读：</text:span>
 <text:a xlink:type="simple" xlink:href="https://www.ukrinform.ua/rubric-polytics/3711148-ukraina-namagaetsa-donesti-do-arabskih-krain-svou-formulu-miru-ermak.html" text:style-name="Internet_20_link" text:visited-style-name="Visited_20_Internet_20_Link">
</text:a>
Volodymyr Zelensky强调，俄罗斯针对乌克兰为名词发动了战争。 但是他指出，如果将伊朗人民放在俄罗斯侵略之类的邪恶之上，他们的生活可能会有所不同。</text:p>
      <text:p text:style-name="P4">
_foto：op _</text:p>
      <text:p text:style-name="P4">
News Source: <text:a xlink:type="simple" xlink:href="https://www.ukrinform.ua/rubric-polytics/3713762-zelenskij-zvernuvsa-do-narodu-iranu-vi-maete-buti-na-insomu-boci-istorii-ne-zi-zlom.html" text:style-name="Internet_20_link" text:visited-style-name="Visited_20_Internet_20_Link">
https://www.ukrinform.ua/rubric-polytics/3713762-zelenskij-zvernuvsa-do-narodu-iranu-vi-maete-buti-na-insomu-boci-istorii-ne-zi-zlom.html</text:a>
</text:p>
      <!--NEWS-->
      <text:h text:style-name="P10" text:outline-level="1">
<text:span text:style-name="T4">
监狱任期再收到俄罗斯联邦的三个在线代理商</text:span>
</text:h>
      <text:p text:style-name="P4">
作者: Ukrinform (Person)</text:p>
      <text:p text:style-name="P4">
出版商: Укринформ (Organization)</text:p>
      <text:p text:style-name="P4">
出版时间: 2023-05-24T-31:38:00+03:00</text:p>
      <text:p text:style-name="P4">
修改时间: 2023-05-24T22:38:00+03:00</text:p>
      <text:p text:style-name="P4">
描述: 根据SBU的材料，最高五年零五年，谴责了三名亲克雷姆利夫互联网特工，这对乌克兰进行了信息和颠覆性活动。  - 乌克林。</text:p>
      <text:p text:style-name="P4">
图片: ['<text:a xlink:type="simple" xlink:href="https://static.ukrinform.com/photos/2023_05/thumb_files/630_360_1684946503-353.jpg" text:style-name="Internet_20_link" text:visited-style-name="Visited_20_Internet_20_Link">
630_360_16849...</text:a>
', '<text:a xlink:type="simple" xlink:href="https://static.ukrinform.com/photos/2023_05/1684946257-320.jpeg" text:style-name="Internet_20_link" text:visited-style-name="Visited_20_Internet_20_Link">
1684946257-32...</text:a>
', '<text:a xlink:type="simple" xlink:href="https://static.ukrinform.com/photos/2023_05/1684946264-524.jpeg" text:style-name="Internet_20_link" text:visited-style-name="Visited_20_Internet_20_Link">
1684946264-52...</text:a>
']</text:p>
      <text:p text:style-name="P4">
标签: ['Інтернет', 'СБУ', 'Вирок', 'Агітація', 'Війна з Росією']</text:p>
      <text:p text:style-name="P4">
类型: Article</text:p>
      <!--METADATA-->
      <text:p text:style-name="P4">
<draw:frame draw:style-name="fr1" draw:name="Image104" text:anchor-type="as-char" svg:width="6.9236in" svg:height="3.956343in" draw:z-index="0">
<draw:image xlink:href="../Images/yкринформ/2023-05-24T-31-38-00-03-00/630_360_1684946503-353.jpg" xlink:type="simple" xlink:show="embed" xlink:actuate="onLoad" draw:mime-type="image/jpeg"/>
</draw:frame>
SBU的升级为五年零五年的监狱谴责，谴责亲克里姆林宫互联网代理商，他们对乌克兰进行了信息并破坏了乌克兰。</text:p>
      <text:p text:style-name="P4">
正如Ukrinform报道的那样，SBU在[]中报告(https://t.me/SBUkr/8420)在禁忌的社交网络中，他们公开证明了俄罗斯入侵者的军事罪行，并质疑乌克兰国家的存在。</text:p>
      <text:p text:style-name="P4">
根据SBU的说法，法院任命了他们的五年半监禁。</text:p>
      <text:p text:style-name="P4">
因此，在Cherkasy地区，一名累犯被定罪，在将俄罗斯全面入侵乌克兰之后，他已经因刑事责任而被起诉。</text:p>
      <text:p text:style-name="P4">
这次，攻击者放在俄罗斯<text:a xlink:type="simple" xlink:href="https://www.ukrinform.ua/tag-socmerezi" text:style-name="Internet_20_link" text:visited-style-name="Visited_20_Internet_20_Link">
</text:a>
我的和平是支持占领乌克兰东部和南部地区领土的敌人的帖子。</text:p>
      <text:p text:style-name="P4">
在当地居民的伊万诺 - 弗兰基夫斯克监狱中，他是公开散发出俄罗斯入侵者的，并分发了关于纳弗罗特国防军行动的假货。</text:p>
      <text:p text:style-name="P4">
大多数破坏性内容都取自克里姆林宫的“媒体”宣传者的页面，包括尤里·科特诺克(Yuri Kotenok)和塔蒂亚纳·蒙蒂安(Tatiana Montyan)。</text:p>
      <text:p text:style-name="P4">
另一位敌人的煽动者在Vinnitsa被判刑。 他原来是一个住宅中心，该中心在他自己的页面上，在禁忌的社交网络“同学”中批准了俄罗斯联邦的武装侵略，并呼吁乌克兰捍卫者的进攻行为。</text:p>
      <text:p text:style-name="P4">
<text:span text:style-name="T4">
另请阅读：</text:span>
 <text:a xlink:type="simple" xlink:href="https://www.ukrinform.ua/rubric-regions/3713415-sbu-zatrimala-rosijskogo-agenta-akij-zlivav-pozicii-zsu-pid-bahmutom-i-avdiivkou.html" text:style-name="Internet_20_link" text:visited-style-name="Visited_20_Internet_20_Link">
</text:a>
根据收集所有三个入侵者的证据，法院根据《乌克兰刑法》第436-2条裁定有罪(理由，认可合法，否认俄罗斯联邦对乌克兰的侵略，荣耀其参与者).</text:p>
      <text:p text:style-name="P4">
За <text:a xlink:type="simple" xlink:href="https://www.gp.gov.ua/ua/posts/do-5-z-polovinoyu-ta-5-rokiv-tyurmi-zasudzeno-ziteliv-cerkashhini-ta-vinnici-yaki-vipravdovuvali-zbroinu-agresiyu-rf" text:style-name="Internet_20_link" text:visited-style-name="Visited_20_Internet_20_Link">
 </text:a>
，法院将Cherkasy地区的居民任命为五年的五年，从Vinnitsa到五年监禁。</text:p>
      <text:p text:style-name="P4">
<draw:frame draw:style-name="fr1" draw:name="Image105" text:anchor-type="as-char" svg:width="6.9236in" svg:height="9.231467in" draw:z-index="0">
<draw:image xlink:href="../Images/yкринформ/2023-05-24T-31-38-00-03-00/1684946257-320.jpeg" xlink:type="simple" xlink:show="embed" xlink:actuate="onLoad" draw:mime-type="image/jpeg"/>
</draw:frame>
<draw:frame draw:style-name="fr1" draw:name="Image106" text:anchor-type="as-char" svg:width="6.9236in" svg:height="9.231467in" draw:z-index="0">
<draw:image xlink:href="../Images/yкринформ/2023-05-24T-31-38-00-03-00/1684946264-524.jpeg" xlink:type="simple" xlink:show="embed" xlink:actuate="onLoad" draw:mime-type="image/jpeg"/>
</draw:frame>
</text:p>
      <text:p text:style-name="P4">
调查是由Vinnytsia，Ivano-Frankivsk和Cherkasy地区的SBU工作人员在检察官的程序指导下进行的。</text:p>
      <text:p text:style-name="P4">
正如乌克林福姆报道的<text:a xlink:type="simple" xlink:href="https://www.ukrinform.ua/rubric-society/3713468-sbu-zatrimala-odnogo-z-organizatoriv-prokremlivskih-provokacij-u-kievopecerskij-lavri.html" text:style-name="Internet_20_link" text:visited-style-name="Visited_20_Internet_20_Link">
</text:a>
在基辅，乌克兰宗教博客作者的颠覆性活动(传播克里姆林宫叙事)组织了定制的“抗议行动”。</text:p>
      <text:p text:style-name="P4">
News Source: <text:a xlink:type="simple" xlink:href="https://www.ukrinform.ua/rubric-society/3713699-turemni-stroki-otrimali-se-tri-internetagenti-rf.html" text:style-name="Internet_20_link" text:visited-style-name="Visited_20_Internet_20_Link">
https://www.ukrinform.ua/rubric-society/3713699-turemni-stroki-otrimali-se-tri-internetagenti-rf.html</text:a>
</text:p>
      <!--NEWS-->
      <text:h text:style-name="P10" text:outline-level="1">
<text:span text:style-name="T4">
主席：我们的保护速度比俄罗斯有时间改变战术的速度更快</text:span>
</text:h>
      <text:p text:style-name="P4">
作者: Ukrinform (Person)</text:p>
      <text:p text:style-name="P4">
出版商: Укринформ (Organization)</text:p>
      <text:p text:style-name="P4">
出版时间: 2023-05-24T-33:37:00+03:00</text:p>
      <text:p text:style-name="P4">
修改时间: 2023-05-24T22:37:00+03:00</text:p>
      <text:p text:style-name="P4">
描述: 乌克兰的捍卫者已经从乌克兰击倒了900次奔跑160。我们比俄罗斯更快地改善了保护速度。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Зброя', 'ЗСУ', 'Зеленський', 'Війна з Росією', '#stoprussia', 'ППО', 'Дрон-камікадзе']</text:p>
      <text:p text:style-name="P4">
类型: Article</text:p>
      <!--METADATA-->
      <text:p text:style-name="P4">
<draw:frame draw:style-name="fr1" draw:name="Image107" text:anchor-type="as-char" svg:width="6.9236in" svg:height="3.956343in" draw:z-index="0">
<draw:image xlink:href="../Images/yкринформ/2023-05-24T-33-37-00-03-00/630_360_1682451261-591.jpeg" xlink:type="simple" xlink:show="embed" xlink:actuate="onLoad" draw:mime-type="image/jpeg"/>
</draw:frame>
乌克兰的捍卫者击倒了乌克兰的900个“ shahmed”160。我们的工作速度比俄罗斯更快，比俄罗斯有时间改变恐怖的策略。</text:p>
      <text:p text:style-name="P4">
这是在晚上<text:a xlink:type="simple" xlink:href="https://www.youtube.com/watch" text:style-name="Internet_20_link" text:visited-style-name="Visited_20_Internet_20_Link">
</text:a>
据报道，沃迪米尔Zelenskyy总统据报道。</text:p>
      <text:p text:style-name="P4">
_ _</text:p>
      <text:p text:style-name="P4">
_ <text:span text:style-name="T4">
 视频 </text:span>
： <text:a xlink:type="simple" xlink:href="https://t.me/OP_UA/9572" text:style-name="Internet_20_link" text:visited-style-name="Visited_20_Internet_20_Link">
</text:a>
_</text:p>
      <text:p text:style-name="P4">
“现在，俄罗斯越来越多地诉诸于So称为合并的打击 - 不同类型的导弹，不同类型的无人机。谢谢我们的空军，我们所有的天空缺陷，我们的智能 - 因为我们的保护速度正在更快地改善俄罗斯比俄罗斯有时间改变其恐怖策略。反对乌克兰。(https://www.ukrinform.ua/tag-dronkamikadze). Більшість – збиваємо", - наголосив Зеленський.</text:p>
      <text:p text:style-name="P4">
<text:span text:style-name="T4">
Читайте також:</text:span>
 <text:a xlink:type="simple" xlink:href="https://www.ukrinform.ua/rubric-ato/3713334-na-12-ramstajni-obgovorat-peredacu-ukraini-f16.html" text:style-name="Internet_20_link" text:visited-style-name="Visited_20_Internet_20_Link">
 </text:a>
总统报告说，按照5月24日发生的速度，他听到了部门，古尔(Gur)的负责人，古尔(Gur)的负责人，在当前情况下，包括火箭威胁和持续的恐怖恐怖Droam-kamikadze。</text:p>
      <text:p text:style-name="P4">
总统说：“我们一直在寻找完全制造伊朗无人机数量的工具。”</text:p>
      <text:p text:style-name="P4">
News Source: <text:a xlink:type="simple" xlink:href="https://www.ukrinform.ua/rubric-ato/3713761-prezident-nas-zahist-udoskonaluetsa-svidse-niz-rosia-vstigae-zminuvati-taktiku.html" text:style-name="Internet_20_link" text:visited-style-name="Visited_20_Internet_20_Link">
https://www.ukrinform.ua/rubric-ato/3713761-prezident-nas-zahist-udoskonaluetsa-svidse-niz-rosia-vstigae-zminuvati-taktiku.html</text:a>
</text:p>
      <!--NEWS-->
      <text:h text:style-name="P10" text:outline-level="1">
<text:span text:style-name="T4">
在巴赫穆特（Bakhmut）的领导下</text:span>
</text:h>
      <text:p text:style-name="P4">
作者: Ukrinform (Person)</text:p>
      <text:p text:style-name="P4">
出版商: Укринформ (Organization)</text:p>
      <text:p text:style-name="P4">
出版时间: 2023-05-24T-35:36:30+03:00</text:p>
      <text:p text:style-name="P4">
修改时间: 2023-05-24T22:36:30+03:00</text:p>
      <text:p text:style-name="P4">
描述: 乌克兰亚历山大·奥恩申科体育拳击大师在巴赫穆特的战斗中去世。  - 乌克林。</text:p>
      <text:p text:style-name="P4">
图片: ['<text:a xlink:type="simple" xlink:href="https://static.ukrinform.com/photos/2023_05/thumb_files/630_360_1684956820-106.jpg" text:style-name="Internet_20_link" text:visited-style-name="Visited_20_Internet_20_Link">
630_360_16849...</text:a>
']</text:p>
      <text:p text:style-name="P4">
标签: ['Війна з Росією']</text:p>
      <text:p text:style-name="P4">
类型: Article</text:p>
      <!--METADATA-->
      <text:p text:style-name="P4">
<draw:frame draw:style-name="fr1" draw:name="Image108" text:anchor-type="as-char" svg:width="6.9236in" svg:height="3.956343in" draw:z-index="0">
<draw:image xlink:href="../Images/yкринформ/2023-05-24T-35-36-30-03-00/630_360_1684956820-106.jpg" xlink:type="simple" xlink:show="embed" xlink:actuate="onLoad" draw:mime-type="image/jpeg"/>
</draw:frame>
乌克兰大师亚历山大·奥尼什科(Alexander Onishchenko)的拳击在巴赫穆特(Bakhmut)的战斗中去世。</text:p>
      <text:p text:style-name="P4">
这是在[]的乌克兰拳击联合会的页面上报道的。(https://www.facebook.com/BoxingFederationOfUkraine/posts/pfbid0WbcSugX4qQ5LmYtmgmnbJjEwVfNMFWJocEknqAwpqJZcEQLaWU71tBPwJR1MPD9il)，报道乌克林福姆。</text:p>
      <text:p text:style-name="P4">
Oleksandr Onishchenko是拳击运动的大师，是乌克兰冠军，乌克兰中部 - 米德纳克斯和大三学生，乌克兰国家队的成员。</text:p>
      <text:p text:style-name="P4">
他代表苏米地区的拳击联合会，并培训了教练德米特里·杜布罗夫(Dmitry Dubrov)的细分。</text:p>
      <text:p text:style-name="P4">
亚历山大(Alexander)于5月15日去世，阻止了巴赫穆特(Bakhmut)领导下的俄罗斯人的攻势。</text:p>
      <text:p text:style-name="P4">
<text:span text:style-name="T4">
另请阅读：</text:span>
 <text:a xlink:type="simple" xlink:href="https://www.ukrinform.ua/rubric-ato/3711552-pamati-soldata-sturmovoi-brigadi-suhoputnih-vijsk-oleksandra-stankova-pozivnij-perun.html" text:style-name="Internet_20_link" text:visited-style-name="Visited_20_Internet_20_Link">
</text:a>
据青年和体育部长瓦迪姆·古扎特(Vadim Gutzait)称，在鲁斯索 - 乌克兰战争期间，有293名运动员，教练和体育员被杀。</text:p>
      <text:p text:style-name="P4">
照片：FBU</text:p>
      <text:p text:style-name="P4">
News Source: <text:a xlink:type="simple" xlink:href="https://www.ukrinform.ua/rubric-sports/3713760-pid-bahmutom-zaginuv-cempion-ukraini-z-boksu-oleksandr-onisenko.html" text:style-name="Internet_20_link" text:visited-style-name="Visited_20_Internet_20_Link">
https://www.ukrinform.ua/rubric-sports/3713760-pid-bahmutom-zaginuv-cempion-ukraini-z-boksu-oleksandr-onisenko.html</text:a>
</text:p>
      <!--NEWS-->
      <text:h text:style-name="P10" text:outline-level="1">
<text:span text:style-name="T4">
Belgorod地区手术期间的军团“俄罗斯自由”失去了两名战斗机</text:span>
</text:h>
      <text:p text:style-name="P4">
作者: Ukrinform (Person)</text:p>
      <text:p text:style-name="P4">
出版商: Укринформ (Organization)</text:p>
      <text:p text:style-name="P4">
出版时间: 2023-05-24T-37:31:00+03:00</text:p>
      <text:p text:style-name="P4">
修改时间: 2023-05-24T22:31:00+03:00</text:p>
      <text:p text:style-name="P4">
描述: 在贝尔戈罗德地区手术期间，本周的“俄罗斯自由”军团失去了两名战斗机。  - 乌克林。</text:p>
      <text:p text:style-name="P4">
图片: ['<text:a xlink:type="simple" xlink:href="https://static.ukrinform.com/photos/2023_05/thumb_files/630_360_1684956523-355.jpg" text:style-name="Internet_20_link" text:visited-style-name="Visited_20_Internet_20_Link">
630_360_16849...</text:a>
']</text:p>
      <text:p text:style-name="P4">
标签: ['Загибель', 'Війна з Росією', 'Бєлгород', 'Легіон «Свобода Росії» ']</text:p>
      <text:p text:style-name="P4">
类型: Article</text:p>
      <!--METADATA-->
      <text:p text:style-name="P4">
<draw:frame draw:style-name="fr1" draw:name="Image109" text:anchor-type="as-char" svg:width="6.9236in" svg:height="3.956343in" draw:z-index="0">
<draw:image xlink:href="../Images/yкринформ/2023-05-24T-37-31-00-03-00/630_360_1684956523-355.jpg" xlink:type="simple" xlink:show="embed" xlink:actuate="onLoad" draw:mime-type="image/jpeg"/>
</draw:frame>
本周Belgorod地区手术期间，军团“俄罗斯自由”丢失了两名士兵。</text:p>
      <text:p text:style-name="P4">
军团“俄罗斯自由”在[]中报道了这一点(https://t.me/legionoffreedom/811)，报道乌克林福姆。</text:p>
      <text:p text:style-name="P4">
“手术的总损失是2人<text:a xlink:type="simple" xlink:href="https://www.ukrinform.ua/tag-zagibel" text:style-name="Internet_20_link" text:visited-style-name="Visited_20_Internet_20_Link">
</text:a>
10人受伤。 与宣传家的虚伪陈述相反，他们可以赢得胜利，因此给我们带来了巨大的损失。”</text:p>
      <text:p text:style-name="P4">
值得注意的是，贝尔戈罗德地区的俄罗斯志愿者“目睹了普京部队的观念和残酷”。</text:p>
      <text:p text:style-name="P4">
“当军团士兵通过定居点而没有触及当地人时，俄罗斯联邦武装部队的炮兵和航空在和平城市工作。自己的土地，以免表现出弱点，”  - 公寓说。</text:p>
      <text:p text:style-name="P4">
<text:span text:style-name="T4">
另请阅读：</text:span>
 <text:a xlink:type="simple" xlink:href="https://www.ukrinform.ua/rubric-ato/3713639-rdk-ta-legion-svoboda-rosii-zajsli-u-belgorodsku-oblast-bils-ak-na-40-kilometriv-uglib.html" text:style-name="Internet_20_link" text:visited-style-name="Visited_20_Internet_20_Link">
<text:span text:style-name="T4">
 Legion </text:span>
</text:a>
据报道，俄罗斯志愿军团的指挥官今天与俄罗斯联邦关于其成立的言论的乌克兰和外国媒体的代表进行了交谈。 据他说，手术期间的身体受伤了两次。</text:p>
      <text:p text:style-name="P4">
News Source: <text:a xlink:type="simple" xlink:href="https://www.ukrinform.ua/rubric-ato/3713759-legion-svoboda-rosii-pid-cas-operacii-v-belgorodskij-oblasti-vtrativ-dvoh-bijciv.html" text:style-name="Internet_20_link" text:visited-style-name="Visited_20_Internet_20_Link">
https://www.ukrinform.ua/rubric-ato/3713759-legion-svoboda-rosii-pid-cas-operacii-v-belgorodskij-oblasti-vtrativ-dvoh-bijciv.html</text:a>
</text:p>
      <!--NEWS-->
      <text:h text:style-name="P10" text:outline-level="1">
<text:span text:style-name="T4">
皇家马德里在西班牙洛杉矶联赛的比赛中赢得了雷奥·瓦莱卡诺</text:span>
</text:h>
      <text:p text:style-name="P4">
作者: Ukrinform (Person)</text:p>
      <text:p text:style-name="P4">
出版商: Укринформ (Organization)</text:p>
      <text:p text:style-name="P4">
出版时间: 2023-05-24T-39:26:51+03:00</text:p>
      <text:p text:style-name="P4">
修改时间: 2023-05-24T22:26:51+03:00</text:p>
      <text:p text:style-name="P4">
描述: 皇家马德里在2012/23足球赛季的西班牙足球冠军赛中赢得了又一次的胜利。  - 乌克林。</text:p>
      <text:p text:style-name="P4">
图片: ['<text:a xlink:type="simple" xlink:href="https://static.ukrinform.com/photos/2023_05/thumb_files/630_360_1684956220-822.jpg" text:style-name="Internet_20_link" text:visited-style-name="Visited_20_Internet_20_Link">
630_360_16849...</text:a>
']</text:p>
      <text:p text:style-name="P4">
标签: ['Футбол', 'Реал Мадрид']</text:p>
      <text:p text:style-name="P4">
类型: Article</text:p>
      <!--METADATA-->
      <text:p text:style-name="P4">
<draw:frame draw:style-name="fr1" draw:name="Image110" text:anchor-type="as-char" svg:width="6.9236in" svg:height="3.956343in" draw:z-index="0">
<draw:image xlink:href="../Images/yкринформ/2023-05-24T-39-26-51-03-00/630_360_1684956220-822.jpg" xlink:type="simple" xlink:show="embed" xlink:actuate="onLoad" draw:mime-type="image/jpeg"/>
</draw:frame>
皇家马德里在2022/23足球赛季的西班牙冠军赛中赢得了另一场胜利。</text:p>
      <text:p text:style-name="P4">
乌克林福姆报道，在马德里的圣地亚哥·贝尔纳布(Santiago Bernabeu)的第36轮比赛中，“ Crushov”击败“ Raovovalkeano” -2：1。</text:p>
      <text:p text:style-name="P4">
该帐户开设了Karim Benzema，后者在第31分钟得到了Federikovalverde的协助。 休息后，平等恢复了劳尔·德·托马斯(Raul de Thomas)客人的前锋(84)但是，马德里帮助罗德里戈(Rodrigo)，他在第89分钟获得了决定性的球。</text:p>
      <text:p text:style-name="P4">
<text:span text:style-name="T4">
另请阅读：</text:span>
 <text:a xlink:type="simple" xlink:href="https://www.ukrinform.ua/rubric-sports/3711922-la-liga-zirona-z-cigankovim-postupilasa-vilarrealu.html" text:style-name="Internet_20_link" text:visited-style-name="Visited_20_Internet_20_Link">
</text:a>
在洛杉矶联盟的积分榜上，巴塞罗那以85分领先。 “真实的”(74)排在第二，第三名 - “田径运动”(72)，今天与“ Espanyol”一起扮演Varcelon。</text:p>
      <text:p text:style-name="P4">
照片：法新社。</text:p>
      <text:p text:style-name="P4">
News Source: <text:a xlink:type="simple" xlink:href="https://www.ukrinform.ua/rubric-sports/3713756-real-peremig-rajo-valekano-u-matci-ispanskoi-la-ligi.html" text:style-name="Internet_20_link" text:visited-style-name="Visited_20_Internet_20_Link">
https://www.ukrinform.ua/rubric-sports/3713756-real-peremig-rajo-valekano-u-matci-ispanskoi-la-ligi.html</text:a>
</text:p>
      <!--NEWS-->
      <text:h text:style-name="P10" text:outline-level="1">
<text:span text:style-name="T4">
联想减少了工作总数的5％</text:span>
</text:h>
      <text:p text:style-name="P4">
作者: Ukrinform (Person)</text:p>
      <text:p text:style-name="P4">
出版商: Укринформ (Organization)</text:p>
      <text:p text:style-name="P4">
出版时间: 2023-05-24T-41:22:00+03:00</text:p>
      <text:p text:style-name="P4">
修改时间: 2023-05-24T22:22:00+03:00</text:p>
      <text:p text:style-name="P4">
描述: 联想集团是世界上最大的计算机制造商，就生产而言，周三表示，一月至3月期间约有5％的员工人数减少了5％。  - 乌克林。</text:p>
      <text:p text:style-name="P4">
图片: ['<text:a xlink:type="simple" xlink:href="https://static.ukrinform.com/photos/2023_05/thumb_files/630_360_1684956048-911.jpg" text:style-name="Internet_20_link" text:visited-style-name="Visited_20_Internet_20_Link">
630_360_16849...</text:a>
']</text:p>
      <text:p text:style-name="P4">
标签: ["Комп'ютер", 'Скорочення', 'Звільнення', 'Lenovo']</text:p>
      <text:p text:style-name="P4">
类型: Article</text:p>
      <!--METADATA-->
      <text:p text:style-name="P4">
<draw:frame draw:style-name="fr1" draw:name="Image111" text:anchor-type="as-char" svg:width="6.9236in" svg:height="3.956343in" draw:z-index="0">
<draw:image xlink:href="../Images/yкринформ/2023-05-24T-41-22-00-03-00/630_360_1684956048-911.jpg" xlink:type="simple" xlink:show="embed" xlink:actuate="onLoad" draw:mime-type="image/jpeg"/>
</draw:frame>
在生产方面，世界上最大的计算机制造商Lenovogroup周三表示，一月至3月期间约有5％的员工人数减少了5％。</text:p>
      <text:p text:style-name="P4">
正如乌克林福姆报道的那样，它报告了<text:a xlink:type="simple" xlink:href="https://asia.nikkei.com/Location" text:style-name="Internet_20_link" text:visited-style-name="Visited_20_Internet_20_Link">
</text:a>
.</text:p>
      <text:p text:style-name="P4">
Значні скорочення робочих місць упродовж останнього кварталу фінансового року,який завершився в березні, відбулися на тлі тривалого спаду в комп’ютерномубізнесі, коли китайська компанія зафіксувала 249 мільйонів доларів витрат нареструктуризацію.</text:p>
      <text:p text:style-name="P4">
Масштаб <text:a xlink:type="simple" xlink:href="https://www.ukrinform.ua/tag-zvilnenna" text:style-name="Internet_20_link" text:visited-style-name="Visited_20_Internet_20_Link">
 </text:a>
该公司Jan Yanuzincin的董事长兼执行董事说，联想工作人员在年收入的新闻发布会上发表了不到5％。</text:p>
      <text:p text:style-name="P4">
但是，在演讲之前，执行副总裁兼WongWai明的首席财务总监报告说，这一数字为8-9％。</text:p>
      <text:p text:style-name="P4">
两位公司的代表都拒绝命名执行的确切数字。</text:p>
      <text:p text:style-name="P4">
“联想中间报告于11月份发表，9月底大约是世界上的82,000人。 基于这一数字，减少5％意味着4,100次发布，而减少8-9％的释放将指示为6560增加到7380个解放，”该消息写道。</text:p>
      <text:p text:style-name="P4">
<text:span text:style-name="T4">
另请阅读：</text:span>
 <text:a xlink:type="simple" xlink:href="https://www.ukrinform.ua/rubric-technology/3704879-volvo-zvilnit-1300-spivrobitnikiv-dla-skorocenna-vitrat.html" text:style-name="Internet_20_link" text:visited-style-name="Visited_20_Internet_20_Link">
<text:span text:style-name="T4">
将发布</text:span>
</text:a>
该公司的执行董事强调，这一时间活动增加了公司，该公司已经进行了。 他指出，在本财政年度初，根据当前的估计，重组将支付8.5亿美元。</text:p>
      <text:p text:style-name="P4">
正如乌克林福姆(Ukrinform)报道的公司<text:a xlink:type="simple" xlink:href="https://www.ukrinform.ua/rubric-technology/3713740-meta-provela-ostannij-etap-zvilnen-u-kompanii.html" text:style-name="Internet_20_link" text:visited-style-name="Visited_20_Internet_20_Link">
</text:a>
 .</text:p>
      <text:p text:style-name="P4">
News Source: <text:a xlink:type="simple" xlink:href="https://www.ukrinform.ua/rubric-technology/3713753-lenovo-skorotila-5-vid-zagalnoi-kilkosti-robocih-misc.html" text:style-name="Internet_20_link" text:visited-style-name="Visited_20_Internet_20_Link">
https://www.ukrinform.ua/rubric-technology/3713753-lenovo-skorotila-5-vid-zagalnoi-kilkosti-robocih-misc.html</text:a>
</text:p>
      <!--NEWS-->
      <text:h text:style-name="P10" text:outline-level="1">
<text:span text:style-name="T4">
蒂娜·锡锡（Tina Tin Tin）死了“​​岩石洛尔”</text:span>
</text:h>
      <text:p text:style-name="P4">
作者: Ukrinform (Person)</text:p>
      <text:p text:style-name="P4">
出版商: Укринформ (Organization)</text:p>
      <text:p text:style-name="P4">
出版时间: 2023-05-24T-43:21:00+03:00</text:p>
      <text:p text:style-name="P4">
修改时间: 2023-05-24T22:21:00+03:00</text:p>
      <text:p text:style-name="P4">
描述: 一名歌手蒂娜·特纳（Tina Turner）在83岁时于5月24日去世。  - 乌克林。</text:p>
      <text:p text:style-name="P4">
图片: ['<text:a xlink:type="simple" xlink:href="https://static.ukrinform.com/photos/2017_11/thumb_files/630_360_1511541505-7481.jpg" text:style-name="Internet_20_link" text:visited-style-name="Visited_20_Internet_20_Link">
630_360_15115...</text:a>
']</text:p>
      <text:p text:style-name="P4">
标签: ['Музика', 'Смерть', 'Тіна Тернер']</text:p>
      <text:p text:style-name="P4">
类型: Article</text:p>
      <!--METADATA-->
      <text:p text:style-name="P4">
<draw:frame draw:style-name="fr1" draw:name="Image112" text:anchor-type="as-char" svg:width="6.9236in" svg:height="3.956343in" draw:z-index="0">
<draw:image xlink:href="../Images/yкринформ/2023-05-24T-43-21-00-03-00/630_360_1511541505-7481.jpg" xlink:type="simple" xlink:show="embed" xlink:actuate="onLoad" draw:mime-type="image/jpeg"/>
</draw:frame>
一名歌手蒂娜·特纳(Tina Turner)在83岁时于5月24日去世。</text:p>
      <text:p text:style-name="P4">
正如乌克林福姆报道的那样，它报告了<text:a xlink:type="simple" xlink:href="https://www.reuters.com/world/singer-tina-turner-dies-aged-83-2023-05-24/" text:style-name="Internet_20_link" text:visited-style-name="Visited_20_Internet_20_Link">
</text:a>
。</text:p>
      <text:p text:style-name="P4">
她的代表说，这位歌手在她位于瑞士Tsyurik附近的Kusnnay​​a的家中长期病后死亡。</text:p>
      <text:p text:style-name="P4">
车工(安娜·梅·布洛克(Anna May Bullock))1939年11月26日出生于田纳西州纳特布什村。</text:p>
      <text:p text:style-name="P4">
她的职业生涯始于1950年代的摇滚乐，后来成为“皇后<text:a xlink:type="simple" xlink:href="https://www.ukrinform.ua/tag-muzika" text:style-name="Internet_20_link" text:visited-style-name="Visited_20_Internet_20_Link">
</text:a>
”。</text:p>
      <text:p text:style-name="P4">
在1980年代，这位歌手获得了六项格莱美奖。</text:p>
      <text:p text:style-name="P4">
News Source: <text:a xlink:type="simple" xlink:href="https://www.ukrinform.ua/rubric-culture/3713758-pomerla-koroleva-roknrolu-tina-terner.html" text:style-name="Internet_20_link" text:visited-style-name="Visited_20_Internet_20_Link">
https://www.ukrinform.ua/rubric-culture/3713758-pomerla-koroleva-roknrolu-tina-terner.html</text:a>
</text:p>
      <!--NEWS-->
      <text:h text:style-name="P10" text:outline-level="1">
<text:span text:style-name="T4">
乌克兰F -16将是世界上俄罗斯只会失去的信号-Zelensky</text:span>
</text:h>
      <text:p text:style-name="P4">
作者: Ukrinform (Person)</text:p>
      <text:p text:style-name="P4">
出版商: Укринформ (Organization)</text:p>
      <text:p text:style-name="P4">
出版时间: 2023-05-24T-45:12:00+03:00</text:p>
      <text:p text:style-name="P4">
修改时间: 2023-05-24T22:12:00+03:00</text:p>
      <text:p text:style-name="P4">
描述: 第一个乌克兰F-16将成为世界上最强大的信号之一，由于其侵略性，俄罗斯只会输掉 - 它将变得较弱，它将变得更加孤立。  - 乌克林。</text:p>
      <text:p text:style-name="P4">
图片: ['<text:a xlink:type="simple" xlink:href="https://static.ukrinform.com/photos/2023_04/thumb_files/630_360_1682862659-378.jpeg" text:style-name="Internet_20_link" text:visited-style-name="Visited_20_Internet_20_Link">
630_360_16828...</text:a>
']</text:p>
      <text:p text:style-name="P4">
标签: ['Авіація', 'ЗСУ', 'Винищувач', 'Зеленський', 'Війна з Росією', '#stoprussia', 'F-16']</text:p>
      <text:p text:style-name="P4">
类型: Article</text:p>
      <!--METADATA-->
      <text:p text:style-name="P4">
<draw:frame draw:style-name="fr1" draw:name="Image113" text:anchor-type="as-char" svg:width="6.9236in" svg:height="3.956343in" draw:z-index="0">
<draw:image xlink:href="../Images/yкринформ/2023-05-24T-45-12-00-03-00/630_360_1682862659-378.jpeg" xlink:type="simple" xlink:show="embed" xlink:actuate="onLoad" draw:mime-type="image/jpeg"/>
</draw:frame>
第一个乌克兰F-16将成为世界上最强大的信号之一，即俄罗斯只会失去其侵略性，这将变得较弱，它将变得更加孤立。</text:p>
      <text:p text:style-name="P4">
他在晚上强调了这一点<text:a xlink:type="simple" xlink:href="https://www.youtube.com/watch" text:style-name="Internet_20_link" text:visited-style-name="Visited_20_Internet_20_Link">
</text:a>
据报道，沃迪米尔Zelenskyy总统据报道。</text:p>
      <text:p text:style-name="P4">
<text:span text:style-name="T5">
viso：<text:a xlink:type="simple" xlink:href="https://t.me/OP_UA/9572" text:style-name="Internet_20_link" text:visited-style-name="Visited_20_Internet_20_Link">
</text:a>
</text:span>
</text:p>
      <text:p text:style-name="P4">
<text:span text:style-name="T4">
 <text:span text:style-name="T5">
我希望健康，亲爱的乌克兰人!</text:span>
 </text:span>
</text:p>
      <text:p text:style-name="P4">
今天，在所有重要访问之后的第一次会议，决策会议之后 - 防御性决定，我们工作了很长时间，我们与合作伙伴合作。</text:p>
      <text:p text:style-name="P4">
首先，它涉及航空联盟 - 乌克兰现代战士的联盟。</text:p>
      <text:p text:style-name="P4">
在乌克兰非乌克兰和强大飞机中乌克兰飞行员出现之前，我们会尽力减少结果的时间。</text:p>
      <text:p text:style-name="P4">
显然，这一全球步骤将增强我们的防御能力。 仅具有强大的<text:a xlink:type="simple" xlink:href="https://www.ukrinform.ua/tag-vinisuvac" text:style-name="Internet_20_link" text:visited-style-name="Visited_20_Internet_20_Link">
</text:a>
防空系统变得完整。</text:p>
      <text:p text:style-name="P4">
另一方面，第一个乌克兰F-16将成为世界上最强大的信号之一，即俄罗斯只会因为其侵略而失去侵略，这将变得更加孤立。</text:p>
      <text:p text:style-name="P4">
这将是一个信号，表明俄罗斯恐怖已经失去了，我们的世界基于独立国家的替代品和人民选择自己的方式的权利。</text:p>
      <text:p text:style-name="P4">
我们将准备所有必要的基础，以便快速有效地进行此类飞机过渡。</text:p>
      <text:p text:style-name="P4">
我们的战士已经证明，他们可以捕获现代武器，甚至没有期望我们。 有了飞机，我相信它会一样成功。</text:p>
      <text:p text:style-name="P4">
最主要的是训练和供应的速度，即通过我们天空的中断和真正保护的时间。</text:p>
      <text:p text:style-name="P4">
今天，与往常一样，他听到了指挥官的报道，gur的负责人，gur的负责人，关于当前情况的局面，我们对占领者的反对以及俄罗斯即将对我们使用的安静。</text:p>
      <text:p text:style-name="P4">
我们知道要回答什么。 特别是，这适用于火箭威胁和持续的恐怖恐怖狗 - 卡米卡德兹。</text:p>
      <text:p text:style-name="P4">
现在，俄罗斯越来越多地诉诸于So称为的组合打击 - 不同类型的火箭，不同类型的无人机。</text:p>
      <text:p text:style-name="P4">
我感谢我们的空军，所有的天空捍卫者，我们的情报 - 但是，我们的保护的速度比俄罗斯更快，比俄罗斯有时间改变其恐怖策略。我们一直在寻找制造伊朗无人机数量的工具。</text:p>
      <text:p text:style-name="P4">
但是今天，鉴于这样的笔画不断继续，他想直接向伊朗人民眨眼。 对于所有人 - 对于社会，多伊兰·乌尔玛(Doiran Ulma)，每个伊朗家庭，向能够为伊朗做出政府决定的人们。 一个简单的问题：您为什么是俄罗斯恐怖的参与者？ 你为什么在国家一边？</text:p>
      <text:p text:style-name="P4">
世界看到正在发生的事情，您在伊朗看到了一切。 支持是拒绝支持。</text:p>
      <text:p text:style-name="P4">
尽管我们已经学会了击倒您正在传输的大多数卡米卡德兹无人机，但仍然有一个受欢迎的人。</text:p>
      <text:p text:style-name="P4">
当伊朗无人机与丈夫在家杀死一个怀孕的乌克兰女孩时，为什么适合您，母亲和父母在伊朗？ 当您的“ Shahad”是我们的学生的旅馆时，人们就会死，救援人员在该地点收获，并在几分钟后，第二次“ Shahped”节拍，夺走了那些拯救生命之手的人的生命俄罗斯，但您的武器。</text:p>
      <text:p text:style-name="P4">
从中，德黑兰，设拉子，糖果或您所在国家的任何其他城市中，您从中得到什么？</text:p>
      <text:p text:style-name="P4">
不幸的是，与世界更大的隔离，甚至更大的问题。</text:p>
      <text:p text:style-name="P4">
对于俄罗斯来说，目标绝对是一切。 住房，学校，医院，祈祷房，教堂，发电厂，市场，甚至是人道主义援助录像带的发行……已经有成千上万的例子。 伊朗人!俄罗斯击败了一切而没有拆卸。 炮兵和迫击炮，火箭和无人机是他们代表您提供的。</text:p>
      <text:p text:style-name="P4">
我确定您必须站在历史的另一端 - 不是邪恶。</text:p>
      <text:p text:style-name="P4">
俄罗斯开始了这场奴役的战争。 这是dis后国家殖民者的战争。 俄罗斯甚至偷走了人 - 我们的孩子!成千上万...只有绝对邪恶才能偷走其他人的孩子。 而且，反对乌克兰人，俄罗斯入侵者摧毁了将在乌克兰土地上生活的所有其他国家社区。 因此，希腊基督教徒村的俄罗斯人烧毁了确认，以及对俄罗斯对克里米亚塔塔尔人民 - 我们的乌克兰穆斯林社区的镇压。</text:p>
      <text:p text:style-name="P4">
如果您没有像俄罗斯的侵略一样休息一下，伊朗的人民的生活可能会有所不同。</text:p>
      <text:p text:style-name="P4">
您的“国际象棋”每天晚上都会恐吓乌克兰，这意味着人们在历史的阴暗面上越来越深入。</text:p>
      <text:p text:style-name="P4">
荣耀所有保护自己的生活的人!让我们坚强 - 我们将活下去!</text:p>
      <text:p text:style-name="P4">
<text:span text:style-name="T4">
 <text:span text:style-name="T5">
荣耀与乌克兰!</text:span>
 </text:span>
</text:p>
      <text:p text:style-name="P4">
News Source: <text:a xlink:type="simple" xlink:href="https://www.ukrinform.ua/rubric-ato/3713752-ukrainskij-f16-stane-signalom-vid-svitu-so-rosia-lise-vtracatime-zelenskij.html" text:style-name="Internet_20_link" text:visited-style-name="Visited_20_Internet_20_Link">
https://www.ukrinform.ua/rubric-ato/3713752-ukrainskij-f16-stane-signalom-vid-svitu-so-rosia-lise-vtracatime-zelenskij.html</text:a>
</text:p>
      <!--NEWS-->
      <text:h text:style-name="P10" text:outline-level="1">
<text:span text:style-name="T4">
Sholtz承诺支持接受乌克兰难民的市政当局</text:span>
</text:h>
      <text:p text:style-name="P4">
作者: Ukrinform (Person)</text:p>
      <text:p text:style-name="P4">
出版商: Укринформ (Organization)</text:p>
      <text:p text:style-name="P4">
出版时间: 2023-05-24T-47:08:00+03:00</text:p>
      <text:p text:style-name="P4">
修改时间: 2023-05-24T22:08:00+03:00</text:p>
      <text:p text:style-name="P4">
描述: 德国向乌克兰提供了超过一百万的战争，并分配了创纪录的数量以支持他们。  - 乌克林。</text:p>
      <text:p text:style-name="P4">
图片: ['<text:a xlink:type="simple" xlink:href="https://static.ukrinform.com/photos/2018_03/thumb_files/630_360_1520865366-1846.jpg" text:style-name="Internet_20_link" text:visited-style-name="Visited_20_Internet_20_Link">
630_360_15208...</text:a>
']</text:p>
      <text:p text:style-name="P4">
标签: ['Німеччина', 'Біженці', 'допомога', 'Шольц']</text:p>
      <text:p text:style-name="P4">
类型: Article</text:p>
      <!--METADATA-->
      <text:p text:style-name="P4">
<draw:frame draw:style-name="fr1" draw:name="Image114" text:anchor-type="as-char" svg:width="6.9236in" svg:height="3.956343in" draw:z-index="0">
<draw:image xlink:href="../Images/yкринформ/2023-05-24T-47-08-00-03-00/630_360_1520865366-1846.jpg" xlink:type="simple" xlink:show="embed" xlink:actuate="onLoad" draw:mime-type="image/jpeg"/>
</draw:frame>
德国向乌克兰提供了超过一百万的战争，并为他们的支持分配了创纪录的款项。</text:p>
      <text:p text:style-name="P4">
乌克林事物通讯员报道，这是德国总理奥拉夫·索尔兹(Olaf Solz)在德国城市联盟大会上周三指出的。</text:p>
      <text:p text:style-name="P4">
Scholt说：“参加的每个人都应该得到我们最大的尊重和支持。” 仅在今年，联邦政府根据与难民有关的问题分配了超过150亿欧元的联邦土地和市政当局，这比2015年，2016年记录了难民的“浪潮”。</text:p>
      <text:p text:style-name="P4">
但是，总理指出，所有移民和难民的所有问题都不必提出。 他强调需要简化迁移，尤其是联邦土地上的移民机构的数字化，并确保驱逐出境(https://www.ukrinform.ua/tag-nimeccina)。</text:p>
      <text:p text:style-name="P4">
这位政客强调：“任何有权留在这里的人都必须离开德国。”</text:p>
      <text:p text:style-name="P4">
同时，欢迎德国的合法移民，因为该国需要工作阶级。</text:p>
      <text:p text:style-name="P4">
索尔兹说：“我们是一个发展中国家，我们希望更多的创新，更多可再生能源和更多的基础设施。” 他指出，为了实现这些目标，需要对熟练工人的移民。</text:p>
      <text:p text:style-name="P4">
联邦总理坚信，借助有关合格移民的法律，我们创建了世界上最先进的规范之一，吸引了伊科洛维克的才华横溢，有动力和合格的妇女。”</text:p>
      <text:p text:style-name="P4">
<text:span text:style-name="T4">
另请阅读：</text:span>
 <text:a xlink:type="simple" xlink:href="https://www.ukrinform.ua/rubric-polytics/3713121-solc-vpevnenij-so-ukraina-peremoze-ta-stane-clenom-es.html" text:style-name="Internet_20_link" text:visited-style-name="Visited_20_Internet_20_Link">
<text:span text:style-name="T4">
 sholc </text:span>
</text:a>
他在讲话中停止了关于乌克兰前的各种挑战的演讲，其中最大的是俄罗斯入侵者在乌克兰的后果。</text:p>
      <text:p text:style-name="P4">
德国有12,000个城市和社区。 德国城市协会是3200个城市和市政当局，每两年收集一次。</text:p>
      <text:p text:style-name="P4">
News Source: <text:a xlink:type="simple" xlink:href="https://www.ukrinform.ua/rubric-society/3713750-solc-obicae-pidtrimku-municipalitetam-aki-prijmaut-ukrainskih-bizenciv.html" text:style-name="Internet_20_link" text:visited-style-name="Visited_20_Internet_20_Link">
https://www.ukrinform.ua/rubric-society/3713750-solc-obicae-pidtrimku-municipalitetam-aki-prijmaut-ukrainskih-bizenciv.html</text:a>
</text:p>
      <!--NEWS-->
      <text:h text:style-name="P10" text:outline-level="1">
<text:span text:style-name="T4">
在乌克兰，每年有40万人死于心血管疾病</text:span>
</text:h>
      <text:p text:style-name="P4">
作者: Ukrinform (Person)</text:p>
      <text:p text:style-name="P4">
出版商: Укринформ (Organization)</text:p>
      <text:p text:style-name="P4">
出版时间: 2023-05-24T-50:57:23+03:00</text:p>
      <text:p text:style-name="P4">
修改时间: 2023-05-24T21:57:23+03:00</text:p>
      <text:p text:style-name="P4">
描述: 在乌克兰，每年约有40万人死于心血管疾病。  - 乌克林。</text:p>
      <text:p text:style-name="P4">
图片: ['<text:a xlink:type="simple" xlink:href="https://static.ukrinform.com/photos/2019_10/thumb_files/630_360_1572416895-344.jpg" text:style-name="Internet_20_link" text:visited-style-name="Visited_20_Internet_20_Link">
630_360_15724...</text:a>
']</text:p>
      <text:p text:style-name="P4">
标签: ['Медицина', 'Україна', 'Інфаркт', 'Інсульт', 'Смертність']</text:p>
      <text:p text:style-name="P4">
类型: Article</text:p>
      <!--METADATA-->
      <text:p text:style-name="P4">
<draw:frame draw:style-name="fr1" draw:name="Image115" text:anchor-type="as-char" svg:width="6.9236in" svg:height="3.956343in" draw:z-index="0">
<draw:image xlink:href="../Images/yкринформ/2023-05-24T-50-57-23-03-00/630_360_1572416895-344.jpg" xlink:type="simple" xlink:show="embed" xlink:actuate="onLoad" draw:mime-type="image/jpeg"/>
</draw:frame>
在乌克兰年份，大约有40万人死于心血管疾病。</text:p>
      <text:p text:style-name="P4">
预防疾病的预防局负责人的简报中报道了这一点(底部)据报道，知识中心伊琳娜·索罗卡(Irina Soroka)的负责人。</text:p>
      <text:p text:style-name="P4">
她说：“我们每年有40万人因心血管疾病的死亡人数占死亡人数的60％。”</text:p>
      <text:p text:style-name="P4">
她强调，中风和心肌心脏病发作最为垂死，这是可以并且应该预防的疾病。</text:p>
      <text:p text:style-name="P4">
<text:span text:style-name="T4">
另请阅读：</text:span>
 <text:a xlink:type="simple" xlink:href="https://www.ukrinform.ua/rubric-society/3707071-nszu-viplatila-medzakladam-za-likuvanna-insultiv-majze-500-miljoniv.html" text:style-name="Internet_20_link" text:visited-style-name="Visited_20_Internet_20_Link">
<text:span text:style-name="T4">
 nszu </text:span>
 <text:span text:style-name="T4">
 </text:span>
 <text:span text:style-name="T4">
付费</text:span>
 <text:span text:style-name="T4">
 </text:span>
医疗设施<text:span text:style-name="T4">
 </text:span>
治疗<text:span text:style-name="T4">
<text:span text:style-name="T5">
* strokes </text:span>
* </text:span>
 <text:span text:style-name="T4">
 </text:span>
 <text:span text:style-name="T4">
 </text:span>
 <text:span text:style-name="T4">
 </text:span>
 <text:span text:style-name="T4">
 500<text:span text:style-name="T5">
 </text:span>
</text:span>
 <text:span text:style-name="T4">
数百万</text:span>
 **</text:a>
根据专家的说法，这些疾病是否会发生，有50％取决于一个人 - 我们的体育锻炼，营养等。</text:p>
      <text:p text:style-name="P4">
“正如研究表明，我们有超过50％的人口是消费者<text:a xlink:type="simple" xlink:href="https://www.ukrinform.ua/tag-alkogol" text:style-name="Internet_20_link" text:visited-style-name="Visited_20_Internet_20_Link">
</text:a>
，超过60％的饮食不正确。 索罗卡说：“一切都是导致心血管系统疾病的危险因素，将来 - 死亡率。”</text:p>
      <text:p text:style-name="P4">
她补充说，一个人可以衡量在家中的压力，如果他不能，他可以咨询医生。</text:p>
      <text:p text:style-name="P4">
“确定血糖水平是诊断糖点糖的第一步。</text:p>
      <text:p text:style-name="P4">
专家还敦促人口不要自我培训。</text:p>
      <text:p text:style-name="P4">
正如乌克林福姆报道的那样，超过20％的俄罗斯战争流离失所<text:a xlink:type="simple" xlink:href="https://www.ukrinform.ua/rubric-society/3670784-kozen-patij-ukrainskij-bizenec-strazdae-na-sercevosudinni-zahvoruvanna.html" text:style-name="Internet_20_link" text:visited-style-name="Visited_20_Internet_20_Link">
</text:a>
，每天 - 糖尿病。</text:p>
      <text:p text:style-name="P4">
News Source: <text:a xlink:type="simple" xlink:href="https://www.ukrinform.ua/rubric-society/3713749-v-ukraini-soroku-ponad-400-tisac-osib-pomiraut-vid-sercevosudinnih-zahvoruvan.html" text:style-name="Internet_20_link" text:visited-style-name="Visited_20_Internet_20_Link">
https://www.ukrinform.ua/rubric-society/3713749-v-ukraini-soroku-ponad-400-tisac-osib-pomiraut-vid-sercevosudinnih-zahvoruvan.html</text:a>
</text:p>
      <!--NEWS-->
      <text:h text:style-name="P10" text:outline-level="1">
<text:span text:style-name="T4">
美国协助必须遵守美国法律和要求 - 国务院</text:span>
</text:h>
      <text:p text:style-name="P4">
作者: Ukrinform (Person)</text:p>
      <text:p text:style-name="P4">
出版商: Укринформ (Organization)</text:p>
      <text:p text:style-name="P4">
出版时间: 2023-05-24T-52:57:02+03:00</text:p>
      <text:p text:style-name="P4">
修改时间: 2023-05-24T21:57:02+03:00</text:p>
      <text:p text:style-name="P4">
描述: 华盛顿官方坚持根据美国的适用法律和要求使用美国援助，并将继续持续传达乌克兰方面，这不会鼓励在俄罗斯领土上袭击。  - 乌克林。</text:p>
      <text:p text:style-name="P4">
图片: ['<text:a xlink:type="simple" xlink:href="https://static.ukrinform.com/photos/2018_02/thumb_files/630_360_1517552325-3537.jpg" text:style-name="Internet_20_link" text:visited-style-name="Visited_20_Internet_20_Link">
630_360_15175...</text:a>
']</text:p>
      <text:p text:style-name="P4">
标签: ['США', 'Зброя', 'Держдеп', 'Війна з Росією', 'Бєлгородська область']</text:p>
      <text:p text:style-name="P4">
类型: Article</text:p>
      <!--METADATA-->
      <text:p text:style-name="P4">
<draw:frame draw:style-name="fr1" draw:name="Image116" text:anchor-type="as-char" svg:width="6.9236in" svg:height="3.956343in" draw:z-index="0">
<draw:image xlink:href="../Images/yкринформ/2023-05-24T-52-57-02-03-00/630_360_1517552325-3537.jpg" xlink:type="simple" xlink:show="embed" xlink:actuate="onLoad" draw:mime-type="image/jpeg"/>
</draw:frame>
华盛顿官方坚持根据美国的当前法律和要求使用美国援助，并将继续传达乌克兰一方，这不会鼓励在俄罗斯领土上袭击。</text:p>
      <text:p text:style-name="P4">
这是在周三在华盛顿举行的一份发言人在美国部门Matthyumiller的简报中指出的。</text:p>
      <text:p text:style-name="P4">
“我们将继续为他们提供帮助(乌克兰 - 编辑。)遵守美国所有法律和其他当前要求。 我们继续向乌克兰人制定非常明确的政策，这是我们没有执行，也没有为乌克兰以外的袭击提供机会。”国务院代表说。</text:p>
      <text:p text:style-name="P4">
他还指出，乌克兰政府表现出严重的态度，以提及保存所提供的武器。 “这是[]之间的对话的主题(https://www.ukrinform.ua/tag-ssa)乌克兰正处于冲突之前，我们已经开始为他们提供保护所需的帮助。”米勒说。</text:p>
      <text:p text:style-name="P4">
<text:span text:style-name="T4">
另请阅读：</text:span>
 <text:a xlink:type="simple" xlink:href="https://www.ukrinform.ua/rubric-world/3713317-ssa-skepticno-stavlatsa-do-pravdivosti-zobrazen-iz-nacebto-zahidnou-zbroeu-v-belgorodi.html" text:style-name="Internet_20_link" text:visited-style-name="Visited_20_Internet_20_Link">
</text:a>
正如乌克林福姆报道的那样，周三，白宫代表约翰·柯比(John Kirby)说<text:a xlink:type="simple" xlink:href="https://www.ukrinform.ua/rubric-ato/3713730-bilij-dim-vivcae-povidomlenna-pro-mozlive-vikoristanna-ozbroen-ssa-na-teritorii-rosii.html" text:style-name="Internet_20_link" text:visited-style-name="Visited_20_Internet_20_Link">
</text:a>
表明美国武器和设备可能参与俄罗斯的臀部。</text:p>
      <text:p text:style-name="P4">
News Source: <text:a xlink:type="simple" xlink:href="https://www.ukrinform.ua/rubric-ato/3713748-vikoristanna-dopomogi-ssa-mae-vidpovidati-amerikanskim-zakonam-ta-vimogam-derzdep.html" text:style-name="Internet_20_link" text:visited-style-name="Visited_20_Internet_20_Link">
https://www.ukrinform.ua/rubric-ato/3713748-vikoristanna-dopomogi-ssa-mae-vidpovidati-amerikanskim-zakonam-ta-vimogam-derzdep.html</text:a>
</text:p>
      <!--NEWS-->
      <text:h text:style-name="P10" text:outline-level="1">
<text:span text:style-name="T4">
挪威将帮助教乌克兰飞行员管理F-16</text:span>
</text:h>
      <text:p text:style-name="P4">
作者: Ukrinform (Person)</text:p>
      <text:p text:style-name="P4">
出版商: Укринформ (Organization)</text:p>
      <text:p text:style-name="P4">
出版时间: 2023-05-24T-54:43:00+03:00</text:p>
      <text:p text:style-name="P4">
修改时间: 2023-05-24T21:43:00+03:00</text:p>
      <text:p text:style-name="P4">
描述: 挪威国防部长比约恩·阿尔德·格拉姆（Bjorn Arlde Gram）说，挪威将支持乌克兰飞行员为管理F-16战斗人员的管理准备。  - 乌克林。</text:p>
      <text:p text:style-name="P4">
图片: ['<text:a xlink:type="simple" xlink:href="https://static.ukrinform.com/photos/2023_05/thumb_files/630_360_1684923545-673.jpg" text:style-name="Internet_20_link" text:visited-style-name="Visited_20_Internet_20_Link">
630_360_16849...</text:a>
']</text:p>
      <text:p text:style-name="P4">
标签: ['Норвегія', 'Україна', 'Винищувач', 'Падготовка пілотів', 'F-16']</text:p>
      <text:p text:style-name="P4">
类型: Article</text:p>
      <!--METADATA-->
      <text:p text:style-name="P4">
<draw:frame draw:style-name="fr1" draw:name="Image117" text:anchor-type="as-char" svg:width="6.9236in" svg:height="3.956343in" draw:z-index="0">
<draw:image xlink:href="../Images/yкринформ/2023-05-24T-54-43-00-03-00/630_360_1684923545-673.jpg" xlink:type="simple" xlink:show="embed" xlink:actuate="onLoad" draw:mime-type="image/jpeg"/>
</draw:frame>
挪威国防部长阿尔德·格拉姆(Bjorn Arlde Gram)周三表示，挪威将支持乌克兰飞行员为管理公司的管理准备。</text:p>
      <text:p text:style-name="P4">
正如乌克林福姆报道的那样，它报告了<text:a xlink:type="simple" xlink:href="https://www.reuters.com/world/europe/norway-says-it-will-help-train-ukrainian-pilots-f-16-jets-2023-05-24/" text:style-name="Internet_20_link" text:visited-style-name="Visited_20_Internet_20_Link">
</text:a>
关于NRK。</text:p>
      <text:p text:style-name="P4">
“政府支持这项倡议(乌克兰的飞行员培训 - 编辑。)他认为挪威如何与盟友和合作伙伴贡献。”格拉姆说。</text:p>
      <text:p text:style-name="P4">
但是，挪威政府尚未决定是否将任何飞机传输给乌克兰。</text:p>
      <text:p text:style-name="P4">
<text:span text:style-name="T4">
另请阅读：</text:span>
 <text:a xlink:type="simple" xlink:href="https://www.ukrinform.ua/rubric-ato/3713733-ermak-pro-pocatok-trenuvanna-ukrainskih-pilotiv-na-f16-jdetsa-pro-dni-maksimum-tizni.html" text:style-name="Internet_20_link" text:visited-style-name="Visited_20_Internet_20_Link">
<text:span text:style-name="T4">
 ermak </text:span>
</text:a>
正如乌克林福姆报道的<text:a xlink:type="simple" xlink:href="https://www.ukrinform.ua/rubric-ato/3713040-portugalia-proponue-navcanna-ukrainskih-pilotiv-na-vinisuvacah-f16.html" text:style-name="Internet_20_link" text:visited-style-name="Visited_20_Internet_20_Link">
</text:a>
外交事务部长Joau Homeshkravignino周二说，F-16战斗机，但目前不能是飞机。 丹麦还表示准备教乌克兰飞行员驾驶F-16战斗机。</text:p>
      <text:p text:style-name="P4">
<text:span text:style-name="T4">
另请阅读：</text:span>
 <text:a xlink:type="simple" xlink:href="https://www.ukrinform.ua/rubric-ato/3713701-trenuvanna-ukrainskih-pilotiv-vidkrivae-slah-dla-postacanna-ukraini-f16-stoltenberg.html" text:style-name="Internet_20_link" text:visited-style-name="Visited_20_Internet_20_Link">
<text:span text:style-name="T4">
 Stoltenberg </text:span>
</text:a>
意大利目前正在考虑与盟国教授乌克兰飞行员有关军事的可能性<text:a xlink:type="simple" xlink:href="https://www.ukrinform.ua/tag-litak" text:style-name="Internet_20_link" text:visited-style-name="Visited_20_Internet_20_Link">
</text:a>
西方样品。  <text:span text:style-name="T5">
照片：盖蒂图像</text:span>
</text:p>
      <text:p text:style-name="P4">
News Source: <text:a xlink:type="simple" xlink:href="https://www.ukrinform.ua/rubric-ato/3713746-norvegia-dopomoze-navcati-ukrainskih-pilotiv-keruvati-f16.html" text:style-name="Internet_20_link" text:visited-style-name="Visited_20_Internet_20_Link">
https://www.ukrinform.ua/rubric-ato/3713746-norvegia-dopomoze-navcati-ukrainskih-pilotiv-keruvati-f16.html</text:a>
</text:p>
      <!--NEWS-->
      <text:h text:style-name="P10" text:outline-level="1">
<text:span text:style-name="T4">
Dovzhenko的电影制片厂盗窃资金的案件被送往法庭</text:span>
</text:h>
      <text:p text:style-name="P4">
作者: Ukrinform (Person)</text:p>
      <text:p text:style-name="P4">
出版商: Укринформ (Organization)</text:p>
      <text:p text:style-name="P4">
出版时间: 2023-05-24T-56:39:24+03:00</text:p>
      <text:p text:style-name="P4">
修改时间: 2023-05-24T21:39:24+03:00</text:p>
      <text:p text:style-name="P4">
描述: 执法人员向Alexander Dovzhenko National Film Film Studio的国家电影制片厂购买设备的盗窃案已盗窃超过440万个盗窃案。  - 乌克林。</text:p>
      <text:p text:style-name="P4">
图片: ['<text:a xlink:type="simple" xlink:href="https://static.ukrinform.com/photos/2022_10/thumb_files/630_360_1664791948-678.jpg" text:style-name="Internet_20_link" text:visited-style-name="Visited_20_Internet_20_Link">
630_360_16647...</text:a>
']</text:p>
      <text:p text:style-name="P4">
标签: ['НАБУ', 'Суд', 'Корупція', 'Кіностудія Довженка']</text:p>
      <text:p text:style-name="P4">
类型: Article</text:p>
      <!--METADATA-->
      <text:p text:style-name="P4">
<draw:frame draw:style-name="fr1" draw:name="Image118" text:anchor-type="as-char" svg:width="6.9236in" svg:height="3.956343in" draw:z-index="0">
<draw:image xlink:href="../Images/yкринформ/2023-05-24T-56-39-24-03-00/630_360_1664791948-678.jpg" xlink:type="simple" xlink:show="embed" xlink:actuate="onLoad" draw:mime-type="image/jpeg"/>
</draw:frame>
执法人员向法院发出案件，盗窃超过440万的盗窃案，分配了为亚历山大·多尔文科(Alexander Dovzhenko)的国家艺术电影制片厂购买设备。</text:p>
      <text:p text:style-name="P4">
据报道<text:a xlink:type="simple" xlink:href="https://nabu.gov.ua/news/spravu-shchodo-makh-natc-i-pri-zakup-vl-obladnannia-dlia-k-nostud-dovzhenka-skerovano-do-sudu/" text:style-name="Internet_20_link" text:visited-style-name="Visited_20_Internet_20_Link">
</text:a>
，报道乌克林福姆。</text:p>
      <text:p text:style-name="P4">
电影制片厂的前首席工程师和一家私人公司的总经理被指控案件。</text:p>
      <text:p text:style-name="P4">
两个人的行动均根据《艺术》第5部分符合资格。 191(挪用，财产分解或通过滥用办公室治愈)乌克兰的刑法。 该公司公司的专家还负责艺术的第1部分。 209(合法化(洗钱)犯罪获得的财产)CCU。</text:p>
      <text:p text:style-name="P4">
随着调查的建立，2018年11月，电影制片厂宣布购买电视和视觉设备。</text:p>
      <text:p text:style-name="P4">
根据初步协议，该公司赢得了公司的赢得。 Doustature得出的合同未提供<text:a xlink:type="simple" xlink:href="https://www.ukrinform.ua/tag-sankcii" text:style-name="Internet_20_link" text:visited-style-name="Visited_20_Internet_20_Link">
</text:a>
违反设备供应条款。</text:p>
      <text:p text:style-name="P4">
根据竞标条件，电影制片厂的设备将在2018年底之前放置，这从未发生过。 取而代之的是，援助的前首席工程师是另一个援助，因此，国家拥有的企业向一家私人公司支付了一家未收到的设备。</text:p>
      <text:p text:style-name="P4">
<text:span text:style-name="T4">
另请阅读：</text:span>
 <text:a xlink:type="simple" xlink:href="https://www.ukrinform.ua/rubric-kyiv/3667259-rozkradanna-na-budivnictvi-podilskogo-mostu-slidstvu-vdalosa-povernuti-15-miljona.html" text:style-name="Internet_20_link" text:visited-style-name="Visited_20_Internet_20_Link">
</text:a>
实际的供应仅在2019年4月，但并非全部。 潜望和付费设备的成本高于UAH 440万。 这些资金的扣押被指控犯有被告。</text:p>
      <text:p text:style-name="P4">
正如乌克林福姆(Ukrinform)报道的那样，涉嫌欺诈行为对Kiento Studia Dovzhenko的购买被宣布，于2022年秋天宣布。 2023年3月，执法人员宣布<text:a xlink:type="simple" xlink:href="https://www.ukrinform.ua/rubric-culture/3682805-nabu-i-sap-zaversili-rozsliduvanna-sodo-rozkradanna-44-miljona-dla-kinostudii-dovzenka.html" text:style-name="Internet_20_link" text:visited-style-name="Visited_20_Internet_20_Link">
</text:a>
 .</text:p>
      <text:p text:style-name="P4">
News Source: <text:a xlink:type="simple" xlink:href="https://www.ukrinform.ua/rubric-culture/3713745-spravu-pro-rozkradanna-kostiv-na-kinostudii-dovzenka-skeruvali-do-sudu.html" text:style-name="Internet_20_link" text:visited-style-name="Visited_20_Internet_20_Link">
https://www.ukrinform.ua/rubric-culture/3713745-spravu-pro-rozkradanna-kostiv-na-kinostudii-dovzenka-skeruvali-do-sudu.html</text:a>
</text:p>
      <!--NEWS-->
      <text:h text:style-name="P10" text:outline-level="1">
<text:span text:style-name="T4">
乌克兰人已经在2023乒乓球上完成了演讲</text:span>
</text:h>
      <text:p text:style-name="P4">
作者: Ukrinform (Person)</text:p>
      <text:p text:style-name="P4">
出版商: Укринформ (Organization)</text:p>
      <text:p text:style-name="P4">
出版时间: 2023-05-24T-58:31:56+03:00</text:p>
      <text:p text:style-name="P4">
修改时间: 2023-05-24T21:31:56+03:00</text:p>
      <text:p text:style-name="P4">
描述: 德班（南非）是乒乓球锦标赛。  - 乌克林。</text:p>
      <text:p text:style-name="P4">
图片: ['<text:a xlink:type="simple" xlink:href="https://static.ukrinform.com/photos/2023_05/thumb_files/630_360_1684953031-855.jpg" text:style-name="Internet_20_link" text:visited-style-name="Visited_20_Internet_20_Link">
630_360_16849...</text:a>
']</text:p>
      <text:p text:style-name="P4">
标签: ['Чемпіонат світу', 'настільний теніс']</text:p>
      <text:p text:style-name="P4">
类型: Article</text:p>
      <!--METADATA-->
      <text:p text:style-name="P4">
<draw:frame draw:style-name="fr1" draw:name="Image119" text:anchor-type="as-char" svg:width="6.9236in" svg:height="3.956343in" draw:z-index="0">
<draw:image xlink:href="../Images/yкринформ/2023-05-24T-58-31-56-03-00/630_360_1684953031-855.jpg" xlink:type="simple" xlink:show="embed" xlink:actuate="onLoad" draw:mime-type="image/jpeg"/>
</draw:frame>
在德班(夫妻)乒乓球锦标赛仍在继续。</text:p>
      <text:p text:style-name="P4">
报道说，乌克兰运动员已提前完成了表现。</text:p>
      <text:p text:style-name="P4">
安娜·加波诺娃(Anna Gaponova)表现出了最佳成绩，进入了1/16的决赛。 Solomiabraiko和Margarita Pesotskaya在1/32决赛中停止战斗。</text:p>
      <text:p text:style-name="P4">
Yaroslav Zhmudenko和Yevgeny Prishchepa，以及Anton Lemonov和Solomiya Brother的微笑类别，在第一个比赛之后，球拍被嘲笑。</text:p>
      <text:p text:style-name="P4">
<text:span text:style-name="T4">
另请阅读：</text:span>
 <text:a xlink:type="simple" xlink:href="https://www.ukrinform.ua/rubric-sports/3713457-cetvero-ukrainok-potrapili-do-zaavki-osnovnoi-sitki-vimbldonskogo-turniru.html" text:style-name="Internet_20_link" text:visited-style-name="Visited_20_Internet_20_Link">
</text:a>
CS-2023乒乓球将于5月28日结束。</text:p>
      <text:p text:style-name="P4">
在照片中：Anna Gaponova(盖蒂图像/全球图像乌克兰).</text:p>
      <text:p text:style-name="P4">
News Source: <text:a xlink:type="simple" xlink:href="https://www.ukrinform.ua/rubric-sports/3713743-ukrainci-dostrokovo-zaversili-vistup-na-cs2023-z-nastilnogo-tenisu.html" text:style-name="Internet_20_link" text:visited-style-name="Visited_20_Internet_20_Link">
https://www.ukrinform.ua/rubric-sports/3713743-ukrainci-dostrokovo-zaversili-vistup-na-cs2023-z-nastilnogo-tenisu.html</text:a>
</text:p>
      <!--NEWS-->
      <text:h text:style-name="P10" text:outline-level="1">
<text:span text:style-name="T4">
ARMA计划今年将14亿个预算转移到预算</text:span>
</text:h>
      <text:p text:style-name="P4">
作者: Ukrinform (Person)</text:p>
      <text:p text:style-name="P4">
出版商: Укринформ (Organization)</text:p>
      <text:p text:style-name="P4">
出版时间: 2023-05-24T-60:30:53+03:00</text:p>
      <text:p text:style-name="P4">
修改时间: 2023-05-24T21:30:53+03:00</text:p>
      <text:p text:style-name="P4">
描述: 国家资产检测，调查和管理机构（ARMA）预测，截至2023年，UAH将转移到州预算。  - 乌克林。</text:p>
      <text:p text:style-name="P4">
图片: ['<text:a xlink:type="simple" xlink:href="https://static.ukrinform.com/photos/2022_08/thumb_files/630_360_1660553796-610.jpg" text:style-name="Internet_20_link" text:visited-style-name="Visited_20_Internet_20_Link">
630_360_16605...</text:a>
']</text:p>
      <text:p text:style-name="P4">
标签: ['Бюджет', 'Гроші', 'АРМА']</text:p>
      <text:p text:style-name="P4">
类型: Article</text:p>
      <!--METADATA-->
      <text:p text:style-name="P4">
<draw:frame draw:style-name="fr1" draw:name="Image120" text:anchor-type="as-char" svg:width="6.9236in" svg:height="3.956343in" draw:z-index="0">
<draw:image xlink:href="../Images/yкринформ/2023-05-24T-60-30-53-03-00/630_360_1660553796-610.jpg" xlink:type="simple" xlink:show="embed" xlink:actuate="onLoad" draw:mime-type="image/jpeg"/>
</draw:frame>
国家检测，调查和资产管理机构(Arma)它预测，截至2023年，UAH将转移到州预算中。</text:p>
      <text:p text:style-name="P4">
这是在“战争期间被捕资产管理的紧迫：分析，预测，创新”中。 在。 该机构搜索塔梅纳资产的负责人(Arma)Dmitry Zhoravovich，报告通讯图。</text:p>
      <text:p text:style-name="P4">
“我们找到了经理并结束管理合同，同时指的是分支机构的国家规模的公司和公司。在其经济活动中成功使用逮捕资产的情况下，选定的经理向国家支付了大量的收入<text:a xlink:type="simple" xlink:href="https://www.ukrinform.ua/tag-budzet" text:style-name="Internet_20_link" text:visited-style-name="Visited_20_Internet_20_Link">
</text:a>
”， -  Zhoravovich说。</text:p>
      <text:p text:style-name="P4">
据他说，根据经理提供的计划，预算总收入为每月1.17亿UAH。</text:p>
      <text:p text:style-name="P4">
<text:span text:style-name="T4">
另请阅读：</text:span>
 <text:a xlink:type="simple" xlink:href="https://www.ukrinform.ua/rubric-economy/3710537-arma-pererahuvala-derzavi-majze-90-miljoniv-aki-nalezali-rosijskomu-oligarhu.html" text:style-name="Internet_20_link" text:visited-style-name="Visited_20_Internet_20_Link">
<text:span text:style-name="T4">
 arma </text:span>
</text:a>
Arma负责人补充说：“因此，在年度维度中，我们的预期收入为UAH 14亿。”</text:p>
      <text:p text:style-name="P4">
他指出，这笔款项将能够在逮捕的稳定条件下转移，在市场上是一个有利的情况以及没有其他因素的额外风险。</text:p>
      <text:p text:style-name="P4">
据乌克林福姆报道，ARMA在2022年将12亿纳入州预算。</text:p>
      <text:p text:style-name="P4">
<text:span text:style-name="T5">
foto：24TV.UA</text:span>
</text:p>
      <text:p text:style-name="P4">
News Source: <text:a xlink:type="simple" xlink:href="https://www.ukrinform.ua/rubric-economy/3713742-arma-planue-cogoric-pererahuvati-do-budzetu-14-milarda.html" text:style-name="Internet_20_link" text:visited-style-name="Visited_20_Internet_20_Link">
https://www.ukrinform.ua/rubric-economy/3713742-arma-planue-cogoric-pererahuvati-do-budzetu-14-milarda.html</text:a>
</text:p>
      <!--NEWS-->
      <text:h text:style-name="P10" text:outline-level="1">
<text:span text:style-name="T4">
梅塔（Meta）在公司中度过了最后的解雇阶段</text:span>
</text:h>
      <text:p text:style-name="P4">
作者: Ukrinform (Person)</text:p>
      <text:p text:style-name="P4">
出版商: Укринформ (Organization)</text:p>
      <text:p text:style-name="P4">
出版时间: 2023-05-24T-62:24:00+03:00</text:p>
      <text:p text:style-name="P4">
修改时间: 2023-05-24T21:24:00+03:00</text:p>
      <text:p text:style-name="P4">
描述: 梅塔（Meta）周三是减少员工的三个阶段中的最后一个。  - 乌克林。</text:p>
      <text:p text:style-name="P4">
图片: ['<text:a xlink:type="simple" xlink:href="https://static.ukrinform.com/photos/2021_10/thumb_files/630_360_1635502952-351.jpg" text:style-name="Internet_20_link" text:visited-style-name="Visited_20_Internet_20_Link">
630_360_16355...</text:a>
']</text:p>
      <text:p text:style-name="P4">
标签: ['Скорочення', 'Звільнення', 'Соцмережі', 'Meta']</text:p>
      <text:p text:style-name="P4">
类型: Article</text:p>
      <!--METADATA-->
      <text:p text:style-name="P4">
<draw:frame draw:style-name="fr1" draw:name="Image121" text:anchor-type="as-char" svg:width="6.9236in" svg:height="3.956343in" draw:z-index="0">
<draw:image xlink:href="../Images/yкринформ/2023-05-24T-62-24-00-03-00/630_360_1635502952-351.jpg" xlink:type="simple" xlink:show="embed" xlink:actuate="onLoad" draw:mime-type="image/jpeg"/>
</draw:frame>
MMTA在星期三减少了三个阶段的最后一个阶段。</text:p>
      <text:p text:style-name="P4">
正如乌克林福姆报道的那样，它报告了<text:a xlink:type="simple" xlink:href="https://www.reuters.com/technology/facebook-owner-meta-starts-final-round-layoffs-2023-05-24/" text:style-name="Internet_20_link" text:visited-style-name="Visited_20_Internet_20_Link">
</text:a>
。</text:p>
      <text:p text:style-name="P4">
在今年年初，梅塔成为第一轮群众的第一家主要技术公司<text:a xlink:type="simple" xlink:href="https://www.ukrinform.ua/tag-zvilnenna" text:style-name="Internet_20_link" text:visited-style-name="Visited_20_Internet_20_Link">
</text:a>
.</text:p>
      <text:p text:style-name="P4">
«Кілька співробітників, які працюють у таких командах як маркетинг, рекрутинг,інженерія та корпоративні комунікації, звернулися до LinkedIn (搜索工作的平台。)周三，宣布您的释放。”消息说。</text:p>
      <text:p text:style-name="P4">
3月，马克·扎克伯格(Mark Zuckerberg)的执行董事表示，第二轮中该公司解雇的主要方式将在三个阶段举行几个月，应大部分于5月完成。 他补充说，宫缩可能仍然有一些较小的步骤。</text:p>
      <text:p text:style-name="P4">
通常，减少主要涉及非工程职位，从而加强了在元中写作代码的职位。</text:p>
      <text:p text:style-name="P4">
扎克伯格说，在四月的缩写期间，约有4,000名员工被解雇了。</text:p>
      <text:p text:style-name="P4">
<text:span text:style-name="T4">
另请阅读：</text:span>
 <text:a xlink:type="simple" xlink:href="https://www.ukrinform.ua/rubric-technology/3712598-regulator-es-ostrafuvav-meta-na-rekordni-12-milarda.html" text:style-name="Internet_20_link" text:visited-style-name="Visited_20_Internet_20_Link">
<text:span text:style-name="T4">
 meta </text:span>
</text:a>
梅塔(Meta)报告说，最新的减少可能会受到都柏林国际总部约490名员工的影响，这是该公司在爱尔兰劳动力的20％。</text:p>
      <text:p text:style-name="P4">
如报道<text:a xlink:type="simple" xlink:href="https://www.ukrinform.ua/rubric-technology/3610755-meta-zvilnae-ponad-11-tisac-pracivnikiv-cukerberg.html" text:style-name="Internet_20_link" text:visited-style-name="Visited_20_Internet_20_Link">
</text:a>
，在2022年10月，Meta在大规模缩写中释放了11,000多名员工。</text:p>
      <text:p text:style-name="P4">
News Source: <text:a xlink:type="simple" xlink:href="https://www.ukrinform.ua/rubric-technology/3713740-meta-provela-ostannij-etap-zvilnen-u-kompanii.html" text:style-name="Internet_20_link" text:visited-style-name="Visited_20_Internet_20_Link">
https://www.ukrinform.ua/rubric-technology/3713740-meta-provela-ostannij-etap-zvilnen-u-kompanii.html</text:a>
</text:p>
      <!--NEWS-->
      <text:h text:style-name="P10" text:outline-level="1">
<text:span text:style-name="T4">
Donetsk Oblast（08:11）。 红色警报：空中威胁。 警笛声。 立即掩盖！</text:span>
</text:h>
      <text:p text:style-name="P4">
作者: liveuamap (Language: en)</text:p>
      <text:p text:style-name="P4">
时间: 2023-05-24T02:11:00</text:p>
      <text:p text:style-name="P4">
地点: Donetsk Oblast (Latitude:48.72866 Longtitude:37.57807)</text:p>
      <text:p text:style-name="P4">
视频: []</text:p>
      <text:p text:style-name="P4">
图片: []</text:p>
      <text:p text:style-name="P4">
标签: ["Europe", "Central and Eastern Europe"]</text:p>
      <text:p text:style-name="P4">
Id: 22564928</text:p>
      <!--METADATA-->
      <text:p text:style-name="P4">
Donetsk Oblast(08:11). Red Alert: aerial threat. Sirens sounding. Take covernow!</text:p>
      <text:p text:style-name="P4">
News Collection Link: <text:a xlink:type="simple" xlink:href="https://liveuamap.com/en/2023/24-may-donetsk-oblast0811-red-alert-aerial-thg" text:style-name="Internet_20_link" text:visited-style-name="Visited_20_Internet_20_Link">
https://liveuamap.com/en/2023/24-may-donetsk-oblast0811-red-alert-aerial-thg</text:a>
</text:p>
      <text:p text:style-name="P4">
News Source: <text:a xlink:type="simple" xlink:href="https://t.me/air_alert_ua/46397" text:style-name="Internet_20_link" text:visited-style-name="Visited_20_Internet_20_Link">
https://t.me/air_alert_ua/46397</text:a>
</text:p>
      <!--NEWS-->
      <text:h text:style-name="P10" text:outline-level="1">
<text:span text:style-name="T4">
昨天因俄罗斯炮击而受伤的2人受伤</text:span>
</text:h>
      <text:p text:style-name="P4">
作者: liveuamap (Language: en)</text:p>
      <text:p text:style-name="P4">
时间: 2023-05-24T02:41:00</text:p>
      <text:p text:style-name="P4">
地点: Kupyansk, Kharkiv (Latitude:49.71113 Longtitude:37.61358)</text:p>
      <text:p text:style-name="P4">
视频: []</text:p>
      <text:p text:style-name="P4">
图片: ["<text:a xlink:type="simple" xlink:href="https://liveuamap.com/pics/2023/05/24/22564985_0.jpg" text:style-name="Internet_20_link" text:visited-style-name="Visited_20_Internet_20_Link">
22564985_0.jpg</text:a>
", "<text:a xlink:type="simple" xlink:href="https://liveuamap.com/pics/2023/05/24/22564985_1.jpg" text:style-name="Internet_20_link" text:visited-style-name="Visited_20_Internet_20_Link">
22564985_1.jpg</text:a>
", "<text:a xlink:type="simple" xlink:href="https://liveuamap.com/pics/2023/05/24/22564985_2.jpg" text:style-name="Internet_20_link" text:visited-style-name="Visited_20_Internet_20_Link">
22564985_2.jpg</text:a>
"]</text:p>
      <text:p text:style-name="P4">
标签: ["Russia"]</text:p>
      <text:p text:style-name="P4">
Id: 22564985</text:p>
      <!--METADATA-->
      <text:p text:style-name="P4">
昨天因俄罗斯炮击而受伤的2人受伤</text:p>
      <text:p text:style-name="P4">
<draw:frame draw:style-name="fr1" draw:name="Image122" text:anchor-type="as-char" svg:width="4.5125in" svg:height="10.0in" draw:z-index="0">
<draw:image xlink:href="../Images/liveuamap/2023-05-24T02-41-00/22564985_0.jpg" xlink:type="simple" xlink:show="embed" xlink:actuate="onLoad" draw:mime-type="image/jpeg"/>
</draw:frame>
<draw:frame draw:style-name="fr1" draw:name="Image123" text:anchor-type="as-char" svg:width="6.9236in" svg:height="3.124275in" draw:z-index="0">
<draw:image xlink:href="../Images/liveuamap/2023-05-24T02-41-00/22564985_1.jpg" xlink:type="simple" xlink:show="embed" xlink:actuate="onLoad" draw:mime-type="image/jpeg"/>
</draw:frame>
<draw:frame draw:style-name="fr1" draw:name="Image124" text:anchor-type="as-char" svg:width="6.9236in" svg:height="5.1927in" draw:z-index="0">
<draw:image xlink:href="../Images/liveuamap/2023-05-24T02-41-00/22564985_2.jpg" xlink:type="simple" xlink:show="embed" xlink:actuate="onLoad" draw:mime-type="image/jpeg"/>
</draw:frame>
新闻集链接：<text:a xlink:type="simple" xlink:href="https://liveuamap.com/en/2023/24-may-2-person-wounded-as-result-of-russian-shelling-in" text:style-name="Internet_20_link" text:visited-style-name="Visited_20_Internet_20_Link">
https://liveuamap.com/en/2023/24-may-2-person-wounded-as-result-of-俄罗斯 - 苏格兰语</text:a>
</text:p>
      <text:p text:style-name="P4">
News Source: <text:a xlink:type="simple" xlink:href="https://t.me/synegubov/6273" text:style-name="Internet_20_link" text:visited-style-name="Visited_20_Internet_20_Link">
https://t.me/synegubov/6273</text:a>
</text:p>
      <!--NEWS-->
      <text:h text:style-name="P10" text:outline-level="1">
<text:span text:style-name="T4">
Kharkiv，Kharkivska Oblast（08:50）。 红色警报：空中威胁。 警笛声。 立即掩盖！</text:span>
</text:h>
      <text:p text:style-name="P4">
作者: liveuamap (Language: en)</text:p>
      <text:p text:style-name="P4">
时间: 2023-05-24T02:51:00</text:p>
      <text:p text:style-name="P4">
地点: Kharkiv (Latitude:49.98124 Longtitude:36.25178)</text:p>
      <text:p text:style-name="P4">
视频: []</text:p>
      <text:p text:style-name="P4">
图片: []</text:p>
      <text:p text:style-name="P4">
标签: ["Europe", "Central and Eastern Europe"]</text:p>
      <text:p text:style-name="P4">
Id: 22564984</text:p>
      <!--METADATA-->
      <text:p text:style-name="P4">
哈尔基夫(Kharkiv)，哈尔基夫地区(08:50). Red Alert: aerial threat. Sirens sounding.Take cover now!</text:p>
      <text:p text:style-name="P4">
News Collection Link: <text:a xlink:type="simple" xlink:href="https://liveuamap.com/en/2023/24-may-kharkiv-kharkivska-oblast0850-red-alerg" text:style-name="Internet_20_link" text:visited-style-name="Visited_20_Internet_20_Link">
https://liveuamap.com/en/2023/24-may-kharkiv-kharkivska-oblast0850-red-alerg</text:a>
</text:p>
      <text:p text:style-name="P4">
News Source: <text:a xlink:type="simple" xlink:href="https://t.me/suspilnekharkiv/25148" text:style-name="Internet_20_link" text:visited-style-name="Visited_20_Internet_20_Link">
https://t.me/suspilnekharkiv/25148</text:a>
</text:p>
      <!--NEWS-->
      <text:h text:style-name="P10" text:outline-level="1">
<text:span text:style-name="T4">
Sumska Oblast（09:07）。 红色警报：空中威胁。 警笛声。 立即掩盖！</text:span>
</text:h>
      <text:p text:style-name="P4">
作者: liveuamap (Language: en)</text:p>
      <text:p text:style-name="P4">
时间: 2023-05-24T03:08:00</text:p>
      <text:p text:style-name="P4">
地点: Sumska Oblast (Latitude:51.00000000 Longtitude:34.00000000)</text:p>
      <text:p text:style-name="P4">
视频: []</text:p>
      <text:p text:style-name="P4">
图片: []</text:p>
      <text:p text:style-name="P4">
标签: ["Europe", "Central and Eastern Europe"]</text:p>
      <text:p text:style-name="P4">
Id: 22564996</text:p>
      <!--METADATA-->
      <text:p text:style-name="P4">
Sumy地区(09:07). Red Alert: aerial threat. Sirens sounding. Take covernow!</text:p>
      <text:p text:style-name="P4">
News Collection Link: <text:a xlink:type="simple" xlink:href="https://liveuamap.com/en/2023/24-may-sumska-oblast0907-red-alert-aerial-thrg" text:style-name="Internet_20_link" text:visited-style-name="Visited_20_Internet_20_Link">
https://liveuamap.com/en/2023/24-may-sumska-oblast0907-red-alert-aerial-thrg</text:a>
</text:p>
      <text:p text:style-name="P4">
News Source: <text:a xlink:type="simple" xlink:href="https://t.me/air_alert_ua/46400" text:style-name="Internet_20_link" text:visited-style-name="Visited_20_Internet_20_Link">
https://t.me/air_alert_ua/46400</text:a>
</text:p>
      <!--NEWS-->
      <text:h text:style-name="P10" text:outline-level="1">
<text:span text:style-name="T4">
拉夫罗夫：我们警告说，西方参与与乌克兰的冲突导致...</text:span>
</text:h>
      <text:p text:style-name="P4">
作者: liveuamap (Language: en)</text:p>
      <text:p text:style-name="P4">
时间: 2023-05-24T03:39:59</text:p>
      <text:p text:style-name="P4">
地点: Moskva, Moscow (Latitude:55.74422 Longtitude:37.58577)</text:p>
      <text:p text:style-name="P4">
视频: []</text:p>
      <text:p text:style-name="P4">
图片: []</text:p>
      <text:p text:style-name="P4">
标签: ["Russia", "Central and Eastern Europe"]</text:p>
      <text:p text:style-name="P4">
Id: 22565002</text:p>
      <!--METADATA-->
      <text:p text:style-name="P4">
LAVROV：我们警告说，西方参与与乌克兰的冲突有核战争的风险</text:p>
      <text:p text:style-name="P4">
新闻集链接：[https://liveuamap.com/en/2023/24-may-lavrov-we-warn-th---------------(https://liveuamap.com/en/2023/24-may-lavrov-we-warn-that-western-participation-in-the-conflict)</text:p>
      <text:p text:style-name="P4">
News Source: <text:a xlink:type="simple" xlink:href="https://twitter.com/AJABreaking/status/1661275296648110081" text:style-name="Internet_20_link" text:visited-style-name="Visited_20_Internet_20_Link">
https://twitter.com/AJABreaking/status/1661275296648110081</text:a>
</text:p>
      <!--NEWS-->
      <text:h text:style-name="P10" text:outline-level="1">
<text:span text:style-name="T4">
Kerch Bridge被关闭以进行演习的交通</text:span>
</text:h>
      <text:p text:style-name="P4">
作者: liveuamap (Language: en)</text:p>
      <text:p text:style-name="P4">
时间: 2023-05-24T04:11:25</text:p>
      <text:p text:style-name="P4">
地点: Kerch Strait (Latitude:45.2802 Longtitude:36.53641)</text:p>
      <text:p text:style-name="P4">
视频: []</text:p>
      <text:p text:style-name="P4">
图片: []</text:p>
      <text:p text:style-name="P4">
标签: ["Central and Eastern Europe"]</text:p>
      <text:p text:style-name="P4">
Id: 22565005</text:p>
      <!--METADATA-->
      <text:p text:style-name="P4">
Kerch Bridge被关闭以进行演习的交通</text:p>
      <text:p text:style-name="P4">
新闻集链接：<text:a xlink:type="simple" xlink:href="https://liveuamap.com/en/2023/24-may-kerch-bridge-was-closed-for-traffic-for-a-drill" text:style-name="Internet_20_link" text:visited-style-name="Visited_20_Internet_20_Link">
https://liveuamap.com/en/2023/24-may-kerch-bridge-was-close-for-traffic-for-a-drill</text:a>
</text:p>
      <text:p text:style-name="P4">
News Source: <text:a xlink:type="simple" xlink:href="https://t.me/rian_ru/203550" text:style-name="Internet_20_link" text:visited-style-name="Visited_20_Internet_20_Link">
https://t.me/rian_ru/203550</text:a>
</text:p>
      <!--NEWS-->
      <text:h text:style-name="P10" text:outline-level="1">
<text:span text:style-name="T4">
Sumska Oblast（10:14）。 红色警报：空中威胁。 警笛声。 立即掩盖！</text:span>
</text:h>
      <text:p text:style-name="P4">
作者: liveuamap (Language: en)</text:p>
      <text:p text:style-name="P4">
时间: 2023-05-24T04:16:00</text:p>
      <text:p text:style-name="P4">
地点: Sumska Oblast (Latitude:50.99886 Longtitude:33.99905)</text:p>
      <text:p text:style-name="P4">
视频: []</text:p>
      <text:p text:style-name="P4">
图片: []</text:p>
      <text:p text:style-name="P4">
标签: ["Europe", "Central and Eastern Europe"]</text:p>
      <text:p text:style-name="P4">
Id: 22565006</text:p>
      <!--METADATA-->
      <text:p text:style-name="P4">
Sumy地区(10:14). Red Alert: aerial threat. Sirens sounding. Take covernow!</text:p>
      <text:p text:style-name="P4">
News Collection Link: <text:a xlink:type="simple" xlink:href="https://liveuamap.com/en/2023/24-may-sumska-oblast1014-red-alert-aerial-thrg" text:style-name="Internet_20_link" text:visited-style-name="Visited_20_Internet_20_Link">
https://liveuamap.com/en/2023/24-may-sumska-oblast1014-red-alert-aerial-thrg</text:a>
</text:p>
      <text:p text:style-name="P4">
News Source: <text:a xlink:type="simple" xlink:href="https://t.me/air_alert_ua/46404" text:style-name="Internet_20_link" text:visited-style-name="Visited_20_Internet_20_Link">
https://t.me/air_alert_ua/46404</text:a>
</text:p>
      <!--NEWS-->
      <text:h text:style-name="P10" text:outline-level="1">
<text:span text:style-name="T4">
在Sivershchyna和Slobozhanschyna的指示，俄罗斯军队炮击Khrinivka，Yeline和Hre ...</text:span>
</text:h>
      <text:p text:style-name="P4">
作者: liveuamap (Language: en)</text:p>
      <text:p text:style-name="P4">
时间: 2023-05-24T04:31:00</text:p>
      <text:p text:style-name="P4">
地点: Vovchansk (Latitude:50.1813 Longtitude:37.45857)</text:p>
      <text:p text:style-name="P4">
视频: []</text:p>
      <text:p text:style-name="P4">
图片: []</text:p>
      <text:p text:style-name="P4">
标签: ["Russia"]</text:p>
      <text:p text:style-name="P4">
Id: 22565034</text:p>
      <!--METADATA-->
      <text:p text:style-name="P4">
在Sivershchyna和Slbozhanschyna指示俄罗斯军队在Chrinivka，Chrinivka，Chernihiv地区的Yeline和Hremyach和Hudove和Hudove，Vovkivka，Bunyakyakyakyakyakyakyakyakyakyakyakya，Bunyka，Bunyka，Bunyka，vovkivka，vovkivka，vovkivka，vovkivka ivka，ryasne pysne of vely and vely and vely and vely and vely and vely sne，我，Udy，Strilecha，Hlyboke，Morokhovets，Lyptsi， Neskuchne，Ohirtseve，Hatysche，Pletenivka，Vovchansk，Varvarivka，Nesterne，Budarky和Kharkiv地区的Zemlyanky。 乌克兰武装部队的总参谋部在晨报中说，俄罗斯航空进行了空袭Dovzhanka</text:p>
      <text:p text:style-name="P4">
新闻集链接：(https://liveuamap.com/en/2023/24-may-at-sivershchyna-and-slobozhanschyna-directions-russian)</text:p>
      <text:p text:style-name="P4">
News Source: <text:a xlink:type="simple" xlink:href="https://t.me/lumsrc/4883" text:style-name="Internet_20_link" text:visited-style-name="Visited_20_Internet_20_Link">
https://t.me/lumsrc/4883</text:a>
</text:p>
      <!--NEWS-->
      <text:h text:style-name="P10" text:outline-level="1">
<text:span text:style-name="T4">
俄罗斯部队在Lyman，Bakhmut，Avdiivka和Maryinka Directio进行进攻行动...</text:span>
</text:h>
      <text:p text:style-name="P4">
作者: liveuamap (Language: en)</text:p>
      <text:p text:style-name="P4">
时间: 2023-05-24T04:53:01</text:p>
      <text:p text:style-name="P4">
地点: Marinka, Donetsk Oblast (Latitude:47.94337 Longtitude:37.5032)</text:p>
      <text:p text:style-name="P4">
视频: []</text:p>
      <text:p text:style-name="P4">
图片: []</text:p>
      <text:p text:style-name="P4">
标签: ["Russia"]</text:p>
      <text:p text:style-name="P4">
Id: 22565020</text:p>
      <!--METADATA-->
      <text:p text:style-name="P4">
俄罗斯部队在莱曼，巴赫穆特，阿夫迪夫卡和玛丽卡执行进攻行动。 乌克兰军方与俄罗斯武器有26次战斗。 俄罗斯军队试图在Masutivka，Bilohorivka，Khromove，Pervomayske，Maryinka，乌克兰武装部队的总参谋</text:p>
      <text:p text:style-name="P4">
新闻集链接：<text:a xlink:type="simple" xlink:href="https://liveuamap.com/en/2023/24-may-russian-forces-conducting-offensive-actions-at-lyman" text:style-name="Internet_20_link" text:visited-style-name="Visited_20_Internet_20_Link">
https://liveuamap.com/en/2023/24-may-russian-forces-conducting-contresident-actions-actions-actions-at-lyman</text:a>
</text:p>
      <text:p text:style-name="P4">
News Source: <text:a xlink:type="simple" xlink:href="https://t.me/lumsrc/4891" text:style-name="Internet_20_link" text:visited-style-name="Visited_20_Internet_20_Link">
https://t.me/lumsrc/4891</text:a>
</text:p>
      <!--NEWS-->
      <text:h text:style-name="P10" text:outline-level="1">
<text:span text:style-name="T4">
国防国国务卿本·华莱士（Ben Wallace）到达乌克兰</text:span>
</text:h>
      <text:p text:style-name="P4">
作者: liveuamap (Language: en)</text:p>
      <text:p text:style-name="P4">
时间: 2023-05-24T05:05:13</text:p>
      <text:p text:style-name="P4">
地点: Kyiv, Kyiv city (Latitude:50.45073 Longtitude:30.51985)</text:p>
      <text:p text:style-name="P4">
视频: []</text:p>
      <text:p text:style-name="P4">
图片: ["<text:a xlink:type="simple" xlink:href="https://liveuamap.com/pics/2023/05/24/22565027_0.jpg" text:style-name="Internet_20_link" text:visited-style-name="Visited_20_Internet_20_Link">
22565027_0.jpg</text:a>
"]</text:p>
      <text:p text:style-name="P4">
标签: ["Europe"]</text:p>
      <text:p text:style-name="P4">
Id: 22565027</text:p>
      <!--METADATA-->
      <text:p text:style-name="P4">
英国国防大臣本·华莱士(Ben Wallace)已抵达乌克兰</text:p>
      <text:p text:style-name="P4">
<draw:frame draw:style-name="fr1" draw:name="Image125" text:anchor-type="as-char" svg:width="6.9236in" svg:height="4.612849in" draw:z-index="0">
<draw:image xlink:href="../Images/liveuamap/2023-05-24T05-05-13/22565027_0.jpg" xlink:type="simple" xlink:show="embed" xlink:actuate="onLoad" draw:mime-type="image/jpeg"/>
</draw:frame>
新闻集链接：<text:a xlink:type="simple" xlink:href="https://liveuamap.com/en/2023/24-may-secretary-of-state-for-defence-of-the-united-kingdom" text:style-name="Internet_20_link" text:visited-style-name="Visited_20_Internet_20_Link">
https://liveuamap.com/en/2023/24-may-secretry-of-setate-for-defence-of-the-united-kingdom</text:a>
</text:p>
      <text:p text:style-name="P4">
News Source: <text:a xlink:type="simple" xlink:href="https://t.me/UkraineNow/33508" text:style-name="Internet_20_link" text:visited-style-name="Visited_20_Internet_20_Link">
https://t.me/UkraineNow/33508</text:a>
</text:p>
      <!--NEWS-->
      <text:h text:style-name="P10" text:outline-level="1">
<text:span text:style-name="T4">
Donetsk Oblast（11:16）。 红色警报：空中威胁。 警笛声。 立即掩盖！</text:span>
</text:h>
      <text:p text:style-name="P4">
作者: liveuamap (Language: en)</text:p>
      <text:p text:style-name="P4">
时间: 2023-05-24T05:18:00</text:p>
      <text:p text:style-name="P4">
地点: Donetsk Oblast (Latitude:48.72744 Longtitude:37.5781)</text:p>
      <text:p text:style-name="P4">
视频: []</text:p>
      <text:p text:style-name="P4">
图片: []</text:p>
      <text:p text:style-name="P4">
标签: ["Europe", "Central and Eastern Europe"]</text:p>
      <text:p text:style-name="P4">
Id: 22565032</text:p>
      <!--METADATA-->
      <text:p text:style-name="P4">
Donetsk Oblast(11:16). Red Alert: aerial threat. Sirens sounding. Take covernow!</text:p>
      <text:p text:style-name="P4">
News Collection Link: <text:a xlink:type="simple" xlink:href="https://liveuamap.com/en/2023/24-may-donetsk-oblast1116-red-alert-aerial-thg" text:style-name="Internet_20_link" text:visited-style-name="Visited_20_Internet_20_Link">
https://liveuamap.com/en/2023/24-may-donetsk-oblast1116-red-alert-aerial-thg</text:a>
</text:p>
      <text:p text:style-name="P4">
News Source: <text:a xlink:type="simple" xlink:href="https://t.me/air_alert_ua/46407" text:style-name="Internet_20_link" text:visited-style-name="Visited_20_Internet_20_Link">
https://t.me/air_alert_ua/46407</text:a>
</text:p>
      <!--NEWS-->
      <text:h text:style-name="P10" text:outline-level="1">
<text:span text:style-name="T4">
Zaporizhhya地区，Kherson，Kherson地区，Dnipro，Dnipropetrovsk地区（11:18）。 红色Aller ...</text:span>
</text:h>
      <text:p text:style-name="P4">
作者: liveuamap (Language: en)</text:p>
      <text:p text:style-name="P4">
时间: 2023-05-24T05:19:00</text:p>
      <text:p text:style-name="P4">
地点: Zaporizka Oblast (Latitude:47.611821 Longtitude:35.765871)</text:p>
      <text:p text:style-name="P4">
视频: []</text:p>
      <text:p text:style-name="P4">
图片: []</text:p>
      <text:p text:style-name="P4">
标签: ["Europe", "Central and Eastern Europe"]</text:p>
      <text:p text:style-name="P4">
Id: 22565033</text:p>
      <!--METADATA-->
      <text:p text:style-name="P4">
Dnipropetrovsk地区Dnipro的Kherson Zaporizhhya地区，Kherson，Kherson地区(11:18). Red Alert: aerial threat. Sirens sounding. Take cover now!</text:p>
      <text:p text:style-name="P4">
News Collection Link: <text:a xlink:type="simple" xlink:href="https://liveuamap.com/en/2023/24-may-zaporizka-oblast-kherson-khersonska-obg" text:style-name="Internet_20_link" text:visited-style-name="Visited_20_Internet_20_Link">
https://liveuamap.com/en/2023/24-may-zaporizka-oblast-kherson-khersonska-obg</text:a>
</text:p>
      <text:p text:style-name="P4">
News Source: <text:a xlink:type="simple" xlink:href="https://t.me/air_alert_ua/46410" text:style-name="Internet_20_link" text:visited-style-name="Visited_20_Internet_20_Link">
https://t.me/air_alert_ua/46410</text:a>
</text:p>
      <!--NEWS-->
      <text:h text:style-name="P10" text:outline-level="1">
<text:span text:style-name="T4">
Kirovohradska Oblast（11:27）。 红色警报：空中威胁。 警笛声。 立即掩盖！</text:span>
</text:h>
      <text:p text:style-name="P4">
作者: liveuamap (Language: en)</text:p>
      <text:p text:style-name="P4">
时间: 2023-05-24T05:28:00</text:p>
      <text:p text:style-name="P4">
地点: Kirovohradska Oblast (Latitude:48.50000000 Longtitude:32.00000000)</text:p>
      <text:p text:style-name="P4">
视频: []</text:p>
      <text:p text:style-name="P4">
图片: []</text:p>
      <text:p text:style-name="P4">
标签: ["Europe", "Central and Eastern Europe"]</text:p>
      <text:p text:style-name="P4">
Id: 22565038</text:p>
      <!--METADATA-->
      <text:p text:style-name="P4">
Kirovohrad地区(11:27). Red Alert: aerial threat. Sirens sounding. Takecover now!</text:p>
      <text:p text:style-name="P4">
News Collection Link: <text:a xlink:type="simple" xlink:href="https://liveuamap.com/en/2023/24-may-kirovohradska-oblast1127-red-alert-aerg" text:style-name="Internet_20_link" text:visited-style-name="Visited_20_Internet_20_Link">
https://liveuamap.com/en/2023/24-may-kirovohradska-oblast1127-red-alert-aerg</text:a>
</text:p>
      <text:p text:style-name="P4">
News Source: <text:a xlink:type="simple" xlink:href="https://t.me/air_alert_ua/46411" text:style-name="Internet_20_link" text:visited-style-name="Visited_20_Internet_20_Link">
https://t.me/air_alert_ua/46411</text:a>
</text:p>
      <!--NEWS-->
      <text:h text:style-name="P10" text:outline-level="1">
<text:span text:style-name="T4">
Mykolaiv，Mykolayivska Oblast（11:31）。 红色警报：空中威胁。 警笛声。 立即掩盖！</text:span>
</text:h>
      <text:p text:style-name="P4">
作者: liveuamap (Language: en)</text:p>
      <text:p text:style-name="P4">
时间: 2023-05-24T05:33:00</text:p>
      <text:p text:style-name="P4">
地点: Mykolaiv (Latitude:46.94866 Longtitude:32.00639)</text:p>
      <text:p text:style-name="P4">
视频: []</text:p>
      <text:p text:style-name="P4">
图片: []</text:p>
      <text:p text:style-name="P4">
标签: ["Europe", "Central and Eastern Europe"]</text:p>
      <text:p text:style-name="P4">
Id: 22565039</text:p>
      <!--METADATA-->
      <text:p text:style-name="P4">
Nikolaev，Mykolaiv地区(11:31). Red Alert: aerial threat. Sirenssounding. Take cover now!</text:p>
      <text:p text:style-name="P4">
News Collection Link: <text:a xlink:type="simple" xlink:href="https://liveuamap.com/en/2023/24-may-mykolaiv-mykolayivska-oblast1131-red-ag" text:style-name="Internet_20_link" text:visited-style-name="Visited_20_Internet_20_Link">
https://liveuamap.com/en/2023/24-may-mykolaiv-mykolayivska-oblast1131-red-ag</text:a>
</text:p>
      <text:p text:style-name="P4">
News Source: <text:a xlink:type="simple" xlink:href="https://t.me/air_alert_ua/46412" text:style-name="Internet_20_link" text:visited-style-name="Visited_20_Internet_20_Link">
https://t.me/air_alert_ua/46412</text:a>
</text:p>
      <!--NEWS-->
      <text:h text:style-name="P10" text:outline-level="1">
<text:span text:style-name="T4">
Cherkaska Oblast（11:33）。 红色警报：空中威胁。 警笛声。 立即掩盖！</text:span>
</text:h>
      <text:p text:style-name="P4">
作者: liveuamap (Language: en)</text:p>
      <text:p text:style-name="P4">
时间: 2023-05-24T05:35:00</text:p>
      <text:p text:style-name="P4">
地点: Cherkaska Oblast (Latitude:49.25000000 Longtitude:31.33333000)</text:p>
      <text:p text:style-name="P4">
视频: []</text:p>
      <text:p text:style-name="P4">
图片: []</text:p>
      <text:p text:style-name="P4">
标签: ["Europe", "Central and Eastern Europe"]</text:p>
      <text:p text:style-name="P4">
Id: 22565040</text:p>
      <!--METADATA-->
      <text:p text:style-name="P4">
切尔卡斯(11:33). Red Alert: aerial threat. Sirens sounding. Take covernow!</text:p>
      <text:p text:style-name="P4">
News Collection Link: <text:a xlink:type="simple" xlink:href="https://liveuamap.com/en/2023/24-may-cherkaska-oblast1133-red-alert-aerial-g" text:style-name="Internet_20_link" text:visited-style-name="Visited_20_Internet_20_Link">
https://liveuamap.com/en/2023/24-may-cherkaska-oblast1133-red-alert-aerial-g</text:a>
</text:p>
      <text:p text:style-name="P4">
News Source: <text:a xlink:type="simple" xlink:href="https://t.me/air_alert_ua/46413" text:style-name="Internet_20_link" text:visited-style-name="Visited_20_Internet_20_Link">
https://t.me/air_alert_ua/46413</text:a>
</text:p>
      <!--NEWS-->
      <text:h text:style-name="P10" text:outline-level="1">
<text:span text:style-name="T4">
Vinnytska Oblast（11:35）。 红色警报：空中威胁。 警笛声。 立即掩盖！</text:span>
</text:h>
      <text:p text:style-name="P4">
作者: liveuamap (Language: en)</text:p>
      <text:p text:style-name="P4">
时间: 2023-05-24T05:37:00</text:p>
      <text:p text:style-name="P4">
地点: Vinnytska Oblast (Latitude:48.91667000 Longtitude:28.66667000)</text:p>
      <text:p text:style-name="P4">
视频: []</text:p>
      <text:p text:style-name="P4">
图片: []</text:p>
      <text:p text:style-name="P4">
标签: ["Europe", "Central and Eastern Europe"]</text:p>
      <text:p text:style-name="P4">
Id: 22565041</text:p>
      <!--METADATA-->
      <text:p text:style-name="P4">
Vinnytsia地区(11:35). Red Alert: aerial threat. Sirens sounding. Take covernow!</text:p>
      <text:p text:style-name="P4">
News Collection Link: <text:a xlink:type="simple" xlink:href="https://liveuamap.com/en/2023/24-may-vinnytska-oblast1135-red-alert-aerial-g" text:style-name="Internet_20_link" text:visited-style-name="Visited_20_Internet_20_Link">
https://liveuamap.com/en/2023/24-may-vinnytska-oblast1135-red-alert-aerial-g</text:a>
</text:p>
      <text:p text:style-name="P4">
News Source: <text:a xlink:type="simple" xlink:href="https://t.me/air_alert_ua/46414" text:style-name="Internet_20_link" text:visited-style-name="Visited_20_Internet_20_Link">
https://t.me/air_alert_ua/46414</text:a>
</text:p>
      <!--NEWS-->
      <text:h text:style-name="P10" text:outline-level="1">
<text:span text:style-name="T4">
Khmelnytsky地区，Zhytomyr，Zhytomyr地区，基辅，基辅地区（12:00）。 红色ALRT：空中...</text:span>
</text:h>
      <text:p text:style-name="P4">
作者: liveuamap (Language: en)</text:p>
      <text:p text:style-name="P4">
时间: 2023-05-24T06:01:00</text:p>
      <text:p text:style-name="P4">
地点: Khmelnytska Oblast (Latitude:49.50000000 Longtitude:27.00000000)</text:p>
      <text:p text:style-name="P4">
视频: []</text:p>
      <text:p text:style-name="P4">
图片: []</text:p>
      <text:p text:style-name="P4">
标签: ["Europe", "Central and Eastern Europe"]</text:p>
      <text:p text:style-name="P4">
Id: 22565042</text:p>
      <!--METADATA-->
      <text:p text:style-name="P4">
Khmelnitsky地区，Zhytomyr，Zhytomyr地区，Kyiv地区(12:00).Red Alert: aerial threat. Sirens sounding. Take cover now!</text:p>
      <text:p text:style-name="P4">
News Collection Link: <text:a xlink:type="simple" xlink:href="https://liveuamap.com/en/2023/24-may-khmelnytska-oblast-zhytomyr-zhytomyrskg" text:style-name="Internet_20_link" text:visited-style-name="Visited_20_Internet_20_Link">
https://liveuamap.com/en/2023/24-may-khmelnytska-oblast-zhytomyr-zhytomyrskg</text:a>
</text:p>
      <text:p text:style-name="P4">
News Source: <text:a xlink:type="simple" xlink:href="https://t.me/air_alert_ua/46417" text:style-name="Internet_20_link" text:visited-style-name="Visited_20_Internet_20_Link">
https://t.me/air_alert_ua/46417</text:a>
</text:p>
      <!--NEWS-->
      <text:h text:style-name="P10" text:outline-level="1">
<text:span text:style-name="T4">
Sumska Oblast，Chernihivska Oblast（13:34）。 红色警报：空中威胁。 警笛声。 带有CO ...</text:span>
</text:h>
      <text:p text:style-name="P4">
作者: liveuamap (Language: en)</text:p>
      <text:p text:style-name="P4">
时间: 2023-05-24T07:35:00</text:p>
      <text:p text:style-name="P4">
地点: Sumska Oblast (Latitude:51.00075 Longtitude:33.99983)</text:p>
      <text:p text:style-name="P4">
视频: []</text:p>
      <text:p text:style-name="P4">
图片: []</text:p>
      <text:p text:style-name="P4">
标签: ["Europe", "Central and Eastern Europe"]</text:p>
      <text:p text:style-name="P4">
Id: 22565051</text:p>
      <!--METADATA-->
      <text:p text:style-name="P4">
Chernihiv地区Sumy地区(13:34). Red Alert: aerial threat. Sirenssounding. Take cover now!</text:p>
      <text:p text:style-name="P4">
News Collection Link: <text:a xlink:type="simple" xlink:href="https://liveuamap.com/en/2023/24-may-sumska-oblast-chernihivska-oblast1334-g" text:style-name="Internet_20_link" text:visited-style-name="Visited_20_Internet_20_Link">
https://liveuamap.com/en/2023/24-may-sumska-oblast-chernihivska-oblast1334-g</text:a>
</text:p>
      <text:p text:style-name="P4">
News Source: <text:a xlink:type="simple" xlink:href="https://t.me/air_alert_ua/46430" text:style-name="Internet_20_link" text:visited-style-name="Visited_20_Internet_20_Link">
https://t.me/air_alert_ua/46430</text:a>
</text:p>
      <!--NEWS-->
      <text:h text:style-name="P10" text:outline-level="1">
<text:span text:style-name="T4">
Kharkiv，Kharkivska Oblast（13:37）。 红色警报：空中威胁。 警笛声。 立即掩盖！</text:span>
</text:h>
      <text:p text:style-name="P4">
作者: liveuamap (Language: en)</text:p>
      <text:p text:style-name="P4">
时间: 2023-05-24T07:38:00</text:p>
      <text:p text:style-name="P4">
地点: Kharkiv (Latitude:49.97994 Longtitude:36.25257)</text:p>
      <text:p text:style-name="P4">
视频: []</text:p>
      <text:p text:style-name="P4">
图片: []</text:p>
      <text:p text:style-name="P4">
标签: ["Europe", "Central and Eastern Europe"]</text:p>
      <text:p text:style-name="P4">
Id: 22565052</text:p>
      <!--METADATA-->
      <text:p text:style-name="P4">
哈尔基夫(Kharkiv)，哈尔基夫地区(13:37). Red Alert: aerial threat. Sirens sounding.Take cover now!</text:p>
      <text:p text:style-name="P4">
News Collection Link: <text:a xlink:type="simple" xlink:href="https://liveuamap.com/en/2023/24-may-kharkiv-kharkivska-oblast1337-red-alerg" text:style-name="Internet_20_link" text:visited-style-name="Visited_20_Internet_20_Link">
https://liveuamap.com/en/2023/24-may-kharkiv-kharkivska-oblast1337-red-alerg</text:a>
</text:p>
      <text:p text:style-name="P4">
News Source: <text:a xlink:type="simple" xlink:href="https://t.me/suspilnekharkiv/25160" text:style-name="Internet_20_link" text:visited-style-name="Visited_20_Internet_20_Link">
https://t.me/suspilnekharkiv/25160</text:a>
</text:p>
      <!--NEWS-->
      <text:h text:style-name="P10" text:outline-level="1">
<text:span text:style-name="T4">
Kharkiv，Kharkivska Oblast（15:03）。 红色警报：空中威胁。 警笛声。 立即掩盖！</text:span>
</text:h>
      <text:p text:style-name="P4">
作者: liveuamap (Language: en)</text:p>
      <text:p text:style-name="P4">
时间: 2023-05-24T09:03:00</text:p>
      <text:p text:style-name="P4">
地点: Kharkiv (Latitude:49.98141 Longtitude:36.25273)</text:p>
      <text:p text:style-name="P4">
视频: []</text:p>
      <text:p text:style-name="P4">
图片: []</text:p>
      <text:p text:style-name="P4">
标签: ["Europe", "Central and Eastern Europe"]</text:p>
      <text:p text:style-name="P4">
Id: 22565057</text:p>
      <!--METADATA-->
      <text:p text:style-name="P4">
哈尔基夫(Kharkiv)，哈尔基夫地区(15:03). Red Alert: aerial threat. Sirens sounding.Take cover now!</text:p>
      <text:p text:style-name="P4">
News Collection Link: <text:a xlink:type="simple" xlink:href="https://liveuamap.com/en/2023/24-may-kharkiv-kharkivska-oblast1503-red-alerg" text:style-name="Internet_20_link" text:visited-style-name="Visited_20_Internet_20_Link">
https://liveuamap.com/en/2023/24-may-kharkiv-kharkivska-oblast1503-red-alerg</text:a>
</text:p>
      <text:p text:style-name="P4">
News Source: <text:a xlink:type="simple" xlink:href="https://t.me/suspilnekharkiv/25164" text:style-name="Internet_20_link" text:visited-style-name="Visited_20_Internet_20_Link">
https://t.me/suspilnekharkiv/25164</text:a>
</text:p>
      <!--NEWS-->
      <text:h text:style-name="P10" text:outline-level="1">
<text:span text:style-name="T4">
俄罗斯国防部声称俄罗斯船项目18280年黑海舰队的伊万·库斯（Ivan Khurs）...</text:span>
</text:h>
      <text:p text:style-name="P4">
作者: liveuamap (Language: en)</text:p>
      <text:p text:style-name="P4">
时间: 2023-05-24T10:47:37</text:p>
      <text:p text:style-name="P4">
地点: Black Sea (Latitude:41.52092 Longtitude:29.24011)</text:p>
      <text:p text:style-name="P4">
视频: []</text:p>
      <text:p text:style-name="P4">
图片: []</text:p>
      <text:p text:style-name="P4">
标签: ["Russia"]</text:p>
      <text:p text:style-name="P4">
Id: 22565059</text:p>
      <!--METADATA-->
      <text:p text:style-name="P4">
俄罗斯国防部声称，俄罗斯船项目18280伊万·库特(Ivan Khurs)的布莱克·海舰队(Ivan Khurs of Black Sea Fleet)遭到Bosphorusstrait附近的3架乌克兰海军无人机的袭击。 无人机被摧毁</text:p>
      <text:p text:style-name="P4">
新闻集链接：<text:a xlink:type="simple" xlink:href="https://liveuamap.com/en/2023/24-may-russian-ministry-of-defense-claimed-russian-ship-project" text:style-name="Internet_20_link" text:visited-style-name="Visited_20_Internet_20_Link">
https://liveuamap.com/en/2023/24-may-russian-ministry-of-defense-claim---- russian-ship-project</text:a>
</text:p>
      <text:p text:style-name="P4">
News Source: <text:a xlink:type="simple" xlink:href="https://t.me/rusbrief/119952" text:style-name="Internet_20_link" text:visited-style-name="Visited_20_Internet_20_Link">
https://t.me/rusbrief/119952</text:a>
</text:p>
      <!--NEWS-->
      <text:h text:style-name="P10" text:outline-level="1">
<text:span text:style-name="T4">
Kherson，Khersonska Oblast（17:36）。 红色警报：空中威胁。 警笛声。 立即掩盖！</text:span>
</text:h>
      <text:p text:style-name="P4">
作者: liveuamap (Language: en)</text:p>
      <text:p text:style-name="P4">
时间: 2023-05-24T11:38:00</text:p>
      <text:p text:style-name="P4">
地点: Kherson (Latitude:46.65581000 Longtitude:32.61780000)</text:p>
      <text:p text:style-name="P4">
视频: []</text:p>
      <text:p text:style-name="P4">
图片: []</text:p>
      <text:p text:style-name="P4">
标签: ["Europe", "Central and Eastern Europe"]</text:p>
      <text:p text:style-name="P4">
Id: 22565062</text:p>
      <!--METADATA-->
      <text:p text:style-name="P4">
赫尔森，赫森地区(17:36). Red Alert: aerial threat. Sirens sounding.Take cover now!</text:p>
      <text:p text:style-name="P4">
News Collection Link: <text:a xlink:type="simple" xlink:href="https://liveuamap.com/en/2023/24-may-kherson-khersonska-oblast1736-red-alerg" text:style-name="Internet_20_link" text:visited-style-name="Visited_20_Internet_20_Link">
https://liveuamap.com/en/2023/24-may-kherson-khersonska-oblast1736-red-alerg</text:a>
</text:p>
      <text:p text:style-name="P4">
News Source: <text:a xlink:type="simple" xlink:href="https://t.me/air_alert_ua/46437" text:style-name="Internet_20_link" text:visited-style-name="Visited_20_Internet_20_Link">
https://t.me/air_alert_ua/46437</text:a>
</text:p>
      <!--NEWS-->
      <text:h text:style-name="P10" text:outline-level="1">
<text:span text:style-name="T4">
俄罗斯航空轰炸后在贝斯拉夫报道的爆炸炸弹</text:span>
</text:h>
      <text:p text:style-name="P4">
作者: liveuamap (Language: en)</text:p>
      <text:p text:style-name="P4">
时间: 2023-05-24T12:45:00</text:p>
      <text:p text:style-name="P4">
地点: Kherson (Latitude:46.84056 Longtitude:33.41732)</text:p>
      <text:p text:style-name="P4">
视频: []</text:p>
      <text:p text:style-name="P4">
图片: []</text:p>
      <text:p text:style-name="P4">
标签: ["Europe", "Central and Eastern Europe"]</text:p>
      <text:p text:style-name="P4">
Id: 22565069</text:p>
      <!--METADATA-->
      <text:p text:style-name="P4">
俄罗斯航空轰炸后，在贝斯拉夫报道了爆炸</text:p>
      <text:p text:style-name="P4">
新闻集链接：<text:a xlink:type="simple" xlink:href="https://liveuamap.com/en/2023/24-may-explosions-reported-in-beryslav-after-russian-aviation" text:style-name="Internet_20_link" text:visited-style-name="Visited_20_Internet_20_Link">
https://liveuamap.com/en/2023/24-may-explosions-reported-in-beryslav-fer-fter-fter-russian-aviation</text:a>
</text:p>
      <text:p text:style-name="P4">
News Source: <text:a xlink:type="simple" xlink:href="https://t.me/suspilnekherson/26682" text:style-name="Internet_20_link" text:visited-style-name="Visited_20_Internet_20_Link">
https://t.me/suspilnekherson/26682</text:a>
</text:p>
      <!--NEWS-->
      <text:h text:style-name="P10" text:outline-level="1">
<text:span text:style-name="T4">
乌克兰和世界反对俄罗斯的侵略。 行动中的制裁</text:span>
</text:h>
      <text:p text:style-name="P4">
作者: ['АРМІЯINFORM']</text:p>
      <text:p text:style-name="P4">
时间: 2023-05-24T14:00:00-04:00</text:p>
      <text:p text:style-name="P4">
描述: 乌克兰乌克兰人罗斯波夫夫妇的cind绳服务有关桑奇·托姆斯的苏格里……与乌克兰2022年的战争，与乌克兰与乌克兰的最新新闻，《与乌克兰2022年新闻》的战争，今天与乌克兰2022年的新闻战争，乌克兰和俄罗斯和俄罗斯之间的战争将在乌克兰和俄罗斯之间发生， ，他们在2022年与乌克兰进行战争</text:p>
      <text:p text:style-name="P4">
图片: ['<text:a xlink:type="simple" xlink:href="https://armyinform.com.ua/wp-content/uploads/2023/05/sankcziyi-sumnyj-putin.jpg" text:style-name="Internet_20_link" text:visited-style-name="Visited_20_Internet_20_Link">
sankcziyi-sumnyj-putin.jpg</text:a>
']</text:p>
      <text:p text:style-name="P4">
标签: ['STOPRUSSIA', 'АГРЕСІЯ РФ', 'АНТИРОСІЙСЬКІ САНКЦІЇ', 'СЛУЖБА ЗОВНІШНЬОЇ РОЗВІДКИ УКРАЇНИ']</text:p>
      <text:p text:style-name="P4">
类别: News</text:p>
      <!--METADATA-->
      <text:p text:style-name="P4">
<draw:frame draw:style-name="fr1" draw:name="Image126" text:anchor-type="as-char" svg:width="6.9236in" svg:height="4.32725in" draw:z-index="0">
<draw:image xlink:href="../Images/AРМІЯINFORM/2023-05-24T14-00-00-04-00/sankcziyi-sumnyj-putin.jpg" xlink:type="simple" xlink:show="embed" xlink:actuate="onLoad" draw:mime-type="image/jpeg"/>
</draw:frame>
反俄罗斯制裁。 拼贴军</text:p>
      <text:p text:style-name="P4">
乌克兰的外国情报服务<text:a xlink:type="simple" xlink:href="https://www.facebook.com/SZRUkraine/posts/pfbid0w49Aiu8bb8DMaNpKLYgaQHotrEWjvuaryQ2sfYZEgRzXMPdAepMNMFkTWwkYekGfl" text:style-name="Internet_20_link" text:visited-style-name="Visited_20_Internet_20_Link">
继续</text:a>
谈论反乌克兰恐怖分子指导的国际社会的制裁和其他行动。</text:p>
      <text:p text:style-name="P4">
<text:span text:style-name="T4">
截至2023年5月23日的情况</text:span>
</text:p>
      <text:p text:style-name="P4">
北约议会议会承认俄罗斯针对乌克兰的罪行是种族灭绝。</text:p>
      <text:p text:style-name="P4">
“飞行员培训已经开始，我希望我们能尽快提供此武器(F-16战斗机)”</text:p>
      <text:p text:style-name="P4">
捷克总统说：“在这个阶段，我敦促我们不要放弃我们在乌克兰赢得俄罗斯的共同努力，并且他们一直违反了内霍奇发生的国际秩序规则。”彼得·帕维尔(Peter Pavel)。</text:p>
      <text:p text:style-name="P4">
立陶宛外交部长加布里卢斯·兰斯贝吉斯(Gabrielus Landsbergis)在一次外交部长会议上负责乌克兰需要的武器比收到的武器更多，乌克兰的支持应该是持续的。</text:p>
      <text:p text:style-name="P4">
欧盟委员会计划义务非政府组织，并已建立其他欧盟国家，以披露有关从社区获得的任何资金的信息。 欧洲保存欧洲价值观和维拉·尤罗夫(Vera Yurov)透明度的委员会认为，应分割旨在影响公众舆论的国家的现金流量。</text:p>
      <text:p text:style-name="P4">
在爱沙尼亚，有3,859名乌克兰难民完成了对爱沙尼亚A1 A1的研究，而4 195个继续他们的培训课程。</text:p>
      <text:p text:style-name="P4">
法国外交事务部长凯瑟琳·科隆(Catherine Kolons)表示，在欧盟峰会开始之前，将同意针对俄罗斯联邦的新制裁方案。</text:p>
      <text:p text:style-name="P4">
拉脱维亚政府计划停止保护俄罗斯大使在尤尔马拉的住所。</text:p>
      <text:p text:style-name="P4">
<text:span text:style-name="T4">
 rf </text:span>
</text:p>
      <text:p text:style-name="P4">
芬兰州GASUM GASUM的芬兰州批发供应商已宣布从俄罗斯从俄罗斯俄罗斯天然气工业股份公司出口管道购买天然气的合同。</text:p>
      <text:p text:style-name="P4">
Google Play删除了制图服务2GI的俄罗斯计划。</text:p>
      <text:p text:style-name="P4">
德国汽车轮胎制造商Continental已完成了其俄罗斯联邦商业的出售。生产Teelectronics电信设备的俄罗斯公司的数量减少了10％：Wendoras已搬到中国，越南和土耳其。 主要原因是在国际制裁的压力下，对俄罗斯联邦提供的组件进行了检查。</text:p>
      <text:p text:style-name="P4">
从中国运输的海上和铁路集装箱运输的商品成本从年初开始下降30-35％。 俄罗斯专家说，在中国商品中，俄罗斯联邦的货物不足，原因是 - 经济家庭化，减少了中国和其他州的人们的购买力。 据估计，到8月底，铁路费率至少将减少5-10％。</text:p>
      <text:p text:style-name="P4">
由于卢布的贬值，俄罗斯保险公司将使出国旅行人员的汽车保险关税增加20-40％。</text:p>
      <text:p text:style-name="P4">
最新的研究表明，在264家主要的联邦服务中，俄罗斯机构达到62次，10％获得了B+估计。(“好的”)，44％-P(“令人满意”)，23％ - 在(“糟糕”)，23％-D(“处于危急状态”).Жодна з послуг не удостоїлася позначки «чудово» та «відмінно» (A+和A).</text:p>
      <text:p text:style-name="P4">
російське мінвостокразвітія, заявило, що преференційний режим підтриманнянадходження інвестицій на дальній восток рф ускладнили міжнародні санкції —інвестори зазнають проблеми як у логістиці, так і з обмеженнями на постачанняобладнання. Нереалізовані та відтерміновані до 2024-2025 років інвестиції векономіку регіону становлять 150 млрд руб.</text:p>
      <text:p text:style-name="P4">
мінфін рф запропонував у 2024-2026 роках скоротити оцінку федеральнихнадходжень, необхідних соціальному фонду для виплати материнського капіталу.Сукупне зниження може становити 356 млрд руб, або 17 % щодо чинного закону пробюджет на 2024-2025 роки та бюджетного прогнозу на 2026 рік. За пропозицієюмінфіну прогнозні асигнування на надання коштів скоротяться: у 2024 році — до516,3 млрд руб (-10097亿卢布)，2025年 - 最多5615亿卢布(-132.7 MLRD边缘)，2026年 - 高达6083亿卢布(-1137亿卢布).</text:p>
      <text:p text:style-name="P4">
асоціація підприємців з розвитку «бізнес-патріотизму» «аванті» запропонувалазапровадити для росіян шестиденний робочий тиждень.</text:p>
      <text:p text:style-name="P4">
Глава МЗС Литви Габріелюс Ландсбергіс повідомив, що продовжить наполягати назапровадженні нового пакета санкцій проти білорусі.</text:p>
      <text:p text:style-name="P4">
在白俄罗斯，不可能恢复新住房的建设步伐，这是一个明显的劣势。 根据Belstat的说法，在1月至4月的所有权组织中，他们的建造比去年的Zabanlogical时期少25.5％。</text:p>
      <text:p text:style-name="P4">
立陶宛移民局伊夫林·古津斯基特(Evelyn Gudzinskite)的董事表示，在2023年，有309名白俄罗斯公民和38名俄罗斯公民被拒绝在立陶宛的居住下方，这仅仅是因为国家安全的威胁。</text:p>
      <text:p text:style-name="P4">
News Source: <text:a xlink:type="simple" xlink:href="https://armyinform.com.ua/2023/05/24/ukrayina-i-svit-proty-rosijskoyi-agresiyi-sankcziyi-v-diyi-13/" text:style-name="Internet_20_link" text:visited-style-name="Visited_20_Internet_20_Link">
https://armyinform.com.ua/2023/05/24/ukrayina-i-svit-proty-rosijskoyi-agresiyi-sankcziyi-v-diyi-13/</text:a>
</text:p>
      <!--NEWS-->
      <text:h text:style-name="P10" text:outline-level="1">
<text:span text:style-name="T4">
短的。 战争。 第454天</text:span>
</text:h>
      <text:p text:style-name="P4">
作者: ['АРМІЯINFORM']</text:p>
      <text:p text:style-name="P4">
时间: 2023-05-24T15:00:00-04:00</text:p>
      <text:p text:style-name="P4">
描述: 杰罗：GS ZS乌克兰与乌克兰2022年战争，与乌克兰的最新消息，今天与乌克兰2022年的新闻战争，今天的最后一场战争，乌克兰和俄罗斯之间以及俄罗斯之间的战争以及2022年与乌克兰的战争将是与乌克兰的战争。将在不久的将来与乌克兰发动战争，说，与乌克兰的战争，今天的乌克兰新闻，乌克兰的新闻，乌克兰媒体的俄罗斯媒体</text:p>
      <text:p text:style-name="P4">
图片: []</text:p>
      <text:p text:style-name="P4">
标签: ['STOPRUSSIA', 'ВІДЕОДАЙДЖЕСТ', 'ВТОРГНЕННЯ РФ', 'ГШ ЗС УКРАЇНИ']</text:p>
      <text:p text:style-name="P4">
类别: News</text:p>
      <!--METADATA-->
      <text:p text:style-name="P4">
资料来源：<text:a xlink:type="simple" xlink:href="https://www.facebook.com/GeneralStaff.ua/videos/1326820131548586/" text:style-name="Internet_20_link" text:visited-style-name="Visited_20_Internet_20_Link">
乌克兰GSC</text:a>
</text:p>
      <text:p text:style-name="P4">
News Source: <text:a xlink:type="simple" xlink:href="https://armyinform.com.ua/2023/05/24/korotko-vijna-den-454-videodajdzhest/" text:style-name="Internet_20_link" text:visited-style-name="Visited_20_Internet_20_Link">
https://armyinform.com.ua/2023/05/24/korotko-vijna-den-454-videodajdzhest/</text:a>
</text:p>
      <!--NEWS-->
      <text:h text:style-name="P10" text:outline-level="1">
<text:span text:style-name="T4">
卢森堡，卢森堡已在乌克兰票房收集了超过3200万</text:span>
</text:h>
      <text:p text:style-name="P4">
作者: Ukrinform (Person)</text:p>
      <text:p text:style-name="P4">
出版商: Укринформ (Organization)</text:p>
      <text:p text:style-name="P4">
出版时间: 2023-05-24T15:41:00+03:00</text:p>
      <text:p text:style-name="P4">
修改时间: 2023-05-24T15:41:00+03:00</text:p>
      <text:p text:style-name="P4">
描述: 导演安东尼奥·卢基奇（Antonio Lukich）的电影《卢森堡》（Luxembourg，卢森堡，卢森堡）已经租了六个星期的租金，已经看到了220 481的观众，现金费用为32 788 798 HRYVNIAS。  - 乌克林。</text:p>
      <text:p text:style-name="P4">
图片: ['<text:a xlink:type="simple" xlink:href="https://static.ukrinform.com/photos/2023_05/thumb_files/630_360_1684931929-159.jpg" text:style-name="Internet_20_link" text:visited-style-name="Visited_20_Internet_20_Link">
630_360_16849...</text:a>
', '<text:a xlink:type="simple" xlink:href="https://static.ukrinform.com/photos/2023_05/1684931969-453.jpg" text:style-name="Internet_20_link" text:visited-style-name="Visited_20_Internet_20_Link">
1684931969-45...</text:a>
']</text:p>
      <text:p text:style-name="P4">
标签: ['Кіно', 'Люксембург', 'Україна', 'Кінотеатр']</text:p>
      <text:p text:style-name="P4">
类型: Article</text:p>
      <!--METADATA-->
      <text:p text:style-name="P4">
<draw:frame draw:style-name="fr1" draw:name="Image127" text:anchor-type="as-char" svg:width="6.9236in" svg:height="3.956343in" draw:z-index="0">
<draw:image xlink:href="../Images/yкринформ/2023-05-24T15-41-00-03-00/630_360_1684931929-159.jpg" xlink:type="simple" xlink:show="embed" xlink:actuate="onLoad" draw:mime-type="image/jpeg"/>
</draw:frame>
导演安东尼奥·卢基奇(Antonio Lukich)的电影《卢森堡》(Luxembourg，Luskembourg)已经被观看了六个星期的租金，已经被观看了220 481观众，现金会议总计32 788 798 Hryvnias。</text:p>
      <text:p text:style-name="P4">
正如乌克林福姆报道的那样，它报告了<text:a xlink:type="simple" xlink:href="https://usfa.gov.ua/press-center/film-lyuksemburg-lyuksemburg-pislya-shostogo-vikendu-zibrav-32-788-798-gryven-i12975" text:style-name="Internet_20_link" text:visited-style-name="Visited_20_Internet_20_Link">
</text:a>
。</text:p>
      <text:p text:style-name="P4">
在 <text:a xlink:type="simple" xlink:href="https://www.ukrinform.ua/tag-kino" text:style-name="Internet_20_link" text:visited-style-name="Visited_20_Internet_20_Link">
</text:a>
这是关于双胞胎兄弟的，他们看到他们长期出现的父亲在卢森堡病了。 他们上次前进去看它。</text:p>
      <text:p text:style-name="P4">
<draw:frame draw:style-name="fr1" draw:name="Image128" text:anchor-type="as-char" svg:width="6.9236in" svg:height="6.9236in" draw:z-index="0">
<draw:image xlink:href="../Images/yкринформ/2023-05-24T15-41-00-03-00/1684931969-453.jpg" xlink:type="simple" xlink:show="embed" xlink:actuate="onLoad" draw:mime-type="image/jpeg"/>
</draw:frame>
该磁带是由Fordfilms Film制作的，Volodymyr Yatsenko Yatsenko的制作人在Derzhkino的支持下。</text:p>
      <text:p text:style-name="P4">
2022年5月，这部电影成为乌克兰研究所(Ukrainian Institute)启动的乌克兰电影《促销》(Promotion)的支持计划的五个参与者之一。 该计划下的国际晋升是在哥特堡电影基金的帮助下实施的。</text:p>
      <text:p text:style-name="P4">
<text:span text:style-name="T4">
另请阅读：</text:span>
 <text:a xlink:type="simple" xlink:href="https://www.ukrinform.ua/rubric-culture/3713547-kino-vistavi-ta-literatura-u-vidni-startuvav-ukrainskij-festival-ustream.html" text:style-name="Internet_20_link" text:visited-style-name="Visited_20_Internet_20_Link">
</text:a>
如报道<text:a xlink:type="simple" xlink:href="https://www.ukrinform.ua/rubric-culture/3706865-film-luksemburg-luksemburg-otrimav-nagorodi-na-dvoh-miznarodnih-festivalah.html" text:style-name="Internet_20_link" text:visited-style-name="Visited_20_Internet_20_Link">
</text:a>
，在4月，卢森堡卢森堡在蒙特卡洛国际节和私人国际私人节上获得了奖项。</text:p>
      <text:p text:style-name="P4">
News Source: <text:a xlink:type="simple" xlink:href="https://www.ukrinform.ua/rubric-culture/3713584-luksemburg-luksemburg-zibrav-ponad-32-miljoni-v-ukrainskomu-prokati.html" text:style-name="Internet_20_link" text:visited-style-name="Visited_20_Internet_20_Link">
https://www.ukrinform.ua/rubric-culture/3713584-luksemburg-luksemburg-zibrav-ponad-32-miljoni-v-ukrainskomu-prokati.html</text:a>
</text:p>
      <!--NEWS-->
      <text:h text:style-name="P10" text:outline-level="1">
<text:span text:style-name="T4">
在克里米亚，入侵者“国有化” 57个物体</text:span>
</text:h>
      <text:p text:style-name="P4">
作者: Ukrinform (Person)</text:p>
      <text:p text:style-name="P4">
出版商: Укринформ (Organization)</text:p>
      <text:p text:style-name="P4">
出版时间: 2023-05-24T15:46:37+03:00</text:p>
      <text:p text:style-name="P4">
修改时间: 2023-05-24T15:46:37+03:00</text:p>
      <text:p text:style-name="P4">
描述: 克里米亚“国有化”的俄罗斯入侵者57个属于乌克兰人和马杰利斯的房地产物品。 其中包括在辛菲罗波尔（Simforopol）的克里米亚塔塔尔人（Majlis）建造。  - 乌克林。</text:p>
      <text:p text:style-name="P4">
图片: ['<text:a xlink:type="simple" xlink:href="https://static.ukrinform.com/photos/2023_05/thumb_files/630_360_1684932280-461.jpg" text:style-name="Internet_20_link" text:visited-style-name="Visited_20_Internet_20_Link">
630_360_16849...</text:a>
']</text:p>
      <text:p text:style-name="P4">
标签: ['Меджліс', 'Націоналізація', 'Окупація Криму', 'Росія']</text:p>
      <text:p text:style-name="P4">
类型: Article</text:p>
      <!--METADATA-->
      <text:p text:style-name="P4">
<draw:frame draw:style-name="fr1" draw:name="Image129" text:anchor-type="as-char" svg:width="6.9236in" svg:height="3.956343in" draw:z-index="0">
<draw:image xlink:href="../Images/yкринформ/2023-05-24T15-46-37-03-00/630_360_1684932280-461.jpg" xlink:type="simple" xlink:show="embed" xlink:actuate="onLoad" draw:mime-type="image/jpeg"/>
</draw:frame>
克里米亚“国有化”的俄罗斯 - 属于乌克兰和马格里斯的房地产物品。 其中 - 克里米亚塔塔尔(Crimean Tatar)的马吉利斯(Majlis)建造诞生了辛菲波尔(Simforopol)。</text:p>
      <text:p text:style-name="P4">
这是由议会主管Volodymyr Konstantinov宣布的。(https://www.interfax.ru/russia/902970)。</text:p>
      <text:p text:style-name="P4">
“外国公民和州的财产清单清单是为俄罗斯进行国有化的非法，并指定了57分。”</text:p>
      <text:p text:style-name="P4">
在国有化的物体中，康斯坦丁诺夫列出了这座建筑物<text:a xlink:type="simple" xlink:href="https://www.ukrinform.ua/tag-medzlis" text:style-name="Internet_20_link" text:visited-style-name="Visited_20_Internet_20_Link">
</text:a>
根据俄罗斯媒体，乌克兰乌克兰弗拉基米尔·泽伦斯基(Ukraine Vladimir Zelensky)总裁的公寓，克里米亚·塔塔尔(Crimean Tatar)的人民在辛菲罗波尔(Simfoolopol)的Shmidt Street上。</text:p>
      <text:p text:style-name="P4">
除其他国有化的物品外，还属于Yalta的Sky Plaza零售商Vadim Yermolaev的酿酒厂“ Alef-Vinal-Crimea”，其受益人俄罗斯媒体称为Arseniy Yatsenyuk，称为Arseniy Yatsenyuk，农业企业和公司“ Semistok and Company”与该范围相关联。内政部内政部阿森·阿瓦科夫(Arsen Avakov)等人</text:p>
      <text:p text:style-name="P4">
Majlis Head Refat Chubarov <text:a xlink:type="simple" xlink:href="https://www.facebook.com/dogrujol/posts/pfbid035aeL2bK3ezoN7s3qthN5uDGKVw3k9Hwy7hEREmeyPPU826tULuHT3RD3mo8GpBSSl" text:style-name="Internet_20_link" text:visited-style-name="Visited_20_Internet_20_Link">
</text:a>
2014年9月，俄罗斯惩罚性机构非法捕获了克里米亚塔塔尔人的马吉利斯的建筑。 从那时起，房屋已被其所有者加强和无法访问，这就是为什么在没有适当监督的情况下逐渐加强了房屋的原因。</text:p>
      <text:p text:style-name="P4">
“俄罗斯入侵者并没有阻止这一事实，即克里米亚基金会慈善组织的主张是在非法逮捕属于他的建筑物的非法逮捕和所有者使用的证据，并由欧洲人权法院传达。</text:p>
      <text:p text:style-name="P4">
<text:span text:style-name="T4">
另请阅读：</text:span>
 <text:a xlink:type="simple" xlink:href="https://www.ukrinform.ua/rubric-crimea/3695306-sud-u-gaazi-zobovazav-rosiu-splatiti-5-milardiv-kompensacii-za-zbitki-naftogazu-v-krimu.html" text:style-name="Internet_20_link" text:visited-style-name="Visited_20_Internet_20_Link">
<text:span text:style-name="T4">
法院</text:span>
 <text:span text:style-name="T4">
 hague </text:span>
 <text:span text:style-name="T4">
义务</text:span>
 <text:span text:style-name="T4">
点火</text:span>
 <text:span text:style-name="T4">
 </text:span>
 <text:span text:style-name="T4">
 ROSSE </text:span>
<text:span text:style-name="T5">
付费</text:span>
<text:span text:style-name="T4">
 </text:span>
 <text:span text:style-name="T4">
 </text:span>
数十亿<text:span text:style-name="T4">
 </text:span>
 <text:span text:style-name="T4">
 </text:span>
<text:span text:style-name="T5">
 </text:span>
补偿<text:span text:style-name="T4">
 </text:span>
 <text:span text:style-name="T4">
 </text:span>
 <text:span text:style-name="T4">
损失</text:span>
 <text:span text:style-name="T4">
 naftogaz </text:span>
 <text:span text:style-name="T4">
 crimea </text:span>
</text:a>
值得注意的是，“国有”企业引入了“临时管理”。</text:p>
      <text:p text:style-name="P4">
在街道上的两座建筑物中。 施密特(Schmidt)，2岁的辛菲波尔(Schmidt)在俄罗斯人进入半岛领土之前，位于克里米亚基金会(Crigea Foundation)局和克里姆·塔塔尔(Crym Tatar)报纸“ avdet”的编辑委员会的玛格里斯克里姆·塔塔尔人(Majlisukrim Tatar)办公室。 入侵者在2014年非法占领了这座建筑。<text:span text:style-name="T5">
foto：refat chubarov，facebook</text:span>
</text:p>
      <text:p text:style-name="P4">
News Source: <text:a xlink:type="simple" xlink:href="https://www.ukrinform.ua/rubric-crimea/3713586-u-krimu-zagarbniki-nacionalizuvali-57-obektiv.html" text:style-name="Internet_20_link" text:visited-style-name="Visited_20_Internet_20_Link">
https://www.ukrinform.ua/rubric-crimea/3713586-u-krimu-zagarbniki-nacionalizuvali-57-obektiv.html</text:a>
</text:p>
      <!--NEWS-->
      <text:h text:style-name="P10" text:outline-level="1">
<text:span text:style-name="T4">
KMVA保证，焦虑期间为基凡人关闭的庇护所不会</text:span>
</text:h>
      <text:p text:style-name="P4">
作者: Ukrinform (Person)</text:p>
      <text:p text:style-name="P4">
出版商: Укринформ (Organization)</text:p>
      <text:p text:style-name="P4">
出版时间: 2023-05-24T15:46:38+03:00</text:p>
      <text:p text:style-name="P4">
修改时间: 2023-05-24T15:46:38+03:00</text:p>
      <text:p text:style-name="P4">
描述: KMVA保证，将及时检测到空气警报期间关闭的所有避难所，并未遇到。  - 乌克林。</text:p>
      <text:p text:style-name="P4">
图片: ['<text:a xlink:type="simple" xlink:href="https://static.ukrinform.com/photos/2018_12/thumb_files/630_360_1543929001-282.jpg" text:style-name="Internet_20_link" text:visited-style-name="Visited_20_Internet_20_Link">
630_360_15439...</text:a>
']</text:p>
      <text:p text:style-name="P4">
标签: ['Київ', 'Укриття', 'Повітряна тривога']</text:p>
      <text:p text:style-name="P4">
类型: Article</text:p>
      <!--METADATA-->
      <text:p text:style-name="P4">
<draw:frame draw:style-name="fr1" draw:name="Image130" text:anchor-type="as-char" svg:width="6.9236in" svg:height="3.956343in" draw:z-index="0">
<draw:image xlink:href="../Images/yкринформ/2023-05-24T15-46-38-03-00/630_360_1543929001-282.jpg" xlink:type="simple" xlink:show="embed" xlink:actuate="onLoad" draw:mime-type="image/jpeg"/>
</draw:frame>
所有在空气警报避难所期间关闭的Kmvazaudivaus将及时出现，并且可以访问。</text:p>
      <text:p text:style-name="P4">
乌克林福德通讯员报告说，当地居民在对首都庇护所进行检查期间的资格是有资格的。</text:p>
      <text:p text:style-name="P4">
“在基辅国防委员会的最后一次会议上，KMVA SERGEY POPKO的负责人提出了庇护所特殊控制问题。 人们的安全和生活是当今最重要的。 任何进入军事行政管理热线的信号将立即解决。”基基顿说。</text:p>
      <text:p text:style-name="P4">
他指出，在最后一次这样的袭击中，并非所有庇护所都向基凡人的人民开放。</text:p>
      <text:p text:style-name="P4">
<text:span text:style-name="T4">
另请阅读：</text:span>
 <text:a xlink:type="simple" xlink:href="https://www.ukrinform.ua/rubric-kyiv/3711478-za-tizden-do-stolicnoi-vladi-nadijslo-ponad-20-skarg-na-zacineni-ukritta.html" text:style-name="Internet_20_link" text:visited-style-name="Visited_20_Internet_20_Link">
<text:span text:style-name="T4">
庇护</text:span>
</text:a>
“国家警察已经检查了34个有问题的避难所，事实证明四个无功能； 五个非审计对象和两个不存在的对象； 其余的以常规模式运作。” KMVA的副总裁强调。</text:p>
      <text:p text:style-name="P4">
他强调，这不是基辅的系统性问题，而是要点问题，当局在当地有资格和解决。</text:p>
      <text:p text:style-name="P4">
据演讲者称，根据任务，进行了系统的工作 - 非中间的问题对象，以及地区州政府与平衡庇护所的平衡持有人一起工作。 此外，通过军事练习的框架，通过部队的部队和基辅国防手段的参与，在军事演习的框架内采访了民事保护结构，该机构将于2023年5月23日至5月25日通过。</text:p>
      <text:p text:style-name="P4">
<text:span text:style-name="T4">
另请阅读：</text:span>
 <text:a xlink:type="simple" xlink:href="https://www.ukrinform.ua/rubric-kyiv/3710378-u-stolici-obicaut-pereviriti-ta-vidkriti-vsi-ukritta-pisla-skarg-kian.html" text:style-name="Internet_20_link" text:visited-style-name="Visited_20_Internet_20_Link">
<text:span text:style-name="T4">
庇护</text:span>
</text:a>
此外，如果避难所在焦虑症中堆叠起来，德士提醒算法。</text:p>
      <text:p text:style-name="P4">
“您最多可以致电101或1551，然后救援人员会自己打开庇护所。 没有比生活和安全的重要任务。 基辅城市军事管理局将使所有终结都做出一切，以使基辅的每个居民都感到受到保护!” ，他保证。</text:p>
      <text:p text:style-name="P4">
News Source: <text:a xlink:type="simple" xlink:href="https://www.ukrinform.ua/rubric-kyiv/3713587-u-kmva-zapevnili-so-zakritih-dla-kian-ukrittiv-pid-cas-trivogi-ne-bude.html" text:style-name="Internet_20_link" text:visited-style-name="Visited_20_Internet_20_Link">
https://www.ukrinform.ua/rubric-kyiv/3713587-u-kmva-zapevnili-so-zakritih-dla-kian-ukrittiv-pid-cas-trivogi-ne-bude.html</text:a>
</text:p>
      <!--NEWS-->
      <text:h text:style-name="P10" text:outline-level="1">
<text:span text:style-name="T4">
日本将100辆汽车和30,000个口粮交给了武装部队</text:span>
</text:h>
      <text:p text:style-name="P4">
作者: Ukrinform (Person)</text:p>
      <text:p text:style-name="P4">
出版商: Укринформ (Organization)</text:p>
      <text:p text:style-name="P4">
出版时间: 2023-05-24T15:53:00+03:00</text:p>
      <text:p text:style-name="P4">
修改时间: 2023-05-24T15:53:00+03:00</text:p>
      <text:p text:style-name="P4">
描述: 日本国防部已将100辆汽车转移到乌克兰，并满足武装部队的需求30,000辆成品食品。  - 乌克林。</text:p>
      <text:p text:style-name="P4">
图片: ['<text:a xlink:type="simple" xlink:href="https://static.ukrinform.com/photos/2023_05/thumb_files/630_360_1684932627-459.jpg" text:style-name="Internet_20_link" text:visited-style-name="Visited_20_Internet_20_Link">
630_360_16849...</text:a>
']</text:p>
      <text:p text:style-name="P4">
标签: ['Японія', 'Автомобіль', 'ЗСУ']</text:p>
      <text:p text:style-name="P4">
类型: Article</text:p>
      <!--METADATA-->
      <text:p text:style-name="P4">
<draw:frame draw:style-name="fr1" draw:name="Image131" text:anchor-type="as-char" svg:width="6.9236in" svg:height="3.956343in" draw:z-index="0">
<draw:image xlink:href="../Images/yкринформ/2023-05-24T15-53-00-03-00/630_360_1684932627-459.jpg" xlink:type="simple" xlink:show="embed" xlink:actuate="onLoad" draw:mime-type="image/jpeg"/>
</draw:frame>
日本国防部已将100辆汽车转移到乌克兰，并满足武装部队需求的30,000辆成品储存口。</text:p>
      <text:p text:style-name="P4">
根据乌克兰的说法，乌克兰驻日本Sergiy Korsun的大使在<text:a xlink:type="simple" xlink:href="https://www.facebook.com/s.v.korsunsky/posts/pfbid0vbbz8tNTqLunFkYnXgCThZBAgvbH7rniKb3yc1tVEdcnvbT4qeSX5AXBA8Evt6Gfl" text:style-name="Internet_20_link" text:visited-style-name="Visited_20_Internet_20_Link">
</text:a>
.</text:p>
      <text:p text:style-name="P4">
«Сьогодні у Міністерстві оборони <text:a xlink:type="simple" xlink:href="https://www.ukrinform.ua/tag-aponia" text:style-name="Internet_20_link" text:visited-style-name="Visited_20_Internet_20_Link">
 </text:a>
乌克兰100辆汽车和30,000辆现成的食品套装的传输仪式是为了满足武装部队的需求。 前两辆汽车已经在前往乌克兰的路上，在检查和必要的培训后将有所不同。 日本自卫队的继承历史首次通过军事技术人员。 接下来是。”外交官说。</text:p>
      <text:p text:style-name="P4">
<text:span text:style-name="T4">
另请阅读：</text:span>
 <text:a xlink:type="simple" xlink:href="https://www.ukrinform.ua/rubric-society/3710621-aponia-prijme-na-likuvanna-poranenih-ukrainskih-vijskovih-kyodo.html" text:style-name="Internet_20_link" text:visited-style-name="Visited_20_Internet_20_Link">
<text:span text:style-name="T4">
日本</text:span>
</text:a>
据报道，沃罗迪米Zelenskyy总统最近参加了日本参加第48届峰会峰会。 它的参与者考虑了确保全球经济可持续性的方式，包括皇冠病毒大麻症的后果以及俄罗斯对乌克兰的侵略。</text:p>
      <text:p text:style-name="P4">
<text:span text:style-name="T5">
foto：Sergey Korsun / Facebook</text:span>
</text:p>
      <text:p text:style-name="P4">
News Source: <text:a xlink:type="simple" xlink:href="https://www.ukrinform.ua/rubric-ato/3713592-aponia-peredala-100-avto-i-30-tisac-pajkiv-dla-zsu.html" text:style-name="Internet_20_link" text:visited-style-name="Visited_20_Internet_20_Link">
https://www.ukrinform.ua/rubric-ato/3713592-aponia-peredala-100-avto-i-30-tisac-pajkiv-dla-zsu.html</text:a>
</text:p>
      <!--NEWS-->
      <text:h text:style-name="P10" text:outline-level="1">
<text:span text:style-name="T4">
在Zaporozhye的方向上，俄罗斯士兵的人数 - 梅利托波的市长增加</text:span>
</text:h>
      <text:p text:style-name="P4">
作者: Ukrinform (Person)</text:p>
      <text:p text:style-name="P4">
出版商: Укринформ (Organization)</text:p>
      <text:p text:style-name="P4">
出版时间: 2023-05-24T15:54:44+03:00</text:p>
      <text:p text:style-name="P4">
修改时间: 2023-05-24T15:54:44+03:00</text:p>
      <text:p text:style-name="P4">
描述: 在Zaporizhhya的方向上，特别是在Vasylivka，Tokmak和Molochansk的地区，俄罗斯联合会增加了。  - 乌克林。</text:p>
      <text:p text:style-name="P4">
图片: ['<text:a xlink:type="simple" xlink:href="https://static.ukrinform.com/photos/2023_05/thumb_files/630_360_1684932580-531.jpg" text:style-name="Internet_20_link" text:visited-style-name="Visited_20_Internet_20_Link">
630_360_16849...</text:a>
']</text:p>
      <text:p text:style-name="P4">
标签: ['Російські військові', 'Федоров', 'Запоріжжя', 'Війна з Росією']</text:p>
      <text:p text:style-name="P4">
类型: Article</text:p>
      <!--METADATA-->
      <text:p text:style-name="P4">
<draw:frame draw:style-name="fr1" draw:name="Image132" text:anchor-type="as-char" svg:width="6.9236in" svg:height="3.956343in" draw:z-index="0">
<draw:image xlink:href="../Images/yкринформ/2023-05-24T15-54-44-03-00/630_360_1684932580-531.jpg" xlink:type="simple" xlink:show="embed" xlink:actuate="onLoad" draw:mime-type="image/jpeg"/>
</draw:frame>
纳扎普利(Nazapozhye)，尤其是在Vasylivka，Tokmak和Molochansk领域，俄罗斯联邦已增加。</text:p>
      <text:p text:style-name="P4">
伊万·费多罗夫(Ivan Fedorov)在乌克兰媒体中心的简报中说，这是乌克林福称的。</text:p>
      <text:p text:style-name="P4">
“我们看到一种趋势是，在敌人被迫[]的定居点中(https://www.ukrinform.ua/tag-evakuacia)，俄罗斯军队到达小房子。 如果我们谈论敌人的部队的运动，那就是在比卡皮什阵线中。”他说。</text:p>
      <text:p text:style-name="P4">
<text:span text:style-name="T4">
另请阅读：</text:span>
 <text:a xlink:type="simple" xlink:href="https://www.ukrinform.ua/rubric-ato/3713180-zagarbniki-minuut-livij-bereg-dnipra-na-zaporizkomu-napramku.html" text:style-name="Internet_20_link" text:visited-style-name="Visited_20_Internet_20_Link">
<text:span text:style-name="T4">
 zaporizhzhya </text:span>
 <text:span text:style-name="T4">
方向</text:span>
</text:a>
此外，费多罗夫指出，在附近的比洛泽里(Bilozeri)村附近，一个敌对的团体被摧毁。 至少有十二名被杀的伤者被送往提供平民服务的医院以及被俘虏的儿童疗养院，他现在已经养了他的军事医院。</text:p>
      <text:p text:style-name="P4">
据市长称，托克马克hypolodist附近的军事团体被彻底摧毁。 从那里开始，被杀害仅被带到大规模坟墓。</text:p>
      <text:p text:style-name="P4">
<text:span text:style-name="T4">
另请阅读：</text:span>
 <text:a xlink:type="simple" xlink:href="https://www.ukrinform.ua/rubric-regions/3711841-rosiani-obstriluut-tokmak-ta-molocansk-abi-primusiti-ludej-evakuuvatisa-fedorov.html" text:style-name="Internet_20_link" text:visited-style-name="Visited_20_Internet_20_Link">
<text:span text:style-name="T4">
 Fedorov </text:span>
</text:a>
据总参谋部称，小型Tokmachka和Steppe Zaporizhzhya地区Gulyaypole的湾点记录了敌对的空袭。</text:p>
      <text:p text:style-name="P4">
News Source: <text:a xlink:type="simple" xlink:href="https://www.ukrinform.ua/rubric-ato/3713593-na-zaporizkomu-napramku-zbilsilasa-kilkist-rosijskih-vijskovih-mer-melitopola.html" text:style-name="Internet_20_link" text:visited-style-name="Visited_20_Internet_20_Link">
https://www.ukrinform.ua/rubric-ato/3713593-na-zaporizkomu-napramku-zbilsilasa-kilkist-rosijskih-vijskovih-mer-melitopola.html</text:a>
</text:p>
      <!--NEWS-->
      <text:h text:style-name="P10" text:outline-level="1">
<text:span text:style-name="T4">
德国将其取决于在摩尔多瓦的合作伙伴关系的任务</text:span>
</text:h>
      <text:p text:style-name="P4">
作者: Ukrinform (Person)</text:p>
      <text:p text:style-name="P4">
出版商: Укринформ (Organization)</text:p>
      <text:p text:style-name="P4">
出版时间: 2023-05-24T15:55:00+03:00</text:p>
      <text:p text:style-name="P4">
修改时间: 2023-05-24T15:55:00+03:00</text:p>
      <text:p text:style-name="P4">
描述: 德国将其取决于欧盟在摩尔多瓦（EUPM MOLDOVA）的合作任务。  - 乌克林。</text:p>
      <text:p text:style-name="P4">
图片: ['<text:a xlink:type="simple" xlink:href="https://static.ukrinform.com/photos/2023_05/thumb_files/630_360_1684932813-884.jpg" text:style-name="Internet_20_link" text:visited-style-name="Visited_20_Internet_20_Link">
630_360_16849...</text:a>
']</text:p>
      <text:p text:style-name="P4">
标签: ['Євросоюз', 'Молдова', 'Німеччина']</text:p>
      <text:p text:style-name="P4">
类型: Article</text:p>
      <!--METADATA-->
      <text:p text:style-name="P4">
<draw:frame draw:style-name="fr1" draw:name="Image133" text:anchor-type="as-char" svg:width="6.9236in" svg:height="3.956343in" draw:z-index="0">
<draw:image xlink:href="../Images/yкринформ/2023-05-24T15-55-00-03-00/630_360_1684932813-884.jpg" xlink:type="simple" xlink:show="embed" xlink:actuate="onLoad" draw:mime-type="image/jpeg"/>
</draw:frame>
他在欧盟在摩尔多瓦合作的任务中的特遣队(EUPM MOLDOVA).</text:p>
      <text:p text:style-name="P4">
Таке рішення було затверджено на засіданні федерального уряду 24 травня,повідомив на брифінгу речник уряду Штеффен Гебештрайт, передає кореспондентУкрінформу.</text:p>
      <text:p text:style-name="P4">
«Німецький контингент становитиме максимально 15 осіб», - сказав Гебештрайт.</text:p>
      <text:p text:style-name="P4">
Їх завданням є підтримка забезпечення національної безпеки. Мандат передбачаєстратегічні поради, при необхідності – заходи навчання та надання обладнаннядля посилання спроможностей <text:a xlink:type="simple" xlink:href="https://www.ukrinform.ua/tag-moldova" text:style-name="Internet_20_link" text:visited-style-name="Visited_20_Internet_20_Link">
 </text:a>
在危机管理，网络安全和混合威胁等盛会中，发言人被告知。</text:p>
      <text:p text:style-name="P4">
“摩尔多瓦共和国受到非法侵略性战争的影响，俄罗斯反对乌克兰人，此外，俄罗斯的企图继续破坏国家的局势。不稳定的依恋旨在破坏改革和欧洲一体化，欧洲一体化，，欧洲一体化的稳定。 ”  - 盖比斯特里说。</text:p>
      <text:p text:style-name="P4">
德国外交部发言人安德里亚(Andrea)又补充说：“我们看到了不稳定的努力，误解的运动，将能量用作武器和网络攻击的努力。 该国的情况非常困难。”</text:p>
      <text:p text:style-name="P4">
合作伙伴正试图以领土完整性和主权为基础，以完成多年生冲突。</text:p>
      <text:p text:style-name="P4">
这位外交官说：“当然，我们认为Transnistria是摩尔多瓦不可或缺的一部分。”</text:p>
      <text:p text:style-name="P4">
她还说，这次批准了该任务的三项提名：警察和两名专家。</text:p>
      <text:p text:style-name="P4">
她还提醒人们，去年德国，法国和罗马尼亚是一个碰撞的平台，以动员摩尔多瓦的协助，摩尔多瓦接受了多乌克兰难民。 在2022年，举行了三次捐助会会议，只有德国为1.2亿欧元提供了帮助。 这项工作将在今年享有盛誉，并保证为德国外交部发言人。</text:p>
      <text:p text:style-name="P4">
<text:span text:style-name="T4">
另请阅读：</text:span>
 <text:a xlink:type="simple" xlink:href="https://www.ukrinform.ua/rubric-world/3713055-putina-zaarestuut-akso-vin-priide-do-moldovi-sandu.html" text:style-name="Internet_20_link" text:visited-style-name="Visited_20_Internet_20_Link">
<text:span text:style-name="T4">
摩尔多瓦</text:span>
</text:a>
</text:p>
      <text:p text:style-name="P4">
照片：Moldpres.md</text:p>
      <text:p text:style-name="P4">
News Source: <text:a xlink:type="simple" xlink:href="https://www.ukrinform.ua/rubric-world/3713595-nimeccina-nadsilae-svij-kontingent-u-moldovu.html" text:style-name="Internet_20_link" text:visited-style-name="Visited_20_Internet_20_Link">
https://www.ukrinform.ua/rubric-world/3713595-nimeccina-nadsilae-svij-kontingent-u-moldovu.html</text:a>
</text:p>
      <!--NEWS-->
      <text:h text:style-name="P10" text:outline-level="1">
<text:span text:style-name="T4">
“总的来说，这不是一个好消息。 即使没有盔甲</text:span>
</text:h>
      <text:p text:style-name="P4">
作者: ['АРМІЯINFORM']</text:p>
      <text:p text:style-name="P4">
时间: 2023-05-24T16:00:00-04:00</text:p>
      <text:p text:style-name="P4">
描述: https://youtu.be/nsxgxp0_ux0乌克兰Moklaya的Golovnnya Rosavisnnya出版了...与乌克兰2022年的战争，与乌克兰的战争是今天的最新消息，今天与乌克兰2022的新闻是今天的最后一个消息乌克兰与俄罗斯之间的战争，以及2022年与乌克兰的战争，这将是与否，他们会在不久的将来与乌克兰战争，他们说，与乌克兰的战争，今天的乌克兰新闻，乌克兰新闻，乌克兰媒体的乌克兰新闻</text:p>
      <text:p text:style-name="P4">
图片: []</text:p>
      <text:p text:style-name="P4">
标签: ['STOPRUSSIA', 'АГРЕСІЯ РФ', 'ВТОРГНЕННЯ РФ', 'ГУР ПЕРЕХОПЛЕННЯ']</text:p>
      <text:p text:style-name="P4">
类别: News</text:p>
      <!--METADATA-->
      <text:p text:style-name="P4">
乌克兰国防部情报局的主要局长发表了对入侵者电话交谈的另一次拦截，俄罗斯联邦服务员告诉验证，即使在收到一篇文章的情况下，俄罗斯联邦的服务员也要在最前沿继续前进： p*nastynas，他们发送真实!我们的，对我抱歉，三个炮弹，他们有……”。</text:p>
      <text:p text:style-name="P4">
News Source: <text:a xlink:type="simple" xlink:href="https://armyinform.com.ua/2023/05/24/zagalom-ne-duzhe-horoshi-novyny-navit-blindazhiv-nemaye-perehoplennya-gur-mou/" text:style-name="Internet_20_link" text:visited-style-name="Visited_20_Internet_20_Link">
https://armyinform.com.ua/2023/05/24/zagalom-ne-duzhe-horoshi-novyny-navit-blindazhiv-nemaye-perehoplennya-gur-mou/</text:a>
</text:p>
      <!--NEWS-->
      <text:h text:style-name="P10" text:outline-level="1">
<text:span text:style-name="T4">
北约峰会应将乌克兰的和解与联盟 - 参议院RP元帅</text:span>
</text:h>
      <text:p text:style-name="P4">
作者: Ukrinform (Person)</text:p>
      <text:p text:style-name="P4">
出版商: Укринформ (Organization)</text:p>
      <text:p text:style-name="P4">
出版时间: 2023-05-24T16:00:42+03:00</text:p>
      <text:p text:style-name="P4">
修改时间: 2023-05-24T16:00:42+03:00</text:p>
      <text:p text:style-name="P4">
描述: 北约七月峰会应将乌克兰与联盟的和解。  - 乌克林。</text:p>
      <text:p text:style-name="P4">
图片: ['<text:a xlink:type="simple" xlink:href="https://static.ukrinform.com/photos/2023_05/thumb_files/630_360_1684926862-334.jpg" text:style-name="Internet_20_link" text:visited-style-name="Visited_20_Internet_20_Link">
630_360_16849...</text:a>
']</text:p>
      <text:p text:style-name="P4">
标签: ['Польща', 'Україна', 'Сенат']</text:p>
      <text:p text:style-name="P4">
类型: Article</text:p>
      <!--METADATA-->
      <text:p text:style-name="P4">
<draw:frame draw:style-name="fr1" draw:name="Image134" text:anchor-type="as-char" svg:width="6.9236in" svg:height="3.956343in" draw:z-index="0">
<draw:image xlink:href="../Images/yкринформ/2023-05-24T16-00-42-03-00/630_360_1684926862-334.jpg" xlink:type="simple" xlink:show="embed" xlink:actuate="onLoad" draw:mime-type="image/jpeg"/>
</draw:frame>
北约七月萨米特(Samite)应将乌克兰的和解与联盟结盟。</text:p>
      <text:p text:style-name="P4">
鲁斯兰·斯特凡库克(Ruslan Stefanchuk)在乌克兰总理的负责人为华沙媒体的联合简报中说，乌克兰人自己的记者报告，乌克兰刺绣贴有乌克兰刺绣。</text:p>
      <text:p text:style-name="P4">
据波兰议会上议院的发言人说，参议院像所有人一样，鉴于野蛮的侵略，参议院总是支持乌克兰。</text:p>
      <text:p text:style-name="P4">
格罗德兹基强调说：“在与野蛮人的碰撞中，我们为乌克兰的胜利做了一切，以完全恢复乌克兰的领土完整性。”</text:p>
      <text:p text:style-name="P4">
据他介绍，RP参议院重点努力支持乌克兰，尤其是最近采用了四项决议来支持乌克兰：乌克兰的欧洲和欧洲 - 大西洋愿望的声明，涉及对文化主义的认可<text:a xlink:type="simple" xlink:href="https://www.ukrinform.ua/tag-rosia" text:style-name="Internet_20_link" text:visited-style-name="Visited_20_Internet_20_Link">
</text:a>
恐怖主义政权，起诉乌克兰儿童深入俄罗斯的驱逐出境，并试图刺激他们。</text:p>
      <text:p text:style-name="P4">
波兰政治家说，在北约七月峰会上，下一步将尽快使乌克兰做出。”</text:p>
      <text:p text:style-name="P4">
据他说，波兰在欧洲政策中的优先事项尽可能高，并在乌克兰在欧盟的会员身份中定期进行一体化和常规步骤。</text:p>
      <text:p text:style-name="P4">
“我们给人的印象是，尽管战争和对平民的野蛮阿米氏病，乌克兰还是一对一地表演，所以我希望这一过程将随着乌克兰加入乌克兰的加入而迅速结束。” RP的元帅参议院。</text:p>
      <text:p text:style-name="P4">
他还感谢乌克兰履行其在战争中向亚洲和非洲提供食物的义务。</text:p>
      <text:p text:style-name="P4">
“这并不是乌克兰通过波兰的过境受到侵犯的错。 有必要取出乌克兰谷物并打开以下收获的电梯，以使世界因战争而不会遭受饥荒，因为萨米特是普京的意图：在被称为被称为的国家中称为反乌克兰人的情绪谷物”  - 波兰参议院元帅说。</text:p>
      <text:p text:style-name="P4">
他还强调，有必要尽一切可能阻止俄罗斯乌克兰儿童的罪行，并尽快返回途中。<text:span text:style-name="T4">
另请阅读：</text:span>
 <text:a xlink:type="simple" xlink:href="https://www.ukrinform.ua/rubric-polytics/3713533-vidbudova-i-majbutnij-samit-nato-stefancuk-u-polsi-zustrivsa-iz-marsalkom-sejmu.html" text:style-name="Internet_20_link" text:visited-style-name="Visited_20_Internet_20_Link">
<text:span text:style-name="T4">
 Stefanchuk </text:span>
</text:a>
正如乌克林福姆报道的那样，斯特凡库克将于周四与西马斯的波兰律师交谈。</text:p>
      <text:p text:style-name="P4">
News Source: <text:a xlink:type="simple" xlink:href="https://www.ukrinform.ua/rubric-polytics/3713596-samit-nato-mae-prinesti-zblizenna-ukraini-z-alansom-marsalok-senatu-rp.html" text:style-name="Internet_20_link" text:visited-style-name="Visited_20_Internet_20_Link">
https://www.ukrinform.ua/rubric-polytics/3713596-samit-nato-mae-prinesti-zblizenna-ukraini-z-alansom-marsalok-senatu-rp.html</text:a>
</text:p>
      <!--NEWS-->
      <text:h text:style-name="P10" text:outline-level="1">
<text:span text:style-name="T4">
乌克兰篮球队将举行五场比赛，为奥运会的资格准备做准备</text:span>
</text:h>
      <text:p text:style-name="P4">
作者: Ukrinform (Person)</text:p>
      <text:p text:style-name="P4">
出版商: Укринформ (Organization)</text:p>
      <text:p text:style-name="P4">
出版时间: 2023-05-24T16:07:00+03:00</text:p>
      <text:p text:style-name="P4">
修改时间: 2023-05-24T16:07:00+03:00</text:p>
      <text:p text:style-name="P4">
描述: 7月15日，团队将在里加开始培训费。  - 乌克林。</text:p>
      <text:p text:style-name="P4">
图片: ['<text:a xlink:type="simple" xlink:href="https://static.ukrinform.com/photos/2023_05/thumb_files/630_360_1684933490-476.jpeg" text:style-name="Internet_20_link" text:visited-style-name="Visited_20_Internet_20_Link">
630_360_16849...</text:a>
']</text:p>
      <text:p text:style-name="P4">
标签: ['Баскетбол']</text:p>
      <text:p text:style-name="P4">
类型: Article</text:p>
      <!--METADATA-->
      <text:p text:style-name="P4">
<draw:frame draw:style-name="fr1" draw:name="Image135" text:anchor-type="as-char" svg:width="6.9236in" svg:height="3.956343in" draw:z-index="0">
<draw:image xlink:href="../Images/yкринформ/2023-05-24T16-07-00-03-00/630_360_1684933490-476.jpeg" xlink:type="simple" xlink:show="embed" xlink:actuate="onLoad" draw:mime-type="image/jpeg"/>
</draw:frame>
7月15日将在里加开始培训费。</text:p>
      <text:p text:style-name="P4">
男性篮球队为夏季的奥运会资格准备做准备，将举行许多控制比赛，<text:a xlink:type="simple" xlink:href="https://fbu.ua/news/vtaly-stepanovskiy--pro-plan-pdgotovki-zbrno-ukrani-do-pre-kvalfkac-olmpadi" text:style-name="Internet_20_link" text:visited-style-name="Visited_20_Internet_20_Link">
</text:a>
FBU Press Service，Ukrinform报告。</text:p>
      <text:p text:style-name="P4">
_ <text:span text:style-name="T4">
当前控制匹配时间表如下：</text:span>
 _</text:p>
      <text:p text:style-name="P4">
对手是确定的(7月26日。 拉脱维亚里加);</text:p>
      <text:p text:style-name="P4">
立陶宛 - 乌克兰(7月29日。 镶板，立陶宛);</text:p>
      <text:p text:style-name="P4">
对手是确定的(8月1日。 拉脱维亚里加);</text:p>
      <text:p text:style-name="P4">
乌克兰是以色列(8月5日。 拉脱维亚里加);</text:p>
      <text:p text:style-name="P4">
乌克兰是荷兰(8月7日。 拉脱维亚里加).</text:p>
      <text:p text:style-name="P4">
Збірна України у групі пре-кваліфікації олімпійського турніру зіграє зТуреччиною, Болгарією та Ісландією. Для виходу до основного кваліфікаційноготурніру Україні потрібно стати однією з двох найкращих на груповому етапі, апотім виграти плей-офф, який стартує з півфіналу.</text:p>
      <text:p text:style-name="P4">
<text:span text:style-name="T4">
Читайте також:</text:span>
 <text:a xlink:type="simple" xlink:href="https://www.ukrinform.ua/rubric-sports/3702448-basketbol-prekvalifikacijnij-turnir-olimpiadi-ukraina-zigrae-u-tureccini.html" text:style-name="Internet_20_link" text:visited-style-name="Visited_20_Internet_20_Link">
 <text:span text:style-name="T4">
Баскетбол</text:span>
 </text:a>
据乌克林福姆报道，2023年8月12日至20日，奥林匹克锦标赛的所有优先锦标赛将在伊斯坦布尔举行。</text:p>
      <text:p text:style-name="P4">
照片：fbu.ua</text:p>
      <text:p text:style-name="P4">
News Source: <text:a xlink:type="simple" xlink:href="https://www.ukrinform.ua/rubric-sports/3713598-zbirna-ukraini-z-basketbolu-provede-5-matciv-u-ramkah-pidgotovki-do-olimpijskoi-prekvalifikacii.html" text:style-name="Internet_20_link" text:visited-style-name="Visited_20_Internet_20_Link">
https://www.ukrinform.ua/rubric-sports/3713598-zbirna-ukraini-z-basketbolu-provede-5-matciv-u-ramkah-pidgotovki-do-olimpijskoi-prekvalifikacii.html</text:a>
</text:p>
      <!--NEWS-->
      <text:h text:style-name="P10" text:outline-level="1">
<text:span text:style-name="T4">
近40万名流离失所者已在基辅注册 - 他们收到的帮助</text:span>
</text:h>
      <text:p text:style-name="P4">
作者: Ukrinform (Person)</text:p>
      <text:p text:style-name="P4">
出版商: Укринформ (Organization)</text:p>
      <text:p text:style-name="P4">
出版时间: 2023-05-24T16:11:00+03:00</text:p>
      <text:p text:style-name="P4">
修改时间: 2023-05-24T16:11:00+03:00</text:p>
      <text:p text:style-name="P4">
描述: </text:p>
      <text:p text:style-name="P4">
生。 Ю。  - I的，。: </text:p>
      <text:p text:style-name="P4">
图片: ['<text:a xlink:type="simple" xlink:href="https://static.ukrinform.com/photos/2023_05/thumb_files/630_360_1684933805-350.jpg" text:style-name="Internet_20_link" text:visited-style-name="Visited_20_Internet_20_Link">
630_360_16849...</text:a>
']</text:p>
      <text:p text:style-name="P4">
标签: ['Переселенці', 'Київ', 'допомога']</text:p>
      <text:p text:style-name="P4">
类型: Article</text:p>
      <!--METADATA-->
      <text:p text:style-name="P4">
<draw:frame draw:style-name="fr1" draw:name="Image136" text:anchor-type="as-char" svg:width="6.9236in" svg:height="3.956343in" draw:z-index="0">
<draw:image xlink:href="../Images/yкринформ/2023-05-24T16-11-00-03-00/630_360_1684933805-350.jpg" xlink:type="simple" xlink:show="embed" xlink:actuate="onLoad" draw:mime-type="image/jpeg"/>
</draw:frame>
近40万名国内流离失所者正在基辅诺夫斯坦(Kyivvisovstaized)，超过66,000名儿童和近14,000人残疾人。</text:p>
      <text:p text:style-name="P4">
根据乌克林福姆的说法，基辅市政府报告了这一点<text:a xlink:type="simple" xlink:href="https://www.facebook.com/kyivcity.gov.ua/posts/pfbid02UzTKuaq9WFdscWiYequJnpup2M6RayfusApWE372VrfQQSY4FixEia1qDcToiDHEl" text:style-name="Internet_20_link" text:visited-style-name="Visited_20_Internet_20_Link">
</text:a>
.</text:p>
      <text:p text:style-name="P4">
"Близько 250 тисяч переїхали до Києва з територій, на яких ведуться бойовідії. Тобто це люди, які лишилися практично без нічого", – зазначили в КМДА.</text:p>
      <text:p text:style-name="P4">
Наголошується, що переселенці, які зареєстрували місцем свого тимчасовогопроживання Київ, отримують усі пільги та допомоги, передбачені для відповіднихкатегорій киян. Для цього у столиці діє міська цільова програма "Турбота.Назустріч киянам", фінансування якої збільшене до 4 791 901,400 гривень.</text:p>
      <text:p text:style-name="P4">
<text:span text:style-name="T4">
Читайте також:</text:span>
 <text:a xlink:type="simple" xlink:href="https://www.ukrinform.ua/rubric-economy/3713528-miznarodni-donori-nadadut-ukraini-17-miljoniv-na-zitlo-dla-pereselenciv.html" text:style-name="Internet_20_link" text:visited-style-name="Visited_20_Internet_20_Link">
 <text:span text:style-name="T4">
переселенців</text:span>
 </text:a>
<text:span text:style-name="T4">
移民有权接收：</text:span>
</text:p>
      <text:p text:style-name="P4">
<text:span text:style-name="T5">
在艰难生活环境中的低收入人士的目标财政援助(从2到10,000 UAH); </text:span>
在公共假期和地标之际，一次有针对性的社会财政援助(从300到1000 UAH); <text:span text:style-name="T5">
帮助埋葬某些类别的人对死者意志的表演者或承诺埋葬死者的人(来自2000 UAH); </text:span>
每月针对孤儿和个人类别的针对性的社会财政援助(从1.2到2.5,000 UAH); <text:span text:style-name="T5">
拘留基金<text:a xlink:type="simple" xlink:href="https://www.ukrinform.ua/tag-diti" text:style-name="Internet_20_link" text:visited-style-name="Visited_20_Internet_20_Link">
</text:a>
在基辅的赞助照顾者家族中(5最低工资等于35,000 UAH); </text:span>
一家时间 - 向大家庭养育三个或更多儿童的大家庭财政援助，并获得了国家社会援助的接受者(5 tis。 呃); <text:span text:style-name="T5">
给三倍和更多孩子的妇女的财政援助(曾几何时20,000个UAH); </text:span>
针对残疾学生，被剥夺父母护理的孤儿，来自天上百名英雄的家庭和低收入家庭的孤儿，以部分高等教育的部分支付教育(直到19 tis。 呃).</text:p>
      <text:p text:style-name="P4">
<text:span text:style-name="T4">
Читайте також:</text:span>
 <text:a xlink:type="simple" xlink:href="https://www.ukrinform.ua/rubric-society/3713339-u-minreintegracii-ne-prognozuut-kratnogo-zbilsenna-kilkosti-vpo.html" text:style-name="Internet_20_link" text:visited-style-name="Visited_20_Internet_20_Link">
 <text:span text:style-name="T4">
переселенців</text:span>
 </text:a>
</text:p>
      <text:p text:style-name="P4">
照片：kyivcity.gov.ua</text:p>
      <text:p text:style-name="P4">
News Source: <text:a xlink:type="simple" xlink:href="https://www.ukrinform.ua/rubric-kyiv/3713599-u-kievi-zareestruvalisa-majze-400-tisac-pereselenciv-aku-dopomogu-otrimuut.html" text:style-name="Internet_20_link" text:visited-style-name="Visited_20_Internet_20_Link">
https://www.ukrinform.ua/rubric-kyiv/3713599-u-kievi-zareestruvalisa-majze-400-tisac-pereselenciv-aku-dopomogu-otrimuut.html</text:a>
</text:p>
      <!--NEWS-->
      <text:h text:style-name="P10" text:outline-level="1">
<text:span text:style-name="T4">
北京希望在与美国打交道时发生积极的变化，其中一位新的中国大使到达</text:span>
</text:h>
      <text:p text:style-name="P4">
作者: Ukrinform (Person)</text:p>
      <text:p text:style-name="P4">
出版商: Укринформ (Organization)</text:p>
      <text:p text:style-name="P4">
出版时间: 2023-05-24T16:14:00+03:00</text:p>
      <text:p text:style-name="P4">
修改时间: 2023-05-24T16:14:00+03:00</text:p>
      <text:p text:style-name="P4">
描述: 中华人民共和国外交部希望美国将与中国合作，以规范差异并改善对话。  - 乌克林。</text:p>
      <text:p text:style-name="P4">
图片: ['<text:a xlink:type="simple" xlink:href="https://static.ukrinform.com/photos/2023_05/thumb_files/630_360_1684934281-582.jpg" text:style-name="Internet_20_link" text:visited-style-name="Visited_20_Internet_20_Link">
630_360_16849...</text:a>
']</text:p>
      <text:p text:style-name="P4">
标签: ['Китай', 'Посол', 'США']</text:p>
      <text:p text:style-name="P4">
类型: Article</text:p>
      <!--METADATA-->
      <text:p text:style-name="P4">
<draw:frame draw:style-name="fr1" draw:name="Image137" text:anchor-type="as-char" svg:width="6.9236in" svg:height="3.956343in" draw:z-index="0">
<draw:image xlink:href="../Images/yкринформ/2023-05-24T16-14-00-03-00/630_360_1684934281-582.jpg" xlink:type="simple" xlink:show="embed" xlink:actuate="onLoad" draw:mime-type="image/jpeg"/>
</draw:frame>
中国外交部希望他们将与中国联系以规范差异并改善对话。</text:p>
      <text:p text:style-name="P4">
据报道，这是在乌克林福姆自己的记者报道的关于北京大使到华盛顿的外交部外交部外交部的简报中指出的。</text:p>
      <text:p text:style-name="P4">
“我们希望美国将考虑两国人民的共同利益，并与中国合作，以改善对话，规范差异和增加合作，并带回右边的美国关系健康和稳定增长的道路。”毛说。</text:p>
      <text:p text:style-name="P4">
根据她的说法，中国关系“对乌克兰和世界都至关重要”和<text:a xlink:type="simple" xlink:href="https://www.ukrinform.ua/tag-kitaj" text:style-name="Internet_20_link" text:visited-style-name="Visited_20_Internet_20_Link">
</text:a>
根据相互尊重的原则，有利合作的和平共存。</text:p>
      <text:p text:style-name="P4">
<text:span text:style-name="T4">
另请阅读：</text:span>
 <text:a xlink:type="simple" xlink:href="https://www.ukrinform.ua/rubric-ato/3692146-eksposol-ssa-poasniv-comu-kitaj-ne-navazivsa-vidpraviti-rosii-zbrou.html" text:style-name="Internet_20_link" text:visited-style-name="Visited_20_Internet_20_Link">
</text:a>
同时，外交官强调，中国“仍然致力于保护其消费性，安全性和发展利益”。</text:p>
      <text:p text:style-name="P4">
这位女发言人还表示希望美国一方将在前一天到达华盛顿的苏冯的奥努斯特里，以履行职责。</text:p>
      <text:p text:style-name="P4">
<text:span text:style-name="T4">
另请阅读：</text:span>
 <text:a xlink:type="simple" xlink:href="https://www.ukrinform.ua/rubric-world/3644985-blinken-obgovoriv-vidnosini-vasingtona-z-pekinom-iz-novim-glavou-mzs-kitau.html" text:style-name="Internet_20_link" text:visited-style-name="Visited_20_Internet_20_Link">
</text:a>
正如乌克林福姆报道的那样，在广岛的一次峰会上，这七个群体的国家同意<text:a xlink:type="simple" xlink:href="https://www.ukrinform.ua/rubric-world/3712246-bajden-pro-pidhid-g7-do-vidnosin-iz-kitau-mi-hocemo-zmensiti-riziki-a-ne-vidednatisa.html" text:style-name="Internet_20_link" text:visited-style-name="Visited_20_Internet_20_Link">
</text:a>
这不是在其经济与中国经济的脱节中，而是降低多元化风险以避免批判性依赖的风险。</text:p>
      <text:p text:style-name="P4">
News Source: <text:a xlink:type="simple" xlink:href="https://www.ukrinform.ua/rubric-world/3713600-pekin-spodivaetsa-na-pozitivni-zmini-u-vidnosinah-zi-ssa-kudi-pribuv-novij-posol-kitau.html" text:style-name="Internet_20_link" text:visited-style-name="Visited_20_Internet_20_Link">
https://www.ukrinform.ua/rubric-world/3713600-pekin-spodivaetsa-na-pozitivni-zmini-u-vidnosinah-zi-ssa-kudi-pribuv-novij-posol-kitau.html</text:a>
</text:p>
      <!--NEWS-->
      <text:h text:style-name="P10" text:outline-level="1">
<text:span text:style-name="T4">
电影《妈！》的第二部分  - 小说“和我呼吸”</text:span>
</text:h>
      <text:p text:style-name="P4">
作者: Ukrinform (Person)</text:p>
      <text:p text:style-name="P4">
出版商: Укринформ (Organization)</text:p>
      <text:p text:style-name="P4">
出版时间: 2023-05-24T16:19:00+03:00</text:p>
      <text:p text:style-name="P4">
修改时间: 2023-05-24T16:19:00+03:00</text:p>
      <text:p text:style-name="P4">
描述: 关于俄罗斯 - 乌克兰战争“ MA！”的短片作者的作者 他们介绍了电影年鉴的第二部分 - 小说“呼吸与我”。  - 乌克林。</text:p>
      <text:p text:style-name="P4">
图片: ['<text:a xlink:type="simple" xlink:href="https://static.ukrinform.com/photos/2023_05/thumb_files/630_360_1684934035-182.jpg" text:style-name="Internet_20_link" text:visited-style-name="Visited_20_Internet_20_Link">
630_360_16849...</text:a>
', '<text:a xlink:type="simple" xlink:href="https://static.ukrinform.com/photos/2023_05/1684934036-420.jpg" text:style-name="Internet_20_link" text:visited-style-name="Visited_20_Internet_20_Link">
1684934036-42...</text:a>
', '<text:a xlink:type="simple" xlink:href="https://static.ukrinform.com/photos/2023_05/1684933867-414.jpg" text:style-name="Internet_20_link" text:visited-style-name="Visited_20_Internet_20_Link">
1684933867-41...</text:a>
', '<text:a xlink:type="simple" xlink:href="https://static.ukrinform.com/photos/2023_05/1684933943-518.jpg" text:style-name="Internet_20_link" text:visited-style-name="Visited_20_Internet_20_Link">
1684933943-51...</text:a>
', '<text:a xlink:type="simple" xlink:href="https://static.ukrinform.com/photos/2023_05/1684934008-994.jpg" text:style-name="Internet_20_link" text:visited-style-name="Visited_20_Internet_20_Link">
1684934008-99...</text:a>
']</text:p>
      <text:p text:style-name="P4">
标签: ['Короткометражне кіно', 'Війна з Росією', 'Медіацентр Україна - Укрінформ']</text:p>
      <text:p text:style-name="P4">
类型: Article</text:p>
      <!--METADATA-->
      <text:p text:style-name="P4">
<draw:frame draw:style-name="fr1" draw:name="Image138" text:anchor-type="as-char" svg:width="6.9236in" svg:height="3.956343in" draw:z-index="0">
<draw:image xlink:href="../Images/yкринформ/2023-05-24T16-19-00-03-00/630_360_1684934035-182.jpg" xlink:type="simple" xlink:show="embed" xlink:actuate="onLoad" draw:mime-type="image/jpeg"/>
</draw:frame>
作者关于俄罗斯 - 乌克兰战争“ MA!”的骚乱电影的电影 介绍了电影年鉴的第二部分 - 小说“呼吸与我”。</text:p>
      <text:p text:style-name="P4">
演讲发生在<text:a xlink:type="simple" xlink:href="http://www.youtube.com/live/rSTMTBENO9Y" text:style-name="Internet_20_link" text:visited-style-name="Visited_20_Internet_20_Link">
</text:a>
，该机构的通讯员报告。</text:p>
      <text:p text:style-name="P4">
情节的核心是乌克兰家庭的历史，该人在其中捍卫了前线状态。</text:p>
      <text:p text:style-name="P4">
<draw:frame draw:style-name="fr1" draw:name="Image139" text:anchor-type="as-char" svg:width="6.9236in" svg:height="4.615733in" draw:z-index="0">
<draw:image xlink:href="../Images/yкринформ/2023-05-24T16-19-00-03-00/1684934036-420.jpg" xlink:type="simple" xlink:show="embed" xlink:actuate="onLoad" draw:mime-type="image/jpeg"/>
</draw:frame>
“这部电影是电影《魔鬼!》中的一部小说，我们将发行其他部分，一旦收集了这张照片，我们将真正能够评估这场可怕的战争的程度。”导演Bogdan Zheleznyak。</text:p>
      <text:p text:style-name="P4">
<draw:frame draw:style-name="fr1" draw:name="Image140" text:anchor-type="as-char" svg:width="6.9236in" svg:height="4.615733in" draw:z-index="0">
<draw:image xlink:href="../Images/yкринформ/2023-05-24T16-19-00-03-00/1684933867-414.jpg" xlink:type="simple" xlink:show="embed" xlink:actuate="onLoad" draw:mime-type="image/jpeg"/>
</draw:frame>
他说，这部电影的目的是提醒世界上的人们，俄罗斯 - 乌克兰战争正在进行中，以及“向所有人和我们的朋友，向他人解释为什么我们继续战斗，为什么我们永远不会放弃为什么我们永远不会做出让步”。</text:p>
      <text:p text:style-name="P4">
Zheleznyak补充说：“我希望这部电影能回答我们人民战斗的问题。”</text:p>
      <text:p text:style-name="P4">
根据导演“与我呼吸”的说法，没有人怀疑为什么要删除爱国的内容，因为战争，因为现在您需要“关于它或其他任何事情”。</text:p>
      <text:p text:style-name="P4">
电影导演强调：“我们将这部电影献给了牢不可破的。 这与我们的军队无关，而是关于我们所有人，与所有没有放弃的人，那些离开该国，医生，关于工作和取消国家经济的工人，关于保护我们的军队的工人关于分娩的母亲，关于所有没有放弃的人。”</text:p>
      <text:p text:style-name="P4">
反过来，电影演员讲述了他们对电影的经历和印象。</text:p>
      <text:p text:style-name="P4">
Ilya Ponomarenko说：“我想说的是，这部短片显然是我经验的所有电影，这可能是最负责任的材料。”</text:p>
      <text:p text:style-name="P4">
<draw:frame draw:style-name="fr1" draw:name="Image141" text:anchor-type="as-char" svg:width="6.9236in" svg:height="4.615733in" draw:z-index="0">
<draw:image xlink:href="../Images/yкринформ/2023-05-24T16-19-00-03-00/1684933943-518.jpg" xlink:type="simple" xlink:show="embed" xlink:actuate="onLoad" draw:mime-type="image/jpeg"/>
</draw:frame>
这位演员还告诉枪击事件是在真正的战es中进行的，而纳卡达拉(Nakadrah)听到了军事训练的爆炸和投篮。</text:p>
      <text:p text:style-name="P4">
“当您从未与之碰撞时，这对军方非常负责。 我也非常有责任扮演一个生孩子的女人，因为我没有这样做。 但这对我来说是如此重要，以至于在电影中是非常真实的。” Kateryna Chikina说。这位女演员强调，她想传达女性的力量，但与此同时，痛苦，敌人的愤怒，对前面男人的不真实兴奋。</text:p>
      <text:p text:style-name="P4">
她补充说：“这些是我一生中最困难的枪击事件，但这是令人难以置信的经历。”</text:p>
      <text:p text:style-name="P4">
短片“呼吸与我”的团队感谢军队，这将烧毁乌克兰国家和任何不放弃的人。</text:p>
      <text:p text:style-name="P4">
电影《妈!》第二部分的首映式  -  5月24日在<text:a xlink:type="simple" xlink:href="http://www.youtube.com/watch" text:style-name="Internet_20_link" text:visited-style-name="Visited_20_Internet_20_Link">
</text:a>
。</text:p>
      <text:p text:style-name="P4">
<text:span text:style-name="T4">
另请阅读：</text:span>
 <text:a xlink:type="simple" xlink:href="https://www.ukrinform.ua/rubric-culture/3712705-son-penn-zigrae-v-ukrainskomu-kinoalmanahu-vijna-ocima-tvarin.html" text:style-name="Internet_20_link" text:visited-style-name="Visited_20_Internet_20_Link">
<text:span text:style-name="T4">
电影年鉴</text:span>
</text:a>
如报道<text:a xlink:type="simple" xlink:href="https://www.ukrinform.ua/rubric-culture/3553831-vijsov-korotkometraznij-film-pro-vijnu-z-rosieu-ma.html" text:style-name="Internet_20_link" text:visited-style-name="Visited_20_Internet_20_Link">
</text:a>
，在2022年8月19日，一部有关俄罗斯 - 乌克兰战争“ MA!”的短片。 这部电影的主要思想是回答了为什么乌克兰的伊罗斯亚人民之间存在如此巨大的深渊的问题。</text:p>
      <text:p text:style-name="P4">
News Source: <text:a xlink:type="simple" xlink:href="https://www.ukrinform.ua/rubric-culture/3713602-u-kievi-prezentuvali-drugu-castinu-kinoalmanahu-ma-novelu-dihaj-zi-mnou.html" text:style-name="Internet_20_link" text:visited-style-name="Visited_20_Internet_20_Link">
https://www.ukrinform.ua/rubric-culture/3713602-u-kievi-prezentuvali-drugu-castinu-kinoalmanahu-ma-novelu-dihaj-zi-mnou.html</text:a>
</text:p>
      <!--NEWS-->
      <text:h text:style-name="P10" text:outline-level="1">
<text:span text:style-name="T4">
在乌克兰的三个地区，超过63万公顷的农业土地仍然被淹没</text:span>
</text:h>
      <text:p text:style-name="P4">
作者: Ukrinform (Person)</text:p>
      <text:p text:style-name="P4">
出版商: Укринформ (Organization)</text:p>
      <text:p text:style-name="P4">
出版时间: 2023-05-24T16:19:08+03:00</text:p>
      <text:p text:style-name="P4">
修改时间: 2023-05-24T16:19:08+03:00</text:p>
      <text:p text:style-name="P4">
描述: 在Volyn，Cherkasy和Rivne地区，已有6,373公顷的农业土地被淹没了。  - 乌克林。</text:p>
      <text:p text:style-name="P4">
图片: ['<text:a xlink:type="simple" xlink:href="https://static.ukrinform.com/photos/2023_04/thumb_files/630_360_1681800661-769.jpg" text:style-name="Internet_20_link" text:visited-style-name="Visited_20_Internet_20_Link">
630_360_16818...</text:a>
']</text:p>
      <text:p text:style-name="P4">
标签: ['ДСНС', 'Вода', 'Регіони', 'Водопілля']</text:p>
      <text:p text:style-name="P4">
类型: Article</text:p>
      <!--METADATA-->
      <text:p text:style-name="P4">
<draw:frame draw:style-name="fr1" draw:name="Image142" text:anchor-type="as-char" svg:width="6.9236in" svg:height="3.956343in" draw:z-index="0">
<draw:image xlink:href="../Images/yкринформ/2023-05-24T16-19-08-03-00/630_360_1681800661-769.jpg" xlink:type="simple" xlink:show="embed" xlink:actuate="onLoad" draw:mime-type="image/jpeg"/>
</draw:frame>
目前，乌沃林，切尔加斯加和里凡恩地区淹没了6373个农业地球。</text:p>
      <text:p text:style-name="P4">
这被告知<text:a xlink:type="simple" xlink:href="http://dsns.gov.ua/uk/news/nadzvicaini-podiyi/operativna-informaciia-shhodo-likvidaciyi-naslidkiv-castkovix-pidtoplen-na-teritoriyi-ukrayini-1" text:style-name="Internet_20_link" text:visited-style-name="Visited_20_Internet_20_Link">
</text:a>
，报道乌克林福姆。</text:p>
      <text:p text:style-name="P4">
“所有地区的春水供水都下降了。 41套房屋仍然受到破坏(Dnipropetrovsk -33和Cherkasy -8)和304个两个农场(Zaporizhzhia -250，Dnipropetrovsk -46和Cherkasy -8).У Волинській, Черкаській та Рівненській областях підтоплено 6 тис. 373 гасільськогосподарських угідь”, - повідомили у <text:a xlink:type="simple" xlink:href="https://www.ukrinform.ua/tag-dsns" text:style-name="Internet_20_link" text:visited-style-name="Visited_20_Internet_20_Link">
 </text:a>
。</text:p>
      <text:p text:style-name="P4">
救援人员没有参与工作，(自工作开始以来，已经收回了1,0005人和957个单位。 技术).</text:p>
      <text:p text:style-name="P4">
<text:span text:style-name="T4">
Читайте також:</text:span>
 <text:a xlink:type="simple" xlink:href="https://www.ukrinform.ua/rubric-kyiv/3713396-vodopilla-dla-kieva-vze-minulo-kmva.html" text:style-name="Internet_20_link" text:visited-style-name="Visited_20_Internet_20_Link">
 <text:span text:style-name="T4">
Водопілля</text:span>
 </text:a>
据报道，截至5月22日，沃尔林，里凡尼和切尔卡斯加地区的8,000公顷农业土地被淹没了。</text:p>
      <text:p text:style-name="P4">
News Source: <text:a xlink:type="simple" xlink:href="https://www.ukrinform.ua/rubric-regions/3713601-u-troh-oblastah-ukraini-zalisautsa-pidtoplenimi-ponad-63-tisaci-gektariv-silgospugid.html" text:style-name="Internet_20_link" text:visited-style-name="Visited_20_Internet_20_Link">
https://www.ukrinform.ua/rubric-regions/3713601-u-troh-oblastah-ukraini-zalisautsa-pidtoplenimi-ponad-63-tisaci-gektariv-silgospugid.html</text:a>
</text:p>
      <!--NEWS-->
      <text:h text:style-name="P10" text:outline-level="1">
<text:span text:style-name="T4">
敖德萨从美国获得了四辆特殊车辆</text:span>
</text:h>
      <text:p text:style-name="P4">
作者: Ukrinform (Person)</text:p>
      <text:p text:style-name="P4">
出版商: Укринформ (Organization)</text:p>
      <text:p text:style-name="P4">
出版时间: 2023-05-24T16:24:00+03:00</text:p>
      <text:p text:style-name="P4">
修改时间: 2023-05-24T16:24:00+03:00</text:p>
      <text:p text:style-name="P4">
描述: 美国慈善家将三辆救护车和一辆消防车交给了敖德萨地区。  - 乌克林。</text:p>
      <text:p text:style-name="P4">
图片: ['<text:a xlink:type="simple" xlink:href="https://static.ukrinform.com/photos/2023_05/thumb_files/630_360_1684934618-354.jpg" text:style-name="Internet_20_link" text:visited-style-name="Visited_20_Internet_20_Link">
630_360_16849...</text:a>
']</text:p>
      <text:p text:style-name="P4">
标签: ['Автомобіль', 'Одещина', 'США', 'Швидка']</text:p>
      <text:p text:style-name="P4">
类型: Article</text:p>
      <!--METADATA-->
      <text:p text:style-name="P4">
<draw:frame draw:style-name="fr1" draw:name="Image143" text:anchor-type="as-char" svg:width="6.9236in" svg:height="3.956343in" draw:z-index="0">
<draw:image xlink:href="../Images/yкринформ/2023-05-24T16-24-00-03-00/630_360_1684934618-354.jpg" xlink:type="simple" xlink:show="embed" xlink:actuate="onLoad" draw:mime-type="image/jpeg"/>
</draw:frame>
美国慈善家将三辆救护车和一辆消防车交给了敖德萨地区。</text:p>
      <text:p text:style-name="P4">
关于<text:a xlink:type="simple" xlink:href="https://www.facebook.com/oblrada.didenko/posts/pfbid025Y2NJx6cocsLZdCvUEFCuEkWJCwnaAk27UwCLbi6oyqGtaWDH8dmRypkCSHWghH2l" text:style-name="Internet_20_link" text:visited-style-name="Visited_20_Internet_20_Link">
</text:a>
乌克利福姆报道，敖德萨地区理事会的主管Hryhoriy Didenko告知。</text:p>
      <text:p text:style-name="P4">
“副师OSF HEITHCARE的敖德萨·克里斯·曼森(Odessa Chris Manson)的好朋友，从美国出发<text:a xlink:type="simple" xlink:href="https://www.ukrinform.ua/tag-avtomobil" text:style-name="Internet_20_link" text:visited-style-name="Visited_20_Internet_20_Link">
</text:a>
一辆救护车是一辆消防车，”迪登科写道。</text:p>
      <text:p text:style-name="P4">
他补充说，三辆汽车被送往塔卡德医院的军事部门。 一辆消防车 - 当敖德萨地区的SES时，志愿消防队。</text:p>
      <text:p text:style-name="P4">
<text:span text:style-name="T4">
另请阅读：</text:span>
 <text:a xlink:type="simple" xlink:href="https://www.ukrinform.ua/rubric-society/3713490-dania-peredala-ukraini-15-inkluzivnih-avtomobiliv.html" text:style-name="Internet_20_link" text:visited-style-name="Visited_20_Internet_20_Link">
<text:span text:style-name="T4">
包容</text:span>
</text:a>
如报道，<text:a xlink:type="simple" xlink:href="https://www.ukrinform.ua/rubric-regions/3704304-norvegia-peredala-specavtomobili-odeskim-ta-hersonskim-ratuvalnikam.html" text:style-name="Internet_20_link" text:visited-style-name="Visited_20_Internet_20_Link">
</text:a>
。</text:p>
      <text:p text:style-name="P4">
<text:span text:style-name="T5">
foto：grigory didenko / facebook</text:span>
</text:p>
      <text:p text:style-name="P4">
News Source: <text:a xlink:type="simple" xlink:href="https://www.ukrinform.ua/rubric-regions/3713603-odesina-otrimala-cotiri-specavtomobili-vid-ssa.html" text:style-name="Internet_20_link" text:visited-style-name="Visited_20_Internet_20_Link">
https://www.ukrinform.ua/rubric-regions/3713603-odesina-otrimala-cotiri-specavtomobili-vid-ssa.html</text:a>
</text:p>
      <!--NEWS-->
      <text:h text:style-name="P10" text:outline-level="1">
<text:span text:style-name="T4">
黑海海滩关闭以洗澡</text:span>
</text:h>
      <text:p text:style-name="P4">
作者: Ukrinform (Person)</text:p>
      <text:p text:style-name="P4">
出版商: Укринформ (Organization)</text:p>
      <text:p text:style-name="P4">
出版时间: 2023-05-24T16:28:53+03:00</text:p>
      <text:p text:style-name="P4">
修改时间: 2023-05-24T16:28:53+03:00</text:p>
      <text:p text:style-name="P4">
描述: 今年，切尔诺莫斯克海滩将再次关闭以洗澡。  - 乌克林。</text:p>
      <text:p text:style-name="P4">
图片: ['<text:a xlink:type="simple" xlink:href="https://static.ukrinform.com/photos/2023_05/thumb_files/630_360_1684934802-976.png" text:style-name="Internet_20_link" text:visited-style-name="Visited_20_Internet_20_Link">
630_360_16849...</text:a>
']</text:p>
      <text:p text:style-name="P4">
标签: ['Одещина', 'Пляжний сезон', 'Війна з Росією']</text:p>
      <text:p text:style-name="P4">
类型: Article</text:p>
      <!--METADATA-->
      <text:p text:style-name="P4">
<draw:frame draw:style-name="fr1" draw:name="Image144" text:anchor-type="as-char" svg:width="6.9236in" svg:height="3.956343in" draw:z-index="0">
<draw:image xlink:href="../Images/yкринформ/2023-05-24T16-28-53-03-00/630_360_1684934802-976.png" xlink:type="simple" xlink:show="embed" xlink:actuate="onLoad" draw:mime-type="image/png"/>
</draw:frame>
Chernomorsk今年将再次关闭洗澡。</text:p>
      <text:p text:style-name="P4">
关于<text:a xlink:type="simple" xlink:href="http://www.facebook.com/vasilgulyaev/posts/pfbid0SvDSufmSoUjzPPTFZkCnyQa2dpsB9aKPVmaVypfcsVWAfenjJ3Sko9vybeR9FwRbl" text:style-name="Internet_20_link" text:visited-style-name="Visited_20_Internet_20_Link">
</text:a>
乌克林福姆报道说，瓦西尔·古利亚夫市的市长报道说。</text:p>
      <text:p text:style-name="P4">
“不幸的是，在黑海中禁止在海中沐浴的禁令是有效的。”</text:p>
      <text:p text:style-name="P4">
古利亚夫(Gulyaev)强调，该禁令是由军方实施的，因为海滩上没有韦莱尔人。</text:p>
      <text:p text:style-name="P4">
“它可以在任何时间驱动 - 要放下网。 没有沃尔勒人 - 不可能放网。”古利亚夫解释说。</text:p>
      <text:p text:style-name="P4">
请注意，在[]中(https://www.ukrinform.ua/tag-odesa)这样的网伸展在海滩上13至14个大型喷泉站之间的遍历之间。 在入口处有一个信息立场，海岸上有行为规则。 禁止在空气焦虑和21:00到7.00期间进行攻击。 您只能在专门设备齐全的区域游泳 - 边界已标记。</text:p>
      <text:p text:style-name="P4">
<text:span text:style-name="T4">
另请阅读：</text:span>
 <text:a xlink:type="simple" xlink:href="https://www.ukrinform.ua/rubric-kyiv/3710998-u-kievi-ne-planuut-vidkrivati-plaznij-sezon.html" text:style-name="Internet_20_link" text:visited-style-name="Visited_20_Internet_20_Link">
<text:span text:style-name="T4">
 beach </text:span>
 <text:span text:style-name="T4">
季节</text:span>
</text:a>
军事司令部(https://www.ukrinform.ua/rubric-regions/3697451-vijskovi-poperedili-vladu-odesini-pro-nedocilnist-kurortnogo-sezonu.html)这认为在敖德萨地区开设度假胜地季节是不合适的。 反过来，Odessa Ova S​​ergey Bratchuk的公共议会主席<text:a xlink:type="simple" xlink:href="https://www.ukrinform.ua/rubric-regions/3703587-odeske-uzberezza-bude-zakritim-dla-vidpocivalnikiv-ova.html" text:style-name="Internet_20_link" text:visited-style-name="Visited_20_Internet_20_Link">
</text:a>
军方期望从相关建议的敖德萨音乐中，以安排某些地方的休闲区。</text:p>
      <text:p text:style-name="P4">
乌克林福姆(Ukrinform)评论了此类地点向敖德萨仪表开放。 我们被告知那里，市政当局尚无信息，而且我们不被用来在13至14个喷泉站之间的海滩上准备工作。</text:p>
      <text:p text:style-name="P4">
News Source: <text:a xlink:type="simple" xlink:href="https://www.ukrinform.ua/rubric-regions/3713606-plazi-cornomorska-zakriti-dla-kupanna.html" text:style-name="Internet_20_link" text:visited-style-name="Visited_20_Internet_20_Link">
https://www.ukrinform.ua/rubric-regions/3713606-plazi-cornomorska-zakriti-dla-kupanna.html</text:a>
</text:p>
      <!--NEWS-->
      <text:h text:style-name="P10" text:outline-level="1">
<text:span text:style-name="T4">
新日历：过渡期将保护PCC免受内部拆分-Helensky</text:span>
</text:h>
      <text:p text:style-name="P4">
作者: Ukrinform (Person)</text:p>
      <text:p text:style-name="P4">
出版商: Укринформ (Organization)</text:p>
      <text:p text:style-name="P4">
出版时间: 2023-05-24T16:30:00+03:00</text:p>
      <text:p text:style-name="P4">
修改时间: 2023-05-24T16:30:00+03:00</text:p>
      <text:p text:style-name="P4">
描述: 引入新拉尼日历期间的过渡期将保护乌克兰东正教教堂免受内部分裂的侵害。  - 乌克林。</text:p>
      <text:p text:style-name="P4">
图片: ['<text:a xlink:type="simple" xlink:href="https://static.ukrinform.com/photos/2023_03/thumb_files/630_360_1678702752-153.jpg" text:style-name="Internet_20_link" text:visited-style-name="Visited_20_Internet_20_Link">
630_360_16787...</text:a>
']</text:p>
      <text:p text:style-name="P4">
标签: ['Календар', 'Православна церква України', 'Єленський']</text:p>
      <text:p text:style-name="P4">
类型: Article</text:p>
      <!--METADATA-->
      <text:p text:style-name="P4">
<draw:frame draw:style-name="fr1" draw:name="Image145" text:anchor-type="as-char" svg:width="6.9236in" svg:height="3.956343in" draw:z-index="0">
<draw:image xlink:href="../Images/yкринформ/2023-05-24T16-30-00-03-00/630_360_1678702752-153.jpg" xlink:type="simple" xlink:show="embed" xlink:actuate="onLoad" draw:mime-type="image/jpeg"/>
</draw:frame>
引入Newlyan日历的过渡期将保护乌克兰东正教教堂免受内部分裂的侵害。</text:p>
      <text:p text:style-name="P4">
国家政治和苏联Saviator Helensky的民族政治和自由的负责人在对乌克利福德通讯员的评论中强调了这一点。</text:p>
      <text:p text:style-name="P4">
“这个决定的重要组成部分(过渡 <text:a xlink:type="simple" xlink:href="https://www.ukrinform.ua/tag-pravoslavna-cerkva-ukraini" text:style-name="Internet_20_link" text:visited-style-name="Visited_20_Internet_20_Link">
</text:a>
在2023年9月1日的Novoyan日历上。)，正是决定使用旧日历的教区居民将能够做到这一点。 这种情况非常重要，因为对东正教教堂的新日历的所有过渡都伴随着分裂(例如，在希腊和许多国家 /地区都有旧的-Calendars). Таким чином, ПЦУ уникнула цього, як іУГКЦ", - сказав він.</text:p>
      <text:p text:style-name="P4">
На його думку, ухвалене рішення ПЦУ є більш коректним підходом до реалізаціїмісії християнина в світі.</text:p>
      <text:p text:style-name="P4">
"На мою думку, важливо, щоб календар церкви та календар, за яким ми живемопоза храмовими стінами, були суголосними. Хоча це дискутивна проблема: хтосьвважає, що плин часу у храмі має бути інакшим, аніж у світі, а хтось думає, щочас у церкві та поза нею має бути одним, мовляв, ми не можемо святкувати Новийрік під час посту. Тому рішення ПЦУ, мені здається, є більш адекватнимпідходом до реалізації місії християнина в світі", - зауважив Єленський.</text:p>
      <text:p text:style-name="P4">
Він також додав, що розмова про перехід на новий церковний календар існуваладавно, але повномасштабне вторгнення стало каталізатором: "релігійні спільнотиУкраїни відокремлюються від усього, пов'язаного з Росією".</text:p>
      <text:p text:style-name="P4">
<text:span text:style-name="T4">
Читайте також:</text:span>
 <text:a xlink:type="simple" xlink:href="https://www.ukrinform.ua/rubric-society/3692201-zakonoproekt-sodo-dialnosti-religijnih-organizacij-ubezpecit-ukrainu-elenskij.html" text:style-name="Internet_20_link" text:visited-style-name="Visited_20_Internet_20_Link">
 <text:span text:style-name="T4">
Єленський</text:span>
 </text:a>
正如乌克兰乌克兰乌克林教会所报道的(诅咒)正式报告了这一决定<text:a xlink:type="simple" xlink:href="https://www.ukrinform.ua/rubric-society/3713534-pcu-oficijno-povidomila-pro-perehid-na-novij-kalendar.html" text:style-name="Internet_20_link" text:visited-style-name="Visited_20_Internet_20_Link">
</text:a>
。</text:p>
      <text:p text:style-name="P4">
5月24日，举行了乌克兰东正教教堂的主教大教堂的会议，在此期间考虑了过渡到新日历的问题。</text:p>
      <text:p text:style-name="P4">
News Source: <text:a xlink:type="simple" xlink:href="https://www.ukrinform.ua/rubric-society/3713608-novij-kalendar-perehidnij-period-ubezpecit-pcu-vid-vnutrisnogo-rozkolu-elenskij.html" text:style-name="Internet_20_link" text:visited-style-name="Visited_20_Internet_20_Link">
https://www.ukrinform.ua/rubric-society/3713608-novij-kalendar-perehidnij-period-ubezpecit-pcu-vid-vnutrisnogo-rozkolu-elenskij.html</text:a>
</text:p>
      <!--NEWS-->
      <text:h text:style-name="P10" text:outline-level="1">
<text:span text:style-name="T4">
在德国，在生态活跃主义者中搜查了警察</text:span>
</text:h>
      <text:p text:style-name="P4">
作者: Ukrinform (Person)</text:p>
      <text:p text:style-name="P4">
出版商: Укринформ (Organization)</text:p>
      <text:p text:style-name="P4">
出版时间: 2023-05-24T16:36:00+03:00</text:p>
      <text:p text:style-name="P4">
修改时间: 2023-05-24T16:36:00+03:00</text:p>
      <text:p text:style-name="P4">
描述: 巴伐利亚州的州刑事警察正在调查“最后一代”的生态运动中的七人，因为涉嫌创建和支持犯罪组织。  - 乌克林。</text:p>
      <text:p text:style-name="P4">
图片: ['<text:a xlink:type="simple" xlink:href="https://static.ukrinform.com/photos/2017_06/thumb_files/630_360_1496609143-2898.jpg" text:style-name="Internet_20_link" text:visited-style-name="Visited_20_Internet_20_Link">
630_360_14966...</text:a>
']</text:p>
      <text:p text:style-name="P4">
标签: ['Екологія', 'Поліція', 'активісти']</text:p>
      <text:p text:style-name="P4">
类型: Article</text:p>
      <!--METADATA-->
      <text:p text:style-name="P4">
<draw:frame draw:style-name="fr1" draw:name="Image146" text:anchor-type="as-char" svg:width="6.9236in" svg:height="3.956343in" draw:z-index="0">
<draw:image xlink:href="../Images/yкринформ/2023-05-24T16-36-00-03-00/630_360_1496609143-2898.jpg" xlink:type="simple" xlink:show="embed" xlink:actuate="onLoad" draw:mime-type="image/jpeg"/>
</draw:frame>
巴伐利亚州刑事警察局正在调查上一代人的七个人的七个人，因为怀疑建立和支持组织组织。</text:p>
      <text:p text:style-name="P4">
关于它报告了乌克林福姆的执法部门。</text:p>
      <text:p text:style-name="P4">
“慕尼黑检察官办公室是打击巴伐利亚极端主义的中央局，对涉嫌涉嫌犯罪行为的代表进行了调查。 在此过程的框架内，慕尼黑检察官办公室，巴伐利亚州刑事警察局和其他联邦土地的代表目前正在德国搜索15个物体(在七个联邦土地上 - ). Водночасвиконуються дві постанови про конфіскацію рахунків та арешт майна», -поінформували поліцейські.</text:p>
      <text:p text:style-name="P4">
Прокуратура Мюнхена порушила розслідування проти семи підозрюваних віком від22 до 38 років за звинуваченням у створенні або підтримці злочинноїорганізації. Їм закидають організацію кампанії зі збору коштів дляфінансування «подальших злочинів». Зазначається, що активістам вдалося зібратищонайменше 1,4 мільйона євро пожертв.</text:p>
      <text:p text:style-name="P4">
«За наявною інформацією, ці гроші в основному використовувалися для вчиненнязлочинів», - зазначається у пресрелізі.</text:p>
      <text:p text:style-name="P4">
Окрім того, двох членів руху підозрюють і в спробі диверсії на нафтопроводіТрієст-Інгольштадт (巴伐利亚的关键基础设施)2022年4月。</text:p>
      <text:p text:style-name="P4">
发言人说，在检察官的指示下，该组织的现场关闭了。</text:p>
      <text:p text:style-name="P4">
未报告被拘留者。</text:p>
      <text:p text:style-name="P4">
<text:span text:style-name="T4">
另请阅读：</text:span>
 <text:a xlink:type="simple" xlink:href="https://www.ukrinform.ua/rubric-world/3713201-u-svejcarii-zatrimali-80-ekoaktivistiv.html" text:style-name="Internet_20_link" text:visited-style-name="Visited_20_Internet_20_Link">
<text:span text:style-name="T4">
 eco -Activist </text:span>
</text:a>
联邦内政部长南希·费瑟(Nancy Feser)支持了一次大规模的突袭。</text:p>
      <text:p text:style-name="P4">
同时，激进分子严厉谴责了突袭，并呼吁游行。</text:p>
      <text:p text:style-name="P4">
最近，生态活跃主义者不仅在争议中，而且对公民都感到恼火。 在大多数情况下，年轻人的胶水固定在高速公路，机场和其他重要地点上，这会导致交通或设施受损。 <text:a xlink:type="simple" xlink:href="https://www.ukrinform.ua/tag-policia" text:style-name="Internet_20_link" text:visited-style-name="Visited_20_Internet_20_Link">
</text:a>
有必要在化学产品的帮助下剥离。<text:span text:style-name="T4">
另请阅读：</text:span>
 <text:a xlink:type="simple" xlink:href="https://www.ukrinform.ua/rubric-world/3645387-ekoaktivisti-v-nimeccini-vlastuvali-suticki-z-policieu.html" text:style-name="Internet_20_link" text:visited-style-name="Visited_20_Internet_20_Link">
<text:span text:style-name="T4">
 eco -Activist </text:span>
</text:a>
据报道，美国气候紧急基金在2022年为不同的气候群体支付了超过350万美元。 接受者之一是德国的“最后一代”。 金钱用于支付促销活动的参与者，在股票期间为他们租金等。</text:p>
      <text:p text:style-name="P4">
News Source: <text:a xlink:type="simple" xlink:href="https://www.ukrinform.ua/rubric-world/3713611-u-nimeccini-policia-provodit-obsuki-v-ekoaktivistiv.html" text:style-name="Internet_20_link" text:visited-style-name="Visited_20_Internet_20_Link">
https://www.ukrinform.ua/rubric-world/3713611-u-nimeccini-policia-provodit-obsuki-v-ekoaktivistiv.html</text:a>
</text:p>
      <!--NEWS-->
      <text:h text:style-name="P10" text:outline-level="1">
<text:span text:style-name="T4">
Khmelnytsky市议会转移了三个土地，用于使用PCCU</text:span>
</text:h>
      <text:p text:style-name="P4">
作者: Ukrinform (Person)</text:p>
      <text:p text:style-name="P4">
出版商: Укринформ (Organization)</text:p>
      <text:p text:style-name="P4">
出版时间: 2023-05-24T16:41:22+03:00</text:p>
      <text:p text:style-name="P4">
修改时间: 2023-05-24T16:41:22+03:00</text:p>
      <text:p text:style-name="P4">
描述: Khmelnytsky市议会将三块土地转移到了传给乌克兰东正教教堂的宗教社区。  - 乌克林。</text:p>
      <text:p text:style-name="P4">
图片: ['<text:a xlink:type="simple" xlink:href="https://static.ukrinform.com/photos/2021_04/thumb_files/630_360_1618502733-352.jpg" text:style-name="Internet_20_link" text:visited-style-name="Visited_20_Internet_20_Link">
630_360_16185...</text:a>
']</text:p>
      <text:p text:style-name="P4">
标签: ['Земля', 'Хмельницький', 'Православна церква України']</text:p>
      <text:p text:style-name="P4">
类型: Article</text:p>
      <!--METADATA-->
      <text:p text:style-name="P4">
<draw:frame draw:style-name="fr1" draw:name="Image147" text:anchor-type="as-char" svg:width="6.9236in" svg:height="3.956343in" draw:z-index="0">
<draw:image xlink:href="../Images/yкринформ/2023-05-24T16-41-22-03-00/630_360_1618502733-352.jpg" xlink:type="simple" xlink:show="embed" xlink:actuate="onLoad" draw:mime-type="image/jpeg"/>
</draw:frame>
Khmelnytsky市议会将三块土地转移到了移至乌克兰东正教教堂的宗教社区。</text:p>
      <text:p text:style-name="P4">
正如乌克林福姆报道的那样，关于<text:a xlink:type="simple" xlink:href="https://t.me/symchyshyn_oleksandr/5544" text:style-name="Internet_20_link" text:visited-style-name="Visited_20_Internet_20_Link">
</text:a>
Khmelnytsky Alexander Simchyshyn的市长报道。</text:p>
      <text:p text:style-name="P4">
“他举行了市议会的非凡会议。 他们被转让供永久使用许可，用于开发已转向[]的宗教社区部分的土地管理文件(https://www.ukrinform.ua/tag-pravoslavna-cerkva-ukraini)，正式注册，更改了宪章并拥有所有信件。 这适用于街上的地区。 工会，41和UL。 15岁的Vaizer，Shukhevych，11/2”， -  Simchyshyn写道。</text:p>
      <text:p text:style-name="P4">
<text:span text:style-name="T4">
另请阅读：</text:span>
 <text:a xlink:type="simple" xlink:href="https://www.ukrinform.ua/rubric-regions/3712642-na-hmelniccini-se-devat-parafij-perejsli-do-pcu.html" text:style-name="Internet_20_link" text:visited-style-name="Visited_20_Internet_20_Link">
<text:span text:style-name="T4">
 PCC </text:span>
</text:a>
此外，代表们支持街上的情节划分。 113岁的弗拉基米尔斯卡亚(Vladimirskaya)将授予宗教团体。</text:p>
      <text:p text:style-name="P4">
正如乌克林福姆报道的那样，赫梅尔尼特斯基市议会已决定施加使用13块土地的权利，用于UPTSOMOSKOVSKY PARTIALCHATE的教堂。</text:p>
      <text:p text:style-name="P4">
News Source: <text:a xlink:type="simple" xlink:href="https://www.ukrinform.ua/rubric-regions/3713612-hmelnicka-miskrada-peredala-tri-zemelni-dilanki-u-koristuvanna-pcu.html" text:style-name="Internet_20_link" text:visited-style-name="Visited_20_Internet_20_Link">
https://www.ukrinform.ua/rubric-regions/3713612-hmelnicka-miskrada-peredala-tri-zemelni-dilanki-u-koristuvanna-pcu.html</text:a>
</text:p>
      <!--NEWS-->
      <text:h text:style-name="P10" text:outline-level="1">
<text:span text:style-name="T4">
拉脱维亚将分配200万欧元为切尼希夫的恢复</text:span>
</text:h>
      <text:p text:style-name="P4">
作者: Ukrinform (Person)</text:p>
      <text:p text:style-name="P4">
出版商: Укринформ (Organization)</text:p>
      <text:p text:style-name="P4">
出版时间: 2023-05-24T16:44:00+03:00</text:p>
      <text:p text:style-name="P4">
修改时间: 2023-05-24T16:44:00+03:00</text:p>
      <text:p text:style-name="P4">
描述: 拉脱维亚将为Chernihiv的修复分配200万欧元。  - 乌克林。</text:p>
      <text:p text:style-name="P4">
图片: ['<text:a xlink:type="simple" xlink:href="https://static.ukrinform.com/photos/2023_05/thumb_files/630_360_1684935565-597.jpg" text:style-name="Internet_20_link" text:visited-style-name="Visited_20_Internet_20_Link">
630_360_16849...</text:a>
', '<text:a xlink:type="simple" xlink:href="https://static.ukrinform.com/photos/2023_05/1684935564-366.jpg" text:style-name="Internet_20_link" text:visited-style-name="Visited_20_Internet_20_Link">
1684935564-36...</text:a>
', '<text:a xlink:type="simple" xlink:href="https://static.ukrinform.com/photos/2023_05/1684935565-177.jpg" text:style-name="Internet_20_link" text:visited-style-name="Visited_20_Internet_20_Link">
1684935565-17...</text:a>
']</text:p>
      <text:p text:style-name="P4">
标签: ['Латвія', 'Чернігів', 'Відбудова']</text:p>
      <text:p text:style-name="P4">
类型: Article</text:p>
      <!--METADATA-->
      <text:p text:style-name="P4">
<draw:frame draw:style-name="fr1" draw:name="Image148" text:anchor-type="as-char" svg:width="6.9236in" svg:height="3.956343in" draw:z-index="0">
<draw:image xlink:href="../Images/yкринформ/2023-05-24T16-44-00-03-00/630_360_1684935565-597.jpg" xlink:type="simple" xlink:show="embed" xlink:actuate="onLoad" draw:mime-type="image/jpeg"/>
</draw:frame>
拉脱维亚将获得200万欧元的恢复。</text:p>
      <text:p text:style-name="P4">
正如乌克林福姆报道的那样，这已经报道了<text:a xlink:type="simple" xlink:href="https://chernigiv-rada.gov.ua/news/id-156007/" text:style-name="Internet_20_link" text:visited-style-name="Visited_20_Internet_20_Link">
</text:a>
根据会议的结果 乌克兰·伊尔加斯·伊尔加斯·克莱拉瓦(Ukraine Ilgars Klyava)的拉脱维亚大臣伊尔萨·德里克森(Ilsa Indrixon)，拉脱维亚大臣伊尔萨·德里克森(Ilsa Indrixon)，戈洛维奇尔尼戈夫市的Oleksandr Lomak。</text:p>
      <text:p text:style-name="P4">
“在会议期间，达到了乌克兰的200万欧元的分配协议，以恢复我们的<text:a xlink:type="simple" xlink:href="https://www.ukrinform.ua/tag-cernigiv" text:style-name="Internet_20_link" text:visited-style-name="Visited_20_Internet_20_Link">
</text:a>
”， - 在消息中go。</text:p>
      <text:p text:style-name="P4">
<draw:frame draw:style-name="fr1" draw:name="Image149" text:anchor-type="as-char" svg:width="6.9236in" svg:height="4.615733in" draw:z-index="0">
<draw:image xlink:href="../Images/yкринформ/2023-05-24T16-44-00-03-00/1684935564-366.jpg" xlink:type="simple" xlink:show="embed" xlink:actuate="onLoad" draw:mime-type="image/jpeg"/>
</draw:frame>
值得注意的是，该融资指导的指示 - 教育机构的设备以及恢复KP“ Chernihivvodokanal”能力的设备。</text:p>
      <text:p text:style-name="P4">
<draw:frame draw:style-name="fr1" draw:name="Image150" text:anchor-type="as-char" svg:width="6.9236in" svg:height="4.615733in" draw:z-index="0">
<draw:image xlink:href="../Images/yкринформ/2023-05-24T16-44-00-03-00/1684935565-177.jpg" xlink:type="simple" xlink:show="embed" xlink:actuate="onLoad" draw:mime-type="image/jpeg"/>
</draw:frame>
Oleksandr Lomako在会议期间谈到了积极战斗的后果，该市没有机会自行恢复一切，因此它积极与国际捐助者合作，组织参与其协助以恢复Chernihiv。</text:p>
      <text:p text:style-name="P4">
<text:span text:style-name="T4">
另请阅读：</text:span>
 <text:a xlink:type="simple" xlink:href="https://www.ukrinform.ua/rubric-vidbudova/3713405-vidnovlena-infrastruktura-v-ukraini-vze-do-2024-roku-mae-stati-bezbarernou-kubrakov.html" text:style-name="Internet_20_link" text:visited-style-name="Visited_20_Internet_20_Link">
</text:a>
此外，他还报告了城市方向的优先事项：运输领域，清洁城市的设备，建立了联络水平的业务水平。</text:p>
      <text:p text:style-name="P4">
如报道<text:a xlink:type="simple" xlink:href="https://www.ukrinform.ua/rubric-regions/3711536-cernigivsina-otrimala-gumanitarnu-dopomogu-vid-danskoi-kompanii.html" text:style-name="Internet_20_link" text:visited-style-name="Visited_20_Internet_20_Link">
</text:a>
Chernihiv地区和关键基础设施机构的居民拥有丹麦公司Rockwool的人道主义援助。</text:p>
      <text:p text:style-name="P4">
<text:span text:style-name="T5">
foto：chernigiv-rada.gov.ua</text:span>
</text:p>
      <text:p text:style-name="P4">
News Source: <text:a xlink:type="simple" xlink:href="https://www.ukrinform.ua/rubric-vidbudova/3713614-latvia-vidilit-2-miljoni-na-vidnovlenna-cernigova.html" text:style-name="Internet_20_link" text:visited-style-name="Visited_20_Internet_20_Link">
https://www.ukrinform.ua/rubric-vidbudova/3713614-latvia-vidilit-2-miljoni-na-vidnovlenna-cernigova.html</text:a>
</text:p>
      <!--NEWS-->
      <text:h text:style-name="P10" text:outline-level="1">
<text:span text:style-name="T4">
乌克兰飞行员已经成功地使用了风暴暗弹导弹-Reznikov</text:span>
</text:h>
      <text:p text:style-name="P4">
作者: Ukrinform (Person)</text:p>
      <text:p text:style-name="P4">
出版商: Укринформ (Organization)</text:p>
      <text:p text:style-name="P4">
出版时间: 2023-05-24T16:45:00+03:00</text:p>
      <text:p text:style-name="P4">
修改时间: 2023-05-24T16:45:00+03:00</text:p>
      <text:p text:style-name="P4">
描述: 乌克兰Oleksiy Reznikov的国防部长与英国同事本·沃尔斯（Ben Volles）讨论了对乌克兰进行工作的访问，这是继续在英国对乌克兰军方进行培训的问题。  - 乌克林。</text:p>
      <text:p text:style-name="P4">
图片: ['<text:a xlink:type="simple" xlink:href="https://static.ukrinform.com/photos/2023_05/thumb_files/630_360_1684935932-167.jpg" text:style-name="Internet_20_link" text:visited-style-name="Visited_20_Internet_20_Link">
630_360_16849...</text:a>
']</text:p>
      <text:p text:style-name="P4">
标签: ['Британія', 'Війна', 'Резніков', 'Storm Shadow', 'Пілот']</text:p>
      <text:p text:style-name="P4">
类型: Article</text:p>
      <!--METADATA-->
      <text:p text:style-name="P4">
<draw:frame draw:style-name="fr1" draw:name="Image151" text:anchor-type="as-char" svg:width="6.9236in" svg:height="3.956343in" draw:z-index="0">
<draw:image xlink:href="../Images/yкринформ/2023-05-24T16-45-00-03-00/630_360_1684935932-167.jpg" xlink:type="simple" xlink:show="embed" xlink:actuate="onLoad" draw:mime-type="image/jpeg"/>
</draw:frame>
乌克兰亚历克西(Alexei Reznikov)部与英国同事Benomwolles讨论了对乌克兰进行工作的访问，这是继续在英国准备乌克兰军方的问题。</text:p>
      <text:p text:style-name="P4">
在[]上讨论了这一点(http://www.youtube.com/watch?v=O_7JavC1c7U)报道乌克林福姆</text:p>
      <text:p text:style-name="P4">
Reznikov说：“我们谈到了继续对这些训练进行军事人员，重点和重点的训练。有机会握手在英国学习的飞行员并使用一种称为Storm Shadow的武器。”</text:p>
      <text:p text:style-name="P4">
<text:span text:style-name="T4">
另请阅读：</text:span>
 <text:a xlink:type="simple" xlink:href="https://www.ukrinform.ua/rubric-ato/3713431-reznikov-obgovoriv-z-vollesom-perspektivi-vstupu-ukraini-v-nato.html" text:style-name="Internet_20_link" text:visited-style-name="Visited_20_Internet_20_Link">
<text:span text:style-name="T4">
华莱士</text:span>
</text:a>
反过来，英国国防部长表示坚持访问乌克兰并与军方进行交流。 Benvolles说：“我总是从访问首都的企业，不仅与我的签证交流，而且与军方进行沟通，讨论他们的计划和野心，以及我如何参与帮助这些计划。”</text:p>
      <text:p text:style-name="P4">
<text:span text:style-name="T4">
另请阅读：</text:span>
 <text:a xlink:type="simple" xlink:href="https://www.ukrinform.ua/rubric-ato/3699403-reznikov-obgovoriv-z-vollesom-podalse-navcanna-ukrainskih-vijskovih.html" text:style-name="Internet_20_link" text:visited-style-name="Visited_20_Internet_20_Link">
<text:span text:style-name="T4">
华莱士</text:span>
</text:a>
正如乌克林福姆报道的，在<text:a xlink:type="simple" xlink:href="https://www.ukrinform.ua/tag-britania" text:style-name="Internet_20_link" text:visited-style-name="Visited_20_Internet_20_Link">
</text:a>
在挪威教练的指导下，乌克兰军队正在使用便携式反坦克管制导弹进行努力，成功摧毁了近战中敌人的装甲。</text:p>
      <text:p text:style-name="P4">
News Source: <text:a xlink:type="simple" xlink:href="https://www.ukrinform.ua/rubric-ato/3713615-ukrainski-piloti-vze-uspisno-zastosovuut-raketi-storm-shadow-reznikov.html" text:style-name="Internet_20_link" text:visited-style-name="Visited_20_Internet_20_Link">
https://www.ukrinform.ua/rubric-ato/3713615-ukrainski-piloti-vze-uspisno-zastosovuut-raketi-storm-shadow-reznikov.html</text:a>
</text:p>
      <!--NEWS-->
      <text:h text:style-name="P10" text:outline-level="1">
<text:span text:style-name="T4">
哥本哈根在国防部的支持下举行了慈善乌克兰夜晚</text:span>
</text:h>
      <text:p text:style-name="P4">
作者: Ukrinform (Person)</text:p>
      <text:p text:style-name="P4">
出版商: Укринформ (Organization)</text:p>
      <text:p text:style-name="P4">
出版时间: 2023-05-24T16:50:17+03:00</text:p>
      <text:p text:style-name="P4">
修改时间: 2023-05-24T16:50:17+03:00</text:p>
      <text:p text:style-name="P4">
描述: 5月23日和24日，哥本哈根在乌克兰第一夫人埃琳娜·泽伦斯卡亚（Elena Zelenskaya）的基础上，在乌克兰国防部在乌克兰国防部的支持下，在乌克兰第一夫人的基础上，哥本哈根在丹麦的倡议和组织中。哥本哈根皇家剧院的舞台。  - 乌克林。</text:p>
      <text:p text:style-name="P4">
图片: ['<text:a xlink:type="simple" xlink:href="https://static.ukrinform.com/photos/2023_05/thumb_files/630_360_1684935822-388.jpeg" text:style-name="Internet_20_link" text:visited-style-name="Visited_20_Internet_20_Link">
630_360_16849...</text:a>
']</text:p>
      <text:p text:style-name="P4">
标签: ['Данія', 'Концерт', 'Україна', 'Війна з Росією']</text:p>
      <text:p text:style-name="P4">
类型: Article</text:p>
      <!--METADATA-->
      <text:p text:style-name="P4">
<draw:frame draw:style-name="fr1" draw:name="Image152" text:anchor-type="as-char" svg:width="6.9236in" svg:height="3.956343in" draw:z-index="0">
<draw:image xlink:href="../Images/yкринформ/2023-05-24T16-50-17-03-00/630_360_1684935822-388.jpeg" xlink:type="simple" xlink:show="embed" xlink:actuate="onLoad" draw:mime-type="image/jpeg"/>
</draw:frame>
5月23日至24日，在哥本哈根皇家剧院的舞台上，在乌克兰国防部的支持下，乌克兰岛的第一任ladyukraina elena Zelenskaya的基础是乌克兰的第一个Ladyukraina Elena Zelenskaya的基础，有害的乌克兰乌克兰人有有害的乌克兰人晚上。</text:p>
      <text:p text:style-name="P4">
这在网站上说明了<text:a xlink:type="simple" xlink:href="http://www.mil.gov.ua/news/2023/05/24/zaradi-peremogi-u-kopengageni-za-pidtrimki-minoboroni-prohodyat-blagodijni-ukrainski-vechori/" text:style-name="Internet_20_link" text:visited-style-name="Visited_20_Internet_20_Link">
</text:a>
，报道乌克林福姆。</text:p>
      <text:p text:style-name="P4">
由Maestrovister Maxim Husak领导的国家总统乐团的音乐会由荣誉嘉宾参加，包括丹麦部长的代表。 在5月23日的访问中，丹麦玛格拉斯二世女王(Queen of Denmark Margrace II)给予了所有音乐会所有参与者的荣幸。</text:p>
      <text:p text:style-name="P4">
乐团是歌剧场景的乌克兰领先明星 - 乌克兰人的Sergey Mager的艺术家(低音)，独特的颠倒Yuri Mynenko，Olenabelkin(Medo-Soprano)以及名字合奏Virsky的儿童编舞工作室。</text:p>
      <text:p text:style-name="P4">
工作人员很荣幸能由女王皇后玛格拉斯二世(Majeasty Queen Margrace II)代表，以感谢乌克兰的礼物，感谢他们在与俄罗斯侵略者的斗争中支持HESOLIDARIDE。</text:p>
      <text:p text:style-name="P4">
<text:span text:style-name="T4">
另请阅读：</text:span>
 <text:a xlink:type="simple" xlink:href="https://www.ukrinform.ua/rubric-sports/3713179-celsi-gotue-blagodijnij-matc-na-pidtrimku-ukraini.html" text:style-name="Internet_20_link" text:visited-style-name="Visited_20_Internet_20_Link">
<text:span text:style-name="T4">
慈善机构</text:span>
</text:a>
不仅是音乐才能和原始的文化遗产，而且是该活动的关注中心的慈善元。 据支持孤儿并促进乌克兰重建的第一夫人Olenizlenskaya的人道主义基金会直接发送给门票出售的资金，直接发送给了人道主义基金。(https://www.ukrinform.ua/tag-minoboroni)。</text:p>
      <text:p text:style-name="P4">
“在不祥的战争阴影中，通常很容易注意到艺术的力量。 来吧，来看看，为了保存乌克兰人牺牲生命的原因。”哥本哈根皇家剧院写道。</text:p>
      <text:p text:style-name="P4">
<text:span text:style-name="T5">
foto：国防部</text:span>
</text:p>
      <text:p text:style-name="P4">
News Source: <text:a xlink:type="simple" xlink:href="https://www.ukrinform.ua/rubric-culture/3713617-u-kopengageni-za-pidtrimki-minoboroni-prohodat-blagodijni-ukrainski-vecori.html" text:style-name="Internet_20_link" text:visited-style-name="Visited_20_Internet_20_Link">
https://www.ukrinform.ua/rubric-culture/3713617-u-kopengageni-za-pidtrimki-minoboroni-prohodat-blagodijni-ukrainski-vecori.html</text:a>
</text:p>
      <!--NEWS-->
      <text:h text:style-name="P10" text:outline-level="1">
<text:span text:style-name="T4">
在梅利托波尔附近，俄罗斯人挖沟并为重型设备充电</text:span>
</text:h>
      <text:p text:style-name="P4">
作者: Ukrinform (Person)</text:p>
      <text:p text:style-name="P4">
出版商: Укринформ (Organization)</text:p>
      <text:p text:style-name="P4">
出版时间: 2023-05-24T16:55:00+03:00</text:p>
      <text:p text:style-name="P4">
修改时间: 2023-05-24T16:55:00+03:00</text:p>
      <text:p text:style-name="P4">
描述: 在Melitopol区的Semenivka村附近，入侵者挖了沟槽并为重型设备充电。  - 乌克林。</text:p>
      <text:p text:style-name="P4">
图片: ['<text:a xlink:type="simple" xlink:href="https://static.ukrinform.com/photos/2023_05/thumb_files/630_360_1684936385-409.png" text:style-name="Internet_20_link" text:visited-style-name="Visited_20_Internet_20_Link">
630_360_16849...</text:a>
']</text:p>
      <text:p text:style-name="P4">
标签: ['Мелітополь', 'Військова техніка', 'Війна з Росією']</text:p>
      <text:p text:style-name="P4">
类型: Article</text:p>
      <!--METADATA-->
      <text:p text:style-name="P4">
<draw:frame draw:style-name="fr1" draw:name="Image153" text:anchor-type="as-char" svg:width="6.9236in" svg:height="3.956343in" draw:z-index="0">
<draw:image xlink:href="../Images/yкринформ/2023-05-24T16-55-00-03-00/630_360_1684936385-409.png" xlink:type="simple" xlink:show="embed" xlink:actuate="onLoad" draw:mime-type="image/png"/>
</draw:frame>
在Melitopol区的Semenivka附近，入侵者挖了沟渠，并用称重设备起诉。</text:p>
      <text:p text:style-name="P4">
关于<text:a xlink:type="simple" xlink:href="http://t.me/ivan_fedorov_melitopol/2081" text:style-name="Internet_20_link" text:visited-style-name="Visited_20_Internet_20_Link">
</text:a>
乌克林福姆报道说，梅利托波尔·伊万·费多罗夫(Melitopol Ivan Fedorov)的城市主席报道。</text:p>
      <text:p text:style-name="P4">
《邮报》写道：“种族主义者在第二次世界大战的沃坦国防线的占领的塞恩维尔·卡梅利托波尔区附近加剧。”</text:p>
      <text:p text:style-name="P4">
他补充说，几周前，俄罗斯人在那儿挖沟，在过去的几个小时里，他们指控重型火炮，包括一支自我推翻的风信子。</text:p>
      <text:p text:style-name="P4">
<text:span text:style-name="T4">
另请阅读：</text:span>
 <text:a xlink:type="simple" xlink:href="https://www.ukrinform.ua/rubric-crimea/3713439-okupanti-perekrili-krimskij-mist-nad-perepravou-zdijmaetsa-dim.html" text:style-name="Internet_20_link" text:visited-style-name="Visited_20_Internet_20_Link">
<text:span text:style-name="T4">
乘员</text:span>
</text:a>
据报道，在Zaporozhye方向上，敌人增加了军人的数量。</text:p>
      <text:p text:style-name="P4">
<text:span text:style-name="T5">
照片说明性</text:span>
</text:p>
      <text:p text:style-name="P4">
News Source: <text:a xlink:type="simple" xlink:href="https://www.ukrinform.ua/rubric-ato/3713620-poblizu-melitopola-rosiani-virili-okopi-ta-staguut-vazku-tehniku.html" text:style-name="Internet_20_link" text:visited-style-name="Visited_20_Internet_20_Link">
https://www.ukrinform.ua/rubric-ato/3713620-poblizu-melitopola-rosiani-virili-okopi-ta-staguut-vazku-tehniku.html</text:a>
</text:p>
      <!--NEWS-->
      <text:h text:style-name="P10" text:outline-level="1">
<text:span text:style-name="T4">
UPL：希瑟（Heather）和亚历山大（Alexandria）进行抽奖</text:span>
</text:h>
      <text:p text:style-name="P4">
作者: Ukrinform (Person)</text:p>
      <text:p text:style-name="P4">
出版商: Укринформ (Organization)</text:p>
      <text:p text:style-name="P4">
出版时间: 2023-05-24T16:55:03+03:00</text:p>
      <text:p text:style-name="P4">
修改时间: 2023-05-24T16:55:03+03:00</text:p>
      <text:p text:style-name="P4">
描述: 希瑟制造了坎贝克。  - 乌克林。</text:p>
      <text:p text:style-name="P4">
图片: ['<text:a xlink:type="simple" xlink:href="https://static.ukrinform.com/photos/2023_05/thumb_files/630_360_1684935835-191.jpg" text:style-name="Internet_20_link" text:visited-style-name="Visited_20_Internet_20_Link">
630_360_16849...</text:a>
']</text:p>
      <text:p text:style-name="P4">
标签: ['Футбол', 'Верес', 'Олександрія']</text:p>
      <text:p text:style-name="P4">
类型: Article</text:p>
      <!--METADATA-->
      <text:p text:style-name="P4">
<draw:frame draw:style-name="fr1" draw:name="Image154" text:anchor-type="as-char" svg:width="6.9236in" svg:height="3.956343in" draw:z-index="0">
<draw:image xlink:href="../Images/yкринформ/2023-05-24T16-55-03-03-00/630_360_1684935835-191.jpg" xlink:type="simple" xlink:show="embed" xlink:actuate="onLoad" draw:mime-type="image/jpeg"/>
</draw:frame>
希瑟制作了坎贝克。</text:p>
      <text:p text:style-name="P4">
“希瑟”和“亚历山大”共享观点(2：2)乌克林福姆报道，在乌克兰总统联赛第28轮比赛中。</text:p>
      <text:p text:style-name="P4">
比赛的分数在会议的第10分钟开始，分别是科瓦特人。在七分钟内，“亚历山大”将其优势A的目标翻了一番。</text:p>
      <text:p text:style-name="P4">
“希瑟”在比赛的第26分钟给了他的进球数，得分是克莱克。 在第二个Mutem Vovchenko中，已经在决赛中表现得分。</text:p>
      <text:p text:style-name="P4">
因此，2：2，团队分为分数。 “亚历山大”在UPL中排名第五，他们有43分，“希瑟”  - 第十二次，拥有28分。</text:p>
      <text:p text:style-name="P4">
<text:span text:style-name="T4">
另请阅读：</text:span>
 <text:a xlink:type="simple" xlink:href="https://www.ukrinform.ua/rubric-sports/3713557-dnipro1-prograv-vorskli-u-startovomu-matci-28go-turu-upl.html" text:style-name="Internet_20_link" text:visited-style-name="Visited_20_Internet_20_Link">
<text:span text:style-name="T4">
 upl </text:span>
</text:a>
正如乌克林福姆报道的那样，Zorya -Shakhtar的游戏将从下午5:00开始结束比赛。</text:p>
      <text:p text:style-name="P4">
照片：UPL.UA</text:p>
      <text:p text:style-name="P4">
News Source: <text:a xlink:type="simple" xlink:href="https://www.ukrinform.ua/rubric-sports/3713619-upl-veres-ta-oleksandria-zigrali-vniciu.html" text:style-name="Internet_20_link" text:visited-style-name="Visited_20_Internet_20_Link">
https://www.ukrinform.ua/rubric-sports/3713619-upl-veres-ta-oleksandria-zigrali-vniciu.html</text:a>
</text:p>
      <!--NEWS-->
      <text:h text:style-name="P10" text:outline-level="1">
<text:span text:style-name="T4">
在德尼普罗（Dnipro）出现了UPA英雄和监护人的街道</text:span>
</text:h>
      <text:p text:style-name="P4">
作者: Ukrinform (Person)</text:p>
      <text:p text:style-name="P4">
出版商: Укринформ (Organization)</text:p>
      <text:p text:style-name="P4">
出版时间: 2023-05-24T16:58:00+03:00</text:p>
      <text:p text:style-name="P4">
修改时间: 2023-05-24T16:58:00+03:00</text:p>
      <text:p text:style-name="P4">
描述: 在Dnipro中，与俄罗斯有关的大约十条街道在市议会会议上被更名。  - 乌克林。</text:p>
      <text:p text:style-name="P4">
图片: ['<text:a xlink:type="simple" xlink:href="https://static.ukrinform.com/photos/2023_05/thumb_files/630_360_1684936570-735.jpg" text:style-name="Internet_20_link" text:visited-style-name="Visited_20_Internet_20_Link">
630_360_16849...</text:a>
']</text:p>
      <text:p text:style-name="P4">
标签: ['Дніпро', 'УПА', 'Перейменування', '#stoprussia']</text:p>
      <text:p text:style-name="P4">
类型: Article</text:p>
      <!--METADATA-->
      <text:p text:style-name="P4">
<draw:frame draw:style-name="fr1" draw:name="Image155" text:anchor-type="as-char" svg:width="6.9236in" svg:height="3.956343in" draw:z-index="0">
<draw:image xlink:href="../Images/yкринформ/2023-05-24T16-58-00-03-00/630_360_1684936570-735.jpg" xlink:type="simple" xlink:show="embed" xlink:actuate="onLoad" draw:mime-type="image/jpeg"/>
</draw:frame>
在德尼普罗(Dnipro)，市议会会议更名为该部分相连的十条街道。</text:p>
      <text:p text:style-name="P4">
关于<text:a xlink:type="simple" xlink:href="https://t.me/borys_filatovv/1012" text:style-name="Internet_20_link" text:visited-style-name="Visited_20_Internet_20_Link">
</text:a>
乌克林福姆报道，城市首席主要工作的鲍里斯·菲拉托夫(Boris Filatov)报告。</text:p>
      <text:p text:style-name="P4">
“今天的会议上已经将几乎十二条街道重命名为剥夺了俄罗斯的轭。就像我们在其他一百多个地方所做的那样。但这不仅仅是[]的borodinskaya的变化<text:a xlink:type="simple" xlink:href="https://www.ukrinform.ua/tag-dnipro" text:style-name="Internet_20_link" text:visited-style-name="Visited_20_Internet_20_Link">
</text:a>
有一条街头天空街。 邮报(Kamchatskaya Street)被称为UPA英雄，”该帖子写道。</text:p>
      <text:p text:style-name="P4">
此外，Lvivska街来取代Levanevsky。</text:p>
      <text:p text:style-name="P4">
Filatov补充说，两年前在Dniep​​er中，这可能很困难。</text:p>
      <text:p text:style-name="P4">
<text:span text:style-name="T4">
另请阅读：</text:span>
 <text:a xlink:type="simple" xlink:href="https://www.ukrinform.ua/rubric-kyiv/3711099-u-kievi-bude-metro-plosa-ukrainskih-geroiv-i-vulica-cercilla-perejmenuvali-26-obektiv.html" text:style-name="Internet_20_link" text:visited-style-name="Visited_20_Internet_20_Link">
<text:span text:style-name="T4">
重命名</text:span>
</text:a>
据报道，去年在DNIEPER中，更名为150多名粉丝，计划中还有300多名。</text:p>
      <text:p text:style-name="P4">
News Source: <text:a xlink:type="simple" xlink:href="https://www.ukrinform.ua/rubric-regions/3713623-u-dnipri-zavilas-vulica-geroiv-upa-ta-vartovih-neba.html" text:style-name="Internet_20_link" text:visited-style-name="Visited_20_Internet_20_Link">
https://www.ukrinform.ua/rubric-regions/3713623-u-dnipri-zavilas-vulica-geroiv-upa-ta-vartovih-neba.html</text:a>
</text:p>
      <!--NEWS-->
      <text:h text:style-name="P10" text:outline-level="1">
<text:span text:style-name="T4">
瑞士将出售德国25坦克豹2-乌克兰将能够获得更多武器</text:span>
</text:h>
      <text:p text:style-name="P4">
作者: Ukrinform (Person)</text:p>
      <text:p text:style-name="P4">
出版商: Укринформ (Organization)</text:p>
      <text:p text:style-name="P4">
出版时间: 2023-05-24T17:00:00+03:00</text:p>
      <text:p text:style-name="P4">
修改时间: 2023-05-24T17:00:00+03:00</text:p>
      <text:p text:style-name="P4">
描述: 瑞士政府周三支持25个高级豹2战斗坦克的退役，以出售德国，这可以使西方国家向乌克兰发送更多的军事援助。  - 乌克林。</text:p>
      <text:p text:style-name="P4">
图片: ['<text:a xlink:type="simple" xlink:href="https://static.ukrinform.com/photos/2023_02/thumb_files/630_360_1677073795-317.jpg" text:style-name="Internet_20_link" text:visited-style-name="Visited_20_Internet_20_Link">
630_360_16770...</text:a>
']</text:p>
      <text:p text:style-name="P4">
标签: ['Німеччина', 'Швейцарія', 'Україна', 'Війна з Росією', ' танк Leopard']</text:p>
      <text:p text:style-name="P4">
类型: Article</text:p>
      <!--METADATA-->
      <text:p text:style-name="P4">
<draw:frame draw:style-name="fr1" draw:name="Image156" text:anchor-type="as-char" svg:width="6.9236in" svg:height="3.956343in" draw:z-index="0">
<draw:image xlink:href="../Images/yкринформ/2023-05-24T17-00-00-03-00/630_360_1677073795-317.jpg" xlink:type="simple" xlink:show="embed" xlink:actuate="onLoad" draw:mime-type="image/jpeg"/>
</draw:frame>
周三，政府支持将25个领先的巴特勒曼豹2退役，目的是出售给德国，这可以允许西乌克兰人向乌克兰提供更多的军事援助。</text:p>
      <text:p text:style-name="P4">
关于它报告<text:a xlink:type="simple" xlink:href="https://www.reuters.com/business/aerospace-defense/switzerland-takes-step-towards-sale-25-leopard-2-tanks-back-germany-2023-05-24/" text:style-name="Internet_20_link" text:visited-style-name="Visited_20_Internet_20_Link">
</text:a>
，报道乌克林福姆。</text:p>
      <text:p text:style-name="P4">
如前所述，此问题对瑞士当局敏感，因为禁止将武器直接发送给乌克兰到瑞士。</text:p>
      <text:p text:style-name="P4">
目前，瑞士士兵有134个豹子2坦克和96个储物储存。</text:p>
      <text:p text:style-name="P4">
<text:span text:style-name="T4">
另请阅读：</text:span>
 <text:a xlink:type="simple" xlink:href="https://www.ukrinform.ua/rubric-economy/3713159-bank-u-svejcarii-pocav-zamorozuvati-investicijni-rahunki-rosian-i-bilorusiv-roszmi.html" text:style-name="Internet_20_link" text:visited-style-name="Visited_20_Internet_20_Link">
</text:a>
政府声明指出，他们自己的军事需要<text:a xlink:type="simple" xlink:href="https://www.ukrinform.ua/tag-svejcaria" text:style-name="Internet_20_link" text:visited-style-name="Visited_20_Internet_20_Link">
</text:a>
保持覆盖。 政府概述了瑞士议会现在应该对这个问题做出决定。</text:p>
      <text:p text:style-name="P4">
2月，德国要求瑞士由制造商Rheinmetall出售部分坦克，这将使该公司能够填补欧盟和北约成员国武器的空白。</text:p>
      <text:p text:style-name="P4">
德国，波兰，葡萄牙，芬兰和瑞典是豹坦克询问的国家之一，以帮助乌克兰捍卫自己免受俄罗斯的袭击，在自己的武器库中造成差距。</text:p>
      <text:p text:style-name="P4">
早些时候，伯尔尼(Bern)阻止了德国，西班牙和丹麦(Denmark)的要求，要求他们重新出发他们先前购买的瑞士生产弹药。</text:p>
      <text:p text:style-name="P4">
<text:span text:style-name="T4">
另请阅读：</text:span>
 <text:a xlink:type="simple" xlink:href="https://www.ukrinform.ua/rubric-ato/3713575-posol-ukraini-v-nimeccini-anonsuvav-peredacu-110-tankiv-leopard.html" text:style-name="Internet_20_link" text:visited-style-name="Visited_20_Internet_20_Link">
<text:span text:style-name="T4">
豹</text:span>
</text:a>
但是，正如该机构所写的那样，在瑞士，这个问题越来越有争议，因为亲乌克兰人对公共和政治情绪的变化造成了政府的压力，要求政府取消禁止将瑞士武器出口到战斗区的禁令。</text:p>
      <text:p text:style-name="P4">
根据乌克林福姆的说法，为豹子2和莱卡克坦克生产组件的德国工业集团溜冰场增加了容量并增加了员工人数。</text:p>
      <text:p text:style-name="P4">
<text:span text:style-name="T5">
foto：kmweg.com</text:span>
</text:p>
      <text:p text:style-name="P4">
News Source: <text:a xlink:type="simple" xlink:href="https://www.ukrinform.ua/rubric-ato/3713625-svejcaria-prodast-nimeccini-25-tankiv-leopard-2-ukraina-zmoze-otrimati-bilse-zbroi.html" text:style-name="Internet_20_link" text:visited-style-name="Visited_20_Internet_20_Link">
https://www.ukrinform.ua/rubric-ato/3713625-svejcaria-prodast-nimeccini-25-tankiv-leopard-2-ukraina-zmoze-otrimati-bilse-zbroi.html</text:a>
</text:p>
      <!--NEWS-->
      <text:h text:style-name="P10" text:outline-level="1">
<text:span text:style-name="T4">
由于该领土在风险区域的爆炸物，有610万人 - 经济部</text:span>
</text:h>
      <text:p text:style-name="P4">
作者: ['АРМІЯINFORM']</text:p>
      <text:p text:style-name="P4">
时间: 2023-05-24T17:00:00-04:00</text:p>
      <text:p text:style-name="P4">
描述: 通过Terudennya的sc起，乌克兰人Vibuhonebizhenspesky在Rizika Rivy地区的物体...与乌克兰2022年的战争，与乌克兰的最新新闻，与乌克兰的新闻，与乌克兰2022年的新闻战争，今天的最后一场战争将是乌克兰和俄罗斯和俄罗斯和俄罗斯和俄罗斯和俄罗斯之间的战争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5/medium.jpg" text:style-name="Internet_20_link" text:visited-style-name="Visited_20_Internet_20_Link">
medium.jpg</text:a>
']</text:p>
      <text:p text:style-name="P4">
标签: ['ГУМАНІТАРНЕ РОЗМІНУВАННЯ', 'МІНИ', 'ЮЛІЯ СВИРИДЕНКО']</text:p>
      <text:p text:style-name="P4">
类别: News</text:p>
      <!--METADATA-->
      <text:p text:style-name="P4">
<draw:frame draw:style-name="fr1" draw:name="Image157" text:anchor-type="as-char" svg:width="6.9236in" svg:height="3.89908in" draw:z-index="0">
<draw:image xlink:href="../Images/AРМІЯINFORM/2023-05-24T17-00-00-04-00/medium.jpg" xlink:type="simple" xlink:show="embed" xlink:actuate="onLoad" draw:mime-type="image/jpeg"/>
</draw:frame>
由于乌克兰领土的污染，有610万人是分区中的爆炸性物体。</text:p>
      <text:p text:style-name="P4">
关于它<text:a xlink:type="simple" xlink:href="https://www.me.gov.ua/News/Detail" text:style-name="Internet_20_link" text:visited-style-name="Visited_20_Internet_20_Link">
报告</text:a>
乌克兰尤利亚斯维迪恩科经济经济的第一位维奇雷米尔人少数人。</text:p>
      <text:p text:style-name="P4">
“技术考试需要1.75千公里的广场。 尤其是乌克兰的领土，有610万人的风险。 我们已要求我们的国际合作伙伴加入人道主义矿山的过程。 因此，政府正在寻找与将帮助我们进入矿山设备进入全球市场的国家建立“脱颖而出联盟”的可能性。”</text:p>
      <text:p text:style-name="P4">
她指出，国防部只有2,000名杀手，我们需要培训更多的专家并吸引来自其他国家的牧师。</text:p>
      <text:p text:style-name="P4">
在乌克兰，已经建立了人道主义需求中心，该中心将协调所有参与者，吸引资金并确定优先事项。 同样在乌克兰，也制定了人道主义忠实的农业土地计划，其中包括Dnipropetrovsk，Zaporizhia，Kyiv，Mykolaiv，Mykolaiv，Sumy，Kharkiv，Kharkiv，Kharkiv，Kherson，Kherson，Chernihiv和Cherkasy地区。</text:p>
      <text:p text:style-name="P4">
“在乌克兰重建的背景下，人道主义的魔术是首要任务。 首先，这是关于关键基础设施，社会基础设施和住宅建筑，农业用地。 6月，弗拉登将参加乌克兰修复的重要会议。该计划的一个要素将是致力于加速人道主义指定的会议。”</text:p>
      <text:p text:style-name="P4">
News Source: <text:a xlink:type="simple" xlink:href="https://armyinform.com.ua/2023/05/24/cherez-zabrudneni-vybuhivkoyu-terytoriyi-v-zoni-ryzyku-perebuvayut-61-mln-lyudej-minekonomiky/" text:style-name="Internet_20_link" text:visited-style-name="Visited_20_Internet_20_Link">
https://armyinform.com.ua/2023/05/24/cherez-zabrudneni-vybuhivkoyu-terytoriyi-v-zoni-ryzyku-perebuvayut-61-mln-lyudej-minekonomiky/</text:a>
</text:p>
      <!--NEWS-->
      <text:h text:style-name="P10" text:outline-level="1">
<text:span text:style-name="T4">
纳达尔不会在温网2023上玩</text:span>
</text:h>
      <text:p text:style-name="P4">
作者: Ukrinform (Person)</text:p>
      <text:p text:style-name="P4">
出版商: Укринформ (Organization)</text:p>
      <text:p text:style-name="P4">
出版时间: 2023-05-24T17:03:53+03:00</text:p>
      <text:p text:style-name="P4">
修改时间: 2023-05-24T17:03:53+03:00</text:p>
      <text:p text:style-name="P4">
描述: 都是因为大腿受伤。  - 乌克林。</text:p>
      <text:p text:style-name="P4">
图片: ['<text:a xlink:type="simple" xlink:href="https://static.ukrinform.com/photos/2023_05/thumb_files/630_360_1684936977-571.jpg" text:style-name="Internet_20_link" text:visited-style-name="Visited_20_Internet_20_Link">
630_360_16849...</text:a>
']</text:p>
      <text:p text:style-name="P4">
标签: ['Теніс', 'Надаль', 'Вімблдон']</text:p>
      <text:p text:style-name="P4">
类型: Article</text:p>
      <!--METADATA-->
      <text:p text:style-name="P4">
<draw:frame draw:style-name="fr1" draw:name="Image158" text:anchor-type="as-char" svg:width="6.9236in" svg:height="3.956343in" draw:z-index="0">
<draw:image xlink:href="../Images/yкринформ/2023-05-24T17-03-53-03-00/630_360_1684936977-571.jpg" xlink:type="simple" xlink:show="embed" xlink:actuate="onLoad" draw:mime-type="image/jpeg"/>
</draw:frame>
都是因为大腿的创伤。</text:p>
      <text:p text:style-name="P4">
22届冠军大斯莱姆·拉斐尔·纳达尔(Slemem Rafael Nadal)出演了温网2023，<text:a xlink:type="simple" xlink:href="https://twitter.com/EntryLists/status/1661027361708703749" text:style-name="Internet_20_link" text:visited-style-name="Visited_20_Internet_20_Link">
</text:a>
乌克林福姆报道，条目列表不在骨架上。</text:p>
      <text:p text:style-name="P4">
纳达尔两次赢得温布尔登(2008，2010)，今年的比赛将于7月3日举行。</text:p>
      <text:p text:style-name="P4">
由于大腿受伤，西班牙人在澳大利亚公开后没有去法院。 他的帐户中只有4场比赛和一场胜利。</text:p>
      <text:p text:style-name="P4">
同样，自2004年以来，罗兰·哈罗斯(Rolan Harros)首次不会讲话。 他认为在2024赛季之后完成职业生涯。</text:p>
      <text:p text:style-name="P4">
<text:span text:style-name="T4">
另请阅读：</text:span>
 <text:a xlink:type="simple" xlink:href="https://www.ukrinform.ua/rubric-sports/3711034-nadal-uperse-z-2004-roku-propustit-rolan-garros.html" text:style-name="Internet_20_link" text:visited-style-name="Visited_20_Internet_20_Link">
<text:span text:style-name="T4">
 nadal </text:span>
</text:a>
据乌克林福姆报道，2021年，纳达尔在罗兰·哈罗斯(Rolan Harros)受伤，在赛季结束时，纳达尔(Rolan Harros)仅参加了两场比赛，但在2022年，他回到球场，度过了47场比赛，赢得了“澳大利亚公开赛”和“ Rolan Garros”。</text:p>
      <text:p text:style-name="P4">
照片：盖蒂图像</text:p>
      <text:p text:style-name="P4">
News Source: <text:a xlink:type="simple" xlink:href="https://www.ukrinform.ua/rubric-sports/3713626-nadal-ne-zigrae-na-vimbldoni2023.html" text:style-name="Internet_20_link" text:visited-style-name="Visited_20_Internet_20_Link">
https://www.ukrinform.ua/rubric-sports/3713626-nadal-ne-zigrae-na-vimbldoni2023.html</text:a>
</text:p>
      <!--NEWS-->
      <text:h text:style-name="P10" text:outline-level="1">
<text:span text:style-name="T4">
阿布扎比举行了一项大型文化活动，专门用于乌克兰刺绣</text:span>
</text:h>
      <text:p text:style-name="P4">
作者: Ukrinform (Person)</text:p>
      <text:p text:style-name="P4">
出版商: Укринформ (Organization)</text:p>
      <text:p text:style-name="P4">
出版时间: 2023-05-24T17:05:00+03:00</text:p>
      <text:p text:style-name="P4">
修改时间: 2023-05-24T17:05:00+03:00</text:p>
      <text:p text:style-name="P4">
描述: 阿联酋（乌兹）的乌克兰妇女倡议举行了“乌克兰刺绣：到现在的年龄”。  - 乌克林。</text:p>
      <text:p text:style-name="P4">
图片: ['<text:a xlink:type="simple" xlink:href="https://static.ukrinform.com/photos/2023_05/thumb_files/630_360_1684928762-421.jpg" text:style-name="Internet_20_link" text:visited-style-name="Visited_20_Internet_20_Link">
630_360_16849...</text:a>
', '<text:a xlink:type="simple" xlink:href="https://static.ukrinform.com/photos/2023_05/1684928810-648.jpg" text:style-name="Internet_20_link" text:visited-style-name="Visited_20_Internet_20_Link">
1684928810-64...</text:a>
', '<text:a xlink:type="simple" xlink:href="https://static.ukrinform.com/photos/2023_05/1684928861-765.jpg" text:style-name="Internet_20_link" text:visited-style-name="Visited_20_Internet_20_Link">
1684928861-76...</text:a>
', '<text:a xlink:type="simple" xlink:href="https://static.ukrinform.com/photos/2023_05/1684928922-685.jpg" text:style-name="Internet_20_link" text:visited-style-name="Visited_20_Internet_20_Link">
1684928922-68...</text:a>
', '<text:a xlink:type="simple" xlink:href="https://static.ukrinform.com/photos/2023_05/1684929133-744.jpg" text:style-name="Internet_20_link" text:visited-style-name="Visited_20_Internet_20_Link">
1684929133-74...</text:a>
', '<text:a xlink:type="simple" xlink:href="https://static.ukrinform.com/photos/2023_05/1684929197-175.jpg" text:style-name="Internet_20_link" text:visited-style-name="Visited_20_Internet_20_Link">
1684929197-17...</text:a>
', '<text:a xlink:type="simple" xlink:href="https://static.ukrinform.com/photos/2023_05/1684929235-401.jpg" text:style-name="Internet_20_link" text:visited-style-name="Visited_20_Internet_20_Link">
1684929235-40...</text:a>
', '<text:a xlink:type="simple" xlink:href="https://static.ukrinform.com/photos/2023_05/1684929262-269.jpg" text:style-name="Internet_20_link" text:visited-style-name="Visited_20_Internet_20_Link">
1684929262-26...</text:a>
', '<text:a xlink:type="simple" xlink:href="https://static.ukrinform.com/photos/2023_05/1684929275-558.jpg" text:style-name="Internet_20_link" text:visited-style-name="Visited_20_Internet_20_Link">
1684929275-55...</text:a>
', '<text:a xlink:type="simple" xlink:href="https://static.ukrinform.com/photos/2023_05/1684929293-734.jpg" text:style-name="Internet_20_link" text:visited-style-name="Visited_20_Internet_20_Link">
1684929293-73...</text:a>
', '<text:a xlink:type="simple" xlink:href="https://static.ukrinform.com/photos/2023_05/1684929309-342.jpg" text:style-name="Internet_20_link" text:visited-style-name="Visited_20_Internet_20_Link">
1684929309-34...</text:a>
', '<text:a xlink:type="simple" xlink:href="https://static.ukrinform.com/photos/2023_05/1684929420-800.jpg" text:style-name="Internet_20_link" text:visited-style-name="Visited_20_Internet_20_Link">
1684929420-80...</text:a>
']</text:p>
      <text:p text:style-name="P4">
标签: ['Діаспора', 'Культура', 'ОАЕ', 'Вишиванка', 'День вишиванки']</text:p>
      <text:p text:style-name="P4">
类型: Article</text:p>
      <!--METADATA-->
      <text:p text:style-name="P4">
<draw:frame draw:style-name="fr1" draw:name="Image159" text:anchor-type="as-char" svg:width="6.9236in" svg:height="3.956343in" draw:z-index="0">
<draw:image xlink:href="../Images/yкринформ/2023-05-24T17-05-00-03-00/630_360_1684928762-421.jpg" xlink:type="simple" xlink:show="embed" xlink:actuate="onLoad" draw:mime-type="image/jpeg"/>
</draw:frame>
阿联酋的乌克兰女性倡议(乌兹)她在阿布扎比举行了一场文化活动，“乌克兰的储蓄：到现在很久”。</text:p>
      <text:p text:style-name="P4">
乌兹·玛丽安·埃维科娃(Uzhi Marian Evsyukova)公共项目的活动组织者 - 共同创始人。</text:p>
      <text:p text:style-name="P4">
<draw:frame draw:style-name="fr1" draw:name="Image160" text:anchor-type="as-char" svg:width="6.9236in" svg:height="4.615733in" draw:z-index="0">
<draw:image xlink:href="../Images/yкринформ/2023-05-24T17-05-00-03-00/1684928810-648.jpg" xlink:type="simple" xlink:show="embed" xlink:actuate="onLoad" draw:mime-type="image/jpeg"/>
</draw:frame>
照片：Alyonakyonig</text:p>
      <text:p text:style-name="P4">
该活动于5月21日在Creative Hub Room举行(青年枢纽)在刺绣日之际。 该计划包括刺绣衬衫，讲习班，讲座，表演，与儿童和成人音乐速度学团体的参与以及个人表演者，民间表演，通过这些表演，能够通过这些表演更多地了解乌克兰刺绣和刺绣，以及乌克兰文化和乌克兰文化和文化传统。</text:p>
      <text:p text:style-name="P4">
<draw:frame draw:style-name="fr1" draw:name="Image161" text:anchor-type="as-char" svg:width="6.9236in" svg:height="4.615733in" draw:z-index="0">
<draw:image xlink:href="../Images/yкринформ/2023-05-24T17-05-00-03-00/1684928861-765.jpg" xlink:type="simple" xlink:show="embed" xlink:actuate="onLoad" draw:mime-type="image/jpeg"/>
</draw:frame>
照片：Alyonakyonig</text:p>
      <text:p text:style-name="P4">
“进行这样的文化事件的想法发生在不久前。 阿布扎比(Abu Dhabi)和迪拜(Dubai)在过去的几年举行了Vyshivanka Day，Tsybulo很棒。 但是，他们主要针对乌克兰社区。 她梦想着专注于外国人，以更积极地传播有关富裕和古老的乌克兰文化遗产的信息。 阿联酋非常接近此类事件，因为200多个国籍的代表居住在这里，而表达占阿联酋人口的85％。</text:p>
      <text:p text:style-name="P4">
<draw:frame draw:style-name="fr1" draw:name="Image162" text:anchor-type="as-char" svg:width="6.9236in" svg:height="4.615733in" draw:z-index="0">
<draw:image xlink:href="../Images/yкринформ/2023-05-24T17-05-00-03-00/1684928922-685.jpg" xlink:type="simple" xlink:show="embed" xlink:actuate="onLoad" draw:mime-type="image/jpeg"/>
</draw:frame>
照片：Vladarokhina</text:p>
      <text:p text:style-name="P4">
该活动的庄严开幕是随着乌克兰非凡和权威的参与，他的妻子尤金(Eugene)和令人敬畏的阿联酋航空(Emirates)参加了阿联酋。</text:p>
      <text:p text:style-name="P4">
<draw:frame draw:style-name="fr1" draw:name="Image163" text:anchor-type="as-char" svg:width="6.9236in" svg:height="4.615733in" draw:z-index="0">
<draw:image xlink:href="../Images/yкринформ/2023-05-24T17-05-00-03-00/1684929133-744.jpg" xlink:type="simple" xlink:show="embed" xlink:actuate="onLoad" draw:mime-type="image/jpeg"/>
</draw:frame>
照片：Alyonakyonig</text:p>
      <text:p text:style-name="P4">
关于乌克兰刺绣和刺绣的起源和深厚历史，装饰品的象征和颜色的价值，在有关该主题的演讲中讲述了乌克兰人的各种刺绣技巧：“刺绣 - 乌克兰文化遗产”，以及上面单独的信息立场。</text:p>
      <text:p text:style-name="P4">
<draw:frame draw:style-name="fr1" draw:name="Image164" text:anchor-type="as-char" svg:width="6.9236in" svg:height="4.615733in" draw:z-index="0">
<draw:image xlink:href="../Images/yкринформ/2023-05-24T17-05-00-03-00/1684929197-175.jpg" xlink:type="simple" xlink:show="embed" xlink:actuate="onLoad" draw:mime-type="image/jpeg"/>
</draw:frame>
照片：Alyonakyonig</text:p>
      <text:p text:style-name="P4">
<draw:frame draw:style-name="fr1" draw:name="Image165" text:anchor-type="as-char" svg:width="6.9236in" svg:height="4.615733in" draw:z-index="0">
<draw:image xlink:href="../Images/yкринформ/2023-05-24T17-05-00-03-00/1684929235-401.jpg" xlink:type="simple" xlink:show="embed" xlink:actuate="onLoad" draw:mime-type="image/jpeg"/>
</draw:frame>
照片：Vladarokhina</text:p>
      <text:p text:style-name="P4">
此外，乌克兰人穿上了刺绣西部 - 包括家庭卫队和著名的乌克兰设计师。 Divosvit，Sofia和成年人在刺绣de污过程中也证明了民族命名的丰富性。 因此，创意枢纽在这一天开花。</text:p>
      <text:p text:style-name="P4">
<draw:frame draw:style-name="fr1" draw:name="Image166" text:anchor-type="as-char" svg:width="6.664062in" svg:height="10.0in" draw:z-index="0">
<draw:image xlink:href="../Images/yкринформ/2023-05-24T17-05-00-03-00/1684929262-269.jpg" xlink:type="simple" xlink:show="embed" xlink:actuate="onLoad" draw:mime-type="image/jpeg"/>
</draw:frame>
照片：Vladarokhina</text:p>
      <text:p text:style-name="P4">
刺绣的话题也存在于该节目的音乐部分。 特别是，阿联酋“红色卡利纳”(Red Kalina)在乌克兰歌曲和舞蹈的合奏开始了他的歌曲“ Vyshivanka”和“两种颜色”的表演。 乌克兰上学日“ DivoSvit”的编舞老师为歌曲“ Vyshivanka”展示了舞蹈。 此外，在年轻表演者和专业音乐家演出的活动中听到了乌克兰音乐(Kateryna Bushan，Eugene Ashcheulova和Valery Darnyaeva)在阿联酋乌克兰星期六学校和格拉齐奥索音乐学院的乌克兰星期六学校的舞蹈数字和表演中，在各种乐器上。</text:p>
      <text:p text:style-name="P4">
<draw:frame draw:style-name="fr1" draw:name="Image167" text:anchor-type="as-char" svg:width="6.9236in" svg:height="4.615733in" draw:z-index="0">
<draw:image xlink:href="../Images/yкринформ/2023-05-24T17-05-00-03-00/1684929275-558.jpg" xlink:type="simple" xlink:show="embed" xlink:actuate="onLoad" draw:mime-type="image/jpeg"/>
</draw:frame>
照片：Vladarokhina</text:p>
      <text:p text:style-name="P4">
该活动的客人还热情地试图掌握传统的乌克兰刺绣。 相关大师班的参与者借助zeerostics的细丝将其名称转换为画布，并使用印刷方案将其名字转换为画布。 乌克兰刺绣图案还装饰有Moto Doll Clots，这些衣服是在下一个大师班上创建的。</text:p>
      <text:p text:style-name="P4">
<draw:frame draw:style-name="fr1" draw:name="Image168" text:anchor-type="as-char" svg:width="6.9236in" svg:height="4.615733in" draw:z-index="0">
<draw:image xlink:href="../Images/yкринформ/2023-05-24T17-05-00-03-00/1684929293-734.jpg" xlink:type="simple" xlink:show="embed" xlink:actuate="onLoad" draw:mime-type="image/jpeg"/>
</draw:frame>
照片：Vladarokhina</text:p>
      <text:p text:style-name="P4">
“我们从客人那里收到的评论，以及来自14个以上国家 /地区的120多人，显示了该活动的正确格式。 也是Yemiratians，外国人和我们的同胞。 乌克兰人从所有阿联酋参加了这一活动，并将该活动变成了乌克兰文化的真正假期。 我们已经展示了乌克兰精神，祖国的爱，统一和尊重我们价值观的能力的力量。 在我们创意枢纽的那天，乌克兰成为阿联酋乌克兰的中心，外国人能够通往我们国家的道路，进入其丰富而独特的文化Aukraini，与他的灵魂安息，Mariana Yevsyukova，说。</text:p>
      <text:p text:style-name="P4">
<draw:frame draw:style-name="fr1" draw:name="Image169" text:anchor-type="as-char" svg:width="6.9236in" svg:height="4.615733in" draw:z-index="0">
<draw:image xlink:href="../Images/yкринформ/2023-05-24T17-05-00-03-00/1684929309-342.jpg" xlink:type="simple" xlink:show="embed" xlink:actuate="onLoad" draw:mime-type="image/jpeg"/>
</draw:frame>
照片：Vladarokhina</text:p>
      <text:p text:style-name="P4">
<draw:frame draw:style-name="fr1" draw:name="Image170" text:anchor-type="as-char" svg:width="6.9236in" svg:height="4.615733in" draw:z-index="0">
<draw:image xlink:href="../Images/yкринформ/2023-05-24T17-05-00-03-00/1684929420-800.jpg" xlink:type="simple" xlink:show="embed" xlink:actuate="onLoad" draw:mime-type="image/jpeg"/>
</draw:frame>
照片：Alyonakyonig</text:p>
      <text:p text:style-name="P4">
正如乌克林福姆报道的，阿布扎比和迪拜的乌克兰学校<text:a xlink:type="simple" xlink:href="https://www.ukrinform.ua/rubric-diaspora/3698054-v-abudabi-ta-dubai-ukrainski-skoli-proveli-majsterklasi-pisankarstva.html" text:style-name="Internet_20_link" text:visited-style-name="Visited_20_Internet_20_Link">
</text:a>
硕士课。</text:p>
      <text:p text:style-name="P4">
<text:span text:style-name="T5">
foto：Yerokhina的力量，Alona Kionig</text:span>
</text:p>
      <text:p text:style-name="P4">
News Source: <text:a xlink:type="simple" xlink:href="https://www.ukrinform.ua/rubric-diaspora/3713550-v-abudabi-vidbuvsa-masstabnij-kulturnij-zahid-prisvacenij-ukrainskij-visivci.html" text:style-name="Internet_20_link" text:visited-style-name="Visited_20_Internet_20_Link">
https://www.ukrinform.ua/rubric-diaspora/3713550-v-abudabi-vidbuvsa-masstabnij-kulturnij-zahid-prisvacenij-ukrainskij-visivci.html</text:a>
</text:p>
      <!--NEWS-->
      <text:h text:style-name="P10" text:outline-level="1">
<text:span text:style-name="T4">
Nikolaev氧化铝工厂准备恢复工作-Kim</text:span>
</text:h>
      <text:p text:style-name="P4">
作者: Ukrinform (Person)</text:p>
      <text:p text:style-name="P4">
出版商: Укринформ (Organization)</text:p>
      <text:p text:style-name="P4">
出版时间: 2023-05-24T17:08:00+03:00</text:p>
      <text:p text:style-name="P4">
修改时间: 2023-05-24T17:08:00+03:00</text:p>
      <text:p text:style-name="P4">
描述: Nikolaev氧化铝工厂正在准备恢复工作。  - 乌克林。</text:p>
      <text:p text:style-name="P4">
图片: ['<text:a xlink:type="simple" xlink:href="https://static.ukrinform.com/photos/2022_05/thumb_files/630_360_1651666581-310.jpg" text:style-name="Internet_20_link" text:visited-style-name="Visited_20_Internet_20_Link">
630_360_16516...</text:a>
']</text:p>
      <text:p text:style-name="P4">
标签: ['Економіка', 'Миколаїв', 'Завод', 'Віталій Кім']</text:p>
      <text:p text:style-name="P4">
类型: Article</text:p>
      <!--METADATA-->
      <text:p text:style-name="P4">
<draw:frame draw:style-name="fr1" draw:name="Image171" text:anchor-type="as-char" svg:width="6.9236in" svg:height="3.956343in" draw:z-index="0">
<draw:image xlink:href="../Images/yкринформ/2023-05-24T17-08-00-03-00/630_360_1651666581-310.jpg" xlink:type="simple" xlink:show="embed" xlink:actuate="onLoad" draw:mime-type="image/jpeg"/>
</draw:frame>
Nikolaev氧化铝工厂正在准备恢复工作。</text:p>
      <text:p text:style-name="P4">
Vitaliy Kim在5月24日在区域政府的一份简报中说，关于这一点，回答了乌克林事物通讯员的问题。</text:p>
      <text:p text:style-name="P4">
“ MHz上有个好消息，但稍后再进行。 目前，进行工作的任务是，那里的人需要工作并获得薪水。 所有者的上诉仍在检查，然后企业有一个魔鬼，一段时间后，它必须运行。 当然，没有俄罗斯人。”金说。</text:p>
      <text:p text:style-name="P4">
据他说，今天在<text:a xlink:type="simple" xlink:href="https://www.ukrinform.ua/tag-zavod" text:style-name="Internet_20_link" text:visited-style-name="Visited_20_Internet_20_Link">
</text:a>
战前有6,000人中约有300人。 它们大多受雇，并为污泥领域提供服务。</text:p>
      <text:p text:style-name="P4">
金还指出，在国家拥有的工厂的过渡期间，污泥领域可能存在一些问题，其安全运营需要严重的经济成本。 在炎热的天气中，可能再次是灰尘的排放(在战前，当周围的村庄被红色尘埃覆盖时，作为Tsybulo。). Проте це питання влада тримає на контролі.</text:p>
      <text:p text:style-name="P4">
<text:span text:style-name="T4">
Читайте також:</text:span>
 <text:a xlink:type="simple" xlink:href="https://www.ukrinform.ua/rubric-vidbudova/3712647-na-deokupovanij-snigurivsini-ponovlue-robotu-zavod-kompanii-agrofusion.html" text:style-name="Internet_20_link" text:visited-style-name="Visited_20_Internet_20_Link">
 <text:span text:style-name="T4">
Agro</text:span>
 </text:a>
另外，根据OVA主席的说法，讨论了另一家大型企业的尼古拉夫人 -  se nvkg“ Zorya -mashproet”的问题。</text:p>
      <text:p text:style-name="P4">
据报道，最高反腐败法院满足了司法部关于转移到俄罗斯寡头Oleg deripaska的乌克兰企业所有权的要求，其中包括尼古拉夫氧化铝工厂。 它是欧洲最大的非有产冶金企业之一。</text:p>
      <text:p text:style-name="P4">
News Source: <text:a xlink:type="simple" xlink:href="https://www.ukrinform.ua/rubric-economy/3713627-mikolaivskij-glinozemnij-zavod-gotuetsa-vidnoviti-robotu-kim.html" text:style-name="Internet_20_link" text:visited-style-name="Visited_20_Internet_20_Link">
https://www.ukrinform.ua/rubric-economy/3713627-mikolaivskij-glinozemnij-zavod-gotuetsa-vidnoviti-robotu-kim.html</text:a>
</text:p>
      <!--NEWS-->
      <text:h text:style-name="P10" text:outline-level="1">
<text:span text:style-name="T4">
乌克兰财产在克里米亚的“国有化”没有法律武力 - 弧线的总统代表</text:span>
</text:h>
      <text:p text:style-name="P4">
作者: Ukrinform (Person)</text:p>
      <text:p text:style-name="P4">
出版商: Укринформ (Organization)</text:p>
      <text:p text:style-name="P4">
出版时间: 2023-05-24T17:14:00+03:00</text:p>
      <text:p text:style-name="P4">
修改时间: 2023-05-24T17:14:00+03:00</text:p>
      <text:p text:style-name="P4">
描述: 乌克兰财产在克里米亚的乌克兰财产中被称为国有化，没有法律武力，财产所有人的权利将被恢复。  - 乌克林。</text:p>
      <text:p text:style-name="P4">
图片: ['<text:a xlink:type="simple" xlink:href="https://static.ukrinform.com/photos/2019_11/thumb_files/630_360_1574934374-733.jpg" text:style-name="Internet_20_link" text:visited-style-name="Visited_20_Internet_20_Link">
630_360_15749...</text:a>
', '<text:a xlink:type="simple" xlink:href="https://static.ukrinform.com/photos/2023_05/1684937491-891.jpg" text:style-name="Internet_20_link" text:visited-style-name="Visited_20_Internet_20_Link">
1684937491-89...</text:a>
']</text:p>
      <text:p text:style-name="P4">
标签: ['Націоналізація', 'Окупація Криму', 'Майно', 'Війна з Росією']</text:p>
      <text:p text:style-name="P4">
类型: Article</text:p>
      <!--METADATA-->
      <text:p text:style-name="P4">
<draw:frame draw:style-name="fr1" draw:name="Image172" text:anchor-type="as-char" svg:width="6.9236in" svg:height="3.956343in" draw:z-index="0">
<draw:image xlink:href="../Images/yкринформ/2023-05-24T17-14-00-03-00/630_360_1574934374-733.jpg" xlink:type="simple" xlink:show="embed" xlink:actuate="onLoad" draw:mime-type="image/jpeg"/>
</draw:frame>
临时占领的克里米亚的乌克兰财产没有法律武力，财产所有人的权利将被恢复。</text:p>
      <text:p text:style-name="P4">
这在[]中被告知(https://www.facebook.com/ppu.gov.ua/posts/pfbid02QrjmDVYjtvBaRNu88WNgWd8r7L35q6UnuTi5ke1D9fq1P9zqHyC48bHsX34DCQNbl)乌克林福姆报道，乌克兰自治共和国的总统代表克里米亚自治共和国。</text:p>
      <text:p text:style-name="P4">
“由于这种非法交易行为而实施的” <text:a xlink:type="simple" xlink:href="https://www.ukrinform.ua/tag-nacionalizacia" text:style-name="Internet_20_link" text:visited-style-name="Visited_20_Internet_20_Link">
</text:a>
“国家，乌克兰企业和乌克兰公民的财产或合法所有者从合法所有者中扣押的财产是不合法的，也不会在占领之后得到验证。同样，在俄罗斯联邦公民的情况下，不会认识到交易。 ，职业管理或俄罗斯业务不会。</text:p>
      <text:p text:style-name="P4">
<draw:frame draw:style-name="fr1" draw:name="Image173" text:anchor-type="as-char" svg:width="6.9236in" svg:height="6.9236in" draw:z-index="0">
<draw:image xlink:href="../Images/yкринформ/2023-05-24T17-14-00-03-00/1684937491-891.jpg" xlink:type="simple" xlink:show="embed" xlink:actuate="onLoad" draw:mime-type="image/jpeg"/>
</draw:frame>
代表办公室强调，这种职业行政部门的“决定”不承认。</text:p>
      <text:p text:style-name="P4">
该部门在该部门中说：“财产所有人受害者的权利将通过返回这种哈米姆或侵略者国家的赔偿来恢复，尤其是以赔偿的形式来偿还俄罗斯联合会的形式。”</text:p>
      <text:p text:style-name="P4">
<text:span text:style-name="T4">
另请阅读：</text:span>
 <text:a xlink:type="simple" xlink:href="https://www.ukrinform.ua/rubric-crimea/3712722-okupanti-vivozat-iz-krimu-dokumenti-so-pidtverdzuut-ihnu-nezakonnu-dialnist-gumenuk.html" text:style-name="Internet_20_link" text:visited-style-name="Visited_20_Internet_20_Link">
<text:span text:style-name="T4">
 crimea </text:span>
</text:a>
作为 <text:a xlink:type="simple" xlink:href="https://www.ukrinform.ua/rubric-crimea/3713586-u-krimu-zagarbniki-nacionalizuvali-57-obektiv.html" text:style-name="Internet_20_link" text:visited-style-name="Visited_20_Internet_20_Link">
 </text:a>
，俄罗斯在克里米亚“国有化”的入侵者57个属于乌克兰人和马吉利斯的房地产物品。</text:p>
      <text:p text:style-name="P4">
News Source: <text:a xlink:type="simple" xlink:href="https://www.ukrinform.ua/rubric-crimea/3713629-nacionalizacia-ukrainskogo-majna-u-krimu-ne-mae-uridicnoi-sili-predstavnictvo-prezidenta-v-ark.html" text:style-name="Internet_20_link" text:visited-style-name="Visited_20_Internet_20_Link">
https://www.ukrinform.ua/rubric-crimea/3713629-nacionalizacia-ukrainskogo-majna-u-krimu-ne-mae-uridicnoi-sili-predstavnictvo-prezidenta-v-ark.html</text:a>
</text:p>
      <!--NEWS-->
      <text:h text:style-name="P10" text:outline-level="1">
<text:span text:style-name="T4">
Zaluzhny的假死亡：Danilov讲述了会议，并对讨厌的</text:span>
</text:h>
      <text:p text:style-name="P4">
作者: Ukrinform (Person)</text:p>
      <text:p text:style-name="P4">
出版商: Укринформ (Organization)</text:p>
      <text:p text:style-name="P4">
出版时间: 2023-05-24T17:14:12+03:00</text:p>
      <text:p text:style-name="P4">
修改时间: 2023-05-24T17:14:12+03:00</text:p>
      <text:p text:style-name="P4">
描述: 国家安全与国防委员会秘书Alexei Danilov报告说，在早上会见了最高指挥官-In -egief Volodymyr Zelenskyy的利率，武装部队瓦莱里·扎卢兹尼（Valery Valery Zaluzhny）的总司令。  - 乌克林。</text:p>
      <text:p text:style-name="P4">
图片: ['<text:a xlink:type="simple" xlink:href="https://static.ukrinform.com/photos/2023_03/thumb_files/630_360_1677948274-404.jpg" text:style-name="Internet_20_link" text:visited-style-name="Visited_20_Internet_20_Link">
630_360_16779...</text:a>
', '<text:a xlink:type="simple" xlink:href="https://static.ukrinform.com/photos/2023_05/1684937380-608.png" text:style-name="Internet_20_link" text:visited-style-name="Visited_20_Internet_20_Link">
1684937380-60...</text:a>
']</text:p>
      <text:p text:style-name="P4">
标签: ['Данілов', 'Валерій Залужний', 'Війна з Росією', 'Ставка Верховного головнокомандувача']</text:p>
      <text:p text:style-name="P4">
类型: Article</text:p>
      <!--METADATA-->
      <text:p text:style-name="P4">
<draw:frame draw:style-name="fr1" draw:name="Image174" text:anchor-type="as-char" svg:width="6.9236in" svg:height="3.956343in" draw:z-index="0">
<draw:image xlink:href="../Images/yкринформ/2023-05-24T17-14-12-03-00/630_360_1677948274-404.jpg" xlink:type="simple" xlink:show="embed" xlink:actuate="onLoad" draw:mime-type="image/jpeg"/>
</draw:frame>
国家安全和国防部的秘书Alexei Danilov报告说，武装部队武装部队Valery Zaluzhny的最高指挥官 - 总司令 - 总司令沃罗迪米尔·Zelenskyy助理。</text:p>
      <text:p text:style-name="P4">
正如Ukrinform报道的那样，这是他在[]的帖子中报道的(http://twitter.com/OleksiyDanilov/status/1661362834503004160?cxt=HHwWgMCzmcOsrI4uAAAA)“乌克兰总统，最高指挥官 - 武装部队总司令Volodymyr Zelensky24.05.2023，10.00听到了武装部队武装部队总司令瓦莱里亚鲁鲁兹尼和其他费率成员的报告。” 。</text:p>
      <text:p text:style-name="P4">
在他的帖子中，扎卢兹尼(Zaluzhny)的名字贴着眨眼的笑脸。</text:p>
      <text:p text:style-name="P4">
<draw:frame draw:style-name="fr1" draw:name="Image175" text:anchor-type="as-char" svg:width="6.9236in" svg:height="2.42326in" draw:z-index="0">
<draw:image xlink:href="../Images/yкринформ/2023-05-24T17-14-12-03-00/1684937380-608.png" xlink:type="simple" xlink:show="embed" xlink:actuate="onLoad" draw:mime-type="image/png"/>
</draw:frame>
<text:span text:style-name="T4">
另请阅读：</text:span>
 <text:a xlink:type="simple" xlink:href="https://www.ukrinform.ua/rubric-ato/3712001-rosijskij-fejk-pro-zniknenna-zaluznogo-povazanij-iz-pikom-naprugi-v-bahmuti-malar.html" text:style-name="Internet_20_link" text:visited-style-name="Visited_20_Internet_20_Link">
<text:span text:style-name="T4">
 Zaluzhny </text:span>
</text:a>
据报道，许多宣传俄罗斯媒体报道，即死亡(其他人则是严重伤害)Zaluzhny，指挥官-in -tief。  5月24日<text:a xlink:type="simple" xlink:href="https://www.ukrinform.ua/tag-zelenskij" text:style-name="Internet_20_link" text:visited-style-name="Visited_20_Internet_20_Link">
</text:a>
最高指挥官 - 总司令在作战军事局势上举行了另一次会议，提供了弹药并致力于航空发展的概念。</text:p>
      <text:p text:style-name="P4">
_foto：op _</text:p>
      <text:p text:style-name="P4">
News Source: <text:a xlink:type="simple" xlink:href="https://www.ukrinform.ua/rubric-ato/3713628-fejkova-smert-zaluznogo-danilov-rozpoviv-pro-zasidanna-stavki-ta-pidmorgnuv-hejteram.html" text:style-name="Internet_20_link" text:visited-style-name="Visited_20_Internet_20_Link">
https://www.ukrinform.ua/rubric-ato/3713628-fejkova-smert-zaluznogo-danilov-rozpoviv-pro-zasidanna-stavki-ta-pidmorgnuv-hejteram.html</text:a>
</text:p>
      <!--NEWS-->
      <text:h text:style-name="P10" text:outline-level="1">
<text:span text:style-name="T4">
俄罗斯空中炸弹摧毁了苏米地区的幼儿园</text:span>
</text:h>
      <text:p text:style-name="P4">
作者: Ukrinform (Person)</text:p>
      <text:p text:style-name="P4">
出版商: Укринформ (Organization)</text:p>
      <text:p text:style-name="P4">
出版时间: 2023-05-24T17:22:28+03:00</text:p>
      <text:p text:style-name="P4">
修改时间: 2023-05-24T17:22:28+03:00</text:p>
      <text:p text:style-name="P4">
描述: 敌人在对CB摧毁幼儿园的火灾破坏后，在另一个社区中袭击了Sumy地区的社区。  - 乌克林。</text:p>
      <text:p text:style-name="P4">
图片: ['<text:a xlink:type="simple" xlink:href="https://static.ukrinform.com/photos/2023_05/thumb_files/630_360_1684938027-855.jpg" text:style-name="Internet_20_link" text:visited-style-name="Visited_20_Internet_20_Link">
630_360_16849...</text:a>
']</text:p>
      <text:p text:style-name="P4">
标签: ['Обстріл', 'Сумщина', 'Війна з Росією']</text:p>
      <text:p text:style-name="P4">
类型: Article</text:p>
      <!--METADATA-->
      <text:p text:style-name="P4">
<draw:frame draw:style-name="fr1" draw:name="Image176" text:anchor-type="as-char" svg:width="6.9236in" svg:height="3.956343in" draw:z-index="0">
<draw:image xlink:href="../Images/yкринформ/2023-05-24T17-22-28-03-00/630_360_1684938027-855.jpg" xlink:type="simple" xlink:show="embed" xlink:actuate="onLoad" draw:mime-type="image/jpeg"/>
</draw:frame>
Vorogozavavna是Sumy地区社区的火箭袭击，在大火之后，Caban摧毁了幼儿园。</text:p>
      <text:p text:style-name="P4">
关于它在[]中报告(http://t.me/Sumy_news_ODA/16380)Sumy Ova，据报道乌克林福姆。</text:p>
      <text:p text:style-name="P4">
“今天，敌人是由空军进行的1级爆炸。</text:p>
      <text:p text:style-name="P4">
还报道说，俄罗斯人大约造成了火灾(1vibuḫ)在年轻社区的幼儿园。</text:p>
      <text:p text:style-name="P4">
炮击细节已澄清。</text:p>
      <text:p text:style-name="P4">
<text:span text:style-name="T4">
另请阅读：</text:span>
 <text:a xlink:type="simple" xlink:href="https://www.ukrinform.ua/rubric-ato/3713593-na-zaporizkomu-napramku-zbilsilasa-kilkist-rosijskih-vijskovih-mer-melitopola.html" text:style-name="Internet_20_link" text:visited-style-name="Visited_20_Internet_20_Link">
</text:a>
据报道，早晨，敌人向边境社区开火<text:a xlink:type="simple" xlink:href="https://www.ukrinform.ua/tag-sumsina" text:style-name="Internet_20_link" text:visited-style-name="Visited_20_Internet_20_Link">
</text:a>
来自迫击炮。</text:p>
      <text:p text:style-name="P4">
News Source: <text:a xlink:type="simple" xlink:href="https://www.ukrinform.ua/rubric-ato/3713630-rosijska-aviabomba-zrujnuvala-ditacij-sadok-na-sumsini.html" text:style-name="Internet_20_link" text:visited-style-name="Visited_20_Internet_20_Link">
https://www.ukrinform.ua/rubric-ato/3713630-rosijska-aviabomba-zrujnuvala-ditacij-sadok-na-sumsini.html</text:a>
</text:p>
      <!--NEWS-->
      <text:h text:style-name="P10" text:outline-level="1">
<text:span text:style-name="T4">
Dmytro Kuleba会见了非洲联盟的领导</text:span>
</text:h>
      <text:p text:style-name="P4">
作者: Ukrinform (Person)</text:p>
      <text:p text:style-name="P4">
出版商: Укринформ (Organization)</text:p>
      <text:p text:style-name="P4">
出版时间: 2023-05-24T17:26:05+03:00</text:p>
      <text:p text:style-name="P4">
修改时间: 2023-05-24T17:26:05+03:00</text:p>
      <text:p text:style-name="P4">
描述: 与非洲国家的关系的强化是外交部长Dmitry Kuleba与非洲联盟主席，共同群岛联盟Azali Ascene联盟主席和非洲联盟委员会主席，非洲联盟联盟主席的重点埃塞俄比亚亚的斯亚贝巴的Masha Mahamote。  - 乌克林。</text:p>
      <text:p text:style-name="P4">
图片: ['<text:a xlink:type="simple" xlink:href="https://static.ukrinform.com/photos/2023_05/thumb_files/630_360_1684938075-982.jpeg" text:style-name="Internet_20_link" text:visited-style-name="Visited_20_Internet_20_Link">
630_360_16849...</text:a>
', '<text:a xlink:type="simple" xlink:href="https://static.ukrinform.com/photos/2023_05/1684938075-525.jpeg" text:style-name="Internet_20_link" text:visited-style-name="Visited_20_Internet_20_Link">
1684938075-52...</text:a>
', '<text:a xlink:type="simple" xlink:href="https://static.ukrinform.com/photos/2023_05/1684938093-558.jpeg" text:style-name="Internet_20_link" text:visited-style-name="Visited_20_Internet_20_Link">
1684938093-55...</text:a>
', '<text:a xlink:type="simple" xlink:href="https://static.ukrinform.com/photos/2023_05/1684938075-943.jpeg" text:style-name="Internet_20_link" text:visited-style-name="Visited_20_Internet_20_Link">
1684938075-94...</text:a>
']</text:p>
      <text:p text:style-name="P4">
标签: ['Африка', 'Дмитро Кулеба', 'МЗС', 'Україна']</text:p>
      <text:p text:style-name="P4">
类型: Article</text:p>
      <!--METADATA-->
      <text:p text:style-name="P4">
<draw:frame draw:style-name="fr1" draw:name="Image177" text:anchor-type="as-char" svg:width="6.9236in" svg:height="3.956343in" draw:z-index="0">
<draw:image xlink:href="../Images/yкринформ/2023-05-24T17-26-05-03-00/630_360_1684938075-982.jpeg" xlink:type="simple" xlink:show="embed" xlink:actuate="onLoad" draw:mime-type="image/jpeg"/>
</draw:frame>
与非洲国家的关系的加强是外交部与非洲联盟主管Dmitry Kuleba，大豆群岛Azali Asumani的总统和非洲联盟Faki Mahamote委员会主席的重点，埃塞俄比亚。</text:p>
      <text:p text:style-name="P4">
这在消息中说明了这一点<text:a xlink:type="simple" xlink:href="https://mfa.gov.ua/news/dmitro-kuleba-ukrayina-zapochatkovuye-sistemnu-spivpracyu-iz-afrikanskim-soyuzom" text:style-name="Internet_20_link" text:visited-style-name="Visited_20_Internet_20_Link">
</text:a>
，报道乌克林福姆。</text:p>
      <text:p text:style-name="P4">
如图所述，会议是在5月22日在部长访问埃塞俄比亚期间庆祝的非洲日前夕举行的。</text:p>
      <text:p text:style-name="P4">
库勒巴(Kuleba)告诉阿扎利(Azali Asumani)和穆西·法基·玛哈马塔(Musi Faki Mahamata)，乌克兰与非洲的准确关系过程，这将为我们的州，企业和公民带来新的利益，并指出了一体的统一。</text:p>
      <text:p text:style-name="P4">
<draw:frame draw:style-name="fr1" draw:name="Image178" text:anchor-type="as-char" svg:width="6.9236in" svg:height="4.60941in" draw:z-index="0">
<draw:image xlink:href="../Images/yкринформ/2023-05-24T17-26-05-03-00/1684938075-525.jpeg" xlink:type="simple" xlink:show="embed" xlink:actuate="onLoad" draw:mime-type="image/jpeg"/>
</draw:frame>
他说：“去年秋天，泽伦斯基总统与非洲领导人的积极对话以及我在秋天的非洲大陆的第一个历史，这给了乌克兰 - 非洲关系的Startranezens。”</text:p>
      <text:p text:style-name="P4">
<draw:frame draw:style-name="fr1" draw:name="Image179" text:anchor-type="as-char" svg:width="6.9236in" svg:height="5.548364in" draw:z-index="0">
<draw:image xlink:href="../Images/yкринформ/2023-05-24T17-26-05-03-00/1684938093-558.jpeg" xlink:type="simple" xlink:show="embed" xlink:actuate="onLoad" draw:mime-type="image/jpeg"/>
</draw:frame>
这位部长强调，乌克兰已经在国际组织中与非洲国家的互动加强了互动，增加了粮食安全领域的合作，积极分享了乌克兰军事外交和反信息威胁的经验。</text:p>
      <text:p text:style-name="P4">
“我在非洲前夕访问非洲联盟总部的帐篷，可以以新的方式向乌克兰开放乌克兰。 我们将使我们的对话更加系统性和规律，以使乌克兰非洲的乌克兰彼此更好地理解。” Dmytro Kuleba说。</text:p>
      <text:p text:style-name="P4">
<draw:frame draw:style-name="fr1" draw:name="Image180" text:anchor-type="as-char" svg:width="6.9236in" svg:height="4.618895in" draw:z-index="0">
<draw:image xlink:href="../Images/yкринформ/2023-05-24T17-26-05-03-00/1684938075-943.jpeg" xlink:type="simple" xlink:show="embed" xlink:actuate="onLoad" draw:mime-type="image/jpeg"/>
</draw:frame>
在这方面，当事方同意转化为乌克兰政府与非洲联盟委员会之间各个级别的以下水平联系的系统基础。</text:p>
      <text:p text:style-name="P4">
乌克兰外交负责人引起了对乌克兰侵略对非洲局势的负面影响：提高食品产品价格的价格，对PEC“ Wagner”活动的加强，社会经济指标下降。</text:p>
      <text:p text:style-name="P4">
“俄罗斯对乌克兰的战争在世界范围内，尤其是塔夫里坦大陆。 在联合国宪章和乌克兰的公式方面，将俄罗斯侵略的努力结合起来至关重要。”部长强调。库勒巴强调，任何和平倡议都应该与Zelensky和平总统的逻辑一致，这尤其是在联合国大会相关决议的后果中反映的。</text:p>
      <text:p text:style-name="P4">
非洲的食品安全是会议的单独主题。 乌克兰部长指出，在2022年12月至2023年3月，乌克兰谷物谷物总统的人道主义计划的框架内，乌克兰公职人员看到了6艘船，其中有6艘船，载有170,000吨小麦的货物也门。 埃塞俄比亚获得了9万吨，肯尼亚-25,000吨，索马里-25,000吨，也门-3万吨。 据他说，将在不久的将来计划船舶的船只和其他重新审查援助的国家。</text:p>
      <text:p text:style-name="P4">
外交部长强调，由于黑海谷物倡议的运作，截至5月初，非洲国家从330万吨的农产品中出口。 这尤其允许在许多非洲国家使用食物稳定。</text:p>
      <text:p text:style-name="P4">
<text:span text:style-name="T4">
另请阅读：</text:span>
 <text:a xlink:type="simple" xlink:href="https://www.ukrinform.ua/rubric-polytics/3712782-mirotvorca-misia-afrikanskih-lideriv-kuleba-vkazav-na-vazlivu-detal.html" text:style-name="Internet_20_link" text:visited-style-name="Visited_20_Internet_20_Link">
<text:span text:style-name="T4">
非洲</text:span>
</text:a>
在这种情况下，部长呼吁非洲联盟对俄罗斯的需求，阿比文停止与黑海黑海的谷物走廊的工作相互交织，阻止了乌克兰港口的封锁。</text:p>
      <text:p text:style-name="P4">
“俄罗斯不应将食物用作武器。 乌克兰谷物的未打扰出口将帮助非洲国家接收所需的农产品。 我们敦促非洲联盟清楚地宣布俄罗斯的破坏性政策。</text:p>
      <text:p text:style-name="P4">
据报道，乌克兰外交部长访问国家<text:a xlink:type="simple" xlink:href="https://www.ukrinform.ua/tag-afrika" text:style-name="Internet_20_link" text:visited-style-name="Visited_20_Internet_20_Link">
</text:a>
促进Zelensky总统的和平和平的态度，并为该国开放新的前景。</text:p>
      <text:p text:style-name="P4">
<text:span text:style-name="T5">
foto：外国</text:span>
</text:p>
      <text:p text:style-name="P4">
News Source: <text:a xlink:type="simple" xlink:href="https://www.ukrinform.ua/rubric-polytics/3713632-dmitro-kuleba-zustrivsa-z-kerivnictvom-afrikanskogo-souzu.html" text:style-name="Internet_20_link" text:visited-style-name="Visited_20_Internet_20_Link">
https://www.ukrinform.ua/rubric-polytics/3713632-dmitro-kuleba-zustrivsa-z-kerivnictvom-afrikanskogo-souzu.html</text:a>
</text:p>
      <!--NEWS-->
      <text:h text:style-name="P10" text:outline-level="1">
<text:span text:style-name="T4">
进入Belgorod地区的志愿者编队没有损失 -  RDC指挥官</text:span>
</text:h>
      <text:p text:style-name="P4">
作者: Ukrinform (Person)</text:p>
      <text:p text:style-name="P4">
出版商: Укринформ (Organization)</text:p>
      <text:p text:style-name="P4">
出版时间: 2023-05-24T17:29:00+03:00</text:p>
      <text:p text:style-name="P4">
修改时间: 2023-05-24T17:29:00+03:00</text:p>
      <text:p text:style-name="P4">
描述: 本周，Belgorod地区的Belgorod地区没有损失。  - 乌克林。</text:p>
      <text:p text:style-name="P4">
图片: ['<text:a xlink:type="simple" xlink:href="https://static.ukrinform.com/photos/2023_05/thumb_files/630_360_1684938632-354.jpg" text:style-name="Internet_20_link" text:visited-style-name="Visited_20_Internet_20_Link">
630_360_16849...</text:a>
', '<text:a xlink:type="simple" xlink:href="https://static.ukrinform.com/photos/2023_05/1684939076-3799.jpeg" text:style-name="Internet_20_link" text:visited-style-name="Visited_20_Internet_20_Link">
1684939076-37...</text:a>
', '<text:a xlink:type="simple" xlink:href="https://static.ukrinform.com/photos/2023_05/1684938868-910.jpg" text:style-name="Internet_20_link" text:visited-style-name="Visited_20_Internet_20_Link">
1684938868-91...</text:a>
', '<text:a xlink:type="simple" xlink:href="https://static.ukrinform.com/photos/2023_05/1684939078-4756.jpeg" text:style-name="Internet_20_link" text:visited-style-name="Visited_20_Internet_20_Link">
1684939078-47...</text:a>
']</text:p>
      <text:p text:style-name="P4">
标签: ['Війна з Росією', 'Бєлгород', 'РДК']</text:p>
      <text:p text:style-name="P4">
类型: Article</text:p>
      <!--METADATA-->
      <text:p text:style-name="P4">
<draw:frame draw:style-name="fr1" draw:name="Image181" text:anchor-type="as-char" svg:width="6.9236in" svg:height="3.956343in" draw:z-index="0">
<draw:image xlink:href="../Images/yкринформ/2023-05-24T17-29-00-03-00/630_360_1684938632-354.jpg" xlink:type="simple" xlink:show="embed" xlink:actuate="onLoad" draw:mime-type="image/jpeg"/>
</draw:frame>
本周没有肥沃的地层到达Belgorod地区。</text:p>
      <text:p text:style-name="P4">
RDC指挥官丹尼斯·怀特·雷克斯(Denis White Rex)表示，在乌克兰北部边界附近通过的简报中，关于它。</text:p>
      <text:p text:style-name="P4">
<draw:frame draw:style-name="fr1" draw:name="Image182" text:anchor-type="as-char" svg:width="6.9236in" svg:height="4.615733in" draw:z-index="0">
<draw:image xlink:href="../Images/yкринформ/2023-05-24T17-29-00-03-00/1684939076-3799.jpeg" xlink:type="simple" xlink:show="embed" xlink:actuate="onLoad" draw:mime-type="image/jpeg"/>
</draw:frame>
丹尼斯说：“我们只有两个第300位。”</text:p>
      <text:p text:style-name="P4">
<draw:frame draw:style-name="fr1" draw:name="Image183" text:anchor-type="as-char" svg:width="6.9236in" svg:height="4.615733in" draw:z-index="0">
<draw:image xlink:href="../Images/yкринформ/2023-05-24T17-29-00-03-00/1684938868-910.jpg" xlink:type="simple" xlink:show="embed" xlink:actuate="onLoad" draw:mime-type="image/jpeg"/>
</draw:frame>
据报道，本周俄罗斯的贝尔戈罗德发生了爆炸。 特别是，俄罗斯电报的建筑物受到建筑物的损害<text:a xlink:type="simple" xlink:href="https://www.ukrinform.ua/tag-fsb-rf" text:style-name="Internet_20_link" text:visited-style-name="Visited_20_Internet_20_Link">
</text:a>
。 随后，社交网络出现在“俄罗斯志愿军团”和军团“俄罗斯自由”中，解放了某些定居点和他们在Ubelgorod地区格雷沃伦镇的部队西部。</text:p>
      <text:p text:style-name="P4">
<text:span text:style-name="T4">
另请阅读：</text:span>
 <text:a xlink:type="simple" xlink:href="https://www.ukrinform.ua/rubric-ato/3713568-ukrainska-rozvidka-povnistu-volodie-informacieu-pro-podii-v-belgorodskij-oblasti-rf-usov.html" text:style-name="Internet_20_link" text:visited-style-name="Visited_20_Internet_20_Link">
</text:a>
总统办公室负责人Mikhail Podolyak的顾问表示，乌克兰不参与Belgorod地区的活动。</text:p>
      <text:p text:style-name="P4">
<draw:frame draw:style-name="fr1" draw:name="Image184" text:anchor-type="as-char" svg:width="6.9236in" svg:height="4.615733in" draw:z-index="0">
<draw:image xlink:href="../Images/yкринформ/2023-05-24T17-29-00-03-00/1684939078-4756.jpeg" xlink:type="simple" xlink:show="embed" xlink:actuate="onLoad" draw:mime-type="image/jpeg"/>
</draw:frame>
乌克兰国防部情报部门的主要局长表示，俄罗斯和RDC的自由开始了一项释放俄罗斯撤销普京的行动，以建立一定的安全地带以保护乌克兰人口。</text:p>
      <text:p text:style-name="P4">
<text:span text:style-name="T4">
另请阅读：</text:span>
 <text:a xlink:type="simple" xlink:href="https://www.ukrinform.ua/rubric-ato/3713567-vivezeni-aderni-boepripasi-z-belgorod-22-ne-povernuli-na-misce-zberiganna-rozvidka.html" text:style-name="Internet_20_link" text:visited-style-name="Visited_20_Internet_20_Link">
</text:a>
乌克兰情报人员还了解到，俄罗斯联邦急切地进行了位于Belgorod地区的核弹药“ Belgorod-22”的撤离。</text:p>
      <text:p text:style-name="P4">
News Source: <text:a xlink:type="simple" xlink:href="https://www.ukrinform.ua/rubric-ato/3713635-u-dobrovolcih-formuvan-aki-zajsli-dnami-do-belgorodskoi-oblasti-vtrat-nemae-komandir-rdk.html" text:style-name="Internet_20_link" text:visited-style-name="Visited_20_Internet_20_Link">
https://www.ukrinform.ua/rubric-ato/3713635-u-dobrovolcih-formuvan-aki-zajsli-dnami-do-belgorodskoi-oblasti-vtrat-nemae-komandir-rdk.html</text:a>
</text:p>
      <!--NEWS-->
      <text:h text:style-name="P10" text:outline-level="1">
<text:span text:style-name="T4">
习近平已保证俄罗斯在有关其基本利益方面对中国的支持</text:span>
</text:h>
      <text:p text:style-name="P4">
作者: Ukrinform (Person)</text:p>
      <text:p text:style-name="P4">
出版商: Укринформ (Organization)</text:p>
      <text:p text:style-name="P4">
出版时间: 2023-05-24T17:35:00+03:00</text:p>
      <text:p text:style-name="P4">
修改时间: 2023-05-24T17:35:00+03:00</text:p>
      <text:p text:style-name="P4">
描述: 中国领导人习近平在北京与俄罗斯政府主管米哈伊尔·米斯托丁（Mikhail Mishustin）的一次会议上说，中国已准备好与俄罗斯合作，以在有关其基本利益方面相互支持。  - 乌克林。</text:p>
      <text:p text:style-name="P4">
图片: ['<text:a xlink:type="simple" xlink:href="https://static.ukrinform.com/photos/2023_05/thumb_files/630_360_1684938902-690.jpg" text:style-name="Internet_20_link" text:visited-style-name="Visited_20_Internet_20_Link">
630_360_16849...</text:a>
', '<text:a xlink:type="simple" xlink:href="https://static.ukrinform.com/photos/2023_05/1684938902-582.jpg" text:style-name="Internet_20_link" text:visited-style-name="Visited_20_Internet_20_Link">
1684938902-58...</text:a>
']</text:p>
      <text:p text:style-name="P4">
标签: ['Китай', 'Сі Цзіньпін', 'Росія']</text:p>
      <text:p text:style-name="P4">
类型: Article</text:p>
      <!--METADATA-->
      <text:p text:style-name="P4">
<draw:frame draw:style-name="fr1" draw:name="Image185" text:anchor-type="as-char" svg:width="6.9236in" svg:height="3.946452in" draw:z-index="0">
<draw:image xlink:href="../Images/yкринформ/2023-05-24T17-35-00-03-00/630_360_1684938902-690.jpg" xlink:type="simple" xlink:show="embed" xlink:actuate="onLoad" draw:mime-type="image/jpeg"/>
</draw:frame>
中国领导人习近平在北京与俄罗斯政府Mishustin负责人举行的一次会议上表示，中国准备与俄罗斯合作，互相支持，以互相支持，以涉及其基本利益。</text:p>
      <text:p text:style-name="P4">
在中国外交部报道了这一点，并报告了其自己的乌克利福姆记者。</text:p>
      <text:p text:style-name="P4">
“ <text:a xlink:type="simple" xlink:href="https://www.ukrinform.ua/tag-kitaj" text:style-name="Internet_20_link" text:visited-style-name="Visited_20_Internet_20_Link">
</text:a>
准备与俄罗斯在有关其基本利益方面的事项方面与俄罗斯合作，并加强在多边地点的合作，例如Khano，上海合作组织，Brix和G20。俄罗斯人得到了加强，并发展了“是时间的意志和趋势”。</text:p>
      <text:p text:style-name="P4">
<draw:frame draw:style-name="fr1" draw:name="Image186" text:anchor-type="as-char" svg:width="6.9236in" svg:height="4.67343in" draw:z-index="0">
<draw:image xlink:href="../Images/yкринформ/2023-05-24T17-35-00-03-00/1684938902-582.jpg" xlink:type="simple" xlink:show="embed" xlink:actuate="onLoad" draw:mime-type="image/jpeg"/>
</draw:frame>
中国的领导人指出，两国合作的宽敞空间和生动的前景，并呼吁双方“利用并将全面合作提高到更高层面”，但是，并未指定要考虑的优势。</text:p>
      <text:p text:style-name="P4">
他说，双方都应继续提高经济，贸易和投资合作的水平，并巩固能源和沟通方面的扩大合作。</text:p>
      <text:p text:style-name="P4">
Si说：“中国准备与俄罗斯方面和欧亚经济联盟合作……为全球供应链和工业连锁店的稳定性和不间断性形成更开放的区域市场。”</text:p>
      <text:p text:style-name="P4">
5月23日至24日，在Mishustin访问中国之前，俄罗斯联邦的旗帜是由北京天安门的乌克兰广场放置的。 但是，中国媒体几乎无法动力俄罗斯联邦的一位高级客人的存在，两天之内只给出了几个简短的消息，而俄罗斯宣传员已成为首件新闻。 只有俄罗斯总理与这些中国梅迪亚的谈判才以其领导人的名言发布了传播材料。</text:p>
      <text:p text:style-name="P4">
<text:span text:style-name="T4">
另请阅读：</text:span>
 <text:a xlink:type="simple" xlink:href="https://www.ukrinform.ua/rubric-world/3711252-kitaj-iniciue-masstabnu-programu-rozsirenna-spivpraci-z-patma-krainami-centralnoi-azii.html" text:style-name="Internet_20_link" text:visited-style-name="Visited_20_Internet_20_Link">
</text:a>
</text:p>
      <text:p text:style-name="P4">
如报道<text:a xlink:type="simple" xlink:href="https://www.ukrinform.ua/rubric-polytics/3713282-glava-mzs-niderlandiv-rosijska-agresia-v-ukraini-mae-buti-pripinena.html" text:style-name="Internet_20_link" text:visited-style-name="Visited_20_Internet_20_Link">
</text:a>
荷兰法律部长，正在访问中国的沃普克·古斯特拉(Vopke Gucstra)强调，俄罗斯在乌克兰的侵略应停止。</text:p>
      <text:p text:style-name="P4">
<text:span text:style-name="T5">
foto：www.mfa.gov.cn</text:span>
</text:p>
      <text:p text:style-name="P4">
News Source: <text:a xlink:type="simple" xlink:href="https://www.ukrinform.ua/rubric-world/3713640-si-czinpin-poobicav-rosii-pidtrimku-kitau-v-pitannah-so-stosuutsa-ii-osnovnih-interesiv.html" text:style-name="Internet_20_link" text:visited-style-name="Visited_20_Internet_20_Link">
https://www.ukrinform.ua/rubric-world/3713640-si-czinpin-poobicav-rosii-pidtrimku-kitau-v-pitannah-so-stosuutsa-ii-osnovnih-interesiv.html</text:a>
</text:p>
      <!--NEWS-->
      <text:h text:style-name="P10" text:outline-level="1">
<text:span text:style-name="T4">
Yastremskaya进入了Rolan Harros资格的最后一轮</text:span>
</text:h>
      <text:p text:style-name="P4">
作者: Ukrinform (Person)</text:p>
      <text:p text:style-name="P4">
出版商: Укринформ (Organization)</text:p>
      <text:p text:style-name="P4">
出版时间: 2023-05-24T17:35:53+03:00</text:p>
      <text:p text:style-name="P4">
修改时间: 2023-05-24T17:35:53+03:00</text:p>
      <text:p text:style-name="P4">
描述: 在第二轮资格赛中，乌克兰人赢得了美国萨奇·维切利（American Sachy Viceri）的胜利。  - 乌克林。</text:p>
      <text:p text:style-name="P4">
图片: ['<text:a xlink:type="simple" xlink:href="https://static.ukrinform.com/photos/2023_05/thumb_files/630_360_1684938844-490.jpg" text:style-name="Internet_20_link" text:visited-style-name="Visited_20_Internet_20_Link">
630_360_16849...</text:a>
']</text:p>
      <text:p text:style-name="P4">
标签: ['Теніс', 'Даяна Ястремська']</text:p>
      <text:p text:style-name="P4">
类型: Article</text:p>
      <!--METADATA-->
      <text:p text:style-name="P4">
<draw:frame draw:style-name="fr1" draw:name="Image187" text:anchor-type="as-char" svg:width="6.9236in" svg:height="3.956343in" draw:z-index="0">
<draw:image xlink:href="../Images/yкринформ/2023-05-24T17-35-53-03-00/630_360_1684938844-490.jpg" xlink:type="simple" xlink:show="embed" xlink:actuate="onLoad" draw:mime-type="image/jpeg"/>
</draw:frame>
在第二次资格中，乌克兰人赢得了美国萨西·维切利(American Sachy Viceri)的胜利。</text:p>
      <text:p text:style-name="P4">
乌克兰网球运动员Diana Yastremskaya(№144WTA)报道说，她继续赢得网球公开冠军的冠军。</text:p>
      <text:p text:style-name="P4">
在第二轮比赛中，乌克兰克服了美国的Sachy Viceri(№169WTA)-6：2，5：7，6：3。</text:p>
      <text:p text:style-name="P4">
这是网球运动员的第一次会议。</text:p>
      <text:p text:style-name="P4">
在下一轮中，Yastremskaya将与Gret Minnen对抗(№119WTA). У 2020році українка поступилася представниці Бельгії на хардовому турнірі WTA 250 уЛінці, а в попередньому сезоні вони зустрічалися на турнірі WTA 1000 уМадриді, де Міннен не змогла дограти матч через травму плеча.</text:p>
      <text:p text:style-name="P4">
<text:span text:style-name="T4">
Читайте також:</text:span>
 <text:a xlink:type="simple" xlink:href="https://www.ukrinform.ua/rubric-sports/3713626-nadal-ne-zigrae-na-vimbldoni2023.html" text:style-name="Internet_20_link" text:visited-style-name="Visited_20_Internet_20_Link">
 <text:span text:style-name="T4">
Надаль</text:span>
 </text:a>
正如乌克林福姆报道的那样，拉斐尔·纳达尔(Raphael Nadal)将通过创伤错过“温网2023”。</text:p>
      <text:p text:style-name="P4">
照片：btu.org.ua</text:p>
      <text:p text:style-name="P4">
News Source: <text:a xlink:type="simple" xlink:href="https://www.ukrinform.ua/rubric-sports/3713638-astremska-probilas-do-finalnogo-raundu-kvalifikacii-rolan-garros.html" text:style-name="Internet_20_link" text:visited-style-name="Visited_20_Internet_20_Link">
https://www.ukrinform.ua/rubric-sports/3713638-astremska-probilas-do-finalnogo-raundu-kvalifikacii-rolan-garros.html</text:a>
</text:p>
      <!--NEWS-->
      <text:h text:style-name="P10" text:outline-level="1">
<text:span text:style-name="T4">
RDC和军团“俄罗斯自由”进入Belgorod地区，深40多公里</text:span>
</text:h>
      <text:p text:style-name="P4">
作者: Ukrinform (Person)</text:p>
      <text:p text:style-name="P4">
出版商: Укринформ (Organization)</text:p>
      <text:p text:style-name="P4">
出版时间: 2023-05-24T17:36:00+03:00</text:p>
      <text:p text:style-name="P4">
修改时间: 2023-05-24T17:36:00+03:00</text:p>
      <text:p text:style-name="P4">
描述: 俄罗斯志愿军团和军团“俄罗斯自由”进入了俄罗斯联邦的贝尔戈罗德地区，深42公里，这是其背后行动中最活跃的阶段，但行动仍在进行中。  - 乌克林。</text:p>
      <text:p text:style-name="P4">
图片: ['<text:a xlink:type="simple" xlink:href="https://static.ukrinform.com/photos/2023_05/thumb_files/630_360_1684938982-535.jpg" text:style-name="Internet_20_link" text:visited-style-name="Visited_20_Internet_20_Link">
630_360_16849...</text:a>
', '<text:a xlink:type="simple" xlink:href="https://static.ukrinform.com/photos/2023_05/1684939075-4962.jpeg" text:style-name="Internet_20_link" text:visited-style-name="Visited_20_Internet_20_Link">
1684939075-49...</text:a>
', '<text:a xlink:type="simple" xlink:href="https://static.ukrinform.com/photos/2023_05/1684939076-4345.jpeg" text:style-name="Internet_20_link" text:visited-style-name="Visited_20_Internet_20_Link">
1684939076-43...</text:a>
', '<text:a xlink:type="simple" xlink:href="https://static.ukrinform.com/photos/2023_05/thumb_files/630_360_1684939075-6109.jpeg" text:style-name="Internet_20_link" text:visited-style-name="Visited_20_Internet_20_Link">
630_360_16849...</text:a>
', '<text:a xlink:type="simple" xlink:href="https://static.ukrinform.com/photos/2023_05/thumb_files/630_360_1684939075-4641.jpeg" text:style-name="Internet_20_link" text:visited-style-name="Visited_20_Internet_20_Link">
630_360_16849...</text:a>
', '<text:a xlink:type="simple" xlink:href="https://static.ukrinform.com/photos/2023_05/thumb_files/630_360_1684939075-1275.jpeg" text:style-name="Internet_20_link" text:visited-style-name="Visited_20_Internet_20_Link">
630_360_16849...</text:a>
', '<text:a xlink:type="simple" xlink:href="https://static.ukrinform.com/photos/2023_05/thumb_files/630_360_1684939075-4962.jpeg" text:style-name="Internet_20_link" text:visited-style-name="Visited_20_Internet_20_Link">
630_360_16849...</text:a>
', '<text:a xlink:type="simple" xlink:href="https://static.ukrinform.com/photos/2023_05/thumb_files/630_360_1684939075-2253.jpeg" text:style-name="Internet_20_link" text:visited-style-name="Visited_20_Internet_20_Link">
630_360_16849...</text:a>
', '<text:a xlink:type="simple" xlink:href="https://static.ukrinform.com/photos/2023_05/thumb_files/630_360_1684939075-8701.jpeg" text:style-name="Internet_20_link" text:visited-style-name="Visited_20_Internet_20_Link">
630_360_16849...</text:a>
', '<text:a xlink:type="simple" xlink:href="https://static.ukrinform.com/photos/2023_05/thumb_files/630_360_1684939076-4345.jpeg" text:style-name="Internet_20_link" text:visited-style-name="Visited_20_Internet_20_Link">
630_360_16849...</text:a>
', '<text:a xlink:type="simple" xlink:href="https://static.ukrinform.com/photos/2023_05/thumb_files/630_360_1684939076-4235.jpeg" text:style-name="Internet_20_link" text:visited-style-name="Visited_20_Internet_20_Link">
630_360_16849...</text:a>
', '<text:a xlink:type="simple" xlink:href="https://static.ukrinform.com/photos/2023_05/thumb_files/630_360_1684939076-3799.jpeg" text:style-name="Internet_20_link" text:visited-style-name="Visited_20_Internet_20_Link">
630_360_16849...</text:a>
', '<text:a xlink:type="simple" xlink:href="https://static.ukrinform.com/photos/2023_05/thumb_files/630_360_1684939076-1531.jpeg" text:style-name="Internet_20_link" text:visited-style-name="Visited_20_Internet_20_Link">
630_360_16849...</text:a>
', '<text:a xlink:type="simple" xlink:href="https://static.ukrinform.com/photos/2023_05/thumb_files/630_360_1684939077-6829.jpeg" text:style-name="Internet_20_link" text:visited-style-name="Visited_20_Internet_20_Link">
630_360_16849...</text:a>
', '<text:a xlink:type="simple" xlink:href="https://static.ukrinform.com/photos/2023_05/thumb_files/630_360_1684939077-1808.jpeg" text:style-name="Internet_20_link" text:visited-style-name="Visited_20_Internet_20_Link">
630_360_16849...</text:a>
', '<text:a xlink:type="simple" xlink:href="https://static.ukrinform.com/photos/2023_05/thumb_files/630_360_1684939077-2194.jpeg" text:style-name="Internet_20_link" text:visited-style-name="Visited_20_Internet_20_Link">
630_360_16849...</text:a>
', '<text:a xlink:type="simple" xlink:href="https://static.ukrinform.com/photos/2023_05/thumb_files/630_360_1684939077-8675.jpeg" text:style-name="Internet_20_link" text:visited-style-name="Visited_20_Internet_20_Link">
630_360_16849...</text:a>
', '<text:a xlink:type="simple" xlink:href="https://static.ukrinform.com/photos/2023_05/thumb_files/630_360_1684939077-1068.jpeg" text:style-name="Internet_20_link" text:visited-style-name="Visited_20_Internet_20_Link">
630_360_16849...</text:a>
', '<text:a xlink:type="simple" xlink:href="https://static.ukrinform.com/photos/2023_05/thumb_files/630_360_1684939077-1071.jpeg" text:style-name="Internet_20_link" text:visited-style-name="Visited_20_Internet_20_Link">
630_360_16849...</text:a>
', '<text:a xlink:type="simple" xlink:href="https://static.ukrinform.com/photos/2023_05/thumb_files/630_360_1684939078-4756.jpeg" text:style-name="Internet_20_link" text:visited-style-name="Visited_20_Internet_20_Link">
630_360_16849...</text:a>
', '<text:a xlink:type="simple" xlink:href="https://static.ukrinform.com/photos/2023_05/1684939076-1531.jpeg" text:style-name="Internet_20_link" text:visited-style-name="Visited_20_Internet_20_Link">
1684939076-15...</text:a>
', '<text:a xlink:type="simple" xlink:href="https://static.ukrinform.com/photos/2023_05/1684939075-4641.jpeg" text:style-name="Internet_20_link" text:visited-style-name="Visited_20_Internet_20_Link">
1684939075-46...</text:a>
', '<text:a xlink:type="simple" xlink:href="https://static.ukrinform.com/photos/2023_05/1684939077-2194.jpeg" text:style-name="Internet_20_link" text:visited-style-name="Visited_20_Internet_20_Link">
1684939077-21...</text:a>
']</text:p>
      <text:p text:style-name="P4">
标签: ['Холодна війна', 'Легіон «Свобода Росії» ', 'РДК', 'Бєлгородська область']</text:p>
      <text:p text:style-name="P4">
类型: Article</text:p>
      <!--METADATA-->
      <text:p text:style-name="P4">
<draw:frame draw:style-name="fr1" draw:name="Image188" text:anchor-type="as-char" svg:width="6.9236in" svg:height="3.956343in" draw:z-index="0">
<draw:image xlink:href="../Images/yкринформ/2023-05-24T17-36-00-03-00/630_360_1684938982-535.jpg" xlink:type="simple" xlink:show="embed" xlink:actuate="onLoad" draw:mime-type="image/jpeg"/>
</draw:frame>
俄罗斯志愿军团和军团“俄罗斯自由”进入了42公里深的RFNU的Belgorod地区，这是他们背后最活跃的阶段，但行动仍在进行中。</text:p>
      <text:p text:style-name="P4">
RDC指挥官丹尼斯·怀特·雷克斯(Denis White Rex)表示，在乌克兰北部边界附近通过的简报中，关于它。</text:p>
      <text:p text:style-name="P4">
据他说，Belgorod地区的某些定居点控制了这一天 - 行动的活跃阶段很长，但仍在进行中。</text:p>
      <text:p text:style-name="P4">
<draw:frame draw:style-name="fr1" draw:name="Image189" text:anchor-type="as-char" svg:width="6.9236in" svg:height="4.615733in" draw:z-index="0">
<draw:image xlink:href="../Images/yкринформ/2023-05-24T17-36-00-03-00/1684939075-4962.jpeg" xlink:type="simple" xlink:show="embed" xlink:actuate="onLoad" draw:mime-type="image/jpeg"/>
</draw:frame>
“当我们越过[]时再次(https://www.ukrinform.ua/tag-kordon)俄罗斯联邦，我们看到军事政治领导层尚未为此做好准备。 他们告诉很多可以加强界线的(边界 -  ed。)，花费数十亿龙的牙齿，柱子，一些超级观念。 当涉及到业务时，一切都会倾泻。 我们越强大，他们需要做出决定的时间就越多。”他说。</text:p>
      <text:p text:style-name="P4">
<draw:frame draw:style-name="fr1" draw:name="Image190" text:anchor-type="as-char" svg:width="6.9236in" svg:height="4.529188in" draw:z-index="0">
<draw:image xlink:href="../Images/yкринформ/2023-05-24T17-36-00-03-00/1684939076-4345.jpeg" xlink:type="simple" xlink:show="embed" xlink:actuate="onLoad" draw:mime-type="image/jpeg"/>
</draw:frame>
同时，RDC指挥官强调，直到其形成没有资源，询问并完全控制某些俄罗斯领土，但是，这种品种拥有奖杯 - 装甲车和武器，并且还设法摧毁了俄罗斯联邦的某些设备。他指出，俄罗斯边境的每个交汇处都会考虑成功。</text:p>
      <text:p text:style-name="P4">
丹尼斯说：“因为这是敌人的领土，暂时占据了我们祖国的领土。表明暴君的力量并非无限，可以抵抗。”</text:p>
      <text:p text:style-name="P4">
<text:span text:style-name="T4">
另请阅读：</text:span>
 <text:a xlink:type="simple" xlink:href="https://www.ukrinform.ua/rubric-ato/3713568-ukrainska-rozvidka-povnistu-volodie-informacieu-pro-podii-v-belgorodskij-oblasti-rf-usov.html" text:style-name="Internet_20_link" text:visited-style-name="Visited_20_Internet_20_Link">
</text:a>
至于俄罗斯军方所称的美国技术的照片，试图摧毁RDC和军团“俄罗斯自由”的力量，司令官敦促相信俄罗斯的宣传。</text:p>
      <text:p text:style-name="P4">
<draw:frame draw:style-name="fr1" draw:name="Image191" text:anchor-type="as-char" svg:width="6.9236in" svg:height="4.615733in" draw:z-index="0">
<draw:image xlink:href="../Images/yкринформ/2023-05-24T17-36-00-03-00/1684939076-1531.jpeg" xlink:type="simple" xlink:show="embed" xlink:actuate="onLoad" draw:mime-type="image/jpeg"/>
</draw:frame>
“正如弗拉基米尔·普京(Vladimir Putin)一次说，任何战士都可以在任何战争中购买。</text:p>
      <text:p text:style-name="P4">
因为他的<text:a xlink:type="simple" xlink:href="https://www.ukrinform.ua/rubric-ato/3713635-u-dobrovolcih-formuvan-aki-zajsli-dnami-do-belgorodskoi-oblasti-vtrat-nemae-komandir-rdk.html" text:style-name="Internet_20_link" text:visited-style-name="Visited_20_Internet_20_Link">
</text:a>
，本周前往Belgorod地区的志愿人员地层，战斗冲突期间没有损失。</text:p>
      <text:p text:style-name="P4">
<draw:frame draw:style-name="fr1" draw:name="Image192" text:anchor-type="as-char" svg:width="6.9236in" svg:height="4.615733in" draw:z-index="0">
<draw:image xlink:href="../Images/yкринформ/2023-05-24T17-36-00-03-00/1684939075-4641.jpeg" xlink:type="simple" xlink:show="embed" xlink:actuate="onLoad" draw:mime-type="image/jpeg"/>
</draw:frame>
据报道，本周俄罗斯的贝尔戈罗德发生了爆炸。 尤其是俄罗斯电报 - 通道的信息，在社交网络上的FSB建筑物损坏了“俄罗斯志愿军团”和军团“俄罗斯自由”的陈述，以解放扎基德的某些定居点在扎基德的某些定居点在其部队在镇上Belgorod地区的Grayvoron。</text:p>
      <text:p text:style-name="P4">
总统办公室负责人Mikhail Podolyak的顾问表示，乌克兰不参与Belgorod地区的活动。</text:p>
      <text:p text:style-name="P4">
<text:span text:style-name="T4">
另请阅读：</text:span>
 <text:a xlink:type="simple" xlink:href="https://www.ukrinform.ua/rubric-ato/3713567-vivezeni-aderni-boepripasi-z-belgorod-22-ne-povernuli-na-misce-zberiganna-rozvidka.html" text:style-name="Internet_20_link" text:visited-style-name="Visited_20_Internet_20_Link">
</text:a>
乌克兰国防部情报部门的主要局长表示，俄罗斯和RDC的自由开始了一项释放俄罗斯撤销普京的行动，以建立一定的安全地带以保护乌克兰人口。</text:p>
      <text:p text:style-name="P4">
<draw:frame draw:style-name="fr1" draw:name="Image193" text:anchor-type="as-char" svg:width="6.9236in" svg:height="4.615733in" draw:z-index="0">
<draw:image xlink:href="../Images/yкринформ/2023-05-24T17-36-00-03-00/1684939077-2194.jpeg" xlink:type="simple" xlink:show="embed" xlink:actuate="onLoad" draw:mime-type="image/jpeg"/>
</draw:frame>
乌克兰情报人员还了解到，俄罗斯联邦急切地进行了位于俄罗斯贝尔戈罗德地区的核弹药“ Belgorod 22”。</text:p>
      <text:p text:style-name="P4">
News Source: <text:a xlink:type="simple" xlink:href="https://www.ukrinform.ua/rubric-ato/3713639-rdk-ta-legion-svoboda-rosii-zajsli-u-belgorodsku-oblast-bils-ak-na-40-kilometriv-uglib.html" text:style-name="Internet_20_link" text:visited-style-name="Visited_20_Internet_20_Link">
https://www.ukrinform.ua/rubric-ato/3713639-rdk-ta-legion-svoboda-rosii-zajsli-u-belgorodsku-oblast-bils-ak-na-40-kilometriv-uglib.html</text:a>
</text:p>
      <!--NEWS-->
      <text:h text:style-name="P10" text:outline-level="1">
<text:span text:style-name="T4">
偏差部和EIB开始选择重建项目</text:span>
</text:h>
      <text:p text:style-name="P4">
作者: Ukrinform (Person)</text:p>
      <text:p text:style-name="P4">
出版商: Укринформ (Organization)</text:p>
      <text:p text:style-name="P4">
出版时间: 2023-05-24T17:41:00+03:00</text:p>
      <text:p text:style-name="P4">
修改时间: 2023-05-24T17:41:00+03:00</text:p>
      <text:p text:style-name="P4">
描述: 乌克兰和欧洲投资银行的社区发展，领土和基础设施用于内部流离失所的人。  - 乌克林。</text:p>
      <text:p text:style-name="P4">
图片: ['<text:a xlink:type="simple" xlink:href="https://static.ukrinform.com/photos/2016_11/thumb_files/630_360_1480512845-6479.jpg" text:style-name="Internet_20_link" text:visited-style-name="Visited_20_Internet_20_Link">
630_360_14805...</text:a>
']</text:p>
      <text:p text:style-name="P4">
标签: ['ЄІБ', 'Україна', 'Ремонт', 'Відбудова']</text:p>
      <text:p text:style-name="P4">
类型: Article</text:p>
      <!--METADATA-->
      <text:p text:style-name="P4">
<draw:frame draw:style-name="fr1" draw:name="Image194" text:anchor-type="as-char" svg:width="6.9236in" svg:height="3.956343in" draw:z-index="0">
<draw:image xlink:href="../Images/yкринформ/2023-05-24T17-41-00-03-00/630_360_1480512845-6479.jpg" xlink:type="simple" xlink:show="embed" xlink:actuate="onLoad" draw:mime-type="image/jpeg"/>
</draw:frame>
欧洲欧洲投资银行乌克兰社区发展，领土和基础设施内部流离失所的人。</text:p>
      <text:p text:style-name="P4">
根据乌克林福姆的说法，该部在[]报告中的新闻服务(https://www.facebook.com/Ministry.for.restoration/posts/pfbid0faeshqzuvexCh2t7tGEX7Le2icuCfWK8SHYb1uQEQkRjYxuKH6SnMVvNnYfbN9PMl).</text:p>
      <text:p text:style-name="P4">
Зазначається, що проєкти будуть фінансуватися на підставі угод між Україною та<text:a xlink:type="simple" xlink:href="https://www.ukrinform.ua/tag-eib" text:style-name="Internet_20_link" text:visited-style-name="Visited_20_Internet_20_Link">
 </text:a>
\  - 在乌克兰的续签计划下，通过恢复乌克兰的非凡信用计划。</text:p>
      <text:p text:style-name="P4">
自治组织的组织将能够根据乌克兰修复计划获得资金。</text:p>
      <text:p text:style-name="P4">
公用事业企业和市政当局将能够在正常信用计划中提交项目以恢复乌克兰。</text:p>
      <text:p text:style-name="P4">
这些项目将在受武装侵略影响的地区以及由于内部流离失所者的认真性而建立在社会基础设施上的地区。</text:p>
      <text:p text:style-name="P4">
<text:span text:style-name="T4">
另请阅读：</text:span>
 <text:a xlink:type="simple" xlink:href="https://www.ukrinform.ua/rubric-vidbudova/3699050-kabmin-spramuvav-zaliski-kostiv-eib-na-vidnovlenna-obektiv-budivnictva-ta-infrastrukturi.html" text:style-name="Internet_20_link" text:visited-style-name="Visited_20_Internet_20_Link">
<text:span text:style-name="T4">
 eib </text:span>
</text:a>
实施项目的期限 - 根据计划的不同1到3年。 资金将由社区以国家预算的补贴形式资助。</text:p>
      <text:p text:style-name="P4">
参与乌克兰修复计划的项目可以在2023年6月25日之前通过非凡的信用计划发送到2023年6月2日。</text:p>
      <text:p text:style-name="P4">
如报道<text:a xlink:type="simple" xlink:href="https://www.ukrinform.ua/rubric-vidbudova/3713175-urad-vidilae-588-miljoniv-budzetam-semi-oblastej-na-proekti-z-vidnovlenna-smigal.html" text:style-name="Internet_20_link" text:visited-style-name="Visited_20_Internet_20_Link">
</text:a>
在2023年5月23日的一次会议上，部长的内阁分配了超过5.88亿美元的州预算，以在紧急信贷计划中实施项目，以恢复乌克兰恢复乌克兰。</text:p>
      <text:p text:style-name="P4">
News Source: <text:a xlink:type="simple" xlink:href="https://www.ukrinform.ua/rubric-vidbudova/3713642-minvidnovlenna-ta-eib-rozpocinaut-vidbir-proektiv-z-vidbudovi.html" text:style-name="Internet_20_link" text:visited-style-name="Visited_20_Internet_20_Link">
https://www.ukrinform.ua/rubric-vidbudova/3713642-minvidnovlenna-ta-eib-rozpocinaut-vidbir-proektiv-z-vidbudovi.html</text:a>
</text:p>
      <!--NEWS-->
      <text:h text:style-name="P10" text:outline-level="1">
<text:span text:style-name="T4">
Yusov：在克里米亚创建PVC是为可能的疏散场景“ VIP-Person”做准备</text:span>
</text:h>
      <text:p text:style-name="P4">
作者: Ukrinform (Person)</text:p>
      <text:p text:style-name="P4">
出版商: Укринформ (Organization)</text:p>
      <text:p text:style-name="P4">
出版时间: 2023-05-24T17:42:49+03:00</text:p>
      <text:p text:style-name="P4">
修改时间: 2023-05-24T17:42:49+03:00</text:p>
      <text:p text:style-name="P4">
描述: 临时占领克里米亚的私人军事公司的主要目的是保护VIP人士免受俄罗斯入侵者，其财产，家庭和迅速离开半岛的侵害。  - 乌克林。</text:p>
      <text:p text:style-name="P4">
图片: ['<text:a xlink:type="simple" xlink:href="https://static.ukrinform.com/photos/2023_02/thumb_files/630_360_1676285387-262.jpg" text:style-name="Internet_20_link" text:visited-style-name="Visited_20_Internet_20_Link">
630_360_16762...</text:a>
']</text:p>
      <text:p text:style-name="P4">
标签: ['Крим', 'Розвідка', 'Втеча']</text:p>
      <text:p text:style-name="P4">
类型: Article</text:p>
      <!--METADATA-->
      <text:p text:style-name="P4">
<draw:frame draw:style-name="fr1" draw:name="Image195" text:anchor-type="as-char" svg:width="6.9236in" svg:height="3.956343in" draw:z-index="0">
<draw:image xlink:href="../Images/yкринформ/2023-05-24T17-42-49-03-00/630_360_1676285387-262.jpg" xlink:type="simple" xlink:show="embed" xlink:actuate="onLoad" draw:mime-type="image/jpeg"/>
</draw:frame>
临时占领克里米亚的私人军事公司负责人 - 从俄罗斯入侵者，其财产，家庭以及半岛领土的迅速离开中，保护VIP裔。</text:p>
      <text:p text:style-name="P4">
关于它在频道的空中<text:a xlink:type="simple" xlink:href="http://www.youtube.com/watch" text:style-name="Internet_20_link" text:visited-style-name="Visited_20_Internet_20_Link">
</text:a>
乌克林福姆报告说，乌克兰安德里索夫国防部的情报主要局代表说。</text:p>
      <text:p text:style-name="P4">
“与被占领的克里米亚和其他领域的这种迷你私有军事公司的创建和运作是为可能的快速撤离主机做准备。 包括这些公司在内的主要目标，保护自信的VIP-Persons，其财产，家庭以及迅速离开领土<text:a xlink:type="simple" xlink:href="https://www.ukrinform.ua/tag-krim" text:style-name="Internet_20_link" text:visited-style-name="Visited_20_Internet_20_Link">
</text:a>
。 这是一栋疏散建筑。 这些迷你-PVC并不构成乌克兰安全和国防军的任何严重措施和困难。”</text:p>
      <text:p text:style-name="P4">
他还确认，从克里米亚的入侵者撤离已经进行了一段时间，并指出“入侵者对俄罗斯军队没有信心。”</text:p>
      <text:p text:style-name="P4">
<text:span text:style-name="T4">
另请阅读：</text:span>
 <text:a xlink:type="simple" xlink:href="https://www.ukrinform.ua/rubric-crimea/3713439-okupanti-perekrili-krimskij-mist-nad-perepravou-zdijmaetsa-dim.html" text:style-name="Internet_20_link" text:visited-style-name="Visited_20_Internet_20_Link">
</text:a>
据报道，克里姆林宫在半岛上创建的暂时占领的犯罪行为的“头”是他自己的私人军事公司“车队”，该公司由PEC“ Wagner” Yevgeny“ Yevgeny Prigoginakostyanakostyantinanakostyantin Pikalov的“右手”管理。</text:p>
      <text:p text:style-name="P4">
News Source: <text:a xlink:type="simple" xlink:href="https://www.ukrinform.ua/rubric-crimea/3713643-usov-stvorenna-pvk-v-krimu-ce-pidgotovka-do-mozlivogo-scenariu-evakuacii-vipperson.html" text:style-name="Internet_20_link" text:visited-style-name="Visited_20_Internet_20_Link">
https://www.ukrinform.ua/rubric-crimea/3713643-usov-stvorenna-pvk-v-krimu-ce-pidgotovka-do-mozlivogo-scenariu-evakuacii-vipperson.html</text:a>
</text:p>
      <!--NEWS-->
      <text:h text:style-name="P10" text:outline-level="1">
<text:span text:style-name="T4">
德国应帮助乌克兰并照顾自己的军队-Pistorius</text:span>
</text:h>
      <text:p text:style-name="P4">
作者: Ukrinform (Person)</text:p>
      <text:p text:style-name="P4">
出版商: Укринформ (Organization)</text:p>
      <text:p text:style-name="P4">
出版时间: 2023-05-24T17:54:13+03:00</text:p>
      <text:p text:style-name="P4">
修改时间: 2023-05-24T17:54:13+03:00</text:p>
      <text:p text:style-name="P4">
描述: 德国和其他合作伙伴站在乌克兰的一边，因为俄罗斯正在领导一场完全人类的 - 哈滕战争。  - 乌克林。</text:p>
      <text:p text:style-name="P4">
图片: ['<text:a xlink:type="simple" xlink:href="https://static.ukrinform.com/photos/2023_05/thumb_files/630_360_1684939851-703.jpg" text:style-name="Internet_20_link" text:visited-style-name="Visited_20_Internet_20_Link">
630_360_16849...</text:a>
']</text:p>
      <text:p text:style-name="P4">
标签: ['Бундесвер', 'Німеччина', 'Україна', 'Пісторіус']</text:p>
      <text:p text:style-name="P4">
类型: Article</text:p>
      <!--METADATA-->
      <text:p text:style-name="P4">
<draw:frame draw:style-name="fr1" draw:name="Image196" text:anchor-type="as-char" svg:width="6.9236in" svg:height="3.956343in" draw:z-index="0">
<draw:image xlink:href="../Images/yкринформ/2023-05-24T17-54-13-03-00/630_360_1684939851-703.jpg" xlink:type="simple" xlink:show="embed" xlink:actuate="onLoad" draw:mime-type="image/jpeg"/>
</draw:frame>
德国其他合作伙伴站在乌克兰一边，因为俄罗斯正在反对其绝对人类的战争。</text:p>
      <text:p text:style-name="P4">
乌克林福姆通讯员报道，这是德国国防部长鲍里斯·皮斯托里乌斯(Boris Pistorius)在周三在联邦政府举行的“生动报告的小时”中指出的。</text:p>
      <text:p text:style-name="P4">
皮斯托里乌斯(Pistorius)表示，欧洲背后的“和平股息时代”是对俄罗斯对乌克兰的激进战争的清晰度。</text:p>
      <text:p text:style-name="P4">
“一件事应该很清楚：普京在他的对比和人性化的侵略中无法成功。 因此，我们站在乌克兰一侧将坚定不移，直到我们需要为止。”政客保证。</text:p>
      <text:p text:style-name="P4">
他回忆起军事援助政府最近批准的27亿欧元的批准，特别是包括防空，炮兵，装甲车等。</text:p>
      <text:p text:style-name="P4">
同时，国防部的负责人指出，有必要在必要时照顾能够保护自己的国家。 这需要高效，快速，设备齐全且设备齐全的人员。 为此，有必要投资军队。 Pistorius强调，针对国防的1000亿分配需要缩小单个差距，但在这些目的的长期百分比中，GDP的2％是绝对必要的。</text:p>
      <text:p text:style-name="P4">
“我要求您的支持。 这在我们的安全上花费了很大，”这位官员对立法者说。</text:p>
      <text:p text:style-name="P4">
回答有关弹药婚姻的问题，Pistorius保证有部分签署弹药的生产，并准备了新的准备工作。“在不久的将来，大约下个月，弹药持续几年，因此您不应该期望一切要快速发生。</text:p>
      <text:p text:style-name="P4">
<text:span text:style-name="T4">
另请阅读：</text:span>
 <text:a xlink:type="simple" xlink:href="https://www.ukrinform.ua/rubric-ato/3713625-svejcaria-prodast-nimeccini-25-tankiv-leopard-2-ukraina-zmoze-otrimati-bilse-zbroi.html" text:style-name="Internet_20_link" text:visited-style-name="Visited_20_Internet_20_Link">
</text:a>
据报道，政府<text:a xlink:type="simple" xlink:href="https://www.ukrinform.ua/tag-nimeccina" text:style-name="Internet_20_link" text:visited-style-name="Visited_20_Internet_20_Link">
</text:a>
更新了转移到乌克兰的军事设备和材料清单。</text:p>
      <text:p text:style-name="P4">
News Source: <text:a xlink:type="simple" xlink:href="https://www.ukrinform.ua/rubric-world/3713646-nimeccina-mae-dopomogti-ukraini-ta-podbati-pro-vlasnu-armiu-pistorius.html" text:style-name="Internet_20_link" text:visited-style-name="Visited_20_Internet_20_Link">
https://www.ukrinform.ua/rubric-world/3713646-nimeccina-mae-dopomogti-ukraini-ta-podbati-pro-vlasnu-armiu-pistorius.html</text:a>
</text:p>
      <!--NEWS-->
      <text:h text:style-name="P10" text:outline-level="1">
<text:span text:style-name="T4">
军团“俄罗斯自由”：如果我们设定更深入的目标，可以到达Belgorod</text:span>
</text:h>
      <text:p text:style-name="P4">
作者: Ukrinform (Person)</text:p>
      <text:p text:style-name="P4">
出版商: Укринформ (Organization)</text:p>
      <text:p text:style-name="P4">
出版时间: 2023-05-24T17:58:00+03:00</text:p>
      <text:p text:style-name="P4">
修改时间: 2023-05-24T17:58:00+03:00</text:p>
      <text:p text:style-name="P4">
描述: 俄罗斯军队感到困惑了几个小时，无法抗拒进入俄罗斯贝尔戈罗德地区领土的志愿者。  - 乌克林。</text:p>
      <text:p text:style-name="P4">
图片: ['<text:a xlink:type="simple" xlink:href="https://static.ukrinform.com/photos/2023_05/thumb_files/630_360_1684940322-337.jpg" text:style-name="Internet_20_link" text:visited-style-name="Visited_20_Internet_20_Link">
630_360_16849...</text:a>
', '<text:a xlink:type="simple" xlink:href="https://static.ukrinform.com/photos/2023_05/thumb_files/630_360_1684939075-6109.jpeg" text:style-name="Internet_20_link" text:visited-style-name="Visited_20_Internet_20_Link">
630_360_16849...</text:a>
', '<text:a xlink:type="simple" xlink:href="https://static.ukrinform.com/photos/2023_05/thumb_files/630_360_1684939075-4641.jpeg" text:style-name="Internet_20_link" text:visited-style-name="Visited_20_Internet_20_Link">
630_360_16849...</text:a>
', '<text:a xlink:type="simple" xlink:href="https://static.ukrinform.com/photos/2023_05/thumb_files/630_360_1684939075-1275.jpeg" text:style-name="Internet_20_link" text:visited-style-name="Visited_20_Internet_20_Link">
630_360_16849...</text:a>
', '<text:a xlink:type="simple" xlink:href="https://static.ukrinform.com/photos/2023_05/thumb_files/630_360_1684939075-4962.jpeg" text:style-name="Internet_20_link" text:visited-style-name="Visited_20_Internet_20_Link">
630_360_16849...</text:a>
', '<text:a xlink:type="simple" xlink:href="https://static.ukrinform.com/photos/2023_05/thumb_files/630_360_1684939075-2253.jpeg" text:style-name="Internet_20_link" text:visited-style-name="Visited_20_Internet_20_Link">
630_360_16849...</text:a>
', '<text:a xlink:type="simple" xlink:href="https://static.ukrinform.com/photos/2023_05/thumb_files/630_360_1684939075-8701.jpeg" text:style-name="Internet_20_link" text:visited-style-name="Visited_20_Internet_20_Link">
630_360_16849...</text:a>
', '<text:a xlink:type="simple" xlink:href="https://static.ukrinform.com/photos/2023_05/thumb_files/630_360_1684939076-4345.jpeg" text:style-name="Internet_20_link" text:visited-style-name="Visited_20_Internet_20_Link">
630_360_16849...</text:a>
', '<text:a xlink:type="simple" xlink:href="https://static.ukrinform.com/photos/2023_05/thumb_files/630_360_1684939076-4235.jpeg" text:style-name="Internet_20_link" text:visited-style-name="Visited_20_Internet_20_Link">
630_360_16849...</text:a>
', '<text:a xlink:type="simple" xlink:href="https://static.ukrinform.com/photos/2023_05/thumb_files/630_360_1684939076-3799.jpeg" text:style-name="Internet_20_link" text:visited-style-name="Visited_20_Internet_20_Link">
630_360_16849...</text:a>
', '<text:a xlink:type="simple" xlink:href="https://static.ukrinform.com/photos/2023_05/thumb_files/630_360_1684939076-1531.jpeg" text:style-name="Internet_20_link" text:visited-style-name="Visited_20_Internet_20_Link">
630_360_16849...</text:a>
', '<text:a xlink:type="simple" xlink:href="https://static.ukrinform.com/photos/2023_05/thumb_files/630_360_1684939077-6829.jpeg" text:style-name="Internet_20_link" text:visited-style-name="Visited_20_Internet_20_Link">
630_360_16849...</text:a>
', '<text:a xlink:type="simple" xlink:href="https://static.ukrinform.com/photos/2023_05/thumb_files/630_360_1684939077-1808.jpeg" text:style-name="Internet_20_link" text:visited-style-name="Visited_20_Internet_20_Link">
630_360_16849...</text:a>
', '<text:a xlink:type="simple" xlink:href="https://static.ukrinform.com/photos/2023_05/thumb_files/630_360_1684939077-2194.jpeg" text:style-name="Internet_20_link" text:visited-style-name="Visited_20_Internet_20_Link">
630_360_16849...</text:a>
', '<text:a xlink:type="simple" xlink:href="https://static.ukrinform.com/photos/2023_05/thumb_files/630_360_1684939077-8675.jpeg" text:style-name="Internet_20_link" text:visited-style-name="Visited_20_Internet_20_Link">
630_360_16849...</text:a>
', '<text:a xlink:type="simple" xlink:href="https://static.ukrinform.com/photos/2023_05/thumb_files/630_360_1684939077-1068.jpeg" text:style-name="Internet_20_link" text:visited-style-name="Visited_20_Internet_20_Link">
630_360_16849...</text:a>
', '<text:a xlink:type="simple" xlink:href="https://static.ukrinform.com/photos/2023_05/thumb_files/630_360_1684939077-1071.jpeg" text:style-name="Internet_20_link" text:visited-style-name="Visited_20_Internet_20_Link">
630_360_16849...</text:a>
', '<text:a xlink:type="simple" xlink:href="https://static.ukrinform.com/photos/2023_05/thumb_files/630_360_1684939078-4756.jpeg" text:style-name="Internet_20_link" text:visited-style-name="Visited_20_Internet_20_Link">
630_360_16849...</text:a>
']</text:p>
      <text:p text:style-name="P4">
标签: ['Легіон «Свобода Росії» ', 'РДК', 'Бєлгородська область']</text:p>
      <text:p text:style-name="P4">
类型: Article</text:p>
      <!--METADATA-->
      <text:p text:style-name="P4">
<draw:frame draw:style-name="fr1" draw:name="Image197" text:anchor-type="as-char" svg:width="6.9236in" svg:height="3.956343in" draw:z-index="0">
<draw:image xlink:href="../Images/yкринформ/2023-05-24T17-58-00-03-00/630_360_1684940322-337.jpg" xlink:type="simple" xlink:show="embed" xlink:actuate="onLoad" draw:mime-type="image/jpeg"/>
</draw:frame>
RFPRAGE部队损失了几个小时，无法参加进入俄罗斯贝尔戈罗德地区领土的支持者。</text:p>
      <text:p text:style-name="P4">
他在乌克兰北部边界附近通过的简报中说，这是乌克兰“凯撒”军团“ Freedile”军团“自由”军事合作的副指挥官。</text:p>
      <text:p text:style-name="P4">
“反应非常缓慢，反应非常恐慌，反应绝对足够。这是几个小时的组织收益。</text:p>
      <text:p text:style-name="P4">
<text:span text:style-name="T4">
另请阅读：</text:span>
 <text:a xlink:type="simple" xlink:href="https://www.ukrinform.ua/rubric-ato/3713639-rdk-ta-legion-svoboda-rosii-zajsli-u-belgorodsku-oblast-bils-ak-na-40-kilometriv-uglib.html" text:style-name="Internet_20_link" text:visited-style-name="Visited_20_Internet_20_Link">
</text:a>
据他说，志愿者队伍的参与者将自己的目的设定为进行战斗的智慧。 在战斗碰撞中，他们反对大约200名有两打装甲车的军事RFS。</text:p>
      <text:p text:style-name="P4">
“凯撒”声称至少一个<text:a xlink:type="simple" xlink:href="https://www.ukrinform.ua/tag-rosijski-vijskovi" text:style-name="Internet_20_link" text:visited-style-name="Visited_20_Internet_20_Link">
</text:a>
 .</text:p>
      <text:p text:style-name="P4">
据报道，本周俄罗斯的贝尔戈罗德发生了爆炸。 尤其是俄罗斯电报 - 通道的信息，在社交网络上的FSB建筑物损坏了“俄罗斯志愿军团”和军团“俄罗斯自由”的陈述，以解放扎基德的某些定居点在扎基德的某些定居点在其部队在镇上Belgorod地区的Grayvoron。</text:p>
      <text:p text:style-name="P4">
<text:span text:style-name="T4">
另请阅读：</text:span>
 <text:a xlink:type="simple" xlink:href="https://www.ukrinform.ua/rubric-ato/3713635-u-dobrovolcih-formuvan-aki-zajsli-dnami-do-belgorodskoi-oblasti-vtrat-nemae-komandir-rdk.html" text:style-name="Internet_20_link" text:visited-style-name="Visited_20_Internet_20_Link">
</text:a>
总统办公室负责人Mikhail Podolyak的顾问表示，乌克兰不参与Belgorod地区的活动。</text:p>
      <text:p text:style-name="P4">
乌克兰国防部情报部门的主要局长表示，俄罗斯和RDC的自由开始了一项释放俄罗斯撤销普京的行动，以建立一定的安全地带以保护乌克兰人口。</text:p>
      <text:p text:style-name="P4">
<text:span text:style-name="T4">
另请阅读：</text:span>
 <text:a xlink:type="simple" xlink:href="https://www.ukrinform.ua/rubric-ato/3713567-vivezeni-aderni-boepripasi-z-belgorod-22-ne-povernuli-na-misce-zberiganna-rozvidka.html" text:style-name="Internet_20_link" text:visited-style-name="Visited_20_Internet_20_Link">
</text:a>
乌克兰情报人员还了解到，俄罗斯联邦紧急进行疏散的核弹药“ Belgorod 22”，位于俄罗斯的Belgorod地区。</text:p>
      <text:p text:style-name="P4">
News Source: <text:a xlink:type="simple" xlink:href="https://www.ukrinform.ua/rubric-ato/3713647-vijska-rf-kilka-godin-buli-rozgubleni-ta-ne-mogli-ciniti-sprotiv-legion-svoboda-rosii.html" text:style-name="Internet_20_link" text:visited-style-name="Visited_20_Internet_20_Link">
https://www.ukrinform.ua/rubric-ato/3713647-vijska-rf-kilka-godin-buli-rozgubleni-ta-ne-mogli-ciniti-sprotiv-legion-svoboda-rosii.html</text:a>
</text:p>
      <!--NEWS-->
      <text:h text:style-name="P10" text:outline-level="1">
<text:span text:style-name="T4">
在顿涅茨克的圣母玛利亚，死去的当地居民的尸体被挖掘出来</text:span>
</text:h>
      <text:p text:style-name="P4">
作者: ['АРМІЯINFORM']</text:p>
      <text:p text:style-name="P4">
时间: 2023-05-24T18:00:00-04:00</text:p>
      <text:p text:style-name="P4">
描述: PID Hour Kound与Svyatogirsko Gromadi Kramatorsky District，Sho U ...与乌克兰2022年的战争，与乌克兰的最新新闻，与乌克兰的新闻战争，与乌克兰的2022年最后一场战争，今天将在乌克兰和俄罗斯和俄罗斯和俄罗斯和俄罗斯和俄罗斯和俄罗斯之间发生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slayd1_57.jpg" text:style-name="Internet_20_link" text:visited-style-name="Visited_20_Internet_20_Link">
slayd1_57.jpg</text:a>
', '<text:a xlink:type="simple" xlink:href="https://armyinform.com.ua/wp-content/uploads/2023/05/slayd3_38-150x150.jpg" text:style-name="Internet_20_link" text:visited-style-name="Visited_20_Internet_20_Link">
slayd3_38-150x150.jpg</text:a>
', '<text:a xlink:type="simple" xlink:href="https://armyinform.com.ua/wp-content/uploads/2023/05/slayd6_16-150x150.jpg" text:style-name="Internet_20_link" text:visited-style-name="Visited_20_Internet_20_Link">
slayd6_16-150x150.jpg</text:a>
', '<text:a xlink:type="simple" xlink:href="https://armyinform.com.ua/wp-content/uploads/2023/05/slayd8_13-150x150.jpg" text:style-name="Internet_20_link" text:visited-style-name="Visited_20_Internet_20_Link">
slayd8_13-150x150.jpg</text:a>
', '<text:a xlink:type="simple" xlink:href="https://armyinform.com.ua/wp-content/uploads/2023/05/9872_2-150x150.jpg" text:style-name="Internet_20_link" text:visited-style-name="Visited_20_Internet_20_Link">
9872_2-150x150.jpg</text:a>
', '<text:a xlink:type="simple" xlink:href="https://armyinform.com.ua/wp-content/uploads/2023/05/9872_3-150x150.jpg" text:style-name="Internet_20_link" text:visited-style-name="Visited_20_Internet_20_Link">
9872_3-150x150.jpg</text:a>
']</text:p>
      <text:p text:style-name="P4">
标签: ['STOPRUSSIA', 'ВОЄННІ ЗЛОЧИНИ ЗС РФ', 'ВТОРГНЕННЯ РФ']</text:p>
      <text:p text:style-name="P4">
类别: News</text:p>
      <!--METADATA-->
      <text:p text:style-name="P4">
<draw:frame draw:style-name="fr1" draw:name="Image198" text:anchor-type="as-char" svg:width="6.9236in" svg:height="5.1927in" draw:z-index="0">
<draw:image xlink:href="../Images/AРМІЯINFORM/2023-05-24T18-00-00-04-00/slayd1_57.jpg" xlink:type="simple" xlink:show="embed" xlink:actuate="onLoad" draw:mime-type="image/jpeg"/>
</draw:frame>
在对Kramatorsk区Svyatogorsk社区定居点的调查中，该社区在2022年部分受到俄罗斯 - 所有者的临时控制，建立了8名平民入室盗窃者的所在地，<text:a xlink:type="simple" xlink:href="https://don.gp.gov.ua/ua/news.html" text:style-name="Internet_20_link" text:visited-style-name="Visited_20_Internet_20_Link">
通知</text:a>
顿涅茨克地区检察官办公室的信息政策部。</text:p>
      <text:p text:style-name="P4">
“这是关于Deocal Village的。 与Sviratogorsk接壤的圣母玛利亚时代是乌克兰防御者的最重要防御边界之一。 定居点几乎被占用者摧毁了。 人群无法在炮击和破坏中幸存下来，被街头和院子的亲戚或邻居埋葬在自己的切坑里，用地毯包裹着。 在去年5月至7月，从这种坟墓中，执法部门接触了五名男子和两名妇女的尸体，在去世时从60到72岁。 执法人员说，又有两个人的死者。</text:p>
      <text:p text:style-name="P4">
<text:a xlink:type="simple" xlink:href="https://armyinform.com.ua/wp-content/uploads/2023/05/slayd3_38.jpg" text:style-name="Internet_20_link" text:visited-style-name="Visited_20_Internet_20_Link">
!(Images/AРМІЯINFORM/2023-05-24T18-00-00-04-00/slayd3_38-150x150.jpg)</text:a>
</text:p>
      <text:p text:style-name="P4">
<text:a xlink:type="simple" xlink:href="https://armyinform.com.ua/wp-content/uploads/2023/05/slayd6_16.jpg" text:style-name="Internet_20_link" text:visited-style-name="Visited_20_Internet_20_Link">
<draw:frame draw:style-name="fr1" draw:name="Image199" text:anchor-type="as-char" svg:width="6.9236in" svg:height="6.9236in" draw:z-index="0">
<draw:image xlink:href="../Images/AРМІЯINFORM/2023-05-24T18-00-00-04-00/slayd6_16-150x150.jpg" xlink:type="simple" xlink:show="embed" xlink:actuate="onLoad" draw:mime-type="image/jpeg"/>
</draw:frame>
</text:a>
</text:p>
      <text:p text:style-name="P4">
<text:a xlink:type="simple" xlink:href="https://armyinform.com.ua/wp-content/uploads/2023/05/slayd8_13.jpg" text:style-name="Internet_20_link" text:visited-style-name="Visited_20_Internet_20_Link">
<draw:frame draw:style-name="fr1" draw:name="Image200" text:anchor-type="as-char" svg:width="6.9236in" svg:height="6.9236in" draw:z-index="0">
<draw:image xlink:href="../Images/AРМІЯINFORM/2023-05-24T18-00-00-04-00/slayd8_13-150x150.jpg" xlink:type="simple" xlink:show="embed" xlink:actuate="onLoad" draw:mime-type="image/jpeg"/>
</draw:frame>
</text:a>
目前，尸体被带到法医检查的场所，之后他们将在当地的公墓进行重新审查，亲戚可以与亲人说再见。</text:p>
      <text:p text:style-name="P4">
<text:a xlink:type="simple" xlink:href="https://armyinform.com.ua/wp-content/uploads/2023/05/9872_2.jpg" text:style-name="Internet_20_link" text:visited-style-name="Visited_20_Internet_20_Link">
!(Images/AРМІЯINFORM/2023-05-24T18-00-00-04-00/9872_2-150x150.jpg)</text:a>
</text:p>
      <text:p text:style-name="P4">
<text:a xlink:type="simple" xlink:href="https://armyinform.com.ua/wp-content/uploads/2023/05/9872_3.jpg" text:style-name="Internet_20_link" text:visited-style-name="Visited_20_Internet_20_Link">
<draw:frame draw:style-name="fr1" draw:name="Image201" text:anchor-type="as-char" svg:width="6.9236in" svg:height="6.9236in" draw:z-index="0">
<draw:image xlink:href="../Images/AРМІЯINFORM/2023-05-24T18-00-00-04-00/9872_3-150x150.jpg" xlink:type="simple" xlink:show="embed" xlink:actuate="onLoad" draw:mime-type="image/jpeg"/>
</draw:frame>
</text:a>
预审调查是根据ART的第2部分进行的。 乌克兰刑法第438条“违反法律和战争习俗”。</text:p>
      <text:p text:style-name="P4">
News Source: <text:a xlink:type="simple" xlink:href="https://armyinform.com.ua/2023/05/24/u-bogorodychnomu-na-donechchyni-eksgumovano-tila-zagyblyh-misczevyh-meshkancziv/" text:style-name="Internet_20_link" text:visited-style-name="Visited_20_Internet_20_Link">
https://armyinform.com.ua/2023/05/24/u-bogorodychnomu-na-donechchyni-eksgumovano-tila-zagyblyh-misczevyh-meshkancziv/</text:a>
</text:p>
      <!--NEWS-->
      <text:h text:style-name="P10" text:outline-level="1">
<text:span text:style-name="T4">
自战争开始以来，尼古拉港有29艘外国船只-Kim</text:span>
</text:h>
      <text:p text:style-name="P4">
作者: Ukrinform (Person)</text:p>
      <text:p text:style-name="P4">
出版商: Укринформ (Organization)</text:p>
      <text:p text:style-name="P4">
出版时间: 2023-05-24T18:04:00+03:00</text:p>
      <text:p text:style-name="P4">
修改时间: 2023-05-24T18:04:00+03:00</text:p>
      <text:p text:style-name="P4">
描述: 在尼古拉港（Nikolaev Ports）中，自全面战争开始以来，有29艘外国船只有预计将进入大海。  - 乌克林。</text:p>
      <text:p text:style-name="P4">
图片: ['<text:a xlink:type="simple" xlink:href="https://static.ukrinform.com/photos/2022_08/thumb_files/630_360_1661863347-457.jpg" text:style-name="Internet_20_link" text:visited-style-name="Visited_20_Internet_20_Link">
630_360_16618...</text:a>
']</text:p>
      <text:p text:style-name="P4">
标签: ['Миколаїв', 'Порт', 'Корабель', 'Віталій Кім']</text:p>
      <text:p text:style-name="P4">
类型: Article</text:p>
      <!--METADATA-->
      <text:p text:style-name="P4">
<draw:frame draw:style-name="fr1" draw:name="Image202" text:anchor-type="as-char" svg:width="6.9236in" svg:height="3.956343in" draw:z-index="0">
<draw:image xlink:href="../Images/yкринформ/2023-05-24T18-04-00-03-00/630_360_1661863347-457.jpg" xlink:type="simple" xlink:show="embed" xlink:actuate="onLoad" draw:mime-type="image/jpeg"/>
</draw:frame>
自全面战争开始以来，Mimikov港口一直是29艘外国船只，预计将要出海。</text:p>
      <text:p text:style-name="P4">
乌克利福通讯员报道，该地区军事行政部门负责人Vitaliy Kim在区域政府简报中指出。</text:p>
      <text:p text:style-name="P4">
“在尼古拉夫<text:a xlink:type="simple" xlink:href="https://www.ukrinform.ua/tag-mikolaiv" text:style-name="Internet_20_link" text:visited-style-name="Visited_20_Internet_20_Link">
</text:a>
目前有29艘外国船，其中包括6艘土耳其。 金说，他们所有人都准备好加入尼古拉夫(Nikolaev)进入“谷物科里德(Koridor)”(Kim)时就准备好大海。</text:p>
      <text:p text:style-name="P4">
据他说，这些船只的情况大不相同。 他们中的大多数人被撤离其他人，并且个人负载受到威胁。 因此，OVA将这些问题控制在控制之中，一些交付和提供的船只对其他问题 - 业主自己做到了。</text:p>
      <text:p text:style-name="P4">
<text:span text:style-name="T5">
!kim </text:span>
*](https://www.ukrinform.ua/rubric-regions/3712631-vse-gotovo-sob-porti-mikolaeva-priednalisa-do-zernovogo-koridoru-kim.html)他说，此外，没有关于谷物协议加入的官方信息，他认为，只有在金本·吐口水占领之后，这才会变得更加真实。</text:p>
      <text:p text:style-name="P4">
据报道，5月17日，土耳其总统雷杰普·泰耶普·埃尔多安(Recep Tayyip Erdogan)表示，“谷物协议”延长了两个月，直到2023年7月18日。 用话语而言，俄罗斯一方承诺不会干涉土耳其Suden在“ Nikolaev”和“ Olbia”港口的事件。</text:p>
      <text:p text:style-name="P4">
News Source: <text:a xlink:type="simple" xlink:href="https://www.ukrinform.ua/rubric-economy/3713651-u-mikolaivskih-portah-z-pocatku-vijni-perebuvaut-29-inozemnih-suden-kim.html" text:style-name="Internet_20_link" text:visited-style-name="Visited_20_Internet_20_Link">
https://www.ukrinform.ua/rubric-economy/3713651-u-mikolaivskih-portah-z-pocatku-vijni-perebuvaut-29-inozemnih-suden-kim.html</text:a>
</text:p>
      <!--NEWS-->
      <text:h text:style-name="P10" text:outline-level="1">
<text:span text:style-name="T4">
Jarilgach成为一个完全军事化的区域 - 地方当局</text:span>
</text:h>
      <text:p text:style-name="P4">
作者: Ukrinform (Person)</text:p>
      <text:p text:style-name="P4">
出版商: Укринформ (Organization)</text:p>
      <text:p text:style-name="P4">
出版时间: 2023-05-24T18:05:18+03:00</text:p>
      <text:p text:style-name="P4">
修改时间: 2023-05-24T18:05:18+03:00</text:p>
      <text:p text:style-name="P4">
描述: 来自赫尔加尔（Karilgach）岛的贾里尔加赫（Jarilgach）岛，被赫尔森地区的俄罗斯人捕获，听到了爆炸和枪击事件，是一个完全军事化的区域。  - 乌克林。</text:p>
      <text:p text:style-name="P4">
图片: ['<text:a xlink:type="simple" xlink:href="https://static.ukrinform.com/photos/2023_05/thumb_files/630_360_1684513749-580.jpg" text:style-name="Internet_20_link" text:visited-style-name="Visited_20_Internet_20_Link">
630_360_16845...</text:a>
', '<text:a xlink:type="simple" xlink:href="https://static.ukrinform.com/photos/2023_05/1684940479-987.jpg" text:style-name="Internet_20_link" text:visited-style-name="Visited_20_Internet_20_Link">
1684940479-98...</text:a>
', '<text:a xlink:type="simple" xlink:href="https://static.ukrinform.com/photos/2023_05/1684940478-965.jpg" text:style-name="Internet_20_link" text:visited-style-name="Visited_20_Internet_20_Link">
1684940478-96...</text:a>
']</text:p>
      <text:p text:style-name="P4">
标签: ['Херсонщина', 'Окупація', 'Джарилгач', 'Війна з Росією']</text:p>
      <text:p text:style-name="P4">
类型: Article</text:p>
      <!--METADATA-->
      <text:p text:style-name="P4">
<draw:frame draw:style-name="fr1" draw:name="Image203" text:anchor-type="as-char" svg:width="6.9236in" svg:height="3.956343in" draw:z-index="0">
<draw:image xlink:href="../Images/yкринформ/2023-05-24T18-05-18-03-00/630_360_1684513749-580.jpg" xlink:type="simple" xlink:show="embed" xlink:actuate="onLoad" draw:mime-type="image/jpeg"/>
</draw:frame>
在被赫森地区俄罗斯领土捕获的奥斯特罗瓦果园中，听到了泰米尔人的爆炸，这是一个完全军事化的区域。</text:p>
      <text:p text:style-name="P4">
正如乌克林福姆报道的那样，它报告了<text:a xlink:type="simple" xlink:href="http://www.facebook.com/skadovskrada/posts/pfbid02cSvgNuwa1X5LaGo8ByiAdRmDokhDoUnab7MU5txZU4fyVQMxbP8Vb3MipkKAdqcel" text:style-name="Internet_20_link" text:visited-style-name="Visited_20_Internet_20_Link">
</text:a>
.</text:p>
      <text:p text:style-name="P4">
«Зі зведення Генштабу стало відомо, що окупанти засипали перешийок міжостровом Джарилгач та материком. Перешийок між островом та материкомзнаходиться поблизу селища Лазурне Скадовського району. Ця місцевість відомавсім жителям Скадовщини», - йдеться у повідомленні.</text:p>
      <text:p text:style-name="P4">
Як зазначається, місцеві жителі й раніше повідомляли про рух техніки доперешийку, а також про активність військових на острові.</text:p>
      <text:p text:style-name="P4">
У міськраді зазначають, що наразі жителі не можуть підтвердити наскількизасипано перешийок, адже не мають доступу до місцевості. Візуально, зісупутникових знімків, перешийок виглядає засипаним.</text:p>
      <text:p text:style-name="P4">
<draw:frame draw:style-name="fr1" draw:name="Image204" text:anchor-type="as-char" svg:width="6.9236in" svg:height="3.555557in" draw:z-index="0">
<draw:image xlink:href="../Images/yкринформ/2023-05-24T18-05-18-03-00/1684940479-987.jpg" xlink:type="simple" xlink:show="embed" xlink:actuate="onLoad" draw:mime-type="image/jpeg"/>
</draw:frame>
</text:p>
      <text:p text:style-name="P4">
<draw:frame draw:style-name="fr1" draw:name="Image205" text:anchor-type="as-char" svg:width="6.9236in" svg:height="3.872889in" draw:z-index="0">
<draw:image xlink:href="../Images/yкринформ/2023-05-24T18-05-18-03-00/1684940478-965.jpg" xlink:type="simple" xlink:show="embed" xlink:actuate="onLoad" draw:mime-type="image/jpeg"/>
</draw:frame>
“我们知道电器仍将进入地峡。 从岛上听到<text:a xlink:type="simple" xlink:href="https://www.ukrinform.ua/tag-vibuh" text:style-name="Internet_20_link" text:visited-style-name="Visited_20_Internet_20_Link">
</text:a>
和镜头，”消息写道。</text:p>
      <text:p text:style-name="P4">
<text:span text:style-name="T4">
另请阅读：</text:span>
 <text:a xlink:type="simple" xlink:href="https://www.ukrinform.ua/rubric-regions/3704762-nablizenna-linii-frontu-oznacatime-nevidvorotni-vtrati-u-zapovidniku-askanianova-direktor.html" text:style-name="Internet_20_link" text:visited-style-name="Visited_20_Internet_20_Link">
<text:span text:style-name="T4">
 Askania </text:span>
</text:a>
正如强调的那样，贾里尔加奇目前处于占领者的控制之下，这是一个完全疏忽的区域。 该岛禁止任何航行，过度生长和当地渔民。</text:p>
      <text:p text:style-name="P4">
市议会强调，俄罗斯军方使用岛屿的使用遭受了保护动植物和动物区系，在不久的将来，俱乐部的行动不仅会对贾里尔加赫(Jarilgach)产生负面影响，而且会对Skadovshchina的整个生态系统产生负面影响。</text:p>
      <text:p text:style-name="P4">
<text:span text:style-name="T4">
另请阅读：</text:span>
 <text:a xlink:type="simple" xlink:href="https://www.ukrinform.ua/rubric-economy/3713489-rosia-zavdala-zbitkiv-ukrainskomu-dovkillu-na-visim-triljoniv-griven.html" text:style-name="Internet_20_link" text:visited-style-name="Visited_20_Internet_20_Link">
<text:span text:style-name="T4">
环境</text:span>
</text:a>
作为 <text:a xlink:type="simple" xlink:href="https://www.ukrinform.ua/rubric-regions/3712998-ekspert-stvorenna-poligonu-ta-zednanna-rosianami-dzarilgaca-z-materikom-katastrofa-dla-prirodi.html" text:style-name="Internet_20_link" text:visited-style-name="Visited_20_Internet_20_Link">
 </text:a>
据乌克兰自然保护小组委员会成员说，霍森州立大学伊万·莫伊斯恩科教授，由入侵者创建军事垃圾填埋场，俄罗斯人贾里尔加卡兹的联系将对自然生态系统产生灾难性的后果。</text:p>
      <text:p text:style-name="P4">
News Source: <text:a xlink:type="simple" xlink:href="https://www.ukrinform.ua/rubric-regions/3713652-dzarilgac-stav-povnistu-militarizovanou-zonou-misceva-vlada.html" text:style-name="Internet_20_link" text:visited-style-name="Visited_20_Internet_20_Link">
https://www.ukrinform.ua/rubric-regions/3713652-dzarilgac-stav-povnistu-militarizovanou-zonou-misceva-vlada.html</text:a>
</text:p>
      <!--NEWS-->
      <text:h text:style-name="P10" text:outline-level="1">
<text:span text:style-name="T4">
乌克兰和飞行员培训的重型武器：Stefanchuk与Moravtsky会面</text:span>
</text:h>
      <text:p text:style-name="P4">
作者: Ukrinform (Person)</text:p>
      <text:p text:style-name="P4">
出版商: Укринформ (Organization)</text:p>
      <text:p text:style-name="P4">
出版时间: 2023-05-24T18:12:00+03:00</text:p>
      <text:p text:style-name="P4">
修改时间: 2023-05-24T18:12:00+03:00</text:p>
      <text:p text:style-name="P4">
描述: Verkhovna Rada Ruslan Stefanchuk的主席与波兰Mateusz Moravtsky总理向乌克兰提供了重型武器，并对飞行员进行了培训。  - 乌克林。</text:p>
      <text:p text:style-name="P4">
图片: ['<text:a xlink:type="simple" xlink:href="https://static.ukrinform.com/photos/2023_05/thumb_files/630_360_1684942032-248.jpg" text:style-name="Internet_20_link" text:visited-style-name="Visited_20_Internet_20_Link">
630_360_16849...</text:a>
', '<text:a xlink:type="simple" xlink:href="https://static.ukrinform.com/photos/2023_05/1684942043-330.jpg" text:style-name="Internet_20_link" text:visited-style-name="Visited_20_Internet_20_Link">
1684942043-33...</text:a>
', '<text:a xlink:type="simple" xlink:href="https://static.ukrinform.com/photos/2023_05/1684942037-890.jpg" text:style-name="Internet_20_link" text:visited-style-name="Visited_20_Internet_20_Link">
1684942037-89...</text:a>
']</text:p>
      <text:p text:style-name="P4">
标签: ['Польща', 'Зброя', 'Моравецький', 'Стефанчук']</text:p>
      <text:p text:style-name="P4">
类型: Article</text:p>
      <!--METADATA-->
      <text:p text:style-name="P4">
<draw:frame draw:style-name="fr1" draw:name="Image206" text:anchor-type="as-char" svg:width="6.9236in" svg:height="3.956343in" draw:z-index="0">
<draw:image xlink:href="../Images/yкринформ/2023-05-24T18-12-00-03-00/630_360_1684942032-248.jpg" xlink:type="simple" xlink:show="embed" xlink:actuate="onLoad" draw:mime-type="image/jpeg"/>
</draw:frame>
波兰总理Mateusmorovtsky负责人向乌克兰和飞行员提供重型武器的负责人Ruslan Stefanchuk讨论了波兰总理。</text:p>
      <text:p text:style-name="P4">
BP的发言人在[]报告了(https://www.facebook.com/story.php?story_fbid=pfbid02qjx4Qz1Y8wJZYteayJoaYec7PArzusA5UVZ4VpsS7bnh5BhSCbeDtWrBX3q8n1M9l&amp;id=100058105416952)，报道乌克林福姆。</text:p>
      <text:p text:style-name="P4">
“在会议期间，他首先谈到了增加安全支持和增长重型武器的最重要信息。 他打招呼波兰愿意教乌克兰飞行员。 我希望这个过程很快就会开始。”</text:p>
      <text:p text:style-name="P4">
Stefanchuk也呼吁<text:a xlink:type="simple" xlink:href="https://www.ukrinform.ua/tag-polsa" text:style-name="Internet_20_link" text:visited-style-name="Visited_20_Internet_20_Link">
</text:a>
购买对俄罗斯联邦的制裁。</text:p>
      <text:p text:style-name="P4">
<draw:frame draw:style-name="fr1" draw:name="Image207" text:anchor-type="as-char" svg:width="6.9236in" svg:height="4.615733in" draw:z-index="0">
<draw:image xlink:href="../Images/yкринформ/2023-05-24T18-12-00-03-00/1684942043-330.jpg" xlink:type="simple" xlink:show="embed" xlink:actuate="onLoad" draw:mime-type="image/jpeg"/>
</draw:frame>
Verkhovna Rada主席说：“解决俄罗斯制裁的问题，对纳格内克斯提斯进行了完全禁运，并对罗萨托姆实施制裁，这一点很重要。</text:p>
      <text:p text:style-name="P4">
<text:span text:style-name="T4">
另请阅读：</text:span>
 <text:a xlink:type="simple" xlink:href="https://www.ukrinform.ua/rubric-polytics/3713596-samit-nato-mae-prinesti-zblizenna-ukraini-z-alansom-marsalok-senatu-rp.html" text:style-name="Internet_20_link" text:visited-style-name="Visited_20_Internet_20_Link">
</text:a>
同时，他敦促波兰支持弗拉基米尔·泽伦斯基(Vladimir Zelensky)乌克兰总统和平的和平。</text:p>
      <text:p text:style-name="P4">
<draw:frame draw:style-name="fr1" draw:name="Image208" text:anchor-type="as-char" svg:width="6.9236in" svg:height="4.615733in" draw:z-index="0">
<draw:image xlink:href="../Images/yкринформ/2023-05-24T18-12-00-03-00/1684942037-890.jpg" xlink:type="simple" xlink:show="embed" xlink:actuate="onLoad" draw:mime-type="image/jpeg"/>
</draw:frame>
乌克兰议会的发言人补充说：“毕竟，乌克兰寻求全面，公正和可持续的和平，以及对全世界的安全。”</text:p>
      <text:p text:style-name="P4">
<text:span text:style-name="T4">
另请阅读：</text:span>
 <text:a xlink:type="simple" xlink:href="https://www.ukrinform.ua/rubric-polytics/3713533-vidbudova-i-majbutnij-samit-nato-stefancuk-u-polsi-zustrivsa-iz-marsalkom-sejmu.html" text:style-name="Internet_20_link" text:visited-style-name="Visited_20_Internet_20_Link">
<text:span text:style-name="T4">
 Stefanchuk </text:span>
</text:a>
Stefanchuk还感谢波兰共和国政府的全面援助，以支持俄罗斯的侵略。</text:p>
      <text:p text:style-name="P4">
正如乌克林福姆报道的Ruslan Stefanchuk主席Ruslan Stefanchuk <text:a xlink:type="simple" xlink:href="https://www.ukrinform.ua/rubric-polytics/3713402-ctefancuk-rozpocinae-dvodennij-vizit-do-polsi.html" text:style-name="Internet_20_link" text:visited-style-name="Visited_20_Internet_20_Link">
</text:a>
。</text:p>
      <text:p text:style-name="P4">
<text:span text:style-name="T5">
foto：Ruslan Stefanchuk，Facebook</text:span>
</text:p>
      <text:p text:style-name="P4">
News Source: <text:a xlink:type="simple" xlink:href="https://www.ukrinform.ua/rubric-polytics/3713662-vazke-ozbroenna-dla-ukraini-i-navcanna-pilotiv-stefancuk-zustrivsa-z-moraveckim.html" text:style-name="Internet_20_link" text:visited-style-name="Visited_20_Internet_20_Link">
https://www.ukrinform.ua/rubric-polytics/3713662-vazke-ozbroenna-dla-ukraini-i-navcanna-pilotiv-stefancuk-zustrivsa-z-moraveckim.html</text:a>
</text:p>
      <!--NEWS-->
      <text:h text:style-name="P10" text:outline-level="1">
<text:span text:style-name="T4">
Bukovina完成了为流离失所者的六个杀节器的安排</text:span>
</text:h>
      <text:p text:style-name="P4">
作者: Ukrinform (Person)</text:p>
      <text:p text:style-name="P4">
出版商: Укринформ (Organization)</text:p>
      <text:p text:style-name="P4">
出版时间: 2023-05-24T18:15:00+03:00</text:p>
      <text:p text:style-name="P4">
修改时间: 2023-05-24T18:15:00+03:00</text:p>
      <text:p text:style-name="P4">
描述: 在切尔尼维西地区，从区域预算中分配了3000万hryvnias，他们完成了六个物体的安排，用于内部流离失所者。 大约有440人将能够定居在庇护所中。  - 乌克林。</text:p>
      <text:p text:style-name="P4">
图片: ['<text:a xlink:type="simple" xlink:href="https://static.ukrinform.com/photos/2023_05/thumb_files/630_360_1684941350-318.jpeg" text:style-name="Internet_20_link" text:visited-style-name="Visited_20_Internet_20_Link">
630_360_16849...</text:a>
']</text:p>
      <text:p text:style-name="P4">
标签: ['Буковина', 'Переселенці', 'Житло', 'Шелтер']</text:p>
      <text:p text:style-name="P4">
类型: Article</text:p>
      <!--METADATA-->
      <text:p text:style-name="P4">
<draw:frame draw:style-name="fr1" draw:name="Image209" text:anchor-type="as-char" svg:width="6.9236in" svg:height="3.956343in" draw:z-index="0">
<draw:image xlink:href="../Images/yкринформ/2023-05-24T18-15-00-03-00/630_360_1684941350-318.jpeg" xlink:type="simple" xlink:show="embed" xlink:actuate="onLoad" draw:mime-type="image/jpeg"/>
</draw:frame>
从区域预算中分配了3000万hryvnias的Uchernovetsky地区完成了六个物品内部生活的安排。 大约有440人将能够定居在庇护所中。</text:p>
      <text:p text:style-name="P4">
乌克林传闻记者报道，切尔尼夫斯·奥瓦·鲁斯兰扎帕拉尤克(Chernivtsi Ova Ruslanzaparanyuk)的负责人在新闻发布会上告诉这。</text:p>
      <text:p text:style-name="P4">
“今天，我们正在完成安排六个物体的工作，其中我们可以放置440多个流离失所者。这些庇护所具有改善的住所。有相当舒适的条件，有可能长期持久的住所，家具<text:a xlink:type="simple" xlink:href="https://www.ukrinform.ua/tag-zitlo" text:style-name="Internet_20_link" text:visited-style-name="Visited_20_Internet_20_Link">
</text:a>
. Щоб люди не відчували ні в чому потреби, щоб могли нормально і вільнопроживати у нас, ходити на роботу, водити дітей у садки і школи", - сказавЗапаранюк.</text:p>
      <text:p text:style-name="P4">
На ці роботи з обласного бюджету були виділені близько 30 мільйонів гривень.</text:p>
      <text:p text:style-name="P4">
Крім того, зараз завершують підготовчі роботи щодо переоблаштування станціїпереливання крові у Хотині під багатоквартирний житловий будинок для вимушенихпереселенців. Він буде розрахований на 32 квартири.</text:p>
      <text:p text:style-name="P4">
<text:span text:style-name="T4">
Читайте також:</text:span>
 <text:a xlink:type="simple" xlink:href="https://www.ukrinform.ua/rubric-regions/3681205-u-kosovi-na-prikarpatti-vidkrili-selter-dla-pereselenciv.html" text:style-name="Internet_20_link" text:visited-style-name="Visited_20_Internet_20_Link">
 <text:span text:style-name="T4">
шелтер</text:span>
 </text:a>
Chernivtsi Ova的负责人补充说：“我们的任务是为他们提供所有最舒适的生活条件，让人们留在我们身边，也许Bukovina成为了他们的第二个生活条件。”</text:p>
      <text:p text:style-name="P4">
这位官员指出，根据非官方数据，大约有2.2万人迁移到该地区。 现在，根据官方数据，一直在Bukovizhnihni居住。</text:p>
      <text:p text:style-name="P4">
News Source: <text:a xlink:type="simple" xlink:href="https://www.ukrinform.ua/rubric-regions/3713656-na-bukovini-zaversuut-oblastuvanna-sesti-selteriv-dla-pereselenciv.html" text:style-name="Internet_20_link" text:visited-style-name="Visited_20_Internet_20_Link">
https://www.ukrinform.ua/rubric-regions/3713656-na-bukovini-zaversuut-oblastuvanna-sesti-selteriv-dla-pereselenciv.html</text:a>
</text:p>
      <!--NEWS-->
      <text:h text:style-name="P10" text:outline-level="1">
<text:span text:style-name="T4">
乌克兰国家队在比利杯杜松子酒中学到了以下竞争对手</text:span>
</text:h>
      <text:p text:style-name="P4">
作者: Ukrinform (Person)</text:p>
      <text:p text:style-name="P4">
出版商: Укринформ (Organization)</text:p>
      <text:p text:style-name="P4">
出版时间: 2023-05-24T18:17:51+03:00</text:p>
      <text:p text:style-name="P4">
修改时间: 2023-05-24T18:17:51+03:00</text:p>
      <text:p text:style-name="P4">
描述: 11月，乌克兰人将与荷兰国家队对抗。  - 乌克林。</text:p>
      <text:p text:style-name="P4">
图片: ['<text:a xlink:type="simple" xlink:href="https://static.ukrinform.com/photos/2023_05/thumb_files/630_360_1684941379-667.jpeg" text:style-name="Internet_20_link" text:visited-style-name="Visited_20_Internet_20_Link">
630_360_16849...</text:a>
']</text:p>
      <text:p text:style-name="P4">
标签: ['Теніс']</text:p>
      <text:p text:style-name="P4">
类型: Article</text:p>
      <!--METADATA-->
      <text:p text:style-name="P4">
<draw:frame draw:style-name="fr1" draw:name="Image210" text:anchor-type="as-char" svg:width="6.9236in" svg:height="3.956343in" draw:z-index="0">
<draw:image xlink:href="../Images/yкринформ/2023-05-24T18-17-51-03-00/630_360_1684941379-667.jpeg" xlink:type="simple" xlink:show="embed" xlink:actuate="onLoad" draw:mime-type="image/jpeg"/>
</draw:frame>
乌克兰妇女将与荷兰国家队比赛。</text:p>
      <text:p text:style-name="P4">
在伦敦，有一场季后赛比利·杜斯·金(Billy Gin King)<text:a xlink:type="simple" xlink:href="https://btu.org.ua/ua/golovne/45117-kubok-billi-dzhin-king-zbirna-ukrayini-diznalasya-supernic-u-matchi-plej-.html" text:style-name="Internet_20_link" text:visited-style-name="Visited_20_Internet_20_Link">
</text:a>
BTU，乌克林福姆报道。</text:p>
      <text:p text:style-name="P4">
在此阶段，迈克尔·菲利玛(Michael Filima)的球队将与荷兰国家队对抗。 在此新闻稿中，乌克兰人将争取在坦克赛季的资格赛阶段扮演比赛的权利。</text:p>
      <text:p text:style-name="P4">
这场比赛将于11月10日或11-12举行，乌克兰将扮演角色。</text:p>
      <text:p text:style-name="P4">
<text:span text:style-name="T4">
另请阅读：</text:span>
 <text:a xlink:type="simple" xlink:href="https://www.ukrinform.ua/rubric-sports/3697289-ukrainski-tenisistki-pidnalisa-u-rejtingu-kubka-billi-dzin-king.html" text:style-name="Internet_20_link" text:visited-style-name="Visited_20_Internet_20_Link">
<text:span text:style-name="T4">
 billy </text:span>
 <text:span text:style-name="T4">
 gin </text:span>
</text:a>
正如乌克林福姆报道的那样，在上一场比赛中，乌克兰卡最终取代了捷克共和国。</text:p>
      <text:p text:style-name="P4">
照片：btu.org.ua</text:p>
      <text:p text:style-name="P4">
News Source: <text:a xlink:type="simple" xlink:href="https://www.ukrinform.ua/rubric-sports/3713655-zbirna-ukraini-diznalasa-nastupnih-supernic-u-kubku-billi-dzin-king.html" text:style-name="Internet_20_link" text:visited-style-name="Visited_20_Internet_20_Link">
https://www.ukrinform.ua/rubric-sports/3713655-zbirna-ukraini-diznalasa-nastupnih-supernic-u-kubku-billi-dzin-king.html</text:a>
</text:p>
      <!--NEWS-->
      <text:h text:style-name="P10" text:outline-level="1">
<text:span text:style-name="T4">
Netflix禁止用户免费股票帐户</text:span>
</text:h>
      <text:p text:style-name="P4">
作者: Ukrinform (Person)</text:p>
      <text:p text:style-name="P4">
出版商: Укринформ (Organization)</text:p>
      <text:p text:style-name="P4">
出版时间: 2023-05-24T18:21:00+03:00</text:p>
      <text:p text:style-name="P4">
修改时间: 2023-05-24T18:21:00+03:00</text:p>
      <text:p text:style-name="P4">
描述: Netflix已警告当今100个国家 /地区的用户，无法再免费提供其帐户。  - 乌克林。</text:p>
      <text:p text:style-name="P4">
图片: ['<text:a xlink:type="simple" xlink:href="https://static.ukrinform.com/photos/2018_05/thumb_files/630_360_1527230300-2285.jpg" text:style-name="Internet_20_link" text:visited-style-name="Visited_20_Internet_20_Link">
630_360_15272...</text:a>
']</text:p>
      <text:p text:style-name="P4">
标签: ['Кіно', 'Технології', 'Netflix']</text:p>
      <text:p text:style-name="P4">
类型: Article</text:p>
      <!--METADATA-->
      <text:p text:style-name="P4">
<draw:frame draw:style-name="fr1" draw:name="Image211" text:anchor-type="as-char" svg:width="6.9236in" svg:height="3.956343in" draw:z-index="0">
<draw:image xlink:href="../Images/yкринформ/2023-05-24T18-21-00-03-00/630_360_1527230300-2285.jpg" xlink:type="simple" xlink:show="embed" xlink:actuate="onLoad" draw:mime-type="image/jpeg"/>
</draw:frame>
ServiceNetflix今天警告了来自100个国家 /地区的用户，无法免费提供其债券。</text:p>
      <text:p text:style-name="P4">
正如乌克林福姆报道的那样，它报告了<text:a xlink:type="simple" xlink:href="https://www.reuters.com/business/media-telecom/netflix-updates-policy-user-account-sharing-2023-05-23/" text:style-name="Internet_20_link" text:visited-style-name="Visited_20_Internet_20_Link">
</text:a>
Netflix报告说，他已发送电子邮件以禁止向103个国家和地区的客户，特别是<text:a xlink:type="simple" xlink:href="https://www.ukrinform.ua/tag-ssa" text:style-name="Internet_20_link" text:visited-style-name="Visited_20_Internet_20_Link">
</text:a>
，英国，法国，德国，澳大利亚，新加坡，墨西哥和巴西。</text:p>
      <text:p text:style-name="P4">
如图所述，Netflix平台正在寻找赚钱的新方法，因为它具有市场饱和的迹象。</text:p>
      <text:p text:style-name="P4">
<text:span text:style-name="T4">
另请阅读：</text:span>
 <text:a xlink:type="simple" xlink:href="https://www.ukrinform.ua/rubric-world/3686938-u-francii-derzsluzbovcam-zaboronili-vikoristanna-mobilnih-dodatkiv-tiktok-ta-netflix.html" text:style-name="Internet_20_link" text:visited-style-name="Visited_20_Internet_20_Link">
<text:span text:style-name="T4">
 Netflix </text:span>
</text:a>
Netflix去年表示，它将限制共同访问补充记录的机会，并在某些市场中测试了不同的方法。</text:p>
      <text:p text:style-name="P4">
据该公司称，超过1亿用户向亲朋好友提供了他们进入平台的帐户。</text:p>
      <text:p text:style-name="P4">
注意，Netflix将为用户提供替代方案 - 支付8美元(美国用户的关税。)每个其他查看器每月到您的帐户。</text:p>
      <text:p text:style-name="P4">
<text:span text:style-name="T4">
另请阅读：</text:span>
 <text:a xlink:type="simple" xlink:href="https://www.ukrinform.ua/rubric-culture/3689342-netflix-nadast-granti-na-pidtrimku-ukrainskogo-kino.html" text:style-name="Internet_20_link" text:visited-style-name="Visited_20_Internet_20_Link">
<text:span text:style-name="T4">
 Netflix </text:span>
</text:a>
用户还可以将人的个人资料转移到用户以保存其视图和建议。</text:p>
      <text:p text:style-name="P4">
Netflix在乌克林福姆传输的信息中强调，“所有家庭都可以使用该帐户。 任何居住在路上的人都可以在任何地方，在道路上在任何地方观看Netflix，并以“个人资料转移”和“控制和设备”等新功能来识别。</text:p>
      <text:p text:style-name="P4">
同时，该公司建议订户检查Netflix会计记录的使用：“查看哪个设备登录到您的帐户。 如果您要更改密码，请访问不应访问它的设备。”截至3月底，全球付费的Netflix订户数量为2.325亿客户。</text:p>
      <text:p text:style-name="P4">
_foto：Andrew Harreer /彭博通过Getty Images _</text:p>
      <text:p text:style-name="P4">
News Source: <text:a xlink:type="simple" xlink:href="https://www.ukrinform.ua/rubric-technology/3713657-netflix-zaboroniv-koristuvacam-bezkostovno-dilitisa-akauntami.html" text:style-name="Internet_20_link" text:visited-style-name="Visited_20_Internet_20_Link">
https://www.ukrinform.ua/rubric-technology/3713657-netflix-zaboroniv-koristuvacam-bezkostovno-dilitisa-akauntami.html</text:a>
</text:p>
      <!--NEWS-->
      <text:h text:style-name="P10" text:outline-level="1">
<text:span text:style-name="T4">
Gutzait：国际柔道联合会做了奥林匹克委员会的所有相反建议</text:span>
</text:h>
      <text:p text:style-name="P4">
作者: Ukrinform (Person)</text:p>
      <text:p text:style-name="P4">
出版商: Укринформ (Organization)</text:p>
      <text:p text:style-name="P4">
出版时间: 2023-05-24T18:25:08+03:00</text:p>
      <text:p text:style-name="P4">
修改时间: 2023-05-24T18:25:08+03:00</text:p>
      <text:p text:style-name="P4">
描述: 乌克兰青年和体育部长兼国家奥林匹克委员会主席瓦迪姆·古扎特（Vadim Gutzait）评估了局势，并承认俄罗斯和白俄罗斯运动员参加国际比赛。</text:p>
      <ul>
        <li>
I的，。: </li>
      </ul>
      <text:p text:style-name="P4">
图片: ['<text:a xlink:type="simple" xlink:href="https://static.ukrinform.com/photos/2023_05/thumb_files/630_360_1684941755-894.jpeg" text:style-name="Internet_20_link" text:visited-style-name="Visited_20_Internet_20_Link">
630_360_16849...</text:a>
']</text:p>
      <text:p text:style-name="P4">
标签: None</text:p>
      <text:p text:style-name="P4">
类型: Article</text:p>
      <!--METADATA-->
      <text:p text:style-name="P4">
<draw:frame draw:style-name="fr1" draw:name="Image212" text:anchor-type="as-char" svg:width="6.9236in" svg:height="3.956343in" draw:z-index="0">
<draw:image xlink:href="../Images/yкринформ/2023-05-24T18-25-08-03-00/630_360_1684941755-894.jpeg" xlink:type="simple" xlink:show="embed" xlink:actuate="onLoad" draw:mime-type="image/jpeg"/>
</draw:frame>
乌克兰青年和体育部长和国家奥运会委员会主席古扎特(Gutzait)评估了俄罗斯和白俄罗斯运动员参加国际比赛的情况。</text:p>
      <text:p text:style-name="P4">
他在对乌克林福音通讯员的评论中讲述了这件事。</text:p>
      <text:p text:style-name="P4">
“情况很困难。 有一些联邦承认俄罗斯人和白俄罗斯人，并后悔。 例如，国际柔道联合会在奥林匹克委员会上做了一切。 相比之下，是围栏联合会，它是第一个返回俄罗斯人的联合会，但根据条件起作用。 现在，我们认为俄罗斯国家队的所有第一批人数都不属于国际比赛。我进入的国际联合会执行委员会详细介绍了每一次体育运动：我们研究谁在体育俱乐部中工作” CSKA“或“ Dynamo”，我们不允许。 因此，现在围栏俄罗斯联合会想拒绝拒绝参加国际比赛。 有一个举重联盟承认俄罗斯人和白俄罗斯人，但规定了这样的标准，即每个许可证都应签署一份声明，他说在乌克兰反对战争。我们看到俄罗斯运动员没有签署这一声明。 我想打扮其他不允许俄罗斯人和白俄罗斯人在国际比赛中做的联合会 - 这些是体育，基奥林，曲棍球，篮球，羽毛球，马术运动的联合会。 现在情况很困难，但是我看到我们正在正确地移动。 有必要进一步工作，并为俄罗斯人和白俄罗斯人做一切。”古扎特说。</text:p>
      <text:p text:style-name="P4">
他还感谢不允许俄罗斯人和白俄罗斯人参加欧洲奥运会的波兰合作伙伴。</text:p>
      <text:p text:style-name="P4">
“由于不允许俄罗斯人和白俄罗斯人参加波兰的欧洲奥运会，所以我要感谢我们的兄弟 - 波兰人和欧洲奥林匹克委员会以及我们所有人。 这是我们整整一年所做的工作。” Gutzait补充说。</text:p>
      <text:p text:style-name="P4">
<text:span text:style-name="T4">
另请阅读：</text:span>
 <text:a xlink:type="simple" xlink:href="https://www.ukrinform.ua/rubric-sports/3710173-rosianam-i-bilorusam-zaboronili-ucast-v-evroigrah2023.html" text:style-name="Internet_20_link" text:visited-style-name="Visited_20_Internet_20_Link">
</text:a>
据乌克林福姆报道，欧洲奥运会将于6月21日至7月2日由Upolsky Krakow举行。</text:p>
      <text:p text:style-name="P4">
照片：ua.tribuna.com</text:p>
      <text:p text:style-name="P4">
News Source: <text:a xlink:type="simple" xlink:href="https://www.ukrinform.ua/rubric-sports/3713659-gutcajt-miznarodna-federacia-dzudo-zrobila-vse-navpaki-rekomendaciam-olimpijskogo-komitetu.html" text:style-name="Internet_20_link" text:visited-style-name="Visited_20_Internet_20_Link">
https://www.ukrinform.ua/rubric-sports/3713659-gutcajt-miznarodna-federacia-dzudo-zrobila-vse-navpaki-rekomendaciam-olimpijskogo-komitetu.html</text:a>
</text:p>
      <!--NEWS-->
      <text:h text:style-name="P10" text:outline-level="1">
<text:span text:style-name="T4">
当SBU特种部队DROAM-KAMIKADZE摧毁了俄罗斯人的重型设备</text:span>
</text:h>
      <text:p text:style-name="P4">
作者: Ukrinform (Person)</text:p>
      <text:p text:style-name="P4">
出版商: Укринформ (Organization)</text:p>
      <text:p text:style-name="P4">
出版时间: 2023-05-24T18:28:31+03:00</text:p>
      <text:p text:style-name="P4">
修改时间: 2023-05-24T18:28:31+03:00</text:p>
      <text:p text:style-name="P4">
描述: 在无人驾驶飞机卡米卡兹（Kamikadze）的帮助下，特殊运营中心“ A”中心“ A”的战斗机摧毁了重型装甲敌方设备。  - 乌克林。</text:p>
      <text:p text:style-name="P4">
图片: ['<text:a xlink:type="simple" xlink:href="https://static.ukrinform.com/photos/2022_12/thumb_files/630_360_1669983394-548.jpg" text:style-name="Internet_20_link" text:visited-style-name="Visited_20_Internet_20_Link">
630_360_16699...</text:a>
']</text:p>
      <text:p text:style-name="P4">
标签: ['СБУ', 'Війна з Росією', 'Дрон-камікадзе']</text:p>
      <text:p text:style-name="P4">
类型: Article</text:p>
      <!--METADATA-->
      <text:p text:style-name="P4">
<draw:frame draw:style-name="fr1" draw:name="Image213" text:anchor-type="as-char" svg:width="6.9236in" svg:height="3.956343in" draw:z-index="0">
<draw:image xlink:href="../Images/yкринформ/2023-05-24T18-28-31-03-00/630_360_1669983394-548.jpg" xlink:type="simple" xlink:show="embed" xlink:actuate="onLoad" draw:mime-type="image/jpeg"/>
</draw:frame>
乌克兰安全部门的特殊行动在无人机 - 卡米卡德兹(Kamikadze)的帮助下摧毁了敌人的重型装甲设备。</text:p>
      <text:p text:style-name="P4">
正如Ukrinform报道的那样，SBU在[]中报告(https://www.facebook.com/SecurSerUkraine/videos/618492813522685/) <text:a xlink:type="simple" xlink:href="https://t.me/SBUkr/8422" text:style-name="Internet_20_link" text:visited-style-name="Visited_20_Internet_20_Link">
</text:a>
该消息的“特种作战中心专家” A“安全服务中心”在无人机-Kamikadze的帮助下进行了另一系列占用者的罢工。”</text:p>
      <text:p text:style-name="P4">
如<text:a xlink:type="simple" xlink:href="https://www.ukrinform.ua/tag-sbu" text:style-name="Internet_20_link" text:visited-style-name="Visited_20_Internet_20_Link">
</text:a>
，俄罗斯人在步兵和弹药卡车上丧生，甚至是无人机。</text:p>
      <text:p text:style-name="P4">
<text:span text:style-name="T4">
另请阅读：</text:span>
 <text:a xlink:type="simple" xlink:href="https://www.ukrinform.ua/rubric-ato/3713112-artileristi-pokazali-znisenna-rosijskogo-gradu.html" text:style-name="Internet_20_link" text:visited-style-name="Visited_20_Internet_20_Link">
</text:a>
正如乌克林福姆报道的<text:a xlink:type="simple" xlink:href="https://www.ukrinform.ua/rubric-ato/3713355-sili-oboroni-znisili-vze-204-760-vijskovih-rf.html" text:style-name="Internet_20_link" text:visited-style-name="Visited_20_Internet_20_Link">
</text:a>
从2022年2月24日至2023年24日，大约有204千760俄罗斯入侵者被清算。</text:p>
      <text:p text:style-name="P4">
News Source: <text:a xlink:type="simple" xlink:href="https://www.ukrinform.ua/rubric-ato/3713660-ak-specpriznacenci-sbu-dronamikamikadze-znisuut-vazku-tehniku-rosian.html" text:style-name="Internet_20_link" text:visited-style-name="Visited_20_Internet_20_Link">
https://www.ukrinform.ua/rubric-ato/3713660-ak-specpriznacenci-sbu-dronamikamikadze-znisuut-vazku-tehniku-rosian.html</text:a>
</text:p>
      <!--NEWS-->
      <text:h text:style-name="P10" text:outline-level="1">
<text:span text:style-name="T4">
Krutykh完成了法国公开冠军的选择网格的斗争</text:span>
</text:h>
      <text:p text:style-name="P4">
作者: Ukrinform (Person)</text:p>
      <text:p text:style-name="P4">
出版商: Укринформ (Organization)</text:p>
      <text:p text:style-name="P4">
出版时间: 2023-05-24T18:31:00+03:00</text:p>
      <text:p text:style-name="P4">
修改时间: 2023-05-24T18:31:00+03:00</text:p>
      <text:p text:style-name="P4">
描述: 乌克兰人让位于Aconst Dias的基础上。  - 乌克林。</text:p>
      <text:p text:style-name="P4">
图片: ['<text:a xlink:type="simple" xlink:href="https://static.ukrinform.com/photos/2023_05/thumb_files/630_360_1684942215-421.jpg" text:style-name="Internet_20_link" text:visited-style-name="Visited_20_Internet_20_Link">
630_360_16849...</text:a>
']</text:p>
      <text:p text:style-name="P4">
标签: ['Теніс']</text:p>
      <text:p text:style-name="P4">
类型: Article</text:p>
      <!--METADATA-->
      <text:p text:style-name="P4">
<draw:frame draw:style-name="fr1" draw:name="Image214" text:anchor-type="as-char" svg:width="6.9236in" svg:height="3.956343in" draw:z-index="0">
<draw:image xlink:href="../Images/yкринформ/2023-05-24T18-31-00-03-00/630_360_1684942215-421.jpg" xlink:type="simple" xlink:show="embed" xlink:actuate="onLoad" draw:mime-type="image/jpeg"/>
</draw:frame>
来自阿根廷的乌克兰迪亚斯大声疾呼发生了。</text:p>
      <text:p text:style-name="P4">
乌克林福姆报道，乌克兰网球运动员Alexei Krutykh完成了Rolao Garros-2023的表演。</text:p>
      <text:p text:style-name="P4">
在两轮陡峭的陡峭资格的半决赛中，facundo dias acostiz acostiz acostiz -5：7，5：7。 会议持续了两个小时零一分钟。 在这段时间里，他设法进行了五次休息，他在很多比赛中输了七场比赛。</text:p>
      <text:p text:style-name="P4">
乌克兰首次在罗兰·哈罗斯(Rolan Harros)上效力，无法打断胜利的阿科斯塔(Acosta)系列赛，他在本次比赛之前成为切伦格斯(Chelengers)，扎瓦纳(Zavana)和奥拉西(Oyrashi)的冠军。</text:p>
      <text:p text:style-name="P4">
因此，单一男性类别“ Rolan Harros-2023”将由Untillordians举行。 主要网格中的女性将至少表演五个乌克兰塔尼斯主义者。</text:p>
      <text:p text:style-name="P4">
<text:span text:style-name="T4">
另请阅读：</text:span>
 <text:a xlink:type="simple" xlink:href="https://www.ukrinform.ua/rubric-sports/3713638-astremska-probilas-do-finalnogo-raundu-kvalifikacii-rolan-garros.html" text:style-name="Internet_20_link" text:visited-style-name="Visited_20_Internet_20_Link">
<text:span text:style-name="T4">
 yastremskaya </text:span>
</text:a>
据乌克林福姆报道，Yastremskaya将参加Rolan Harros资格的最后一轮</text:p>
      <text:p text:style-name="P4">
照片：btu.org.ua</text:p>
      <text:p text:style-name="P4">
News Source: <text:a xlink:type="simple" xlink:href="https://www.ukrinform.ua/rubric-sports/3713663-krutih-zaversiv-borotbu-u-vidbirkovij-sitci-vidkritogo-cempionatu-francii.html" text:style-name="Internet_20_link" text:visited-style-name="Visited_20_Internet_20_Link">
https://www.ukrinform.ua/rubric-sports/3713663-krutih-zaversiv-borotbu-u-vidbirkovij-sitci-vidkritogo-cempionatu-francii.html</text:a>
</text:p>
      <!--NEWS-->
      <text:h text:style-name="P10" text:outline-level="1">
<text:span text:style-name="T4">
卡加利特斯基警察局的强奸：专家在格子上被判处11年徒刑</text:span>
</text:h>
      <text:p text:style-name="P4">
作者: Ukrinform (Person)</text:p>
      <text:p text:style-name="P4">
出版商: Укринформ (Organization)</text:p>
      <text:p text:style-name="P4">
出版时间: 2023-05-24T18:33:09+03:00</text:p>
      <text:p text:style-name="P4">
修改时间: 2023-05-24T18:33:09+03:00</text:p>
      <text:p text:style-name="P4">
描述: Obukhov地方法院对来自Kagarlytsky警察局的两名前执法人员判处11年徒刑，他们在2020年期间折磨被拘留者并强奸了一名妇女。  - 乌克林。</text:p>
      <text:p text:style-name="P4">
图片: ['<text:a xlink:type="simple" xlink:href="https://static.ukrinform.com/photos/2020_02/thumb_files/630_360_1582135276-970.jpg" text:style-name="Internet_20_link" text:visited-style-name="Visited_20_Internet_20_Link">
630_360_15821...</text:a>
', '<text:a xlink:type="simple" xlink:href="https://static.ukrinform.com/photos/2023_05/1684942241-249.jpg" text:style-name="Internet_20_link" text:visited-style-name="Visited_20_Internet_20_Link">
1684942241-24...</text:a>
']</text:p>
      <text:p text:style-name="P4">
标签: ['Поліція', 'Суд', 'Катування', 'Згвалтування', 'Кагарлик']</text:p>
      <text:p text:style-name="P4">
类型: Article</text:p>
      <!--METADATA-->
      <text:p text:style-name="P4">
<draw:frame draw:style-name="fr1" draw:name="Image215" text:anchor-type="as-char" svg:width="6.9236in" svg:height="3.956343in" draw:z-index="0">
<draw:image xlink:href="../Images/yкринформ/2023-05-24T18-33-09-03-00/630_360_1582135276-970.jpg" xlink:type="simple" xlink:show="embed" xlink:actuate="onLoad" draw:mime-type="image/jpeg"/>
</draw:frame>
Obukhov地方法院对Kagarlytsky警察局的两名前执法人员判处了11年剥夺，他们在2020年之前遭受了酷刑并强奸了一名妇女。</text:p>
      <text:p text:style-name="P4">
新闻服务通知此<text:a xlink:type="simple" xlink:href="http://t.me/pgo_gov_ua/12485" text:style-name="Internet_20_link" text:visited-style-name="Visited_20_Internet_20_Link">
</text:a>
，报道乌克林福姆。</text:p>
      <text:p text:style-name="P4">
“奥布科夫地方法院裁定国家安全局Obukhiv部门Kharlytsky警察局的两名前雇员<text:a xlink:type="simple" xlink:href="https://www.ukrinform.ua/tag-policia" text:style-name="Internet_20_link" text:visited-style-name="Visited_20_Internet_20_Link">
</text:a>
在基辅地区遭受酷刑，暴力失踪和强奸。 在检察官的原则性立场下，他判断刑事警察的交换者以及对11年监禁的反应的手术惩罚。”</text:p>
      <text:p text:style-name="P4">
如前所述，法庭上的OGP检察官证明，这些官员已被非法拘留。</text:p>
      <text:p text:style-name="P4">
特别是，在2020年5月，执法人员向被授予警察局的妇女申请酷刑。 他们戴上毒气口罩，从她头顶上方的盘子武器中射出的束缚。 此后，受害者被释放了几次。</text:p>
      <text:p text:style-name="P4">
调查显示，指定部门的许多酷刑案件。 在同月，另一名受害者因认罪而遭到殴打和折磨。</text:p>
      <text:p text:style-name="P4">
<text:span text:style-name="T4">
另请阅读：</text:span>
 <text:a xlink:type="simple" xlink:href="https://www.ukrinform.ua/rubric-regions/3688585-zgvaltuvanna-14ricnoi-divcini-na-zakarpatti-prokuratura-oskarzila-virok-sudu.html" text:style-name="Internet_20_link" text:visited-style-name="Visited_20_Internet_20_Link">
<text:span text:style-name="T4">
强奸</text:span>
</text:a>
此外，在2020年1月，为了获得可能的盗窃案，袭击了两名受伤的受害者，将被告带到了城市后面的后备箱中，折磨了电动流。 之后，他们在走廊的电池中被遮蔽，受害者被打断到第二天。</text:p>
      <text:p text:style-name="P4">
该部门的负责人知道这种做法的存在，但没有采取行动以终止下属的非法行动，也没有向有能力的公职人员报告这些罪行。</text:p>
      <text:p text:style-name="P4">
在审前调查中，所有受害者和证人都受到质疑，所有起诉的证据和守卫的证据都已被调查，检察官办公室得到了告知。</text:p>
      <text:p text:style-name="P4">
<text:span text:style-name="T4">
另请阅读：</text:span>
 <text:a xlink:type="simple" xlink:href="https://www.ukrinform.ua/rubric-regions/3707329-zgvaltuvanna-nepovnolitnoi-u-cerkasah-pidozruvanih-policejskih-vzali-pid-vartu.html" text:style-name="Internet_20_link" text:visited-style-name="Visited_20_Internet_20_Link">
<text:span text:style-name="T4">
强奸</text:span>
</text:a>
</text:p>
      <text:p text:style-name="P4">
<draw:frame draw:style-name="fr1" draw:name="Image216" text:anchor-type="as-char" svg:width="6.9236in" svg:height="6.522877in" draw:z-index="0">
<draw:image xlink:href="../Images/yкринформ/2023-05-24T18-33-09-03-00/1684942241-249.jpg" xlink:type="simple" xlink:show="embed" xlink:actuate="onLoad" draw:mime-type="image/jpeg"/>
</draw:frame>
该部门的负责人反过来知道这种做法的存在，但没有采取任何措施来应对下属的不当行为。</text:p>
      <text:p text:style-name="P4">
2020年12月，检察官办公室<text:a xlink:type="simple" xlink:href="https://www.ukrinform.ua/rubric-regions/3147456-spravu-pro-zgvaltuvanna-u-kagarliku-napravili-do-sudu.html" text:style-name="Internet_20_link" text:visited-style-name="Visited_20_Internet_20_Link">
</text:a>
卡加利特(Kagarlytsky)警察局折磨了罪行，遭受了折磨。</text:p>
      <text:p text:style-name="P4">
News Source: <text:a xlink:type="simple" xlink:href="https://www.ukrinform.ua/rubric-regions/3713664-zgvaltuvanna-u-kagarlickomu-viddilku-policii-ekspravoohoronciv-zasudili-do-11-rokiv-za-gratami.html" text:style-name="Internet_20_link" text:visited-style-name="Visited_20_Internet_20_Link">
https://www.ukrinform.ua/rubric-regions/3713664-zgvaltuvanna-u-kagarlickomu-viddilku-policii-ekspravoohoronciv-zasudili-do-11-rokiv-za-gratami.html</text:a>
</text:p>
      <!--NEWS-->
      <text:h text:style-name="P10" text:outline-level="1">
<text:span text:style-name="T4">
在卢汉斯克地区，俄罗斯人增加了检查站的数量并制造障碍-OVA</text:span>
</text:h>
      <text:p text:style-name="P4">
作者: Ukrinform (Person)</text:p>
      <text:p text:style-name="P4">
出版商: Укринформ (Organization)</text:p>
      <text:p text:style-name="P4">
出版时间: 2023-05-24T18:34:00+03:00</text:p>
      <text:p text:style-name="P4">
修改时间: 2023-05-24T18:34:00+03:00</text:p>
      <text:p text:style-name="P4">
描述: 在卢汉斯克地区暂时占领的领土上，入侵者正在为辩护做准备，合作者感到恐慌。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Луганщина', 'Російські військові', 'Війна з Росією']</text:p>
      <text:p text:style-name="P4">
类型: Article</text:p>
      <!--METADATA-->
      <text:p text:style-name="P4">
<draw:frame draw:style-name="fr1" draw:name="Image217" text:anchor-type="as-char" svg:width="6.9236in" svg:height="3.956343in" draw:z-index="0">
<draw:image xlink:href="../Images/yкринформ/2023-05-24T18-34-00-03-00/630_360_1668461240-442.jpg" xlink:type="simple" xlink:show="embed" xlink:actuate="onLoad" draw:mime-type="image/jpeg"/>
</draw:frame>
在卢汉斯克地区被占领领土时，入侵者正在准备进行翻新，合作者感到恐慌。</text:p>
      <text:p text:style-name="P4">
这是在[]中报道的(http://t.me/luganska_oda/10247)据报道，卢甘斯克·阿尔特·利索戈尔(Lugansk Artem Lisogor)的负责人据报道。</text:p>
      <text:p text:style-name="P4">
“敌人正在为防御做准备，非常担心我们的进攻，有恐慌的情绪。俄罗斯人增加了检查站的数量，有些加强，他们会造成障碍。 Lisogor。</text:p>
      <text:p text:style-name="P4">
他指出，俄罗斯人正试图踏上比格里维卡，但乌克兰军队保留了领土并造成大火。 现在，“ HOT”也在Nevsky和其他定居点中。</text:p>
      <text:p text:style-name="P4">
<text:span text:style-name="T4">
另请阅读：</text:span>
 <text:a xlink:type="simple" xlink:href="https://www.ukrinform.ua/rubric-regions/3711746-na-lugansini-partizani-pidrivaut-zaliznicni-kolii.html" text:style-name="Internet_20_link" text:visited-style-name="Visited_20_Internet_20_Link">
</text:a>
根据OVA的负责人的说法，卢汉斯克地区被占领的地区的人道主义局势非常困难，甚至至关重要。 只有在某些领土上有光，根本没有水，入侵者将无法恢复。为平民的医疗援助是基于剩余原则提供的，俄罗斯军队将收到。</text:p>
      <text:p text:style-name="P4">
但是，正如Lisogor强调的那样，在[]的困难条件下(https://www.ukrinform.ua/tag-lugansina)有敌人的电阻单元在搜索中。</text:p>
      <text:p text:style-name="P4">
<text:span text:style-name="T4">
另请阅读：</text:span>
 <text:a xlink:type="simple" xlink:href="https://www.ukrinform.ua/rubric-ato/3713593-na-zaporizkomu-napramku-zbilsilasa-kilkist-rosijskih-vijskovih-mer-melitopola.html" text:style-name="Internet_20_link" text:visited-style-name="Visited_20_Internet_20_Link">
</text:a>
正如乌克林福姆(Ukrinform(https://www.ukrinform.ua/rubric-regions/3713571-na-lugansini-za-proukrainsku-poziciu-zagarbniki-povisili-colovika.html)谁有亲乌克兰人的立场。</text:p>
      <text:p text:style-name="P4">
News Source: <text:a xlink:type="simple" xlink:href="https://www.ukrinform.ua/rubric-regions/3713671-na-lugansini-rosiani-zbilsili-kilkist-blokpostiv-ta-roblat-zagorodzuvalni-rovi-ova.html" text:style-name="Internet_20_link" text:visited-style-name="Visited_20_Internet_20_Link">
https://www.ukrinform.ua/rubric-regions/3713671-na-lugansini-rosiani-zbilsili-kilkist-blokpostiv-ta-roblat-zagorodzuvalni-rovi-ova.html</text:a>
</text:p>
      <!--NEWS-->
      <text:h text:style-name="P10" text:outline-level="1">
<text:span text:style-name="T4">
画家 - 关于巴赫穆特（Bakhmut）周围的情况：乌克兰军队设法逐渐移动</text:span>
</text:h>
      <text:p text:style-name="P4">
作者: Ukrinform (Person)</text:p>
      <text:p text:style-name="P4">
出版商: Укринформ (Organization)</text:p>
      <text:p text:style-name="P4">
出版时间: 2023-05-24T18:39:00+03:00</text:p>
      <text:p text:style-name="P4">
修改时间: 2023-05-24T18:39:00+03:00</text:p>
      <text:p text:style-name="P4">
描述: 在巴赫穆特（Bakhmut）的郊区，俄罗斯军队试图加强侧面并依靠炮火。  - 乌克林。</text:p>
      <text:p text:style-name="P4">
图片: ['<text:a xlink:type="simple" xlink:href="https://static.ukrinform.com/photos/2023_05/thumb_files/630_360_1684691970-341.jpg" text:style-name="Internet_20_link" text:visited-style-name="Visited_20_Internet_20_Link">
630_360_16846...</text:a>
']</text:p>
      <text:p text:style-name="P4">
标签: ['Бахмут', 'Схід України', 'Війна з Росією', 'Ганна Маляр']</text:p>
      <text:p text:style-name="P4">
类型: Article</text:p>
      <!--METADATA-->
      <text:p text:style-name="P4">
<draw:frame draw:style-name="fr1" draw:name="Image218" text:anchor-type="as-char" svg:width="6.9236in" svg:height="3.956343in" draw:z-index="0">
<draw:image xlink:href="../Images/yкринформ/2023-05-24T18-39-00-03-00/630_360_1684691970-341.jpg" xlink:type="simple" xlink:show="embed" xlink:actuate="onLoad" draw:mime-type="image/jpeg"/>
</draw:frame>
巴赫穆特(Bakhmut)的前锋，俄罗斯军队正试图加强侧面，并押注炮火。</text:p>
      <text:p text:style-name="P4">
这是在[]中报道的(https://t.me/annamaliar/792)国防副部长安娜·马利亚(Anna Malyar)。</text:p>
      <text:p text:style-name="P4">
“在白天，巴赫穆特侧面的战斗强度有所下降。但这并不意味着敌人更弱。相反，这是一个设法在侧面加强并押注炮火，并押注炮弹。她写道。</text:p>
      <text:p text:style-name="P4">
同时，乌克兰军队设法逐渐移动，并补充说。</text:p>
      <text:p text:style-name="P4">
据她说，巴赫穆特市减少了敌对攻击行动的数量，因为敌人取代了单位。 同时，乌克兰违约控制着城市西南部的一些“飞机”区域。</text:p>
      <text:p text:style-name="P4">
<text:span text:style-name="T4">
另请阅读：</text:span>
 <text:a xlink:type="simple" xlink:href="https://www.ukrinform.ua/rubric-ato/3713270-bahmut-pid-vognevim-kontrolem-ukraini-danilov.html" text:style-name="Internet_20_link" text:visited-style-name="Visited_20_Internet_20_Link">
<text:span text:style-name="T4">
 bakhmut </text:span>
</text:a>
较早的陆军指挥官<text:a xlink:type="simple" xlink:href="https://www.ukrinform.ua/tag-zsu" text:style-name="Internet_20_link" text:visited-style-name="Visited_20_Internet_20_Link">
</text:a>
亚历山大·西尔斯基上校<text:a xlink:type="simple" xlink:href="https://www.ukrinform.ua/rubric-ato/3713428-sili-oboroni-maut-uspihi-na-flangah-bahmuta-sirskij.html" text:style-name="Internet_20_link" text:visited-style-name="Visited_20_Internet_20_Link">
</text:a>
乌克兰的防守者在巴赫穆特(Bakhmut)的侧面取得了成功，国防部被存储。</text:p>
      <text:p text:style-name="P4">
<text:span text:style-name="T5">
foto：君士坦丁自由</text:span>
</text:p>
      <text:p text:style-name="P4">
News Source: <text:a xlink:type="simple" xlink:href="https://www.ukrinform.ua/rubric-ato/3713666-malar-pro-situaciu-navkolo-bahmuta-ukrainskim-vijskam-vdaetsa-potrohu-prosuvatis.html" text:style-name="Internet_20_link" text:visited-style-name="Visited_20_Internet_20_Link">
https://www.ukrinform.ua/rubric-ato/3713666-malar-pro-situaciu-navkolo-bahmuta-ukrainskim-vijskam-vdaetsa-potrohu-prosuvatis.html</text:a>
</text:p>
      <!--NEWS-->
      <text:h text:style-name="P10" text:outline-level="1">
<text:span text:style-name="T4">
荷兰想迅速开始在F-16上训练乌克兰飞行员</text:span>
</text:h>
      <text:p text:style-name="P4">
作者: Ukrinform (Person)</text:p>
      <text:p text:style-name="P4">
出版商: Укринформ (Organization)</text:p>
      <text:p text:style-name="P4">
出版时间: 2023-05-24T18:41:48+03:00</text:p>
      <text:p text:style-name="P4">
修改时间: 2023-05-24T18:41:48+03:00</text:p>
      <text:p text:style-name="P4">
描述: 荷兰正在制定一项计划，以在乌克兰飞行员对F-16战斗机的快速培训。  - 乌克林。</text:p>
      <text:p text:style-name="P4">
图片: ['<text:a xlink:type="simple" xlink:href="https://static.ukrinform.com/photos/2023_05/thumb_files/630_360_1684942618-203.jpg" text:style-name="Internet_20_link" text:visited-style-name="Visited_20_Internet_20_Link">
630_360_16849...</text:a>
']</text:p>
      <text:p text:style-name="P4">
标签: ['Нідерланди', 'Україна', 'Винищувач']</text:p>
      <text:p text:style-name="P4">
类型: Article</text:p>
      <!--METADATA-->
      <text:p text:style-name="P4">
<draw:frame draw:style-name="fr1" draw:name="Image219" text:anchor-type="as-char" svg:width="6.9236in" svg:height="3.956343in" draw:z-index="0">
<draw:image xlink:href="../Images/yкринформ/2023-05-24T18-41-48-03-00/630_360_1684942618-203.jpg" xlink:type="simple" xlink:show="embed" xlink:actuate="onLoad" draw:mime-type="image/jpeg"/>
</draw:frame>
荷兰将制定计划在乌克兰飞行员F-16快速培训的计划。</text:p>
      <text:p text:style-name="P4">
据报道，关于它的报道，荷兰国防部报道。</text:p>
      <text:p text:style-name="P4">
“荷兰正在制定计划，为F-16的乌克兰飞行员准备。 这是在许多合作伙伴国家中完成的。”证词写道。</text:p>
      <text:p text:style-name="P4">
正如所指出的，荷兰与丹麦的比利时塔维尔英国合作。 预计会有更多的国家。</text:p>
      <text:p text:style-name="P4">
“今天，我向众议院通报了乌克兰最近的交货，并打算迅速开始为F-16准备乌克兰飞行员。 我们将与丹麦，比利时和英国一起做到这一点。”她在她的[]中写道。(http://twitter.com/DefensieMin/status/1661360048335904772?cxt=HHwWiICz0ayKq44uAAAA)荷兰Kaisa Ollongren国防部长。</text:p>
      <text:p text:style-name="P4">
现在向乌克兰提供的军事援助的总成本为16亿欧元。</text:p>
      <text:p text:style-name="P4">
<text:span text:style-name="T4">
另请阅读：</text:span>
 <text:a xlink:type="simple" xlink:href="https://www.ukrinform.ua/rubric-ato/3713325-dania-pocinae-navcati-ukrainskih-pilotiv-na-f16-stefancuk.html" text:style-name="Internet_20_link" text:visited-style-name="Visited_20_Internet_20_Link">
</text:a>
正如乌克林福姆报道的<text:a xlink:type="simple" xlink:href="https://www.ukrinform.ua/tag-niderlandi" text:style-name="Internet_20_link" text:visited-style-name="Visited_20_Internet_20_Link">
</text:a>
它将为乌克兰购买155毫米火炮弹药，分配2.6亿欧元。</text:p>
      <text:p text:style-name="P4">
这是欧盟国家对乌克兰的共同采购，并付出了今年三月的努力。</text:p>
      <text:p text:style-name="P4">
目前，许多乌克兰军方正在欧盟地方教育任务中接受培训。</text:p>
      <text:p text:style-name="P4">
5月底，已经准备了大约15.2万乌克兰士兵，部分是在荷兰准备的。</text:p>
      <text:p text:style-name="P4">
<text:span text:style-name="T5">
foto：defensie.nl</text:span>
</text:p>
      <text:p text:style-name="P4">
News Source: <text:a xlink:type="simple" xlink:href="https://www.ukrinform.ua/rubric-ato/3713669-niderlandi-hocut-svidko-rozpocati-navcanna-ukrainskih-pilotiv-na-f16.html" text:style-name="Internet_20_link" text:visited-style-name="Visited_20_Internet_20_Link">
https://www.ukrinform.ua/rubric-ato/3713669-niderlandi-hocut-svidko-rozpocati-navcanna-ukrainskih-pilotiv-na-f16.html</text:a>
</text:p>
      <!--NEWS-->
      <text:h text:style-name="P10" text:outline-level="1">
<text:span text:style-name="T4">
日本作家村里村里获得了西班牙公主的文学奖</text:span>
</text:h>
      <text:p text:style-name="P4">
作者: Ukrinform (Person)</text:p>
      <text:p text:style-name="P4">
出版商: Укринформ (Organization)</text:p>
      <text:p text:style-name="P4">
出版时间: 2023-05-24T18:42:00+03:00</text:p>
      <text:p text:style-name="P4">
修改时间: 2023-05-24T18:42:00+03:00</text:p>
      <text:p text:style-name="P4">
描述: 穆拉卡木野野的日本畅销书成为了今年的阿斯特里亚公主文学奖的冠军西班牙基金会，该基金会参与该组织。  - 乌克林。</text:p>
      <text:p text:style-name="P4">
图片: ['<text:a xlink:type="simple" xlink:href="https://static.ukrinform.com/photos/2023_05/thumb_files/630_360_1684942833-457.jpg" text:style-name="Internet_20_link" text:visited-style-name="Visited_20_Internet_20_Link">
630_360_16849...</text:a>
']</text:p>
      <text:p text:style-name="P4">
标签: ['Японія', 'Іспанія', 'Премія', 'Харукі Муракамі']</text:p>
      <text:p text:style-name="P4">
类型: Article</text:p>
      <!--METADATA-->
      <text:p text:style-name="P4">
<draw:frame draw:style-name="fr1" draw:name="Image220" text:anchor-type="as-char" svg:width="6.9236in" svg:height="3.946786in" draw:z-index="0">
<draw:image xlink:href="../Images/yкринформ/2023-05-24T18-42-00-03-00/630_360_1684942833-457.jpg" xlink:type="simple" xlink:show="embed" xlink:actuate="onLoad" draw:mime-type="image/jpeg"/>
</draw:frame>
西班牙基金会周三表示，日本畅销书《穆拉卡米河畔春日》的作者成为了今年文学书阿斯特里安公主的获奖者。</text:p>
      <text:p text:style-name="P4">
正如乌克林福姆报道的那样，它报告了<text:a xlink:type="simple" xlink:href="https://apnews.com/article/spain-princess-asturias-award-literature-murakami-fd6b828432ab1c42518df1b5b65eaede" text:style-name="Internet_20_link" text:visited-style-name="Visited_20_Internet_20_Link">
</text:a>
.</text:p>
      <text:p text:style-name="P4">
Журі премії Принцеси Астурійської високо оцінили унікальність нарисів,оповідань та романів 72-річного письменника, який народився у Кіото.</text:p>
      <text:p text:style-name="P4">
Група експертів підкреслила «здатність Муракамі примирити японську традицію таспадщину західної <text:a xlink:type="simple" xlink:href="https://www.ukrinform.ua/tag-kultura" text:style-name="Internet_20_link" text:visited-style-name="Visited_20_Internet_20_Link">
 </text:a>
在雄心勃勃的泰国故事中。” 陪审团成员补充说，作家的工作表达了我们这个时代的一些大话题和冲突，一个独立的孤独感，存在非单位，非人性化，在主要城市和恐怖主义中。</text:p>
      <text:p text:style-name="P4">
穆拉卡米从37名不同国籍的候选人中选出。 50,000美元的规模是涵盖每年授予该基金的艺术，传播，科学和其他领域的八项奖项之一。</text:p>
      <text:p text:style-name="P4">
这些是西班牙语中最负盛名的世界。 仪式每年在10月在西班牙北部的Ovido举行。</text:p>
      <text:p text:style-name="P4">
<text:span text:style-name="T4">
另请阅读：</text:span>
 <text:a xlink:type="simple" xlink:href="https://www.ukrinform.ua/rubric-kyiv/3707862-lini-kostenko-proponuut-nadati-zvanna-pocesnij-gromadanin-mista-kieva.html" text:style-name="Internet_20_link" text:visited-style-name="Visited_20_Internet_20_Link">
</text:a>
村上的文学作品已被翻译成40多种语言和sedimelion循环。 日本作家写了几本书，还翻译了R. Carver，F。ScottFitzgerald，T。Kapot，JD Slinger和D. Irving等作者的作品。</text:p>
      <text:p text:style-name="P4">
最有可能的是他的小说“挪威森林”，“岸上的卡夫卡”，“ 1q84”和“黑暗开始之后”。</text:p>
      <text:p text:style-name="P4">
如报道<text:a xlink:type="simple" xlink:href="https://www.ukrinform.ua/rubric-culture/3713323-miznarodnu-bukerivsku-premiu-vigrav-bolgarskij-pismennik.html" text:style-name="Internet_20_link" text:visited-style-name="Visited_20_Internet_20_Link">
</text:a>
，周二，保加利亚作家乔治的情妇和翻译者安吉拉·罗德尔(Angela Rodel)获得了国际布克小说“时代”小说奖(时间庇护所).</text:p>
      <text:p text:style-name="P4">
News Source: <text:a xlink:type="simple" xlink:href="https://www.ukrinform.ua/rubric-culture/3713670-aponskij-pismennik-haruki-murakami-otrimav-literaturnu-premiu-ispanskoi-princesi-asturijskoi.html" text:style-name="Internet_20_link" text:visited-style-name="Visited_20_Internet_20_Link">
https://www.ukrinform.ua/rubric-culture/3713670-aponskij-pismennik-haruki-murakami-otrimav-literaturnu-premiu-ispanskoi-princesi-asturijskoi.html</text:a>
</text:p>
      <!--NEWS-->
      <text:h text:style-name="P10" text:outline-level="1">
<text:span text:style-name="T4">
在卢汉斯地区，边防部队摧毁了俄罗斯无人机</text:span>
</text:h>
      <text:p text:style-name="P4">
作者: Ukrinform (Person)</text:p>
      <text:p text:style-name="P4">
出版商: Укринформ (Organization)</text:p>
      <text:p text:style-name="P4">
出版时间: 2023-05-24T18:49:00+03:00</text:p>
      <text:p text:style-name="P4">
修改时间: 2023-05-24T18:49:00+03:00</text:p>
      <text:p text:style-name="P4">
描述: 在卢汉斯克地区，边防部队摧毁了俄罗斯无人飞机。  - 乌克林。</text:p>
      <text:p text:style-name="P4">
图片: ['<text:a xlink:type="simple" xlink:href="https://static.ukrinform.com/photos/2023_05/thumb_files/630_360_1684943299-956.jpg" text:style-name="Internet_20_link" text:visited-style-name="Visited_20_Internet_20_Link">
630_360_16849...</text:a>
']</text:p>
      <text:p text:style-name="P4">
标签: ['Безпілотник', 'Луганщина', 'Прикордонники', 'Війна з Росією']</text:p>
      <text:p text:style-name="P4">
类型: Article</text:p>
      <!--METADATA-->
      <text:p text:style-name="P4">
<draw:frame draw:style-name="fr1" draw:name="Image221" text:anchor-type="as-char" svg:width="6.9236in" svg:height="3.956343in" draw:z-index="0">
<draw:image xlink:href="../Images/yкринформ/2023-05-24T18-49-00-03-00/630_360_1684943299-956.jpg" xlink:type="simple" xlink:show="embed" xlink:actuate="onLoad" draw:mime-type="image/jpeg"/>
</draw:frame>
乌鲁加地区边防部队摧毁了俄罗斯无人飞机。</text:p>
      <text:p text:style-name="P4">
根据乌克林福姆的说法，乌克兰国家边境部门报告在<text:a xlink:type="simple" xlink:href="http://t.me/DPSUkr/11432" text:style-name="Internet_20_link" text:visited-style-name="Visited_20_Internet_20_Link">
</text:a>
。</text:p>
      <text:p text:style-name="P4">
“俄罗斯无人机在我们军方的立场上探索并纠正了炮火。 边防抗衡步枪违反了局局<text:a xlink:type="simple" xlink:href="https://www.ukrinform.ua/tag-bezpilotnik" text:style-name="Internet_20_link" text:visited-style-name="Visited_20_Internet_20_Link">
</text:a>
»， - 证词读取。</text:p>
      <text:p text:style-name="P4">
无人机落在无法进入的地形上。</text:p>
      <text:p text:style-name="P4">
<text:span text:style-name="T4">
另请阅读：</text:span>
 <text:a xlink:type="simple" xlink:href="https://www.ukrinform.ua/rubric-ato/3713294-u-rosian-zakincuutsa-orlani-v-hid-pisli-bezpilotniki-z-faneri.html" text:style-name="Internet_20_link" text:visited-style-name="Visited_20_Internet_20_Link">
<text:span text:style-name="T4">
无人机</text:span>
</text:a>
正如乌克林福姆(Ukrinform)报道的那样，乌克兰特殊运营中心的战斗人员在乌克兰安全局“ A”的“无人机 - 卡米卡德兹”(Kamikadze)的帮助(https://www.ukrinform.ua/rubric-ato/3713660-ak-specpriznacenci-sbu-dronamikamikadze-znisuut-vazku-tehniku-rosian.html)_</text:p>
      <text:p text:style-name="P4">
__foto：dpsu _ _</text:p>
      <text:p text:style-name="P4">
News Source: <text:a xlink:type="simple" xlink:href="https://www.ukrinform.ua/rubric-ato/3713673-na-lugansini-prikordonniki-znisili-rosijskij-bezpilotnik.html" text:style-name="Internet_20_link" text:visited-style-name="Visited_20_Internet_20_Link">
https://www.ukrinform.ua/rubric-ato/3713673-na-lugansini-prikordonniki-znisili-rosijskij-bezpilotnik.html</text:a>
</text:p>
      <!--NEWS-->
      <text:h text:style-name="P10" text:outline-level="1">
<text:span text:style-name="T4">
北约的加入可能是乌克兰的最佳安全保证，但战争结束后 - 斯托尔滕贝格</text:span>
</text:h>
      <text:p text:style-name="P4">
作者: Ukrinform (Person)</text:p>
      <text:p text:style-name="P4">
出版商: Укринформ (Organization)</text:p>
      <text:p text:style-name="P4">
出版时间: 2023-05-24T18:50:49+03:00</text:p>
      <text:p text:style-name="P4">
修改时间: 2023-05-24T18:50:49+03:00</text:p>
      <text:p text:style-name="P4">
描述: 北约会员资格可能是乌克兰的最佳安全保证，但这在战争期间是不可能的，因为北约盟友对这个问题没有共识。  - 乌克林。</text:p>
      <text:p text:style-name="P4">
图片: ['<text:a xlink:type="simple" xlink:href="https://static.ukrinform.com/photos/2022_11/thumb_files/630_360_1668589929-696.jpg" text:style-name="Internet_20_link" text:visited-style-name="Visited_20_Internet_20_Link">
630_360_16685...</text:a>
']</text:p>
      <text:p text:style-name="P4">
标签: ['НАТО', 'Столтенберг', 'Україна']</text:p>
      <text:p text:style-name="P4">
类型: Article</text:p>
      <!--METADATA-->
      <text:p text:style-name="P4">
<draw:frame draw:style-name="fr1" draw:name="Image222" text:anchor-type="as-char" svg:width="6.9236in" svg:height="3.956343in" draw:z-index="0">
<draw:image xlink:href="../Images/yкринформ/2023-05-24T18-50-49-03-00/630_360_1668589929-696.jpg" xlink:type="simple" xlink:show="embed" xlink:actuate="onLoad" draw:mime-type="image/jpeg"/>
</draw:frame>
北约的会员资格可能是乌克兰的最佳安全性，但这不是北约的非传意。</text:p>
      <text:p text:style-name="P4">
这就是北约秘书长詹斯·斯托尔滕贝格(Jens Stoltenberg)的年度布鲁塞尔论坛(Brussels Forum)的讨论期间。</text:p>
      <text:p text:style-name="P4">
“北约可以提供全部安全保证，但这不是在战争中发生的事情……在这个问题上，乌克兰的乌克兰成员资格是盟国之间的不同观点，而是vnato做出决定的唯一途径 - 通过共识是。 目前正在就如何应对乌克兰对北约成员的野心做出磋商。 联盟是31岁，很快-32名成员，在此阶段，我无法说出Vilnius峰会在这个问题上的解决方案，”秘书长<text:a xlink:type="simple" xlink:href="https://www.ukrinform.ua/tag-nato" text:style-name="Internet_20_link" text:visited-style-name="Visited_20_Internet_20_Link">
</text:a>
。</text:p>
      <text:p text:style-name="P4">
同时，詹斯·斯托尔滕贝格(Jens Stoltenberg)再次确认所有联盟国家都同意这一点。 乌克兰将来将成为北约的成员。 去年，马德里峰会很清楚地说明，从盟友在2008年在Vbuharest峰会上首次做出Teke决定的那一刻，重复了很多次。</text:p>
      <text:p text:style-name="P4">
“我们都同意北约的门向新成员开放。 这是北约盟友应该解决的问题 - 何时可以加入。莫斯科在此问题上没有否决权。 同时，现在最重要的紧急业务是确保乌克兰赢得了一个依赖主权国家的国家。 毕竟，如果乌克兰没有获胜，那么就不会有可能讨论的会员问题。”联盟负责人说。</text:p>
      <text:p text:style-name="P4">
他回忆说，这场战争本质上是无法预测的，因此说出它将如何结束以及何时结束是有能力的。 但是，当这场战争很重要时，重要的是要确保它不再开始，以阻止俄罗斯联邦的侵略性行为的趋势，而不允许普京总统摧毁欧洲安全体系。<text:span text:style-name="T4">
另请阅读：</text:span>
 <text:a xlink:type="simple" xlink:href="https://www.ukrinform.ua/rubric-ato/3713431-reznikov-obgovoriv-z-vollesom-perspektivi-vstupu-ukraini-v-nato.html" text:style-name="Internet_20_link" text:visited-style-name="Visited_20_Internet_20_Link">
<text:span text:style-name="T4">
 reznikov </text:span>
</text:a>
据报道，自从去年俄罗斯军事入侵乌克兰以来，北约和联盟国家为乌克兰提供了前所未有的政治和军事援助，包括供应现代武器 - 机械，坦克，炮兵，防空，防空和反 -   - 坦克。开始解放其领土，这些领土被俄罗斯入侵者占领。</text:p>
      <text:p text:style-name="P4">
News Source: <text:a xlink:type="simple" xlink:href="https://www.ukrinform.ua/rubric-polytics/3713674-vstup-do-nato-moze-stati-najkrasou-garantieu-bezpeki-dla-ukraini-ale-pisla-vijni-stoltenberg.html" text:style-name="Internet_20_link" text:visited-style-name="Visited_20_Internet_20_Link">
https://www.ukrinform.ua/rubric-polytics/3713674-vstup-do-nato-moze-stati-najkrasou-garantieu-bezpeki-dla-ukraini-ale-pisla-vijni-stoltenberg.html</text:a>
</text:p>
      <!--NEWS-->
      <text:h text:style-name="P10" text:outline-level="1">
<text:span text:style-name="T4">
UPL：Shakhtar击败了Zorya</text:span>
</text:h>
      <text:p text:style-name="P4">
作者: Ukrinform (Person)</text:p>
      <text:p text:style-name="P4">
出版商: Укринформ (Organization)</text:p>
      <text:p text:style-name="P4">
出版时间: 2023-05-24T18:52:00+03:00</text:p>
      <text:p text:style-name="P4">
修改时间: 2023-05-24T18:52:00+03:00</text:p>
      <text:p text:style-name="P4">
描述: 黎明无法打动对手的大门。  - 乌克林。</text:p>
      <text:p text:style-name="P4">
图片: ['<text:a xlink:type="simple" xlink:href="https://static.ukrinform.com/photos/2023_05/thumb_files/630_360_1684943328-427.jpg" text:style-name="Internet_20_link" text:visited-style-name="Visited_20_Internet_20_Link">
630_360_16849...</text:a>
']</text:p>
      <text:p text:style-name="P4">
标签: ['Футбол', 'Зоря', 'Шахтар']</text:p>
      <text:p text:style-name="P4">
类型: Article</text:p>
      <!--METADATA-->
      <text:p text:style-name="P4">
<draw:frame draw:style-name="fr1" draw:name="Image223" text:anchor-type="as-char" svg:width="6.9236in" svg:height="3.956343in" draw:z-index="0">
<draw:image xlink:href="../Images/yкринформ/2023-05-24T18-52-00-03-00/630_360_1684943328-427.jpg" xlink:type="simple" xlink:show="embed" xlink:actuate="onLoad" draw:mime-type="image/jpeg"/>
</draw:frame>
黎明无法击中对手的大门。</text:p>
      <text:p text:style-name="P4">
Shakhtar克服了黎明(3：0)乌克林福姆报道，在乌克兰总理联盟第28轮的中心比赛中。</text:p>
      <text:p text:style-name="P4">
比赛中的比分是在第五分钟由Sudakov打开的，这是他为Shakhtar的第十个进球。</text:p>
      <text:p text:style-name="P4">
下半场开始时，Zorya留在少数民族中，snurnicin击中了Zubkov的脚，为此，他收到了一张红牌。 矿工是球员的优势，并在比赛中翻了一番，邦德伦科(Bondarenko)进球。</text:p>
      <text:p text:style-name="P4">
会议结束时，凯尔西得分得分-3：0。</text:p>
      <text:p text:style-name="P4">
Shakhtar赢得了他的生日。 今天是87岁的Donetsk。 这场胜利使维特曼更接近UPL的胜利，现在是Dnipro -1-五分的突破。 Zorya排名第三，他的表演中获得61分，并在8分中脱颖而出。</text:p>
      <text:p text:style-name="P4">
<text:span text:style-name="T4">
另请阅读：</text:span>
 <text:a xlink:type="simple" xlink:href="https://www.ukrinform.ua/rubric-sports/3713557-dnipro1-prograv-vorskli-u-startovomu-matci-28go-turu-upl.html" text:style-name="Internet_20_link" text:visited-style-name="Visited_20_Internet_20_Link">
<text:span text:style-name="T4">
 dnipro </text:span>
</text:a>
正如乌克林福姆报道的那样，在乌克兰总理的下一轮中，沙克塔尔将与Dnipro-1进行视线比赛，这场比赛将于5月28日星期日举行。</text:p>
      <text:p text:style-name="P4">
照片：UPL.UA</text:p>
      <text:p text:style-name="P4">
News Source: <text:a xlink:type="simple" xlink:href="https://www.ukrinform.ua/rubric-sports/3713676-upl-sahtar-peremig-zoru.html" text:style-name="Internet_20_link" text:visited-style-name="Visited_20_Internet_20_Link">
https://www.ukrinform.ua/rubric-sports/3713676-upl-sahtar-peremig-zoru.html</text:a>
</text:p>
      <!--NEWS-->
      <text:h text:style-name="P10" text:outline-level="1">
<text:span text:style-name="T4">
Shmigal称为新学年的五个优先事项</text:span>
</text:h>
      <text:p text:style-name="P4">
作者: Ukrinform (Person)</text:p>
      <text:p text:style-name="P4">
出版商: Укринформ (Organization)</text:p>
      <text:p text:style-name="P4">
出版时间: 2023-05-24T18:52:06+03:00</text:p>
      <text:p text:style-name="P4">
修改时间: 2023-05-24T18:52:06+03:00</text:p>
      <text:p text:style-name="P4">
描述: 在总理丹尼斯·施米加尔（Denis Shmigal）的主席下，举行了一次会议，以完成2022/23学年，并在2023/24学年之前准备教育机构。  - 乌克林。</text:p>
      <text:p text:style-name="P4">
图片: ['<text:a xlink:type="simple" xlink:href="https://static.ukrinform.com/photos/2023_05/thumb_files/630_360_1684943347-177.jpg" text:style-name="Internet_20_link" text:visited-style-name="Visited_20_Internet_20_Link">
630_360_16849...</text:a>
', '<text:a xlink:type="simple" xlink:href="https://static.ukrinform.com/photos/2023_05/1684943348-598.jpg" text:style-name="Internet_20_link" text:visited-style-name="Visited_20_Internet_20_Link">
1684943348-59...</text:a>
', '<text:a xlink:type="simple" xlink:href="https://static.ukrinform.com/photos/2023_05/1684943348-155.jpg" text:style-name="Internet_20_link" text:visited-style-name="Visited_20_Internet_20_Link">
1684943348-15...</text:a>
', '<text:a xlink:type="simple" xlink:href="https://static.ukrinform.com/photos/2023_05/1684943348-707.jpg" text:style-name="Internet_20_link" text:visited-style-name="Visited_20_Internet_20_Link">
1684943348-70...</text:a>
', '<text:a xlink:type="simple" xlink:href="https://static.ukrinform.com/photos/2023_05/1684943348-415.jpg" text:style-name="Internet_20_link" text:visited-style-name="Visited_20_Internet_20_Link">
1684943348-41...</text:a>
']</text:p>
      <text:p text:style-name="P4">
标签: ['Освіта', 'Уряд', 'Шмигаль']</text:p>
      <text:p text:style-name="P4">
类型: Article</text:p>
      <!--METADATA-->
      <text:p text:style-name="P4">
<draw:frame draw:style-name="fr1" draw:name="Image224" text:anchor-type="as-char" svg:width="6.9236in" svg:height="3.956343in" draw:z-index="0">
<draw:image xlink:href="../Images/yкринформ/2023-05-24T18-52-06-03-00/630_360_1684943347-177.jpg" xlink:type="simple" xlink:show="embed" xlink:actuate="onLoad" draw:mime-type="image/jpeg"/>
</draw:frame>
总理丹尼斯·施米加尔(Denis Shmigal)是2022/23学年完成的会议，并于2023/24之前准备教育机构。</text:p>
      <text:p text:style-name="P4">
关于它报告<text:a xlink:type="simple" xlink:href="https://www.kmu.gov.ua/news/premier-ministr-nazvav-piat-priorytetnykh-napriamkiv-u-pidhotovtsi-do-nastupnoho-navchalnoho-roku" text:style-name="Internet_20_link" text:visited-style-name="Visited_20_Internet_20_Link">
</text:a>
，报道乌克林福姆。</text:p>
      <text:p text:style-name="P4">
“我们面临着前所未有的挑战：毁灭教育基础设施，国内外儿童的大规模运动，对福尔皮斯尔的迫切需求，俄罗斯人在临时占领的领土上对乌克兰教育的破坏等等。 我们必须每天以24/7模式做出回应。 因为乌克兰的未来是。 关于它的人力资本，关于进一步恢复和发展的能力。” Shmigal强调。</text:p>
      <text:p text:style-name="P4">
政府负责人强调，在为下一所学校做准备时，该部和OVA应该专注于五个优先领域：安全性，最大程度的远见，可及性，重新列入，重新列入，继续进行新的乌克兰学校的改革。</text:p>
      <text:p text:style-name="P4">
<draw:frame draw:style-name="fr1" draw:name="Image225" text:anchor-type="as-char" svg:width="6.9236in" svg:height="4.610104in" draw:z-index="0">
<draw:image xlink:href="../Images/yкринформ/2023-05-24T18-52-06-03-00/1684943348-598.jpg" xlink:type="simple" xlink:show="embed" xlink:actuate="onLoad" draw:mime-type="image/jpeg"/>
</draw:frame>
总理听取了有关内政部长伊戈尔·克里曼科(Igor Klimenko)的信息，以在教育机构中建立安全环境。 据部长说，教育和科学部内部事务部的内部事务部准备了有关将所有权纳入警察保护系统中的教育机构的解决方案，特别是概念相机，遥控器等。 此外，作为克里姆森科(Klimenko)的安全护照将扩展到乌克兰的所有教育机构。</text:p>
      <text:p text:style-name="P4">
<draw:frame draw:style-name="fr1" draw:name="Image226" text:anchor-type="as-char" svg:width="6.9236in" svg:height="4.610104in" draw:z-index="0">
<draw:image xlink:href="../Images/yкринформ/2023-05-24T18-52-06-03-00/1684943348-155.jpg" xlink:type="simple" xlink:show="embed" xlink:actuate="onLoad" draw:mime-type="image/jpeg"/>
</draw:frame>
教育和科学部长Oksen Lisovy在他的角度告知了教育年度的完成和入门运动的开始。 据他说，几乎75％的学校都有庇护所。 目前，有36％的学校以眼部的形式工作，模型29％，混合格式的35％。</text:p>
      <text:p text:style-name="P4">
<draw:frame draw:style-name="fr1" draw:name="Image227" text:anchor-type="as-char" svg:width="6.9236in" svg:height="4.610104in" draw:z-index="0">
<draw:image xlink:href="../Images/yкринформ/2023-05-24T18-52-06-03-00/1684943348-707.jpg" xlink:type="simple" xlink:show="embed" xlink:actuate="onLoad" draw:mime-type="image/jpeg"/>
</draw:frame>
据总理称，政府已经指示当地预算是UAH 15亿的子公司，以安排学校的安全条件。</text:p>
      <text:p text:style-name="P4">
民事保护结构的可用性将恢复对教育过程中最佳质量的目光训练。</text:p>
      <text:p text:style-name="P4">
<text:span text:style-name="T4">
另请阅读：</text:span>
 <text:a xlink:type="simple" xlink:href="https://www.ukrinform.ua/rubric-society/3698060-cerez-vijnu-ponad-770-tisac-ukrainskih-skolariv-perejsli-na-distancijnu-formu-navcanna.html" text:style-name="Internet_20_link" text:visited-style-name="Visited_20_Internet_20_Link">
</text:a>
</text:p>
      <text:p text:style-name="P4">
在这种情况下，关于教育数字化的课程，将保留对儿童的生活和健康构成威胁的偏远教育形式。</text:p>
      <text:p text:style-name="P4">
<draw:frame draw:style-name="fr1" draw:name="Image228" text:anchor-type="as-char" svg:width="6.9236in" svg:height="4.863407in" draw:z-index="0">
<draw:image xlink:href="../Images/yкринформ/2023-05-24T18-52-06-03-00/1684943348-415.jpg" xlink:type="simple" xlink:show="embed" xlink:actuate="onLoad" draw:mime-type="image/jpeg"/>
</draw:frame>
参与者还提出了修复受损和破坏教育的问题，从而为所有机构提供了教科书，水龙头。</text:p>
      <text:p text:style-name="P4">
根据会议的结果，总理赋予了教育和科学部的任务，基础设施部，以制定和批准在所有教育机构中建造存储设施的统一参数，并审核可用的可用参数。</text:p>
      <text:p text:style-name="P4">
此外， <text:a xlink:type="simple" xlink:href="https://www.ukrinform.ua/tag-minosviti" text:style-name="Internet_20_link" text:visited-style-name="Visited_20_Internet_20_Link">
 </text:a>
区域军事行政部门已委托提高可用教育网络的措施，并确定可以在战时以眼睛形式执行教育过程的机构。 教育和科学部还应受保护结构基金的监督，并改善通往机构的通道状况。</text:p>
      <text:p text:style-name="P4">
正如乌克林福姆(Ukrinform)报道的，教育与科学部长Oksen Lisovy <text:a xlink:type="simple" xlink:href="https://www.ukrinform.ua/rubric-society/3712999-lisovij-anonsuvav-zmini-vimog-do-disertacij-i-rozpoviv-comu-stav-kandidatom-nauk.html" text:style-name="Internet_20_link" text:visited-style-name="Visited_20_Internet_20_Link">
</text:a>
。  照片：政府门户</text:p>
      <text:p text:style-name="P4">
News Source: <text:a xlink:type="simple" xlink:href="https://www.ukrinform.ua/rubric-society/3713675-smigal-nazvav-pat-prioritetiv-u-pidgotovci-do-novogo-navcalnogo-roku.html" text:style-name="Internet_20_link" text:visited-style-name="Visited_20_Internet_20_Link">
https://www.ukrinform.ua/rubric-society/3713675-smigal-nazvav-pat-prioritetiv-u-pidgotovci-do-novogo-navcalnogo-roku.html</text:a>
</text:p>
      <!--NEWS-->
      <text:h text:style-name="P10" text:outline-level="1">
<text:span text:style-name="T4">
在怀疑道路事故的事故中，基辅市议会副代表抓住了两个月的权利</text:span>
</text:h>
      <text:p text:style-name="P4">
作者: Ukrinform (Person)</text:p>
      <text:p text:style-name="P4">
出版商: Укринформ (Organization)</text:p>
      <text:p text:style-name="P4">
出版时间: 2023-05-24T18:59:00+03:00</text:p>
      <text:p text:style-name="P4">
修改时间: 2023-05-24T18:59:00+03:00</text:p>
      <text:p text:style-name="P4">
描述: 基辅市议会的副手涉嫌在毒品中涉嫌毒品中发生交通事故，并撤回了2个月的驾驶执照。  - 乌克林。</text:p>
      <text:p text:style-name="P4">
图片: ['<text:a xlink:type="simple" xlink:href="https://static.ukrinform.com/photos/2017_12/thumb_files/630_360_1514464397-1884.jpg" text:style-name="Internet_20_link" text:visited-style-name="Visited_20_Internet_20_Link">
630_360_15144...</text:a>
']</text:p>
      <text:p text:style-name="P4">
标签: ['Депутат', 'ДТП', 'Водійські права', 'Київрада']</text:p>
      <text:p text:style-name="P4">
类型: Article</text:p>
      <!--METADATA-->
      <text:p text:style-name="P4">
<draw:frame draw:style-name="fr1" draw:name="Image229" text:anchor-type="as-char" svg:width="6.9236in" svg:height="3.956343in" draw:z-index="0">
<draw:image xlink:href="../Images/yкринформ/2023-05-24T18-59-00-03-00/630_360_1514464397-1884.jpg" xlink:type="simple" xlink:show="embed" xlink:actuate="onLoad" draw:mime-type="image/jpeg"/>
</draw:frame>
基辅市议会涉嫌在麻醉中毒状态下发生交通事故，并严重后果，在两个月时扣押了驾驶执照。</text:p>
      <text:p text:style-name="P4">
根据乌克林福姆的说法，基辅城市检察官办公室报告了<text:a xlink:type="simple" xlink:href="https://t.me/kyiv_pro_office/1982" text:style-name="Internet_20_link" text:visited-style-name="Visited_20_Internet_20_Link">
</text:a>
。</text:p>
      <text:p text:style-name="P4">
“应基辅市检察官办公室的要求，法院将嫌疑人限制在车辆中2个月<text:a xlink:type="simple" xlink:href="https://www.ukrinform.ua/tag-dtp" text:style-name="Internet_20_link" text:visited-style-name="Visited_20_Internet_20_Link">
</text:a>
在一种麻醉性中毒的状态下，基辅市议会的代表会造成严重后果。”</text:p>
      <text:p text:style-name="P4">
这一决定是由基辅舍维奇斯基地区法院于5月24日星期三作出的。</text:p>
      <text:p text:style-name="P4">
法院还决定在临时限制时删除驾驶员的涉嫌许可，并提交调查人员。</text:p>
      <text:p text:style-name="P4">
据乌克林福姆称，道路事故发生在2022年11月27日。</text:p>
      <text:p text:style-name="P4">
犯罪嫌疑人以麻醉性燃烧的状态驾驶一辆大众马球车，沿Bogatyrskaya街的方向沿Bandera Avenue移动。</text:p>
      <text:p text:style-name="P4">
<text:span text:style-name="T4">
另请阅读：</text:span>
 <text:a xlink:type="simple" xlink:href="https://www.ukrinform.ua/rubric-regions/3709200-na-kiivsini-zatrimali-vodiavtikaca-akij-zbiv-4ricnu-ditinu.html" text:style-name="Internet_20_link" text:visited-style-name="Visited_20_Internet_20_Link">
</text:a>
在接近不受管制的行人穿越时，女人意识到自己在关注和反应中，无法评估道路状况的变化，并击中了一名女性生活女性，造成了严重的身体伤害。</text:p>
      <text:p text:style-name="P4">
5月23日<text:a xlink:type="simple" xlink:href="https://www.ukrinform.ua/rubric-kyiv/3713287-dtp-u-stani-narkoticnogo-spaninna-prokuratura-oskarzit-domasnij-arest-deputatci-kiivradi.html" text:style-name="Internet_20_link" text:visited-style-name="Visited_20_Internet_20_Link">
</text:a>
以房屋被捕的形式，在20:00到06：00，共2个月。 检察官办公室将挑战它。</text:p>
      <text:p text:style-name="P4">
News Source: <text:a xlink:type="simple" xlink:href="https://www.ukrinform.ua/rubric-kyiv/3713678-u-pidozruvanoi-v-dtp-deputatki-kiivradi-na-dva-misaci-vilucili-prava.html" text:style-name="Internet_20_link" text:visited-style-name="Visited_20_Internet_20_Link">
https://www.ukrinform.ua/rubric-kyiv/3713678-u-pidozruvanoi-v-dtp-deputatki-kiivradi-na-dva-misaci-vilucili-prava.html</text:a>
</text:p>
      <!--NEWS-->
      <text:h text:style-name="P10" text:outline-level="1">
<text:span text:style-name="T4">
处女轨道将在出售资产后停止活动</text:span>
</text:h>
      <text:p text:style-name="P4">
作者: Ukrinform (Person)</text:p>
      <text:p text:style-name="P4">
出版商: Укринформ (Organization)</text:p>
      <text:p text:style-name="P4">
出版时间: 2023-05-24T18:59:50+03:00</text:p>
      <text:p text:style-name="P4">
修改时间: 2023-05-24T18:59:50+03:00</text:p>
      <text:p text:style-name="P4">
描述: 这家维尔京轨道太空公司周三表示，在根据《美国破产法》进行拍卖后，该公司将其资产出售给四个贸易赢家并停止其活动。  - 乌克林。</text:p>
      <text:p text:style-name="P4">
图片: ['<text:a xlink:type="simple" xlink:href="https://static.ukrinform.com/photos/2023_01/thumb_files/630_360_1673337753-316.jpg" text:style-name="Internet_20_link" text:visited-style-name="Visited_20_Internet_20_Link">
630_360_16733...</text:a>
']</text:p>
      <text:p text:style-name="P4">
标签: ['США', 'Банкрутство', 'Virgin Orbit']</text:p>
      <text:p text:style-name="P4">
类型: Article</text:p>
      <!--METADATA-->
      <text:p text:style-name="P4">
<draw:frame draw:style-name="fr1" draw:name="Image230" text:anchor-type="as-char" svg:width="6.9236in" svg:height="3.956343in" draw:z-index="0">
<draw:image xlink:href="../Images/yкринформ/2023-05-24T18-59-50-03-00/630_360_1673337753-316.jpg" xlink:type="simple" xlink:show="embed" xlink:actuate="onLoad" draw:mime-type="image/jpeg"/>
</draw:frame>
这家维尔京轨道太空公司周三表示，在根据《美国破产法》进行拍卖后，该公司将出售其实际贸易赢家并停止其活动。</text:p>
      <text:p text:style-name="P4">
正如乌克林福姆报道的那样，这在[]中报道了(http://investors.virginorbit.com/news-events/press-releases/detail/74/statement-regarding-virgin-orbit)公司。</text:p>
      <text:p text:style-name="P4">
“空间行业的维珍轨道的遗产将永远保持在记忆中。 该公司表示，它的创新技术，对完美的持续渴望和坚定不移的空气范围扩大，这给了乌加卢加(Ugaluga)的令人难忘的痕迹。”该公司说。</text:p>
      <text:p text:style-name="P4">
交易需要法院批准和某些其他共同条件。 法院获得批准的听证会定于2023年2月24日举行，不久将签订协议。</text:p>
      <text:p text:style-name="P4">
<text:span text:style-name="T4">
另请阅读：</text:span>
 <text:a xlink:type="simple" xlink:href="https://www.ukrinform.ua/rubric-technology/3640983-mask-kaze-so-twitter-narazi-ne-zagrozue-bankrutstvo.html" text:style-name="Internet_20_link" text:visited-style-name="Visited_20_Internet_20_Link">
<text:span text:style-name="T4">
破产</text:span>
</text:a>
正如乌克林福姆报道的那样，今年4月4日，维珍航空亿万富翁理查德·布兰森(Richard Branson)提交了破产声明。</text:p>
      <text:p text:style-name="P4">
据指出，该公司已在法院提出破产申请<text:a xlink:type="simple" xlink:href="https://www.ukrinform.ua/tag-ssa" text:style-name="Internet_20_link" text:visited-style-name="Visited_20_Internet_20_Link">
</text:a>
根据《破产法》第11章的目的，特拉县是为了销售业务的目的，此前无法提供一月份恢复后登山时间发射所需的长期资金。</text:p>
      <text:p text:style-name="P4">
<text:span text:style-name="T4">
另请阅读：</text:span>
 <text:a xlink:type="simple" xlink:href="https://www.ukrinform.ua/rubric-economy/3703337-u-ssa-oficijno-zbankrutuvav-bank-kremnievoi-dolini-aktivi-vikupovue-jpmorgan.html" text:style-name="Internet_20_link" text:visited-style-name="Visited_20_Internet_20_Link">
</text:a>
维珍轨道的市场价值为6500万美元。 截至4月3日。 两年前，该公司估计为30亿美元。</text:p>
      <text:p text:style-name="P4">
News Source: <text:a xlink:type="simple" xlink:href="https://www.ukrinform.ua/rubric-technology/3713679-virgin-orbit-pripinit-dialnist-pisla-prodazu-aktiviv.html" text:style-name="Internet_20_link" text:visited-style-name="Visited_20_Internet_20_Link">
https://www.ukrinform.ua/rubric-technology/3713679-virgin-orbit-pripinit-dialnist-pisla-prodazu-aktiviv.html</text:a>
</text:p>
      <!--NEWS-->
      <text:h text:style-name="P10" text:outline-level="1">
<text:span text:style-name="T4">
我们指望联合国烟火单元的帮助-Yulia Sviridenko</text:span>
</text:h>
      <text:p text:style-name="P4">
作者: ['АРМІЯINFORM']</text:p>
      <text:p text:style-name="P4">
时间: 2023-05-24T19:00:00-04:00</text:p>
      <text:p text:style-name="P4">
描述: 人道主义者是乌克兰人的玫瑰诺甘诺省，对Zbillech的需求需求...与乌克兰2022年的战争，今天与乌克兰的最新新闻，今天与乌克兰2022年的新闻战争，乌克兰和乌克兰之间的战争将在乌克兰与乌克兰之间发生战争俄罗斯以及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image-5.jpg" text:style-name="Internet_20_link" text:visited-style-name="Visited_20_Internet_20_Link">
image-5.jpg</text:a>
']</text:p>
      <text:p text:style-name="P4">
标签: ['ГУМАНІТАРНЕ РОЗМІНУВАННЯ', 'ООН', 'РОЗМІНУВАННЯ', 'ЮЛІЯ СВИРИДЕНКО']</text:p>
      <text:p text:style-name="P4">
类别: News</text:p>
      <!--METADATA-->
      <text:p text:style-name="P4">
<draw:frame draw:style-name="fr1" draw:name="Image231" text:anchor-type="as-char" svg:width="6.9236in" svg:height="4.615733in" draw:z-index="0">
<draw:image xlink:href="../Images/AРМІЯINFORM/2023-05-24T19-00-00-04-00/image-5.jpg" xlink:type="simple" xlink:show="embed" xlink:actuate="onLoad" draw:mime-type="image/jpeg"/>
</draw:frame>
Yuliasviridenko和Deniz Brown讨论了乌克兰和联合国领域的合作</text:p>
      <text:p text:style-name="P4">
乌克兰领土领土的人道主义者将恢复和增加国家在确保世界粮食安全方面的能力。</text:p>
      <text:p text:style-name="P4">
如<text:a xlink:type="simple" xlink:href="https://www.me.gov.ua/News/Detail" text:style-name="Internet_20_link" text:visited-style-name="Visited_20_Internet_20_Link">
报告</text:a>
乌克兰经济新闻中心，在乌克兰尤利亚·斯维里迪科(Ukraine Yulia Yulia Sviridenko)经济少数人的第一个维奇雷米尔·米尼斯特(Viceremier-Minister)会议上与乌克兰和人道主义友善的友善协调员Deniz Brown的持续协调员进行了讨论。</text:p>
      <text:p text:style-name="P4">
“大规模入侵俄罗斯的结果是破坏了生产链和产能，锁定物流路线。 此外，乌克兰正在尽一切努力为极度吸引的国家提供食物。 今天的谷物走廊正在实施谷物倡议，已发送了超过3000万吨的农产品。乌克兰总统弗拉基米尔·泽伦斯基谷物的人道主义倡议旨在防止最贫穷国家和亚洲的饥荒。 乌克兰负责确保世界上的粮食安全并寻求提高其作用。 因此，对此的关键障碍之一是用爆炸物对乌克兰领土的大规模污染。”</text:p>
      <text:p text:style-name="P4">
乌克兰经济经济少数的第一位替代人士强调，约有17.4千平方公里，约占乌克兰领土的30％，可能受到潜在的潜在污染。 该地区是全球约8100万人的食物来源。</text:p>
      <text:p text:style-name="P4">
根据她的说法，该领土的调查和净化，农业土地剥削的归还是乌克兰的优先任务。 因此，鉴于工作规模，我国需要向国际社会提供强大的帮助，并依靠联合国组织和乌克兰的支持的领导作用。</text:p>
      <text:p text:style-name="P4">
News Source: <text:a xlink:type="simple" xlink:href="https://armyinform.com.ua/2023/05/24/my-rozrahovuyemo-na-dopomogu-pirotehnichnyh-pidrozdiliv-oon-yuliya-svyrydenko/" text:style-name="Internet_20_link" text:visited-style-name="Visited_20_Internet_20_Link">
https://armyinform.com.ua/2023/05/24/my-rozrahovuyemo-na-dopomogu-pirotehnichnyh-pidrozdiliv-oon-yuliya-svyrydenko/</text:a>
</text:p>
      <!--NEWS-->
      <text:h text:style-name="P10" text:outline-level="1">
<text:span text:style-name="T4">
在俄罗斯，高音导弹的开发商被指控将秘密数据转移到中国 - 路透社</text:span>
</text:h>
      <text:p text:style-name="P4">
作者: Ukrinform (Person)</text:p>
      <text:p text:style-name="P4">
出版商: Укринформ (Organization)</text:p>
      <text:p text:style-name="P4">
出版时间: 2023-05-24T19:00:11+03:00</text:p>
      <text:p text:style-name="P4">
修改时间: 2023-05-24T19:00:11+03:00</text:p>
      <text:p text:style-name="P4">
描述: 西伯利亚局长理论和应用机制的主任亚历山大·肖利克（Alexander Shiplyuk）因涉嫌州社区而在俄罗斯联合会被捕，被指控转移中国的秘密材料。  - 乌克林。</text:p>
      <text:p text:style-name="P4">
图片: ['<text:a xlink:type="simple" xlink:href="https://static.ukrinform.com/photos/2019_10/thumb_files/630_360_1570600638-882.jpg" text:style-name="Internet_20_link" text:visited-style-name="Visited_20_Internet_20_Link">
630_360_15706...</text:a>
']</text:p>
      <text:p text:style-name="P4">
标签: ['Китай', 'Шпигун', 'Держзрада', 'Росія']</text:p>
      <text:p text:style-name="P4">
类型: Article</text:p>
      <!--METADATA-->
      <text:p text:style-name="P4">
<draw:frame draw:style-name="fr1" draw:name="Image232" text:anchor-type="as-char" svg:width="6.9236in" svg:height="3.956343in" draw:z-index="0">
<draw:image xlink:href="../Images/yкринформ/2023-05-24T19-00-11-03-00/630_360_1570600638-882.jpg" xlink:type="simple" xlink:show="embed" xlink:actuate="onLoad" draw:mime-type="image/jpeg"/>
</draw:frame>
西伯利亚分支机构的理论和应用机制局长鲁萨利列克斯(Rusaliser Shiplyuk)的伤口因涉嫌国家社区而在俄罗斯联合会被捕，指控将秘密材料转移到中国。</text:p>
      <text:p text:style-name="P4">
关于它报告<text:a xlink:type="simple" xlink:href="http://www.reuters.com/world/russian-hypersonic-scientist-accused-betraying-secrets-china-sources-2023-05-24/" text:style-name="Internet_20_link" text:visited-style-name="Visited_20_Internet_20_Link">
</text:a>
乌克林福姆报道，有了参考文献，来源得到了认可。</text:p>
      <text:p text:style-name="P4">
据消息人士称，据称Shiplyuk在2017年在中国的一次科学会议上转移了秘密材料。</text:p>
      <text:p text:style-name="P4">
这位56岁的男人坚持自己的纯真，并强调，提到的信息不是秘密，而是在互联网上。</text:p>
      <text:p text:style-name="P4">
总统发言人<text:a xlink:type="simple" xlink:href="https://www.ukrinform.ua/tag-rosia" text:style-name="Internet_20_link" text:visited-style-name="Visited_20_Internet_20_Link">
</text:a>
内部的德米特里·佩斯科夫(Dmitry Peskov)告诉记者，克里姆林宫没有看到逮捕科学家的趋势，因为特殊服务执行了他们的职能 - “控制与怀疑祖国背叛有关的可能事故的情况”。 FSB没有回复在这种情况下致电路透社的评论。</text:p>
      <text:p text:style-name="P4">
中国外交部回答了有关北京旨在要求俄罗斯科学家获得机密研究的指控的问题，他说中国俄罗斯的关系被监禁为“对第三方的非配置，非偏远和误解”。</text:p>
      <text:p text:style-name="P4">
正如路透社所写的那样，这些案件以及以前因国家叛国罪而被捕，莫斯科表现出警惕失去任何技术优势的警惕，包括赞成中国，他越来越依赖于他的政治和贸易支持开始开始乌克兰的全面入侵。</text:p>
      <text:p text:style-name="P4">
<text:span text:style-name="T4">
另请阅读：</text:span>
 <text:a xlink:type="simple" xlink:href="https://www.ukrinform.ua/rubric-world/3709921-u-rosii-zatrimali-kolisnogo-spivrobitnika-posolstva-ssa.html" text:style-name="Internet_20_link" text:visited-style-name="Visited_20_Internet_20_Link">
<text:span text:style-name="T4">
俄罗斯</text:span>
 <text:span text:style-name="T4">
 </text:span>
延迟<text:span text:style-name="T4">
 </text:span>
前<text:span text:style-name="T4">
 </text:span>
 <text:span text:style-name="T4">
员工</text:span>
<text:span text:style-name="T4">
大使馆</text:span>
 <text:span text:style-name="T4">
 </text:span>
 <text:span text:style-name="T4">
美国</text:span>
</text:a>
据乌克林福姆报道，ITPM Shiplyuk的董事于2022年8月初被捕。 去年6月底，同样涉嫌州行政长官，ITPM Anatoly Maslova的首席研究员被捕。 两者都在莫斯科的Lefort Sizo中取代。 Shiplyuk负责实验室“超音速技术”，Maslov从事行业 - 胃动力学研究。Khristianovich理论和应用力学研究所成立于1957年。 它具有一系列空气动力学的装置，包括超音速空气动力管AT-303。 ITPM科学活动数学建模的主要方向在力学，空气形态，物理学力学，固体力学，变形和破坏中。</text:p>
      <text:p text:style-name="P4">
News Source: <text:a xlink:type="simple" xlink:href="https://www.ukrinform.ua/rubric-world/3713680-u-rosii-rozrobnika-giperzvukovih-raket-zvinuvatili-u-peredaci-sekretnih-danih-kitau-reuters.html" text:style-name="Internet_20_link" text:visited-style-name="Visited_20_Internet_20_Link">
https://www.ukrinform.ua/rubric-world/3713680-u-rosii-rozrobnika-giperzvukovih-raket-zvinuvatili-u-peredaci-sekretnih-danih-kitau-reuters.html</text:a>
</text:p>
      <!--NEWS-->
      <text:h text:style-name="P10" text:outline-level="1">
<text:span text:style-name="T4">
Vashchuk：我已经完成了这项任务</text:span>
</text:h>
      <text:p text:style-name="P4">
作者: Ukrinform (Person)</text:p>
      <text:p text:style-name="P4">
出版商: Укринформ (Organization)</text:p>
      <text:p text:style-name="P4">
出版时间: 2023-05-24T19:02:35+03:00</text:p>
      <text:p text:style-name="P4">
修改时间: 2023-05-24T19:02:35+03:00</text:p>
      <text:p text:style-name="P4">
描述: 这位前迪纳摩和乌克兰国家队讲述了他决定加入乌克兰国民警卫队的行列。  - 乌克林。</text:p>
      <text:p text:style-name="P4">
图片: ['<text:a xlink:type="simple" xlink:href="https://static.ukrinform.com/photos/2023_05/thumb_files/630_360_1684944074-933.jpg" text:style-name="Internet_20_link" text:visited-style-name="Visited_20_Internet_20_Link">
630_360_16849...</text:a>
']</text:p>
      <text:p text:style-name="P4">
标签: ['Футбол', 'Нацгвардія']</text:p>
      <text:p text:style-name="P4">
类型: Article</text:p>
      <!--METADATA-->
      <text:p text:style-name="P4">
<draw:frame draw:style-name="fr1" draw:name="Image233" text:anchor-type="as-char" svg:width="6.9236in" svg:height="3.956343in" draw:z-index="0">
<draw:image xlink:href="../Images/yкринформ/2023-05-24T19-02-35-03-00/630_360_1684944074-933.jpg" xlink:type="simple" xlink:show="embed" xlink:actuate="onLoad" draw:mime-type="image/jpeg"/>
</draw:frame>
前迪纳摩和乌克兰国家队讲述了他决定进入乌克兰国民警卫队的决定。</text:p>
      <text:p text:style-name="P4">
他在与乌克利福通讯员的对话中分享了这一点。</text:p>
      <text:p text:style-name="P4">
“现在是时候决定自己去做什么了。 早些时候，我组织了一场比赛，全国进攻的Burevia团队参加了比赛。 然后，这些人被提议作为这支球队的志愿者来。 我决定有时间。 我可以的，我会帮忙的。 就像我一样，我已经去了这项任务了几天。 我不能再说了。 我的主要学习是做指挥官所说的话。 我们正在接近胜利，”说。</text:p>
      <text:p text:style-name="P4">
在乌克兰俄罗斯的全面军事入侵开始时，瓦什丘克(Vashchuk)与戈斯托梅尔(Gostomel)的儿童进行了解释，当时有积极的行动。 不久，他和他的家人设法离开了人道主义走廊。</text:p>
      <text:p text:style-name="P4">
<text:span text:style-name="T4">
另请阅读：</text:span>
 <text:a xlink:type="simple" xlink:href="https://www.ukrinform.ua/rubric-sports/3711579-vasuk-vstupiv-do-lav-nacgvardii-ukraini.html" text:style-name="Internet_20_link" text:visited-style-name="Visited_20_Internet_20_Link">
<text:span text:style-name="T4">
 vashchuk </text:span>
</text:a>
正如乌克林福姆报道的那样，瓦什丘克(Vashchuk)加入了乌克兰国民警卫队的行列。</text:p>
      <text:p text:style-name="P4">
照片：facebook.com/vashchukvlad</text:p>
      <text:p text:style-name="P4">
News Source: <text:a xlink:type="simple" xlink:href="https://www.ukrinform.ua/rubric-sports/3713681-vasuk-a-vze-viizdzav-na-zavdanna.html" text:style-name="Internet_20_link" text:visited-style-name="Visited_20_Internet_20_Link">
https://www.ukrinform.ua/rubric-sports/3713681-vasuk-a-vze-viizdzav-na-zavdanna.html</text:a>
</text:p>
      <!--NEWS-->
      <text:h text:style-name="P10" text:outline-level="1">
<text:span text:style-name="T4">
从兰格隆到大喷泉站的16个：敖德萨海滩已准备好部分进入</text:span>
</text:h>
      <text:p text:style-name="P4">
作者: Ukrinform (Person)</text:p>
      <text:p text:style-name="P4">
出版商: Укринформ (Organization)</text:p>
      <text:p text:style-name="P4">
出版时间: 2023-05-24T19:09:00+03:00</text:p>
      <text:p text:style-name="P4">
修改时间: 2023-05-24T19:09:00+03:00</text:p>
      <text:p text:style-name="P4">
描述: 敖德萨地区军事管理局报告说，从兰格隆到大型喷泉站的16个海滩上的度假者的部分访问做准备。  - 乌克林。</text:p>
      <text:p text:style-name="P4">
图片: ['<text:a xlink:type="simple" xlink:href="https://static.ukrinform.com/photos/2023_05/thumb_files/630_360_1684947680-449.jpg" text:style-name="Internet_20_link" text:visited-style-name="Visited_20_Internet_20_Link">
630_360_16849...</text:a>
', '<text:a xlink:type="simple" xlink:href="https://static.ukrinform.com/photos/2023_05/1684947736-476.jpg" text:style-name="Internet_20_link" text:visited-style-name="Visited_20_Internet_20_Link">
1684947736-47...</text:a>
', '<text:a xlink:type="simple" xlink:href="https://static.ukrinform.com/photos/2023_05/1684947735-542.jpg" text:style-name="Internet_20_link" text:visited-style-name="Visited_20_Internet_20_Link">
1684947735-54...</text:a>
', '<text:a xlink:type="simple" xlink:href="https://static.ukrinform.com/photos/2023_05/1684947735-880.jpg" text:style-name="Internet_20_link" text:visited-style-name="Visited_20_Internet_20_Link">
1684947735-88...</text:a>
']</text:p>
      <text:p text:style-name="P4">
标签: ['Одеса', 'Пляжний сезон', ' Чорне море', 'Пляж']</text:p>
      <text:p text:style-name="P4">
类型: Article</text:p>
      <!--METADATA-->
      <text:p text:style-name="P4">
<draw:frame draw:style-name="fr1" draw:name="Image234" text:anchor-type="as-char" svg:width="6.9236in" svg:height="3.956343in" draw:z-index="0">
<draw:image xlink:href="../Images/yкринформ/2023-05-24T19-09-00-03-00/630_360_1684947680-449.jpg" xlink:type="simple" xlink:show="embed" xlink:actuate="onLoad" draw:mime-type="image/jpeg"/>
</draw:frame>
敖德萨军事管理局报告了为从兰格隆到大冯丹车站16的海滩上的度假者的局部通道的准备工作。</text:p>
      <text:p text:style-name="P4">
关于<text:a xlink:type="simple" xlink:href="https://t.me/OdeskaRDA/6256" text:style-name="Internet_20_link" text:visited-style-name="Visited_20_Internet_20_Link">
</text:a>
乌克林福姆报道，敖德萨RVA的新闻服务报告。</text:p>
      <text:p text:style-name="P4">
“敖德萨RVA负责人和多瑙河的指挥官，发布了一项联合令，采取措施，以准备部分进入海岸地块<text:a xlink:type="simple" xlink:href="https://www.ukrinform.ua/tag-corne-more" text:style-name="Internet_20_link" text:visited-style-name="Visited_20_Internet_20_Link">
</text:a>
在敖德萨市内，戒严法的法律制度。</text:p>
      <text:p text:style-name="P4">
<draw:frame draw:style-name="fr1" draw:name="Image235" text:anchor-type="as-char" svg:width="6.9236in" svg:height="5.209185in" draw:z-index="0">
<draw:image xlink:href="../Images/yкринформ/2023-05-24T19-09-00-03-00/1684947736-476.jpg" xlink:type="simple" xlink:show="embed" xlink:actuate="onLoad" draw:mime-type="image/jpeg"/>
</draw:frame>
值得注意的是，在安全措施之后，将提供从兰格隆到16个喷泉站的单个海滩区域，并可能在海上沐浴。 履行该命令条款将由敖德萨市政厅的特别委员会检查。</text:p>
      <text:p text:style-name="P4">
<draw:frame draw:style-name="fr1" draw:name="Image236" text:anchor-type="as-char" svg:width="6.9236in" svg:height="5.209185in" draw:z-index="0">
<draw:image xlink:href="../Images/yкринформ/2023-05-24T19-09-00-03-00/1684947735-542.jpg" xlink:type="simple" xlink:show="embed" xlink:actuate="onLoad" draw:mime-type="image/jpeg"/>
</draw:frame>
到6月5日，将提供相关行为。 Yuri Kruk说：“要使Ovesa Ova和Odessa Dawn的经理进行最终决定，根据该决定，将在去年的海滩工作命令中进行更改。”</text:p>
      <text:p text:style-name="P4">
<draw:frame draw:style-name="fr1" draw:name="Image237" text:anchor-type="as-char" svg:width="6.9236in" svg:height="5.209185in" draw:z-index="0">
<draw:image xlink:href="../Images/yкринформ/2023-05-24T19-09-00-03-00/1684947735-880.jpg" xlink:type="simple" xlink:show="embed" xlink:actuate="onLoad" draw:mime-type="image/jpeg"/>
</draw:frame>
<text:span text:style-name="T4">
另请阅读：</text:span>
 <text:a xlink:type="simple" xlink:href="https://www.ukrinform.ua/rubric-kyiv/3710998-u-kievi-ne-planuut-vidkrivati-plaznij-sezon.html" text:style-name="Internet_20_link" text:visited-style-name="Visited_20_Internet_20_Link">
</text:a>
据报道，敖德萨已经伸展了大喷泉13至14个站点之间海滩遍历之间的网。 在海滩的入口处，有一个信息摊位，并在海岸上有行为规则。 禁止在空气焦虑期间和每天21:00至7.00留在海滩上。 您只能在设备齐全的区域游泳 - 边界上标有嘘声。</text:p>
      <text:p text:style-name="P4">
<text:a xlink:type="simple" xlink:href="https://www.ukrinform.ua/rubric-regions/3713606-plazi-cornomorska-zakriti-dla-kupanna.html" text:style-name="Internet_20_link" text:visited-style-name="Visited_20_Internet_20_Link">
</text:a>
 .</text:p>
      <text:p text:style-name="P4">
News Source: <text:a xlink:type="simple" xlink:href="https://www.ukrinform.ua/rubric-regions/3713684-vid-lanzerona-do-16-stancii-velikogo-fontanu-odeski-plazi-gotuut-do-castkovogo-dostupu.html" text:style-name="Internet_20_link" text:visited-style-name="Visited_20_Internet_20_Link">
https://www.ukrinform.ua/rubric-regions/3713684-vid-lanzerona-do-16-stancii-velikogo-fontanu-odeski-plazi-gotuut-do-castkovogo-dostupu.html</text:a>
</text:p>
      <!--NEWS-->
      <text:h text:style-name="P10" text:outline-level="1">
<text:span text:style-name="T4">
GUR：普京和普里戈宁负责人一份想要消除乌克兰特殊服务的人的清单</text:span>
</text:h>
      <text:p text:style-name="P4">
作者: Ukrinform (Person)</text:p>
      <text:p text:style-name="P4">
出版商: Укринформ (Organization)</text:p>
      <text:p text:style-name="P4">
出版时间: 2023-05-24T19:11:00+03:00</text:p>
      <text:p text:style-name="P4">
修改时间: 2023-05-24T19:11:00+03:00</text:p>
      <text:p text:style-name="P4">
描述: 乌克兰特殊服务“狩猎”那些下令杀死乌克兰人并犯有许多牺牲的俄罗斯人。  - 乌克林。</text:p>
      <text:p text:style-name="P4">
图片: ['<text:a xlink:type="simple" xlink:href="https://static.ukrinform.com/photos/2022_08/thumb_files/630_360_1659359317-176.jpg" text:style-name="Internet_20_link" text:visited-style-name="Visited_20_Internet_20_Link">
630_360_16593...</text:a>
']</text:p>
      <text:p text:style-name="P4">
标签: ['Путін', 'Розвідка', 'Україна']</text:p>
      <text:p text:style-name="P4">
类型: Article</text:p>
      <!--METADATA-->
      <text:p text:style-name="P4">
<draw:frame draw:style-name="fr1" draw:name="Image238" text:anchor-type="as-char" svg:width="6.9236in" svg:height="3.956343in" draw:z-index="0">
<draw:image xlink:href="../Images/yкринформ/2023-05-24T19-11-00-03-00/630_360_1659359317-176.jpg" xlink:type="simple" xlink:show="embed" xlink:actuate="onLoad" draw:mime-type="image/jpeg"/>
</draw:frame>
乌克兰特定的服务“狩猎”那些命令杀害乌克兰人和伊娃帕波拉的俄罗斯人。</text:p>
      <text:p text:style-name="P4">
关于德语版的采访<text:a xlink:type="simple" xlink:href="http://www.welt.de/politik/ausland/plus245469316/Ukrainischer-Geheimdienst-Putin-steht-ganz-oben-auf-der-Liste-Wir-versuchen-ihn-zu-toeten.html" text:style-name="Internet_20_link" text:visited-style-name="Visited_20_Internet_20_Link">
</text:a>
乌克兰乌克兰乌克兰的GRU负责人Vadim Skibitsky说，乌克林福姆说。</text:p>
      <text:p text:style-name="P4">
问：“谁负责名单？” 萨比斯基回答：“普京，因为这是一场婚礼，并决定正在发生的事情。”</text:p>
      <text:p text:style-name="P4">
关于同一内容的另一个问题：“您要杀死普京吗？”(普京 -  ed。)他注意到我们离他越来越近，但也许他也害怕被杀。”</text:p>
      <text:p text:style-name="P4">
至于对俄罗斯宣传员的袭击背后的责备，斯基比尼斯基说，这些不是乌克兰特殊服务的最重要目标，并假设俄罗斯人已经在互相战斗，为权力而战。 寻求权力的中间，他称Yevgeny Prigogine和Igor Girkin。</text:p>
      <text:p text:style-name="P4">
将军证实，乌克兰情报正在试图消除瓦格尼夫特·耶夫根尼·普里戈吉的领导人。</text:p>
      <text:p text:style-name="P4">
他说：“我们的首要任务是摧毁命令其人民获得它的部队的指挥官。”</text:p>
      <text:p text:style-name="P4">
当该出版物的记者要求与雇佣军团体Yevgeny Prigogin的领导人的关系时，Skibitsky回答：“我们试图杀死他。”</text:p>
      <text:p text:style-name="P4">
但是最后，他继续进行侦察兵，参与侵略的每个人都必须为自己的行为做出回答，无论是指挥官，俄罗斯指挥官，重要的商人资助还是生产武器。</text:p>
      <text:p text:style-name="P4">
他说：“他们的消除将挽救许多平民的生命。...根据前公约，这是一个合理的目标。”</text:p>
      <text:p text:style-name="P4">
Skibitsky同时证实[]中对关键基础设施的攻击(https://www.ukrinform.ua/tag-rosia) - 不同的乌克兰机构的情况。</text:p>
      <text:p text:style-name="P4">
“所有交货都来自罗斯托夫或克里米亚。 他们总是经历这两种基础的方式，俄罗斯人确切地知道土地和赫森地区的重要性。 Mariupol端口也会尽快进行重建，这将是物流的第三个关键点...拆除对象 - 基础设施不允许他们使用物流链，” GUR的副负责人说。乌克兰国防部。<text:span text:style-name="T4">
另请阅读：</text:span>
 <text:a xlink:type="simple" xlink:href="https://www.ukrinform.ua/rubric-ato/3712607-budanov-zaklikav-rosijskih-vijskovih-zdavatisa-u-polon.html" text:style-name="Internet_20_link" text:visited-style-name="Visited_20_Internet_20_Link">
<text:span text:style-name="T4">
 Budanov </text:span>
</text:a>
正如据报道的那样，在最近的一次采访中，古尔·基里尔·基里尔·布·巴诺夫(Gur Kirill Kirill Budanov)的负责人说，俄罗斯宣传家是乌克兰特殊服务的目标。</text:p>
      <text:p text:style-name="P4">
News Source: <text:a xlink:type="simple" xlink:href="https://www.ukrinform.ua/rubric-ato/3713685-ukrainski-specsluzbi-poki-ne-vbili-putina-bo-vin-perehovuetsa-skibickij.html" text:style-name="Internet_20_link" text:visited-style-name="Visited_20_Internet_20_Link">
https://www.ukrinform.ua/rubric-ato/3713685-ukrainski-specsluzbi-poki-ne-vbili-putina-bo-vin-perehovuetsa-skibickij.html</text:a>
</text:p>
      <!--NEWS-->
      <text:h text:style-name="P10" text:outline-level="1">
<text:span text:style-name="T4">
在尼古拉夫地区，由于电网发生事故，有58个定居点是de -adjacent</text:span>
</text:h>
      <text:p text:style-name="P4">
作者: Ukrinform (Person)</text:p>
      <text:p text:style-name="P4">
出版商: Укринформ (Organization)</text:p>
      <text:p text:style-name="P4">
出版时间: 2023-05-24T19:13:00+03:00</text:p>
      <text:p text:style-name="P4">
修改时间: 2023-05-24T19:13:00+03:00</text:p>
      <text:p text:style-name="P4">
描述: 在Mykolaiv地区的Kazankiv地区，电网发生了一次事故-58个定居点被停用。  - 乌克林。</text:p>
      <text:p text:style-name="P4">
图片: ['<text:a xlink:type="simple" xlink:href="https://static.ukrinform.com/photos/2016_02/thumb_files/630_360_1456760162-5290.jpg" text:style-name="Internet_20_link" text:visited-style-name="Visited_20_Internet_20_Link">
630_360_14567...</text:a>
']</text:p>
      <text:p text:style-name="P4">
标签: ['Аварія', 'Електроенергія', 'Миколаївщина']</text:p>
      <text:p text:style-name="P4">
类型: Article</text:p>
      <!--METADATA-->
      <text:p text:style-name="P4">
<draw:frame draw:style-name="fr1" draw:name="Image239" text:anchor-type="as-char" svg:width="6.9236in" svg:height="3.956343in" draw:z-index="0">
<draw:image xlink:href="../Images/yкринформ/2023-05-24T19-13-00-03-00/630_360_1456760162-5290.jpg" xlink:type="simple" xlink:show="embed" xlink:actuate="onLoad" draw:mime-type="image/jpeg"/>
</draw:frame>
Mykolaiv地区的Setanka区发生了一场事故，该区域发生了 -  58个定居点。</text:p>
      <text:p text:style-name="P4">
这是由JSC的“ mykolaivoblenergo”报告的<text:a xlink:type="simple" xlink:href="https://t.me/mk_energy_ua/479" text:style-name="Internet_20_link" text:visited-style-name="Visited_20_Internet_20_Link">
</text:a>
，报道乌克林福姆。</text:p>
      <text:p text:style-name="P4">
“ <text:a xlink:type="simple" xlink:href="https://www.ukrinform.ua/tag-avaria" text:style-name="Internet_20_link" text:visited-style-name="Visited_20_Internet_20_Link">
</text:a>
卡桑卡地区的局势。确认了58个定居点(整个区域)“， - 消息说。</text:p>
      <text:p text:style-name="P4">
<text:span text:style-name="T4">
另请阅读：</text:span>
 <text:a xlink:type="simple" xlink:href="https://www.ukrinform.ua/rubric-vidbudova/3712577-zitelam-sela-na-harkivsini-vidnovili-elektriku-akoi-u-nih-ne-bulo-bilse-roku.html" text:style-name="Internet_20_link" text:visited-style-name="Visited_20_Internet_20_Link">
</text:a>
值得注意的是，专家目前正在从事消费者重新启动。</text:p>
      <text:p text:style-name="P4">
News Source: <text:a xlink:type="simple" xlink:href="https://www.ukrinform.ua/rubric-regions/3713682-na-mikolaivsini-cerez-avariu-na-energomerezi-znestrumleni-58-naselenih-punktiv.html" text:style-name="Internet_20_link" text:visited-style-name="Visited_20_Internet_20_Link">
https://www.ukrinform.ua/rubric-regions/3713682-na-mikolaivsini-cerez-avariu-na-energomerezi-znestrumleni-58-naselenih-punktiv.html</text:a>
</text:p>
      <!--NEWS-->
      <text:h text:style-name="P10" text:outline-level="1">
<text:span text:style-name="T4">
最佳情况：每天23次碰撞，武装部队摧毁了四个“重要目标”</text:span>
</text:h>
      <text:p text:style-name="P4">
作者: Ukrinform (Person)</text:p>
      <text:p text:style-name="P4">
出版商: Укринформ (Organization)</text:p>
      <text:p text:style-name="P4">
出版时间: 2023-05-24T19:14:00+03:00</text:p>
      <text:p text:style-name="P4">
修改时间: 2023-05-24T19:14:00+03:00</text:p>
      <text:p text:style-name="P4">
描述: 在库平，Lymansky，Bakhmut，Avdiiv和Mariinsky的那天，发生了23次战斗冲突。  - 乌克林。</text:p>
      <text:p text:style-name="P4">
图片: ['<text:a xlink:type="simple" xlink:href="https://static.ukrinform.com/photos/2023_04/thumb_files/630_360_1682620469-597.jpg" text:style-name="Internet_20_link" text:visited-style-name="Visited_20_Internet_20_Link">
630_360_16826...</text:a>
']</text:p>
      <text:p text:style-name="P4">
标签: ['Генштаб', 'ЗСУ', 'Війна з Росією']</text:p>
      <text:p text:style-name="P4">
类型: Article</text:p>
      <!--METADATA-->
      <text:p text:style-name="P4">
<draw:frame draw:style-name="fr1" draw:name="Image240" text:anchor-type="as-char" svg:width="6.9236in" svg:height="3.956343in" draw:z-index="0">
<draw:image xlink:href="../Images/yкринформ/2023-05-24T19-14-00-03-00/630_360_1682620469-597.jpg" xlink:type="simple" xlink:show="embed" xlink:actuate="onLoad" draw:mime-type="image/jpeg"/>
</draw:frame>
Nakupyansky，Lyman，Bakhmut，Avdiivsky和Marinsky Napryamki在白天发生了23次战斗冲突。</text:p>
      <text:p text:style-name="P4">
根据乌克兰的说法，乌克兰武装部队的总参谋部在[]中报道(https://www.facebook.com/GeneralStaff.ua/posts/pfbid02K9HWQPvkHzXDWY4nfcB9cnvwCttq38k1LatPmjkMjieyMTWy7XAQHRxmwzSYYqejl)截至5月24日18:00发布了及时信息。</text:p>
      <text:p text:style-name="P4">
“在白天，敌人击中了17架飞机罢工，从火箭发射器占据了大约20个纬度，在我们的坦塞琳部队的位置上。 乌克兰的导弹和航空罢工的可能性仍然很高。”</text:p>
      <text:p text:style-name="P4">
总参谋部指出，敌人继续集中纳库皮斯基，莱曼，巴赫穆特，阿夫迪夫斯基和马林斯卡亚的主要努力。 白天，总共举行了23次战斗冲突。</text:p>
      <text:p text:style-name="P4">
在<text:span text:style-name="T4">
 Volynsky </text:span>
和<text:span text:style-name="T4">
 Polissya方向</text:span>
无显着变化的操作情况，未检测到进攻群体的形成迹象。 白俄罗斯共和国武装部队的明确部队继续履行与乌克兰边境地区的任务。</text:p>
      <text:p text:style-name="P4">
在<text:span text:style-name="T4">
 Siverskyi </text:span>
和<text:span text:style-name="T4">
 Slobozhansky的指示</text:span>
俄罗斯入侵者将在与乌克兰边境地区保持军事形象。</text:p>
      <text:p text:style-name="P4">
在白天，进行了切尼希夫地区库蒂维卡(Kutivulivka)定居点的迫击炮和炮弹。 Sumy地区的Bunyakine，Spire，Oleksiyivka，以及Udi，兽医，Lipka，Green，Ogirtseve，Hatyshche，Vovchansk，Vovchansk，Budarki，Budarki，Kharkiv地区的Dugouts，Dugouts。</text:p>
      <text:p text:style-name="P4">
在<text:span text:style-name="T4">
 kupyansk方向</text:span>
敌人并没有停止试图改善战术。 白天，在Masyutivka地区进行的进攻不成功。大炮和迫击炮炮击遭到Stroiivka，Kamianka，Kamianka，Krasne，Ridkoodub，Ridkoodub，两个 - 年，两年，西部，Tabayivka，Berestovo，Berestovo，Kharkiv Region Stelmakhivka stelmakhivka of Lugugansk地区的Stelmakhivka。</text:p>
      <text:p text:style-name="P4">
<text:span text:style-name="T4">
另请阅读：</text:span>
 <text:a xlink:type="simple" xlink:href="https://t.me/ukrinform_news/99798" text:style-name="Internet_20_link" text:visited-style-name="Visited_20_Internet_20_Link">
<text:span text:style-name="T4">
 bakhmut </text:span>
</text:a>
在<text:span text:style-name="T4">
利马方向</text:span>
，在白天，进攻行动的侵略者不是。 他袭击了Dibrova地区的地区。在<text:span text:style-name="T4">
 avdeevsky方向</text:span>
敌人在诺沃卡林和[]的方向上进行了不成功的进攻行动(https://www.ukrinform.ua/tag-avdiivka)。卡拉德航空在诺沃卡林和草原的地区打击。 彩虹在定居点上发射Novokalinovo，Avdiivka，Karlovka，Pervomaisk和Netaylovo Donetsk地区。</text:p>
      <text:p text:style-name="P4">
在<text:span text:style-name="T4">
马林斯基方向上</text:span>
国防军部队在Marinka地区击退了许多攻击。 同时，敌对的炮击暴露于Krasnogorovka，Marinka，Novomikhailivka和Donetsk地区的胜利。</text:p>
      <text:p text:style-name="P4">
在<text:span text:style-name="T4">
 shakhtar方向</text:span>
敌人向Vodyane，Vodka和Veliky Novosilka的定居点开了枪。</text:p>
      <text:p text:style-name="P4">
在<text:span text:style-name="T4">
 Zaporizhzhya </text:span>
和<text:span text:style-name="T4">
 Kherson的指示</text:span>
继续进行俄罗斯人。 在Novosilkadonnets地区的Uremivka定居点开火； Olgivske，Malynivka，Gulyaipole，Gulyaypilskoye，Novoselivka，Omelnyk，Belogorye，Mala Tokmachka，Kamianske Zaporizhzhya地区； 巨人赫森地区和赫尔森。</text:p>
      <text:p text:style-name="P4">
<text:span text:style-name="T4">
另请阅读：</text:span>
 <text:a xlink:type="simple" xlink:href="https://www.ukrinform.ua/rubric-ato/3713660-ak-specpriznacenci-sbu-dronamikamikadze-znisuut-vazku-tehniku-rosian.html" text:style-name="Internet_20_link" text:visited-style-name="Visited_20_Internet_20_Link">
<text:span text:style-name="T4">
销毁</text:span>
</text:a>
“国防军航空在敌人的个人员工和军事装备的集中领域中进行了7次跳动。 在这一天，我们的防守者摧毁了2个敌对的震惊无人机，例如Shahd和一个侦察，例如“ Orlan -10”，在总参谋部通知。</text:p>
      <text:p text:style-name="P4">
此外，火箭部队和火炮的部队受到了2个活力区域，4个弹药仓库，无线电电子织物，4个处于射击位置的炮兵部队的影响，还有4个更重要的整体。</text:p>
      <text:p text:style-name="P4">
正如乌克林福姆报道的，乌克兰的国防军从2022年2月24日至2023年24日<text:a xlink:type="simple" xlink:href="https://www.ukrinform.ua/rubric-ato/3713355-sili-oboroni-znisili-vze-204-760-vijskovih-rf.html" text:style-name="Internet_20_link" text:visited-style-name="Visited_20_Internet_20_Link">
</text:a>
，其中有400个 - 最后一天。</text:p>
      <text:p text:style-name="P4">
_foto：武装部队总参谋部</text:p>
      <text:p text:style-name="P4">
News Source: <text:a xlink:type="simple" xlink:href="https://www.ukrinform.ua/rubric-ato/3713687-situacia-na-fronti-23-zitknenna-za-dobu-zsu-znisili-cotiri-vazlivi-cili-voroga.html" text:style-name="Internet_20_link" text:visited-style-name="Visited_20_Internet_20_Link">
https://www.ukrinform.ua/rubric-ato/3713687-situacia-na-fronti-23-zitknenna-za-dobu-zsu-znisili-cotiri-vazlivi-cili-voroga.html</text:a>
</text:p>
      <!--NEWS-->
      <text:h text:style-name="P10" text:outline-level="1">
<text:span text:style-name="T4">
部长总结了行动的活动。业务。</text:span>
</text:h>
      <text:p text:style-name="P4">
作者: Ukrinform (Person)</text:p>
      <text:p text:style-name="P4">
出版商: Укринформ (Organization)</text:p>
      <text:p text:style-name="P4">
出版时间: 2023-05-24T19:15:00+03:00</text:p>
      <text:p text:style-name="P4">
修改时间: 2023-05-24T19:15:00+03:00</text:p>
      <text:p text:style-name="P4">
描述: 在2021年5月启动的项目“ Act。商业”框架内，数字化转型部开设了14个对企业家的支持中心，并在16个地区为乌克兰人提供了40,000次免费咨询。  - 乌克林。</text:p>
      <text:p text:style-name="P4">
图片: ['<text:a xlink:type="simple" xlink:href="https://static.ukrinform.com/photos/2023_03/thumb_files/630_360_1679428598-222.jpg" text:style-name="Internet_20_link" text:visited-style-name="Visited_20_Internet_20_Link">
630_360_16794...</text:a>
', '<text:a xlink:type="simple" xlink:href="https://static.ukrinform.com/photos/2023_05/1684944807-303.png" text:style-name="Internet_20_link" text:visited-style-name="Visited_20_Internet_20_Link">
1684944807-30...</text:a>
', '<text:a xlink:type="simple" xlink:href="https://static.ukrinform.com/photos/2023_05/1684944805-772.png" text:style-name="Internet_20_link" text:visited-style-name="Visited_20_Internet_20_Link">
1684944805-77...</text:a>
']</text:p>
      <text:p text:style-name="P4">
标签: ['Економіка', 'Мінцифри', 'Дія.Бізнес']</text:p>
      <text:p text:style-name="P4">
类型: Article</text:p>
      <!--METADATA-->
      <text:p text:style-name="P4">
<draw:frame draw:style-name="fr1" draw:name="Image241" text:anchor-type="as-char" svg:width="6.9236in" svg:height="3.956343in" draw:z-index="0">
<draw:image xlink:href="../Images/yкринформ/2023-05-24T19-15-00-03-00/630_360_1679428598-222.jpg" xlink:type="simple" xlink:show="embed" xlink:actuate="onLoad" draw:mime-type="image/jpeg"/>
</draw:frame>
在2021年成立的项目“ Act。商业”框架内，数字化转型部开设了14个对企业家的支持中心，并在16个方向上为乌克兰人提供了40,000次免费咨询。</text:p>
      <text:p text:style-name="P4">
乌克林福姆(Ukrinform)表示，数字化转型部报告的新闻服务。</text:p>
      <text:p text:style-name="P4">
“两年来，发展部与企业家发展办公室一起出口了“行动。商业”项目。 该项目的在线组成部分是一个网站，是一项扣除的免费咨询，其中有65多个主题已被近3万使用。 人们。 离线组件 - 企业家的支持中心。 <text:a xlink:type="simple" xlink:href="https://www.ukrinform.ua/tag-biznes" text:style-name="Internet_20_link" text:visited-style-name="Visited_20_Internet_20_Link">
</text:a>
自从超过65,000多个乌克兰人的共同工作以来，已经进行了数百起事件。</text:p>
      <text:p text:style-name="P4">
<draw:frame draw:style-name="fr1" draw:name="Image242" text:anchor-type="as-char" svg:width="6.9236in" svg:height="3.89773in" draw:z-index="0">
<draw:image xlink:href="../Images/yкринформ/2023-05-24T19-15-00-03-00/1684944807-303.png" xlink:type="simple" xlink:show="embed" xlink:actuate="onLoad" draw:mime-type="image/png"/>
</draw:frame>
值得注意的是，在该项目的工作中，开设了14个企业家的支持中心：在KNU的基础上开设了“行动。业务”的14个。 Shevchenko和国外的一个中心 - 在华沙。 这些中心的开放为乌克兰的业务提供了免费咨询，参观教育活动并与其他企业家进行交流经验。</text:p>
      <text:p text:style-name="P4">
在“行动。商业”范围内，乌克兰人在16个领域获得了超过4.4万次免费咨询：营销，销售，支持计划，财务，税收，业务流程系统化，人员管理，法律支持，扩展和出口，企业监管规则，商业和技术法规的标准，临时回旋，对Tukraine Business的乌克兰人的支持，该商业被重建为波兰，以及启动和维护妇女和社会企业家的活动。</text:p>
      <text:p text:style-name="P4">
在两年的过程中，该项目为该项目实施了47个国际活动，该项目的1500多名乌克兰业务代表来自14个行业。 此外，在乌克兰国家馆内的220家公司参加了16次国际展览活动，该活动进行了6份美国，英国，瑞典，挪威，挪威，芬兰和亚洲的贸易任务，为79家公司持有79家公司。将军，乌克兰业务与潜在客户花费了更多。</text:p>
      <text:p text:style-name="P4">
<draw:frame draw:style-name="fr1" draw:name="Image243" text:anchor-type="as-char" svg:width="6.9236in" svg:height="3.89773in" draw:z-index="0">
<draw:image xlink:href="../Images/yкринформ/2023-05-24T19-15-00-03-00/1684944805-772.png" xlink:type="simple" xlink:show="embed" xlink:actuate="onLoad" draw:mime-type="image/png"/>
</draw:frame>
</text:p>
      <text:p text:style-name="P4">
已经开发了大约200个外部市场研究(包括边线)，25条指南和64个关于乌克兰部门发展的评论，以及在完整范围内对中小型企业的状况和需求进行的19项研究。</text:p>
      <text:p text:style-name="P4">
<text:span text:style-name="T4">
另请阅读：</text:span>
 <text:a xlink:type="simple" xlink:href="https://www.ukrinform.ua/rubric-economy/3673134-biznes-nazvav-osnovni-pereskodi-dla-svogo-vidnovlenna-v-umovah-vijni.html" text:style-name="Internet_20_link" text:visited-style-name="Visited_20_Internet_20_Link">
</text:a>
对于乌克兰业务，已经创建了一个金融机构 - 在线工具，其中包含400多个财务支持计划，适用于22个银行机构以及州和国际计划。</text:p>
      <text:p text:style-name="P4">
据报道，国防部于2020年向尤利塔(Ulyuta)发起了国家项目“法案”，一年后的2021年5月，合作始于商业和出口开发机构。 它是一家旨在在国内和国外市场上系统地发展乌克兰企业家精神的国家机构，尤其是促进乌克兰生产商商品，工程和服务的出口。</text:p>
      <text:p text:style-name="P4">
News Source: <text:a xlink:type="simple" xlink:href="https://www.ukrinform.ua/rubric-economy/3713688-mincifri-pidsumuvalo-dialnist-proektu-diabiznes-za-dva-roki.html" text:style-name="Internet_20_link" text:visited-style-name="Visited_20_Internet_20_Link">
https://www.ukrinform.ua/rubric-economy/3713688-mincifri-pidsumuvalo-dialnist-proektu-diabiznes-za-dva-roki.html</text:a>
</text:p>
      <!--NEWS-->
      <text:h text:style-name="P10" text:outline-level="1">
<text:span text:style-name="T4">
国民警卫队展示了如何捍卫Bigorivka-卢汉斯克地区的前哨基地</text:span>
</text:h>
      <text:p text:style-name="P4">
作者: Ukrinform (Person)</text:p>
      <text:p text:style-name="P4">
出版商: Укринформ (Organization)</text:p>
      <text:p text:style-name="P4">
出版时间: 2023-05-24T19:26:34+03:00</text:p>
      <text:p text:style-name="P4">
修改时间: 2023-05-24T19:26:34+03:00</text:p>
      <text:p text:style-name="P4">
描述: 在卢甘斯克（Lugansk）的方向上，上周的情况是Serebryansky Forestry和Bigorivka中最紧张的情况。  - 乌克林。</text:p>
      <text:p text:style-name="P4">
图片: ['<text:a xlink:type="simple" xlink:href="https://static.ukrinform.com/photos/2023_05/thumb_files/630_360_1684945548-156.jpg" text:style-name="Internet_20_link" text:visited-style-name="Visited_20_Internet_20_Link">
630_360_16849...</text:a>
']</text:p>
      <text:p text:style-name="P4">
标签: ['Луганщина', 'Нацгвардія', 'Війна з Росією']</text:p>
      <text:p text:style-name="P4">
类型: Article</text:p>
      <!--METADATA-->
      <text:p text:style-name="P4">
<draw:frame draw:style-name="fr1" draw:name="Image244" text:anchor-type="as-char" svg:width="6.9236in" svg:height="3.956343in" draw:z-index="0">
<draw:image xlink:href="../Images/yкринформ/2023-05-24T19-26-34-03-00/630_360_1684945548-156.jpg" xlink:type="simple" xlink:show="embed" xlink:actuate="onLoad" draw:mime-type="image/jpeg"/>
</draw:frame>
在上一周，上周的情况是最激烈的单相林业和比格里夫卡。</text:p>
      <text:p text:style-name="P4">
关于<text:a xlink:type="simple" xlink:href="https://www.facebook.com/NGUmainpage/posts/pfbid0seUKHJhd5b763q4TAsD8KNEmTLC5h7WLWrifLZd2oy4zds6bjN9cPXr4WumQW9jWl" text:style-name="Internet_20_link" text:visited-style-name="Visited_20_Internet_20_Link">
</text:a>
乌克兰福姆报道说，乌克兰国民警卫队的新闻服务告知。</text:p>
      <text:p text:style-name="P4">
“上周卢汉斯克方向的情况是Varbryansky林业和实际的Bigorivka本身最激烈的情况。 今天这个居民卢汉斯地区(Bigorivka- ed。)这是由乌克兰军队控制的最后一个最大的解决方案。” NSU说。</text:p>
      <text:p text:style-name="P4">
值得注意的是，自2022年6月以来，Bigorivka一直受到乌克兰军队的控制。 据指定，从11月开始对Bigorivka的辩护进行(作为进攻守卫的一部分).</text:p>
      <text:p text:style-name="P4">
“Захисники називають її (Bigorivka- ed。)卢汉斯克地区的前哨基地，因为它的控制允许将大量俄罗斯人分散在东方的几个土地上。</text:p>
      <text:p text:style-name="P4">
根据NSU的说法，Bigorivka现在几乎被删除了，在这里的防御行动很难在这里很难，因为几乎所有可用于观察和火灾的高层建筑都被摧毁了。</text:p>
      <text:p text:style-name="P4">
<text:span text:style-name="T4">
另请阅读：</text:span>
 <text:a xlink:type="simple" xlink:href="https://www.ukrinform.ua/rubric-ato/3713673-na-lugansini-prikordonniki-znisili-rosijskij-bezpilotnik.html" text:style-name="Internet_20_link" text:visited-style-name="Visited_20_Internet_20_Link">
<text:span text:style-name="T4">
 luhansk地区</text:span>
</text:a>
据报道，国防部副部长安娜·马里亚尔(Anna Malyar)表示，俄罗斯军队未能占领乌克兰，因此他们努力尝试去顿涅茨克和[]的边界(https://www.ukrinform.ua/tag-lugansina) .</text:p>
      <text:p text:style-name="P4">
News Source: <text:a xlink:type="simple" xlink:href="https://www.ukrinform.ua/rubric-ato/3713692-nacgvardijci-pokazali-ak-oboronaut-bilogorivku-forpost-lugansini.html" text:style-name="Internet_20_link" text:visited-style-name="Visited_20_Internet_20_Link">
https://www.ukrinform.ua/rubric-ato/3713692-nacgvardijci-pokazali-ak-oboronaut-bilogorivku-forpost-lugansini.html</text:a>
</text:p>
      <!--NEWS-->
      <text:h text:style-name="P10" text:outline-level="1">
<text:span text:style-name="T4">
在Truskavets中 - 根据艺术家Bilas的作品，木偶“乌克兰舞蹈”的展览</text:span>
</text:h>
      <text:p text:style-name="P4">
作者: Ukrinform (Person)</text:p>
      <text:p text:style-name="P4">
出版商: Укринформ (Organization)</text:p>
      <text:p text:style-name="P4">
出版时间: 2023-05-24T19:30:01+03:00</text:p>
      <text:p text:style-name="P4">
修改时间: 2023-05-24T19:30:01+03:00</text:p>
      <text:p text:style-name="P4">
描述: 在Truskavets中，根据乌克兰人民艺术家，挂毯Mikhail Bilas的作品的作品“乌克兰舞蹈”展览。 作品的作者 - 来自乌克兰的不同国家和不同地区。  - 乌克林。</text:p>
      <text:p text:style-name="P4">
图片: ['<text:a xlink:type="simple" xlink:href="https://static.ukrinform.com/photos/2023_05/thumb_files/630_360_1684943744-6411.jpeg" text:style-name="Internet_20_link" text:visited-style-name="Visited_20_Internet_20_Link">
630_360_16849...</text:a>
', '<text:a xlink:type="simple" xlink:href="https://static.ukrinform.com/photos/2023_05/1684943745-5200.jpeg" text:style-name="Internet_20_link" text:visited-style-name="Visited_20_Internet_20_Link">
1684943745-52...</text:a>
', '<text:a xlink:type="simple" xlink:href="https://static.ukrinform.com/photos/2023_05/thumb_files/630_360_1684943745-2665.jpeg" text:style-name="Internet_20_link" text:visited-style-name="Visited_20_Internet_20_Link">
630_360_16849...</text:a>
', '<text:a xlink:type="simple" xlink:href="https://static.ukrinform.com/photos/2023_05/thumb_files/630_360_1684943743-6612.jpeg" text:style-name="Internet_20_link" text:visited-style-name="Visited_20_Internet_20_Link">
630_360_16849...</text:a>
', '<text:a xlink:type="simple" xlink:href="https://static.ukrinform.com/photos/2023_05/thumb_files/630_360_1684943743-1521.jpeg" text:style-name="Internet_20_link" text:visited-style-name="Visited_20_Internet_20_Link">
630_360_16849...</text:a>
', '<text:a xlink:type="simple" xlink:href="https://static.ukrinform.com/photos/2023_05/thumb_files/630_360_1684943744-6905.jpeg" text:style-name="Internet_20_link" text:visited-style-name="Visited_20_Internet_20_Link">
630_360_16849...</text:a>
', '<text:a xlink:type="simple" xlink:href="https://static.ukrinform.com/photos/2023_05/thumb_files/630_360_1684943744-9573.jpeg" text:style-name="Internet_20_link" text:visited-style-name="Visited_20_Internet_20_Link">
630_360_16849...</text:a>
', '<text:a xlink:type="simple" xlink:href="https://static.ukrinform.com/photos/2023_05/thumb_files/630_360_1684943744-3447.jpeg" text:style-name="Internet_20_link" text:visited-style-name="Visited_20_Internet_20_Link">
630_360_16849...</text:a>
', '<text:a xlink:type="simple" xlink:href="https://static.ukrinform.com/photos/2023_05/thumb_files/630_360_1684943745-7388.jpeg" text:style-name="Internet_20_link" text:visited-style-name="Visited_20_Internet_20_Link">
630_360_16849...</text:a>
', '<text:a xlink:type="simple" xlink:href="https://static.ukrinform.com/photos/2023_05/thumb_files/630_360_1684943745-2823.jpeg" text:style-name="Internet_20_link" text:visited-style-name="Visited_20_Internet_20_Link">
630_360_16849...</text:a>
', '<text:a xlink:type="simple" xlink:href="https://static.ukrinform.com/photos/2023_05/thumb_files/630_360_1684943745-5200.jpeg" text:style-name="Internet_20_link" text:visited-style-name="Visited_20_Internet_20_Link">
630_360_16849...</text:a>
']</text:p>
      <text:p text:style-name="P4">
标签: ['Виставка', 'Трускавець', 'Ляльки']</text:p>
      <text:p text:style-name="P4">
类型: Article</text:p>
      <!--METADATA-->
      <text:p text:style-name="P4">
<draw:frame draw:style-name="fr1" draw:name="Image245" text:anchor-type="as-char" svg:width="6.9236in" svg:height="3.956343in" draw:z-index="0">
<draw:image xlink:href="../Images/yкринформ/2023-05-24T19-30-01-03-00/630_360_1684943744-6411.jpeg" xlink:type="simple" xlink:show="embed" xlink:actuate="onLoad" draw:mime-type="image/jpeg"/>
</draw:frame>
乌斯卡维夫人举行了一个木偶“乌克兰舞蹈”的展览，该展览是根据乌克兰艺术家，挂毯米哈伊尔·比拉斯(Mikhail Bilas)的乌克兰艺术家的工人举办的。 作品的作者来自乌克兰的不同国家和不同地区。</text:p>
      <text:p text:style-name="P4">
根据Truskavets的乌克林形式通讯员的说法，在该展览中，IVSE在展览中提出了IVSE，这是乌克兰装饰和应用艺术大师的结果，来自挪威，波兰的洋娃娃。</text:p>
      <text:p text:style-name="P4">
展览的组织者尼娜·哈根(Nina Hagen)拥有乌克兰根源，但居住在乌尔维亚(Unorvegia)。它有助于保存乌克兰的木偶。</text:p>
      <text:p text:style-name="P4">
“这是一个志愿者项目，它是一项志愿教育运动，致力于研究乌克兰传统。 因为民间艺术是任何当地人的灵魂。 我们不会保留民间艺术，然后我们将失去所有人民，人种学的独特性和文化认同。 只有在新的现代对话中生活和发展时，才有可能保留国籍。”组织者说。</text:p>
      <text:p text:style-name="P4">
<draw:frame draw:style-name="fr1" draw:name="Image246" text:anchor-type="as-char" svg:width="5.633333in" svg:height="10.0in" draw:z-index="0">
<draw:image xlink:href="../Images/yкринформ/2023-05-24T19-30-01-03-00/1684943745-5200.jpeg" xlink:type="simple" xlink:show="embed" xlink:actuate="onLoad" draw:mime-type="image/jpeg"/>
</draw:frame>
她回忆说，Bilase民间艺术家的纺织品作品表现出了他们作者的不昂贵的味道，即完美的色彩。 因此，每个木偶的作品都更可靠，在他们的洋娃娃中，这些色调的色调尽可能靠近Bilas导航所描绘的纺织品图纸。</text:p>
      <text:p text:style-name="P4">
在Truskavets提出的作品的作者中，工匠：来自巴西的波兰-Malgorzata dzialo-来自挪威的Vanessa Jerba，来自挪威-Nina Hagen，Nina Hagen，Zeuzraine -Lyubov Podolin。(Marinka，顿涅茨克地区)，纳塔利娅·科兹伦科(Natalia Kozlenko)(基辅地区的M. Slavutich)，Tatiana Khodak(Khmelnytsky地区Netishin)，纳塔利亚帕瓦克(M。Kryvyirih)，尤利亚·索洛维约瓦(哈尔基夫)，Marina Protsenko(M. dnipro)，纳塔利娅·蒂申科(Natalia Tishchenko)(村庄。 克利夫(Rivne)地区)和别的。</text:p>
      <text:p text:style-name="P4">
<text:span text:style-name="T4">
另请阅读：</text:span>
 <text:a xlink:type="simple" xlink:href="https://www.ukrinform.ua/rubric-diaspora/3664675-u-netisini-vidkrili-vistavku-lalokmotanok-diasporskogo-proektu-knazivni-ta-knagini-ukraini.html" text:style-name="Internet_20_link" text:visited-style-name="Visited_20_Internet_20_Link">
<text:span text:style-name="T4">
娃娃</text:span>
</text:a>
</text:p>
      <text:p text:style-name="P4">
现在在三月地区Bohodukhiv区工作的Marinka的Lyubov Podolinna大师指出，她很高兴根据“ Boyko婚礼”的画作制作自己的木偶作品。 “我试图选择线程以使其更接近艺术家的作品，我决定从线程中构图。 底座，娃娃和动物 - 电线框架，包裹。 所有其他元素 - 带有纸板或木制框架。 她用毛毡和棉布在衣服上。”波多林说。</text:p>
      <text:p text:style-name="P4">
<draw:frame draw:style-name="fr1" draw:name="Image247" text:anchor-type="as-char" svg:width="6.9236in" svg:height="3.956343in" draw:z-index="0">
<draw:image xlink:href="../Images/yкринформ/2023-05-24T19-30-01-03-00/630_360_1684943745-2665.jpeg" xlink:type="simple" xlink:show="embed" xlink:actuate="onLoad" draw:mime-type="image/jpeg"/>
</draw:frame>
Uruskavets通过了乌克兰舞蹈玩偶的展览(Images/yкринформ/2023-05-24T19-30-01-03-00/630_360_1684943745-2665.jpeg)](https://static.ukrinform.com/photos/2023_05/1684943745-2665.jpeg) <text:a xlink:type="simple" xlink:href="https://static.ukrinform.com/photos/2023_05/1684943743-6612.jpeg" text:style-name="Internet_20_link" text:visited-style-name="Visited_20_Internet_20_Link">
<draw:frame draw:style-name="fr1" draw:name="Image248" text:anchor-type="as-char" svg:width="6.9236in" svg:height="3.956343in" draw:z-index="0">
<draw:image xlink:href="../Images/yкринформ/2023-05-24T19-30-01-03-00/630_360_1684943743-6612.jpeg" xlink:type="simple" xlink:show="embed" xlink:actuate="onLoad" draw:mime-type="image/jpeg"/>
</draw:frame>
</text:a>
 <text:a xlink:type="simple" xlink:href="https://static.ukrinform.com/photos/2023_05/1684943743-1521.jpeg" text:style-name="Internet_20_link" text:visited-style-name="Visited_20_Internet_20_Link">
<draw:frame draw:style-name="fr1" draw:name="Image249" text:anchor-type="as-char" svg:width="6.9236in" svg:height="3.956343in" draw:z-index="0">
<draw:image xlink:href="../Images/yкринформ/2023-05-24T19-30-01-03-00/630_360_1684943743-1521.jpeg" xlink:type="simple" xlink:show="embed" xlink:actuate="onLoad" draw:mime-type="image/jpeg"/>
</draw:frame>
</text:a>
 <text:a xlink:type="simple" xlink:href="https://static.ukrinform.com/photos/2023_05/1684943744-6411.jpeg" text:style-name="Internet_20_link" text:visited-style-name="Visited_20_Internet_20_Link">
<draw:frame draw:style-name="fr1" draw:name="Image250" text:anchor-type="as-char" svg:width="6.9236in" svg:height="3.956343in" draw:z-index="0">
<draw:image xlink:href="../Images/yкринформ/2023-05-24T19-30-01-03-00/630_360_1684943744-6411.jpeg" xlink:type="simple" xlink:show="embed" xlink:actuate="onLoad" draw:mime-type="image/jpeg"/>
</draw:frame>
</text:a>
 <text:a xlink:type="simple" xlink:href="https://static.ukrinform.com/photos/2023_05/1684943744-6905.jpeg" text:style-name="Internet_20_link" text:visited-style-name="Visited_20_Internet_20_Link">
<draw:frame draw:style-name="fr1" draw:name="Image251" text:anchor-type="as-char" svg:width="6.9236in" svg:height="3.956343in" draw:z-index="0">
<draw:image xlink:href="../Images/yкринформ/2023-05-24T19-30-01-03-00/630_360_1684943744-6905.jpeg" xlink:type="simple" xlink:show="embed" xlink:actuate="onLoad" draw:mime-type="image/jpeg"/>
</draw:frame>
</text:a>
 <text:a xlink:type="simple" xlink:href="https://static.ukrinform.com/photos/2023_05/1684943744-9573.jpeg" text:style-name="Internet_20_link" text:visited-style-name="Visited_20_Internet_20_Link">
<draw:frame draw:style-name="fr1" draw:name="Image252" text:anchor-type="as-char" svg:width="6.9236in" svg:height="3.956343in" draw:z-index="0">
<draw:image xlink:href="../Images/yкринформ/2023-05-24T19-30-01-03-00/630_360_1684943744-9573.jpeg" xlink:type="simple" xlink:show="embed" xlink:actuate="onLoad" draw:mime-type="image/jpeg"/>
</draw:frame>
</text:a>
 <text:a xlink:type="simple" xlink:href="https://static.ukrinform.com/photos/2023_05/1684943744-3447.jpeg" text:style-name="Internet_20_link" text:visited-style-name="Visited_20_Internet_20_Link">
<draw:frame draw:style-name="fr1" draw:name="Image253" text:anchor-type="as-char" svg:width="6.9236in" svg:height="3.956343in" draw:z-index="0">
<draw:image xlink:href="../Images/yкринформ/2023-05-24T19-30-01-03-00/630_360_1684943744-3447.jpeg" xlink:type="simple" xlink:show="embed" xlink:actuate="onLoad" draw:mime-type="image/jpeg"/>
</draw:frame>
</text:a>
 <text:a xlink:type="simple" xlink:href="https://static.ukrinform.com/photos/2023_05/1684943745-7388.jpeg" text:style-name="Internet_20_link" text:visited-style-name="Visited_20_Internet_20_Link">
<draw:frame draw:style-name="fr1" draw:name="Image254" text:anchor-type="as-char" svg:width="6.9236in" svg:height="3.956343in" draw:z-index="0">
<draw:image xlink:href="../Images/yкринформ/2023-05-24T19-30-01-03-00/630_360_1684943745-7388.jpeg" xlink:type="simple" xlink:show="embed" xlink:actuate="onLoad" draw:mime-type="image/jpeg"/>
</draw:frame>
</text:a>
 <text:a xlink:type="simple" xlink:href="https://static.ukrinform.com/photos/2023_05/1684943745-2823.jpeg" text:style-name="Internet_20_link" text:visited-style-name="Visited_20_Internet_20_Link">
<draw:frame draw:style-name="fr1" draw:name="Image255" text:anchor-type="as-char" svg:width="6.9236in" svg:height="3.956343in" draw:z-index="0">
<draw:image xlink:href="../Images/yкринформ/2023-05-24T19-30-01-03-00/630_360_1684943745-2823.jpeg" xlink:type="simple" xlink:show="embed" xlink:actuate="onLoad" draw:mime-type="image/jpeg"/>
</draw:frame>
</text:a>
 <text:a xlink:type="simple" xlink:href="https://static.ukrinform.com/photos/2023_05/1684943745-5200.jpeg" text:style-name="Internet_20_link" text:visited-style-name="Visited_20_Internet_20_Link">
<draw:frame draw:style-name="fr1" draw:name="Image256" text:anchor-type="as-char" svg:width="6.9236in" svg:height="3.956343in" draw:z-index="0">
<draw:image xlink:href="../Images/yкринформ/2023-05-24T19-30-01-03-00/630_360_1684943745-5200.jpeg" xlink:type="simple" xlink:show="embed" xlink:actuate="onLoad" draw:mime-type="image/jpeg"/>
</draw:frame>
</text:a>
乌克兰码头玛丽娜·杜布罗夫斯卡亚(Marina Dubrovskaya)的大师强调，总的来说，这些小狗“不仅有趣，而且是我们的内在状态”。 Nataliashchenko的工匠补充说，她很长一段时间都无法收集手，因为该男子去了武装部队，而兴奋使她克服了，但她应付了。Mikhail Bilas-乌克兰的木薯大师，时装设计师。 乌克兰人民，乌克兰艺术家联盟的成员。</text:p>
      <text:p text:style-name="P4">
News Source: <text:a xlink:type="simple" xlink:href="https://www.ukrinform.ua/rubric-culture/3713693-u-truskavci-vistavka-lalok-ukrainskij-tanok-za-motivami-robit-hudoznika-bilasa.html" text:style-name="Internet_20_link" text:visited-style-name="Visited_20_Internet_20_Link">
https://www.ukrinform.ua/rubric-culture/3713693-u-truskavci-vistavka-lalok-ukrainskij-tanok-za-motivami-robit-hudoznika-bilasa.html</text:a>
</text:p>
      <!--NEWS-->
      <text:h text:style-name="P10" text:outline-level="1">
<text:span text:style-name="T4">
跆拳道国家队在世界杯-2023中赢得了10枚奖牌</text:span>
</text:h>
      <text:p text:style-name="P4">
作者: Ukrinform (Person)</text:p>
      <text:p text:style-name="P4">
出版商: Укринформ (Organization)</text:p>
      <text:p text:style-name="P4">
出版时间: 2023-05-24T19:35:00+03:00</text:p>
      <text:p text:style-name="P4">
修改时间: 2023-05-24T19:35:00+03:00</text:p>
      <text:p text:style-name="P4">
描述: 在伊斯坦布尔（土耳其），世界2023杯是由跆拳道举行的。  - 乌克林。</text:p>
      <text:p text:style-name="P4">
图片: ['<text:a xlink:type="simple" xlink:href="https://static.ukrinform.com/photos/2023_05/thumb_files/630_360_1684945975-700.jpg" text:style-name="Internet_20_link" text:visited-style-name="Visited_20_Internet_20_Link">
630_360_16849...</text:a>
']</text:p>
      <text:p text:style-name="P4">
标签: ['Кікбоксинг', 'Кубок світу']</text:p>
      <text:p text:style-name="P4">
类型: Article</text:p>
      <!--METADATA-->
      <text:p text:style-name="P4">
<draw:frame draw:style-name="fr1" draw:name="Image257" text:anchor-type="as-char" svg:width="6.9236in" svg:height="3.956343in" draw:z-index="0">
<draw:image xlink:href="../Images/yкринформ/2023-05-24T19-35-00-03-00/630_360_1684945975-700.jpg" xlink:type="simple" xlink:show="embed" xlink:actuate="onLoad" draw:mime-type="image/jpeg"/>
</draw:frame>
在伊斯坦堡(火鸡)2023年世界杯已从跆拳道中过去。</text:p>
      <text:p text:style-name="P4">
作为 <text:a xlink:type="simple" xlink:href="https://www.facebook.com/WAKOUkraine" text:style-name="Internet_20_link" text:visited-style-name="Visited_20_Internet_20_Link">
 </text:a>
乌克林福姆报道，乌克兰国家队的跆拳道联合会赢得了10枚奖牌-5枚金牌，3枚银牌和2枚铜牌。</text:p>
      <text:p text:style-name="P4">
保罗Zamyatin赢得了全套奖项(“黄金”，“银”和“青铜”).</text:p>
      <text:p text:style-name="P4">
Також переможцями стали Тимур Бриков, Артем Мельник, Матвій Куявець та АндрійМихайленко.</text:p>
      <text:p text:style-name="P4">
<text:span text:style-name="T4">
Читайте також:</text:span>
 <text:a xlink:type="simple" xlink:href="https://www.ukrinform.ua/rubric-regions/3689735-poranenij-u-bou-cotirirazovij-cempion-svitu-z-kikboksingu-vitalij-merinov-pomer-u-gospitali.html" text:style-name="Internet_20_link" text:visited-style-name="Visited_20_Internet_20_Link">
 <text:span text:style-name="T4">
кікбоксинг</text:span>
 </text:a>
伊万·特卡奇科(Ivan Tkachenko)和亚历山大·德罗兹(Alexander Drozd)成为银牌得主。</text:p>
      <text:p text:style-name="P4">
马修·库维茨(Matthew Kuyvets)也获得了铜牌。</text:p>
      <text:p text:style-name="P4">
照片：Facebook。</text:p>
      <text:p text:style-name="P4">
News Source: <text:a xlink:type="simple" xlink:href="https://www.ukrinform.ua/rubric-sports/3713696-zbirna-ukraini-z-kikboksingu-zdobula-10-medalej-na-kubku-svitu2023.html" text:style-name="Internet_20_link" text:visited-style-name="Visited_20_Internet_20_Link">
https://www.ukrinform.ua/rubric-sports/3713696-zbirna-ukraini-z-kikboksingu-zdobula-10-medalej-na-kubku-svitu2023.html</text:a>
</text:p>
      <!--NEWS-->
      <text:h text:style-name="P10" text:outline-level="1">
<text:span text:style-name="T4">
Tkachenko-关于新教会日历：大多数乌克兰人都准备转移日期</text:span>
</text:h>
      <text:p text:style-name="P4">
作者: Ukrinform (Person)</text:p>
      <text:p text:style-name="P4">
出版商: Укринформ (Organization)</text:p>
      <text:p text:style-name="P4">
出版时间: 2023-05-24T19:36:00+03:00</text:p>
      <text:p text:style-name="P4">
修改时间: 2023-05-24T19:36:00+03:00</text:p>
      <text:p text:style-name="P4">
描述: CCC决定转到新日历的决定提出了改变官方假期日期的问题。  - 乌克林。</text:p>
      <text:p text:style-name="P4">
图片: ['<text:a xlink:type="simple" xlink:href="https://static.ukrinform.com/photos/2023_03/thumb_files/630_360_1680089704-293.jpg" text:style-name="Internet_20_link" text:visited-style-name="Visited_20_Internet_20_Link">
630_360_16800...</text:a>
']</text:p>
      <text:p text:style-name="P4">
标签: ['Ткаченко', 'Календар', 'Православна церква України', 'Єдині новини']</text:p>
      <text:p text:style-name="P4">
类型: Article</text:p>
      <!--METADATA-->
      <text:p text:style-name="P4">
<draw:frame draw:style-name="fr1" draw:name="Image258" text:anchor-type="as-char" svg:width="6.9236in" svg:height="3.956343in" draw:z-index="0">
<draw:image xlink:href="../Images/yкринформ/2023-05-24T19-36-00-03-00/630_360_1680089704-293.jpg" xlink:type="simple" xlink:show="embed" xlink:actuate="onLoad" draw:mime-type="image/jpeg"/>
</draw:frame>
PSC关于过渡到新日历的决定提出了改变官方假期日期的问题。</text:p>
      <text:p text:style-name="P4">
乌克林福姆报道，文化政策部长Oleksandr Tkachenko在唯一的新闻上说。</text:p>
      <text:p text:style-name="P4">
“我们今天与代表们进行了交谈，因为教会的决定(过渡 <text:a xlink:type="simple" xlink:href="https://www.ukrinform.ua/tag-pravoslavna-cerkva-ukraini" text:style-name="Internet_20_link" text:visited-style-name="Visited_20_Internet_20_Link">
</text:a>
对于新日历 -  ed。)我们面临改变官方假期的挑战。 这就是为什么我们将在不久的将来取得建议的原因。” Tkachenko说。</text:p>
      <text:p text:style-name="P4">
他补充说，根据社会学调查，大多数乌克兰人都有一年的宗教假期日期。 正如部长所指出的那样，包括我们正在远离俄罗斯世界的理解来促进这一点。</text:p>
      <text:p text:style-name="P4">
<text:span text:style-name="T4">
另请阅读：</text:span>
 <text:a xlink:type="simple" xlink:href="https://www.ukrinform.ua/rubric-society/3713608-novij-kalendar-perehidnij-period-ubezpecit-pcu-vid-vnutrisnogo-rozkolu-elenskij.html" text:style-name="Internet_20_link" text:visited-style-name="Visited_20_Internet_20_Link">
<text:span text:style-name="T4">
 PCC </text:span>
</text:a>
“除了俄罗斯，塞尔维亚，乔治亚语，耶路撒冷教堂和所有其他东正教教会，教会的少数教堂都使用了该日历。 12月25日，许多人庆祝圣诞节。 仍然有圣弗拉基米尔节圣洁的日子，我们从7月28日开始庆祝国家。 因此，有一些事情要做。 在这里，重要的是如何在官方的公共假期中反映出来。 该部长补充说，它将如何反映在我们今天讨论的新法律中。”</text:p>
      <text:p text:style-name="P4">
如报道<text:a xlink:type="simple" xlink:href="https://www.ukrinform.ua/rubric-society/3713503-pcu-uhvalila-risenna-pro-perehid-na-novij-kalendar-zmi.html" text:style-name="Internet_20_link" text:visited-style-name="Visited_20_Internet_20_Link">
</text:a>
，5月24日，星期三，乌克兰东正教教堂在主教大教堂上做出了新日历的决定。</text:p>
      <text:p text:style-name="P4">
News Source: <text:a xlink:type="simple" xlink:href="https://www.ukrinform.ua/rubric-society/3713698-tkacenko-pro-novij-cerkovnij-kalendar-bilsist-ukrainciv-gotovi-do-perenesenna-dat.html" text:style-name="Internet_20_link" text:visited-style-name="Visited_20_Internet_20_Link">
https://www.ukrinform.ua/rubric-society/3713698-tkacenko-pro-novij-cerkovnij-kalendar-bilsist-ukrainciv-gotovi-do-perenesenna-dat.html</text:a>
</text:p>
      <!--NEWS-->
      <text:h text:style-name="P10" text:outline-level="1">
<text:span text:style-name="T4">
乌克兰飞行员的培训为供应乌克兰F-16-Stoltenberg开辟了道路</text:span>
</text:h>
      <text:p text:style-name="P4">
作者: Ukrinform (Person)</text:p>
      <text:p text:style-name="P4">
出版商: Укринформ (Organization)</text:p>
      <text:p text:style-name="P4">
出版时间: 2023-05-24T19:39:00+03:00</text:p>
      <text:p text:style-name="P4">
修改时间: 2023-05-24T19:39:00+03:00</text:p>
      <text:p text:style-name="P4">
描述: 北约盟国始终协助乌克兰打击俄罗斯联邦的侵略，因此一些盟友开始培训乌克兰飞行员对F-16战斗机的准备是一种明智的解决方案，可以在将来向乌克兰北约战斗机开设物资。  - 乌克林。</text:p>
      <text:p text:style-name="P4">
图片: ['<text:a xlink:type="simple" xlink:href="https://static.ukrinform.com/photos/2022_04/thumb_files/630_360_1649165705-470.jpg" text:style-name="Internet_20_link" text:visited-style-name="Visited_20_Internet_20_Link">
630_360_16491...</text:a>
']</text:p>
      <text:p text:style-name="P4">
标签: ['Столтенберг', 'Україна', 'Винищувач']</text:p>
      <text:p text:style-name="P4">
类型: Article</text:p>
      <!--METADATA-->
      <text:p text:style-name="P4">
<draw:frame draw:style-name="fr1" draw:name="Image259" text:anchor-type="as-char" svg:width="6.9236in" svg:height="3.956343in" draw:z-index="0">
<draw:image xlink:href="../Images/yкринформ/2023-05-24T19-39-00-03-00/630_360_1649165705-470.jpg" xlink:type="simple" xlink:show="embed" xlink:actuate="onLoad" draw:mime-type="image/jpeg"/>
</draw:frame>
北约盟国一直协助乌克兰与俄罗斯联邦的侵略作斗争，因此一些盟友开始培训乌克兰飞行员F-16是一种明智的解决方案，它使北约战斗机将来可以开始乌克兰。</text:p>
      <text:p text:style-name="P4">
乌克林·斯托尔滕贝格(Jens Stoltenberg)总理说，这是在拉脱维亚·克里希亚尼斯·卡林什(Latvia Krishianis Karinsh)的Zprimier部长的结果上在布鲁塞尔宣布的。</text:p>
      <text:p text:style-name="P4">
“在过去的几天中，几个盟友宣布开始对乌克兰飞行员进行培训。 在某个阶段，它也将使我们能够提供Meltis，尽管何时何时以及如何发生，但仍必须解决。 我认为前进是明智的：开始训练，并依靠这场战争的进一步发展和实地局势，以在飞机供应方面做出稳定的决定。”联盟负责人说。</text:p>
      <text:p text:style-name="P4">
他指出，这项新倡议是乌克兰饮酒步骤的另一种体现，联盟盟友已经接管了几个月。 特别是，它是为乌克兰提供重型武器，包括豹子，艾布拉姆斯和挑战者坦克和其他设备。 在过去的一周中，英国将伟大半径动作的现代有翼火箭送给了乌克兰，乌克兰已经在战场上带来了重要的变化。</text:p>
      <text:p text:style-name="P4">
根据Jens Stoltenberg的说法，所有这些都是长期义务的体现。 盟国认为有必要为乌克兰提供如此的责任，以至于其武装部队能够限制任何进一步的侵略。</text:p>
      <text:p text:style-name="P4">
“我们必须确保故事不会再次发生，并剥夺了总统普罗平丁与欧洲安全欺诈的机会。 在这种情况下，包括空军在内的乌克兰武装部队是这些努力的非常重要的一部分。 因此，第四代北约飞机可以成为其中的一部分。因此，这将发生，很难说 - 战后甚至在此期间，取决于其课程 - 但无论如何，它将很有用，”秘书长说<text:a xlink:type="simple" xlink:href="https://www.ukrinform.ua/tag-nato" text:style-name="Internet_20_link" text:visited-style-name="Visited_20_Internet_20_Link">
</text:a>
。</text:p>
      <text:p text:style-name="P4">
<text:span text:style-name="T4">
另请阅读：</text:span>
 <text:a xlink:type="simple" xlink:href="https://www.ukrinform.ua/rubric-ato/3713669-niderlandi-hocut-svidko-rozpocati-navcanna-ukrainskih-pilotiv-na-f16.html" text:style-name="Internet_20_link" text:visited-style-name="Visited_20_Internet_20_Link">
<text:span text:style-name="T4">
荷兰</text:span>
</text:a>
</text:p>
      <text:p text:style-name="P4">
照片：EFE/EPA</text:p>
      <text:p text:style-name="P4">
News Source: <text:a xlink:type="simple" xlink:href="https://www.ukrinform.ua/rubric-ato/3713701-trenuvanna-ukrainskih-pilotiv-vidkrivae-slah-dla-postacanna-ukraini-f16-stoltenberg.html" text:style-name="Internet_20_link" text:visited-style-name="Visited_20_Internet_20_Link">
https://www.ukrinform.ua/rubric-ato/3713701-trenuvanna-ukrainskih-pilotiv-vidkrivae-slah-dla-postacanna-ukraini-f16-stoltenberg.html</text:a>
</text:p>
      <!--NEWS-->
      <text:h text:style-name="P10" text:outline-level="1">
<text:span text:style-name="T4">
过渡框架 - 重新融入解放领土的监管基础</text:span>
</text:h>
      <text:p text:style-name="P4">
作者: ['АРМІЯINFORM']</text:p>
      <text:p text:style-name="P4">
时间: 2023-05-24T20:00:00-04:00</text:p>
      <text:p text:style-name="P4">
描述: YAK DOLDOMLYA货运于重大整合Timchasovo Perch的Mintystskiy ...与乌克兰2022年的战争，与乌克兰的最新新闻，今天与乌克兰2022年的新闻战争，今天与乌克兰的新闻战争，乌克兰和俄罗斯之间的战争以及与乌克兰之间的战争会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5/iryna-vereshhuk.jpg" text:style-name="Internet_20_link" text:visited-style-name="Visited_20_Internet_20_Link">
iryna-vereshhuk.jpg</text:a>
']</text:p>
      <text:p text:style-name="P4">
标签: ['ЗАКОНОДАВСТВО', 'ІРИНА ВЕРЕЩУК', 'МІНРЕІНТЕГРАЦІЇ', 'РЕІНТЕГРАЦІЯ', 'ТИМЧАСОВО ОКУПОВАНІ ТЕРИТОРІЇ']</text:p>
      <text:p text:style-name="P4">
类别: News</text:p>
      <!--METADATA-->
      <text:p text:style-name="P4">
<draw:frame draw:style-name="fr1" draw:name="Image260" text:anchor-type="as-char" svg:width="6.9236in" svg:height="4.866549in" draw:z-index="0">
<draw:image xlink:href="../Images/AРМІЯINFORM/2023-05-24T20-00-00-04-00/iryna-vereshhuk.jpg" xlink:type="simple" xlink:show="embed" xlink:actuate="onLoad" draw:mime-type="image/jpeg"/>
</draw:frame>
如<text:a xlink:type="simple" xlink:href="https://minre.gov.ua/2023/05/23/ramkovyj-zakon-pro-perehidnyj-period-normatyvna-osnova-dlya-reintegracziyi-zvilnenyh-terytorij/" text:style-name="Internet_20_link" text:visited-style-name="Visited_20_Internet_20_Link">
报告</text:a>
Protess Viceremier-Minister Irina Vereshchuk在电视频道“ We-Ukraine”的空中宣布，有关乌克兰暂时占领领土的重新融合的新闻服务。</text:p>
      <text:p text:style-name="P4">
她说，目前正在总统办公室制定框架法。 它的目的是全面解决DEOCAL领土重新融合的问题。</text:p>
      <text:p text:style-name="P4">
除其他外，这是关于恢复司法的问题，包括合作者的责任，lustration。 法律还将规范问题，文件，法院判决等。</text:p>
      <text:p text:style-name="P4">
过渡立法将主要应用于克里米亚，顿涅茨克和卢汉斯克地区的临时加热领土。</text:p>
      <text:p text:style-name="P4">
“作为政府，我们将针对被扣除的领土实施稳定和重新融合策略。 我们已经了解该怎么做。 我们将像解放我们的土地的武装部队一样迅速。”</text:p>
      <text:p text:style-name="P4">
News Source: <text:a xlink:type="simple" xlink:href="https://armyinform.com.ua/2023/05/24/ramkovyj-zakon-pro-perehidnyj-period-normatyvna-osnova-dlya-reintegracziyi-zvilnenyh-terytorij/" text:style-name="Internet_20_link" text:visited-style-name="Visited_20_Internet_20_Link">
https://armyinform.com.ua/2023/05/24/ramkovyj-zakon-pro-perehidnyj-period-normatyvna-osnova-dlya-reintegracziyi-zvilnenyh-terytorij/</text:a>
</text:p>
      <!--NEWS-->
      <text:h text:style-name="P10" text:outline-level="1">
<text:span text:style-name="T4">
欧安组织中的英国批评俄罗斯对话的错误“愿望”</text:span>
</text:h>
      <text:p text:style-name="P4">
作者: Ukrinform (Person)</text:p>
      <text:p text:style-name="P4">
出版商: Укринформ (Organization)</text:p>
      <text:p text:style-name="P4">
出版时间: 2023-05-24T20:07:33+03:00</text:p>
      <text:p text:style-name="P4">
修改时间: 2023-05-24T20:07:33+03:00</text:p>
      <text:p text:style-name="P4">
描述: 俄罗斯宣布其对对话和外交的“渴望”，但其之前和现在的所有行动都对相反。  - 乌克林。</text:p>
      <text:p text:style-name="P4">
图片: ['<text:a xlink:type="simple" xlink:href="https://static.ukrinform.com/photos/2023_05/thumb_files/630_360_1684947651-240.jpg" text:style-name="Internet_20_link" text:visited-style-name="Visited_20_Internet_20_Link">
630_360_16849...</text:a>
']</text:p>
      <text:p text:style-name="P4">
标签: ['Британія', 'ОБСЄ', 'Росія', 'Війна']</text:p>
      <text:p text:style-name="P4">
类型: Article</text:p>
      <!--METADATA-->
      <text:p text:style-name="P4">
<draw:frame draw:style-name="fr1" draw:name="Image261" text:anchor-type="as-char" svg:width="6.9236in" svg:height="3.956343in" draw:z-index="0">
<draw:image xlink:href="../Images/yкринформ/2023-05-24T20-07-33-03-00/630_360_1684947651-240.jpg" xlink:type="simple" xlink:show="embed" xlink:actuate="onLoad" draw:mime-type="image/jpeg"/>
</draw:frame>
俄罗斯是关于她对对话和外交的“渴望”，但她的所有行动都更加出现，现在证明了相反的情况。</text:p>
      <text:p text:style-name="P4">
乌克利福德通讯员报告说，这是由英国代表团高级军事顾问在周三的安全合作会议上向欧安组织iensstabbs表示的。</text:p>
      <text:p text:style-name="P4">
“在这里，在维也纳，我们可以看到我们的俄罗斯同事如何将This Forum用作平台，试图证明不合理的是合理的。他们进行了非临时竞选同事，越来越多地对这个论坛进行侵略性，对主席的侵略性和对董事长的威胁和威胁。代表，”  - 说。</text:p>
      <text:p text:style-name="P4">
在这种情况下，英国的代表呼吁记住“俄罗斯如何对话和外交”。</text:p>
      <text:p text:style-name="P4">
“ <text:a xlink:type="simple" xlink:href="https://www.ukrinform.ua/tag-rosia" text:style-name="Internet_20_link" text:visited-style-name="Visited_20_Internet_20_Link">
</text:a>
她曾在这个多边论坛上撒谎，内容涉及其在乌克兰边界和非法狂热的克里米亚的非凡军事存在的真正目的。 俄罗斯不仅忽略了其主文档的义务，而且还利用了这一事件加强信任和安全性，以支持其错误信息。 俄罗斯拒绝了对话和有缺陷的呼吁，而是踏上了对抗的道路。 俄罗斯说不会发生战争。 俄罗斯说，它不打算入侵乌克兰，“刺伤正在替代。</text:p>
      <text:p text:style-name="P4">
他补充说，毕竟，“俄罗斯对一个主权民主国家征服它进行了无法控制的，计划的野蛮袭击”，但失败了。</text:p>
      <text:p text:style-name="P4">
“俄罗斯不断低估勇敢的乌克兰人民保护其家园的力量和决心。此外，俄罗斯已经严重低估了其与我们的朋友和合作伙伴一起支持乌克兰的不可估量的决心，无论需要花多少时间。” VOBSE军事顾问。</text:p>
      <text:p text:style-name="P4">
他补充说，俄罗斯也明显低估了北约的决心。 RFFP的积极行动被吸引到了一个事实，即联盟变得更加强大，“接受新成员，增强了前代，改变了北约的反应力并增强了其保护联盟每一英寸的能力。”</text:p>
      <text:p text:style-name="P4">
Stabbs再次保证，英国及其合作伙伴将为乌克兰赢得胜利。<text:span text:style-name="T4">
另请阅读：</text:span>
 <text:a xlink:type="simple" xlink:href="https://www.ukrinform.ua/rubric-ato/3710694-ukraina-rozpovila-v-obse-pro-200-000-znisenih-rosijskih-zagarbnikiv.html" text:style-name="Internet_20_link" text:visited-style-name="Visited_20_Internet_20_Link">
<text:span text:style-name="T4">
 OSCE </text:span>
</text:a>
正如乌克林福姆报道的那样，英国vabsce Yen Stabbs的军事顾问早些时候<text:a xlink:type="simple" xlink:href="https://www.ukrinform.ua/rubric-ato/3710689-britania-v-obse-u-rosii-zaraz-sil-ak-i-24-lutogo-ale-ce-mobilizovani-na-zastarilij-tehnici.html" text:style-name="Internet_20_link" text:visited-style-name="Visited_20_Internet_20_Link">
</text:a>
在入侵开始时，俄罗斯无法通过专业军队在乌克兰取得军事成功，因此，现在预计它将被现任动员和预备役人员的军队击败，配备了过时的设备。</text:p>
      <text:p text:style-name="P4">
News Source: <text:a xlink:type="simple" xlink:href="https://www.ukrinform.ua/rubric-polytics/3713708-britania-v-obse-rozkritikuvala-brehlive-pragnenna-rosii-do-dialogu.html" text:style-name="Internet_20_link" text:visited-style-name="Visited_20_Internet_20_Link">
https://www.ukrinform.ua/rubric-polytics/3713708-britania-v-obse-rozkritikuvala-brehlive-pragnenna-rosii-do-dialogu.html</text:a>
</text:p>
      <!--NEWS-->
      <text:h text:style-name="P10" text:outline-level="1">
<text:span text:style-name="T4">
日程安排</text:span>
</text:h>
      <text:p text:style-name="P4">
作者: Ukrinform (Person)</text:p>
      <text:p text:style-name="P4">
出版商: Укринформ (Organization)</text:p>
      <text:p text:style-name="P4">
出版时间: 2023-05-24T20:08:00+03:00</text:p>
      <text:p text:style-name="P4">
修改时间: 2023-05-24T20:08:00+03:00</text:p>
      <text:p text:style-name="P4">
描述: 排球的乌克兰男子和女子团队将在黄金欧洲图书馆的小组舞台上演出。 欧洲排球联合会给出了男女之间的仓库群体。  - 乌克林。</text:p>
      <text:p text:style-name="P4">
图片: ['<text:a xlink:type="simple" xlink:href="https://static.ukrinform.com/photos/2023_05/thumb_files/630_360_1683017379-803.jpeg" text:style-name="Internet_20_link" text:visited-style-name="Visited_20_Internet_20_Link">
630_360_16830...</text:a>
']</text:p>
      <text:p text:style-name="P4">
标签: ['Європа', 'Спорт', 'Волейбол', 'Збірна України']</text:p>
      <text:p text:style-name="P4">
类型: Article</text:p>
      <!--METADATA-->
      <text:p text:style-name="P4">
<draw:frame draw:style-name="fr1" draw:name="Image262" text:anchor-type="as-char" svg:width="6.9236in" svg:height="3.956343in" draw:z-index="0">
<draw:image xlink:href="../Images/yкринформ/2023-05-24T20-08-00-03-00/630_360_1683017379-803.jpeg" xlink:type="simple" xlink:show="embed" xlink:actuate="onLoad" draw:mime-type="image/jpeg"/>
</draw:frame>
排球的乌克兰男子球队将在Goldenurovroliga的小组舞台上演出。 欧洲排球联合会给出了男女之间的仓库群体。</text:p>
      <text:p text:style-name="P4">
12个男队<text:a xlink:type="simple" xlink:href="http://https://suspilne.media/462395-zbirni-ukraini-z-volejbolu-zigraut-u-zolotij-evrolizi-hto-superniki-ta-koli-vidbudutsa-matci/" text:style-name="Internet_20_link" text:visited-style-name="Visited_20_Internet_20_Link">
</text:a>
将三个团队分为三个团队。 据报道，他们将在比赛的最后阶段的三个参与者中认同，乌克林福姆将加入决赛的所有者。</text:p>
      <text:p text:style-name="P4">
根据抽奖的结果，乌克兰的男性国家队在其竞争对手是比利时，克罗地亚和马其顿北部的四重奏中。</text:p>
      <text:p text:style-name="P4">
<text:span text:style-name="T5">
比赛的贡献：</text:span>
</text:p>
      <text:p text:style-name="P4">
5月27日，星期六。 乌克兰是马其顿北部</text:p>
      <text:p text:style-name="P4">
5月31日，星期三。 乌克兰是克罗地亚</text:p>
      <text:p text:style-name="P4">
6月3日，星期六。 比利时 - 乌克兰</text:p>
      <text:p text:style-name="P4">
6月11日，星期日。 克罗地亚 - 乌克兰</text:p>
      <text:p text:style-name="P4">
6月14日，星期三。 乌克兰是比利时</text:p>
      <text:p text:style-name="P4">
6月18日，星期日。 马其顿北部 - 乌克兰。</text:p>
      <text:p text:style-name="P4">
<text:span text:style-name="T4">
另请阅读：</text:span>
 <text:a xlink:type="simple" xlink:href="https://www.ukrinform.ua/rubric-sports/3702709-volejbolistki-zbirnoi-ukraini-do-matciv-evroligi-zigraut-z-nimkenami-ta-slovackami.html" text:style-name="Internet_20_link" text:visited-style-name="Visited_20_Internet_20_Link">
<text:span text:style-name="T4">
排球</text:span>
</text:a>
九个妇女黄金许可团队分为三组。 他们还将在最后阶段确定三名参与者，他们将加入四人组合。 乌克兰人是匈牙利和法国的三人组。</text:p>
      <text:p text:style-name="P4">
5月27日，星期六。 匈牙利 - 乌克兰</text:p>
      <text:p text:style-name="P4">
5月28日，星期日。 乌克兰 - 匈牙利</text:p>
      <text:p text:style-name="P4">
6月14日，星期三。 乌克兰是法国</text:p>
      <text:p text:style-name="P4">
6月18日，星期日。 法国是乌克兰。</text:p>
      <text:p text:style-name="P4">
应当指出的是，2017年，乌克兰排球运动员和排球运动员赢得了欧洲赛。</text:p>
      <text:p text:style-name="P4">
照片：排球。</text:p>
      <text:p text:style-name="P4">
News Source: <text:a xlink:type="simple" xlink:href="https://www.ukrinform.ua/rubric-sports/3703504-zbirni-ukraini-z-volejbolu-zigraut-u-zolotij-evrolizi2023.html" text:style-name="Internet_20_link" text:visited-style-name="Visited_20_Internet_20_Link">
https://www.ukrinform.ua/rubric-sports/3703504-zbirni-ukraini-z-volejbolu-zigraut-u-zolotij-evrolizi2023.html</text:a>
</text:p>
      <!--NEWS-->
      <text:h text:style-name="P10" text:outline-level="1">
<text:span text:style-name="T4">
Tkachenko邀请电报代表会面</text:span>
</text:h>
      <text:p text:style-name="P4">
作者: Ukrinform (Person)</text:p>
      <text:p text:style-name="P4">
出版商: Укринформ (Organization)</text:p>
      <text:p text:style-name="P4">
出版时间: 2023-05-24T20:09:00+03:00</text:p>
      <text:p text:style-name="P4">
修改时间: 2023-05-24T20:09:00+03:00</text:p>
      <text:p text:style-name="P4">
描述: 文化和信息政策部长Oleksandr Tkachenko邀请TG渠道代表参加MKIP。  - 乌克林。</text:p>
      <text:p text:style-name="P4">
图片: ['<text:a xlink:type="simple" xlink:href="https://static.ukrinform.com/photos/2023_03/thumb_files/630_360_1680089705-466.jpg" text:style-name="Internet_20_link" text:visited-style-name="Visited_20_Internet_20_Link">
630_360_16800...</text:a>
']</text:p>
      <text:p text:style-name="P4">
标签: ['Ткаченко', 'ЗМІ', 'Telegram', 'МКІП ', 'Єдині новини']</text:p>
      <text:p text:style-name="P4">
类型: Article</text:p>
      <!--METADATA-->
      <text:p text:style-name="P4">
<draw:frame draw:style-name="fr1" draw:name="Image263" text:anchor-type="as-char" svg:width="6.9236in" svg:height="3.956343in" draw:z-index="0">
<draw:image xlink:href="../Images/yкринформ/2023-05-24T20-09-00-03-00/630_360_1680089705-466.jpg" xlink:type="simple" xlink:show="embed" xlink:actuate="onLoad" draw:mime-type="image/jpeg"/>
</draw:frame>
文化和信息政策部长Oleksandr Tkachenko邀请TGG渠道代表参加MCIP参加会议。</text:p>
      <text:p text:style-name="P4">
乌克林福姆报道，他在唯一的新闻广播中说了这一点。</text:p>
      <text:p text:style-name="P4">
“我们有一个带电报的单独的故事，因为有目的，有了Google，我们是一个永久的对话。 有了电报，这个故事是温和，神秘的。 因此，我借此机会邀请所谓的领先的Anonomony TG渠道代表在<text:a xlink:type="simple" xlink:href="https://www.ukrinform.ua/tag-minkulturi" text:style-name="Internet_20_link" text:visited-style-name="Visited_20_Internet_20_Link">
</text:a>
家，” Tkachenko说。</text:p>
      <text:p text:style-name="P4">
据他介绍，TG渠道中的出现信息有关捕获巴赫穆特的信息，国防部的不明智提出了问题。</text:p>
      <text:p text:style-name="P4">
<text:span text:style-name="T4">
另请阅读：</text:span>
 <text:a xlink:type="simple" xlink:href="https://www.ukrinform.ua/rubric-society/3701644-mkip-i-telekanal-belsat-tv-planuut-spilno-protidiati-dezinformacii-z-boku-bilorusi-ta-rf.html" text:style-name="Internet_20_link" text:visited-style-name="Visited_20_Internet_20_Link">
</text:a>
正如报道的那样，文化和信息政策部长Oleksandr Tkachenko表示<text:a xlink:type="simple" xlink:href="https://www.ukrinform.ua/rubric-society/3711864-tkacenko-nihto-ne-zbiraetsa-zakrivati-telegram.html" text:style-name="Internet_20_link" text:visited-style-name="Visited_20_Internet_20_Link">
</text:a>
。 此前，MKIP在接受Interfax-Ikraine采访时指出，有关于电报的“某些法规”的讨论。</text:p>
      <text:p text:style-name="P4">
News Source: <text:a xlink:type="simple" xlink:href="https://www.ukrinform.ua/rubric-society/3713709-tkacenko-zaprosiv-predstavnikiv-telegramkanaliv-na-zustric-u-ministerstvo.html" text:style-name="Internet_20_link" text:visited-style-name="Visited_20_Internet_20_Link">
https://www.ukrinform.ua/rubric-society/3713709-tkacenko-zaprosiv-predstavnikiv-telegramkanaliv-na-zustric-u-ministerstvo.html</text:a>
</text:p>
      <!--NEWS-->
      <text:h text:style-name="P10" text:outline-level="1">
<text:span text:style-name="T4">
巴赫穆特（Bakhmut）的攻势变成了俄罗斯的养烤者 - 白宫</text:span>
</text:h>
      <text:p text:style-name="P4">
作者: Ukrinform (Person)</text:p>
      <text:p text:style-name="P4">
出版商: Укринформ (Organization)</text:p>
      <text:p text:style-name="P4">
出版时间: 2023-05-24T20:12:00+03:00</text:p>
      <text:p text:style-name="P4">
修改时间: 2023-05-24T20:12:00+03:00</text:p>
      <text:p text:style-name="P4">
描述: 美国认为，俄罗斯在巴赫穆特地区的进攻期间造成的损失，他们花费了太高的损失。  - 乌克林。</text:p>
      <text:p text:style-name="P4">
图片: ['<text:a xlink:type="simple" xlink:href="https://static.ukrinform.com/photos/2016_08/thumb_files/630_360_1472621188-8020.jpg" text:style-name="Internet_20_link" text:visited-style-name="Visited_20_Internet_20_Link">
630_360_14726...</text:a>
']</text:p>
      <text:p text:style-name="P4">
标签: ['Бахмут', 'Україна', 'Білий дім', 'Війна з Росією']</text:p>
      <text:p text:style-name="P4">
类型: Article</text:p>
      <!--METADATA-->
      <text:p text:style-name="P4">
<draw:frame draw:style-name="fr1" draw:name="Image264" text:anchor-type="as-char" svg:width="6.9236in" svg:height="3.956343in" draw:z-index="0">
<draw:image xlink:href="../Images/yкринформ/2023-05-24T20-12-00-03-00/630_360_1472621188-8020.jpg" xlink:type="simple" xlink:show="embed" xlink:actuate="onLoad" draw:mime-type="image/jpeg"/>
</draw:frame>
这种联系认为，俄罗斯在巴赫穆特地区的尝试中失去了损失，他们花了太高的费用。</text:p>
      <text:p text:style-name="P4">
约翰·柯比(John Kirby)在电话简报上的电话简报中说，乌克利福通讯通讯员报告说。</text:p>
      <text:p text:style-name="P4">
“这种进攻(在Bakhmut -ed。)，实际上，成本<text:a xlink:type="simple" xlink:href="https://www.ukrinform.ua/tag-rosia" text:style-name="Internet_20_link" text:visited-style-name="Visited_20_Internet_20_Link">
</text:a>
非常昂贵。 而且，正如我说的那样，这对他们来说是一种肉磨，”白宫代表说。</text:p>
      <text:p text:style-name="P4">
他指出，华盛顿表达的评估数字是五月初在5月初失去俄罗斯人的俄罗斯人。 但是，他说，因为有一天他们失去了更大的力量。</text:p>
      <text:p text:style-name="P4">
柯比还提请注意瓦格纳集团Yevgeny Prigogine领导人与俄罗斯国防部的冲突关系。</text:p>
      <text:p text:style-name="P4">
<text:span text:style-name="T4">
另请阅读：</text:span>
 <text:a xlink:type="simple" xlink:href="https://www.ukrinform.ua/rubric-ato/3713428-sili-oboroni-maut-uspihi-na-flangah-bahmuta-sirskij.html" text:style-name="Internet_20_link" text:visited-style-name="Visited_20_Internet_20_Link">
<text:span text:style-name="T4">
 bakhmut </text:span>
</text:a>
如报道<text:a xlink:type="simple" xlink:href="https://www.ukrinform.ua/rubric-ato/3713666-malar-pro-situaciu-navkolo-bahmuta-ukrainskim-vijskam-vdaetsa-potrohu-prosuvatis.html" text:style-name="Internet_20_link" text:visited-style-name="Visited_20_Internet_20_Link">
</text:a>
根据乌克兰国防部副部长安娜·马利亚(Anna Malyar)的说法，巴赫穆特(Bakhmut)战斗的强度有所下降。 此外，敌人试图将自己的位置设置在侧面，并押注炮火。与此同时，乌克兰军队设法逐渐移动。</text:p>
      <text:p text:style-name="P4">
News Source: <text:a xlink:type="simple" xlink:href="https://www.ukrinform.ua/rubric-ato/3713714-nastup-na-bahmut-stav-dla-rosii-masorubkou-bilij-dim.html" text:style-name="Internet_20_link" text:visited-style-name="Visited_20_Internet_20_Link">
https://www.ukrinform.ua/rubric-ato/3713714-nastup-na-bahmut-stav-dla-rosii-masorubkou-bilij-dim.html</text:a>
</text:p>
      <!--NEWS-->
      <text:h text:style-name="P10" text:outline-level="1">
<text:span text:style-name="T4">
斯洛伐克政府将支持乌克兰 -  Shmigal与新总理进行了交谈</text:span>
</text:h>
      <text:p text:style-name="P4">
作者: Ukrinform (Person)</text:p>
      <text:p text:style-name="P4">
出版商: Укринформ (Organization)</text:p>
      <text:p text:style-name="P4">
出版时间: 2023-05-24T20:14:32+03:00</text:p>
      <text:p text:style-name="P4">
修改时间: 2023-05-24T20:14:32+03:00</text:p>
      <text:p text:style-name="P4">
描述: 乌克兰丹尼斯·施米加尔（Denis Shmigal）总理与奥德尔·路易斯（Odore Louis）与新任命的斯洛伐克总理进行了交谈。  - 乌克林。</text:p>
      <text:p text:style-name="P4">
图片: ['<text:a xlink:type="simple" xlink:href="https://static.ukrinform.com/photos/2023_05/thumb_files/630_360_1684948259-683.jpg" text:style-name="Internet_20_link" text:visited-style-name="Visited_20_Internet_20_Link">
630_360_16849...</text:a>
']</text:p>
      <text:p text:style-name="P4">
标签: ["Прем'єр", 'Уряд', 'Словаччина', 'Шмигаль']</text:p>
      <text:p text:style-name="P4">
类型: Article</text:p>
      <!--METADATA-->
      <text:p text:style-name="P4">
<draw:frame draw:style-name="fr1" draw:name="Image265" text:anchor-type="as-char" svg:width="6.9236in" svg:height="3.956343in" draw:z-index="0">
<draw:image xlink:href="../Images/yкринформ/2023-05-24T20-14-32-03-00/630_360_1684948259-683.jpg" xlink:type="simple" xlink:show="embed" xlink:actuate="onLoad" draw:mime-type="image/jpeg"/>
</draw:frame>
乌克兰丹尼斯·施米加尔(Denis Shmigal)总理与奥德尔·路易斯(Odore Louis)与新任命的斯洛伐克总理进行了交谈。</text:p>
      <text:p text:style-name="P4">
正如乌克林福姆报道的那样，Shmigal在[]中报道(https://t.me/Denys_Smyhal/5287)。</text:p>
      <text:p text:style-name="P4">
“与新任命的总理交谈<text:a xlink:type="simple" xlink:href="https://www.ukrinform.ua/tag-slovaccina" text:style-name="Internet_20_link" text:visited-style-name="Visited_20_Internet_20_Link">
</text:a>
odore。 他相信新政府的乌克兰周围支持。” Shmigal说。</text:p>
      <text:p text:style-name="P4">
乌克兰政府负责人还感谢提供MIG-29。 乌克兰空军的进一步发展，并谈到了能源与恢复的合作。</text:p>
      <text:p text:style-name="P4">
<text:span text:style-name="T4">
另请阅读：</text:span>
 <text:a xlink:type="simple" xlink:href="https://www.ukrinform.ua/rubric-polytics/3711496-glavi-mzs-cehii-i-slovaccini-obgovorili-pidtrimku-ukraini.html" text:style-name="Internet_20_link" text:visited-style-name="Visited_20_Internet_20_Link">
<text:span text:style-name="T4">
斯洛伐克</text:span>
</text:a>
Smigal说：“还讨论了物流和边境基础设施的发展。新建造和现有过境点的重建将对两国产生积极影响，并为两国开辟新的机会。”</text:p>
      <text:p text:style-name="P4">
正如乌克林福姆报道的<text:a xlink:type="simple" xlink:href="https://www.ukrinform.ua/rubric-world/3706030-urad-slovaccini-do-viboriv-ocoluvatime-zastupnik-golovi-nacbanku.html" text:style-name="Internet_20_link" text:visited-style-name="Visited_20_Internet_20_Link">
</text:a>
。</text:p>
      <text:p text:style-name="P4">
<text:span text:style-name="T5">
foto：Denis Schmigal，Telegram</text:span>
</text:p>
      <text:p text:style-name="P4">
News Source: <text:a xlink:type="simple" xlink:href="https://www.ukrinform.ua/rubric-polytics/3713711-urad-slovaccini-pidtrimuvatime-ukrainu-smigal-pogovoriv-iz-novim-premerom.html" text:style-name="Internet_20_link" text:visited-style-name="Visited_20_Internet_20_Link">
https://www.ukrinform.ua/rubric-polytics/3713711-urad-slovaccini-pidtrimuvatime-ukrainu-smigal-pogovoriv-iz-novim-premerom.html</text:a>
</text:p>
      <!--NEWS-->
      <text:h text:style-name="P10" text:outline-level="1">
<text:span text:style-name="T4">
Konashevich-Sahaidachny可以带到乌克兰</text:span>
</text:h>
      <text:p text:style-name="P4">
作者: Ukrinform (Person)</text:p>
      <text:p text:style-name="P4">
出版商: Укринформ (Organization)</text:p>
      <text:p text:style-name="P4">
出版时间: 2023-05-24T20:15:05+03:00</text:p>
      <text:p text:style-name="P4">
修改时间: 2023-05-24T20:15:05+03:00</text:p>
      <text:p text:style-name="P4">
描述: 在文化部长Oleksandr Tkachenko与波兰文化部长和立陶宛Pyotr Glinsky和Simonas Kairis的会议上，有关在乌克兰Konashevich-Sahaidachny举行的临时展览的对话。  - 乌克林。</text:p>
      <text:p text:style-name="P4">
图片: ['<text:a xlink:type="simple" xlink:href="https://static.ukrinform.com/photos/2023_05/thumb_files/630_360_1684947590-705.jpg" text:style-name="Internet_20_link" text:visited-style-name="Visited_20_Internet_20_Link">
630_360_16849...</text:a>
']</text:p>
      <text:p text:style-name="P4">
标签: ['Музей', 'Ткаченко', 'Гетьман Сагайдачний', 'Єдині новини']</text:p>
      <text:p text:style-name="P4">
类型: Article</text:p>
      <!--METADATA-->
      <text:p text:style-name="P4">
<draw:frame draw:style-name="fr1" draw:name="Image266" text:anchor-type="as-char" svg:width="6.9236in" svg:height="3.956343in" draw:z-index="0">
<draw:image xlink:href="../Images/yкринформ/2023-05-24T20-15-05-03-00/630_360_1684947590-705.jpg" xlink:type="simple" xlink:show="embed" xlink:actuate="onLoad" draw:mime-type="image/jpeg"/>
</draw:frame>
在文化部长Oleksandr Tkachenko与波兰文化部长，Talitva Pyotr Glinsky和Simonas Kairis一起，与乌克兰Konashevich-Sahaidachny的一场反抗性展览进行了对话。</text:p>
      <text:p text:style-name="P4">
乌克林福姆报道，唯一新闻的文化政策部长Oleksandr Tkachenko在这句话中告诉了这一点。</text:p>
      <text:p text:style-name="P4">
“我们已经续签了关于将乌克兰带到乌克兰举行的临时展览的对话，该展览位于克拉科夫的Vuelsky Zam。我不会提醒为什么它是象征性的故事，例如，剑或其他剑(Sahaidachny)(当他们)(当它们)上(当它们)捍卫拥抱的价值观，”  - 说<text:a xlink:type="simple" xlink:href="https://www.ukrinform.ua/tag-tkacenko" text:style-name="Internet_20_link" text:visited-style-name="Visited_20_Internet_20_Link">
</text:a>
。</text:p>
      <text:p text:style-name="P4">
<text:span text:style-name="T4">
另请阅读：</text:span>
 <text:a xlink:type="simple" xlink:href="https://www.ukrinform.ua/rubric-culture/3713485-polsa-dolucitsa-do-inventarizacii-vtrat-kulturnoi-spadsini-vnaslidok-vijni-v-ukraini.html" text:style-name="Internet_20_link" text:visited-style-name="Visited_20_Internet_20_Link">
</text:a>
正如乌克兰文化部长Oleksandr Tkachenko文化部长的报道，他的同事来自波兰，立陶宛Pyotr Glinsky和Simonas Kairis <text:a xlink:type="simple" xlink:href="https://www.ukrinform.ua/rubric-culture/3713248-ministri-kulturi-ukraini-polsi-ta-litvi-pidpisali-deklaraciu-lublinskogo-trikutnika.html" text:style-name="Internet_20_link" text:visited-style-name="Visited_20_Internet_20_Link">
</text:a>
“卢布林三角”(Lublin Triangle)，以各种国际格式提供支持乌克兰的支持，以保护其文化遗产和价值观，知识交流，乌克兰艺术家的支持和文化专家的支持，从而促进乌克兰恢复欧洲基金的品尝保护和恢复此类部门的文化。</text:p>
      <text:p text:style-name="P4">
彼得·萨哈达奇尼(Peter Sahaidachny)的剑存放在学校的沃维尔皇家城堡中。 1621年，未来的英联邦国王皇后，花瓶IV向萨哈伊达奇(Sahaidachny)介绍了哥萨克人对与奥斯曼帝国军队的Vichotin战斗胜利的贡献。</text:p>
      <text:p text:style-name="P4">
<text:span text:style-name="T5">
foto：PawełCzarnecki</text:span>
</text:p>
      <text:p text:style-name="P4">
News Source: <text:a xlink:type="simple" xlink:href="https://www.ukrinform.ua/rubric-culture/3713713-v-ukrainu-mozut-privezti-mec-konasevicasagajdacnogo.html" text:style-name="Internet_20_link" text:visited-style-name="Visited_20_Internet_20_Link">
https://www.ukrinform.ua/rubric-culture/3713713-v-ukrainu-mozut-privezti-mec-konasevicasagajdacnogo.html</text:a>
</text:p>
      <!--NEWS-->
      <text:h text:style-name="P10" text:outline-level="1">
<text:span text:style-name="T4">
预计乌克兰周四下雨，升高到+26°</text:span>
</text:h>
      <text:p text:style-name="P4">
作者: Ukrinform (Person)</text:p>
      <text:p text:style-name="P4">
出版商: Укринформ (Organization)</text:p>
      <text:p text:style-name="P4">
出版时间: 2023-05-24T20:21:00+03:00</text:p>
      <text:p text:style-name="P4">
修改时间: 2023-05-24T20:21:00+03:00</text:p>
      <text:p text:style-name="P4">
描述: 5月25日，星期四，在乌克兰，在该国南部的左岸，喀尔巴阡山脉和跨速度的左岸变化不断变化 - 短期雨水，雷暴； 在剩下的领土上 - 晚上没有降水，下午在短期降雨的地方。  - 乌克林。</text:p>
      <text:p text:style-name="P4">
图片: ['<text:a xlink:type="simple" xlink:href="https://static.ukrinform.com/photos/2023_02/thumb_files/630_360_1675777256-557.jpg" text:style-name="Internet_20_link" text:visited-style-name="Visited_20_Internet_20_Link">
630_360_16757...</text:a>
']</text:p>
      <text:p text:style-name="P4">
标签: ['Дощ', 'Гроза', 'Погода', 'Весна']</text:p>
      <text:p text:style-name="P4">
类型: Article</text:p>
      <!--METADATA-->
      <text:p text:style-name="P4">
<draw:frame draw:style-name="fr1" draw:name="Image267" text:anchor-type="as-char" svg:width="6.9236in" svg:height="3.956343in" draw:z-index="0">
<draw:image xlink:href="../Images/yкринформ/2023-05-24T20-21-00-03-00/630_360_1675777256-557.jpg" xlink:type="simple" xlink:show="embed" xlink:actuate="onLoad" draw:mime-type="image/jpeg"/>
</draw:frame>
5月25日，星期四，在乌克兰，在该国南部，VitarPathia和Transcarpathia的左岸变化不断变化 - 短期雨，雷暴； 在其余领土上 - 下午没有降水，有点短期降雨。</text:p>
      <text:p text:style-name="P4">
乌克兰形式在乌克兰水文气象学中心报道。</text:p>
      <text:p text:style-name="P4">
根据预报员的说法，明天的风是北，西北，晚上11-16°，在西部地区为5-10 m/c。在西部地区8-13°，下午21-26°； 下午13-18°，在喀尔巴阡山脉的热量为5-10°。</text:p>
      <text:p text:style-name="P4">
在周四的首都地区，它在白天的短暂降雨中，在夜间无雨水变化。 北风，5-10 m/s。 晚上的时间为13-15°，下午24-26°； 在晚上11-16°的晚上，下午21-26°。</text:p>
      <text:p text:style-name="P4">
5月26日至27日，预报员预测天气晴朗，雷暴的短期降雨(晚上 - 在地方)，下午在某些地区的南部和伊斯特式细胞中，沿着15-20 m/s的狂欢(在大多数北部，5月27日，西部地区没有降水). Вітер північний, північно-західний(5月26日在西南地区)，5-10 m/s。 晚上11-16°的温度在西部地区8-13°； 5月27日，下午21-26°在西部裁缝区17-22°。</text:p>
      <text:p text:style-name="P4">
<text:span text:style-name="T4">
另请阅读：</text:span>
 <text:a xlink:type="simple" xlink:href="https://www.ukrinform.ua/rubric-world/3699440-naselenna-u-vsomu-sviti-strazdae-vid-ekstremalnih-pogodnih-i-klimaticnih-avis-vmo.html" text:style-name="Internet_20_link" text:visited-style-name="Visited_20_Internet_20_Link">
</text:a>
在首都和<text:a xlink:type="simple" xlink:href="https://www.ukrinform.ua/tag-kiivsina" text:style-name="Internet_20_link" text:visited-style-name="Visited_20_Internet_20_Link">
</text:a>
5月26日至27日-Khmarno，没有降水，没有降水。 北风，5-10 m/s。 时间的温度：晚上14-16°； 5月26日下午，约25°，5月27日20-22°。 通过：晚上11-16°； 5月26日，21-26°，5月27日17-22°下午。</text:p>
      <text:p text:style-name="P4">
据乌克里德顿中心称，5月28日至29日在克里米亚，南部的地方，5月22日晚上和东部地区，5月29日下午，在喀尔巴阡山脉舒适的日子里，雷暴，在其余领土内没有降水。 西部，北部和大多数中央区域的夜间温度为6-12°，在该地区的其余部分9-15°；在下午18-24°，南部地区至26°的南部地区。</text:p>
      <text:p text:style-name="P4">
<text:span text:style-name="T4">
另请阅读：</text:span>
 <text:a xlink:type="simple" xlink:href="https://www.ukrinform.ua/rubric-technology/3662460-klimat-dosagne-kriticnogo-porogu-poteplinna-za-1012-rokiv-stucnij-intelekt.html" text:style-name="Internet_20_link" text:visited-style-name="Visited_20_Internet_20_Link">
</text:a>
5月28日至29日在基辅和该地区，没有降水。 下午20-22°的夜晚9-11°的基辅温度； 在晚上6-11°的晚上，下午18-23°。</text:p>
      <text:p text:style-name="P4">
News Source: <text:a xlink:type="simple" xlink:href="https://www.ukrinform.ua/rubric-regions/3713613-ukraini-prognozuut-cetver-z-dosami-progrie-do-26.html" text:style-name="Internet_20_link" text:visited-style-name="Visited_20_Internet_20_Link">
https://www.ukrinform.ua/rubric-regions/3713613-ukraini-prognozuut-cetver-z-dosami-progrie-do-26.html</text:a>
</text:p>
      <!--NEWS-->
      <text:h text:style-name="P10" text:outline-level="1">
<text:span text:style-name="T4">
在白俄罗斯，建立了一个用于抵消边界线上的DRG的单位</text:span>
</text:h>
      <text:p text:style-name="P4">
作者: Ukrinform (Person)</text:p>
      <text:p text:style-name="P4">
出版商: Укринформ (Organization)</text:p>
      <text:p text:style-name="P4">
出版时间: 2023-05-24T20:25:27+03:00</text:p>
      <text:p text:style-name="P4">
修改时间: 2023-05-24T20:25:27+03:00</text:p>
      <text:p text:style-name="P4">
描述: 内政部伊万·库布拉科夫（Ivan Kubrakov）表示，在白俄罗斯创建了一个新的特殊部门，用于打击边境的破坏和情报团体。  - 乌克林。</text:p>
      <text:p text:style-name="P4">
图片: ['<text:a xlink:type="simple" xlink:href="https://static.ukrinform.com/photos/2023_05/thumb_files/630_360_1684948887-258.jpg" text:style-name="Internet_20_link" text:visited-style-name="Visited_20_Internet_20_Link">
630_360_16849...</text:a>
']</text:p>
      <text:p text:style-name="P4">
标签: ['Білорусь', 'Кордон', 'ДРГ']</text:p>
      <text:p text:style-name="P4">
类型: Article</text:p>
      <!--METADATA-->
      <text:p text:style-name="P4">
<draw:frame draw:style-name="fr1" draw:name="Image268" text:anchor-type="as-char" svg:width="6.9236in" svg:height="3.956343in" draw:z-index="0">
<draw:image xlink:href="../Images/yкринформ/2023-05-24T20-25-27-03-00/630_360_1684948887-258.jpg" xlink:type="simple" xlink:show="embed" xlink:actuate="onLoad" draw:mime-type="image/jpeg"/>
</draw:frame>
内政部负责人伊万·库布拉科夫(Ivan Kubrakov)说，双鲁瑞塞德(Biloruside)有一个新的特殊部门，用于打击破坏与情报集团和边境。</text:p>
      <text:p text:style-name="P4">
根据乌克林福姆的说法，这是白俄罗斯内部事务部的规定。</text:p>
      <text:p text:style-name="P4">
白俄罗斯部负责人说：“今天，我们的员工在边境地区进行了公共秩序服务 - 不仅在乌克兰，而且在围绕乌克兰的一般情况下也在边境地区执行。”</text:p>
      <text:p text:style-name="P4">
如图所述，在内部事务部内部部队建立了打击破坏和情报团体的新特殊部门<text:a xlink:type="simple" xlink:href="https://www.ukrinform.ua/tag-bilorus" text:style-name="Internet_20_link" text:visited-style-name="Visited_20_Internet_20_Link">
</text:a>
，他已经开始服务了。</text:p>
      <text:p text:style-name="P4">
库布拉科夫(Kubrakov)还宣布创建另一个特殊部门，以确保白俄罗斯NPP的安全。 它位于距核电站18公里的Ostrovets市。</text:p>
      <text:p text:style-name="P4">
<text:span text:style-name="T4">
另请阅读：</text:span>
 <text:a xlink:type="simple" xlink:href="https://www.ukrinform.ua/rubric-ato/3712551-na-aerodromah-bilorusi-zalisaetsa-13-litakiv-ta-12-gelikopteriv-rf-naev.html" text:style-name="Internet_20_link" text:visited-style-name="Visited_20_Internet_20_Link">
<text:span text:style-name="T4">
白俄罗斯</text:span>
</text:a>
“这个方向受到特殊控制。 我们看到，在我们国家以外发生的恐怖行为的目的是这样的物体，以及包括学校和幼儿园在内的社会意义。 现在，我们竭尽所能保护它们。”库布拉科夫说。</text:p>
      <text:p text:style-name="P4">
正如乌克林福姆报道的，在波兰 - 贝拉鲁斯边界<text:a xlink:type="simple" xlink:href="https://www.ukrinform.ua/rubric-world/3712768-na-polskobiloruskomu-kordoni-zrosla-kilkist-agresivnih-dij-nelegaliv.html" text:style-name="Internet_20_link" text:visited-style-name="Visited_20_Internet_20_Link">
</text:a>
在俄罗斯和白俄罗斯的特殊服务的支持下，他们试图变得漂亮。</text:p>
      <text:p text:style-name="P4">
<text:span text:style-name="T5">
foto：Radio Liberty</text:span>
</text:p>
      <text:p text:style-name="P4">
News Source: <text:a xlink:type="simple" xlink:href="https://www.ukrinform.ua/rubric-world/3713718-u-bilorusi-stvorili-pidrozdil-dla-protidii-drg-po-vsij-linii-kordonu.html" text:style-name="Internet_20_link" text:visited-style-name="Visited_20_Internet_20_Link">
https://www.ukrinform.ua/rubric-world/3713718-u-bilorusi-stvorili-pidrozdil-dla-protidii-drg-po-vsij-linii-kordonu.html</text:a>
</text:p>
      <!--NEWS-->
      <text:h text:style-name="P10" text:outline-level="1">
<text:span text:style-name="T4">
确定法国WTA锦标赛1/4的Svitolina竞争对手</text:span>
</text:h>
      <text:p text:style-name="P4">
作者: Ukrinform (Person)</text:p>
      <text:p text:style-name="P4">
出版商: Укринформ (Organization)</text:p>
      <text:p text:style-name="P4">
出版时间: 2023-05-24T20:27:06+03:00</text:p>
      <text:p text:style-name="P4">
修改时间: 2023-05-24T20:27:06+03:00</text:p>
      <text:p text:style-name="P4">
描述: 乌克兰Elina Svitolina将与俄罗斯瓦尔瓦拉·格拉索夫（Varvara Grasov）在妇女网球协会（WTA）的四分之一决赛中与俄罗斯（WTA）的四分之一决赛 - 国际王国（WTA）在法国斯特拉斯堡（法国）举行，并获得了259.3美元的奖金。  - 乌克林。</text:p>
      <text:p text:style-name="P4">
图片: ['<text:a xlink:type="simple" xlink:href="https://static.ukrinform.com/photos/2023_05/thumb_files/630_360_1684949022-240.jpg" text:style-name="Internet_20_link" text:visited-style-name="Visited_20_Internet_20_Link">
630_360_16849...</text:a>
']</text:p>
      <text:p text:style-name="P4">
标签: ['Світоліна', 'Теніс']</text:p>
      <text:p text:style-name="P4">
类型: Article</text:p>
      <!--METADATA-->
      <text:p text:style-name="P4">
<draw:frame draw:style-name="fr1" draw:name="Image269" text:anchor-type="as-char" svg:width="6.9236in" svg:height="3.956343in" draw:z-index="0">
<draw:image xlink:href="../Images/yкринформ/2023-05-24T20-27-06-03-00/630_360_1684949022-240.jpg" xlink:type="simple" xlink:show="embed" xlink:actuate="onLoad" draw:mime-type="image/jpeg"/>
</draw:frame>
乌克兰尼亚尼娜·斯维托利纳(Ukrainianelina Svitolina(WTA)-Internationaux de Strasbourg -Strasbourg内容(法国)拥有259.3美元的奖金。</text:p>
      <text:p text:style-name="P4">
乌克林福姆报道，Svitolina通过Erin Ruthliffe的失败进入了1/4的比赛决赛。</text:p>
      <text:p text:style-name="P4">
播种的第6个格拉乔夫(Grachov)又在第二个Kolippl中击败了法国Selenia Yanitsievich。6：2，6：1。</text:p>
      <text:p text:style-name="P4">
<text:span text:style-name="T4">
另请阅读：</text:span>
 <text:a xlink:type="simple" xlink:href="https://www.ukrinform.ua/rubric-sports/3713457-cetvero-ukrainok-potrapili-do-zaavki-osnovnoi-sitki-vimbldonskogo-turniru.html" text:style-name="Internet_20_link" text:visited-style-name="Visited_20_Internet_20_Link">
</text:a>
Internationaux de Strasbourg将持续到5月27日。</text:p>
      <text:p text:style-name="P4">
在照片中：Elina Svitolina(克里斯托夫·巴里).</text:p>
      <text:p text:style-name="P4">
News Source: <text:a xlink:type="simple" xlink:href="https://www.ukrinform.ua/rubric-sports/3713721-viznacilasa-supernica-svitolinoi-v-14-finalu-turniru-wta-u-francii.html" text:style-name="Internet_20_link" text:visited-style-name="Visited_20_Internet_20_Link">
https://www.ukrinform.ua/rubric-sports/3713721-viznacilasa-supernica-svitolinoi-v-14-finalu-turniru-wta-u-francii.html</text:a>
</text:p>
      <!--NEWS-->
      <text:h text:style-name="P10" text:outline-level="1">
<text:span text:style-name="T4">
与乌克兰关于未来安全模式的讨论继续 - 白宫</text:span>
</text:h>
      <text:p text:style-name="P4">
作者: Ukrinform (Person)</text:p>
      <text:p text:style-name="P4">
出版商: Укринформ (Organization)</text:p>
      <text:p text:style-name="P4">
出版时间: 2023-05-24T20:30:45+03:00</text:p>
      <text:p text:style-name="P4">
修改时间: 2023-05-24T20:30:45+03:00</text:p>
      <text:p text:style-name="P4">
描述: 美国与盟友和合作伙伴一起继续与乌克兰一方讨论将来将为乌克兰选择哪种安全模式。  - 乌克林。</text:p>
      <text:p text:style-name="P4">
图片: ['<text:a xlink:type="simple" xlink:href="https://static.ukrinform.com/photos/2023_04/thumb_files/630_360_1682353688-758.jpg" text:style-name="Internet_20_link" text:visited-style-name="Visited_20_Internet_20_Link">
630_360_16823...</text:a>
']</text:p>
      <text:p text:style-name="P4">
标签: ['НАТО', 'Україна', 'Білий дім']</text:p>
      <text:p text:style-name="P4">
类型: Article</text:p>
      <!--METADATA-->
      <text:p text:style-name="P4">
<draw:frame draw:style-name="fr1" draw:name="Image270" text:anchor-type="as-char" svg:width="6.9236in" svg:height="3.956343in" draw:z-index="0">
<draw:image xlink:href="../Images/yкринформ/2023-05-24T20-30-45-03-00/630_360_1682353688-758.jpg" xlink:type="simple" xlink:show="embed" xlink:actuate="onLoad" draw:mime-type="image/jpeg"/>
</draw:frame>
美国的UnAnswells和Partners继续与乌克兰方面讨论将来将为乌克兰选择哪种安全模式。</text:p>
      <text:p text:style-name="P4">
因此，关于乌克兰·柯比(John Kirby)代表乌克兰的“以色列”安全模型的准备的最新报告报道了乌克林福姆自己的记者。</text:p>
      <text:p text:style-name="P4">
“我们正在与乌克兰以及我们的盟友和合作伙伴进行讨论，包括<text:a xlink:type="simple" xlink:href="https://www.ukrinform.ua/tag-nato" text:style-name="Internet_20_link" text:visited-style-name="Visited_20_Internet_20_Link">
</text:a>
在乌克兰的长期安全方面。</text:p>
      <text:p text:style-name="P4">
他指出，目前无法正式确认最近出现的有关此消息的特定信息。 同时，柯比(Kirby)保证乌克兰将拥有长期的安全性，这是总统贝登(Baiden)总统在F-16训练乌克兰飞行员的原因之一，以及乌克兰飞机的潜力将来。</text:p>
      <text:p text:style-name="P4">
“我们知道乌克兰长期防御需求需要什么。 因此，我们正在谈论他们的问题，即他们在安全领域的长期安全是什么。”柯比说。</text:p>
      <text:p text:style-name="P4">
<text:span text:style-name="T4">
另请阅读：</text:span>
 <text:a xlink:type="simple" xlink:href="https://www.ukrinform.ua/rubric-polytics/3713674-vstup-do-nato-moze-stati-najkrasou-garantieu-bezpeki-dla-ukraini-ale-pisla-vijni-stoltenberg.html" text:style-name="Internet_20_link" text:visited-style-name="Visited_20_Internet_20_Link">
<text:span text:style-name="T4">
 Stoltenberg </text:span>
</text:a>
正如乌克林福姆报道的，在WSJ出版的前夕<text:a xlink:type="simple" xlink:href="https://www.ukrinform.ua/rubric-polytics/3712818-ukraina-moze-otrimati-ugodu-pro-garantii-bezpeki-v-lipni-cogo-roku-wsj.html" text:style-name="Internet_20_link" text:visited-style-name="Visited_20_Internet_20_Link">
</text:a>
与波兰·杜达(Poland Duda)总统一起，他指出北约国家将签署乌克兰的安全协议作为以色列模式的一个例子。 此外，根据杜达(Duda)的说法，这可能是在维尔纽斯(Vilnius)的北约峰会(Nato Summit)的结果之后于今年7月发生的。</text:p>
      <text:p text:style-name="P4">
News Source: <text:a xlink:type="simple" xlink:href="https://www.ukrinform.ua/rubric-polytics/3713723-diskusii-z-ukrainou-sodo-majbutnoi-modeli-bezpeki-trivaut-bilij-dim.html" text:style-name="Internet_20_link" text:visited-style-name="Visited_20_Internet_20_Link">
https://www.ukrinform.ua/rubric-polytics/3713723-diskusii-z-ukrainou-sodo-majbutnoi-modeli-bezpeki-trivaut-bilij-dim.html</text:a>
</text:p>
      <!--NEWS-->
      <text:h text:style-name="P10" text:outline-level="1">
<text:span text:style-name="T4">
“基辅仓库”：在首都的中心开设了项目“搜索！”项目的40个小型文化。</text:span>
</text:h>
      <text:p text:style-name="P4">
作者: Ukrinform (Person)</text:p>
      <text:p text:style-name="P4">
出版商: Укринформ (Organization)</text:p>
      <text:p text:style-name="P4">
出版时间: 2023-05-24T20:41:15+03:00</text:p>
      <text:p text:style-name="P4">
修改时间: 2023-05-24T20:41:15+03:00</text:p>
      <text:p text:style-name="P4">
描述: 在泰特莱亚街（Titlenaya Street）的基辅节前夕，安装了一个青铜色的“基夫仓库”，专门用于基辅人。  - 乌克林。</text:p>
      <text:p text:style-name="P4">
图片: ['<text:a xlink:type="simple" xlink:href="https://static.ukrinform.com/photos/2023_05/thumb_files/630_360_1684947983-951.jpg" text:style-name="Internet_20_link" text:visited-style-name="Visited_20_Internet_20_Link">
630_360_16849...</text:a>
', '<text:a xlink:type="simple" xlink:href="https://static.ukrinform.com/photos/2023_05/1684949705-579.jpg" text:style-name="Internet_20_link" text:visited-style-name="Visited_20_Internet_20_Link">
1684949705-57...</text:a>
', '<text:a xlink:type="simple" xlink:href="https://static.ukrinform.com/photos/2023_05/1684949655-430.jpg" text:style-name="Internet_20_link" text:visited-style-name="Visited_20_Internet_20_Link">
1684949655-43...</text:a>
', '<text:a xlink:type="simple" xlink:href="https://static.ukrinform.com/photos/2023_05/1684949562-121.jpg" text:style-name="Internet_20_link" text:visited-style-name="Visited_20_Internet_20_Link">
1684949562-12...</text:a>
']</text:p>
      <text:p text:style-name="P4">
标签: ['Київ', 'Проєкт «Шукай»', 'Мініскульптура ']</text:p>
      <text:p text:style-name="P4">
类型: Article</text:p>
      <!--METADATA-->
      <text:p text:style-name="P4">
<draw:frame draw:style-name="fr1" draw:name="Image271" text:anchor-type="as-char" svg:width="6.9236in" svg:height="3.956343in" draw:z-index="0">
<draw:image xlink:href="../Images/yкринформ/2023-05-24T20-41-15-03-00/630_360_1684947983-951.jpg" xlink:type="simple" xlink:show="embed" xlink:actuate="onLoad" draw:mime-type="image/jpeg"/>
</draw:frame>
在泰特莱亚街(Titlenaya Street)的基辅节前夕，安装了一个青铜色的“基夫仓库”，专门用于基辅人。</text:p>
      <text:p text:style-name="P4">
这是乌克利福通讯员的报道。</text:p>
      <text:p text:style-name="P4">
在Kyiv Day的前夕，在Litnaya Street上安装了12个青铜-mmin。 这是基辅Yulia Bevzenko经理“搜索”经理的四十周年纪念日。 它致力于所有生活，生活和生活在城市的基辅人。</text:p>
      <text:p text:style-name="P4">
<draw:frame draw:style-name="fr1" draw:name="Image272" text:anchor-type="as-char" svg:width="6.9236in" svg:height="4.615733in" draw:z-index="0">
<draw:image xlink:href="../Images/yкринформ/2023-05-24T20-41-15-03-00/1684949705-579.jpg" xlink:type="simple" xlink:show="embed" xlink:actuate="onLoad" draw:mime-type="image/jpeg"/>
</draw:frame>
垫子是乌克兰对“拼图”一词的通讯员。 它象征着基耶夫的统一。 “基辅仓库”的碎片是由基辅人民组成的，而家庭主妇的碎片成为了家。</text:p>
      <text:p text:style-name="P4">
“五年来，我们被告知首都的居民和客人有关其历史。 但是，城市的每个居民都写了基辅的历史。 因此，“基辅仓库”是非凯夫居民。 那些居住在这里的人和搬到这里的人。 给那些离开[]的人(https://www.ukrinform.ua/tag-kiiv)它将返回豁免。 那些捍卫基辅并继续保护它的人。 为了表明基辅由我们所有人组成，每个人都可以将您的手指按在迷你栽培的印刷品上。”</text:p>
      <text:p text:style-name="P4">
<draw:frame draw:style-name="fr1" draw:name="Image273" text:anchor-type="as-char" svg:width="6.9236in" svg:height="4.615733in" draw:z-index="0">
<draw:image xlink:href="../Images/yкринформ/2023-05-24T20-41-15-03-00/1684949655-430.jpg" xlink:type="simple" xlink:show="embed" xlink:actuate="onLoad" draw:mime-type="image/jpeg"/>
</draw:frame>
“基辅仓库”是由雕塑家尤里·比利亚夫斯基(Yuri Bilyavsky)创建的。 脊椎和康复研究所是由金金蛋白安全制成的。</text:p>
      <text:p text:style-name="P4">
“基辅仓库”传达了整个项目的本质“看起来!”。 这是对所有孩子的奉献精神，每个孩子都是城市历史的共同创造者。 这是彼此之间的团结和支持的象征，尤其是现在 - 在我国最艰难的时期。每个乌克兰公民和城市发展中的每个业务的无能为力。”椎体和康复。</text:p>
      <text:p text:style-name="P4">
<draw:frame draw:style-name="fr1" draw:name="Image274" text:anchor-type="as-char" svg:width="6.9236in" svg:height="4.615733in" draw:z-index="0">
<draw:image xlink:href="../Images/yкринформ/2023-05-24T20-41-15-03-00/1684949562-121.jpg" xlink:type="simple" xlink:show="embed" xlink:actuate="onLoad" draw:mime-type="image/jpeg"/>
</draw:frame>
可以在facadibudin上找到：ul。 Tithe，12。QR码位于其旁边，它将在网站“搜索!”上进行。</text:p>
      <text:p text:style-name="P4">
<text:span text:style-name="T4">
另请阅读：</text:span>
 <text:a xlink:type="simple" xlink:href="https://www.ukrinform.ua/rubric-kyiv/3694906-u-kievi-zavilasa-nova-miniskulptura-cukrovij-buracok.html" text:style-name="Internet_20_link" text:visited-style-name="Visited_20_Internet_20_Link">
</text:a>
</text:p>
      <text:p text:style-name="P4">
_照片：Rubryka.com，Oleg Pereverziev _</text:p>
      <text:p text:style-name="P4">
News Source: <text:a xlink:type="simple" xlink:href="https://www.ukrinform.ua/rubric-kyiv/3713725-kiivska-skladanka-u-centri-stolici-vidkrili-sorokovu-miniskulpturu-proektu-sukaj.html" text:style-name="Internet_20_link" text:visited-style-name="Visited_20_Internet_20_Link">
https://www.ukrinform.ua/rubric-kyiv/3713725-kiivska-skladanka-u-centri-stolici-vidkrili-sorokovu-miniskulpturu-proektu-sukaj.html</text:a>
</text:p>
      <!--NEWS-->
      <text:h text:style-name="P10" text:outline-level="1">
<text:span text:style-name="T4">
在Mariupol中，大声爆炸-Andryushchenko</text:span>
</text:h>
      <text:p text:style-name="P4">
作者: Ukrinform (Person)</text:p>
      <text:p text:style-name="P4">
出版商: Укринформ (Organization)</text:p>
      <text:p text:style-name="P4">
出版时间: 2023-05-24T20:43:00+03:00</text:p>
      <text:p text:style-name="P4">
修改时间: 2023-05-24T20:43:00+03:00</text:p>
      <text:p text:style-name="P4">
描述: 一支暂时俘虏的野马军队大声爆炸。 详细信息已澄清。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Маріуполь', 'Вибух']</text:p>
      <text:p text:style-name="P4">
类型: Article</text:p>
      <!--METADATA-->
      <text:p text:style-name="P4">
<draw:frame draw:style-name="fr1" draw:name="Image275" text:anchor-type="as-char" svg:width="6.9236in" svg:height="3.956343in" draw:z-index="0">
<draw:image xlink:href="../Images/yкринформ/2023-05-24T20-43-00-03-00/630_360_1669987737-966.jpg" xlink:type="simple" xlink:show="embed" xlink:actuate="onLoad" draw:mime-type="image/jpeg"/>
</draw:frame>
俄罗斯军队及时捕获了大声爆炸。</text:p>
      <text:p text:style-name="P4">
正如乌克林福姆报道的那样，关于<text:a xlink:type="simple" xlink:href="http://t.me/andriyshTime/10041" text:style-name="Internet_20_link" text:visited-style-name="Visited_20_Internet_20_Link">
</text:a>
Mariupol市长向Petro Andryushchenko通报了。</text:p>
      <text:p text:style-name="P4">
“这座城市的爆炸很大。 在所有地区听到。 我们发现细节，”  - 写道。</text:p>
      <text:p text:style-name="P4">
<text:span text:style-name="T4">
另请阅读：</text:span>
 <text:a xlink:type="simple" xlink:href="https://www.ukrinform.ua/rubric-crimea/3713439-okupanti-perekrili-krimskij-mist-nad-perepravou-zdijmaetsa-dim.html" text:style-name="Internet_20_link" text:visited-style-name="Visited_20_Internet_20_Link">
<text:span text:style-name="T4">
 crimea </text:span>
</text:a>
据报道，5月19日晚上<text:a xlink:type="simple" xlink:href="https://www.ukrinform.ua/rubric-ato/3711623-v-rajoni-aeroportu-mariupola-prolunali-vibuhi.html" text:style-name="Internet_20_link" text:visited-style-name="Visited_20_Internet_20_Link">
</text:a>
至少有150名俄罗斯入侵者位于玛丽波尔地区，至少有150名俄罗斯入侵者居住在那里。</text:p>
      <text:p text:style-name="P4">
News Source: <text:a xlink:type="simple" xlink:href="https://www.ukrinform.ua/rubric-regions/3713726-u-mariupoli-prolunav-gucnij-vibuh-andrusenko.html" text:style-name="Internet_20_link" text:visited-style-name="Visited_20_Internet_20_Link">
https://www.ukrinform.ua/rubric-regions/3713726-u-mariupoli-prolunav-gucnij-vibuh-andrusenko.html</text:a>
</text:p>
      <!--NEWS-->
      <text:h text:style-name="P10" text:outline-level="1">
<text:span text:style-name="T4">
敌人向Zaporozhye的Tokmak开火，责怪武装部队 - 画家</text:span>
</text:h>
      <text:p text:style-name="P4">
作者: Ukrinform (Person)</text:p>
      <text:p text:style-name="P4">
出版商: Укринформ (Organization)</text:p>
      <text:p text:style-name="P4">
出版时间: 2023-05-24T20:51:00+03:00</text:p>
      <text:p text:style-name="P4">
修改时间: 2023-05-24T20:51:00+03:00</text:p>
      <text:p text:style-name="P4">
描述: 敌人向临时占领的领土开火，目的是为了挑衅而爆炸，试图为乌克兰武装部队的行动炮击。  - 乌克林。</text:p>
      <text:p text:style-name="P4">
图片: ['<text:a xlink:type="simple" xlink:href="https://static.ukrinform.com/photos/2022_08/thumb_files/630_360_1660222321-926.jpg" text:style-name="Internet_20_link" text:visited-style-name="Visited_20_Internet_20_Link">
630_360_16602...</text:a>
']</text:p>
      <text:p text:style-name="P4">
标签: ['Обстріл', 'Запоріжжя', 'Війна з Росією', 'Ганна Маляр']</text:p>
      <text:p text:style-name="P4">
类型: Article</text:p>
      <!--METADATA-->
      <text:p text:style-name="P4">
<draw:frame draw:style-name="fr1" draw:name="Image276" text:anchor-type="as-char" svg:width="6.9236in" svg:height="3.956343in" draw:z-index="0">
<draw:image xlink:href="../Images/yкринформ/2023-05-24T20-51-00-03-00/630_360_1660222321-926.jpg" xlink:type="simple" xlink:show="embed" xlink:actuate="onLoad" draw:mime-type="image/jpeg"/>
</draw:frame>
为了挑衅而暂时居住的领土是敌人，试图为乌克兰的武装部队的行动发出火灾。</text:p>
      <text:p text:style-name="P4">
这在她[]中报道了(https://t.me/annamaliar/793)国防副部长安娜·马利亚(Anna Malyar)。</text:p>
      <text:p text:style-name="P4">
“本周，敌人表现出挑衅<text:a xlink:type="simple" xlink:href="https://www.ukrinform.ua/tag-obstril" text:style-name="Internet_20_link" text:visited-style-name="Visited_20_Internet_20_Link">
</text:a>
NP Zaporizhhya地区的Tokmak是根据进一步指控武装部队破坏民用基础设施的要求。</text:p>
      <text:p text:style-name="P4">
同时，在俄罗斯火箭之一的现场，当地的居民发现了一个碎片，上面写着口号：“为兄弟和胜利”，挑衅的挑衅暴露了自己。</text:p>
      <text:p text:style-name="P4">
为了隐藏犯罪，将火箭从视频记录中禁止，并阻止了该事件的证人对发表任何评论的刑事责任，”部长的作家。</text:p>
      <text:p text:style-name="P4">
据画家说，敌人还故意摧毁了N的移动通信设备。 Gladkivka先生，崩溃，新的灯塔，葡萄，塔夫里亚·赫尔森地区，以限制平民的机会。</text:p>
      <text:p text:style-name="P4">
“移动电气设备被拆除，而且塔楼被推翻。除国防部长外。</text:p>
      <text:p text:style-name="P4">
<text:span text:style-name="T4">
另请阅读：</text:span>
 <text:a xlink:type="simple" xlink:href="https://www.ukrinform.ua/rubric-ato/3713593-na-zaporizkomu-napramku-zbilsilasa-kilkist-rosijskih-vijskovih-mer-melitopola.html" text:style-name="Internet_20_link" text:visited-style-name="Visited_20_Internet_20_Link">
</text:a>
早些时候，梅利托波尔市长伊万·费多罗夫<text:a xlink:type="simple" xlink:href="https://www.ukrinform.ua/rubric-regions/3711841-rosiani-obstriluut-tokmak-ta-molocansk-abi-primusiti-ludej-evakuuvatisa-fedorov.html" text:style-name="Internet_20_link" text:visited-style-name="Visited_20_Internet_20_Link">
</text:a>
敌对的军队在Zaporozhye地区安排Tokmak和Molochansk，以迫使人们走。</text:p>
      <text:p text:style-name="P4">
据他说，当地人口不想撤离，每个人都在等待先发制人。 据费多洛夫(Fedorov)称，即使那些撤离到伯丹斯克(Berdyansk)返回家园的人也是如此。</text:p>
      <text:p text:style-name="P4">
News Source: <text:a xlink:type="simple" xlink:href="https://www.ukrinform.ua/rubric-ato/3713728-vorog-obstrilav-tokmak-na-zaporizzi-sob-zvinuvatiti-zsu-malar.html" text:style-name="Internet_20_link" text:visited-style-name="Visited_20_Internet_20_Link">
https://www.ukrinform.ua/rubric-ato/3713728-vorog-obstrilav-tokmak-na-zaporizzi-sob-zvinuvatiti-zsu-malar.html</text:a>
</text:p>
      <!--NEWS-->
      <text:h text:style-name="P10" text:outline-level="1">
<text:span text:style-name="T4">
白宫研究报告了可能在该领土上使用美国武器</text:span>
</text:h>
      <text:p text:style-name="P4">
作者: Ukrinform (Person)</text:p>
      <text:p text:style-name="P4">
出版商: Укринформ (Organization)</text:p>
      <text:p text:style-name="P4">
出版时间: 2023-05-24T20:57:33+03:00</text:p>
      <text:p text:style-name="P4">
修改时间: 2023-05-24T20:57:33+03:00</text:p>
      <text:p text:style-name="P4">
描述: 华盛顿官方说，他正在研究显示美国武器和设备可能参与俄罗斯的信息和图像。  - 乌克林。</text:p>
      <text:p text:style-name="P4">
图片: ['<text:a xlink:type="simple" xlink:href="https://static.ukrinform.com/photos/2023_04/thumb_files/630_360_1682353688-641.jpg" text:style-name="Internet_20_link" text:visited-style-name="Visited_20_Internet_20_Link">
630_360_16823...</text:a>
']</text:p>
      <text:p text:style-name="P4">
标签: ['США', 'Зброя', 'Росія', 'Білий дім']</text:p>
      <text:p text:style-name="P4">
类型: Article</text:p>
      <!--METADATA-->
      <text:p text:style-name="P4">
<draw:frame draw:style-name="fr1" draw:name="Image277" text:anchor-type="as-char" svg:width="6.9236in" svg:height="3.956343in" draw:z-index="0">
<draw:image xlink:href="../Images/yкринформ/2023-05-24T20-57-33-03-00/630_360_1682353688-641.jpg" xlink:type="simple" xlink:show="embed" xlink:actuate="onLoad" draw:mime-type="image/jpeg"/>
</draw:frame>
瓦辛顿官方表示，他正在研究俄罗斯美国武器和设备缠绕的消息和图像。</text:p>
      <text:p text:style-name="P4">
乌克林福姆约翰·柯比(John Kirby)在周三由白宫委员会协调员的电话简报中指出，这是乌克林福姆(Ukrinform)报告的。</text:p>
      <text:p text:style-name="P4">
“我们正在研究美国设备和运输设施可能涉及的报告(在Belgorod区域进行操作之前。)»， - 白宫的代表。</text:p>
      <text:p text:style-name="P4">
同时，据他说，<text:a xlink:type="simple" xlink:href="https://www.ukrinform.ua/tag-ssa" text:style-name="Internet_20_link" text:visited-style-name="Visited_20_Internet_20_Link">
</text:a>
显然，他们不支持使用美国设备在俄罗斯领土上进行攻击。</text:p>
      <text:p text:style-name="P4">
<text:span text:style-name="T4">
另请阅读：</text:span>
 <text:a xlink:type="simple" xlink:href="https://www.ukrinform.ua/rubric-ato/3713635-u-dobrovolcih-formuvan-aki-zajsli-dnami-do-belgorodskoi-oblasti-vtrat-nemae-komandir-rdk.html" text:style-name="Internet_20_link" text:visited-style-name="Visited_20_Internet_20_Link">
<text:span text:style-name="T4">
 belgorod </text:span>
</text:a>
据乌克林福姆(Ukrinform)报道，5月22日星期一，爆炸出现在俄罗斯的Belgorod地区。 随后，俄罗斯志愿军团(RDC)但是他们是俄罗斯自由军团，并表示，他们正在为推翻普京政权和为人民的自由而进行解放斗争。 在这方面，国务院指出，美国没有为乌克兰提供罢工的任务，并且以前不鼓励乌克兰领导人。 同时，国务院强调乌克兰尼亚萨姆决定如何进行战斗行动。</text:p>
      <text:p text:style-name="P4">
News Source: <text:a xlink:type="simple" xlink:href="https://www.ukrinform.ua/rubric-ato/3713730-bilij-dim-vivcae-povidomlenna-pro-mozlive-vikoristanna-ozbroen-ssa-na-teritorii-rosii.html" text:style-name="Internet_20_link" text:visited-style-name="Visited_20_Internet_20_Link">
https://www.ukrinform.ua/rubric-ato/3713730-bilij-dim-vivcae-povidomlenna-pro-mozlive-vikoristanna-ozbroen-ssa-na-teritorii-rosii.html</text:a>
</text:p>
      <!--NEWS-->
      <text:h text:style-name="P10" text:outline-level="1">
<text:span text:style-name="T4">
国防军摧毁了敌人KA-52和四个无人机-Kamikadze</text:span>
</text:h>
      <text:p text:style-name="P4">
作者: ['АРМІЯINFORM']</text:p>
      <text:p text:style-name="P4">
时间: 2023-05-24T21:00:00-04:00</text:p>
      <text:p text:style-name="P4">
描述: DOB的AVISAATSIA国防军在Zserdzhennya地区进行了15次罢工……特别是……与乌克兰2022年的战争，与乌克兰的最新新闻，今天与乌克兰的新闻战争，今天与乌克兰2022年的新闻战争，今天，乌克兰和俄罗斯之间的战争是否会在，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2/06/ka-52.jpg" text:style-name="Internet_20_link" text:visited-style-name="Visited_20_Internet_20_Link">
ka-52.jpg</text:a>
']</text:p>
      <text:p text:style-name="P4">
标签: ['STOPRUSSIA', 'АГРЕСІЯ РФ', 'ВІЙНА', 'ВТОРГНЕННЯ РФ', 'ВТРАТИ ВОРОГА', 'ГШ ЗСУ', 'ОПЕРАТИВНА ІНФОРМАЦІЯ', 'РАНКОВЕ ЗВЕДЕННЯ', 'ХРОНІКА ОБОРОНИ']</text:p>
      <text:p text:style-name="P4">
类别: News</text:p>
      <!--METADATA-->
      <text:p text:style-name="P4">
<draw:frame draw:style-name="fr1" draw:name="Image278" text:anchor-type="as-char" svg:width="6.9236in" svg:height="4.15416in" draw:z-index="0">
<draw:image xlink:href="../Images/AРМІЯINFORM/2023-05-24T21-00-00-04-00/ka-52.jpg" xlink:type="simple" xlink:show="embed" xlink:actuate="onLoad" draw:mime-type="image/jpeg"/>
</draw:frame>
说明性照片<text:span text:style-name="T4">
🔥俄罗斯入侵的情况</text:span>
</text:p>
      <text:p text:style-name="P4">
国防军的航空在敌人的个人人员和军事装备的集中领域中进行了15次跳动，其中3次是在防空导弹综合体上。</text:p>
      <text:p text:style-name="P4">
关于它<text:a xlink:type="simple" xlink:href="https://www.facebook.com/GeneralStaff.ua/posts/pfbid02VsPKGcJn98E6s23tkQnsGprSxu9RdWebJyZCerNNYf1e9NXhYPdPxy5bbvfisE6l" text:style-name="Internet_20_link" text:visited-style-name="Visited_20_Internet_20_Link">
报告</text:a>
乌克兰武装部队的总参谋部。</text:p>
      <text:p text:style-name="P4">
消息传出。</text:p>
      <text:p text:style-name="P4">
根据武装部队的武装力量，此外，导弹和炮兵部门持续了3个管理要点，4个武器和军事设备的4个领域，1个弹药仓库，2个处于火灾位置的炮兵部队3个更重要的目标敌人。</text:p>
      <text:p text:style-name="P4">
News Source: <text:a xlink:type="simple" xlink:href="https://armyinform.com.ua/2023/05/24/syly-oborony-znyshhyly-vorozhyj-ka-52-ta-chotyry-drony-kamikadze/" text:style-name="Internet_20_link" text:visited-style-name="Visited_20_Internet_20_Link">
https://armyinform.com.ua/2023/05/24/syly-oborony-znyshhyly-vorozhyj-ka-52-ta-chotyry-drony-kamikadze/</text:a>
</text:p>
      <!--NEWS-->
      <text:h text:style-name="P10" text:outline-level="1">
<text:span text:style-name="T4">
Yermak关于F-16的乌克兰飞行员培训的开始：大约几天，最长数周</text:span>
</text:h>
      <text:p text:style-name="P4">
作者: Ukrinform (Person)</text:p>
      <text:p text:style-name="P4">
出版商: Укринформ (Organization)</text:p>
      <text:p text:style-name="P4">
出版时间: 2023-05-24T21:01:00+03:00</text:p>
      <text:p text:style-name="P4">
修改时间: 2023-05-24T21:01:00+03:00</text:p>
      <text:p text:style-name="P4">
描述: 对乌克兰飞行员在F-16战斗机上的培训很快就会开始，最多一周。  - 乌克林。</text:p>
      <text:p text:style-name="P4">
图片: ['<text:a xlink:type="simple" xlink:href="https://static.ukrinform.com/photos/2022_11/thumb_files/630_360_1669798236-525.jpeg" text:style-name="Internet_20_link" text:visited-style-name="Visited_20_Internet_20_Link">
630_360_16697...</text:a>
']</text:p>
      <text:p text:style-name="P4">
标签: ['Винищувач', 'Єрмак', 'Війна з Росією', 'Єдині новини', 'Падготовка пілотів', 'F-16']</text:p>
      <text:p text:style-name="P4">
类型: Article</text:p>
      <!--METADATA-->
      <text:p text:style-name="P4">
<draw:frame draw:style-name="fr1" draw:name="Image279" text:anchor-type="as-char" svg:width="6.9236in" svg:height="3.956343in" draw:z-index="0">
<draw:image xlink:href="../Images/yкринформ/2023-05-24T21-01-00-03-00/630_360_1669798236-525.jpeg" xlink:type="simple" xlink:show="embed" xlink:actuate="onLoad" draw:mime-type="image/jpeg"/>
</draw:frame>
对乌克兰飞行员在F-16战斗机上的培训很快就会开始，最多一周。</text:p>
      <text:p text:style-name="P4">
总统办公室安德里·耶尔马克(Andriy Yermak)在全国电视台的国家电话“统一新闻”中说了这一点。</text:p>
      <text:p text:style-name="P4">
“关于乌克兰的飞机收到。 首先，这是培训的开始，这些锻炼将很快开始，大约几天，数周。 至于提供飞机。 第一的， <text:a xlink:type="simple" xlink:href="https://www.ukrinform.ua/tag-litak" text:style-name="Internet_20_link" text:visited-style-name="Visited_20_Internet_20_Link">
</text:a>
Yermak说：“我们将由已经宣布提供这些飞机准备就绪的合作伙伴国家向我们提供给我们，美国将加入美国。”</text:p>
      <text:p text:style-name="P4">
他补充说，沃罗迪米尔·泽伦斯基(Volodymyr Zelenskyy)总统感谢美国总统乔治比(Georgubiden)在接受F-16乌克兰的帮助。</text:p>
      <text:p text:style-name="P4">
<text:span text:style-name="T4">
另请阅读：</text:span>
 <text:a xlink:type="simple" xlink:href="https://www.ukrinform.ua/rubric-ato/3713701-trenuvanna-ukrainskih-pilotiv-vidkrivae-slah-dla-postacanna-ukraini-f16-stoltenberg.html" text:style-name="Internet_20_link" text:visited-style-name="Visited_20_Internet_20_Link">
<text:span text:style-name="T4">
飞行员</text:span>
</text:a>
“我们的总统对贝登对基辅的访问的话说，哈利恩说，他将为乌克兰竭尽所能，以获取飞机。 这确实非常感谢总统和美国国会，以及两个病房，伊比利亚的家和所有美国人，因为我们对美国人民有很大的支持。”耶尔马克说。</text:p>
      <text:p text:style-name="P4">
总统办公室的负责人还指出，反性问题的问题仍然存在于最高指挥官军方率的领域。</text:p>
      <text:p text:style-name="P4">
<text:span text:style-name="T4">
另请阅读：</text:span>
 <text:a xlink:type="simple" xlink:href="https://www.ukrinform.ua/rubric-ato/3713334-na-12-ramstajni-obgovorat-peredacu-ukraini-f16.html" text:style-name="Internet_20_link" text:visited-style-name="Visited_20_Internet_20_Link">
</text:a>
“首先，随着时间的推移(反性 - 编辑。)，让我们把问题留给柜台 - 瓦里尔人，最高指挥官的费率，我们都在等待对比，我们都尽力使它成功，但所有其他细节都将正式告知何时会到来，” yermak说。</text:p>
      <text:p text:style-name="P4">
据报道，总统沃迪米尔·泽伦斯基(Volodymyr Zelenskyy)感谢G7国家的领导人迅速为乌克兰的天空辩护。 他在七组和乌克兰的峰会的讲话中说了这一点。</text:p>
      <text:p text:style-name="P4">
_foto：op _</text:p>
      <text:p text:style-name="P4">
News Source: <text:a xlink:type="simple" xlink:href="https://www.ukrinform.ua/rubric-ato/3713733-ermak-pro-pocatok-trenuvanna-ukrainskih-pilotiv-na-f16-jdetsa-pro-dni-maksimum-tizni.html" text:style-name="Internet_20_link" text:visited-style-name="Visited_20_Internet_20_Link">
https://www.ukrinform.ua/rubric-ato/3713733-ermak-pro-pocatok-trenuvanna-ukrainskih-pilotiv-na-f16-jdetsa-pro-dni-maksimum-tizni.html</text:a>
</text:p>
      <!--NEWS-->
      <text:h text:style-name="P10" text:outline-level="1">
<text:span text:style-name="T4">
捷克共和国购买246张毛毛虫CV90步兵战车</text:span>
</text:h>
      <text:p text:style-name="P4">
作者: Ukrinform (Person)</text:p>
      <text:p text:style-name="P4">
出版商: Укринформ (Organization)</text:p>
      <text:p text:style-name="P4">
出版时间: 2023-05-24T21:09:00+03:00</text:p>
      <text:p text:style-name="P4">
修改时间: 2023-05-24T21:09:00+03:00</text:p>
      <text:p text:style-name="P4">
描述: 捷克共和国政府周三批准购买了246辆CV90步兵车辆，价值597亿卢比（超过25亿欧元）。  - 乌克林。</text:p>
      <text:p text:style-name="P4">
图片: ['<text:a xlink:type="simple" xlink:href="https://static.ukrinform.com/photos/2023_05/thumb_files/630_360_1684951140-786.jpg" text:style-name="Internet_20_link" text:visited-style-name="Visited_20_Internet_20_Link">
630_360_16849...</text:a>
']</text:p>
      <text:p text:style-name="P4">
标签: ['Чехія', 'Швеція', 'Військова техніка']</text:p>
      <text:p text:style-name="P4">
类型: Article</text:p>
      <!--METADATA-->
      <text:p text:style-name="P4">
<draw:frame draw:style-name="fr1" draw:name="Image280" text:anchor-type="as-char" svg:width="6.9236in" svg:height="3.956343in" draw:z-index="0">
<draw:image xlink:href="../Images/yкринформ/2023-05-24T21-09-00-03-00/630_360_1684951140-786.jpg" xlink:type="simple" xlink:show="embed" xlink:actuate="onLoad" draw:mime-type="image/jpeg"/>
</draw:frame>
政府共和国已于周三批准购买246次追踪的漂移C90，价值597亿kroons(超过25亿欧元).</text:p>
      <text:p text:style-name="P4">
Про це на пресконференції після засідання уряду повідомили його очільник ПетрФіала та міністерка оборони Яна Чернохова, передає Укрінформ.</text:p>
      <text:p text:style-name="P4">
«Ми сьогодні ухвалили закупівлю 246 гусеничних бойових машин піхоти CV90 за59,7 мільярда крон», - поінформував Фіала, додавши, що до проєкту виробництвабудуть залучені значною мірою чеські фірми.</text:p>
      <text:p text:style-name="P4">
Прем’єр зауважив, що за сучасних умов модернізація армії є пріоритетом, арішення щодо БМП назвав дуже важливим для майбутнього країни.</text:p>
      <text:p text:style-name="P4">
«Перший БМП може прибути у 2026 році, до 2030 року всі машини повинні бутитут», — сказала Чернохова.</text:p>
      <text:p text:style-name="P4">
Чехія закупить машини у компанії BAE Systems Hägglunds AB, Швеція. Довиробництва, за умовами угоди, будуть залучені близько трьох десятків чеськихкомпаній. Частка чеських компаній у виробництві має сягати не менше 40%вартості замовлення, але, за словами Фіали, це буде навіть більше. Чорноховадодала, що ця співпраця відкриває подальші можливості для чеських компаній.</text:p>
      <text:p text:style-name="P4">
Відповідні контракти зі шведською стороною вже підписані.</text:p>
      <text:p text:style-name="P4">
Переговори почалися ще 9 років тому, від початку планувалися закупити 210машин за 51,7 мільярда крон, однак через постійне здорожчання технікиМіноборони вирішило скористатися пропозицією закупити додатково 36 машин зпевною знижкою.</text:p>
      <text:p text:style-name="P4">
Це найбільша закупівля військового обладнання в сучасній історії <text:a xlink:type="simple" xlink:href="https://www.ukrinform.ua/tag-cehia" text:style-name="Internet_20_link" text:visited-style-name="Visited_20_Internet_20_Link">
</text:a>
以及历史上最大的国家承包商之一。</text:p>
      <text:p text:style-name="P4">
<text:span text:style-name="T4">
另请阅读：</text:span>
 <text:a xlink:type="simple" xlink:href="https://www.ukrinform.ua/rubric-ato/3713625-svejcaria-prodast-nimeccini-25-tankiv-leopard-2-ukraina-zmoze-otrimati-bilse-zbroi.html" text:style-name="Internet_20_link" text:visited-style-name="Visited_20_Internet_20_Link">
<text:span text:style-name="T4">
瑞士</text:span>
</text:a>
CV90是针对困难的条件和艰难的地形而创建的，并且已经通过了战斗。</text:p>
      <text:p text:style-name="P4">
<text:span text:style-name="T5">
foto：čtk/ŠálekVáclav</text:span>
</text:p>
      <text:p text:style-name="P4">
News Source: <text:a xlink:type="simple" xlink:href="https://www.ukrinform.ua/rubric-world/3713734-cehia-kupue-246-gusenicnih-bojovih-masin-pihoti-cv90.html" text:style-name="Internet_20_link" text:visited-style-name="Visited_20_Internet_20_Link">
https://www.ukrinform.ua/rubric-world/3713734-cehia-kupue-246-gusenicnih-bojovih-masin-pihoti-cv90.html</text:a>
</text:p>
      <!--NEWS-->
      <text:h text:style-name="P10" text:outline-level="1">
<text:span text:style-name="T4">
俄亥俄州的乌克兰：没有现代战斗机空气盾牌将是有缺陷的</text:span>
</text:h>
      <text:p text:style-name="P4">
作者: Ukrinform (Person)</text:p>
      <text:p text:style-name="P4">
出版商: Укринформ (Organization)</text:p>
      <text:p text:style-name="P4">
出版时间: 2023-05-24T21:11:00+03:00</text:p>
      <text:p text:style-name="P4">
修改时间: 2023-05-24T21:11:00+03:00</text:p>
      <text:p text:style-name="P4">
描述: 为乌克兰提供可靠的防空系统有助于保护民事和战略基础设施免受俄罗斯导弹袭击的影响，但是需要现代战斗机来完成全面的空气盾牌。  - 乌克林。</text:p>
      <text:p text:style-name="P4">
图片: ['<text:a xlink:type="simple" xlink:href="https://static.ukrinform.com/photos/2019_07/thumb_files/630_360_1562480147-217.jpg" text:style-name="Internet_20_link" text:visited-style-name="Visited_20_Internet_20_Link">
630_360_15624...</text:a>
']</text:p>
      <text:p text:style-name="P4">
标签: ['ОБСЄ', 'Україна', 'Винищувач', 'Війна з Росією']</text:p>
      <text:p text:style-name="P4">
类型: Article</text:p>
      <!--METADATA-->
      <text:p text:style-name="P4">
<draw:frame draw:style-name="fr1" draw:name="Image281" text:anchor-type="as-char" svg:width="6.9236in" svg:height="3.956343in" draw:z-index="0">
<draw:image xlink:href="../Images/yкринформ/2023-05-24T21-11-00-03-00/630_360_1562480147-217.jpg" xlink:type="simple" xlink:show="embed" xlink:actuate="onLoad" draw:mime-type="image/jpeg"/>
</draw:frame>
提供可靠的防空系统有助于保护平民和战略基础设施免受俄罗斯火箭袭击的侵害，但需要现代战斗机来完成全面的空气盾牌。</text:p>
      <text:p text:style-name="P4">
乌克兰代表通讯员表示，乌克兰副代表在维也纳Nataliakostenko的国际组织中表示，这在周三在奥地利首都的OSCE安全合作论坛会议上表示了这一点。</text:p>
      <text:p text:style-name="P4">
“向乌克兰提供可靠的防空系统有助于保护平民和战略基础设施免受俄罗斯火箭袭击的侵害，以及乌克兰的生活，并深深地感谢伴侣已经提供帮助，并决定培训我们在现代[] []的飞行员培训我们的飞行员<text:a xlink:type="simple" xlink:href="https://www.ukrinform.ua/tag-litak" text:style-name="Internet_20_link" text:visited-style-name="Visited_20_Internet_20_Link">
</text:a>
。 没有现代飞机，乌克兰空气盾无法完成。 他们在乌克兰的天空中的出现是一个历史时刻。”她说。</text:p>
      <text:p text:style-name="P4">
科斯滕科强调，俄罗斯联邦“被剥夺了对乌克兰犯罪犯罪的工具”，“侵略者国家永远不会对任何其他国家使用武力”。</text:p>
      <text:p text:style-name="P4">
“在这种情况下，我们认为，预防安全的原则对于约束和防止对乌米布姆的侵略行为至关重要。</text:p>
      <text:p text:style-name="P4">
<text:span text:style-name="T4">
另请阅读：</text:span>
 <text:a xlink:type="simple" xlink:href="https://www.ukrinform.ua/rubric-polytics/3712655-stefancuk-zaklikav-sveciu-peredati-ukraini-vinisuvaci-gripen.html" text:style-name="Internet_20_link" text:visited-style-name="Visited_20_Internet_20_Link">
<text:span text:style-name="T4">
战士</text:span>
</text:a>
她强调，战争是在乌克兰土地上进行的，正是乌克兰人有权独立，领土完整，安全和成功的未来。 Donalakostenko Donalakostenko，任何和平倡议和谈判都应基于乌克兰提出的和平的和平态度。我们希望其实施的细节将在全球和平峰会上讨论。”</text:p>
      <text:p text:style-name="P4">
如报道<text:a xlink:type="simple" xlink:href="https://www.ukrinform.ua/rubric-ato/3712798-derzdep-zabezpecenna-ukraini-f16-e-prioritetom-dla-ssa.html" text:style-name="Internet_20_link" text:visited-style-name="Visited_20_Internet_20_Link">
</text:a>
，美国是为乌克兰提供F-16飞机的优先任务，这开始对与盟友和合作伙伴的互动感兴趣。</text:p>
      <text:p text:style-name="P4">
News Source: <text:a xlink:type="simple" xlink:href="https://www.ukrinform.ua/rubric-ato/3713735-ukraina-v-obse-bez-sucasnih-vinisuvaciv-povitranij-sit-bude-nepovnocinnim.html" text:style-name="Internet_20_link" text:visited-style-name="Visited_20_Internet_20_Link">
https://www.ukrinform.ua/rubric-ato/3713735-ukraina-v-obse-bez-sucasnih-vinisuvaciv-povitranij-sit-bude-nepovnocinnim.html</text:a>
</text:p>
      <!--NEWS-->
      <text:h text:style-name="P10" text:outline-level="1">
<text:span text:style-name="T4">
纽约展示了一部关于俄罗斯联邦对乌克兰的头几个月的电影</text:span>
</text:h>
      <text:p text:style-name="P4">
作者: Ukrinform (Person)</text:p>
      <text:p text:style-name="P4">
出版商: Укринформ (Organization)</text:p>
      <text:p text:style-name="P4">
出版时间: 2023-05-24T21:19:00+03:00</text:p>
      <text:p text:style-name="P4">
修改时间: 2023-05-24T21:19:00+03:00</text:p>
      <text:p text:style-name="P4">
描述: 纽约展示了一部乌克兰纪录片，讲述了志愿者在俄罗斯对英雄地区乌克兰的全面战争的头几个月中拯救了人们的。  - 乌克林。</text:p>
      <text:p text:style-name="P4">
图片: ['<text:a xlink:type="simple" xlink:href="https://static.ukrinform.com/photos/2023_05/thumb_files/630_360_1684951846-289.jpg" text:style-name="Internet_20_link" text:visited-style-name="Visited_20_Internet_20_Link">
630_360_16849...</text:a>
', '<text:a xlink:type="simple" xlink:href="https://static.ukrinform.com/photos/2023_05/1684951846-739.jpg" text:style-name="Internet_20_link" text:visited-style-name="Visited_20_Internet_20_Link">
1684951846-73...</text:a>
']</text:p>
      <text:p text:style-name="P4">
标签: ['Нью-Йорк', 'США', 'Україна', 'Документальне кіно', 'Війна з Росією']</text:p>
      <text:p text:style-name="P4">
类型: Article</text:p>
      <!--METADATA-->
      <text:p text:style-name="P4">
<draw:frame draw:style-name="fr1" draw:name="Image282" text:anchor-type="as-char" svg:width="6.9236in" svg:height="3.956343in" draw:z-index="0">
<draw:image xlink:href="../Images/yкринформ/2023-05-24T21-19-00-03-00/630_360_1684951846-289.jpg" xlink:type="simple" xlink:show="embed" xlink:actuate="onLoad" draw:mime-type="image/jpeg"/>
</draw:frame>
纽约展示了一部乌克兰的纪录片，讲述了志愿者在全面的俄罗斯对英雄地区乌克兰战争的头几个月中拯救了人们的纪录片。</text:p>
      <text:p text:style-name="P4">
根据纽约的乌克林福音通讯员的说法，这部电影在李·斯特拉斯伯格(Lee Strasberg)的剧院和电影院电影室中展示了这部电影。</text:p>
      <text:p text:style-name="P4">
<draw:frame draw:style-name="fr1" draw:name="Image283" text:anchor-type="as-char" svg:width="6.9236in" svg:height="5.1927in" draw:z-index="0">
<draw:image xlink:href="../Images/yкринформ/2023-05-24T21-19-00-03-00/1684951846-739.jpg" xlink:type="simple" xlink:show="embed" xlink:actuate="onLoad" draw:mime-type="image/jpeg"/>
</draw:frame>
正如作者和制片人在视频中解释的那样。(https://www.ukrinform.ua/tag-kino)Alexei Komarovsky，“英雄地区”是对真实事件的首次大规模重建，乌克兰人参加了数千年的占领 - 在占领的地狱中 - 在Bucha，Vorzel，Vorzel，Vorzel，Gostomel，Irpen，Irpen和其他地方和其他地方和村庄。”</text:p>
      <text:p text:style-name="P4">
录音带包括几集，这些活动本身的参与者本身：从敌人炮击中出口居民的男人，两个兽医，扼杀他们在受伤的人中的生活，一个15岁的少年，在他的dronoda的帮助下，被增强了由乌克兰捍卫者。撤离残疾人。</text:p>
      <text:p text:style-name="P4">
<text:span text:style-name="T4">
另请阅读：</text:span>
 <text:a xlink:type="simple" xlink:href="https://www.ukrinform.ua/rubric-crimea/3712802-u-kievi-proveli-blagodijnij-pokaz-filmu-pro-deportaciu-krimskih-tatar.html" text:style-name="Internet_20_link" text:visited-style-name="Visited_20_Internet_20_Link">
<text:span text:style-name="T4">
电影</text:span>
</text:a>
“我们在由最著名的乡下人李·斯特拉斯伯格(Lee Strasberg)创立的研究所中展示一部乌克兰电影是非常象征的。他们更加意识到的一个英雄国家。</text:p>
      <text:p text:style-name="P4">
制片人说，电影《英雄区》正在进行世界巡回演出。 它在以色列，葡萄牙，波兰，波罗的海，土耳其，德国，印度，英国，突尼斯，瑞典和其他国家进行了翻新。</text:p>
      <text:p text:style-name="P4">
<text:span text:style-name="T4">
另请阅读：</text:span>
 <text:a xlink:type="simple" xlink:href="https://www.ukrinform.ua/rubric-culture/3711990-u-kievi-pokazali-vistavu-azovstal-golosi.html" text:style-name="Internet_20_link" text:visited-style-name="Visited_20_Internet_20_Link">
<text:span text:style-name="T4">
 azovstal </text:span>
</text:a>
科马罗夫斯基还指出，磁带正准备参加几个khinofestivals。</text:p>
      <text:p text:style-name="P4">
这部电影是由乌克兰Ideafilms电影公司与基沃夫合作制作的，并在乌克兰的德尔茨基诺(Derzhkino)的协助下。 电影导演是亚瑟·莱尔曼(Arthur Lerman)。 它于2022年11月授予。</text:p>
      <text:p text:style-name="P4">
News Source: <text:a xlink:type="simple" xlink:href="https://www.ukrinform.ua/rubric-society/3713739-u-nujorku-pokazali-film-pro-persi-misaci-povnomasstabnoi-vijni-rf-proti-ukraini.html" text:style-name="Internet_20_link" text:visited-style-name="Visited_20_Internet_20_Link">
https://www.ukrinform.ua/rubric-society/3713739-u-nujorku-pokazali-film-pro-persi-misaci-povnomasstabnoi-vijni-rf-proti-ukraini.html</text:a>
</text:p>
      <!--NEWS-->
      <text:h text:style-name="P10" text:outline-level="1">
<text:span text:style-name="T4">
梅塔（Meta）在公司中度过了最后的解雇阶段</text:span>
</text:h>
      <text:p text:style-name="P4">
作者: Ukrinform (Person)</text:p>
      <text:p text:style-name="P4">
出版商: Укринформ (Organization)</text:p>
      <text:p text:style-name="P4">
出版时间: 2023-05-24T21:24:00+03:00</text:p>
      <text:p text:style-name="P4">
修改时间: 2023-05-24T21:24:00+03:00</text:p>
      <text:p text:style-name="P4">
描述: 梅塔（Meta）周三是减少员工的三个阶段中的最后一个。  - 乌克林。</text:p>
      <text:p text:style-name="P4">
图片: ['<text:a xlink:type="simple" xlink:href="https://static.ukrinform.com/photos/2021_10/thumb_files/630_360_1635502952-351.jpg" text:style-name="Internet_20_link" text:visited-style-name="Visited_20_Internet_20_Link">
630_360_16355...</text:a>
']</text:p>
      <text:p text:style-name="P4">
标签: ['Скорочення', 'Звільнення', 'Соцмережі', 'Meta']</text:p>
      <text:p text:style-name="P4">
类型: Article</text:p>
      <!--METADATA-->
      <text:p text:style-name="P4">
<draw:frame draw:style-name="fr1" draw:name="Image284" text:anchor-type="as-char" svg:width="6.9236in" svg:height="3.956343in" draw:z-index="0">
<draw:image xlink:href="../Images/yкринформ/2023-05-24T21-24-00-03-00/630_360_1635502952-351.jpg" xlink:type="simple" xlink:show="embed" xlink:actuate="onLoad" draw:mime-type="image/jpeg"/>
</draw:frame>
MMTA在星期三减少了三个阶段的最后一个阶段。</text:p>
      <text:p text:style-name="P4">
正如乌克林福姆报道的那样，它报告了<text:a xlink:type="simple" xlink:href="https://www.reuters.com/technology/facebook-owner-meta-starts-final-round-layoffs-2023-05-24/" text:style-name="Internet_20_link" text:visited-style-name="Visited_20_Internet_20_Link">
</text:a>
。</text:p>
      <text:p text:style-name="P4">
在今年年初，梅塔成为第一轮群众的第一家主要技术公司<text:a xlink:type="simple" xlink:href="https://www.ukrinform.ua/tag-zvilnenna" text:style-name="Internet_20_link" text:visited-style-name="Visited_20_Internet_20_Link">
</text:a>
.</text:p>
      <text:p text:style-name="P4">
«Кілька співробітників, які працюють у таких командах як маркетинг, рекрутинг,інженерія та корпоративні комунікації, звернулися до LinkedIn (搜索工作的平台。)周三，宣布您的释放。”消息说。</text:p>
      <text:p text:style-name="P4">
3月，马克·扎克伯格(Mark Zuckerberg)的执行董事表示，第二轮中该公司解雇的主要方式将在三个阶段举行几个月，应大部分于5月完成。 他补充说，宫缩可能仍然有一些较小的步骤。</text:p>
      <text:p text:style-name="P4">
通常，减少主要涉及非工程职位，从而加强了在元中写作代码的职位。</text:p>
      <text:p text:style-name="P4">
扎克伯格说，在四月的缩写期间，约有4,000名员工被解雇了。</text:p>
      <text:p text:style-name="P4">
<text:span text:style-name="T4">
另请阅读：</text:span>
 <text:a xlink:type="simple" xlink:href="https://www.ukrinform.ua/rubric-technology/3712598-regulator-es-ostrafuvav-meta-na-rekordni-12-milarda.html" text:style-name="Internet_20_link" text:visited-style-name="Visited_20_Internet_20_Link">
<text:span text:style-name="T4">
 meta </text:span>
</text:a>
梅塔(Meta)报告说，最新的减少可能会受到都柏林国际总部约490名员工的影响，这是该公司在爱尔兰劳动力的20％。</text:p>
      <text:p text:style-name="P4">
如报道<text:a xlink:type="simple" xlink:href="https://www.ukrinform.ua/rubric-technology/3610755-meta-zvilnae-ponad-11-tisac-pracivnikiv-cukerberg.html" text:style-name="Internet_20_link" text:visited-style-name="Visited_20_Internet_20_Link">
</text:a>
，在2022年10月，Meta在大规模缩写中释放了11,000多名员工。</text:p>
      <text:p text:style-name="P4">
News Source: <text:a xlink:type="simple" xlink:href="https://www.ukrinform.ua/rubric-technology/3713740-meta-provela-ostannij-etap-zvilnen-u-kompanii.html" text:style-name="Internet_20_link" text:visited-style-name="Visited_20_Internet_20_Link">
https://www.ukrinform.ua/rubric-technology/3713740-meta-provela-ostannij-etap-zvilnen-u-kompanii.html</text:a>
</text:p>
      <!--NEWS-->
      <text:h text:style-name="P10" text:outline-level="1">
<text:span text:style-name="T4">
ARMA计划今年将14亿个预算转移到预算</text:span>
</text:h>
      <text:p text:style-name="P4">
作者: Ukrinform (Person)</text:p>
      <text:p text:style-name="P4">
出版商: Укринформ (Organization)</text:p>
      <text:p text:style-name="P4">
出版时间: 2023-05-24T21:30:53+03:00</text:p>
      <text:p text:style-name="P4">
修改时间: 2023-05-24T21:30:53+03:00</text:p>
      <text:p text:style-name="P4">
描述: 国家资产检测，调查和管理机构（ARMA）预测，截至2023年，UAH将转移到州预算。  - 乌克林。</text:p>
      <text:p text:style-name="P4">
图片: ['<text:a xlink:type="simple" xlink:href="https://static.ukrinform.com/photos/2022_08/thumb_files/630_360_1660553796-610.jpg" text:style-name="Internet_20_link" text:visited-style-name="Visited_20_Internet_20_Link">
630_360_16605...</text:a>
']</text:p>
      <text:p text:style-name="P4">
标签: ['Бюджет', 'Гроші', 'АРМА']</text:p>
      <text:p text:style-name="P4">
类型: Article</text:p>
      <!--METADATA-->
      <text:p text:style-name="P4">
<draw:frame draw:style-name="fr1" draw:name="Image285" text:anchor-type="as-char" svg:width="6.9236in" svg:height="3.956343in" draw:z-index="0">
<draw:image xlink:href="../Images/yкринформ/2023-05-24T21-30-53-03-00/630_360_1660553796-610.jpg" xlink:type="simple" xlink:show="embed" xlink:actuate="onLoad" draw:mime-type="image/jpeg"/>
</draw:frame>
国家检测，调查和资产管理机构(Arma)它预测，截至2023年，UAH将转移到州预算中。</text:p>
      <text:p text:style-name="P4">
这是在“战争期间被捕资产管理的紧迫：分析，预测，创新”中。 在。 该机构搜索塔梅纳资产的负责人(Arma)Dmitry Zhoravovich，报告通讯图。</text:p>
      <text:p text:style-name="P4">
“我们找到了经理并结束管理合同，同时指的是分支机构的国家规模的公司和公司。在其经济活动中成功使用逮捕资产的情况下，选定的经理向国家支付了大量的收入<text:a xlink:type="simple" xlink:href="https://www.ukrinform.ua/tag-budzet" text:style-name="Internet_20_link" text:visited-style-name="Visited_20_Internet_20_Link">
</text:a>
”， -  Zhoravovich说。</text:p>
      <text:p text:style-name="P4">
据他说，根据经理提供的计划，预算总收入为每月1.17亿UAH。</text:p>
      <text:p text:style-name="P4">
<text:span text:style-name="T4">
另请阅读：</text:span>
 <text:a xlink:type="simple" xlink:href="https://www.ukrinform.ua/rubric-economy/3710537-arma-pererahuvala-derzavi-majze-90-miljoniv-aki-nalezali-rosijskomu-oligarhu.html" text:style-name="Internet_20_link" text:visited-style-name="Visited_20_Internet_20_Link">
<text:span text:style-name="T4">
 arma </text:span>
</text:a>
Arma负责人补充说：“因此，在年度维度中，我们的预期收入为UAH 14亿。”</text:p>
      <text:p text:style-name="P4">
他指出，这笔款项将能够在逮捕的稳定条件下转移，在市场上是一个有利的情况以及没有其他因素的额外风险。</text:p>
      <text:p text:style-name="P4">
据乌克林福姆报道，ARMA在2022年将12亿纳入州预算。</text:p>
      <text:p text:style-name="P4">
<text:span text:style-name="T5">
foto：24TV.UA</text:span>
</text:p>
      <text:p text:style-name="P4">
News Source: <text:a xlink:type="simple" xlink:href="https://www.ukrinform.ua/rubric-economy/3713742-arma-planue-cogoric-pererahuvati-do-budzetu-14-milarda.html" text:style-name="Internet_20_link" text:visited-style-name="Visited_20_Internet_20_Link">
https://www.ukrinform.ua/rubric-economy/3713742-arma-planue-cogoric-pererahuvati-do-budzetu-14-milarda.html</text:a>
</text:p>
      <!--NEWS-->
      <text:h text:style-name="P10" text:outline-level="1">
<text:span text:style-name="T4">
乌克兰人已经在2023乒乓球上完成了演讲</text:span>
</text:h>
      <text:p text:style-name="P4">
作者: Ukrinform (Person)</text:p>
      <text:p text:style-name="P4">
出版商: Укринформ (Organization)</text:p>
      <text:p text:style-name="P4">
出版时间: 2023-05-24T21:31:56+03:00</text:p>
      <text:p text:style-name="P4">
修改时间: 2023-05-24T21:31:56+03:00</text:p>
      <text:p text:style-name="P4">
描述: 德班（南非）是乒乓球锦标赛。  - 乌克林。</text:p>
      <text:p text:style-name="P4">
图片: ['<text:a xlink:type="simple" xlink:href="https://static.ukrinform.com/photos/2023_05/thumb_files/630_360_1684953031-855.jpg" text:style-name="Internet_20_link" text:visited-style-name="Visited_20_Internet_20_Link">
630_360_16849...</text:a>
']</text:p>
      <text:p text:style-name="P4">
标签: ['Чемпіонат світу', 'настільний теніс']</text:p>
      <text:p text:style-name="P4">
类型: Article</text:p>
      <!--METADATA-->
      <text:p text:style-name="P4">
<draw:frame draw:style-name="fr1" draw:name="Image286" text:anchor-type="as-char" svg:width="6.9236in" svg:height="3.956343in" draw:z-index="0">
<draw:image xlink:href="../Images/yкринформ/2023-05-24T21-31-56-03-00/630_360_1684953031-855.jpg" xlink:type="simple" xlink:show="embed" xlink:actuate="onLoad" draw:mime-type="image/jpeg"/>
</draw:frame>
在德班(夫妻)乒乓球锦标赛仍在继续。</text:p>
      <text:p text:style-name="P4">
报道说，乌克兰运动员已提前完成了表现。</text:p>
      <text:p text:style-name="P4">
安娜·加波诺娃(Anna Gaponova)表现出了最佳成绩，进入了1/16的决赛。 Solomiabraiko和Margarita Pesotskaya在1/32决赛中停止战斗。</text:p>
      <text:p text:style-name="P4">
Yaroslav Zhmudenko和Yevgeny Prishchepa，以及Anton Lemonov和Solomiya Brother的微笑类别，在第一个比赛之后，球拍被嘲笑。</text:p>
      <text:p text:style-name="P4">
<text:span text:style-name="T4">
另请阅读：</text:span>
 <text:a xlink:type="simple" xlink:href="https://www.ukrinform.ua/rubric-sports/3713457-cetvero-ukrainok-potrapili-do-zaavki-osnovnoi-sitki-vimbldonskogo-turniru.html" text:style-name="Internet_20_link" text:visited-style-name="Visited_20_Internet_20_Link">
</text:a>
CS-2023乒乓球将于5月28日结束。</text:p>
      <text:p text:style-name="P4">
在照片中：Anna Gaponova(盖蒂图像/全球图像乌克兰).</text:p>
      <text:p text:style-name="P4">
News Source: <text:a xlink:type="simple" xlink:href="https://www.ukrinform.ua/rubric-sports/3713743-ukrainci-dostrokovo-zaversili-vistup-na-cs2023-z-nastilnogo-tenisu.html" text:style-name="Internet_20_link" text:visited-style-name="Visited_20_Internet_20_Link">
https://www.ukrinform.ua/rubric-sports/3713743-ukrainci-dostrokovo-zaversili-vistup-na-cs2023-z-nastilnogo-tenisu.html</text:a>
</text:p>
      <!--NEWS-->
      <text:h text:style-name="P10" text:outline-level="1">
<text:span text:style-name="T4">
Dovzhenko的电影制片厂盗窃资金的案件被送往法庭</text:span>
</text:h>
      <text:p text:style-name="P4">
作者: Ukrinform (Person)</text:p>
      <text:p text:style-name="P4">
出版商: Укринформ (Organization)</text:p>
      <text:p text:style-name="P4">
出版时间: 2023-05-24T21:39:24+03:00</text:p>
      <text:p text:style-name="P4">
修改时间: 2023-05-24T21:39:24+03:00</text:p>
      <text:p text:style-name="P4">
描述: 执法人员向Alexander Dovzhenko National Film Film Studio的国家电影制片厂购买设备的盗窃案已盗窃超过440万个盗窃案。  - 乌克林。</text:p>
      <text:p text:style-name="P4">
图片: ['<text:a xlink:type="simple" xlink:href="https://static.ukrinform.com/photos/2022_10/thumb_files/630_360_1664791948-678.jpg" text:style-name="Internet_20_link" text:visited-style-name="Visited_20_Internet_20_Link">
630_360_16647...</text:a>
']</text:p>
      <text:p text:style-name="P4">
标签: ['НАБУ', 'Суд', 'Корупція', 'Кіностудія Довженка']</text:p>
      <text:p text:style-name="P4">
类型: Article</text:p>
      <!--METADATA-->
      <text:p text:style-name="P4">
<draw:frame draw:style-name="fr1" draw:name="Image287" text:anchor-type="as-char" svg:width="6.9236in" svg:height="3.956343in" draw:z-index="0">
<draw:image xlink:href="../Images/yкринформ/2023-05-24T21-39-24-03-00/630_360_1664791948-678.jpg" xlink:type="simple" xlink:show="embed" xlink:actuate="onLoad" draw:mime-type="image/jpeg"/>
</draw:frame>
执法人员向法院发出案件，盗窃超过440万的盗窃案，分配了为亚历山大·多尔文科(Alexander Dovzhenko)的国家艺术电影制片厂购买设备。</text:p>
      <text:p text:style-name="P4">
据报道<text:a xlink:type="simple" xlink:href="https://nabu.gov.ua/news/spravu-shchodo-makh-natc-i-pri-zakup-vl-obladnannia-dlia-k-nostud-dovzhenka-skerovano-do-sudu/" text:style-name="Internet_20_link" text:visited-style-name="Visited_20_Internet_20_Link">
</text:a>
，报道乌克林福姆。</text:p>
      <text:p text:style-name="P4">
电影制片厂的前首席工程师和一家私人公司的总经理被指控案件。</text:p>
      <text:p text:style-name="P4">
两个人的行动均根据《艺术》第5部分符合资格。 191(挪用，财产分解或通过滥用办公室治愈)乌克兰的刑法。 该公司公司的专家还负责艺术的第1部分。 209(合法化(洗钱)犯罪获得的财产)CCU。</text:p>
      <text:p text:style-name="P4">
随着调查的建立，2018年11月，电影制片厂宣布购买电视和视觉设备。</text:p>
      <text:p text:style-name="P4">
根据初步协议，该公司赢得了公司的赢得。 Doustature得出的合同未提供<text:a xlink:type="simple" xlink:href="https://www.ukrinform.ua/tag-sankcii" text:style-name="Internet_20_link" text:visited-style-name="Visited_20_Internet_20_Link">
</text:a>
违反设备供应条款。</text:p>
      <text:p text:style-name="P4">
根据竞标条件，电影制片厂的设备将在2018年底之前放置，这从未发生过。 取而代之的是，援助的前首席工程师是另一个援助，因此，国家拥有的企业向一家私人公司支付了一家未收到的设备。</text:p>
      <text:p text:style-name="P4">
<text:span text:style-name="T4">
另请阅读：</text:span>
 <text:a xlink:type="simple" xlink:href="https://www.ukrinform.ua/rubric-kyiv/3667259-rozkradanna-na-budivnictvi-podilskogo-mostu-slidstvu-vdalosa-povernuti-15-miljona.html" text:style-name="Internet_20_link" text:visited-style-name="Visited_20_Internet_20_Link">
</text:a>
实际的供应仅在2019年4月，但并非全部。 潜望和付费设备的成本高于UAH 440万。 这些资金的扣押被指控犯有被告。</text:p>
      <text:p text:style-name="P4">
正如乌克林福姆(Ukrinform)报道的那样，涉嫌欺诈行为对Kiento Studia Dovzhenko的购买被宣布，于2022年秋天宣布。 2023年3月，执法人员宣布<text:a xlink:type="simple" xlink:href="https://www.ukrinform.ua/rubric-culture/3682805-nabu-i-sap-zaversili-rozsliduvanna-sodo-rozkradanna-44-miljona-dla-kinostudii-dovzenka.html" text:style-name="Internet_20_link" text:visited-style-name="Visited_20_Internet_20_Link">
</text:a>
 .</text:p>
      <text:p text:style-name="P4">
News Source: <text:a xlink:type="simple" xlink:href="https://www.ukrinform.ua/rubric-culture/3713745-spravu-pro-rozkradanna-kostiv-na-kinostudii-dovzenka-skeruvali-do-sudu.html" text:style-name="Internet_20_link" text:visited-style-name="Visited_20_Internet_20_Link">
https://www.ukrinform.ua/rubric-culture/3713745-spravu-pro-rozkradanna-kostiv-na-kinostudii-dovzenka-skeruvali-do-sudu.html</text:a>
</text:p>
      <!--NEWS-->
      <text:h text:style-name="P10" text:outline-level="1">
<text:span text:style-name="T4">
挪威将帮助教乌克兰飞行员管理F-16</text:span>
</text:h>
      <text:p text:style-name="P4">
作者: Ukrinform (Person)</text:p>
      <text:p text:style-name="P4">
出版商: Укринформ (Organization)</text:p>
      <text:p text:style-name="P4">
出版时间: 2023-05-24T21:43:00+03:00</text:p>
      <text:p text:style-name="P4">
修改时间: 2023-05-24T21:43:00+03:00</text:p>
      <text:p text:style-name="P4">
描述: 挪威国防部长比约恩·阿尔德·格拉姆（Bjorn Arlde Gram）说，挪威将支持乌克兰飞行员为管理F-16战斗人员的管理准备。  - 乌克林。</text:p>
      <text:p text:style-name="P4">
图片: ['<text:a xlink:type="simple" xlink:href="https://static.ukrinform.com/photos/2023_05/thumb_files/630_360_1684923545-673.jpg" text:style-name="Internet_20_link" text:visited-style-name="Visited_20_Internet_20_Link">
630_360_16849...</text:a>
']</text:p>
      <text:p text:style-name="P4">
标签: ['Норвегія', 'Україна', 'Винищувач', 'Падготовка пілотів', 'F-16']</text:p>
      <text:p text:style-name="P4">
类型: Article</text:p>
      <!--METADATA-->
      <text:p text:style-name="P4">
<draw:frame draw:style-name="fr1" draw:name="Image288" text:anchor-type="as-char" svg:width="6.9236in" svg:height="3.956343in" draw:z-index="0">
<draw:image xlink:href="../Images/yкринформ/2023-05-24T21-43-00-03-00/630_360_1684923545-673.jpg" xlink:type="simple" xlink:show="embed" xlink:actuate="onLoad" draw:mime-type="image/jpeg"/>
</draw:frame>
挪威国防部长阿尔德·格拉姆(Bjorn Arlde Gram)周三表示，挪威将支持乌克兰飞行员为管理公司的管理准备。</text:p>
      <text:p text:style-name="P4">
正如乌克林福姆报道的那样，它报告了<text:a xlink:type="simple" xlink:href="https://www.reuters.com/world/europe/norway-says-it-will-help-train-ukrainian-pilots-f-16-jets-2023-05-24/" text:style-name="Internet_20_link" text:visited-style-name="Visited_20_Internet_20_Link">
</text:a>
关于NRK。</text:p>
      <text:p text:style-name="P4">
“政府支持这项倡议(乌克兰的飞行员培训 - 编辑。)他认为挪威如何与盟友和合作伙伴贡献。”格拉姆说。</text:p>
      <text:p text:style-name="P4">
但是，挪威政府尚未决定是否将任何飞机传输给乌克兰。</text:p>
      <text:p text:style-name="P4">
<text:span text:style-name="T4">
另请阅读：</text:span>
 <text:a xlink:type="simple" xlink:href="https://www.ukrinform.ua/rubric-ato/3713733-ermak-pro-pocatok-trenuvanna-ukrainskih-pilotiv-na-f16-jdetsa-pro-dni-maksimum-tizni.html" text:style-name="Internet_20_link" text:visited-style-name="Visited_20_Internet_20_Link">
<text:span text:style-name="T4">
 ermak </text:span>
</text:a>
正如乌克林福姆报道的<text:a xlink:type="simple" xlink:href="https://www.ukrinform.ua/rubric-ato/3713040-portugalia-proponue-navcanna-ukrainskih-pilotiv-na-vinisuvacah-f16.html" text:style-name="Internet_20_link" text:visited-style-name="Visited_20_Internet_20_Link">
</text:a>
外交事务部长Joau Homeshkravignino周二说，F-16战斗机，但目前不能是飞机。 丹麦还表示准备教乌克兰飞行员驾驶F-16战斗机。</text:p>
      <text:p text:style-name="P4">
<text:span text:style-name="T4">
另请阅读：</text:span>
 <text:a xlink:type="simple" xlink:href="https://www.ukrinform.ua/rubric-ato/3713701-trenuvanna-ukrainskih-pilotiv-vidkrivae-slah-dla-postacanna-ukraini-f16-stoltenberg.html" text:style-name="Internet_20_link" text:visited-style-name="Visited_20_Internet_20_Link">
<text:span text:style-name="T4">
 Stoltenberg </text:span>
</text:a>
意大利目前正在考虑与盟国教授乌克兰飞行员有关军事的可能性<text:a xlink:type="simple" xlink:href="https://www.ukrinform.ua/tag-litak" text:style-name="Internet_20_link" text:visited-style-name="Visited_20_Internet_20_Link">
</text:a>
西方样品。  <text:span text:style-name="T5">
照片：盖蒂图像</text:span>
</text:p>
      <text:p text:style-name="P4">
News Source: <text:a xlink:type="simple" xlink:href="https://www.ukrinform.ua/rubric-ato/3713746-norvegia-dopomoze-navcati-ukrainskih-pilotiv-keruvati-f16.html" text:style-name="Internet_20_link" text:visited-style-name="Visited_20_Internet_20_Link">
https://www.ukrinform.ua/rubric-ato/3713746-norvegia-dopomoze-navcati-ukrainskih-pilotiv-keruvati-f16.html</text:a>
</text:p>
      <!--NEWS-->
      <text:h text:style-name="P10" text:outline-level="1">
<text:span text:style-name="T4">
美国协助必须遵守美国法律和要求 - 国务院</text:span>
</text:h>
      <text:p text:style-name="P4">
作者: Ukrinform (Person)</text:p>
      <text:p text:style-name="P4">
出版商: Укринформ (Organization)</text:p>
      <text:p text:style-name="P4">
出版时间: 2023-05-24T21:57:02+03:00</text:p>
      <text:p text:style-name="P4">
修改时间: 2023-05-24T21:57:02+03:00</text:p>
      <text:p text:style-name="P4">
描述: 华盛顿官方坚持根据美国的适用法律和要求使用美国援助，并将继续持续传达乌克兰方面，这不会鼓励在俄罗斯领土上袭击。  - 乌克林。</text:p>
      <text:p text:style-name="P4">
图片: ['<text:a xlink:type="simple" xlink:href="https://static.ukrinform.com/photos/2018_02/thumb_files/630_360_1517552325-3537.jpg" text:style-name="Internet_20_link" text:visited-style-name="Visited_20_Internet_20_Link">
630_360_15175...</text:a>
']</text:p>
      <text:p text:style-name="P4">
标签: ['США', 'Зброя', 'Держдеп', 'Війна з Росією', 'Бєлгородська область']</text:p>
      <text:p text:style-name="P4">
类型: Article</text:p>
      <!--METADATA-->
      <text:p text:style-name="P4">
<draw:frame draw:style-name="fr1" draw:name="Image289" text:anchor-type="as-char" svg:width="6.9236in" svg:height="3.956343in" draw:z-index="0">
<draw:image xlink:href="../Images/yкринформ/2023-05-24T21-57-02-03-00/630_360_1517552325-3537.jpg" xlink:type="simple" xlink:show="embed" xlink:actuate="onLoad" draw:mime-type="image/jpeg"/>
</draw:frame>
官方瓦辛顿(Vashington)坚持按照美国的法律和要求来使用美国援助，并将继续传达乌克兰页面，这不会鼓励在俄罗斯领土上发动袭击。</text:p>
      <text:p text:style-name="P4">
这是在周三在华盛顿举行的一份发言人在美国部门Matthyumiller的简报中指出的。</text:p>
      <text:p text:style-name="P4">
“我们将继续为他们提供帮助(乌克兰 - 编辑。)遵守美国所有法律和其他当前要求。 我们继续向乌克兰人制定非常明确的政策，这是我们没有执行，也没有为乌克兰以外的袭击提供机会。”国务院代表说。</text:p>
      <text:p text:style-name="P4">
他还指出，乌克兰政府表现出严重的态度，以提及保存所提供的武器。 “这是[]之间的对话的主题(https://www.ukrinform.ua/tag-ssa)乌克兰正处于冲突之前，我们已经开始为他们提供保护所需的帮助。”米勒说。</text:p>
      <text:p text:style-name="P4">
<text:span text:style-name="T4">
另请阅读：</text:span>
 <text:a xlink:type="simple" xlink:href="https://www.ukrinform.ua/rubric-world/3713317-ssa-skepticno-stavlatsa-do-pravdivosti-zobrazen-iz-nacebto-zahidnou-zbroeu-v-belgorodi.html" text:style-name="Internet_20_link" text:visited-style-name="Visited_20_Internet_20_Link">
</text:a>
正如乌克林福姆报道的那样，周三，白宫代表约翰·柯比(John Kirby)说<text:a xlink:type="simple" xlink:href="https://www.ukrinform.ua/rubric-ato/3713730-bilij-dim-vivcae-povidomlenna-pro-mozlive-vikoristanna-ozbroen-ssa-na-teritorii-rosii.html" text:style-name="Internet_20_link" text:visited-style-name="Visited_20_Internet_20_Link">
</text:a>
表明美国武器和设备可能参与俄罗斯的臀部。</text:p>
      <text:p text:style-name="P4">
News Source: <text:a xlink:type="simple" xlink:href="https://www.ukrinform.ua/rubric-ato/3713748-vikoristanna-dopomogi-ssa-mae-vidpovidati-amerikanskim-zakonam-ta-vimogam-derzdep.html" text:style-name="Internet_20_link" text:visited-style-name="Visited_20_Internet_20_Link">
https://www.ukrinform.ua/rubric-ato/3713748-vikoristanna-dopomogi-ssa-mae-vidpovidati-amerikanskim-zakonam-ta-vimogam-derzdep.html</text:a>
</text:p>
      <!--NEWS-->
      <text:h text:style-name="P10" text:outline-level="1">
<text:span text:style-name="T4">
在乌克兰，每年有40万人死于心血管疾病</text:span>
</text:h>
      <text:p text:style-name="P4">
作者: Ukrinform (Person)</text:p>
      <text:p text:style-name="P4">
出版商: Укринформ (Organization)</text:p>
      <text:p text:style-name="P4">
出版时间: 2023-05-24T21:57:23+03:00</text:p>
      <text:p text:style-name="P4">
修改时间: 2023-05-24T21:57:23+03:00</text:p>
      <text:p text:style-name="P4">
描述: 在乌克兰，每年约有40万人死于心血管疾病。  - 乌克林。</text:p>
      <text:p text:style-name="P4">
图片: ['<text:a xlink:type="simple" xlink:href="https://static.ukrinform.com/photos/2019_10/thumb_files/630_360_1572416895-344.jpg" text:style-name="Internet_20_link" text:visited-style-name="Visited_20_Internet_20_Link">
630_360_15724...</text:a>
']</text:p>
      <text:p text:style-name="P4">
标签: ['Медицина', 'Україна', 'Інфаркт', 'Інсульт', 'Смертність']</text:p>
      <text:p text:style-name="P4">
类型: Article</text:p>
      <!--METADATA-->
      <text:p text:style-name="P4">
<draw:frame draw:style-name="fr1" draw:name="Image290" text:anchor-type="as-char" svg:width="6.9236in" svg:height="3.956343in" draw:z-index="0">
<draw:image xlink:href="../Images/yкринформ/2023-05-24T21-57-23-03-00/630_360_1572416895-344.jpg" xlink:type="simple" xlink:show="embed" xlink:actuate="onLoad" draw:mime-type="image/jpeg"/>
</draw:frame>
在乌克兰年份，大约有40万人死于心血管疾病。</text:p>
      <text:p text:style-name="P4">
预防疾病的预防局负责人的简报中报道了这一点(底部)据报道，知识中心伊琳娜·索罗卡(Irina Soroka)的负责人。</text:p>
      <text:p text:style-name="P4">
她说：“我们每年有40万人因心血管疾病的死亡人数占死亡人数的60％。”</text:p>
      <text:p text:style-name="P4">
她强调，中风和心肌心脏病发作最为垂死，这是可以并且应该预防的疾病。</text:p>
      <text:p text:style-name="P4">
<text:span text:style-name="T4">
另请阅读：</text:span>
 <text:a xlink:type="simple" xlink:href="https://www.ukrinform.ua/rubric-society/3707071-nszu-viplatila-medzakladam-za-likuvanna-insultiv-majze-500-miljoniv.html" text:style-name="Internet_20_link" text:visited-style-name="Visited_20_Internet_20_Link">
<text:span text:style-name="T4">
 nszu </text:span>
 <text:span text:style-name="T4">
 </text:span>
 <text:span text:style-name="T4">
付费</text:span>
 <text:span text:style-name="T4">
 </text:span>
医疗设施<text:span text:style-name="T4">
 </text:span>
治疗<text:span text:style-name="T4">
<text:span text:style-name="T5">
* strokes </text:span>
* </text:span>
 <text:span text:style-name="T4">
 </text:span>
 <text:span text:style-name="T4">
 </text:span>
 <text:span text:style-name="T4">
 </text:span>
 <text:span text:style-name="T4">
 500<text:span text:style-name="T5">
 </text:span>
</text:span>
 <text:span text:style-name="T4">
数百万</text:span>
 **</text:a>
根据专家的说法，这些疾病是否会发生，有50％取决于一个人 - 我们的体育锻炼，营养等。</text:p>
      <text:p text:style-name="P4">
“正如研究表明，我们有超过50％的人口是消费者<text:a xlink:type="simple" xlink:href="https://www.ukrinform.ua/tag-alkogol" text:style-name="Internet_20_link" text:visited-style-name="Visited_20_Internet_20_Link">
</text:a>
，超过60％的饮食不正确。 索罗卡说：“一切都是导致心血管系统疾病的危险因素，将来 - 死亡率。”</text:p>
      <text:p text:style-name="P4">
她补充说，一个人可以衡量在家中的压力，如果他不能，他可以咨询医生。</text:p>
      <text:p text:style-name="P4">
“确定血糖水平是诊断糖点糖的第一步。</text:p>
      <text:p text:style-name="P4">
专家还敦促人口不要自我培训。</text:p>
      <text:p text:style-name="P4">
正如乌克林福姆报道的那样，超过20％的俄罗斯战争流离失所<text:a xlink:type="simple" xlink:href="https://www.ukrinform.ua/rubric-society/3670784-kozen-patij-ukrainskij-bizenec-strazdae-na-sercevosudinni-zahvoruvanna.html" text:style-name="Internet_20_link" text:visited-style-name="Visited_20_Internet_20_Link">
</text:a>
，每天 - 糖尿病。</text:p>
      <text:p text:style-name="P4">
News Source: <text:a xlink:type="simple" xlink:href="https://www.ukrinform.ua/rubric-society/3713749-v-ukraini-soroku-ponad-400-tisac-osib-pomiraut-vid-sercevosudinnih-zahvoruvan.html" text:style-name="Internet_20_link" text:visited-style-name="Visited_20_Internet_20_Link">
https://www.ukrinform.ua/rubric-society/3713749-v-ukraini-soroku-ponad-400-tisac-osib-pomiraut-vid-sercevosudinnih-zahvoruvan.html</text:a>
</text:p>
      <!--NEWS-->
      <text:h text:style-name="P10" text:outline-level="1">
<text:span text:style-name="T4">
26次战斗冲突发生在5个方向 - 武装部队的总人员</text:span>
</text:h>
      <text:p text:style-name="P4">
作者: ['АРМІЯINFORM']</text:p>
      <text:p text:style-name="P4">
时间: 2023-05-24T22:00:00-04:00</text:p>
      <text:p text:style-name="P4">
描述: 敌人是利利亚斯基库普基扬斯基的Zoedzhuvati Basic Zuill的沉没...与乌克兰2022年的战争，与乌克兰的最新新闻战争，今天与乌克兰2022年的新闻战争，今天，乌克兰和俄罗斯之间的战争是否会发生战争与乌克兰与乌克兰的战争将是不可行</text:p>
      <text:p text:style-name="P4">
图片: ['<text:a xlink:type="simple" xlink:href="https://armyinform.com.ua/wp-content/uploads/2023/05/zvedennya-2.jpg" text:style-name="Internet_20_link" text:visited-style-name="Visited_20_Internet_20_Link">
zvedennya-2.jpg</text:a>
']</text:p>
      <text:p text:style-name="P4">
标签: ['STOPRUSSIA', 'АГРЕСІЯ РФ', 'ВІЙНА', 'ВТОРГНЕННЯ РФ', 'ГШ ЗСУ', 'ОПЕРАТИВНА ІНФОРМАЦІЯ', 'РАНКОВЕ ЗВЕДЕННЯ']</text:p>
      <text:p text:style-name="P4">
类别: News</text:p>
      <!--METADATA-->
      <text:p text:style-name="P4">
<draw:frame draw:style-name="fr1" draw:name="Image291" text:anchor-type="as-char" svg:width="6.9236in" svg:height="4.611463in" draw:z-index="0">
<draw:image xlink:href="../Images/AРМІЯINFORM/2023-05-24T22-00-00-04-00/zvedennya-2.jpg" xlink:type="simple" xlink:show="embed" xlink:actuate="onLoad" draw:mime-type="image/jpeg"/>
</draw:frame>
说明性照片<text:span text:style-name="T4">
🔥俄罗斯入侵的情况</text:span>
</text:p>
      <text:p text:style-name="P4">
敌人继续专注于库平，莱曼，巴赫穆特，阿夫迪夫和玛丽斯基的指示 - 发生了26场战斗冲突。 Bakhmut和Marinka仍然留在战斗的中心。</text:p>
      <text:p text:style-name="P4">
关于它<text:a xlink:type="simple" xlink:href="https://www.facebook.com/GeneralStaff.ua/posts/pfbid02VsPKGcJn98E6s23tkQnsGprSxu9RdWebJyZCerNNYf1e9NXhYPdPxy5bbvfisE6l" text:style-name="Internet_20_link" text:visited-style-name="Visited_20_Internet_20_Link">
报告</text:a>
乌克兰武装部队的总参谋部。</text:p>
      <text:p text:style-name="P4">
根据武装部队总参谋部的运营信息，在库班斯克的方向上，反对者在Masyutivka地区徒劳地采取了进攻行动，在Lymansky上 - 在Avdiivsky的Belogorovka的方向上，敌人在敌人的方向上采取了不成熟的进攻行动。 Pervomaisky离开。</text:p>
      <text:p text:style-name="P4">
武装部队的武装部队说：“白天，敌人在白天的方向上，朝着镀铬的方向犯下了未能成功的进攻。”</text:p>
      <text:p text:style-name="P4">
News Source: <text:a xlink:type="simple" xlink:href="https://armyinform.com.ua/2023/05/24/26-bojovyh-zitknen-vidbulosya-za-dobu-na-5-napryamkah-genshtab-zsu/" text:style-name="Internet_20_link" text:visited-style-name="Visited_20_Internet_20_Link">
https://armyinform.com.ua/2023/05/24/26-bojovyh-zitknen-vidbulosya-za-dobu-na-5-napryamkah-genshtab-zsu/</text:a>
</text:p>
      <!--NEWS-->
      <text:h text:style-name="P10" text:outline-level="1">
<text:span text:style-name="T4">
Sholtz承诺支持接受乌克兰难民的市政当局</text:span>
</text:h>
      <text:p text:style-name="P4">
作者: Ukrinform (Person)</text:p>
      <text:p text:style-name="P4">
出版商: Укринформ (Organization)</text:p>
      <text:p text:style-name="P4">
出版时间: 2023-05-24T22:08:00+03:00</text:p>
      <text:p text:style-name="P4">
修改时间: 2023-05-24T22:08:00+03:00</text:p>
      <text:p text:style-name="P4">
描述: 德国向乌克兰提供了超过一百万的战争，并分配了创纪录的数量以支持他们。  - 乌克林。</text:p>
      <text:p text:style-name="P4">
图片: ['<text:a xlink:type="simple" xlink:href="https://static.ukrinform.com/photos/2018_03/thumb_files/630_360_1520865366-1846.jpg" text:style-name="Internet_20_link" text:visited-style-name="Visited_20_Internet_20_Link">
630_360_15208...</text:a>
']</text:p>
      <text:p text:style-name="P4">
标签: ['Німеччина', 'Біженці', 'допомога', 'Шольц']</text:p>
      <text:p text:style-name="P4">
类型: Article</text:p>
      <!--METADATA-->
      <text:p text:style-name="P4">
<draw:frame draw:style-name="fr1" draw:name="Image292" text:anchor-type="as-char" svg:width="6.9236in" svg:height="3.956343in" draw:z-index="0">
<draw:image xlink:href="../Images/yкринформ/2023-05-24T22-08-00-03-00/630_360_1520865366-1846.jpg" xlink:type="simple" xlink:show="embed" xlink:actuate="onLoad" draw:mime-type="image/jpeg"/>
</draw:frame>
德国是乌克兰超过一百万难民战争的庇护所，并为支持他们提供了创纪录的数量。</text:p>
      <text:p text:style-name="P4">
乌克林事物通讯员报道，这是德国总理奥拉夫·索尔兹(Olaf Solz)在德国城市联盟大会上周三指出的。</text:p>
      <text:p text:style-name="P4">
Scholt说：“参加的每个人都应该得到我们最大的尊重和支持。” 仅在今年，联邦政府根据与难民有关的问题分配了超过150亿欧元的联邦土地和市政当局，这比2015年，2016年记录了难民的“浪潮”。</text:p>
      <text:p text:style-name="P4">
但是，总理指出，所有移民和难民的所有问题都不必提出。 他强调需要简化迁移，尤其是联邦土地上的移民机构的数字化，并确保驱逐出境(https://www.ukrinform.ua/tag-nimeccina)。</text:p>
      <text:p text:style-name="P4">
这位政客强调：“任何有权留在这里的人都必须离开德国。”</text:p>
      <text:p text:style-name="P4">
同时，欢迎德国的合法移民，因为该国需要工作阶级。</text:p>
      <text:p text:style-name="P4">
索尔兹说：“我们是一个发展中国家，我们希望更多的创新，更多可再生能源和更多的基础设施。” 他指出，为了实现这些目标，需要对熟练工人的移民。</text:p>
      <text:p text:style-name="P4">
联邦总理坚信，借助有关合格移民的法律，我们创建了世界上最先进的规范之一，吸引了伊科洛维克的才华横溢，有动力和合格的妇女。”</text:p>
      <text:p text:style-name="P4">
<text:span text:style-name="T4">
另请阅读：</text:span>
 <text:a xlink:type="simple" xlink:href="https://www.ukrinform.ua/rubric-polytics/3713121-solc-vpevnenij-so-ukraina-peremoze-ta-stane-clenom-es.html" text:style-name="Internet_20_link" text:visited-style-name="Visited_20_Internet_20_Link">
<text:span text:style-name="T4">
 sholc </text:span>
</text:a>
他在讲话中停止了关于乌克兰前的各种挑战的演讲，其中最大的是入侵俄罗斯战争的后果。</text:p>
      <text:p text:style-name="P4">
德国有12,000个城市和社区。 德国城市协会是3200个城市和市政当局，每两年收集一次。</text:p>
      <text:p text:style-name="P4">
News Source: <text:a xlink:type="simple" xlink:href="https://www.ukrinform.ua/rubric-society/3713750-solc-obicae-pidtrimku-municipalitetam-aki-prijmaut-ukrainskih-bizenciv.html" text:style-name="Internet_20_link" text:visited-style-name="Visited_20_Internet_20_Link">
https://www.ukrinform.ua/rubric-society/3713750-solc-obicae-pidtrimku-municipalitetam-aki-prijmaut-ukrainskih-bizenciv.html</text:a>
</text:p>
      <!--NEWS-->
      <text:h text:style-name="P10" text:outline-level="1">
<text:span text:style-name="T4">
乌克兰F -16将是世界上俄罗斯只会失去的信号-Zelensky</text:span>
</text:h>
      <text:p text:style-name="P4">
作者: Ukrinform (Person)</text:p>
      <text:p text:style-name="P4">
出版商: Укринформ (Organization)</text:p>
      <text:p text:style-name="P4">
出版时间: 2023-05-24T22:12:00+03:00</text:p>
      <text:p text:style-name="P4">
修改时间: 2023-05-24T22:12:00+03:00</text:p>
      <text:p text:style-name="P4">
描述: 第一个乌克兰F-16将成为世界上最强大的信号之一，由于其侵略性，俄罗斯只会输掉 - 它将变得较弱，它将变得更加孤立。  - 乌克林。</text:p>
      <text:p text:style-name="P4">
图片: ['<text:a xlink:type="simple" xlink:href="https://static.ukrinform.com/photos/2023_04/thumb_files/630_360_1682862659-378.jpeg" text:style-name="Internet_20_link" text:visited-style-name="Visited_20_Internet_20_Link">
630_360_16828...</text:a>
']</text:p>
      <text:p text:style-name="P4">
标签: ['Авіація', 'ЗСУ', 'Винищувач', 'Зеленський', 'Війна з Росією', '#stoprussia', 'F-16']</text:p>
      <text:p text:style-name="P4">
类型: Article</text:p>
      <!--METADATA-->
      <text:p text:style-name="P4">
<draw:frame draw:style-name="fr1" draw:name="Image293" text:anchor-type="as-char" svg:width="6.9236in" svg:height="3.956343in" draw:z-index="0">
<draw:image xlink:href="../Images/yкринформ/2023-05-24T22-12-00-03-00/630_360_1682862659-378.jpeg" xlink:type="simple" xlink:show="embed" xlink:actuate="onLoad" draw:mime-type="image/jpeg"/>
</draw:frame>
第一个Zam-Ikrainian F-16将成为世界上最强大的信号之一，即俄罗斯只会失去其侵略性，这将变得较弱，它将变得更加孤立。</text:p>
      <text:p text:style-name="P4">
他在晚上强调了这一点<text:a xlink:type="simple" xlink:href="https://www.youtube.com/watch" text:style-name="Internet_20_link" text:visited-style-name="Visited_20_Internet_20_Link">
</text:a>
据报道，沃迪米尔Zelenskyy总统据报道。</text:p>
      <text:p text:style-name="P4">
<text:span text:style-name="T5">
viso：<text:a xlink:type="simple" xlink:href="https://t.me/OP_UA/9572" text:style-name="Internet_20_link" text:visited-style-name="Visited_20_Internet_20_Link">
</text:a>
</text:span>
</text:p>
      <text:p text:style-name="P4">
<text:span text:style-name="T4">
 <text:span text:style-name="T5">
我希望健康，亲爱的乌克兰人!</text:span>
 </text:span>
</text:p>
      <text:p text:style-name="P4">
今天，在所有重要访问之后的第一次会议，决策会议之后 - 防御性决定，我们工作了很长时间，我们与合作伙伴合作。</text:p>
      <text:p text:style-name="P4">
首先，它涉及航空联盟 - 乌克兰现代战士的联盟。</text:p>
      <text:p text:style-name="P4">
在乌克兰非乌克兰和强大飞机中乌克兰飞行员出现之前，我们会尽力减少结果的时间。</text:p>
      <text:p text:style-name="P4">
显然，这一全球步骤将增强我们的防御能力。 仅具有强大的<text:a xlink:type="simple" xlink:href="https://www.ukrinform.ua/tag-vinisuvac" text:style-name="Internet_20_link" text:visited-style-name="Visited_20_Internet_20_Link">
</text:a>
防空系统变得完整。</text:p>
      <text:p text:style-name="P4">
另一方面，第一个乌克兰F-16将成为世界上最强大的信号之一，即俄罗斯只会因为其侵略而失去侵略，这将变得更加孤立。</text:p>
      <text:p text:style-name="P4">
这将是一个信号，表明俄罗斯恐怖已经失去了，我们的世界基于独立国家的替代品和人民选择自己的方式的权利。</text:p>
      <text:p text:style-name="P4">
我们将准备所有必要的基础，以便快速有效地进行此类飞机过渡。</text:p>
      <text:p text:style-name="P4">
我们的战士已经证明，他们可以捕获现代武器，甚至没有期望我们。 有了飞机，我相信它会一样成功。</text:p>
      <text:p text:style-name="P4">
最主要的是训练和供应的速度，即通过我们天空的中断和真正保护的时间。</text:p>
      <text:p text:style-name="P4">
今天，与往常一样，他听到了指挥官的报道，gur的负责人，gur的负责人，关于当前情况的局面，我们对占领者的反对以及俄罗斯即将对我们使用的安静。</text:p>
      <text:p text:style-name="P4">
我们知道要回答什么。 特别是，这适用于火箭威胁和持续的恐怖恐怖狗 - 卡米卡德兹。</text:p>
      <text:p text:style-name="P4">
现在，俄罗斯越来越多地诉诸于So称为的组合打击 - 不同类型的火箭，不同类型的无人机。</text:p>
      <text:p text:style-name="P4">
我感谢我们的空军，所有的天空捍卫者，我们的情报 - 但是，我们的保护的速度比俄罗斯更快，比俄罗斯有时间改变其恐怖策略。我们一直在寻找制造伊朗无人机数量的工具。</text:p>
      <text:p text:style-name="P4">
但是今天，鉴于这样的笔画不断继续，他想直接向伊朗人民眨眼。 对于所有人 - 对于社会，多伊兰·乌尔玛(Doiran Ulma)，每个伊朗家庭，向能够为伊朗做出政府决定的人们。 一个简单的问题：您为什么是俄罗斯恐怖的参与者？ 你为什么在国家一边？</text:p>
      <text:p text:style-name="P4">
世界看到正在发生的事情，您在伊朗看到了一切。 支持是拒绝支持。</text:p>
      <text:p text:style-name="P4">
尽管我们已经学会了击倒您正在传输的大多数卡米卡德兹无人机，但仍然有一个受欢迎的人。</text:p>
      <text:p text:style-name="P4">
当伊朗无人机与丈夫在家杀死一个怀孕的乌克兰女孩时，为什么适合您，母亲和父母在伊朗？ 当您的“ Shahad”是我们的学生的旅馆时，人们就会死，救援人员在该地点收获，并在几分钟后，第二次“ Shahped”节拍，夺走了那些拯救生命之手的人的生命俄罗斯，但您的武器。</text:p>
      <text:p text:style-name="P4">
从中，德黑兰，设拉子，糖果或您所在国家的任何其他城市中，您从中得到什么？</text:p>
      <text:p text:style-name="P4">
不幸的是，与世界更大的隔离，甚至更大的问题。</text:p>
      <text:p text:style-name="P4">
对于俄罗斯来说，目标绝对是一切。 住房，学校，医院，祈祷房，教堂，发电厂，市场，甚至是人道主义援助录像带的发行……已经有成千上万的例子。 伊朗人!俄罗斯击败了一切而没有拆卸。 炮兵和迫击炮，火箭和无人机是他们代表您提供的。</text:p>
      <text:p text:style-name="P4">
我确定您必须站在历史的另一端 - 不是邪恶。</text:p>
      <text:p text:style-name="P4">
俄罗斯开始了这场奴役的战争。 这是dis后国家殖民者的战争。 俄罗斯甚至偷走了人 - 我们的孩子!成千上万...只有绝对邪恶才能偷走其他人的孩子。 而且，反对乌克兰人，俄罗斯入侵者摧毁了将在乌克兰土地上生活的所有其他国家社区。 因此，希腊基督教徒村的俄罗斯人烧毁了确认，以及对俄罗斯对克里米亚塔塔尔人民 - 我们的乌克兰穆斯林社区的镇压。</text:p>
      <text:p text:style-name="P4">
如果您没有像俄罗斯的侵略一样休息一下，伊朗的人民的生活可能会有所不同。</text:p>
      <text:p text:style-name="P4">
您的“国际象棋”每天晚上都会恐吓乌克兰，这意味着人们在历史的阴暗面上越来越深入。</text:p>
      <text:p text:style-name="P4">
荣耀所有保护自己的生活的人!让我们坚强 - 我们将活下去!</text:p>
      <text:p text:style-name="P4">
<text:span text:style-name="T4">
 <text:span text:style-name="T5">
荣耀与乌克兰!</text:span>
 </text:span>
</text:p>
      <text:p text:style-name="P4">
News Source: <text:a xlink:type="simple" xlink:href="https://www.ukrinform.ua/rubric-ato/3713752-ukrainskij-f16-stane-signalom-vid-svitu-so-rosia-lise-vtracatime-zelenskij.html" text:style-name="Internet_20_link" text:visited-style-name="Visited_20_Internet_20_Link">
https://www.ukrinform.ua/rubric-ato/3713752-ukrainskij-f16-stane-signalom-vid-svitu-so-rosia-lise-vtracatime-zelenskij.html</text:a>
</text:p>
      <!--NEWS-->
      <text:h text:style-name="P10" text:outline-level="1">
<text:span text:style-name="T4">
蒂娜·锡锡（Tina Tin Tin）死了“​​岩石洛尔”</text:span>
</text:h>
      <text:p text:style-name="P4">
作者: Ukrinform (Person)</text:p>
      <text:p text:style-name="P4">
出版商: Укринформ (Organization)</text:p>
      <text:p text:style-name="P4">
出版时间: 2023-05-24T22:21:00+03:00</text:p>
      <text:p text:style-name="P4">
修改时间: 2023-05-24T22:21:00+03:00</text:p>
      <text:p text:style-name="P4">
描述: 一名歌手蒂娜·特纳（Tina Turner）在83岁时于5月24日去世。  - 乌克林。</text:p>
      <text:p text:style-name="P4">
图片: ['<text:a xlink:type="simple" xlink:href="https://static.ukrinform.com/photos/2017_11/thumb_files/630_360_1511541505-7481.jpg" text:style-name="Internet_20_link" text:visited-style-name="Visited_20_Internet_20_Link">
630_360_15115...</text:a>
']</text:p>
      <text:p text:style-name="P4">
标签: ['Музика', 'Смерть', 'Тіна Тернер']</text:p>
      <text:p text:style-name="P4">
类型: Article</text:p>
      <!--METADATA-->
      <text:p text:style-name="P4">
<draw:frame draw:style-name="fr1" draw:name="Image294" text:anchor-type="as-char" svg:width="6.9236in" svg:height="3.956343in" draw:z-index="0">
<draw:image xlink:href="../Images/yкринформ/2023-05-24T22-21-00-03-00/630_360_1511541505-7481.jpg" xlink:type="simple" xlink:show="embed" xlink:actuate="onLoad" draw:mime-type="image/jpeg"/>
</draw:frame>
一名歌手蒂娜·特纳(Tina Turner)在83岁时于5月24日去世。</text:p>
      <text:p text:style-name="P4">
正如乌克林福姆报道的那样，它报告了<text:a xlink:type="simple" xlink:href="https://www.reuters.com/world/singer-tina-turner-dies-aged-83-2023-05-24/" text:style-name="Internet_20_link" text:visited-style-name="Visited_20_Internet_20_Link">
</text:a>
。</text:p>
      <text:p text:style-name="P4">
她的代表说，这位歌手在她位于瑞士Tsyurik附近的Kusnnay​​a的家中长期病后死亡。</text:p>
      <text:p text:style-name="P4">
车工(安娜·梅·布洛克(Anna May Bullock))1939年11月26日出生于田纳西州纳特布什村。</text:p>
      <text:p text:style-name="P4">
她的职业生涯始于1950年代的摇滚乐，后来成为“皇后<text:a xlink:type="simple" xlink:href="https://www.ukrinform.ua/tag-muzika" text:style-name="Internet_20_link" text:visited-style-name="Visited_20_Internet_20_Link">
</text:a>
”。</text:p>
      <text:p text:style-name="P4">
在1980年代，这位歌手获得了六项格莱美奖。</text:p>
      <text:p text:style-name="P4">
News Source: <text:a xlink:type="simple" xlink:href="https://www.ukrinform.ua/rubric-culture/3713758-pomerla-koroleva-roknrolu-tina-terner.html" text:style-name="Internet_20_link" text:visited-style-name="Visited_20_Internet_20_Link">
https://www.ukrinform.ua/rubric-culture/3713758-pomerla-koroleva-roknrolu-tina-terner.html</text:a>
</text:p>
      <!--NEWS-->
      <text:h text:style-name="P10" text:outline-level="1">
<text:span text:style-name="T4">
联想减少了工作总数的5％</text:span>
</text:h>
      <text:p text:style-name="P4">
作者: Ukrinform (Person)</text:p>
      <text:p text:style-name="P4">
出版商: Укринформ (Organization)</text:p>
      <text:p text:style-name="P4">
出版时间: 2023-05-24T22:22:00+03:00</text:p>
      <text:p text:style-name="P4">
修改时间: 2023-05-24T22:22:00+03:00</text:p>
      <text:p text:style-name="P4">
描述: 联想集团是世界上最大的计算机制造商，就生产而言，周三表示，一月至3月期间约有5％的员工人数减少了5％。  - 乌克林。</text:p>
      <text:p text:style-name="P4">
图片: ['<text:a xlink:type="simple" xlink:href="https://static.ukrinform.com/photos/2023_05/thumb_files/630_360_1684956048-911.jpg" text:style-name="Internet_20_link" text:visited-style-name="Visited_20_Internet_20_Link">
630_360_16849...</text:a>
']</text:p>
      <text:p text:style-name="P4">
标签: ["Комп'ютер", 'Скорочення', 'Звільнення', 'Lenovo']</text:p>
      <text:p text:style-name="P4">
类型: Article</text:p>
      <!--METADATA-->
      <text:p text:style-name="P4">
<draw:frame draw:style-name="fr1" draw:name="Image295" text:anchor-type="as-char" svg:width="6.9236in" svg:height="3.956343in" draw:z-index="0">
<draw:image xlink:href="../Images/yкринформ/2023-05-24T22-22-00-03-00/630_360_1684956048-911.jpg" xlink:type="simple" xlink:show="embed" xlink:actuate="onLoad" draw:mime-type="image/jpeg"/>
</draw:frame>
在生产方面，世界上最大的计算机制造商Lenovogroup周三表示，一月至3月期间约有5％的员工人数减少了5％。</text:p>
      <text:p text:style-name="P4">
正如乌克林福姆报道的那样，它报告了<text:a xlink:type="simple" xlink:href="https://asia.nikkei.com/Location" text:style-name="Internet_20_link" text:visited-style-name="Visited_20_Internet_20_Link">
</text:a>
.</text:p>
      <text:p text:style-name="P4">
Значні скорочення робочих місць упродовж останнього кварталу фінансового року,який завершився в березні, відбулися на тлі тривалого спаду в комп’ютерномубізнесі, коли китайська компанія зафіксувала 249 мільйонів доларів витрат нареструктуризацію.</text:p>
      <text:p text:style-name="P4">
Масштаб <text:a xlink:type="simple" xlink:href="https://www.ukrinform.ua/tag-zvilnenna" text:style-name="Internet_20_link" text:visited-style-name="Visited_20_Internet_20_Link">
 </text:a>
该公司Jan Yanuzincin的董事长兼执行董事说，联想工作人员在年收入的新闻发布会上发表了不到5％。</text:p>
      <text:p text:style-name="P4">
但是，在演讲之前，执行副总裁兼WongWai明的首席财务总监报告说，这一数字为8-9％。</text:p>
      <text:p text:style-name="P4">
两位公司的代表都拒绝命名执行的确切数字。</text:p>
      <text:p text:style-name="P4">
“联想中间报告于11月份发表，9月底大约是世界上的82,000人。 基于这一数字，减少5％意味着4,100次发布，而减少8-9％的释放将指示为6560增加到7380个解放，”该消息写道。</text:p>
      <text:p text:style-name="P4">
<text:span text:style-name="T4">
另请阅读：</text:span>
 <text:a xlink:type="simple" xlink:href="https://www.ukrinform.ua/rubric-technology/3704879-volvo-zvilnit-1300-spivrobitnikiv-dla-skorocenna-vitrat.html" text:style-name="Internet_20_link" text:visited-style-name="Visited_20_Internet_20_Link">
<text:span text:style-name="T4">
将发布</text:span>
</text:a>
该公司的执行董事强调，这一时间活动增加了公司，该公司已经进行了。 他指出，在本财政年度初，根据当前的估计，重组将支付8.5亿美元。</text:p>
      <text:p text:style-name="P4">
正如乌克林福姆(Ukrinform)报道的公司<text:a xlink:type="simple" xlink:href="https://www.ukrinform.ua/rubric-technology/3713740-meta-provela-ostannij-etap-zvilnen-u-kompanii.html" text:style-name="Internet_20_link" text:visited-style-name="Visited_20_Internet_20_Link">
</text:a>
 .</text:p>
      <text:p text:style-name="P4">
News Source: <text:a xlink:type="simple" xlink:href="https://www.ukrinform.ua/rubric-technology/3713753-lenovo-skorotila-5-vid-zagalnoi-kilkosti-robocih-misc.html" text:style-name="Internet_20_link" text:visited-style-name="Visited_20_Internet_20_Link">
https://www.ukrinform.ua/rubric-technology/3713753-lenovo-skorotila-5-vid-zagalnoi-kilkosti-robocih-misc.html</text:a>
</text:p>
      <!--NEWS-->
      <text:h text:style-name="P10" text:outline-level="1">
<text:span text:style-name="T4">
皇家马德里在西班牙洛杉矶联赛的比赛中赢得了雷奥·瓦莱卡诺</text:span>
</text:h>
      <text:p text:style-name="P4">
作者: Ukrinform (Person)</text:p>
      <text:p text:style-name="P4">
出版商: Укринформ (Organization)</text:p>
      <text:p text:style-name="P4">
出版时间: 2023-05-24T22:26:51+03:00</text:p>
      <text:p text:style-name="P4">
修改时间: 2023-05-24T22:26:51+03:00</text:p>
      <text:p text:style-name="P4">
描述: 皇家马德里在2012/23足球赛季的西班牙足球冠军赛中赢得了又一次的胜利。  - 乌克林。</text:p>
      <text:p text:style-name="P4">
图片: ['<text:a xlink:type="simple" xlink:href="https://static.ukrinform.com/photos/2023_05/thumb_files/630_360_1684956220-822.jpg" text:style-name="Internet_20_link" text:visited-style-name="Visited_20_Internet_20_Link">
630_360_16849...</text:a>
']</text:p>
      <text:p text:style-name="P4">
标签: ['Футбол', 'Реал Мадрид']</text:p>
      <text:p text:style-name="P4">
类型: Article</text:p>
      <!--METADATA-->
      <text:p text:style-name="P4">
<draw:frame draw:style-name="fr1" draw:name="Image296" text:anchor-type="as-char" svg:width="6.9236in" svg:height="3.956343in" draw:z-index="0">
<draw:image xlink:href="../Images/yкринформ/2023-05-24T22-26-51-03-00/630_360_1684956220-822.jpg" xlink:type="simple" xlink:show="embed" xlink:actuate="onLoad" draw:mime-type="image/jpeg"/>
</draw:frame>
皇家马德里在2022/23足球赛季的西班牙冠军赛中赢得了另一场胜利。</text:p>
      <text:p text:style-name="P4">
乌克林福姆报道，在马德里的圣地亚哥·贝尔纳布(Santiago Bernabeu)的第36轮比赛中，“ Crushov”击败“ Raovovalkeano” -2：1。</text:p>
      <text:p text:style-name="P4">
该帐户开设了Karim Benzema，后者在第31分钟得到了Federikovalverde的协助。 休息后，平等恢复了劳尔·德·托马斯(Raul de Thomas)客人的前锋(84)但是，马德里帮助罗德里戈(Rodrigo)，他在第89分钟获得了决定性的球。</text:p>
      <text:p text:style-name="P4">
<text:span text:style-name="T4">
另请阅读：</text:span>
 <text:a xlink:type="simple" xlink:href="https://www.ukrinform.ua/rubric-sports/3711922-la-liga-zirona-z-cigankovim-postupilasa-vilarrealu.html" text:style-name="Internet_20_link" text:visited-style-name="Visited_20_Internet_20_Link">
</text:a>
在洛杉矶联盟的积分榜上，巴塞罗那以85分领先。 “真实的”(74)排在第二，第三名 - “田径运动”(72)，今天与“ Espanyol”一起扮演Varcelon。</text:p>
      <text:p text:style-name="P4">
照片：法新社。</text:p>
      <text:p text:style-name="P4">
News Source: <text:a xlink:type="simple" xlink:href="https://www.ukrinform.ua/rubric-sports/3713756-real-peremig-rajo-valekano-u-matci-ispanskoi-la-ligi.html" text:style-name="Internet_20_link" text:visited-style-name="Visited_20_Internet_20_Link">
https://www.ukrinform.ua/rubric-sports/3713756-real-peremig-rajo-valekano-u-matci-ispanskoi-la-ligi.html</text:a>
</text:p>
      <!--NEWS-->
      <text:h text:style-name="P10" text:outline-level="1">
<text:span text:style-name="T4">
Belgorod地区手术期间的军团“俄罗斯自由”失去了两名战斗机</text:span>
</text:h>
      <text:p text:style-name="P4">
作者: Ukrinform (Person)</text:p>
      <text:p text:style-name="P4">
出版商: Укринформ (Organization)</text:p>
      <text:p text:style-name="P4">
出版时间: 2023-05-24T22:31:00+03:00</text:p>
      <text:p text:style-name="P4">
修改时间: 2023-05-24T22:31:00+03:00</text:p>
      <text:p text:style-name="P4">
描述: 在贝尔戈罗德地区手术期间，本周的“俄罗斯自由”军团失去了两名战斗机。  - 乌克林。</text:p>
      <text:p text:style-name="P4">
图片: ['<text:a xlink:type="simple" xlink:href="https://static.ukrinform.com/photos/2023_05/thumb_files/630_360_1684956523-355.jpg" text:style-name="Internet_20_link" text:visited-style-name="Visited_20_Internet_20_Link">
630_360_16849...</text:a>
']</text:p>
      <text:p text:style-name="P4">
标签: ['Загибель', 'Війна з Росією', 'Бєлгород', 'Легіон «Свобода Росії» ']</text:p>
      <text:p text:style-name="P4">
类型: Article</text:p>
      <!--METADATA-->
      <text:p text:style-name="P4">
<draw:frame draw:style-name="fr1" draw:name="Image297" text:anchor-type="as-char" svg:width="6.9236in" svg:height="3.956343in" draw:z-index="0">
<draw:image xlink:href="../Images/yкринформ/2023-05-24T22-31-00-03-00/630_360_1684956523-355.jpg" xlink:type="simple" xlink:show="embed" xlink:actuate="onLoad" draw:mime-type="image/jpeg"/>
</draw:frame>
本周Belgorod地区手术期间，军团“俄罗斯自由”丢失了两名士兵。</text:p>
      <text:p text:style-name="P4">
军团“俄罗斯自由”在[]中报道了这一点(https://t.me/legionoffreedom/811)，报道乌克林福姆。</text:p>
      <text:p text:style-name="P4">
“手术的总损失是2人<text:a xlink:type="simple" xlink:href="https://www.ukrinform.ua/tag-zagibel" text:style-name="Internet_20_link" text:visited-style-name="Visited_20_Internet_20_Link">
</text:a>
10人受伤。 与宣传家的虚伪陈述相反，他们可以赢得胜利，因此给我们带来了巨大的损失。”</text:p>
      <text:p text:style-name="P4">
值得注意的是，贝尔戈罗德地区的俄罗斯志愿者“目睹了普京部队的观念和残酷”。</text:p>
      <text:p text:style-name="P4">
“当军团士兵通过定居点而没有触及当地人时，俄罗斯联邦武装部队的炮兵和航空在和平城市工作。自己的土地，以免表现出弱点，”  - 公寓说。</text:p>
      <text:p text:style-name="P4">
<text:span text:style-name="T4">
另请阅读：</text:span>
 <text:a xlink:type="simple" xlink:href="https://www.ukrinform.ua/rubric-ato/3713639-rdk-ta-legion-svoboda-rosii-zajsli-u-belgorodsku-oblast-bils-ak-na-40-kilometriv-uglib.html" text:style-name="Internet_20_link" text:visited-style-name="Visited_20_Internet_20_Link">
<text:span text:style-name="T4">
 Legion </text:span>
</text:a>
据报道，俄罗斯志愿军团的指挥官今天与俄罗斯联邦关于其成立的言论的乌克兰和外国媒体的代表进行了交谈。 据他说，手术期间的身体受伤了两次。</text:p>
      <text:p text:style-name="P4">
News Source: <text:a xlink:type="simple" xlink:href="https://www.ukrinform.ua/rubric-ato/3713759-legion-svoboda-rosii-pid-cas-operacii-v-belgorodskij-oblasti-vtrativ-dvoh-bijciv.html" text:style-name="Internet_20_link" text:visited-style-name="Visited_20_Internet_20_Link">
https://www.ukrinform.ua/rubric-ato/3713759-legion-svoboda-rosii-pid-cas-operacii-v-belgorodskij-oblasti-vtrativ-dvoh-bijciv.html</text:a>
</text:p>
      <!--NEWS-->
      <text:h text:style-name="P10" text:outline-level="1">
<text:span text:style-name="T4">
在巴赫穆特（Bakhmut）的领导下</text:span>
</text:h>
      <text:p text:style-name="P4">
作者: Ukrinform (Person)</text:p>
      <text:p text:style-name="P4">
出版商: Укринформ (Organization)</text:p>
      <text:p text:style-name="P4">
出版时间: 2023-05-24T22:36:30+03:00</text:p>
      <text:p text:style-name="P4">
修改时间: 2023-05-24T22:36:30+03:00</text:p>
      <text:p text:style-name="P4">
描述: 乌克兰亚历山大·奥恩申科体育拳击大师在巴赫穆特的战斗中去世。  - 乌克林。</text:p>
      <text:p text:style-name="P4">
图片: ['<text:a xlink:type="simple" xlink:href="https://static.ukrinform.com/photos/2023_05/thumb_files/630_360_1684956820-106.jpg" text:style-name="Internet_20_link" text:visited-style-name="Visited_20_Internet_20_Link">
630_360_16849...</text:a>
']</text:p>
      <text:p text:style-name="P4">
标签: ['Війна з Росією']</text:p>
      <text:p text:style-name="P4">
类型: Article</text:p>
      <!--METADATA-->
      <text:p text:style-name="P4">
<draw:frame draw:style-name="fr1" draw:name="Image298" text:anchor-type="as-char" svg:width="6.9236in" svg:height="3.956343in" draw:z-index="0">
<draw:image xlink:href="../Images/yкринформ/2023-05-24T22-36-30-03-00/630_360_1684956820-106.jpg" xlink:type="simple" xlink:show="embed" xlink:actuate="onLoad" draw:mime-type="image/jpeg"/>
</draw:frame>
乌克兰大师亚历山大·奥尼什科(Alexander Onishchenko)的拳击在巴赫穆特(Bakhmut)的战斗中去世。</text:p>
      <text:p text:style-name="P4">
这是在[]的乌克兰拳击联合会的页面上报道的。(https://www.facebook.com/BoxingFederationOfUkraine/posts/pfbid0WbcSugX4qQ5LmYtmgmnbJjEwVfNMFWJocEknqAwpqJZcEQLaWU71tBPwJR1MPD9il)，报道乌克林福姆。</text:p>
      <text:p text:style-name="P4">
Oleksandr Onishchenko是拳击运动的大师，是乌克兰冠军，乌克兰中部 - 米德纳克斯和大三学生，乌克兰国家队的成员。</text:p>
      <text:p text:style-name="P4">
他代表苏米地区的拳击联合会，并培训了教练德米特里·杜布罗夫(Dmitry Dubrov)的细分。</text:p>
      <text:p text:style-name="P4">
亚历山大(Alexander)于5月15日去世，阻止了巴赫穆特(Bakhmut)领导下的俄罗斯人的攻势。</text:p>
      <text:p text:style-name="P4">
<text:span text:style-name="T4">
另请阅读：</text:span>
 <text:a xlink:type="simple" xlink:href="https://www.ukrinform.ua/rubric-ato/3711552-pamati-soldata-sturmovoi-brigadi-suhoputnih-vijsk-oleksandra-stankova-pozivnij-perun.html" text:style-name="Internet_20_link" text:visited-style-name="Visited_20_Internet_20_Link">
</text:a>
据青年和体育部长瓦迪姆·古扎特(Vadim Gutzait)称，在鲁斯索 - 乌克兰战争期间，有293名运动员，教练和体育员被杀。</text:p>
      <text:p text:style-name="P4">
照片：FBU</text:p>
      <text:p text:style-name="P4">
News Source: <text:a xlink:type="simple" xlink:href="https://www.ukrinform.ua/rubric-sports/3713760-pid-bahmutom-zaginuv-cempion-ukraini-z-boksu-oleksandr-onisenko.html" text:style-name="Internet_20_link" text:visited-style-name="Visited_20_Internet_20_Link">
https://www.ukrinform.ua/rubric-sports/3713760-pid-bahmutom-zaginuv-cempion-ukraini-z-boksu-oleksandr-onisenko.html</text:a>
</text:p>
      <!--NEWS-->
      <text:h text:style-name="P10" text:outline-level="1">
<text:span text:style-name="T4">
主席：我们的保护速度比俄罗斯有时间改变战术的速度更快</text:span>
</text:h>
      <text:p text:style-name="P4">
作者: Ukrinform (Person)</text:p>
      <text:p text:style-name="P4">
出版商: Укринформ (Organization)</text:p>
      <text:p text:style-name="P4">
出版时间: 2023-05-24T22:37:00+03:00</text:p>
      <text:p text:style-name="P4">
修改时间: 2023-05-24T22:37:00+03:00</text:p>
      <text:p text:style-name="P4">
描述: 乌克兰的捍卫者已经从乌克兰击倒了900次奔跑160。我们比俄罗斯更快地改善了保护速度。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Зброя', 'ЗСУ', 'Зеленський', 'Війна з Росією', '#stoprussia', 'ППО', 'Дрон-камікадзе']</text:p>
      <text:p text:style-name="P4">
类型: Article</text:p>
      <!--METADATA-->
      <text:p text:style-name="P4">
<draw:frame draw:style-name="fr1" draw:name="Image299" text:anchor-type="as-char" svg:width="6.9236in" svg:height="3.956343in" draw:z-index="0">
<draw:image xlink:href="../Images/yкринформ/2023-05-24T22-37-00-03-00/630_360_1682451261-591.jpeg" xlink:type="simple" xlink:show="embed" xlink:actuate="onLoad" draw:mime-type="image/jpeg"/>
</draw:frame>
乌克兰的捍卫者击倒了乌克兰的900个“ shahmed”160。我们的工作速度比俄罗斯更快，比俄罗斯有时间改变恐怖的策略。</text:p>
      <text:p text:style-name="P4">
这是在晚上<text:a xlink:type="simple" xlink:href="https://www.youtube.com/watch" text:style-name="Internet_20_link" text:visited-style-name="Visited_20_Internet_20_Link">
</text:a>
据报道，沃迪米尔Zelenskyy总统据报道。</text:p>
      <text:p text:style-name="P4">
_ _</text:p>
      <text:p text:style-name="P4">
_ <text:span text:style-name="T4">
 视频 </text:span>
： <text:a xlink:type="simple" xlink:href="https://t.me/OP_UA/9572" text:style-name="Internet_20_link" text:visited-style-name="Visited_20_Internet_20_Link">
</text:a>
_</text:p>
      <text:p text:style-name="P4">
“现在，俄罗斯越来越多地诉诸于So称为合并的打击 - 不同类型的导弹，不同类型的无人机。谢谢我们的空军，我们所有的天空缺陷，我们的智能 - 因为我们的保护速度正在更快地改善俄罗斯比俄罗斯有时间改变其恐怖策略。反对乌克兰。(https://www.ukrinform.ua/tag-dronkamikadze). Більшість – збиваємо", - наголосив Зеленський.</text:p>
      <text:p text:style-name="P4">
<text:span text:style-name="T4">
Читайте також:</text:span>
 <text:a xlink:type="simple" xlink:href="https://www.ukrinform.ua/rubric-ato/3713334-na-12-ramstajni-obgovorat-peredacu-ukraini-f16.html" text:style-name="Internet_20_link" text:visited-style-name="Visited_20_Internet_20_Link">
 </text:a>
总统报告说，按照5月24日发生的速度，他听到了部门，古尔(Gur)的负责人，古尔(Gur)的负责人，在当前情况下，包括火箭威胁和持续的恐怖恐怖Droam-kamikadze。</text:p>
      <text:p text:style-name="P4">
总统说：“我们一直在寻找完全制造伊朗无人机数量的工具。”</text:p>
      <text:p text:style-name="P4">
News Source: <text:a xlink:type="simple" xlink:href="https://www.ukrinform.ua/rubric-ato/3713761-prezident-nas-zahist-udoskonaluetsa-svidse-niz-rosia-vstigae-zminuvati-taktiku.html" text:style-name="Internet_20_link" text:visited-style-name="Visited_20_Internet_20_Link">
https://www.ukrinform.ua/rubric-ato/3713761-prezident-nas-zahist-udoskonaluetsa-svidse-niz-rosia-vstigae-zminuvati-taktiku.html</text:a>
</text:p>
      <!--NEWS-->
      <text:h text:style-name="P10" text:outline-level="1">
<text:span text:style-name="T4">
监狱任期再收到俄罗斯联邦的三个在线代理商</text:span>
</text:h>
      <text:p text:style-name="P4">
作者: Ukrinform (Person)</text:p>
      <text:p text:style-name="P4">
出版商: Укринформ (Organization)</text:p>
      <text:p text:style-name="P4">
出版时间: 2023-05-24T22:38:00+03:00</text:p>
      <text:p text:style-name="P4">
修改时间: 2023-05-24T22:38:00+03:00</text:p>
      <text:p text:style-name="P4">
描述: 根据SBU的材料，最高五年零五年，谴责了三名亲克雷姆利夫互联网特工，这对乌克兰进行了信息和颠覆性活动。  - 乌克林。</text:p>
      <text:p text:style-name="P4">
图片: ['<text:a xlink:type="simple" xlink:href="https://static.ukrinform.com/photos/2023_05/thumb_files/630_360_1684946503-353.jpg" text:style-name="Internet_20_link" text:visited-style-name="Visited_20_Internet_20_Link">
630_360_16849...</text:a>
', '<text:a xlink:type="simple" xlink:href="https://static.ukrinform.com/photos/2023_05/1684946257-320.jpeg" text:style-name="Internet_20_link" text:visited-style-name="Visited_20_Internet_20_Link">
1684946257-32...</text:a>
', '<text:a xlink:type="simple" xlink:href="https://static.ukrinform.com/photos/2023_05/1684946264-524.jpeg" text:style-name="Internet_20_link" text:visited-style-name="Visited_20_Internet_20_Link">
1684946264-52...</text:a>
']</text:p>
      <text:p text:style-name="P4">
标签: ['Інтернет', 'СБУ', 'Вирок', 'Агітація', 'Війна з Росією']</text:p>
      <text:p text:style-name="P4">
类型: Article</text:p>
      <!--METADATA-->
      <text:p text:style-name="P4">
<draw:frame draw:style-name="fr1" draw:name="Image300" text:anchor-type="as-char" svg:width="6.9236in" svg:height="3.956343in" draw:z-index="0">
<draw:image xlink:href="../Images/yкринформ/2023-05-24T22-38-00-03-00/630_360_1684946503-353.jpg" xlink:type="simple" xlink:show="embed" xlink:actuate="onLoad" draw:mime-type="image/jpeg"/>
</draw:frame>
SBU的升级为五年零五年的监狱谴责，谴责亲克里姆林宫互联网代理商，他们对乌克兰进行了信息并破坏了乌克兰。</text:p>
      <text:p text:style-name="P4">
正如Ukrinform报道的那样，SBU在[]中报告(https://t.me/SBUkr/8420)在禁忌的社交网络中，他们公开证明了俄罗斯入侵者的军事罪行，并质疑乌克兰国家的存在。</text:p>
      <text:p text:style-name="P4">
根据SBU的说法，法院任命了他们的五年半监禁。</text:p>
      <text:p text:style-name="P4">
因此，在Cherkasy地区，一名累犯被定罪，在将俄罗斯全面入侵乌克兰之后，他已经因刑事责任而被起诉。</text:p>
      <text:p text:style-name="P4">
这次，攻击者放在俄罗斯<text:a xlink:type="simple" xlink:href="https://www.ukrinform.ua/tag-socmerezi" text:style-name="Internet_20_link" text:visited-style-name="Visited_20_Internet_20_Link">
</text:a>
我的和平是支持占领乌克兰东部和南部地区领土的敌人的帖子。</text:p>
      <text:p text:style-name="P4">
在当地居民的伊万诺 - 弗兰基夫斯克监狱中，他是公开散发出俄罗斯入侵者的，并分发了关于纳弗罗特国防军行动的假货。</text:p>
      <text:p text:style-name="P4">
大多数破坏性内容都取自克里姆林宫的“媒体”宣传者的页面，包括尤里·科特诺克(Yuri Kotenok)和塔蒂亚纳·蒙蒂安(Tatiana Montyan)。</text:p>
      <text:p text:style-name="P4">
另一位敌人的煽动者在Vinnitsa被判刑。 他原来是一个住宅中心，该中心在他自己的页面上，在禁忌的社交网络“同学”中批准了俄罗斯联邦的武装侵略，并呼吁乌克兰捍卫者的进攻行为。</text:p>
      <text:p text:style-name="P4">
<text:span text:style-name="T4">
另请阅读：</text:span>
 <text:a xlink:type="simple" xlink:href="https://www.ukrinform.ua/rubric-regions/3713415-sbu-zatrimala-rosijskogo-agenta-akij-zlivav-pozicii-zsu-pid-bahmutom-i-avdiivkou.html" text:style-name="Internet_20_link" text:visited-style-name="Visited_20_Internet_20_Link">
</text:a>
根据收集所有三个入侵者的证据，法院根据《乌克兰刑法》第436-2条裁定有罪(理由，认可合法，否认俄罗斯联邦对乌克兰的侵略，荣耀其参与者).</text:p>
      <text:p text:style-name="P4">
За <text:a xlink:type="simple" xlink:href="https://www.gp.gov.ua/ua/posts/do-5-z-polovinoyu-ta-5-rokiv-tyurmi-zasudzeno-ziteliv-cerkashhini-ta-vinnici-yaki-vipravdovuvali-zbroinu-agresiyu-rf" text:style-name="Internet_20_link" text:visited-style-name="Visited_20_Internet_20_Link">
 </text:a>
，法院将Cherkasy地区的居民任命为五年的五年，从Vinnitsa到五年监禁。</text:p>
      <text:p text:style-name="P4">
<draw:frame draw:style-name="fr1" draw:name="Image301" text:anchor-type="as-char" svg:width="6.9236in" svg:height="9.231467in" draw:z-index="0">
<draw:image xlink:href="../Images/yкринформ/2023-05-24T22-38-00-03-00/1684946257-320.jpeg" xlink:type="simple" xlink:show="embed" xlink:actuate="onLoad" draw:mime-type="image/jpeg"/>
</draw:frame>
<draw:frame draw:style-name="fr1" draw:name="Image302" text:anchor-type="as-char" svg:width="6.9236in" svg:height="9.231467in" draw:z-index="0">
<draw:image xlink:href="../Images/yкринформ/2023-05-24T22-38-00-03-00/1684946264-524.jpeg" xlink:type="simple" xlink:show="embed" xlink:actuate="onLoad" draw:mime-type="image/jpeg"/>
</draw:frame>
</text:p>
      <text:p text:style-name="P4">
调查是由Vinnytsia，Ivano-Frankivsk和Cherkasy地区的SBU工作人员在检察官的程序指导下进行的。</text:p>
      <text:p text:style-name="P4">
正如乌克林福姆报道的<text:a xlink:type="simple" xlink:href="https://www.ukrinform.ua/rubric-society/3713468-sbu-zatrimala-odnogo-z-organizatoriv-prokremlivskih-provokacij-u-kievopecerskij-lavri.html" text:style-name="Internet_20_link" text:visited-style-name="Visited_20_Internet_20_Link">
</text:a>
在基辅，乌克兰宗教博客作者的颠覆性活动(传播克里姆林宫叙事)组织了定制的“抗议行动”。</text:p>
      <text:p text:style-name="P4">
News Source: <text:a xlink:type="simple" xlink:href="https://www.ukrinform.ua/rubric-society/3713699-turemni-stroki-otrimali-se-tri-internetagenti-rf.html" text:style-name="Internet_20_link" text:visited-style-name="Visited_20_Internet_20_Link">
https://www.ukrinform.ua/rubric-society/3713699-turemni-stroki-otrimali-se-tri-internetagenti-rf.html</text:a>
</text:p>
      <!--NEWS-->
      <text:h text:style-name="P10" text:outline-level="1">
<text:span text:style-name="T4">
Zelensky转向伊朗人民：您必须站在历史的另一端 - 不是邪恶</text:span>
</text:h>
      <text:p text:style-name="P4">
作者: Ukrinform (Person)</text:p>
      <text:p text:style-name="P4">
出版商: Укринформ (Organization)</text:p>
      <text:p text:style-name="P4">
出版时间: 2023-05-24T22:40:00+03:00</text:p>
      <text:p text:style-name="P4">
修改时间: 2023-05-24T22:40:00+03:00</text:p>
      <text:p text:style-name="P4">
描述: 沃罗迪米尔总统Zelenskyy向伊朗的人民致辞，伊朗是为俄罗斯提供的国家，杀死了和平的乌克兰人。 他敦促伊朗人民影响其国家的决定。  - 乌克林。</text:p>
      <text:p text:style-name="P4">
图片: ['<text:a xlink:type="simple" xlink:href="https://static.ukrinform.com/photos/2023_01/thumb_files/630_360_1674870594-635.jpeg" text:style-name="Internet_20_link" text:visited-style-name="Visited_20_Internet_20_Link">
630_360_16748...</text:a>
']</text:p>
      <text:p text:style-name="P4">
标签: ['Іран', 'Україна', 'Зеленський', 'Війна з Росією']</text:p>
      <text:p text:style-name="P4">
类型: Article</text:p>
      <!--METADATA-->
      <text:p text:style-name="P4">
<draw:frame draw:style-name="fr1" draw:name="Image303" text:anchor-type="as-char" svg:width="6.9236in" svg:height="3.956343in" draw:z-index="0">
<draw:image xlink:href="../Images/yкринформ/2023-05-24T22-40-00-03-00/630_360_1674870594-635.jpeg" xlink:type="simple" xlink:show="embed" xlink:actuate="onLoad" draw:mime-type="image/jpeg"/>
</draw:frame>
总统洛尔里尔·泽伦斯基(Lordir Zelensky)向伊朗人民呼吁，这个国家提供杀害和平的乌克兰人的俄罗斯武器。 他呼吁伊朗人民影响其国家的重大。</text:p>
      <text:p text:style-name="P4">
关于Volodymyr Zelenskyy在[]中说(https://t.me/V_Zelenskiy_official/6355)，报道乌克林福姆。</text:p>
      <text:p text:style-name="P4">
“今天，鉴于这种打击(drons“shaḫed”， - 顺序。)持续不断地想直接转向人民<text:a xlink:type="simple" xlink:href="https://www.ukrinform.ua/tag-iran" text:style-name="Internet_20_link" text:visited-style-name="Visited_20_Internet_20_Link">
</text:a>
。 对于所有人 - 对社会，伊朗山丘，每个伊朗家庭，能够影响伊朗不利决定的人们。 一个简单的问题：您为什么要对俄罗斯恐怖进行同谋？ 你为什么在国家一边？ 世界看到了捐赠的东西，您在伊朗看到了一切。 邪恶的支持不能被否认。”泽伦斯基说。</text:p>
      <text:p text:style-name="P4">
<text:span text:style-name="T5">
viso：<text:a xlink:type="simple" xlink:href="https://t.me/OP_UA/9572" text:style-name="Internet_20_link" text:visited-style-name="Visited_20_Internet_20_Link">
</text:a>
</text:span>
</text:p>
      <text:p text:style-name="P4">
总统指出，尽管乌克兰捍卫者击败了大多数沙哈内达，但仍受到打击。 在和平的人，学校，医院，祈祷房，教堂，发电厂，市场，甚至人道主义援助的穿刺和公交车站的家中。</text:p>
      <text:p text:style-name="P4">
“当伊朗无人机与丈夫在家里杀死一个怀孕的乌克兰女孩时，为什么适合您，母亲和父母在伊朗？几分钟后，击败了第二个“ Shahaned”，夺走了那些挽救生命的人的生命其他...为什么伊朗愤世嫉俗的谋杀案？萨克基(Sakkezi)或您所在国家的其他城市？</text:p>
      <text:p text:style-name="P4">
<text:span text:style-name="T4">
另请阅读：</text:span>
 <text:a xlink:type="simple" xlink:href="https://www.ukrinform.ua/rubric-polytics/3711148-ukraina-namagaetsa-donesti-do-arabskih-krain-svou-formulu-miru-ermak.html" text:style-name="Internet_20_link" text:visited-style-name="Visited_20_Internet_20_Link">
</text:a>
Volodymyr Zelensky强调，俄罗斯针对乌克兰为名词发动了战争。 但是他指出，如果将伊朗人民放在俄罗斯侵略之类的邪恶之上，他们的生活可能会有所不同。</text:p>
      <text:p text:style-name="P4">
_foto：op _</text:p>
      <text:p text:style-name="P4">
News Source: <text:a xlink:type="simple" xlink:href="https://www.ukrinform.ua/rubric-polytics/3713762-zelenskij-zvernuvsa-do-narodu-iranu-vi-maete-buti-na-insomu-boci-istorii-ne-zi-zlom.html" text:style-name="Internet_20_link" text:visited-style-name="Visited_20_Internet_20_Link">
https://www.ukrinform.ua/rubric-polytics/3713762-zelenskij-zvernuvsa-do-narodu-iranu-vi-maete-buti-na-insomu-boci-istorii-ne-zi-zlom.html</text:a>
</text:p>
      <!--NEWS-->
      <text:h text:style-name="P10" text:outline-level="1">
<text:span text:style-name="T4">
佛罗里达州州长空降正式宣布参加总统选举</text:span>
</text:h>
      <text:p text:style-name="P4">
作者: Ukrinform (Person)</text:p>
      <text:p text:style-name="P4">
出版商: Укринформ (Organization)</text:p>
      <text:p text:style-name="P4">
出版时间: 2023-05-24T22:48:00+03:00</text:p>
      <text:p text:style-name="P4">
修改时间: 2023-05-24T22:48:00+03:00</text:p>
      <text:p text:style-name="P4">
描述: 佛罗里达州州长罗恩·阿里亚尼斯（Ron Aryanis）正式宣布了由美国总统职位的候选人提名共和党提名的最初的参与。  - 乌克林。</text:p>
      <text:p text:style-name="P4">
图片: ['<text:a xlink:type="simple" xlink:href="https://static.ukrinform.com/photos/2022_11/thumb_files/630_360_1669076951-634.jpg" text:style-name="Internet_20_link" text:visited-style-name="Visited_20_Internet_20_Link">
630_360_16690...</text:a>
']</text:p>
      <text:p text:style-name="P4">
标签: ['Президент', 'Трамп', 'Вибори у США']</text:p>
      <text:p text:style-name="P4">
类型: Article</text:p>
      <!--METADATA-->
      <text:p text:style-name="P4">
<draw:frame draw:style-name="fr1" draw:name="Image304" text:anchor-type="as-char" svg:width="6.9236in" svg:height="3.956343in" draw:z-index="0">
<draw:image xlink:href="../Images/yкринформ/2023-05-24T22-48-00-03-00/630_360_1669076951-634.jpg" xlink:type="simple" xlink:show="embed" xlink:actuate="onLoad" draw:mime-type="image/jpeg"/>
</draw:frame>
州长罗恩·阿里亚尼斯(Ron Aryanis)正式宣布，共和党由美国总统职位候选人提名。</text:p>
      <text:p text:style-name="P4">
正如乌克林福姆报道的那样，它报告了<text:a xlink:type="simple" xlink:href="https://apnews.com/article/ron-desantis-2024-presidential-election-live-updates-0495d567326db1e760179d01f1f7c45e" text:style-name="Internet_20_link" text:visited-style-name="Visited_20_Internet_20_Link">
</text:a>
。</text:p>
      <text:p text:style-name="P4">
这位44岁的共和党人在周三向联邦选举委员会的一份声明中宣布了他的决定。</text:p>
      <text:p text:style-name="P4">
语言被认为是特朗普共和党在总统上的最强竞争对手<text:a xlink:type="simple" xlink:href="https://www.ukrinform.ua/tag-vibori-v-ssa" text:style-name="Internet_20_link" text:visited-style-name="Visited_20_Internet_20_Link">
</text:a>
2024。</text:p>
      <text:p text:style-name="P4">
<text:span text:style-name="T4">
另请阅读：</text:span>
 <text:a xlink:type="simple" xlink:href="https://www.ukrinform.ua/rubric-world/3710449-vibori-u-ssa-bajden-viperedzae-trampa-u-gipoteticnomu-drugomu-turi-na-6.html" text:style-name="Internet_20_link" text:visited-style-name="Visited_20_Internet_20_Link">
<text:span text:style-name="T4">
特朗普</text:span>
</text:a>
此前，来自南卡罗来纳州蒂姆·斯科特(Tim Scott)，阿肯色州州长阿肯色州Gatchinson和生物技术领域的企业家Vivkramavami的企业家曾说过，特朗普是参与共和党人的生物技术领域的企业家。 前副总统迈克·彭斯(Mike Pence)也被认为是可能的总统候选人，但尚未宣布他参加选举。</text:p>
      <text:p text:style-name="P4">
<text:span text:style-name="T5">
foto：EPA-EFE/DAN ANDERSON</text:span>
</text:p>
      <text:p text:style-name="P4">
News Source: <text:a xlink:type="simple" xlink:href="https://www.ukrinform.ua/rubric-world/3713764-gubernator-floridi-desantis-oficijno-ogolosiv-pro-ucast-u-prezidentskih-viborah.html" text:style-name="Internet_20_link" text:visited-style-name="Visited_20_Internet_20_Link">
https://www.ukrinform.ua/rubric-world/3713764-gubernator-floridi-desantis-oficijno-ogolosiv-pro-ucast-u-prezidentskih-viborah.html</text:a>
</text:p>
      <!--NEWS-->
      <text:h text:style-name="P10" text:outline-level="1">
<text:span text:style-name="T4">
Aek成为赢家</text:span>
</text:h>
      <text:p text:style-name="P4">
作者: Ukrinform (Person)</text:p>
      <text:p text:style-name="P4">
出版商: Укринформ (Organization)</text:p>
      <text:p text:style-name="P4">
出版时间: 2023-05-24T22:56:11+03:00</text:p>
      <text:p text:style-name="P4">
修改时间: 2023-05-24T22:56:11+03:00</text:p>
      <text:p text:style-name="P4">
描述: AECA球员在历史上赢得了希腊杯。  - 乌克林。</text:p>
      <text:p text:style-name="P4">
图片: ['<text:a xlink:type="simple" xlink:href="https://static.ukrinform.com/photos/2023_05/thumb_files/630_360_1684957977-336.jpg" text:style-name="Internet_20_link" text:visited-style-name="Visited_20_Internet_20_Link">
630_360_16849...</text:a>
']</text:p>
      <text:p text:style-name="P4">
标签: ['Футбол', 'Греція']</text:p>
      <text:p text:style-name="P4">
类型: Article</text:p>
      <!--METADATA-->
      <text:p text:style-name="P4">
<draw:frame draw:style-name="fr1" draw:name="Image305" text:anchor-type="as-char" svg:width="6.9236in" svg:height="3.956343in" draw:z-index="0">
<draw:image xlink:href="../Images/yкринформ/2023-05-24T22-56-11-03-00/630_360_1684957977-336.jpg" xlink:type="simple" xlink:show="embed" xlink:actuate="onLoad" draw:mime-type="image/jpeg"/>
</draw:frame>
足球运动员在历史上赢得了第16届希腊杯。</text:p>
      <text:p text:style-name="P4">
乌克林福姆报道，在2022/23赛季的决赛中，在AEK市的Pantesaliko体育场，Paok的失败-2-0。</text:p>
      <text:p text:style-name="P4">
获胜者的成功带来了喀麦隆后卫阿罗德·穆库迪(Arold Mukudi)的进球(26镇)和西班牙前锋保罗·费尔南德斯(90+2).</text:p>
      <text:p text:style-name="P4">
АЕК майже всю зустріч грав у меншості після вилучення Лазароса Рота на 6-йхвилині.</text:p>
      <text:p text:style-name="P4">
<text:span text:style-name="T4">
Читайте також:</text:span>
 <text:a xlink:type="simple" xlink:href="https://www.ukrinform.ua/rubric-sports/3704740-kacaraba-zi-slavieu-vigrav-kubok-cehii.html" text:style-name="Internet_20_link" text:visited-style-name="Visited_20_Internet_20_Link">
 <text:span text:style-name="T4">
Кубок</text:span>
 </text:a>
去年，希腊杯赢得了Panatinaikos，在当前平局中，Paok的1/4决赛(0：2，1：1).</text:p>
      <text:p text:style-name="P4">
Фото: aekfc.gr.</text:p>
      <text:p text:style-name="P4">
News Source: <text:a xlink:type="simple" xlink:href="https://www.ukrinform.ua/rubric-sports/3713766-aek-stav-volodarem-kubka-grecii-z-futbolu-obigravsi-paok.html" text:style-name="Internet_20_link" text:visited-style-name="Visited_20_Internet_20_Link">
https://www.ukrinform.ua/rubric-sports/3713766-aek-stav-volodarem-kubka-grecii-z-futbolu-obigravsi-paok.html</text:a>
</text:p>
      <!--NEWS-->
      <text:h text:style-name="P10" text:outline-level="1">
<text:span text:style-name="T4">
入侵者不会停止在民事基础设施上的航空和艺术品 - 武装部队的GS</text:span>
</text:h>
      <text:p text:style-name="P4">
作者: ['АРМІЯINFORM']</text:p>
      <text:p text:style-name="P4">
时间: 2023-05-24T23:00:00-04:00</text:p>
      <text:p text:style-name="P4">
描述: 在Hasters 53结束时，由41架飞机的对手借出了敌人。 ，乌克兰和俄罗斯之间以及乌克兰的战争将在不久的将来与乌克兰战争，与乌克兰的战争，今天的乌克兰新闻，乌克兰新闻，乌克兰新闻，是否会发生战争，乌克兰的战争是否会发生战争俄罗斯的媒体将在俄罗斯</text:p>
      <text:p text:style-name="P4">
图片: ['<text:a xlink:type="simple" xlink:href="https://armyinform.com.ua/wp-content/uploads/2023/05/image_16_7_1300x820.jpg" text:style-name="Internet_20_link" text:visited-style-name="Visited_20_Internet_20_Link">
image_16_7_1300x820.jpg</text:a>
']</text:p>
      <text:p text:style-name="P4">
标签: ['STOPRUSSIA', 'АГРЕСІЯ РФ', 'ВІЙНА', 'ВТОРГНЕННЯ РФ', 'ГШ ЗСУ', 'ОПЕРАТИВНА ІНФОРМАЦІЯ', 'РАНКОВЕ ЗВЕДЕННЯ']</text:p>
      <text:p text:style-name="P4">
类别: News</text:p>
      <!--METADATA-->
      <text:p text:style-name="P4">
<draw:frame draw:style-name="fr1" draw:name="Image306" text:anchor-type="as-char" svg:width="6.9236in" svg:height="4.367638in" draw:z-index="0">
<draw:image xlink:href="../Images/AРМІЯINFORM/2023-05-24T23-00-00-04-00/image_16_7_1300x820.jpg" xlink:type="simple" xlink:show="embed" xlink:actuate="onLoad" draw:mime-type="image/jpeg"/>
</draw:frame>
导弹吹向时间枪口。 说明性照片<text:span text:style-name="T4">
🔥俄罗斯入侵的情况</text:span>
</text:p>
      <text:p text:style-name="P4">
在最后一天，敌人击中了41架飞机罢工，并从火箭发射器中进行了53次访问。</text:p>
      <text:p text:style-name="P4">
关于它<text:a xlink:type="simple" xlink:href="https://www.facebook.com/GeneralStaff.ua/posts/pfbid02VsPKGcJn98E6s23tkQnsGprSxu9RdWebJyZCerNNYf1e9NXhYPdPxy5bbvfisE6l" text:style-name="Internet_20_link" text:visited-style-name="Visited_20_Internet_20_Link">
报告</text:a>
乌克兰武装部队的总参谋部。</text:p>
      <text:p text:style-name="P4">
声明说：“私人居民受伤，私人住宅已被其他平民和行政基础设施摧毁和损害。”</text:p>
      <text:p text:style-name="P4">
此外，乌克兰武装部队的总参谋部警告说，在整个乌克兰，这仍然是导弹和航空罢工合作的可能性。</text:p>
      <text:p text:style-name="P4">
News Source: <text:a xlink:type="simple" xlink:href="https://armyinform.com.ua/2023/05/24/okupanty-ne-prypynyayut-aviaczijnyh-ta-artudariv-po-czyvilnij-infrastrukturi-gsh-zsu/" text:style-name="Internet_20_link" text:visited-style-name="Visited_20_Internet_20_Link">
https://armyinform.com.ua/2023/05/24/okupanty-ne-prypynyayut-aviaczijnyh-ta-artudariv-po-czyvilnij-infrastrukturi-gsh-zsu/</text:a>
</text:p>
      <!--NEWS-->
      <text:h text:style-name="P10" text:outline-level="1">
<text:span text:style-name="T4">
北约预计佐治亚州将遵守针对俄罗斯的国际制裁-Stoltenberg</text:span>
</text:h>
      <text:p text:style-name="P4">
作者: Ukrinform (Person)</text:p>
      <text:p text:style-name="P4">
出版商: Укринформ (Organization)</text:p>
      <text:p text:style-name="P4">
出版时间: 2023-05-24T23:05:00+03:00</text:p>
      <text:p text:style-name="P4">
修改时间: 2023-05-24T23:05:00+03:00</text:p>
      <text:p text:style-name="P4">
描述: 北约期望佐治亚州以及其他伙伴国家尊重民主价值观，并实施将俄罗斯限制为丹格战争对乌克兰的制裁的国际制裁。  - 乌克林。</text:p>
      <text:p text:style-name="P4">
图片: ['<text:a xlink:type="simple" xlink:href="https://static.ukrinform.com/photos/2023_04/thumb_files/630_360_1682000894-466.jpeg" text:style-name="Internet_20_link" text:visited-style-name="Visited_20_Internet_20_Link">
630_360_16820...</text:a>
']</text:p>
      <text:p text:style-name="P4">
标签: ['Антиросійські санкції', 'Грузія', 'НАТО', 'Війна з Росією']</text:p>
      <text:p text:style-name="P4">
类型: Article</text:p>
      <!--METADATA-->
      <text:p text:style-name="P4">
<draw:frame draw:style-name="fr1" draw:name="Image307" text:anchor-type="as-char" svg:width="6.9236in" svg:height="3.956343in" draw:z-index="0">
<draw:image xlink:href="../Images/yкринформ/2023-05-24T23-05-00-03-00/630_360_1682000894-466.jpeg" xlink:type="simple" xlink:show="embed" xlink:actuate="onLoad" draw:mime-type="image/jpeg"/>
</draw:frame>
来自佐治亚州的纳托维亚以及其他伙伴国家，尊重民主价值观和对国际制裁的实施，限制了对乌克兰发动战争的能力。</text:p>
      <text:p text:style-name="P4">
北约秘书长詹斯·斯托尔滕贝格(Jens Stoltenberg)在一年一度的布鲁塞尔论坛上的讨论中，这就是在这里。</text:p>
      <text:p text:style-name="P4">
“重要的是<text:a xlink:type="simple" xlink:href="https://www.ukrinform.ua/tag-gruzia" text:style-name="Internet_20_link" text:visited-style-name="Visited_20_Internet_20_Link">
</text:a>
它受我们所有人都相信的民主价值观的控制。 我们预计，北约有一个涉及北约的国家，遵守制裁，使俄罗斯对乌克兰的激励战争的筹资复杂化。</text:p>
      <text:p text:style-name="P4">
北约秘书长提醒，该联盟已经支持与佐治亚州的伙伴关系多年，有助于实施改革并实施政治和实践合作。 在这种情况下，佐治亚州是俄罗斯世界对俄罗斯有害影响的“间隔”中最脆弱的。 正是在佐治亚州，当俄罗斯入侵该国并占领了一些领土时，俄罗斯对邻国的侵略行为的趋势得到了体现。</text:p>
      <text:p text:style-name="P4">
“这样的国家(作为佐治亚州 -  ed。). намагаються чинити спротив російськійагресії. Саме тому на Мадридському саміті ми вирішили наростити допомогу дляцих країн, і Грузія є найбільш показовим прикладом», - зауважив ЄнсСтолтенберг.</text:p>
      <text:p text:style-name="P4">
<text:span text:style-name="T4">
Читайте також:</text:span>
 <text:a xlink:type="simple" xlink:href="https://www.ukrinform.ua/rubric-polytics/3712077-ukraina-pidtrimue-gruziu-i-podilitsa-z-neu-dosvidom-borotbi-iz-rosieu-danilov.html" text:style-name="Internet_20_link" text:visited-style-name="Visited_20_Internet_20_Link">
 <text:span text:style-name="T4">
Грузію</text:span>
 </text:a>
据他说，佐治亚州周围的局势是克里姆林宫的敌对行动来实现的证词之一：续签“影响力”，以控制和剥夺俄罗斯邻国和前华沙国家的独立性条约。</text:p>
      <text:p text:style-name="P4">
北约领导人强调：“这不是我们想生活的世界。”_foto：op _</text:p>
      <text:p text:style-name="P4">
News Source: <text:a xlink:type="simple" xlink:href="https://www.ukrinform.ua/rubric-world/3713767-nato-ocikue-vid-gruzii-dotrimanna-miznarodnih-sankcij-proti-rosii-stoltenberg.html" text:style-name="Internet_20_link" text:visited-style-name="Visited_20_Internet_20_Link">
https://www.ukrinform.ua/rubric-world/3713767-nato-ocikue-vid-gruzii-dotrimanna-miznarodnih-sankcij-proti-rosii-stoltenberg.html</text:a>
</text:p>
      <!--NEWS-->
      <text:h text:style-name="P10" text:outline-level="1">
<text:span text:style-name="T4">
国务院担心联合国秘书长与利维夫的会议</text:span>
</text:h>
      <text:p text:style-name="P4">
作者: Ukrinform (Person)</text:p>
      <text:p text:style-name="P4">
出版商: Укринформ (Organization)</text:p>
      <text:p text:style-name="P4">
出版时间: 2023-05-24T23:14:00+03:00</text:p>
      <text:p text:style-name="P4">
修改时间: 2023-05-24T23:14:00+03:00</text:p>
      <text:p text:style-name="P4">
描述: 华盛顿官方对联合国秘书长特别代表的正式会议与俄罗斯儿童申诉书玛丽亚·利维夫·贝洛娃（Maria Lviv-Belova）表示焦虑，该会议由国际刑事法院（ICS）搜查。  - 乌克林。</text:p>
      <text:p text:style-name="P4">
图片: ['<text:a xlink:type="simple" xlink:href="https://static.ukrinform.com/photos/2023_05/thumb_files/630_360_1684954769-443.jpg" text:style-name="Internet_20_link" text:visited-style-name="Visited_20_Internet_20_Link">
630_360_16849...</text:a>
']</text:p>
      <text:p text:style-name="P4">
标签: ['Гутерреш', 'ООН', 'Путін', 'США', 'Держдеп', 'Росія', 'Міжнародний кримінальний суд']</text:p>
      <text:p text:style-name="P4">
类型: Article</text:p>
      <!--METADATA-->
      <text:p text:style-name="P4">
<draw:frame draw:style-name="fr1" draw:name="Image308" text:anchor-type="as-char" svg:width="6.9236in" svg:height="3.956343in" draw:z-index="0">
<draw:image xlink:href="../Images/yкринформ/2023-05-24T23-14-00-03-00/630_360_1684954769-443.jpg" xlink:type="simple" xlink:show="embed" xlink:actuate="onLoad" draw:mime-type="image/jpeg"/>
</draw:frame>
官方瓦辛顿(Vashington)对联合国秘书长与俄罗斯儿童申诉价Marialvo-Belova的正式会议表示焦虑，该会议由国际刑事法院搜查(MKS).</text:p>
      <text:p text:style-name="P4">
Про це заявив у середу речник Держдепартаменту США Метью Міллер, передаєвласний кореспондент Укрінформу.</text:p>
      <text:p text:style-name="P4">
«Ми глибоко стурбовані тим, що високопоставлений дипломат <text:a xlink:type="simple" xlink:href="https://www.ukrinform.ua/tag-oon" text:style-name="Internet_20_link" text:visited-style-name="Visited_20_Internet_20_Link">
</text:a>
她会见了一个隐藏起飞的人，而国际空间站则违反了逮捕令​​，以逮捕犯有儿童的军事犯罪，”美国外交政策说。</text:p>
      <text:p text:style-name="P4">
他强调，这破坏了保护区域儿童的共同义务。</text:p>
      <text:p text:style-name="P4">
米勒回忆说，俄罗斯当局有意识地将乌克兰的日期强迫驱逐出境，否认父母接触他们，并试图通过签发俄罗斯护照来改变其身份。</text:p>
      <text:p text:style-name="P4">
<text:span text:style-name="T4">
另请阅读：</text:span>
 <text:a xlink:type="simple" xlink:href="https://www.ukrinform.ua/rubric-polytics/3712825-v-ofisi-genprokurora-zasudili-vidacu-rosieu-orderu-na-arest-prokurora-mks.html" text:style-name="Internet_20_link" text:visited-style-name="Visited_20_Internet_20_Link">
<text:span text:style-name="T4">
 MKS </text:span>
</text:a>
“孩子属于最脆弱的群体，需要受到保护，尤其是在战争期间。 因此，我们继续呼吁军事性格。”国务院代表说。</text:p>
      <text:p text:style-name="P4">
据报道，上周，俄罗斯申诉专员玛丽亚·利维夫·贝洛娃(Maria Lviv-Belova)与联合国秘书长特别代表举行了官方会议，以提出弗吉尼亚·甘巴(Virginia Gamba)的问题和武装冲突。 今年3月17日，海牙国际刑事法院签发了逮捕玛丽·利维夫·贝洛娃(Mary Lviv -Belova)和弗拉基米尔·普京(Vladimir Putin)，与战争罪行有关，以及包括儿童在内的自我竞争和非法行动，包括儿童，包括儿童。乌克兰。</text:p>
      <text:p text:style-name="P4">
News Source: <text:a xlink:type="simple" xlink:href="https://www.ukrinform.ua/rubric-world/3713770-derzdep-sturbovanij-zustriccu-predstavnici-genseka-oon-zi-lvovoubelovou.html" text:style-name="Internet_20_link" text:visited-style-name="Visited_20_Internet_20_Link">
https://www.ukrinform.ua/rubric-world/3713770-derzdep-sturbovanij-zustriccu-predstavnici-genseka-oon-zi-lvovoubelovou.html</text:a>
</text:p>
      <!--NEWS-->
      <text:h text:style-name="P10" text:outline-level="1">
<text:span text:style-name="T4">
日本研究人员是世界上第一个完全对真菌基因进行隔离的人</text:span>
</text:h>
      <text:p text:style-name="P4">
作者: Ukrinform (Person)</text:p>
      <text:p text:style-name="P4">
出版商: Укринформ (Organization)</text:p>
      <text:p text:style-name="P4">
出版时间: 2023-05-24T23:32:00+03:00</text:p>
      <text:p text:style-name="P4">
修改时间: 2023-05-24T23:32:00+03:00</text:p>
      <text:p text:style-name="P4">
描述: 在TIBA县DNA Cadzus研究所的Sirasawa Kent教授的指导下，一群科学家表示，他们正在完全测序Matsutake真菌基因​​。  - 乌克林。</text:p>
      <text:p text:style-name="P4">
图片: ['<text:a xlink:type="simple" xlink:href="https://static.ukrinform.com/photos/2023_05/thumb_files/630_360_1684931248-298.jpg" text:style-name="Internet_20_link" text:visited-style-name="Visited_20_Internet_20_Link">
630_360_16849...</text:a>
']</text:p>
      <text:p text:style-name="P4">
标签: ['Японія', 'вчені', 'Генетика']</text:p>
      <text:p text:style-name="P4">
类型: Article</text:p>
      <!--METADATA-->
      <text:p text:style-name="P4">
<draw:frame draw:style-name="fr1" draw:name="Image309" text:anchor-type="as-char" svg:width="6.9236in" svg:height="3.956343in" draw:z-index="0">
<draw:image xlink:href="../Images/yкринформ/2023-05-24T23-32-00-03-00/630_360_1684931248-298.jpg" xlink:type="simple" xlink:show="embed" xlink:actuate="onLoad" draw:mime-type="image/jpeg"/>
</draw:frame>
在TIBA县Dnnccusus研究所的Sirasawa Kent教授的指导下，他们完全对Gribamacutak基因进行了测序。</text:p>
      <text:p text:style-name="P4">
正如乌克林福姆报道的那样，它报告了<text:a xlink:type="simple" xlink:href="https://www3.nhk.or.jp/nhkworld/ru/news/427486/" text:style-name="Internet_20_link" text:visited-style-name="Visited_20_Internet_20_Link">
</text:a>
。</text:p>
      <text:p text:style-name="P4">
国际自然保护联盟已将Matsutak的蘑菇引入其受到威胁的物种清单。 这些蘑菇在日本被认为是宝贵的美味佳肴。</text:p>
      <text:p text:style-name="P4">
根据科学家的说法，他们使用新技术分析了长期序列，以获取Matsutake Fungi的遗传信息。</text:p>
      <text:p text:style-name="P4">
他们发现蘑菇具有13个染色体和约1.6亿个核苷酸对，以及决定其形状，味道和香气的大约22,000个基因。</text:p>
      <text:p text:style-name="P4">
<text:span text:style-name="T4">
另请阅读：</text:span>
 <text:a xlink:type="simple" xlink:href="https://www.ukrinform.ua/rubric-regions/3686733-u-lvovi-vidkrili-laboratoriu-geneticnih-doslidzen.html" text:style-name="Internet_20_link" text:visited-style-name="Visited_20_Internet_20_Link">
</text:a>
科学家还指出，基因组数据将有助于确定需要生长蘑菇生长的物质以及负责其特定味道的基因。</text:p>
      <text:p text:style-name="P4">
Sirasava指出，所有蘑菇基因组的完整测序首先在世界上进行。 据他说，他的小组所做的工作将来有助于Matsutake。</text:p>
      <text:p text:style-name="P4">
根据乌克林福姆的说法，来自中国科学院的一群科学家<text:a xlink:type="simple" xlink:href="https://www.ukrinform.ua/rubric-technology/3529583-u-kitai-sekvenuvali-genom-ludini-aka-zila-14-tisac-rokiv-tomu.html" text:style-name="Internet_20_link" text:visited-style-name="Visited_20_Internet_20_Link">
</text:a>
来自乌克兰西南地区。</text:p>
      <text:p text:style-name="P4">
News Source: <text:a xlink:type="simple" xlink:href="https://www.ukrinform.ua/rubric-technology/3713572-aponski-doslidniki-persimi-u-sviti-povnistu-sekvenuvali-genom-griba.html" text:style-name="Internet_20_link" text:visited-style-name="Visited_20_Internet_20_Link">
https://www.ukrinform.ua/rubric-technology/3713572-aponski-doslidniki-persimi-u-sviti-povnistu-sekvenuvali-genom-griba.html</text:a>
</text:p>
      <!--NEWS-->
      <text:h text:style-name="P10" text:outline-level="1">
<text:span text:style-name="T4">
乌克兰的话题将成为Baiden and Fashion会议 - 国务院的主要问题之一</text:span>
</text:h>
      <text:p text:style-name="P4">
作者: Ukrinform (Person)</text:p>
      <text:p text:style-name="P4">
出版商: Укринформ (Organization)</text:p>
      <text:p text:style-name="P4">
出版时间: 2023-05-24T23:42:00+03:00</text:p>
      <text:p text:style-name="P4">
修改时间: 2023-05-24T23:42:00+03:00</text:p>
      <text:p text:style-name="P4">
描述: 美国总统乔·拜登（Joe Biden）打算在下个月在华盛顿与印度总理纳伦德拉·莫迪（Narendra Modi）会面时讨论乌克兰的战争问题。  - 乌克林。</text:p>
      <text:p text:style-name="P4">
图片: ['<text:a xlink:type="simple" xlink:href="https://static.ukrinform.com/photos/2023_05/thumb_files/630_360_1684960314-113.jpg" text:style-name="Internet_20_link" text:visited-style-name="Visited_20_Internet_20_Link">
630_360_16849...</text:a>
']</text:p>
      <text:p text:style-name="P4">
标签: ['Байден', 'Індія', 'США', 'Україна', 'Агресія РФ', 'Держдеп']</text:p>
      <text:p text:style-name="P4">
类型: Article</text:p>
      <!--METADATA-->
      <text:p text:style-name="P4">
<draw:frame draw:style-name="fr1" draw:name="Image310" text:anchor-type="as-char" svg:width="6.9236in" svg:height="3.956343in" draw:z-index="0">
<draw:image xlink:href="../Images/yкринформ/2023-05-24T23-42-00-03-00/630_360_1684960314-113.jpg" xlink:type="simple" xlink:show="embed" xlink:actuate="onLoad" draw:mime-type="image/jpeg"/>
</draw:frame>
总统乔·拜登(Joe Biden)打算在下个月在华盛顿举行的印度纳伦德拉·莫迪(Narendra Modi)在印度会议上讨论乌克兰的战争问题。</text:p>
      <text:p text:style-name="P4">
乌克林传闻记者报道，美国国务院马修·米勒(Matthew Miller)周三证实了这一点。</text:p>
      <text:p text:style-name="P4">
美国国务院代表对总理的预定访问评论：“毫无疑问，乌克兰的战争将是要讨论的主题之一。(https://www.ukrinform.ua/tag-india)华盛顿及其与美国政府的登陆。</text:p>
      <text:p text:style-name="P4">
他指出，将在访问之日更详细地宣布。</text:p>
      <text:p text:style-name="P4">
同时，米勒回忆说，乌克兰的话题在上一次水域期间与总理和其他世界领导人违反了美国的情节。</text:p>
      <text:p text:style-name="P4">
<text:span text:style-name="T4">
另请阅读：</text:span>
 <text:a xlink:type="simple" xlink:href="https://www.ukrinform.ua/rubric-world/3713133-moskva-tisne-na-indiu-ta-insi-kraini-sob-ii-ne-vnesli-do-cornogo-spisku-fatf-bloomberg.html" text:style-name="Internet_20_link" text:visited-style-name="Visited_20_Internet_20_Link">
</text:a>
印度总理纳伦德拉·莫迪(Narendra Modi)计划于2023年6月22日对美国进行国事访问。 特别是，他计划与总统乔·拜登(Joe Biden)会面。 本周早些时候时尚<text:a xlink:type="simple" xlink:href="https://www.ukrinform.ua/rubric-world/3712511-premer-indii-ta-derzsekretar-ssa-zustrilisa-z-liderami-tihookeanskih-ostroviv-u-papuanovij-gvinei.html" text:style-name="Internet_20_link" text:visited-style-name="Visited_20_Internet_20_Link">
</text:a>
我们在巴布亚 - 诺瓦几内亚的Anthony Blinky。  来自乌克兰的照片</text:p>
      <text:p text:style-name="P4">
News Source: <text:a xlink:type="simple" xlink:href="https://www.ukrinform.ua/rubric-world/3713774-tema-ukraini-stane-odnim-iz-toppitan-na-zustrici-bajdena-j-modi-derzdep.html" text:style-name="Internet_20_link" text:visited-style-name="Visited_20_Internet_20_Link">
https://www.ukrinform.ua/rubric-world/3713774-tema-ukraini-stane-odnim-iz-toppitan-na-zustrici-bajdena-j-modi-derzdep.html</text:a>
</text:p>
      <!--NEWS-->
      <text:h text:style-name="P10" text:outline-level="1">
<text:span text:style-name="T4">
“ Inter”通过打破意大利杯决赛中的“ Fiorentine”来保护标题</text:span>
</text:h>
      <text:p text:style-name="P4">
作者: Ukrinform (Person)</text:p>
      <text:p text:style-name="P4">
出版商: Укринформ (Organization)</text:p>
      <text:p text:style-name="P4">
出版时间: 2023-05-24T23:54:00+03:00</text:p>
      <text:p text:style-name="P4">
修改时间: 2023-05-24T23:54:00+03:00</text:p>
      <text:p text:style-name="P4">
描述: 意大利足球杯连续第二次进入米兰国际阵线。  - 乌克林。</text:p>
      <text:p text:style-name="P4">
图片: ['<text:a xlink:type="simple" xlink:href="https://static.ukrinform.com/photos/2023_05/thumb_files/630_360_1684963210-795.jpg" text:style-name="Internet_20_link" text:visited-style-name="Visited_20_Internet_20_Link">
630_360_16849...</text:a>
']</text:p>
      <text:p text:style-name="P4">
标签: ['Футбол', 'Інтер Мілан']</text:p>
      <text:p text:style-name="P4">
类型: Article</text:p>
      <!--METADATA-->
      <text:p text:style-name="P4">
<draw:frame draw:style-name="fr1" draw:name="Image311" text:anchor-type="as-char" svg:width="6.9236in" svg:height="3.956343in" draw:z-index="0">
<draw:image xlink:href="../Images/yкринформ/2023-05-24T23-54-00-03-00/630_360_1684963210-795.jpg" xlink:type="simple" xlink:show="embed" xlink:actuate="onLoad" draw:mime-type="image/jpeg"/>
</draw:frame>
连续第二次连续第二次连续第二次。</text:p>
      <text:p text:style-name="P4">
据报道，在罗马奥林匹克体育场的果断比赛中，“国际”赢得了“菲奥伦蒂娜”的志愿者-2：1。</text:p>
      <text:p text:style-name="P4">
尼古拉斯·冈萨雷斯(Nicholas Gonzalez(29，37).</text:p>
      <text:p text:style-name="P4">
<text:span text:style-name="T4">
Читайте також:</text:span>
 <text:a xlink:type="simple" xlink:href="https://www.ukrinform.ua/rubric-sports/3710206-inter-vijsov-u-final-ligi-cempioniv-uefa-obigravsi-milan.html" text:style-name="Internet_20_link" text:visited-style-name="Visited_20_Internet_20_Link">
 <text:span text:style-name="T4">
Мілан</text:span>
 </text:a>
“国际局”赢得了意大利杯，由“罗马”级的指标升级。奖杯最多的收集了都灵·尤文图斯(14).</text:p>
      <text:p text:style-name="P4">
Фото: Getty Images/Global Images Ukraine.</text:p>
      <text:p text:style-name="P4">
News Source: <text:a xlink:type="simple" xlink:href="https://www.ukrinform.ua/rubric-sports/3713777-inter-zahistiv-titul-obigravsi-fiorentinu-u-finali-kubka-italii.html" text:style-name="Internet_20_link" text:visited-style-name="Visited_20_Internet_20_Link">
https://www.ukrinform.ua/rubric-sports/3713777-inter-zahistiv-titul-obigravsi-fiorentinu-u-finali-kubka-italii.html</text:a>
</text:p>
      <!--NEWS-->
      <text:h text:style-name="P10" text:outline-level="1">
<text:span text:style-name="T4">
俄罗斯人从Kherson地区删除了移动通信设备</text:span>
</text:h>
      <text:p text:style-name="P4">
作者: ['АРМІЯINFORM']</text:p>
      <text:p text:style-name="P4">
时间: 2023-05-24T24:00:00-04:00</text:p>
      <text:p text:style-name="P4">
描述: 皮亚坎特（Piacantes）倒在蒂姆乔斯沃（Timchasovo）上的动员们，由霍森斯科（Khersonsko）的tertitors倒入乌克兰的战争，与乌克兰的战争，今天与乌克兰的最新新闻，今天与乌克兰的新闻战争，今天与乌克兰的新闻战争，乌克兰和俄罗斯和俄罗斯之间的战争将发生，当他们说，在2022年，无论是否有一年，是否会在不久的将来与乌克兰进行战争</text:p>
      <text:p text:style-name="P4">
图片: ['<text:a xlink:type="simple" xlink:href="https://armyinform.com.ua/wp-content/uploads/2023/05/62d19afb80ce6.jpeg" text:style-name="Internet_20_link" text:visited-style-name="Visited_20_Internet_20_Link">
62d19afb80ce6.jpeg</text:a>
']</text:p>
      <text:p text:style-name="P4">
标签: ['МАРОДЕРИ', 'ОКУПАНТИ', 'ТИМЧАСОВО ОКУПОВАНІ ТЕРИТОРІЇ', 'ХЕРСОНЩИНА', 'ЦЕНТР НАЦІОНАЛЬНОГО СПРОТИВУ']</text:p>
      <text:p text:style-name="P4">
类别: News</text:p>
      <!--METADATA-->
      <text:p text:style-name="P4">
<draw:frame draw:style-name="fr1" draw:name="Image312" text:anchor-type="as-char" svg:width="6.9236in" svg:height="4.32725in" draw:z-index="0">
<draw:image xlink:href="../Images/AРМІЯINFORM/2023-05-24T24-00-00-04-00/62d19afb80ce6.jpeg" xlink:type="simple" xlink:show="embed" xlink:actuate="onLoad" draw:mime-type="image/jpeg"/>
</draw:frame>
说明性照片：EPA/UPG</text:p>
      <text:p text:style-name="P4">
入侵者已关闭了赫尔森地区暂时占领领土的移动通信。</text:p>
      <text:p text:style-name="P4">
关于它<text:a xlink:type="simple" xlink:href="https://sprotyv.mod.gov.ua/okupanty-vymknuly-mobilnyj-zv-yazok-na-tot-hersonshhyny/" text:style-name="Internet_20_link" text:visited-style-name="Visited_20_Internet_20_Link">
报告</text:a>
国家抵抗乌克兰特种作战部队的中心。</text:p>
      <text:p text:style-name="P4">
“敌人的确是当地居民无法将有关俄罗斯军队的信息传递给国防军。 出于同样的目的，侵略者在他占领之前就在赫尔森本身中关闭了中央抵抗。  - 但是，这些努力仍然无法阻止乌克兰抵抗。 我们敦促当地居民继续传输有关占领部队的位置和移动的信息。”</text:p>
      <text:p text:style-name="P4">
为此，建议使用<text:a xlink:type="simple" xlink:href="https://sprotyv.mod.gov.ua/peredaty-informatsiyu/" text:style-name="Internet_20_link" text:visited-style-name="Visited_20_Internet_20_Link">
CNSSSO站点上的表格</text:a>
.</text:p>
      <text:p text:style-name="P4">
News Source: <text:a xlink:type="simple" xlink:href="https://armyinform.com.ua/2023/05/24/rosiyany-vyvezly-obladnannya-mobilnogo-zvyazku-z-hersonshhyny/" text:style-name="Internet_20_link" text:visited-style-name="Visited_20_Internet_20_Link">
https://armyinform.com.ua/2023/05/24/rosiyany-vyvezly-obladnannya-mobilnogo-zvyazku-z-hersonshhyny/</text:a>
</text:p>
      <!--NEWS-->
      <text:h text:style-name="P10" text:outline-level="1">
<text:span text:style-name="T4">
流离失所者的数量多数增加 - 伊琳娜·弗雷什库克（Irina Vereshchuk）</text:span>
</text:h>
      <text:p text:style-name="P4">
作者: ['АРМІЯINFORM']</text:p>
      <text:p text:style-name="P4">
时间: 2023-05-24T25:00:00-04:00</text:p>
      <text:p text:style-name="P4">
描述: Mintystskiy Zwan Rintegraita Timchasovo Okuba Teritarian乌克兰人...与乌克兰2022年的战争，与乌克兰的最新新闻，今天与乌克兰的新闻战争，今天与乌克兰2022年的新闻战争，今天将在乌克兰和俄罗斯之间发生战争，与乌克兰的战争，与乌克兰的最新新闻，与乌克兰的新闻战争，与乌克兰的最新新闻，与乌克兰的战争，与乌克兰和乌克兰之间的战争将与乌克兰的战争他们说，在2022年是否在不久的将来与乌克兰战争，他们说，与乌克兰的战争，今天的乌克兰新闻，乌克兰的新闻，乌克兰媒体在俄罗斯的媒体</text:p>
      <text:p text:style-name="P4">
图片: ['<text:a xlink:type="simple" xlink:href="https://armyinform.com.ua/wp-content/uploads/2023/05/iryna-vereshhuk-1.jpg" text:style-name="Internet_20_link" text:visited-style-name="Visited_20_Internet_20_Link">
iryna-vereshhuk-1.jpg</text:a>
']</text:p>
      <text:p text:style-name="P4">
标签: ['ВНУТРІШНЬО ПЕРЕМІЩЕНІ ОСОБИ', 'ЄДИНІ НОВИНИ', 'ІРИНА ВЕРЕЩУК', 'ТИМЧАСОВО ОКУПОВАНІ ТЕРИТОРІЇ']</text:p>
      <text:p text:style-name="P4">
类别: News</text:p>
      <!--METADATA-->
      <text:p text:style-name="P4">
<draw:frame draw:style-name="fr1" draw:name="Image313" text:anchor-type="as-char" svg:width="6.9236in" svg:height="3.956343in" draw:z-index="0">
<draw:image xlink:href="../Images/AРМІЯINFORM/2023-05-24T25-00-00-04-00/iryna-vereshhuk-1.jpg" xlink:type="simple" xlink:show="embed" xlink:actuate="onLoad" draw:mime-type="image/jpeg"/>
</draw:frame>
Irina Vereshchuk</text:p>
      <text:p text:style-name="P4">
临时占领领土的重返社会部长报告说，他们没有预测流离失所者的数量增加(VPO)，特别是在未来的反对乌克兰领土之后。</text:p>
      <text:p text:style-name="P4">
Irina Vereshchuk谈到了Remintration的Viceremier-Minister-Minister(https://www.youtube.com/watch?v=WY8sDvZdWEA)»，回应演示者的名字，以在未来的对比和解放的背景下以国内流离失所者的形式发展。</text:p>
      <ul>
        <li>
我们不会预测IDP的数量会增加，因为我们知道它们会离开，但是会有一些人返回。 伊琳娜·弗雷什库克(Irina Vereshchuk)说，我们看到迁移并修复了它，我们看到了它的动态。</li>
      </ul>
      <text:p text:style-name="P4">
News Source: <text:a xlink:type="simple" xlink:href="https://armyinform.com.ua/2023/05/24/kratnogo-zbilshennya-kilkosti-pereselencziv-ne-prognozuyemo-iryna-vereshhuk/" text:style-name="Internet_20_link" text:visited-style-name="Visited_20_Internet_20_Link">
https://armyinform.com.ua/2023/05/24/kratnogo-zbilshennya-kilkosti-pereselencziv-ne-prognozuyemo-iryna-vereshhuk/</text:a>
</text:p>
      <!--NEWS-->
      <text:h text:style-name="P10" text:outline-level="1">
<text:span text:style-name="T4">
荷兰为乌克兰分配2.6亿欧元的弹药</text:span>
</text:h>
      <text:p text:style-name="P4">
作者: ['АРМІЯINFORM']</text:p>
      <text:p text:style-name="P4">
时间: 2023-05-24T26:00:00-04:00</text:p>
      <text:p text:style-name="P4">
描述: Nirelandi Vidilya 26000亿伏特（Vro）为乌克兰军队购买战斗 - 墨西哥。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48560ca5a6b4cf41-2.jpg" text:style-name="Internet_20_link" text:visited-style-name="Visited_20_Internet_20_Link">
48560ca5a6b4cf41-2.jpg</text:a>
']</text:p>
      <text:p text:style-name="P4">
标签: ['155 ММ СНАРЯДИ', 'КАЙСА ОЛЛОНҐРЕН', 'ПІДТРИМКА УКРАЇНИ']</text:p>
      <text:p text:style-name="P4">
类别: News</text:p>
      <!--METADATA-->
      <text:p text:style-name="P4">
<draw:frame draw:style-name="fr1" draw:name="Image314" text:anchor-type="as-char" svg:width="6.9236in" svg:height="3.750283in" draw:z-index="0">
<draw:image xlink:href="../Images/AРМІЯINFORM/2023-05-24T26-00-00-04-00/48560ca5a6b4cf41-2.jpg" xlink:type="simple" xlink:show="embed" xlink:actuate="onLoad" draw:mime-type="image/jpeg"/>
</draw:frame>
说明性照片</text:p>
      <text:p text:style-name="P4">
荷兰分配了2.6亿欧元，用于为乌克兰军队购买弹药。</text:p>
      <text:p text:style-name="P4">
荷兰Kais Ollongren国防部长<text:a xlink:type="simple" xlink:href="https://www.defensie.nl/actueel/nieuws/2023/05/23/eu-raad-defensieministers-munitie-voor-oekraine-opschaling-productie-en-nieuwe-defensieprojecten" text:style-name="Internet_20_link" text:visited-style-name="Visited_20_Internet_20_Link">
报道</text:a>
在持续在布鲁塞尔的欧盟国防部长的会议上。</text:p>
      <text:p text:style-name="P4">
“大约是155毫米弹药。 声明说：“在三月，已经决定为此目的团结主。”</text:p>
      <text:p text:style-name="P4">
在Kais Ollongren会议期间，她还谈到了对乌克兰的军事支持，扩大生产设施以及推出新的防御项目。</text:p>
      <text:p text:style-name="P4">
声明说：“在欧盟任务中，许多乌克兰士兵接受了训练。5月底，他们的人数将接近15,200人，荷兰国防部与其中一些人相对应。”</text:p>
      <text:p text:style-name="P4">
如前所述，决定新计划向乌克兰的炮弹供应的新计划，包括155毫米欧盟国家的地标储备的炮弹，[(https://armyinform.com.ua/2023/03/16/najbilshe-sankczij-proty-rf-nakladeno-ssha-shvejczariyeyu-ta-kanadoyu/)高欧盟代表Josempborrel。</text:p>
      <text:p text:style-name="P4">
News Source: <text:a xlink:type="simple" xlink:href="https://armyinform.com.ua/2023/05/24/niderlandy-vydilyayut-260-mln-yevro-na-zakupivlyu-boyeprypasiv-dlya-ukrayiny/" text:style-name="Internet_20_link" text:visited-style-name="Visited_20_Internet_20_Link">
https://armyinform.com.ua/2023/05/24/niderlandy-vydilyayut-260-mln-yevro-na-zakupivlyu-boyeprypasiv-dlya-ukrayiny/</text:a>
</text:p>
      <!--NEWS-->
      <text:h text:style-name="P10" text:outline-level="1">
<text:span text:style-name="T4">
减去400入侵者，21个Artsystem和7次无人机：乌克兰俄罗斯联邦的每日损失</text:span>
</text:h>
      <text:p text:style-name="P4">
作者: ['АРМІЯINFORM']</text:p>
      <text:p text:style-name="P4">
时间: 2023-05-24T27:00:00-04:00</text:p>
      <text:p text:style-name="P4">
描述: Zagalni Boyov，在02.24.22至05.24.23找到敌人，Orintovo成为：...与乌克兰2022年战争，与乌克兰的最新新闻，今天与乌克兰的新闻战争，今天与乌克兰2022年上次与乌克兰进行战争，乌克兰和俄罗斯之间的战争将会发生战争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5/vtraty_05-24-2023-scaled.jpg" text:style-name="Internet_20_link" text:visited-style-name="Visited_20_Internet_20_Link">
vtraty_05-24-2023-scaled.jpg</text:a>
']</text:p>
      <text:p text:style-name="P4">
标签: ['STOPRUSSIA', 'АГРЕСІЯ РФ', 'ВТОРГНЕННЯ РФ', 'ВТРАТИ ВОРОГА', 'ГЕНЕРАЛЬНИЙ ШТАБ ЗС УКРАЇНИ']</text:p>
      <text:p text:style-name="P4">
类别: News</text:p>
      <!--METADATA-->
      <text:p text:style-name="P4">
<draw:frame draw:style-name="fr1" draw:name="Image315" text:anchor-type="as-char" svg:width="6.9236in" svg:height="6.975527in" draw:z-index="0">
<draw:image xlink:href="../Images/AРМІЯINFORM/2023-05-24T27-00-00-04-00/vtraty_05-24-2023-scaled.jpg" xlink:type="simple" xlink:show="embed" xlink:actuate="onLoad" draw:mime-type="image/jpeg"/>
</draw:frame>
敌人从24.02.22到24.05.23的总战斗损失将是指向的：</text:p>
      <text:p text:style-name="P4">
<text:span text:style-name="T4">
<text:span text:style-name="T5">
人员 -  </text:span>
* 204760(+400)淘汰的人</text:span>
<text:span text:style-name="T5">
坦克 -  </text:span>
<text:span text:style-name="T5">
 3792(+3)</text:span>
<text:span text:style-name="T4">
战斗装甲车 -  </text:span>
 7424(+5)<text:span text:style-name="T4">
<text:span text:style-name="T5">
炮兵系统 -  </text:span>
<text:span text:style-name="T5">
 3339(+21)</text:span>
 </text:span>
 rszv- <text:span text:style-name="T4">
 570(+5)</text:span>
<text:span text:style-name="T5">
防空 -  </text:span>
<text:span text:style-name="T5">
 327(0)</text:span>
<text:span text:style-name="T4">
飞机 -  </text:span>
 309(0)<text:span text:style-name="T4">
<text:span text:style-name="T5">
直升机 -  </text:span>
* 296(+1)</text:span>
<text:span text:style-name="T5">
无人机手术战术水平 -  </text:span>
<text:span text:style-name="T5">
 2871(+7)</text:span>
<text:span text:style-name="T4">
有翼的导弹 -  </text:span>
 1015(0)<text:span text:style-name="T4">
<text:span text:style-name="T5">
船 /船 -  </text:span>
* 18(0)</text:span>
<text:span text:style-name="T5">
汽车设备和坦克 -  </text:span>
<text:span text:style-name="T5">
 6146(+7)</text:span>
<text:span text:style-name="T4">
特殊设备 -  </text:span>
 440(+7)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4.05.23。</text:p>
      <text:p text:style-name="P4">
News Source: <text:a xlink:type="simple" xlink:href="https://armyinform.com.ua/2023/05/24/minus-400-okupantiv-21-artsystema-ta-7-bezpilotnykiv-dobovi-vtraty-rf-v-ukrayini/" text:style-name="Internet_20_link" text:visited-style-name="Visited_20_Internet_20_Link">
https://armyinform.com.ua/2023/05/24/minus-400-okupantiv-21-artsystema-ta-7-bezpilotnykiv-dobovi-vtraty-rf-v-ukrayini/</text:a>
</text:p>
      <!--NEWS-->
      <text:h text:style-name="P10" text:outline-level="1">
<text:span text:style-name="T4">
德国将乌克兰的新军事援助计划交给了乌克兰</text:span>
</text:h>
      <text:p text:style-name="P4">
作者: ['АРМІЯINFORM']</text:p>
      <text:p text:style-name="P4">
时间: 2023-05-24T28:00:00-04:00</text:p>
      <text:p text:style-name="P4">
描述: 尼米奇纳（Nimechina）移交给了乌克兰一包的维斯科沃·达多莫格（Viiskovo Dudomoge）的Zbroynim部队，交给了JA ...与乌克兰2022年的战争，与乌克兰的最新新闻，《与乌克兰2022年的新闻战争》，今天的战争，乌克兰和乌克兰之间的战争将会发生，乌克兰和乌克兰之间的战争将会发生。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1805975928_0_160_3072_1888_1920x0_80_0_0_90205d82713ab2b98da2c9e1f33426a3-1536x864-1.jpg" text:style-name="Internet_20_link" text:visited-style-name="Visited_20_Internet_20_Link">
1805975928_0_160_3072_1888_1920x0_80_0_0_90205d82713ab2b98da2c9e1f33426a3-1536x864-1.jpg</text:a>
']</text:p>
      <text:p text:style-name="P4">
标签: ['ВІЙСЬКОВА ДОПОМОГА', 'ДОПОМОГА ПАРТНЕРІВ', 'НІМЕЧЧИНА', 'СВІТ ПІДТРИМУЄ УКРАЇНУ']</text:p>
      <text:p text:style-name="P4">
类别: News</text:p>
      <!--METADATA-->
      <text:p text:style-name="P4">
<draw:frame draw:style-name="fr1" draw:name="Image316" text:anchor-type="as-char" svg:width="6.9236in" svg:height="3.894525in" draw:z-index="0">
<draw:image xlink:href="../Images/AРМІЯINFORM/2023-05-24T28-00-00-04-00/1805975928_0_160_3072_1888_1920x0_80_0_0_90205d82713ab2b98da2c9e1f33426a3-1536x864-1.jpg" xlink:type="simple" xlink:show="embed" xlink:actuate="onLoad" draw:mime-type="image/jpeg"/>
</draw:frame>
德国移交了另一个军事援助计划，其中包括汽车设备，无人机等。</text:p>
      <text:p text:style-name="P4">
关于它<text:a xlink:type="simple" xlink:href="https://www.bundesregierung.de/breg-en/news/military-support-ukraine-2054992" text:style-name="Internet_20_link" text:visited-style-name="Visited_20_Internet_20_Link">
报告</text:a>
德国政府。</text:p>
      <text:p text:style-name="P4">
对乌克兰的军事援助由德国政府资金资助。 到包装：</text:p>
      <ul>
        <li>
TRML-4D空气检查雷达系统； <text:span text:style-name="T5">
轻松的装甲桥； </text:span>
矢量侦察无人机； <text:span text:style-name="T5">
抗议系统； </text:span>
边境汽车； * 8x6重量； *带有半拖车的拖拉机； * Zetros卡车； * 和更多。</li>
      </ul>
      <text:p text:style-name="P4">
2023年4月，德国<text:a xlink:type="simple" xlink:href="https://armyinform.com.ua/2023/04/19/nimechchyna-nadala-ukrayini-chergovyj-paket-vijskovoyi-dopomogy-do-yakogo-vhodyt-zrk-patriot/" text:style-name="Internet_20_link" text:visited-style-name="Visited_20_Internet_20_Link">
提供</text:a>
乌克兰是一个军事援助计划，最初包括在爱国者，到年底，计划<text:a xlink:type="simple" xlink:href="https://armyinform.com.ua/2023/05/23/nimechchyna-do-kinczya-roku-planuye-pidgotuvaty-do-9-tysyach-ukrayinskyh-vijskovyh/" text:style-name="Internet_20_link" text:visited-style-name="Visited_20_Internet_20_Link">
准备</text:a>
多达9,000名乌克兰军队。</text:p>
      <text:p text:style-name="P4">
News Source: <text:a xlink:type="simple" xlink:href="https://armyinform.com.ua/2023/05/24/nimechchyna-peredala-ukrayini-novyj-paket-vijskovoyi-dopomogy/" text:style-name="Internet_20_link" text:visited-style-name="Visited_20_Internet_20_Link">
https://armyinform.com.ua/2023/05/24/nimechchyna-peredala-ukrayini-novyj-paket-vijskovoyi-dopomogy/</text:a>
</text:p>
      <!--NEWS-->
      <text:h text:style-name="P10" text:outline-level="1">
<text:span text:style-name="T4">
在乌克兰沉默的时刻</text:span>
</text:h>
      <text:p text:style-name="P4">
作者: ['АРМІЯINFORM']</text:p>
      <text:p text:style-name="P4">
时间: 2023-05-24T29: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candle-1.gif" text:style-name="Internet_20_link" text:visited-style-name="Visited_20_Internet_20_Link">
candle-1.gif</text:a>
']</text:p>
      <text:p text:style-name="P4">
标签: ['STOPRUSSIA', "ВШАНУВАННЯ ПАМ'ЯТІ", 'ХВИЛИНА МОВЧАННЯ']</text:p>
      <text:p text:style-name="P4">
类别: News</text:p>
      <!--METADATA-->
      <text:p text:style-name="P4">
<draw:frame draw:style-name="fr1" draw:name="Image317" text:anchor-type="as-char" svg:width="6.9236in" svg:height="3.895992in" draw:z-index="0">
<draw:image xlink:href="../Images/AРМІЯINFORM/2023-05-24T29-00-00-04-00/candle-1.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24/v-ukrayini-hvylyna-movchannya-3/" text:style-name="Internet_20_link" text:visited-style-name="Visited_20_Internet_20_Link">
https://armyinform.com.ua/2023/05/24/v-ukrayini-hvylyna-movchannya-3/</text:a>
</text:p>
      <!--NEWS-->
      <text:h text:style-name="P10" text:outline-level="1">
<text:span text:style-name="T4">
乌克兰公民的平民囚犯应在没有任何条件的情况下返回 - 协调总部</text:span>
</text:h>
      <text:p text:style-name="P4">
作者: ['АРМІЯINFORM']</text:p>
      <text:p text:style-name="P4">
时间: 2023-05-24T30:00:00-04:00</text:p>
      <text:p text:style-name="P4">
描述: 在在线Zustinch的协调总部，Polonenikh i Tsilich的Rodinas缺乏生命...与乌克兰2022年的战争，与乌克兰的战争是今天的最新消息，今天与乌克兰的新闻战2022是最后一场新闻。今天，乌克兰和俄罗斯之间的战争以及乌克兰在2022年与乌克兰的战争时是否会发生，他们会在不久的将来与乌克兰发生战争，他们说，今天与乌克兰的战争，今天的新闻，乌克兰新闻在乌克兰媒体的俄罗斯人</text:p>
      <text:p text:style-name="P4">
图片: ['<text:a xlink:type="simple" xlink:href="https://armyinform.com.ua/wp-content/uploads/2023/05/ksh5.jpg" text:style-name="Internet_20_link" text:visited-style-name="Visited_20_Internet_20_Link">
ksh5.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318" text:anchor-type="as-char" svg:width="6.9236in" svg:height="4.011043in" draw:z-index="0">
<draw:image xlink:href="../Images/AРМІЯINFORM/2023-05-24T30-00-00-04-00/ksh5.jpg" xlink:type="simple" xlink:show="embed" xlink:actuate="onLoad" draw:mime-type="image/jpeg"/>
</draw:frame>
协调总部与捍卫者和捍卫者囚犯的囚犯家庭举行了在线会议，在此期间，代表人员认为平民公民是人质：侵略者国家应在没有任何条件的情况下将他们归还，而不必参与交换。 在遣返的框架内，俄罗斯应恢复日内瓦公约规定的所有严重受伤和严重的战斗人员。</text:p>
      <text:p text:style-name="P4">
关于它<text:a xlink:type="simple" xlink:href="https://t.me/Koord_shtab/1101" text:style-name="Internet_20_link" text:visited-style-name="Visited_20_Internet_20_Link">
报告</text:a>
协调询问战俘的询问总部。</text:p>
      <text:p text:style-name="P4">
协调员的代表说，服务员服务员的新信息可能是改变会计部门的基础，尤其是在国家信息局，在某些情况下是军事部门的II。 但是，俄罗斯联邦的辩护可以通过Chervonola Rrest的国际委员会对囚禁进行官方确认。</text:p>
      <text:p text:style-name="P4">
应该指出的是，军人正式确认和尚未确认和消失都参与了交换过程。</text:p>
      <text:p text:style-name="P4">
会议的问题之一是在红十字会国际委员会的任务中访问维持囚犯军人的地方。</text:p>
      <text:p text:style-name="P4">
ICCH代表：“我们有有关囚犯的位置，尤其是亲戚的信息。” “但是我们进入拘留地的机会取决于武装冲突的另一端的许可。”</text:p>
      <text:p text:style-name="P4">
各方分别讨论了从囚禁中恢复后解放军人的康复，续订丢失的文件以及获得参与者身份的机制(UBD).</text:p>
      <text:p text:style-name="P4">
News Source: <text:a xlink:type="simple" xlink:href="https://armyinform.com.ua/2023/05/24/czyvilnyh-polonenyh-gromadyan-ukrayiny-rf-maye-povernuty-bez-zhodnyh-umov-koordynaczijnyj-shtab/" text:style-name="Internet_20_link" text:visited-style-name="Visited_20_Internet_20_Link">
https://armyinform.com.ua/2023/05/24/czyvilnyh-polonenyh-gromadyan-ukrayiny-rf-maye-povernuty-bez-zhodnyh-umov-koordynaczijnyj-shtab/</text:a>
</text:p>
      <!--NEWS-->
      <text:h text:style-name="P10" text:outline-level="1">
<text:span text:style-name="T4">
乌克兰国防部和美国国防部负责人讨论了下一次拉姆斯坦格式会议的准备工作</text:span>
</text:h>
      <text:p text:style-name="P4">
作者: ['АРМІЯINFORM']</text:p>
      <text:p text:style-name="P4">
时间: 2023-05-24T31:00:00-04:00</text:p>
      <text:p text:style-name="P4">
描述: 美国对美国劳埃德·奥斯汀（Lloyd Ostin）的辩护是由乌克兰奥勒克斯姆（Oleksaym）的辩护出现的...与乌克兰2022年的战争，与乌克兰的最新新闻，今天与乌克兰的新闻战争，今天与乌克兰2022年上次与乌克兰战争，乌克兰和俄罗斯和俄罗斯和俄罗斯和俄罗斯和俄罗斯与俄罗斯和俄罗斯之间的战争将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5/reznikov_austin.jpg" text:style-name="Internet_20_link" text:visited-style-name="Visited_20_Internet_20_Link">
reznikov_austin.jpg</text:a>
']</text:p>
      <text:p text:style-name="P4">
标签: ['ЛЛОЙД ОСТІН', 'ОЛЕКСІЙ РЕЗНІКОВ', 'РАМШТАЙН']</text:p>
      <text:p text:style-name="P4">
类别: News</text:p>
      <!--METADATA-->
      <text:p text:style-name="P4">
<draw:frame draw:style-name="fr1" draw:name="Image319" text:anchor-type="as-char" svg:width="6.9236in" svg:height="3.894525in" draw:z-index="0">
<draw:image xlink:href="../Images/AРМІЯINFORM/2023-05-24T31-00-00-04-00/reznikov_austin.jpg" xlink:type="simple" xlink:show="embed" xlink:actuate="onLoad" draw:mime-type="image/jpeg"/>
</draw:frame>
美国国防部长劳埃德·奥斯汀(Lloyd Austin)在乌克兰联络小组的虚拟会议前夕与乌克兰国防部长与乌克兰国防部长进行了交谈，乌克兰将于5月25日举行。</text:p>
      <text:p text:style-name="P4">
关于它<text:a xlink:type="simple" xlink:href="https://www.defense.gov/News/Releases/Release/Article/3405127/readout-of-secretary-of-defense-lloyd-j-austin-iiis-call-with-ukrainian-ministe/" text:style-name="Internet_20_link" text:visited-style-name="Visited_20_Internet_20_Link">
报告</text:a>
五角大楼新闻服务。</text:p>
      <text:p text:style-name="P4">
主要的关注将集中在支持乌克兰的机动机会，并加强乌克兰防止俄罗斯的残酷袭击。</text:p>
      <text:p text:style-name="P4">
根据该报告，劳埃德·奥斯汀(Lloyd Austin)还提供了美国为提供安全援助的努力提供的最新信息。</text:p>
      <text:p text:style-name="P4">
两名领导人同意保持密切联系。</text:p>
      <text:p text:style-name="P4">
News Source: <text:a xlink:type="simple" xlink:href="https://armyinform.com.ua/2023/05/24/glavy-minoborony-ukrayiny-ta-ssha-obgovoryly-pidgotovku-do-nastupnoyi-zustrichi-u-formati-ramshtajn/" text:style-name="Internet_20_link" text:visited-style-name="Visited_20_Internet_20_Link">
https://armyinform.com.ua/2023/05/24/glavy-minoborony-ukrayiny-ta-ssha-obgovoryly-pidgotovku-do-nastupnoyi-zustrichi-u-formati-ramshtajn/</text:a>
</text:p>
      <!--NEWS-->
      <text:h text:style-name="P10" text:outline-level="1">
<text:span text:style-name="T4">
乌克兰救援人员报道了战斗大火的出发</text:span>
</text:h>
      <text:p text:style-name="P4">
作者: ['АРМІЯINFORM']</text:p>
      <text:p text:style-name="P4">
时间: 2023-05-24T32:00:00-04:00</text:p>
      <text:p text:style-name="P4">
描述: 借出了23次伤害，乌克兰Zvazvichahi的服务……与乌克兰2022的战争，与乌克兰的战争是今天的最新消息，与乌克兰2022的新闻战是今天的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3/ac9232d099cb3d54f7d73ef2deca81a2_l.jpg" text:style-name="Internet_20_link" text:visited-style-name="Visited_20_Internet_20_Link">
ac9232d099cb3d54f7d73ef2deca81a2_l.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320" text:anchor-type="as-char" svg:width="6.9236in" svg:height="4.592655in" draw:z-index="0">
<draw:image xlink:href="../Images/AРМІЯINFORM/2023-05-24T32-00-00-04-00/ac9232d099cb3d54f7d73ef2deca81a2_l.jpg" xlink:type="simple" xlink:show="embed" xlink:actuate="onLoad" draw:mime-type="image/jpeg"/>
</draw:frame>
说明性照片</text:p>
      <text:p text:style-name="P4">
在5月23日<text:span text:style-name="T4">
的最后一天，</text:span>
乌克兰公务员不确定情况的公务员部门<text:span text:style-name="T4">
 193出发</text:span>
，以消除定居点和基础设施的居民的后果。 消除了8次大火。 为360人提供了心理帮助。</text:p>
      <text:p text:style-name="P4">
这在[消息]中说明了(https://dsns.gov.ua/uk/news/nadzvicaini-podiyi/operativna-informaciia-dsns-shhodo-naslidkiv-vedennia-boiovix-dii-rosiiskoiu-federacijeiu-166)乌克兰的SES。</text:p>
      <text:p text:style-name="P4">
自从对俄罗斯进行大规模侵略的侵略开始以来，乌克兰SES的单位已经出发了95 881，以消除炮击后果，消除了14 662大火，营救了4060人，为215 195人提供了心理援助。</text:p>
      <text:p text:style-name="P4">
News Source: <text:a xlink:type="simple" xlink:href="https://armyinform.com.ua/2023/05/24/ukrayinski-ryatuvalnyky-vidzvituvaly-pro-vyyizdy-na-bojovi-pozhezhi-2/" text:style-name="Internet_20_link" text:visited-style-name="Visited_20_Internet_20_Link">
https://armyinform.com.ua/2023/05/24/ukrayinski-ryatuvalnyky-vidzvituvaly-pro-vyyizdy-na-bojovi-pozhezhi-2/</text:a>
</text:p>
      <!--NEWS-->
      <text:h text:style-name="P10" text:outline-level="1">
<text:span text:style-name="T4">
伞兵降落俄罗斯胶合板“最先进的”蝎子</text:span>
</text:h>
      <text:p text:style-name="P4">
作者: ['АРМІЯINFORM']</text:p>
      <text:p text:style-name="P4">
时间: 2023-05-24T33:00:00-04:00</text:p>
      <text:p text:style-name="P4">
描述: 在一个Z-Glimkiv上是Mobynna，这是Crocks的悲伤的悲伤。成为乌克兰与俄罗斯之间的战争，当2022年与乌克兰战争时，是否会在不久的将来与乌克兰进行战争，他们说，与乌克兰的战争，今天的乌克兰新闻，乌克兰的新闻，乌克兰的新闻俄罗斯的媒体</text:p>
      <text:p text:style-name="P4">
图片: ['<text:a xlink:type="simple" xlink:href="https://armyinform.com.ua/wp-content/uploads/2023/05/347228311_613296750754303_8438361194460149642_n-1.jpg" text:style-name="Internet_20_link" text:visited-style-name="Visited_20_Internet_20_Link">
347228311_613296750754303_8438361194460149642_n-1.jpg</text:a>
']</text:p>
      <text:p text:style-name="P4">
标签: ['АГРЕСІЯ РФ', 'ВОРОЖИЙ БПЛА', 'ВТОРГНЕННЯ РФ', 'ДУТА ВЕЛИЧ', 'ДШВ ЗСУ', 'ХРОНІКА ОБОРОНИ']</text:p>
      <text:p text:style-name="P4">
类别: News</text:p>
      <!--METADATA-->
      <text:p text:style-name="P4">
<draw:frame draw:style-name="fr1" draw:name="Image321" text:anchor-type="as-char" svg:width="6.9236in" svg:height="5.608116in" draw:z-index="0">
<draw:image xlink:href="../Images/AРМІЯINFORM/2023-05-24T33-00-00-04-00/347228311_613296750754303_8438361194460149642_n-1.jpg" xlink:type="simple" xlink:show="embed" xlink:actuate="onLoad" draw:mime-type="image/jpeg"/>
</draw:frame>
在其中一个方向上，由乌克兰武装部队的单独的埃格·布里加迪(Eger Brigadid)组成的移动消防小组从小武器中摧毁了俄罗斯自由飞机，该飞机是由胶合板制成的，并执行了空中情报的任务。</text:p>
      <text:p text:style-name="P4">
关于它<text:a xlink:type="simple" xlink:href="https://www.facebook.com/uaairborne/posts/pfbid034k9vdNa1cv8U3iggeRjA2bzCzWKBv7vvMs6BqU3u2Xri9TPcZZRH5QZpLTyiU8Esl" text:style-name="Internet_20_link" text:visited-style-name="Visited_20_Internet_20_Link">
报告</text:a>
乌克兰空军指挥的公共关系服务。</text:p>
      <text:p text:style-name="P4">
“残余物表明胶合板是非常原始的。 但是，在信息中，这种类型的“ -State -t​​he -the -Art”无人机被批量生产。 空气智能的任务由胶合板飞机执行。”</text:p>
      <text:p text:style-name="P4">
DSHZSU司令部公共关系服务提供的最高照片显示了一架胶合板飞机，与乌克兰伞兵的移动消防小组会面。</text:p>
      <text:p text:style-name="P4">
News Source: <text:a xlink:type="simple" xlink:href="https://armyinform.com.ua/2023/05/24/desantnyky-pryzemlyly-rosijskyj-fanernyj-nadsuchasnyj-bpla-rozvidnyk/" text:style-name="Internet_20_link" text:visited-style-name="Visited_20_Internet_20_Link">
https://armyinform.com.ua/2023/05/24/desantnyky-pryzemlyly-rosijskyj-fanernyj-nadsuchasnyj-bpla-rozvidnyk/</text:a>
</text:p>
      <!--NEWS-->
      <text:h text:style-name="P10" text:outline-level="1">
<text:span text:style-name="T4">
亚历克斯·雷兹尼科夫（Alexei Reznikov）会见了基辅英国国防部长</text:span>
</text:h>
      <text:p text:style-name="P4">
作者: ['Світлана Кирган']</text:p>
      <text:p text:style-name="P4">
时间: 2023-05-24T34:00:00-04:00</text:p>
      <text:p text:style-name="P4">
描述: 乌克兰瘙痒之前的Robocho Vizita框架捍卫大英本·沃尔斯（Mainstro）……与乌克兰2022年的战争，与乌克兰与乌克兰的最新新闻战争，今天与乌克兰2022年的新闻战争，乌克兰和俄罗斯之间的战争将在乌克兰和俄罗斯之间发生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5/uaen2023-05-24-10.20.26.jpg" text:style-name="Internet_20_link" text:visited-style-name="Visited_20_Internet_20_Link">
uaen2023-05-24-10.20.26.jpg</text:a>
']</text:p>
      <text:p text:style-name="P4">
标签: ['STOPRUSSIA', 'АГРЕСІЯ РФ', 'БЕН ВОЛЛЕС', 'ОЛЕКСІЙ РЕЗНІКОВ', 'ОФІЦІЙНО']</text:p>
      <text:p text:style-name="P4">
类别: News</text:p>
      <!--METADATA-->
      <text:p text:style-name="P4">
<draw:frame draw:style-name="fr1" draw:name="Image322" text:anchor-type="as-char" svg:width="6.9236in" svg:height="3.888755in" draw:z-index="0">
<draw:image xlink:href="../Images/AРМІЯINFORM/2023-05-24T34-00-00-04-00/uaen2023-05-24-10.20.26.jpg" xlink:type="simple" xlink:show="embed" xlink:actuate="onLoad" draw:mime-type="image/jpeg"/>
</draw:frame>
照片：Dmitry Yurchenko</text:p>
      <text:p text:style-name="P4">
英国国防部长本·沃尔斯(Ben Volles)会见了乌克兰国防部Aleksimresnikov的负责人，作为工作访问的一部分。 在会议期间，部长们讨论了许多重要的安全要求。</text:p>
      <ul>
        <li>
当然，我们在维尔纽斯举行的北约峰会上讨论了乌克兰的纳蒂夫观点。 尤其是，乌克兰对乌克兰乌克兰沃罗伊·米曼泽尔斯基总统和平的态度 - 乌克兰对欧洲稳定的愿景，阿列克西·雷兹尼科夫说。</li>
      </ul>
      <text:p text:style-name="P4">
部长们还讨论了向乌克兰提供武器以获得更多胜利的优先事项。 特别关注武器，这对武器有用。 特别是，这是关于Storm Shadow的航空有翼导弹，最近移交给了乌克兰。</text:p>
      <ul>
        <li>
乌克兰收到了可用于大量使用的风暴阴影导弹。 这些是由其单位提供给乌克兰的第一批远程导弹之一。 Benwolles说，我们提供了这种武器，因为它继续使用俄罗斯武器，以确保对人口和民用关键基础设施的损害。</li>
      </ul>
      <text:p text:style-name="P4">
Alexei Reznikov感谢英国和本·华莱士先生的团队，但他们从大规模入侵RFV乌克兰的第一天就支持乌克兰，并在乌克兰的支持下绝对坚定而决定性地立场。</text:p>
      <ul>
        <li>
世界再次看到了英国的领导人，世界再次看到了真正的友谊，世界看到了这个领导人优先于战场。接收第155口径的炮兵，为乌克兰创建特殊资金以及从不同国家购买武器的可能性，与合作伙伴一起使用反舰队的乌克兰舰队的武器，与合作伙伴一起参与现代MLRS的提供诸如M270的系统，不同类别和类型的装甲车，为我们的军事人员准备的巨大项目。 这样的“味道”等我不能说。 亚历克西·雷兹尼科夫(Alexei Reznikov)说，乌克兰的所有这些都获得了本·华莱士(Ben Wallace)的个人参与，他的领导和团队的努力。</li>
      </ul>
      <text:p text:style-name="P4">
News Source: <text:a xlink:type="simple" xlink:href="https://armyinform.com.ua/2023/05/24/oleksij-reznikov-zustrivsya-z-ministrom-oborony-velykoyi-brytaniyi-v-kyyevi/" text:style-name="Internet_20_link" text:visited-style-name="Visited_20_Internet_20_Link">
https://armyinform.com.ua/2023/05/24/oleksij-reznikov-zustrivsya-z-ministrom-oborony-velykoyi-brytaniyi-v-kyyevi/</text:a>
</text:p>
      <!--NEWS-->
      <text:h text:style-name="P10" text:outline-level="1">
<text:span text:style-name="T4">
约瑟夫·博雷尔（Josep Borrel）：欧盟向乌克兰交付了22万壳和1300枚导弹。 这只是贝壳供应的第一阶段</text:span>
</text:h>
      <text:p text:style-name="P4">
作者: ['АРМІЯINFORM']</text:p>
      <text:p text:style-name="P4">
时间: 2023-05-24T35:00:00-04:00</text:p>
      <text:p text:style-name="P4">
描述: 乌克兰乡村成员的Zapyaki被引爆了220个Tysyach炮弹Riznikh Kalybriv ...与乌克兰2022年的战争，与乌克兰与乌克兰的最新新闻，与乌克兰的新闻，乌克兰2022年的战争，今天的最后一次战争，乌克兰和俄罗斯和俄罗斯之间的战争将会发生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630_360_1679336132-788.jpg" text:style-name="Internet_20_link" text:visited-style-name="Visited_20_Internet_20_Link">
630_360_1679336132-788.jpg</text:a>
']</text:p>
      <text:p text:style-name="P4">
标签: ['ВІЙНА', 'ЄВРОСОЮЗ', 'ЖОЗЕП БОРРЕЛЬ']</text:p>
      <text:p text:style-name="P4">
类别: News</text:p>
      <!--METADATA-->
      <text:p text:style-name="P4">
<draw:frame draw:style-name="fr1" draw:name="Image323" text:anchor-type="as-char" svg:width="6.9236in" svg:height="3.956343in" draw:z-index="0">
<draw:image xlink:href="../Images/AРМІЯINFORM/2023-05-24T35-00-00-04-00/630_360_1679336132-788.jpg" xlink:type="simple" xlink:show="embed" xlink:actuate="onLoad" draw:mime-type="image/jpeg"/>
</draw:frame>
多亏了会员国，乌克兰收到了22万炮弹，包括不同的口径和1300枚导弹。</text:p>
      <text:p text:style-name="P4">
这是在欧盟国防上的行政关系结果之后在新闻发布会上于今天在布鲁塞尔举行的。(https://www.eeas.europa.eu/eeas/foreign-affairs-council-defence-remarks-high-representative-josep-borrell-press-conference-1_en)欧盟高级外交与安全政策代表Josep Borrel。</text:p>
      <text:p text:style-name="P4">
欧盟的高级代表指出，在接下来的几天，几周和几个月中，对乌克兰战争的战略性决定性，这就是为什么国防委员会关注我们今天对乌克兰的军事支持的原因。</text:p>
      <text:p text:style-name="P4">
“在3月20日，我们决定在未来12个月内分配20亿欧元为乌克兰提供100万炮弹，并给予成员国从自己的储备中提供它们。 为此，我们已经开发了三个“轨道”，_._我今天可以宣布，借助成员国，乌克兰持有2.2万枚各种口径和1300枚导弹的炮弹。 他说，这首第一个“曲目”将开放到5月31日，我坚信我们已经达到了十亿欧元的赔偿指标，现在从这笔欧元开始已经有8亿欧元。”</text:p>
      <text:p text:style-name="P4">
约瑟夫·博雷尔(Josep Borrel)补充说，在大规模俄罗斯侵略开始之后，紧急情况建立了金融，经济，人道主义和军事援助，以近650亿欧元的总和为</text:p>
      <text:p text:style-name="P4">
他指出，由于欧洲和平基金会提供的激励措施，成员国向价值约100亿欧元的乌克兰提供了军事设备和弹药。 大多数成员国都同意将欧洲资金增加35亿，这将大大提高其容量，不仅是为乌克兰提供援助，而且还将为世界其他地区的国防存储项目提供资金。</text:p>
      <text:p text:style-name="P4">
News Source: <text:a xlink:type="simple" xlink:href="https://armyinform.com.ua/2023/05/24/zhozep-borrel-yes-peredav-ukrayini-220-tysyach-snaryadiv-i-1300-raket-cze-lyshe-pershyj-etap-postachannya-snaryadiv/" text:style-name="Internet_20_link" text:visited-style-name="Visited_20_Internet_20_Link">
https://armyinform.com.ua/2023/05/24/zhozep-borrel-yes-peredav-ukrayini-220-tysyach-snaryadiv-i-1300-raket-cze-lyshe-pershyj-etap-postachannya-snaryadiv/</text:a>
</text:p>
      <!--NEWS-->
      <text:h text:style-name="P10" text:outline-level="1">
<text:span text:style-name="T4">
海军联盟的前两个矿工已经在乌克兰国旗下-Alexei Reznikov</text:span>
</text:h>
      <text:p text:style-name="P4">
作者: ['Світлана Кирган']</text:p>
      <text:p text:style-name="P4">
时间: 2023-05-24T36:00:00-04:00</text:p>
      <text:p text:style-name="P4">
描述: 关于乌克兰防御的卫士Oleksiy Reznikov，Zustrichi Zustrom的Pid Hour ...与乌克兰2022年的战争，与乌克兰的最新消息，今天与乌克兰的新闻，今天与乌克兰2022年的新闻，今天，乌克兰和俄罗斯和俄罗斯之间以及乌克兰和俄罗斯之间的战争将会，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photo_2023-05-24-10.06.52.jpg" text:style-name="Internet_20_link" text:visited-style-name="Visited_20_Internet_20_Link">
photo_2023-05-24-10.06.52.jpg</text:a>
']</text:p>
      <text:p text:style-name="P4">
标签: ['NAVAL COALITION', 'ДОПОМОГА ПАРТНЕРІВ', 'МІННІ ТРАЛЬЩИКИ', 'ОЛЕКСІЙ РЕЗНІКОВ', 'ОФІЦІЙНО', 'СВІТ ПІДТРИМУЄ УКРАЇНУ']</text:p>
      <text:p text:style-name="P4">
类别: News</text:p>
      <!--METADATA-->
      <text:p text:style-name="P4">
<draw:frame draw:style-name="fr1" draw:name="Image324" text:anchor-type="as-char" svg:width="6.9236in" svg:height="4.615733in" draw:z-index="0">
<draw:image xlink:href="../Images/AРМІЯINFORM/2023-05-24T36-00-00-04-00/photo_2023-05-24-10.06.52.jpg" xlink:type="simple" xlink:show="embed" xlink:actuate="onLoad" draw:mime-type="image/jpeg"/>
</draw:frame>
照片：Dmitry Yurchenko</text:p>
      <text:p text:style-name="P4">
乌克兰国防部长阿列克谢·雷兹尼科夫(Alexei Reznikov)在一次会议上宣布了这次会议，以改变英国本·沃尔斯(Ben Volles)的辩护，后者对乌克兰进行了工作。</text:p>
      <ul>
        <li>
我想提醒所有人，英国是第一个在乌克兰建立海军联盟的基础的国家。 乌克兰国防部长说，前两名矿工已经在乌克兰国旗和船员(到目前为止的船员)之下。</li>
      </ul>
      <text:p text:style-name="P4">
据他说，荷兰已经被荷兰接管。</text:p>
      <ul>
        <li>
如您所记得的那样，荷兰国防部长Kais Ollongren已宣布他们也将加入这项倡议。 这就是为什么我们肯定会与这样的合作伙伴一起赢得这种情况的原因。 我毫不怀疑。 一起胜利。 谢谢你， - 阿列克谢·雷兹尼科夫说。</li>
      </ul>
      <text:p text:style-name="P4">
News Source: <text:a xlink:type="simple" xlink:href="https://armyinform.com.ua/2023/05/24/pershi-dva-minni-tralshhyky-v-ramkah-naval-coalition-uzhe-pid-ukrayinskym-praporom-oleksij-reznikov/" text:style-name="Internet_20_link" text:visited-style-name="Visited_20_Internet_20_Link">
https://armyinform.com.ua/2023/05/24/pershi-dva-minni-tralshhyky-v-ramkah-naval-coalition-uzhe-pid-ukrayinskym-praporom-oleksij-reznikov/</text:a>
</text:p>
      <!--NEWS-->
      <text:h text:style-name="P10" text:outline-level="1">
<text:span text:style-name="T4">
乌克兰已经拥有反性武器数量的武器 - 基里尔·布达塔夫</text:span>
</text:h>
      <text:p text:style-name="P4">
作者: ['АРМІЯINFORM']</text:p>
      <text:p text:style-name="P4">
时间: 2023-05-24T37:00:00-04:00</text:p>
      <text:p text:style-name="P4">
描述: 乌克兰国防的力量积累了足够的力量，Skoo Rozpochtia W ...与乌克兰2022年的战争，与乌克兰与乌克兰的最新消息，今天与乌克兰的新闻战争，今天与乌克兰的新闻战争，乌克兰与俄罗斯之间的战争将会发生。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5/20230524-01.jpg" text:style-name="Internet_20_link" text:visited-style-name="Visited_20_Internet_20_Link">
20230524-01.jpg</text:a>
']</text:p>
      <text:p text:style-name="P4">
标签: ['STOPRUSSIA', 'АГРЕСІЯ РФ', 'ВТОРГНЕННЯ РФ', 'ГУР МІНОБОРОНИ УКРАЇНИ', 'КИРИЛО БУДАНОВ']</text:p>
      <text:p text:style-name="P4">
类别: News</text:p>
      <!--METADATA-->
      <text:p text:style-name="P4">
<draw:frame draw:style-name="fr1" draw:name="Image325" text:anchor-type="as-char" svg:width="6.9236in" svg:height="4.62632in" draw:z-index="0">
<draw:image xlink:href="../Images/AРМІЯINFORM/2023-05-24T37-00-00-04-00/20230524-01.jpg" xlink:type="simple" xlink:show="embed" xlink:actuate="onLoad" draw:mime-type="image/jpeg"/>
</draw:frame>
乌克兰的国防军积累了足够的力量和武器，首先是在俄罗斯控制的乌克兰领土的占领开始。</text:p>
      <text:p text:style-name="P4">
关于乌克兰国防智力局局长的元首，基里尔·布·布塔诺夫少将<text:a xlink:type="simple" xlink:href="https://gur.gov.ua/content/ukraina-vzhe-maie-neobkhidnu-dlia-kontrnastupu-kilkist-zbroi.html" text:style-name="Internet_20_link" text:visited-style-name="Visited_20_Internet_20_Link">
报告</text:a>
gur iu新闻服务。</text:p>
      <text:p text:style-name="P4">
乌克兰军事情报负责人建议“继续手术有重要的储备”，并表示认为，峰会G7，其中<text:a xlink:type="simple" xlink:href="https://armyinform.com.ua/2022/06/27/volodymyr-zelenskyj-podyakuvav-lideram-g7-za-oboronnu-pidtrymku-ukrayiny/" text:style-name="Internet_20_link" text:visited-style-name="Visited_20_Internet_20_Link">
勇敢</text:a>
乌克兰Volodymyrzelensky总裁将允许如何加速向乌克兰合作伙伴提供武器的过程。</text:p>
      <text:p text:style-name="P4">
“许多平民仍处于俄罗斯的职业之下，我们不能浪费时间。 我们已经有最少的武器和其他设备。我只能说，这将很快开始。</text:p>
      <text:p text:style-name="P4">
News Source: <text:a xlink:type="simple" xlink:href="https://armyinform.com.ua/2023/05/24/ukrayina-vzhe-maye-neobhidnu-dlya-kontrnastupu-kilkist-zbroyi-kyrylo-budanov/" text:style-name="Internet_20_link" text:visited-style-name="Visited_20_Internet_20_Link">
https://armyinform.com.ua/2023/05/24/ukrayina-vzhe-maye-neobhidnu-dlya-kontrnastupu-kilkist-zbroyi-kyrylo-budanov/</text:a>
</text:p>
      <!--NEWS-->
      <text:h text:style-name="P10" text:outline-level="1">
<text:span text:style-name="T4">
普京必须意识到，他将无法在这场战争中获胜 - 英国国防部长</text:span>
</text:h>
      <text:p text:style-name="P4">
作者: ['Світлана Кирган']</text:p>
      <text:p text:style-name="P4">
时间: 2023-05-24T38:00:00-04:00</text:p>
      <text:p text:style-name="P4">
描述: 俄罗斯联邦联邦沃迪米尔（Volodymyr Put）的主席，永远不会从罗兹瓦瓦什（Rozvavashis）中读过……与乌克兰2022年的战争，与乌克兰的最新新闻，《与乌克兰的新闻》（News News）战争，今天与乌克兰的新闻战争，乌克兰2022年的新闻战争，乌克兰与俄罗斯和俄罗斯和俄罗斯和俄罗斯和俄罗斯和俄罗斯和俄罗斯和俄罗斯之间的战争将会当2022年与乌克兰与乌克兰的战争将在不久的将来与乌克兰战争，与乌克兰的战争，今天与乌克兰新闻，乌克兰新闻，乌克兰媒体在俄罗斯的乌克兰新闻</text:p>
      <text:p text:style-name="P4">
图片: ['<text:a xlink:type="simple" xlink:href="https://armyinform.com.ua/wp-content/uploads/2023/05/photo_2023-05-24-10.06.59.jpg" text:style-name="Internet_20_link" text:visited-style-name="Visited_20_Internet_20_Link">
photo_2023-05-24-10.06.59.jpg</text:a>
']</text:p>
      <text:p text:style-name="P4">
标签: ['STOPRUSSIA', 'АГРЕСІЯ РФ', 'БЕН ВОЛЛЕС', 'ВТОРГНЕННЯ РФ', 'СВІТ ПІДТРИМУЄ УКРАЇНУ']</text:p>
      <text:p text:style-name="P4">
类别: News</text:p>
      <!--METADATA-->
      <text:p text:style-name="P4">
<draw:frame draw:style-name="fr1" draw:name="Image326" text:anchor-type="as-char" svg:width="6.9236in" svg:height="4.615733in" draw:z-index="0">
<draw:image xlink:href="../Images/AРМІЯINFORM/2023-05-24T38-00-00-04-00/photo_2023-05-24-10.06.59.jpg" xlink:type="simple" xlink:show="embed" xlink:actuate="onLoad" draw:mime-type="image/jpeg"/>
</draw:frame>
照片：Dmitry Yurchenko</text:p>
      <text:p text:style-name="P4">
俄罗斯总统弗拉基米尔·普京(Vladimir Putin)应该意识到，他将无法赢得自己的战争，乌克兰的支持将被合伙人陪伴。 英国国防部长本·沃尔勒斯扎(Ben Wollesza)在5月23日星期二与乌克兰Oleksiy Reznikov的国防部长进行了会议。</text:p>
      <text:p text:style-name="P4">
“普京总统必须意识到，尽管他将以自己的自我和帝国的野心派遣多少派遣给死亡士兵，但他无法赢得他释放的非法赢得。 它没有实现，国际社会只会在这种侵略的对抗中变得更强大。”他说。</text:p>
      <text:p text:style-name="P4">
本·华莱士(Ben Wallace)强调，合作伙伴只会在侵犯侵略的情况下与乌克兰并肩作战。</text:p>
      <text:p text:style-name="P4">
News Source: <text:a xlink:type="simple" xlink:href="https://armyinform.com.ua/2023/05/24/putin-maye-usvidomyty-shho-vin-ne-zmozhe-peremogty-u-czij-vijni-ministr-oborony-velykoyi-brytaniyi/" text:style-name="Internet_20_link" text:visited-style-name="Visited_20_Internet_20_Link">
https://armyinform.com.ua/2023/05/24/putin-maye-usvidomyty-shho-vin-ne-zmozhe-peremogty-u-czij-vijni-ministr-oborony-velykoyi-brytaniyi/</text:a>
</text:p>
      <!--NEWS-->
      <text:h text:style-name="P10" text:outline-level="1">
<text:span text:style-name="T4">
北约秘书长打电话给欧盟国防部长加强乌克兰的支持</text:span>
</text:h>
      <text:p text:style-name="P4">
作者: ['АРМІЯINFORM']</text:p>
      <text:p text:style-name="P4">
时间: 2023-05-24T39:00:00-04:00</text:p>
      <text:p text:style-name="P4">
描述: 北约的秘书长斯托尔滕贝格pid小时zustychi minostriv捍卫...与乌克兰2022年的战争，与乌克兰的最新新闻战争，今天与乌克兰2022年的新闻战争，今天将与乌克兰和俄罗斯之间的战争，当时俄罗斯和俄罗斯之间的战争他们说，乌克兰在2022年将是与乌克兰的战争</text:p>
      <text:p text:style-name="P4">
图片: ['<text:a xlink:type="simple" xlink:href="https://armyinform.com.ua/wp-content/uploads/2023/05/stoltenberg.jpg" text:style-name="Internet_20_link" text:visited-style-name="Visited_20_Internet_20_Link">
stoltenberg.jpg</text:a>
']</text:p>
      <text:p text:style-name="P4">
标签: ['ДОПОМОГА ПАРТНЕРІВ', 'ЄВРОПЕЙСЬКИЙ СОЮЗ', 'ЄНС СТОЛТЕНБЕРГ', 'ЗУСТРІЧ МІНІСТРІВ ОБОРОНИ', 'НАТО', 'СВІТ ПІДТРИМУЄ УКРАЇНУ']</text:p>
      <text:p text:style-name="P4">
类别: News</text:p>
      <!--METADATA-->
      <text:p text:style-name="P4">
<draw:frame draw:style-name="fr1" draw:name="Image327" text:anchor-type="as-char" svg:width="6.9236in" svg:height="3.894525in" draw:z-index="0">
<draw:image xlink:href="../Images/AРМІЯINFORM/2023-05-24T39-00-00-04-00/stoltenberg.jpg" xlink:type="simple" xlink:show="embed" xlink:actuate="onLoad" draw:mime-type="image/jpeg"/>
</draw:frame>
北约秘书 - 詹斯·斯托尔滕贝格(Jens Jens Stoltenberg它自己的股票。</text:p>
      <text:p text:style-name="P4">
关于它<text:a xlink:type="simple" xlink:href="https://www.nato.int/cps/en/natohq/news_214734.htm" text:style-name="Internet_20_link" text:visited-style-name="Visited_20_Internet_20_Link">
报告</text:a>
北约新闻服务。</text:p>
      <text:p text:style-name="P4">
秘书 - 一般指出，北约成员和合作伙伴为乌克兰提供了前所未有的支持。 他打招呼<text:a xlink:type="simple" xlink:href="https://armyinform.com.ua/2023/05/21/amerykanski-vijskovi-pochnut-trenuvaty-ukrayinskyh-pilotiv-dlya-f-16-dzho-bajden/" text:style-name="Internet_20_link" text:visited-style-name="Visited_20_Internet_20_Link">
美国</text:a>
， <text:a xlink:type="simple" xlink:href="https://armyinform.com.ua/2023/05/17/brytaniya-ta-niderlandy-inicziyuyut-stvorennya-mizhnarodnoyi-koalicziyi-dlya-zakupivli-vynyshhuvachiv-f-16-dlya-ukrayiny/" text:style-name="Internet_20_link" text:visited-style-name="Visited_20_Internet_20_Link">
大不列颠</text:a>
和<text:a xlink:type="simple" xlink:href="https://armyinform.com.ua/2023/05/22/ukrayinski-piloty-vzhe-trenuyutsya-na-litakah-f-16-glava-yevropejskoyi-dyplomatiyi/" text:style-name="Internet_20_link" text:visited-style-name="Visited_20_Internet_20_Link">
其他欧洲盟友Ponna</text:a>
各国将在包括F-16在内的第四代战斗机上开发乌克兰飞行员培训的事实。 他强调，这是捍卫乌克兰的长期义务的一部分。</text:p>
      <text:p text:style-name="P4">
“现在，我看到越来越多的北约成员实际上签署了合同，这是我们确保真正生产的所需的。 我们需要避免建立北约单位的新障碍，我们需要加强跨大西洋工业基础，以确保补充自己的股票，以确保我们自己对骨盆保护的约束，并继续支持乌克兰，” Yinstoltenberg强调。</text:p>
      <text:p text:style-name="P4">
北约秘书长宣布，该联盟将于6月15日至16日在布鲁塞尔国防部长下次会议的跨大西洋行业举行非正式活动，他还邀请了欧盟高级代表Josep Borrel和乌克兰代表。</text:p>
      <text:p text:style-name="P4">
我们将提醒，较早的詹斯·斯托尔滕贝格<text:a xlink:type="simple" xlink:href="https://armyinform.com.ua/2023/05/23/gensek-nato-navchannya-ukrayinskyh-pilotiv-na-vynyshhuvachah-f-16-ne-robyt-nato-storonoyu-konfliktu/" text:style-name="Internet_20_link" text:visited-style-name="Visited_20_Internet_20_Link">
宣布</text:a>
乌克兰飞行员对F-16美国战斗机的培训并不会使北约成为冲突的一面。</text:p>
      <text:p text:style-name="P4">
News Source: <text:a xlink:type="simple" xlink:href="https://armyinform.com.ua/2023/05/24/gensek-nato-zaklykav-ministriv-oborony-krayin-yes-posylyty-pidtrymku-ukrayiny/" text:style-name="Internet_20_link" text:visited-style-name="Visited_20_Internet_20_Link">
https://armyinform.com.ua/2023/05/24/gensek-nato-zaklykav-ministriv-oborony-krayin-yes-posylyty-pidtrymku-ukrayiny/</text:a>
</text:p>
      <!--NEWS-->
      <text:h text:style-name="P10" text:outline-level="1">
<text:span text:style-name="T4">
Alexei Reznikov和Ben Wallace讨论了英国乌克兰军事训练的延续</text:span>
</text:h>
      <text:p text:style-name="P4">
作者: ['Світлана Кирган']</text:p>
      <text:p text:style-name="P4">
时间: 2023-05-24T40:00:00-04:00</text:p>
      <text:p text:style-name="P4">
描述:  - 密歇根州谈到了我们的Visscovosovs关于Ligslkiy的VSSycovosovs的沉没...与乌克兰2022年的战争，与乌克兰的最新新闻战争，今天与乌克兰2022年的新闻战争，乌克兰和俄罗斯之间的战争以及俄罗斯之间的战争，以及当，当俄罗斯与俄罗斯之间的战争以及当，当，当，当，当，当，当，当，当，当，当，当，当，当，当，当，当，当，当，当，当，当，当，当，当，当，当，当，当，当，当他们说，乌克兰在2022年将是与乌克兰的战争</text:p>
      <text:p text:style-name="P4">
图片: ['<text:a xlink:type="simple" xlink:href="https://armyinform.com.ua/wp-content/uploads/2023/05/photo_2023-05-24-10.06.58.jpg" text:style-name="Internet_20_link" text:visited-style-name="Visited_20_Internet_20_Link">
photo_2023-05-24-10.06.58.jpg</text:a>
']</text:p>
      <text:p text:style-name="P4">
标签: ['STOPRUSSIA', 'АГРЕСІЯ РФ', 'БЕН ВОЛЛЕС', 'НАВЧАННЯ УКРАЇНСЬКИХ ВІЙСЬКОВОСЛУЖБОВЦІВ', 'ОЛЕКСІЙ РЕЗНІКОВ']</text:p>
      <text:p text:style-name="P4">
类别: News</text:p>
      <!--METADATA-->
      <text:p text:style-name="P4">
<draw:frame draw:style-name="fr1" draw:name="Image328" text:anchor-type="as-char" svg:width="6.9236in" svg:height="4.615733in" draw:z-index="0">
<draw:image xlink:href="../Images/AРМІЯINFORM/2023-05-24T40-00-00-04-00/photo_2023-05-24-10.06.58.jpg" xlink:type="simple" xlink:show="embed" xlink:actuate="onLoad" draw:mime-type="image/jpeg"/>
</draw:frame>
照片：Dmitry Yurchenko</text:p>
      <ul>
        <li>
我们谈到了对军事人员的培训的延续，主要的重点和强调这些培训。 国防部长阿列克西·雷兹尼科夫(Alexei Reznikov)在与英国国防部长沃克莱斯(Becorne Menuge)会面时说，有机会握手，他们在英国学习，并成功使用了一种名为“风暴影子”的武器。</li>
      </ul>
      <text:p text:style-name="P4">
同时，英国国防部长表示对乌克兰的承诺并与军队进行交流。</text:p>
      <ul>
        <li>
本·沃尔斯(Ben Volles)说，我总是喜欢访问首都，不仅要与我的签证交流，而且还与军队进行沟通，讨论他们的计划和野心，以及我如何更多地参与实施这些计划的帮助。</li>
      </ul>
      <text:p text:style-name="P4">
News Source: <text:a xlink:type="simple" xlink:href="https://armyinform.com.ua/2023/05/24/oleksij-reznikov-ta-ben-volles-obgovoryly-pytannya-prodovzhennya-pidgotovky-ukrayinskyh-vijskovyh-u-velykij-brytaniyi/" text:style-name="Internet_20_link" text:visited-style-name="Visited_20_Internet_20_Link">
https://armyinform.com.ua/2023/05/24/oleksij-reznikov-ta-ben-volles-obgovoryly-pytannya-prodovzhennya-pidgotovky-ukrayinskyh-vijskovyh-u-velykij-brytaniyi/</text:a>
</text:p>
      <!--NEWS-->
      <text:h text:style-name="P10" text:outline-level="1">
<text:span text:style-name="T4">
乌克兰和英国继续对话，使武器成为长距离武器</text:span>
</text:h>
      <text:p text:style-name="P4">
作者: ['Світлана Кирган']</text:p>
      <text:p text:style-name="P4">
时间: 2023-05-24T41:00:00-04:00</text:p>
      <text:p text:style-name="P4">
描述: 伟大的英国人对乌克兰人的防御乌克兰人进行了讨论……与乌克兰2022的战争，今天与乌克兰最新新闻的战争，今天与乌克兰2022年的新闻战争，乌克兰和俄罗斯之间以及俄罗斯之间的战争，以及俄罗斯之间的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5/photo_2023-05-24-10.06.57.jpg" text:style-name="Internet_20_link" text:visited-style-name="Visited_20_Internet_20_Link">
photo_2023-05-24-10.06.57.jpg</text:a>
']</text:p>
      <text:p text:style-name="P4">
标签: ['АГРЕСІЯ РФ', 'БЕН ВОЛЛЕС', 'ВТОРГНЕННЯ РФ', 'ЗБРОЯ ДЛЯ УКРАЇНИ', 'ОЛЕКСІЙ РЕЗНІКОВ', 'ОФІЦІЙНО']</text:p>
      <text:p text:style-name="P4">
类别: News</text:p>
      <!--METADATA-->
      <text:p text:style-name="P4">
<draw:frame draw:style-name="fr1" draw:name="Image329" text:anchor-type="as-char" svg:width="6.9236in" svg:height="4.615733in" draw:z-index="0">
<draw:image xlink:href="../Images/AРМІЯINFORM/2023-05-24T41-00-00-04-00/photo_2023-05-24-10.06.57.jpg" xlink:type="simple" xlink:show="embed" xlink:actuate="onLoad" draw:mime-type="image/jpeg"/>
</draw:frame>
照片：Dmitry Yurchenko</text:p>
      <text:p text:style-name="P4">
乌克兰国防部长和英国国防部长讨论了乌克兰的进一步加强，尤其是以较长的武器为代价。</text:p>
      <text:p text:style-name="P4">
5月23日星期二，在基辅对英国国防部的辩护，乌克兰·阿列克谢·雷兹尼科夫国防部长的一次会议上进行了讨论。</text:p>
      <text:p text:style-name="P4">
这位部长说：“我们已经讨论了乌克兰武器的优先事项，以取得胜利，尤其是武器，这使得有可能在距离远处袭击敌人，例如风暴影子。”</text:p>
      <text:p text:style-name="P4">
会议还讨论了英国乌克兰军人的培训计划的延续，以及在维尔纽斯举行的北约峰会上乌克兰进入北大西洋联盟的前景。</text:p>
      <text:p text:style-name="P4">
反过来，英国国防部长指出，暴风雨导弹是合作伙伴向乌克兰提供此类武器的第一个武器。</text:p>
      <text:p text:style-name="P4">
“我们提供了这种类型的武器，因为俄罗斯不断使用武器范围，该武器范围用于损害平民痛苦和关键基础设施。 尽管国际立法，《日内瓦公约》，尽管我十二月呼吁不这样做。”本·沃尔斯说。</text:p>
      <text:p text:style-name="P4">
News Source: <text:a xlink:type="simple" xlink:href="https://armyinform.com.ua/2023/05/24/ukrayina-i-velyka-brytaniya-prodovzhuyut-dialog-shhodo-nadannya-zbroyi-dalnogo-urazhennya/" text:style-name="Internet_20_link" text:visited-style-name="Visited_20_Internet_20_Link">
https://armyinform.com.ua/2023/05/24/ukrayina-i-velyka-brytaniya-prodovzhuyut-dialog-shhodo-nadannya-zbroyi-dalnogo-urazhennya/</text:a>
</text:p>
      <!--NEWS-->
      <text:h text:style-name="P10" text:outline-level="1">
<text:span text:style-name="T4">
44枚飞机炸弹每天被中和Sess的烟火</text:span>
</text:h>
      <text:p text:style-name="P4">
作者: ['АРМІЯINFORM']</text:p>
      <text:p text:style-name="P4">
时间: 2023-05-24T42:00:00-04:00</text:p>
      <text:p text:style-name="P4">
描述: 借出了24次伤害，pirotechnicly，乌克罗兹尼的乌克兰服务等...与乌克兰2022年的战争，今天与乌克兰的最新新闻，今天与乌克兰2022年的新闻战争，乌克兰和俄罗斯和俄罗斯和俄罗斯和俄罗斯和俄罗斯和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2/12/051f0000-0aff-0242-be2f-08da173df50a_w1080_h608.png" text:style-name="Internet_20_link" text:visited-style-name="Visited_20_Internet_20_Link">
051f0000-0aff-0242-be2f-08da173df50a_w1080_h608.png</text:a>
']</text:p>
      <text:p text:style-name="P4">
标签: ['STOPRUSSIA', 'АГРЕСІЯ РФ', 'ВІЙНА', 'ВТОРГНЕННЯ РФ', 'ДСНС УКРАЇНИ', 'РОЗМІНУВАННЯ']</text:p>
      <text:p text:style-name="P4">
类别: News</text:p>
      <!--METADATA-->
      <text:p text:style-name="P4">
<draw:frame draw:style-name="fr1" draw:name="Image330" text:anchor-type="as-char" svg:width="6.9236in" svg:height="3.89773in" draw:z-index="0">
<draw:image xlink:href="../Images/AРМІЯINFORM/2023-05-24T42-00-00-04-00/051f0000-0aff-0242-be2f-08da173df50a_w1080_h608.png" xlink:type="simple" xlink:show="embed" xlink:actuate="onLoad" draw:mime-type="image/png"/>
</draw:frame>
说明性照片</text:p>
      <text:p text:style-name="P4">
在5月24日<text:span text:style-name="T4">
的最后一天，乌克兰州政府服务处的烟火单位为紧急情况</text:span>
 155次**涉及执行Demining。</text:p>
      <text:p text:style-name="P4">
关于它_ <text:a xlink:type="simple" xlink:href="https://dsns.gov.ua/uk/news/nadzvicaini-podiyi/operativna-informaciia-shhodo-roboti-pirotexnicnix-pidrozdiliv-dsns-ukrayini-55" text:style-name="Internet_20_link" text:visited-style-name="Visited_20_Internet_20_Link">
报告</text:a>
_乌克兰的SES。</text:p>
      <text:p text:style-name="P4">
<text:span text:style-name="T4">
 1586独家</text:span>
 <text:span text:style-name="T4">
项目，尤其是</text:span>
 44 Aviation Bombs。(清除)<text:span text:style-name="T4">
 147公顷</text:span>
的领土。</text:p>
      <text:p text:style-name="P4">
最常见的烟火单元工作：在哈尔基夫地区18 357次，基辅地区-7769，顿涅茨克地区-5392 -5392，Mykolaiv地区-4957，Kherson地区-5021 -5021，Chernihiv地区-4632，Sumy -Sumy -2059，sumy -2059，Cherkasy地区-1109。</text:p>
      <text:p text:style-name="P4">
参考：390 222个单位和2891公斤的爆炸物，包括2293日，从大规模军事入侵俄罗斯联邦在乌克兰领土上开始处置。 航空炸弹。 调查了约86 676公顷的面积。</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24/za-dobu-pirotehniky-dsns-zneshkodyly-44-aviaczijni-bomby/" text:style-name="Internet_20_link" text:visited-style-name="Visited_20_Internet_20_Link">
https://armyinform.com.ua/2023/05/24/za-dobu-pirotehniky-dsns-zneshkodyly-44-aviaczijni-bomby/</text:a>
</text:p>
      <!--NEWS-->
      <text:h text:style-name="P10" text:outline-level="1">
<text:span text:style-name="T4">
乌克兰的自卫权是不可否认的 - 本·华莱士（Ben Wallace）</text:span>
</text:h>
      <text:p text:style-name="P4">
作者: ['Світлана Кирган']</text:p>
      <text:p text:style-name="P4">
时间: 2023-05-24T43:00:00-04:00</text:p>
      <text:p text:style-name="P4">
描述: 关于伟大的英国宣布Zustrichi Zustrom Defense的大英国国防部...与乌克兰2022年的战争，与乌克兰的最新消息，今天与乌克兰的新闻，今天与乌克兰2022年的新闻战争，乌克兰和俄罗斯之间以及俄罗斯之间以及何时会发生战争，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photo_2023-05-24-10.07.05.jpg" text:style-name="Internet_20_link" text:visited-style-name="Visited_20_Internet_20_Link">
photo_2023-05-24-10.07.05.jpg</text:a>
']</text:p>
      <text:p text:style-name="P4">
标签: ['АГРЕСІЯ РФ', 'БЕН ВОЛЛЕС', 'ДОПОМОГА ПАРТНЕРІВ', 'СВІТ ПІДТРИМУЄ УКРАЇНУ', 'СТАТУТ ООН']</text:p>
      <text:p text:style-name="P4">
类别: News</text:p>
      <!--METADATA-->
      <text:p text:style-name="P4">
<draw:frame draw:style-name="fr1" draw:name="Image331" text:anchor-type="as-char" svg:width="6.9236in" svg:height="4.615733in" draw:z-index="0">
<draw:image xlink:href="../Images/AРМІЯINFORM/2023-05-24T43-00-00-04-00/photo_2023-05-24-10.07.05.jpg" xlink:type="simple" xlink:show="embed" xlink:actuate="onLoad" draw:mime-type="image/jpeg"/>
</draw:frame>
照片：Dmitry Yurchenko</text:p>
      <text:p text:style-name="P4">
英国国防部长在与乌克兰Oleksiy Reznikov部长的会议上表示了这一点，这是对乌克兰的工作访问的一部分。</text:p>
      <ul>
        <li>
尽管有所有国际法律，但尽管有《日内瓦公约》，他们还是(<text:span text:style-name="T5">
 sorians -ed .</text:span>
)他们继续专注于乌克兰人口。 联合国宪章授予的乌克兰自卫<text:span text:style-name="T4">
 </text:span>
的权利是食管。 根据所有立法行为，凭借这种自卫权，乌克兰可以向其朋友和盟友寻求帮助。</li>
      </ul>
      <text:p text:style-name="P4">
英国国防部长还强调，国际是合法的，不能单独采取行动。</text:p>
      <ul>
        <li>
现在俄罗斯开始意识到，乌克兰的盟友将与之合作地进行自卫，并将帮助乌克兰以所有可能的武器为武器，从反坦克导弹开始，然后以坦克结束，Storm Shadowi现在是F-16，强调了 - 强调。</li>
      </ul>
      <text:p text:style-name="P4">
News Source: <text:a xlink:type="simple" xlink:href="https://armyinform.com.ua/2023/05/24/pravo-ukrayiny-na-samooboronu-yake-yij-nadano-statutom-oon-ye-bezzaperechnym-ben-volles/" text:style-name="Internet_20_link" text:visited-style-name="Visited_20_Internet_20_Link">
https://armyinform.com.ua/2023/05/24/pravo-ukrayiny-na-samooboronu-yake-yij-nadano-statutom-oon-ye-bezzaperechnym-ben-volles/</text:a>
</text:p>
      <!--NEWS-->
      <text:h text:style-name="P10" text:outline-level="1">
<text:span text:style-name="T4">
白天，俄罗斯解雇了129个乌克兰定居点，平民中有死者</text:span>
</text:h>
      <text:p text:style-name="P4">
作者: ['АРМІЯINFORM']</text:p>
      <text:p text:style-name="P4">
时间: 2023-05-24T44:00:00-04:00</text:p>
      <text:p text:style-name="P4">
描述: Rosiyski visyska的最后一遍是由乌克兰9个地区的三位一体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5/photo_5435972693473215960_y-1.jpg" text:style-name="Internet_20_link" text:visited-style-name="Visited_20_Internet_20_Link">
photo_5435972693473215960_y-1.jpg</text:a>
']</text:p>
      <text:p text:style-name="P4">
标签: ['ЛІКВІДАЦІЯ НАСЛІДКІВ ВОРОЖИХ ОБСТРІЛІВ', 'ОБСТРІЛИ ІНФРАСТРУКТУРИ', 'ХАРКІВСЬКИЙ ТРИБУНАЛ']</text:p>
      <text:p text:style-name="P4">
类别: News</text:p>
      <!--METADATA-->
      <text:p text:style-name="P4">
<draw:frame draw:style-name="fr1" draw:name="Image332" text:anchor-type="as-char" svg:width="6.9236in" svg:height="4.572059in" draw:z-index="0">
<draw:image xlink:href="../Images/AРМІЯINFORM/2023-05-24T44-00-00-04-00/photo_5435972693473215960_y-1.jpg" xlink:type="simple" xlink:show="embed" xlink:actuate="onLoad" draw:mime-type="image/jpeg"/>
</draw:frame>
在最后一天，俄罗斯军队向乌克兰9个地区的领土开火。</text:p>
      <text:p text:style-name="P4">
在电报中<text:a xlink:type="simple" xlink:href="https://t.me/militarymediacenter/2011" text:style-name="Internet_20_link" text:visited-style-name="Visited_20_Internet_20_Link">
信息</text:a>
军事媒体中心。</text:p>
      <text:p text:style-name="P4">
炮击是用不同类型的武器进行的：迫击炮，坦克，炮兵，喷气系统。 还使用了tatactic航空的无人机。</text:p>
      <text:p text:style-name="P4">
消息传出：“ 129个定居点和101个基础架构设施被解雇了。”</text:p>
      <text:p text:style-name="P4">
在平民死亡和受伤中，受害者的数量被澄清了。</text:p>
      <text:p text:style-name="P4">
News Source: <text:a xlink:type="simple" xlink:href="https://armyinform.com.ua/2023/05/24/za-dobu-rosiya-obstrilyala-129-naselenyh-punktiv-ukrayiny-sered-czyvilnogo-naselennya-ye-zagybli/" text:style-name="Internet_20_link" text:visited-style-name="Visited_20_Internet_20_Link">
https://armyinform.com.ua/2023/05/24/za-dobu-rosiya-obstrilyala-129-naselenyh-punktiv-ukrayiny-sered-czyvilnogo-naselennya-ye-zagybli/</text:a>
</text:p>
      <!--NEWS-->
      <text:h text:style-name="P10" text:outline-level="1">
<text:span text:style-name="T4">
英国支持乌克兰的领导始终为我们带来了战场上的优势-Alexei Reznikov</text:span>
</text:h>
      <text:p text:style-name="P4">
作者: ['Світлана Кирган']</text:p>
      <text:p text:style-name="P4">
时间: 2023-05-24T45:00:00-04:00</text:p>
      <text:p text:style-name="P4">
描述: 在pidtrimsiky Tim Chinnik，Yaki Zapzhdi Zmisnovy ...与乌克兰2022年的战争，与乌克兰的最新新闻，今天与乌克兰2022年的新闻战争，今天与乌克兰和俄罗斯之间的战争将发生，乌克兰与乌克兰的战争，与乌克兰的战争，乌克兰与乌克兰的战争，与乌克兰的战争，与乌克兰的战争，乌克兰和乌克兰之间的战争将会他们说，在2022年，是否会在不久的将来与乌克兰进行战争</text:p>
      <text:p text:style-name="P4">
图片: ['<text:a xlink:type="simple" xlink:href="https://armyinform.com.ua/wp-content/uploads/2023/05/photo_2023-05-24-10.06.51.jpg" text:style-name="Internet_20_link" text:visited-style-name="Visited_20_Internet_20_Link">
photo_2023-05-24-10.06.51.jpg</text:a>
']</text:p>
      <text:p text:style-name="P4">
标签: ['STOPRUSSIA', 'АГРЕСІЯ РФ', 'БЕН ВОЛЛЕС', 'ВТОРГНЕННЯ РФ', 'ОЛЕКСІЙ РЕЗНІКОВ', 'УКРАЇНА - ВЕЛИКА БРИТАНІЯ']</text:p>
      <text:p text:style-name="P4">
类别: News</text:p>
      <!--METADATA-->
      <text:p text:style-name="P4">
<draw:frame draw:style-name="fr1" draw:name="Image333" text:anchor-type="as-char" svg:width="6.9236in" svg:height="4.615733in" draw:z-index="0">
<draw:image xlink:href="../Images/AРМІЯINFORM/2023-05-24T45-00-00-04-00/photo_2023-05-24-10.06.51.jpg" xlink:type="simple" xlink:show="embed" xlink:actuate="onLoad" draw:mime-type="image/jpeg"/>
</draw:frame>
照片：Dmitry Yurchenko</text:p>
      <text:p text:style-name="P4">
乌克兰乌克兰国防部阿列克谢·雷兹尼科夫扎(Alexei Reznikovza)表示，英国的领导层是乌克兰的支持，这是一定改变战场上的局势的因素，他说，与英国国防部长贝诺姆维莱斯在基辅周二举行的会议的结果，5月23日。</text:p>
      <text:p text:style-name="P4">
根据乌克兰国防部负责人的说法，英国在乌克兰对俄罗斯联邦的大规模入侵方面的支持方面已宣告坚定不移的立场。</text:p>
      <text:p text:style-name="P4">
“世界再次看到了英国的领导。 我们合作伙伴，本·华莱士(Ben Wallace)和他的团队的每一步都成为改变了军事战场的因素。” Alexei Reznikov说。</text:p>
      <text:p text:style-name="P4">
在这种情况下，部长回忆说，英国是最早为乌克兰提供现代PTRC的国家之一(nlaw)，在协助155毫米炮兵大炮的决定中，支持建立一个特别基金来支持乌克兰的国防能力，转移了哈彭的反舰队的反弹导弹，以及各种类型的装甲技术，在武装的武装部队中军队。 该部长指出，英国在国外乌克兰军人组织大型培训计划中的特殊作用。</text:p>
      <text:p text:style-name="P4">
“在最近的美味佳肴中，风暴阴影镭是很多事情，包括我所说的。 这一切归功于本·华莱士(Ben Wallace)的个人领导及其团队的努力，”雷兹尼科夫(Reznikov)强调。</text:p>
      <text:p text:style-name="P4">
顺便说一句，这位部长报道说，在访问期间，他和他的英国小组与乌克兰飞行员一起在英国接受了适当的培训，并且已经成功使用了风暴影弹。</text:p>
      <text:p text:style-name="P4">
News Source: <text:a xlink:type="simple" xlink:href="https://armyinform.com.ua/2023/05/24/liderstvo-brytaniyi-u-pidtrymczi-ukrayiny-zavzhdy-nadavalo-nam-perevagu-na-poli-boyu-oleksij-reznikov/" text:style-name="Internet_20_link" text:visited-style-name="Visited_20_Internet_20_Link">
https://armyinform.com.ua/2023/05/24/liderstvo-brytaniyi-u-pidtrymczi-ukrayiny-zavzhdy-nadavalo-nam-perevagu-na-poli-boyu-oleksij-reznikov/</text:a>
</text:p>
      <!--NEWS-->
      <text:h text:style-name="P10" text:outline-level="1">
<text:span text:style-name="T4">
活力中心是在乌克兰的领土社区中创建的</text:span>
</text:h>
      <text:p text:style-name="P4">
作者: ['АРМІЯINFORM']</text:p>
      <text:p text:style-name="P4">
时间: 2023-05-24T46:00:00-04:00</text:p>
      <text:p text:style-name="P4">
描述: Revalizu，乌克兰社会政治的迷你建设。 y牛去参加瑜伽...与乌克兰2022年的战争，与乌克兰的最新新闻战争，与乌克兰2022年的新闻战争，今天的最后一次战争，乌克兰和俄罗斯之间的战争以及2022年与乌克兰的战争将会发生战争是否会有，是否会有，这是不久的将来与乌克兰的战争，这是与乌克兰的战争，今天的乌克兰新闻，乌克兰的新闻，乌克兰的新闻在俄罗斯的乌克兰媒体</text:p>
      <text:p text:style-name="P4">
图片: ['<text:a xlink:type="simple" xlink:href="https://armyinform.com.ua/wp-content/uploads/2023/05/whatsapp-image-2023-05-24-at-09.15.52-1.jpeg" text:style-name="Internet_20_link" text:visited-style-name="Visited_20_Internet_20_Link">
whatsapp-image-2023-05-24-at-09.15.52-1.jpeg</text:a>
']</text:p>
      <text:p text:style-name="P4">
标签: ['ВТОРГНЕННЯ РФ']</text:p>
      <text:p text:style-name="P4">
类别: News</text:p>
      <!--METADATA-->
      <text:p text:style-name="P4">
<draw:frame draw:style-name="fr1" draw:name="Image334" text:anchor-type="as-char" svg:width="6.9236in" svg:height="6.098538in" draw:z-index="0">
<draw:image xlink:href="../Images/AРМІЯINFORM/2023-05-24T46-00-00-04-00/whatsapp-image-2023-05-24-at-09.15.52-1.jpeg" xlink:type="simple" xlink:show="embed" xlink:actuate="onLoad" draw:mime-type="image/jpeg"/>
</draw:frame>
该项目由乌克兰社会政策部实施。 如<text:a xlink:type="simple" xlink:href="https://www.msp.gov.ua/news/22832.html" text:style-name="Internet_20_link" text:visited-style-name="Visited_20_Internet_20_Link">
报道</text:a>
在其官方页面上，生命力中心是友好，无障碍的空间，在提供社会服务的基础上，包括信息，咨询以及社会和心理帮助。 预计此类中心的活动将有助于加强志愿活动协调社区人口的社会心理稳定性。</text:p>
      <text:p text:style-name="P4">
这种细胞中社区的优势是什么？</text:p>
      <text:p text:style-name="P4">
·社会服务的“统一点”，包括信息，咨询以及社会和心理帮助；</text:p>
      <text:p text:style-name="P4">
·社区人口中压力和焦虑的总体压力和焦虑程度的降低；</text:p>
      <text:p text:style-name="P4">
·可用的培训空间(例如，在危机情况下为教师，医生，地方政府雇员进行培训);</text:p>
      <text:p text:style-name="P4">
·提高社区的社会能力和凝聚力，尤其是内部流离失所者和退伍军人的融合和适应；</text:p>
      <text:p text:style-name="P4">
·加强志愿者运动。</text:p>
      <text:p text:style-name="P4">
为了安排活力中心，必须为房屋做好准备(如果可能的话)它的所有权是免费的，适合使用，不需要大量存款即可确保障碍。</text:p>
      <text:p text:style-name="P4">
<text:span text:style-name="T4">
在选定社区的试点项目的框架内，将提供以筹集资金为代价的</text:span>
：</text:p>
      <ul>
        <li>
          <text:p text:style-name="P4">
在社区领土上的活力中心安排(如有必要，化妆品维修；</text:p>
        </li>
        <li>
          <text:p text:style-name="P4">
支付管理和服务(经理，管理员，案例经理，协调员与社会服务提供者和骚扰者合作(多达5人)在活力的中心持续了12个月；</text:p>
        </li>
        <li>
          <text:p text:style-name="P4">
对员工和社会服务提供者的培训和监督；</text:p>
        </li>
        <li>
          <text:p text:style-name="P4">
有条不紊的支持。要填写并参与项目，您需要以下文件：</text:p>
        </li>
        <li>
          <text:p text:style-name="P4">
位于可行性中心的场所的技术护照，以说明房屋和建筑物的状况；</text:p>
        </li>
        <li>
          <text:p text:style-name="P4">
社区社会护照(在场);</text:p>
        </li>
        <li>
          <text:p text:style-name="P4">
社区的社会经济发展计划/计划(在场).</text:p>
        </li>
      </ul>
      <text:p text:style-name="P4">
Інформація про хід реалізації проєкту буде оприлюднюватися на офіційному сайтіМінсоцполітики та на сторінці в соціальній мережі Facebook.</text:p>
      <text:p text:style-name="P4">
Пілотний проєкт «Посилення спроможності та стійкості територіальних громадшляхом створення Центрів Життєстійкості» реалізується Міністерством соціальноїполітики України в рамках ініціативи Першої леді України щодо формуванняНаціональної програми психічного здоров’я та психосоціальної підтримки.</text:p>
      <text:p text:style-name="P4">
<text:span text:style-name="T5">
Підготувала Леся Медведенко</text:span>
</text:p>
      <text:p text:style-name="P4">
News Source: <text:a xlink:type="simple" xlink:href="https://armyinform.com.ua/2023/05/24/u-terytorialnyh-gromadah-ukrayiny-stvoryuyutsya-czentry-zhyttyestijkosti/" text:style-name="Internet_20_link" text:visited-style-name="Visited_20_Internet_20_Link">
https://armyinform.com.ua/2023/05/24/u-terytorialnyh-gromadah-ukrayiny-stvoryuyutsya-czentry-zhyttyestijkosti/</text:a>
</text:p>
      <!--NEWS-->
      <text:h text:style-name="P10" text:outline-level="1">
<text:span text:style-name="T4">
开始了三位战队战斗人员的高级训练</text:span>
</text:h>
      <text:p text:style-name="P4">
作者: ['Руслана Богдан']</text:p>
      <text:p text:style-name="P4">
时间: 2023-05-24T47:00:00-04:00</text:p>
      <text:p text:style-name="P4">
描述: 在TRO ZSU部队部队部队中心之一，伤口的伤口接受了交通训练。...与乌克兰2022年的战争，与乌克兰的战争是今天的最新消息，即与乌克兰2022年的新闻战争今天，乌克兰和俄罗斯之间会发生战争，当与2022年的战争时，乌克兰是否会在不久的将来与乌克兰进行战争，他们说，与乌克兰的战争，今天，乌克兰的新闻，乌克兰，乌克兰人乌克兰媒体的新闻在俄罗斯</text:p>
      <text:p text:style-name="P4">
图片: ['<text:a xlink:type="simple" xlink:href="https://armyinform.com.ua/wp-content/uploads/2023/05/golovne-3.jpg" text:style-name="Internet_20_link" text:visited-style-name="Visited_20_Internet_20_Link">
golovne-3.jpg</text:a>
', '<text:a xlink:type="simple" xlink:href="https://armyinform.com.ua/wp-content/uploads/2023/05/1-102.jpg" text:style-name="Internet_20_link" text:visited-style-name="Visited_20_Internet_20_Link">
1-102.jpg</text:a>
', '<text:a xlink:type="simple" xlink:href="https://armyinform.com.ua/wp-content/uploads/2023/05/foto_4-3.jpg" text:style-name="Internet_20_link" text:visited-style-name="Visited_20_Internet_20_Link">
foto_4-3.jpg</text:a>
', '<text:a xlink:type="simple" xlink:href="https://armyinform.com.ua/wp-content/uploads/2023/05/foto_5-3.jpg" text:style-name="Internet_20_link" text:visited-style-name="Visited_20_Internet_20_Link">
foto_5-3.jpg</text:a>
', '<text:a xlink:type="simple" xlink:href="https://armyinform.com.ua/wp-content/uploads/2023/05/foto_6-2.jpg" text:style-name="Internet_20_link" text:visited-style-name="Visited_20_Internet_20_Link">
foto_6-2.jpg</text:a>
', '<text:a xlink:type="simple" xlink:href="https://armyinform.com.ua/wp-content/uploads/2023/05/foto_7-2.jpg" text:style-name="Internet_20_link" text:visited-style-name="Visited_20_Internet_20_Link">
foto_7-2.jpg</text:a>
', '<text:a xlink:type="simple" xlink:href="https://armyinform.com.ua/wp-content/uploads/2023/05/foto_8-2.jpg" text:style-name="Internet_20_link" text:visited-style-name="Visited_20_Internet_20_Link">
foto_8-2.jpg</text:a>
']</text:p>
      <text:p text:style-name="P4">
标签: ['КУРСИ ПІДВИЩЕННЯ КВАЛІФІКАЦІЇ', 'ТРО ЗСУ']</text:p>
      <text:p text:style-name="P4">
类别: News</text:p>
      <!--METADATA-->
      <text:p text:style-name="P4">
<draw:frame draw:style-name="fr1" draw:name="Image335" text:anchor-type="as-char" svg:width="6.9236in" svg:height="4.615733in" draw:z-index="0">
<draw:image xlink:href="../Images/AРМІЯINFORM/2023-05-24T47-00-00-04-00/golovne-3.jpg" xlink:type="simple" xlink:show="embed" xlink:actuate="onLoad" draw:mime-type="image/jpeg"/>
</draw:frame>
在武装部队部队训练中心的垃圾填埋场之一，早晨开始。 今天，新的排行榜官员开始了新的飞行员培训课程。 他们将加深他们的知识两个月。 通常，他们首次进行了这样的培训。</text:p>
      <text:p text:style-name="P4">
<draw:frame draw:style-name="fr1" draw:name="Image336" text:anchor-type="as-char" svg:width="6.9236in" svg:height="4.615733in" draw:z-index="0">
<draw:image xlink:href="../Images/AРМІЯINFORM/2023-05-24T47-00-00-04-00/1-102.jpg" xlink:type="simple" xlink:show="embed" xlink:actuate="onLoad" draw:mime-type="image/jpeg"/>
</draw:frame>
在顿涅茨克(Donetsk)的一场战斗中，有呼叫符号“ Sapper”的Trooroborons的战士，有必要在本身上指挥该排。 从那以后，他一直在管理那些一直过平民​​生活的战士，直到20122年2月24日，随后用武器掌握了武器，纳多尼奇纳的战斗已经过去。 现在，“ saper”是训练排开的参与者之一。 他尤其来这里是为了提高他对战术的知识。</text:p>
      <text:p text:style-name="P4">
<draw:frame draw:style-name="fr1" draw:name="Image337" text:anchor-type="as-char" svg:width="6.9236in" svg:height="4.615733in" draw:z-index="0">
<draw:image xlink:href="../Images/AРМІЯINFORM/2023-05-24T47-00-00-04-00/foto_4-3.jpg" xlink:type="simple" xlink:show="embed" xlink:actuate="onLoad" draw:mime-type="image/jpeg"/>
</draw:frame>
 - 排和每个战斗机的生存都取决于我的战术技能，因此我希望尽可能胜任，因为错误的价格就是生活。 此外，我想要现代知识，而不是某些“苏联地区”，是分享身份的。</text:p>
      <text:p text:style-name="P4">
<draw:frame draw:style-name="fr1" draw:name="Image338" text:anchor-type="as-char" svg:width="6.9236in" svg:height="4.615733in" draw:z-index="0">
<draw:image xlink:href="../Images/AРМІЯINFORM/2023-05-24T47-00-00-04-00/foto_5-3.jpg" xlink:type="simple" xlink:show="embed" xlink:actuate="onLoad" draw:mime-type="image/jpeg"/>
</draw:frame>
练习的另一个参与者是呼号“诚实”。 在大规模干扰之前，他担任律师，在ATO/OOS中执行了任务。 据他所知，营地经历被任命为排长的职位。 他和他的祝福一起，特别是在顿涅茨克(Donetsk)担任职务，他正在为卡莱达(Kalledar)，马林卡(Marinka)，克拉斯诺利夫卡(Krasnogorivka)奋斗。</text:p>
      <ul>
        <li>
我对了解策略和心理学，如何管理集体的更多信息非常感兴趣。</li>
      </ul>
      <text:p text:style-name="P4">
<draw:frame draw:style-name="fr1" draw:name="Image339" text:anchor-type="as-char" svg:width="6.9236in" svg:height="4.615733in" draw:z-index="0">
<draw:image xlink:href="../Images/AРМІЯINFORM/2023-05-24T47-00-00-04-00/foto_6-2.jpg" xlink:type="simple" xlink:show="embed" xlink:actuate="onLoad" draw:mime-type="image/jpeg"/>
</draw:frame>
该课程将持续两个月。 在此期间，军官将通过八个训练模块。 关于一般问题的计划开始：心理学，领导力，俄罗斯对乌克兰的侵略的历史，人道主义法的基本知识。</text:p>
      <ul>
        <li>
指挥官还将通过所有军事训练，将在白天或黑夜，城市或森林中研究排的各种敌对行动和情况。</li>
      </ul>
      <text:p text:style-name="P4">
<draw:frame draw:style-name="fr1" draw:name="Image340" text:anchor-type="as-char" svg:width="6.9236in" svg:height="4.615733in" draw:z-index="0">
<draw:image xlink:href="../Images/AРМІЯINFORM/2023-05-24T47-00-00-04-00/foto_7-2.jpg" xlink:type="simple" xlink:show="embed" xlink:actuate="onLoad" draw:mime-type="image/jpeg"/>
</draw:frame>
</text:p>
      <text:p text:style-name="P4">
他补充说，官员在开始学习之前通过了输入测试。 它将在它之后存储以追踪练习的结果。</text:p>
      <text:p text:style-name="P4">
<draw:frame draw:style-name="fr1" draw:name="Image341" text:anchor-type="as-char" svg:width="6.9236in" svg:height="4.615733in" draw:z-index="0">
<draw:image xlink:href="../Images/AРМІЯINFORM/2023-05-24T47-00-00-04-00/foto_8-2.jpg" xlink:type="simple" xlink:show="embed" xlink:actuate="onLoad" draw:mime-type="image/jpeg"/>
</draw:frame>
排指挥官的课程首次进行。 这套是飞行员。</text:p>
      <ul>
        <li>
这样的培训只是必要的!考虑到我们从入侵开始的第一天开始我们的部队进行了战斗任务并遭受了损失。 骑自元不是从人们没有硬化，没有动力的事实中。 正是人们没有充分准备这些任务。有人是会计师，出租车司机等。 每个人都知道，我们必须向人们提供这样的知识，这些技能，以后他们后来使用他们，教他们的人民，是真正的官员和真正的指挥官，这是武装部队武装部队武力部队的训练中心负责人的负责人宣布“科瓦尔斯基”。</li>
      </ul>
      <text:p text:style-name="P4">
<text:span text:style-name="T5">
foto -Victor Dehtyar</text:span>
</text:p>
      <text:p text:style-name="P4">
_viso -Ruslana Bogdan，Victor Dehtyar _</text:p>
      <text:p text:style-name="P4">
News Source: <text:a xlink:type="simple" xlink:href="https://armyinform.com.ua/2023/05/24/startuvav-kurs-pidvyshhennya-kvalifikacziyi-dlya-bojovyh-oficzeriv-syl-tro/" text:style-name="Internet_20_link" text:visited-style-name="Visited_20_Internet_20_Link">
https://armyinform.com.ua/2023/05/24/startuvav-kurs-pidvyshhennya-kvalifikacziyi-dlya-bojovyh-oficzeriv-syl-tro/</text:a>
</text:p>
      <!--NEWS-->
      <text:h text:style-name="P10" text:outline-level="1">
<text:span text:style-name="T4">
乌克兰士兵的1000个特殊背包，他们四肢失去并准备假肢准备</text:span>
</text:h>
      <text:p text:style-name="P4">
作者: ['Олександр Тереверко']</text:p>
      <text:p text:style-name="P4">
时间: 2023-05-24T48:00:00-04:00</text:p>
      <text:p text:style-name="P4">
描述: 在Izhnerev的陆军总统Pirdrimmka假肢上的桦树上，与乌克兰2022年的战争，与乌克兰的最新新闻战争，今天与乌克兰2022年的新闻战争，乌克兰和俄罗斯之间的战争将与俄罗斯和俄罗斯之间的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5/f1-1.jpg" text:style-name="Internet_20_link" text:visited-style-name="Visited_20_Internet_20_Link">
f1-1.jpg</text:a>
', '<text:a xlink:type="simple" xlink:href="https://armyinform.com.ua/wp-content/uploads/2023/05/f2-3-scaled.jpg" text:style-name="Internet_20_link" text:visited-style-name="Visited_20_Internet_20_Link">
f2-3-scaled.jpg</text:a>
', '<text:a xlink:type="simple" xlink:href="https://armyinform.com.ua/wp-content/uploads/2023/05/f3-3-scaled.jpg" text:style-name="Internet_20_link" text:visited-style-name="Visited_20_Internet_20_Link">
f3-3-scaled.jpg</text:a>
', '<text:a xlink:type="simple" xlink:href="https://armyinform.com.ua/wp-content/uploads/2023/05/f4-3-scaled.jpg" text:style-name="Internet_20_link" text:visited-style-name="Visited_20_Internet_20_Link">
f4-3-scaled.jpg</text:a>
', '<text:a xlink:type="simple" xlink:href="https://armyinform.com.ua/wp-content/uploads/2023/05/f5-2.jpg" text:style-name="Internet_20_link" text:visited-style-name="Visited_20_Internet_20_Link">
f5-2.jpg</text:a>
']</text:p>
      <text:p text:style-name="P4">
标签: ['РЕАБІЛІТАЦІЯ', 'СОЦІАЛЬНИЙ ЗАХИСТ']</text:p>
      <text:p text:style-name="P4">
类别: News</text:p>
      <!--METADATA-->
      <text:p text:style-name="P4">
<draw:frame draw:style-name="fr1" draw:name="Image342" text:anchor-type="as-char" svg:width="6.9236in" svg:height="4.350329in" draw:z-index="0">
<draw:image xlink:href="../Images/AРМІЯINFORM/2023-05-24T48-00-00-04-00/f1-1.jpg" xlink:type="simple" xlink:show="embed" xlink:actuate="onLoad" draw:mime-type="image/jpeg"/>
</draw:frame>
3月，在接受抗议抗议保护抗议抗议抗议抗议枢纽安东尼娜·库姆卡(Antonina Kumka)的采访中，该组织被告知该组织发起了一个名为“截肢者背包”的前店。 在这里预计。</text:p>
      <text:p text:style-name="P4">
<draw:frame draw:style-name="fr1" draw:name="Image343" text:anchor-type="as-char" svg:width="6.9236in" svg:height="4.292632in" draw:z-index="0">
<draw:image xlink:href="../Images/AРМІЯINFORM/2023-05-24T48-00-00-04-00/f2-3-scaled.jpg" xlink:type="simple" xlink:show="embed" xlink:actuate="onLoad" draw:mime-type="image/jpeg"/>
</draw:frame>
作为该项目的一部分，来自不同组织的志愿者团队为乌克兰战斗人员挤满了1000个弹药，他们失去了四肢并正在为假肢做准备。</text:p>
      <ul>
        <li>
背包包含术后蛋糕形成的最必要的东西， - 解释了该项目的协调员，并负责完成商人的背包。  - 它有两种用于压缩绷带的绷带，这有助于形成正确形状的树桩，这将进一步促进成功。 包括 - 用于去除幻影疼痛，毛巾，液体肥皂的镜子。</li>
      </ul>
      <text:p text:style-name="P4">
<draw:frame draw:style-name="fr1" draw:name="Image344" text:anchor-type="as-char" svg:width="6.9236in" svg:height="4.85229in" draw:z-index="0">
<draw:image xlink:href="../Images/AРМІЯINFORM/2023-05-24T48-00-00-04-00/f3-3-scaled.jpg" xlink:type="simple" xlink:show="embed" xlink:actuate="onLoad" draw:mime-type="image/jpeg"/>
</draw:frame>
好吧，最重要的是：选择了带有信息图表的特定信息材料，这些信息材料解释了如何正确执行压缩绷带，照顾树桩，然后 - 通过假体等。</text:p>
      <text:p text:style-name="P4">
<draw:frame draw:style-name="fr1" draw:name="Image345" text:anchor-type="as-char" svg:width="6.9236in" svg:height="4.586885in" draw:z-index="0">
<draw:image xlink:href="../Images/AРМІЯINFORM/2023-05-24T48-00-00-04-00/f4-3-scaled.jpg" xlink:type="simple" xlink:show="embed" xlink:actuate="onLoad" draw:mime-type="image/jpeg"/>
</draw:frame>
背包的免费和预期目的将被转移给所有需要它们的退伍军人和平民公民。基金会将为这一点做出贡献。</text:p>
      <text:p text:style-name="P4">
<draw:frame draw:style-name="fr1" draw:name="Image346" text:anchor-type="as-char" svg:width="6.9236in" svg:height="4.837289in" draw:z-index="0">
<draw:image xlink:href="../Images/AРМІЯINFORM/2023-05-24T48-00-00-04-00/f5-2.jpg" xlink:type="simple" xlink:show="embed" xlink:actuate="onLoad" draw:mime-type="image/jpeg"/>
</draw:frame>
根据商人的凯瑟琳(Catherine)的说法，正在准备2000个单位的下一批背包。 此外，与将使用它们的人的沟通组织组织组织的计划。 目标是改善背包，使其更接近受伤和受伤的需求。</text:p>
      <text:p text:style-name="P4">
Protez Hub与人道主义组织“拯救Metinvest Group，Nova Ukraine”，“乌克兰患者”，Dignitas和公共“公共“原则”人权中心慈善基金“拯救生命”的合作使该项目成为可能。</text:p>
      <text:p text:style-name="P4">
该项目得到了加拿大驻乌克兰大使馆的支持。</text:p>
      <text:p text:style-name="P4">
<text:span text:style-name="T5">
OPTO项目的作者和组织者</text:span>
</text:p>
      <text:p text:style-name="P4">
News Source: <text:a xlink:type="simple" xlink:href="https://armyinform.com.ua/2023/05/24/spakovano-vzhe-1000-speczialnyh-ryukzakiv-dlya-ukrayinskyh-voyiniv-yaki-vtratyly-kinczivky-j-gotuyutsya-do-protezuvannya/" text:style-name="Internet_20_link" text:visited-style-name="Visited_20_Internet_20_Link">
https://armyinform.com.ua/2023/05/24/spakovano-vzhe-1000-speczialnyh-ryukzakiv-dlya-ukrayinskyh-voyiniv-yaki-vtratyly-kinczivky-j-gotuyutsya-do-protezuvannya/</text:a>
</text:p>
      <!--NEWS-->
      <text:h text:style-name="P10" text:outline-level="1">
<text:span text:style-name="T4">
5月25日在军事媒体中心将举行有关军事教育系统转型的简报</text:span>
</text:h>
      <text:p text:style-name="P4">
作者: ['АРМІЯINFORM']</text:p>
      <text:p text:style-name="P4">
时间: 2023-05-24T49:00:00-04:00</text:p>
      <text:p text:style-name="P4">
描述: 25加音和上午11:00军事媒体中心Vidnu Briffying部门董事...与乌克兰2022年的战争，与乌克兰与乌克兰的最新新闻，今天与乌克兰2022年的新闻战争，乌克兰和俄罗斯之间的战争将发生战争，与2022年的战争，乌克兰是否会在不久</text:p>
      <text:p text:style-name="P4">
图片: ['<text:a xlink:type="simple" xlink:href="https://armyinform.com.ua/wp-content/uploads/2023/04/military-media-center.jpg" text:style-name="Internet_20_link" text:visited-style-name="Visited_20_Internet_20_Link">
military-media-center.jpg</text:a>
']</text:p>
      <text:p text:style-name="P4">
标签: ['БРИФІНГ', 'ВІЙСЬКОВА ОСВІТА', 'ВОЛОДИМИР МІРНЕНКО', 'ДЕПАРТАМЕНТУ ВІЙСЬКОВОЇ ОСВІТИ І НАУКИ']</text:p>
      <text:p text:style-name="P4">
类别: News</text:p>
      <!--METADATA-->
      <text:p text:style-name="P4">
<draw:frame draw:style-name="fr1" draw:name="Image347" text:anchor-type="as-char" svg:width="6.9236in" svg:height="3.894525in" draw:z-index="0">
<draw:image xlink:href="../Images/AРМІЯINFORM/2023-05-24T49-00-00-04-00/military-media-center.jpg" xlink:type="simple" xlink:show="embed" xlink:actuate="onLoad" draw:mime-type="image/jpeg"/>
</draw:frame>
5月25日11:00在<text:a xlink:type="simple" xlink:href="https://t.me/militarymediacenter/2014" text:style-name="Internet_20_link" text:visited-style-name="Visited_20_Internet_20_Link">
军事媒体中心</text:a>
乌克兰国防部Volodymyramirnenko的军事教育和科学局将有一份简报。</text:p>
      <text:p text:style-name="P4">
这些问题将在简报中讨论：</text:p>
      <text:p text:style-name="P4">
*军事教育体系的转变； * 2023年，高等军事教育机构，高等军事教育机构和军事教育部门的入门运动的特征。</text:p>
      <text:p text:style-name="P4">
需要媒体代表的认证，并将持续<text:span text:style-name="T4">
直到5月25日10:00。</text:span>
</text:p>
      <text:p text:style-name="P4">
认证申请发送到E -MAIL地址：<text:a xlink:type="simple" xlink:href="https://armyinform.com.ua/cdn-cgi/l/email-protection" text:style-name="Internet_20_link" text:visited-style-name="Visited_20_Internet_20_Link">
[EmailProtected]</text:a>
指示记者的名称，姓名和愿望，出版物的名称，武装部队的认证数量，联系电话。</text:p>
      <text:p text:style-name="P4">
News Source: <text:a xlink:type="simple" xlink:href="https://armyinform.com.ua/2023/05/24/25-travnya-u-military-media-center-vidbudetsya-bryfing-shhodo-transformacziyi-systemy-vijskovoyi-osvity/" text:style-name="Internet_20_link" text:visited-style-name="Visited_20_Internet_20_Link">
https://armyinform.com.ua/2023/05/24/25-travnya-u-military-media-center-vidbudetsya-bryfing-shhodo-transformacziyi-systemy-vijskovoyi-osvity/</text:a>
</text:p>
      <!--NEWS-->
      <text:h text:style-name="P10" text:outline-level="1">
<text:span text:style-name="T4">
波兰准备教乌克兰飞行员关于该国防守的F-16战斗机</text:span>
</text:h>
      <text:p text:style-name="P4">
作者: ['АРМІЯINFORM']</text:p>
      <text:p text:style-name="P4">
时间: 2023-05-24T50:00:00-04:00</text:p>
      <text:p text:style-name="P4">
描述: 波兰人准备趋向乌克兰的Ligi F-16试验。 关于……与乌克兰2022年的战争，与乌克兰的最新新闻，与乌克兰2022年的新闻战争，今天乌克兰和俄罗斯之间的战争以及与乌克兰的战争将是或不是，不是，是否会有与乌克兰在不久的将来的战争，今天与乌克兰的战争，今天的乌克兰新闻，乌克兰新闻，乌克兰媒体在俄罗斯</text:p>
      <text:p text:style-name="P4">
图片: ['<text:a xlink:type="simple" xlink:href="https://armyinform.com.ua/wp-content/uploads/2023/05/blashhak.jpg" text:style-name="Internet_20_link" text:visited-style-name="Visited_20_Internet_20_Link">
blashhak.jpg</text:a>
']</text:p>
      <text:p text:style-name="P4">
标签: ['ВИНИЩУВАЧІ F-16', 'ДОПОМОГА ПАРТНЕРІВ', 'МАРІУШ БЛАЩАК', 'НАВЧАННЯ УКРАЇНСЬКИХ ПІЛОТІВ', 'СВІТ ПІДТРИМУЄ УКРАЇНУ']</text:p>
      <text:p text:style-name="P4">
类别: News</text:p>
      <!--METADATA-->
      <text:p text:style-name="P4">
<draw:frame draw:style-name="fr1" draw:name="Image348" text:anchor-type="as-char" svg:width="6.9236in" svg:height="3.894525in" draw:z-index="0">
<draw:image xlink:href="../Images/AРМІЯINFORM/2023-05-24T50-00-00-04-00/blashhak.jpg" xlink:type="simple" xlink:show="embed" xlink:actuate="onLoad" draw:mime-type="image/jpeg"/>
</draw:frame>
波兰准备在F-16飞机上训练乌克兰飞行员。</text:p>
      <text:p text:style-name="P4">
关于它的国防部长波兰·马里乌斯·布拉斯查克<text:a xlink:type="simple" xlink:href="https://twitter.com/MON_GOV_PL/status/1661001493455970304" text:style-name="Internet_20_link" text:visited-style-name="Visited_20_Internet_20_Link">
报道</text:a>
波兰国防部的新闻服务。</text:p>
      <text:p text:style-name="P4">
“我建议作为欧盟任务的一部分完成这项任务。 这是欧盟国家之间合作和确定这种培训能力的一个很好的例子。” Mariusz Blaschak说。</text:p>
      <text:p text:style-name="P4">
我们将提醒，作为欧洲联盟关于法律案件问题和Zzepe Borrel的高级代表，乌克兰飞行员<text:a xlink:type="simple" xlink:href="https://armyinform.com.ua/2023/05/22/ukrayinski-piloty-vzhe-trenuyutsya-na-litakah-f-16-glava-yevropejskoyi-dyplomatiyi/" text:style-name="Internet_20_link" text:visited-style-name="Visited_20_Internet_20_Link">
已经开业</text:a>
所有欧洲国家的F-16飞机。</text:p>
      <text:p text:style-name="P4">
News Source: <text:a xlink:type="simple" xlink:href="https://armyinform.com.ua/2023/05/24/polshha-gotova-navchaty-ukrayinskyh-pilotiv-na-vynyshhuvachah-f-16-ministr-oborony-krayiny/" text:style-name="Internet_20_link" text:visited-style-name="Visited_20_Internet_20_Link">
https://armyinform.com.ua/2023/05/24/polshha-gotova-navchaty-ukrayinskyh-pilotiv-na-vynyshhuvachah-f-16-ministr-oborony-krayiny/</text:a>
</text:p>
      <!--NEWS-->
      <text:h text:style-name="P10" text:outline-level="1">
<text:span text:style-name="T4">
乌克兰检察长办公室：有8.9万次战争罪</text:span>
</text:h>
      <text:p text:style-name="P4">
作者: ['АРМІЯINFORM']</text:p>
      <text:p text:style-name="P4">
时间: 2023-05-24T51: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warcrime-24052023ua.jpg" text:style-name="Internet_20_link" text:visited-style-name="Visited_20_Internet_20_Link">
warcrime-24052023ua.jpg</text:a>
', '<text:a xlink:type="simple" xlink:href="https://armyinform.com.ua/wp-content/uploads/2023/05/warcrime-24052023en.jpg" text:style-name="Internet_20_link" text:visited-style-name="Visited_20_Internet_20_Link">
warcrime-24052023en.jpg</text:a>
']</text:p>
      <text:p text:style-name="P4">
标签: ['ВОЄННІ ЗЛОЧИНИ', 'ОФІС ГЕНЕРАЛЬНОГО ПРОКУРОРА УКРАЇНИ']</text:p>
      <text:p text:style-name="P4">
类别: News</text:p>
      <!--METADATA-->
      <text:p text:style-name="P4">
<draw:frame draw:style-name="fr1" draw:name="Image349" text:anchor-type="as-char" svg:width="6.9236in" svg:height="4.448413in" draw:z-index="0">
<draw:image xlink:href="../Images/AРМІЯINFORM/2023-05-24T51-00-00-04-00/warcrime-2405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text:span>
 <text:span text:style-name="T4">
 </text:span>
 2 <text:span text:style-name="T4">
 </text:span>
 4 <text:span text:style-name="T4">
 </text:span>
 <text:span text:style-name="T4">
可能</text:span>
注册：</text:p>
      <ul>
        <li>
89 068军事犯罪， * 17 210针对乌克兰国家安全的罪行。</li>
      </ul>
      <text:p text:style-name="P4">
此外，根据少年检察官的官方数据，<text:span text:style-name="T4">
 1465名因俄罗斯侵略而成为</text:span>
，包括：</text:p>
      <ul>
        <li>
482-儿童被杀， * 983-儿童因严重程度不同。</li>
      </ul>
      <text:p text:style-name="P4">
该部门强调，这些数字不是最终的，因为在暂时占据的有形领土上的积极战斗场所的安装中继续进行工作。</text:p>
      <text:p text:style-name="P4">
<draw:frame draw:style-name="fr1" draw:name="Image350" text:anchor-type="as-char" svg:width="6.9236in" svg:height="4.448413in" draw:z-index="0">
<draw:image xlink:href="../Images/AРМІЯINFORM/2023-05-24T51-00-00-04-00/warcrime-24052023en.jpg" xlink:type="simple" xlink:show="embed" xlink:actuate="onLoad" draw:mime-type="image/jpeg"/>
</draw:frame>
</text:p>
      <text:p text:style-name="P4">
News Source: <text:a xlink:type="simple" xlink:href="https://armyinform.com.ua/2023/05/24/ofis-genprokurora-ukrayiny-zadokumentovano-ponad-89-tysyach-voyennyh-zlochyniv/" text:style-name="Internet_20_link" text:visited-style-name="Visited_20_Internet_20_Link">
https://armyinform.com.ua/2023/05/24/ofis-genprokurora-ukrayiny-zadokumentovano-ponad-89-tysyach-voyennyh-zlochyniv/</text:a>
</text:p>
      <!--NEWS-->
      <text:h text:style-name="P10" text:outline-level="1">
<text:span text:style-name="T4">
乌克兰历史上第一枚奖牌：陆军奥尔加·索皮特（Olga Sopit</text:span>
</text:h>
      <text:p text:style-name="P4">
作者: ['АРМІЯINFORM']</text:p>
      <text:p text:style-name="P4">
时间: 2023-05-24T52:00:00-04:00</text:p>
      <text:p text:style-name="P4">
描述: 复杂的Zolobula Zolobula Vigral“ Gold”在冠军的єvropy Zhotuvannya U23上俄罗斯以及何时，何时，何时，何时，何时，何时，何时，何时，何时，何时，何时，何时，何时，何时与乌克兰在2022年与乌克兰进行战争，将在不久的将来与乌克兰发生战争与乌克兰的乌克兰今天的新闻乌克兰有关，乌克兰新闻在乌克兰媒体的俄罗斯人</text:p>
      <text:p text:style-name="P4">
图片: ['<text:a xlink:type="simple" xlink:href="https://armyinform.com.ua/wp-content/uploads/2023/05/348647528_1935376383479490_5154850315842537533_n.jpg" text:style-name="Internet_20_link" text:visited-style-name="Visited_20_Internet_20_Link">
348647528_1935376383479490_5154850315842537533_n.jpg</text:a>
', '<text:a xlink:type="simple" xlink:href="https://armyinform.com.ua/wp-content/uploads/2023/05/348558763_189814556899266_261144555470812533_n-150x150.jpg" text:style-name="Internet_20_link" text:visited-style-name="Visited_20_Internet_20_Link">
348558763_189814556899266_261144555470812533_n-150x150.jpg</text:a>
', '<text:a xlink:type="simple" xlink:href="https://armyinform.com.ua/wp-content/uploads/2023/05/348849964_638373398195676_588864470677834499_n-150x150.jpg" text:style-name="Internet_20_link" text:visited-style-name="Visited_20_Internet_20_Link">
348849964_638373398195676_588864470677834499_n-150x150.jpg</text:a>
']</text:p>
      <text:p text:style-name="P4">
标签: ['АРМІЙСЬКИЙ СПОРТ', 'ОЛЬГА СОПІТ', 'ФЕХТУВАННЯ']</text:p>
      <text:p text:style-name="P4">
类别: News</text:p>
      <!--METADATA-->
      <text:p text:style-name="P4">
<draw:frame draw:style-name="fr1" draw:name="Image351" text:anchor-type="as-char" svg:width="6.9236in" svg:height="3.681047in" draw:z-index="0">
<draw:image xlink:href="../Images/AРМІЯINFORM/2023-05-24T52-00-00-04-00/348647528_1935376383479490_5154850315842537533_n.jpg" xlink:type="simple" xlink:show="embed" xlink:actuate="onLoad" draw:mime-type="image/jpeg"/>
</draw:frame>
Rapistka Olga Sopit在欧洲锦标赛U23上获得了黄金，该冠军在布达佩斯开始。</text:p>
      <text:p text:style-name="P4">
关于它<text:a xlink:type="simple" xlink:href="https://www.facebook.com/olympicua/posts/pfbid02xekVsYFKR2THbsYpXUUA2w6Zgb5pZ22cWEpJAyXarBtvAaVYaUCtG5ZjNJAZvKCql" text:style-name="Internet_20_link" text:visited-style-name="Visited_20_Internet_20_Link">
报告</text:a>
武装部队的中央体育俱乐部。</text:p>
      <text:p text:style-name="P4">
乌克兰国家奥林匹克委员会说：“这是乌克兰在这种类型的青年中的第一枚奖牌。”</text:p>
      <text:p text:style-name="P4">
<text:a xlink:type="simple" xlink:href="https://armyinform.com.ua/wp-content/uploads/2023/05/348558763_189814556899266_261144555470812533_n.jpg" text:style-name="Internet_20_link" text:visited-style-name="Visited_20_Internet_20_Link">
!(Images/AРМІЯINFORM/2023-05-24T52-00-00-04-00/348558763_189814556899266_261144555470812533_n-150x150.jpg)</text:a>
</text:p>
      <text:p text:style-name="P4">
<text:a xlink:type="simple" xlink:href="https://armyinform.com.ua/wp-content/uploads/2023/05/348849964_638373398195676_588864470677834499_n.jpg" text:style-name="Internet_20_link" text:visited-style-name="Visited_20_Internet_20_Link">
<draw:frame draw:style-name="fr1" draw:name="Image352" text:anchor-type="as-char" svg:width="6.9236in" svg:height="6.9236in" draw:z-index="0">
<draw:image xlink:href="../Images/AРМІЯINFORM/2023-05-24T52-00-00-04-00/348849964_638373398195676_588864470677834499_n-150x150.jpg" xlink:type="simple" xlink:show="embed" xlink:actuate="onLoad" draw:mime-type="image/jpeg"/>
</draw:frame>
</text:a>
在通往基座的路上，陆军运动员的得分为15:11，击败了前三名竞争对手 - 在卡德兹托克英国英国阿米莉·坦(Amelie Tsang)，洛鲁斯·普里克斯(Lorus Prixzz)以色列和阿丽娜·波洛兹克(Alina Poloziuk)的世界杯中。</text:p>
      <text:p text:style-name="P4">
News Source: <text:a xlink:type="simple" xlink:href="https://armyinform.com.ua/2023/05/24/persha-v-istoriyi-medal-dlya-ukrayiny-armijka-olga-sopit-zdobula-zoloto-na-yevro-z-fehtuvannya-u23/" text:style-name="Internet_20_link" text:visited-style-name="Visited_20_Internet_20_Link">
https://armyinform.com.ua/2023/05/24/persha-v-istoriyi-medal-dlya-ukrayiny-armijka-olga-sopit-zdobula-zoloto-na-yevro-z-fehtuvannya-u23/</text:a>
</text:p>
      <!--NEWS-->
      <text:h text:style-name="P10" text:outline-level="1">
<text:span text:style-name="T4">
占领者再次从克里米亚博物馆偷走了伪影 - 专家伊夫琳·克拉夫琴科（Evelyn Kravchenko）</text:span>
</text:h>
      <text:p text:style-name="P4">
作者: ['Антон Печерський']</text:p>
      <text:p text:style-name="P4">
时间: 2023-05-24T53:00:00-04:00</text:p>
      <text:p text:style-name="P4">
描述: Zajyskis Zagarbniki Vyvo到Rosiyskoi，timchasovo的Timchasovo，Crimsky Pisvostrov ...与乌克兰2022年的战争，与乌克兰的最新新闻，今天与乌克兰2022年的新闻新闻进行战争，今天与乌克兰和拉斯·罗素之间的战争，乌克兰和罗素之间的战争将是一场战争。他们说，乌克兰在2022年将是与乌克兰的战争</text:p>
      <text:p text:style-name="P4">
图片: ['<text:a xlink:type="simple" xlink:href="https://armyinform.com.ua/wp-content/uploads/2023/05/photo_2023-05-24_13-42-53.jpg" text:style-name="Internet_20_link" text:visited-style-name="Visited_20_Internet_20_Link">
photo_2023-05-24_13-42-53.jpg</text:a>
', '<text:a xlink:type="simple" xlink:href="https://armyinform.com.ua/wp-content/uploads/2023/05/k2udr80a57kk08w84o.jpg" text:style-name="Internet_20_link" text:visited-style-name="Visited_20_Internet_20_Link">
k2udr80a57kk08w84o.jpg</text:a>
']</text:p>
      <text:p text:style-name="P4">
标签: ['ВТОРГНЕННЯ РФ']</text:p>
      <text:p text:style-name="P4">
类别: News</text:p>
      <!--METADATA-->
      <text:p text:style-name="P4">
<draw:frame draw:style-name="fr1" draw:name="Image353" text:anchor-type="as-char" svg:width="6.9236in" svg:height="4.153003in" draw:z-index="0">
<draw:image xlink:href="../Images/AРМІЯINFORM/2023-05-24T53-00-00-04-00/photo_2023-05-24_13-42-53.jpg" xlink:type="simple" xlink:show="embed" xlink:actuate="onLoad" draw:mime-type="image/jpeg"/>
</draw:frame>
从赫尔森斯斯塔尔国家保护区带到俄罗斯联邦</text:p>
      <text:p text:style-name="P4">
**从临时占领的克里米亚半岛，俄罗斯入侵者出口有价值的博物馆向俄罗斯联邦展出。 特别是，入侵者的宣传媒体传播了有关位于Artifactivantian时期塞瓦斯托波尔的国家预备役“ Chersonese Tavriysky”的出口信息，这些信息被带到了拜占庭金黄色的黄金中。</text:p>
      <text:p text:style-name="P4">
<text:span text:style-name="T4">
考古学家是乌克兰国家科学院研究所学院的雇员，也是克里米亚平台网络伊芙琳·克拉维科(Evelyn Kravchenko)的专家，他讲述了克里米亚博物馆和其他临时被占领的乌克兰领土上正在发生的事情。 自从克里米亚半岛联合会占领以来，它受到克里米亚古迹的文化遗产的密切监控。</text:span>
</text:p>
      <text:p text:style-name="P4">
<draw:frame draw:style-name="fr1" draw:name="Image354" text:anchor-type="as-char" svg:width="6.9236in" svg:height="4.615733in" draw:z-index="0">
<draw:image xlink:href="../Images/AРМІЯINFORM/2023-05-24T53-00-00-04-00/k2udr80a57kk08w84o.jpg" xlink:type="simple" xlink:show="embed" xlink:actuate="onLoad" draw:mime-type="image/jpeg"/>
</draw:frame>
<text:span text:style-name="T4">
  - 伊夫利诺夫人，谁和以什么借口出口从克里米亚到俄罗斯的出口展览？</text:span>
</text:p>
      <ul>
        <li>
关于诺夫哥罗德·克里姆林宫博物馆的雇员群体，他们去了将自己带给诺夫哥罗德·克里姆林宫的主张，不仅是史克里姆的伪像，而且还来自其他临时占领的乌克兰领土。 实际上，到处都有信息，有些人来自诺夫哥罗德(Novgorod)，提议在他们的克里姆林宫(Kremlin)举行展览。</li>
      </ul>
      <text:p text:style-name="P4">
例如，他们建议从Zaporizhzhia地区临时占领的Kamyanka-Dniprovskaya收集。 目前尚不清楚他们计划将其带出来，但俄罗斯人却在那里寻求。</text:p>
      <text:p text:style-name="P4">
然后他们参观了赫尔森地区的被占领的地区，在那里他们还寻求将其带到各地的俄罗斯，但几乎所有东西都完全掠夺了，没有剩下的东西。 现在，这个小组再次到达了克里米亚，并提议从Chersonese中删除独特的展览。</text:p>
      <text:p text:style-name="P4">
这是出口，不是展览。 每个人都非常意识到，展览项目要急于向俄罗斯出口事物，以将它们永远留在那里。</text:p>
      <text:p text:style-name="P4">
另请阅读：</text:p>
      <text:p text:style-name="P4">
<text:a xlink:type="simple" xlink:href="https://armyinform.com.ua/2023/05/22/z-hersonesu-tavrijskogo-okupanty-vpershe-vyvezly-zoloti-artefakty/" text:style-name="Internet_20_link" text:visited-style-name="Visited_20_Internet_20_Link">
第一次从“ Chersonese Tavriysky”入侵者中脱离了金色的纹状体</text:a>
<text:span text:style-name="T4">
是国家政策的一部分，俄罗斯当局的任何命令是这个问题吗？</text:span>
因此，媒体上有关凯尔森斯斯塔尔国家储备的展品的信息，该储备被带到Velikonomongorod的拜占庭黄金，只是冰山一角。 他们从那里出口，显然是Chersonese Tavriysky历史上最引人注目，最有价值的文物。</text:p>
      <text:p text:style-name="P4">
<text:span text:style-name="T4">
  - 你说 - 一侧……</text:span>
</text:p>
      <ul>
        <li>
大约一个月前，莫斯科收到了一封信给塞瓦斯托波尔(Sevastopol)，其中一个秘密的“秘密”(Secret)指出，在捍卫城市的情况下，它不包含保存文化遗产物体的危害，即博物馆乐队。 因此，博物馆应紧急准备疏散，表明轨道，汽车，航空，海洋运输的必要数量，博物馆展示了出口到俄罗斯的计划。</li>
      </ul>
      <text:p text:style-name="P4">
另请阅读：</text:p>
      <text:p text:style-name="P4">
<text:a xlink:type="simple" xlink:href="https://armyinform.com.ua/2022/08/16/hersones-perebuvaye-na-osobystomu-kontroli-vladimira-putina-evelina-kravchenko/" text:style-name="Internet_20_link" text:visited-style-name="Visited_20_Internet_20_Link">
Chersonese在Vladimir Putin的个人控制下 -  Evelynakravchenko</text:a>
只有从塞瓦斯托波尔本身出口到Chersonese Tavriysky特殊保护区的考古文物，由“国防”的Diorams展出，Panorama“ Defers of Sevastopol”，Michael的军事历史博物馆。 其中最有价值的是运输配对，现在它们可能刚从乌克兰博物馆带到俄罗斯联邦。</text:p>
      <text:p text:style-name="P4">
News Source: <text:a xlink:type="simple" xlink:href="https://armyinform.com.ua/2023/05/24/okupanty-znovu-vykradayut-artefakty-z-muzeyiv-krymu-ekspertka-evelina-kravchenko/" text:style-name="Internet_20_link" text:visited-style-name="Visited_20_Internet_20_Link">
https://armyinform.com.ua/2023/05/24/okupanty-znovu-vykradayut-artefakty-z-muzeyiv-krymu-ekspertka-evelina-kravchenko/</text:a>
</text:p>
      <!--NEWS-->
      <text:h text:style-name="P10" text:outline-level="1">
<text:span text:style-name="T4">
海军告诉有多少火箭载体将俄罗斯留在黑色和地中海海洋中</text:span>
</text:h>
      <text:p text:style-name="P4">
作者: ['АРМІЯINFORM']</text:p>
      <text:p text:style-name="P4">
时间: 2023-05-24T54:00:00-04:00</text:p>
      <text:p text:style-name="P4">
描述: Chorny Morin在Boyal Cherguvanni上有6艘浇注船，带有Yaki 1鼻子...与乌克兰2022年的战争，与乌克兰的最新消息，今天与乌克兰的新闻，乌克兰2022年的新闻战争，今天将在乌克兰和俄罗斯之间进行战争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5/348856413_205351031884249_2000168800869920141_n.jpg" text:style-name="Internet_20_link" text:visited-style-name="Visited_20_Internet_20_Link">
348856413_205351031884249_2000168800869920141_n.jpg</text:a>
']</text:p>
      <text:p text:style-name="P4">
标签: ['STOPRUSSIA', 'АГРЕСІЯ РФ', 'ВІЙНА', 'ВМС ЗС УКРАЇНИ', 'ВТОРГНЕННЯ РФ']</text:p>
      <text:p text:style-name="P4">
类别: News</text:p>
      <!--METADATA-->
      <text:p text:style-name="P4">
在黑海中，战斗义务有6艘敌方船，其中有1枚口径火箭的地毯，最多可达8枚导弹。 在亚佐夫海 -  1艘敌方船； 在地中海中，战役职责中最多有7艘敌方船只，其中1架有翼的导弹载体“口径”，总凌空抽射为4行。</text:p>
      <text:p text:style-name="P4">
在他们的官方Facebook页面上有关它<text:a xlink:type="simple" xlink:href="https://www.facebook.com/navy.mil.gov.ua/posts/pfbid02SHr6xxYLDufmzz3mPMgbFG129HiyfNbEfJj2ywae2njC5drC1PJJ8ADFJfLgoaiNl" text:style-name="Internet_20_link" text:visited-style-name="Visited_20_Internet_20_Link">
报告</text:a>
乌克兰武装部队的海军。</text:p>
      <text:p text:style-name="P4">
在白天，为了俄罗斯联邦的利益，凯希·耶尼卡尔海峡的通过：</text:p>
      <text:p text:style-name="P4">
<text:span text:style-name="T5">
到达亚佐夫海-36艘船，其中有7艘与Bosphorus海峡继续运动； </text:span>
到黑海-55艘船，其中8艘继续向Bosphorus的方向运动。</text:p>
      <text:p text:style-name="P4">
<draw:frame draw:style-name="fr1" draw:name="Image355" text:anchor-type="as-char" svg:width="6.9236in" svg:height="8.6545in" draw:z-index="0">
<draw:image xlink:href="../Images/AРМІЯINFORM/2023-05-24T54-00-00-04-00/348856413_205351031884249_2000168800869920141_n.jpg" xlink:type="simple" xlink:show="embed" xlink:actuate="onLoad" draw:mime-type="image/jpeg"/>
</draw:frame>
<text:span text:style-name="T4">
俄罗斯联邦继续违反1974年《保护人类生命的国际公约》。(Solas)通过关闭自动识别系统(AIS)，纳粹船只在阿佐夫海。</text:span>
</text:p>
      <text:p text:style-name="P4">
News Source: <text:a xlink:type="simple" xlink:href="https://armyinform.com.ua/2023/05/24/u-vms-rozpovily-skilky-raketonosiyiv-trymaye-rosiya-u-chornomu-ta-seredzemnomu-moryah/" text:style-name="Internet_20_link" text:visited-style-name="Visited_20_Internet_20_Link">
https://armyinform.com.ua/2023/05/24/u-vms-rozpovily-skilky-raketonosiyiv-trymaye-rosiya-u-chornomu-ta-seredzemnomu-moryah/</text:a>
</text:p>
      <!--NEWS-->
      <text:h text:style-name="P10" text:outline-level="1">
<text:span text:style-name="T4">
在首席指挥官-In-司令中，讨论了乌克兰航空的发展，考虑到了新型飞机的过渡</text:span>
</text:h>
      <text:p text:style-name="P4">
作者: ['АРМІЯINFORM']</text:p>
      <text:p text:style-name="P4">
时间: 2023-05-24T55:00:00-04:00</text:p>
      <text:p text:style-name="P4">
描述: 乌克兰Volodymyr Zelensky Proviv Chergov最高站点的总裁...与乌克兰2022年的战争，与乌克兰的最新新闻，今天与乌克兰2022年的新闻战争，今天将在乌克兰和乌克兰之间以及与乌克兰之间的战争他们说，在2022年是否在不久的将来与乌克兰战争，他们说，与乌克兰的战争，今天的乌克兰新闻，乌克兰的新闻，乌克兰媒体在俄罗斯的媒体</text:p>
      <text:p text:style-name="P4">
图片: ['<text:a xlink:type="simple" xlink:href="https://armyinform.com.ua/wp-content/uploads/2023/03/630_360_1677264925-963.jpg" text:style-name="Internet_20_link" text:visited-style-name="Visited_20_Internet_20_Link">
630_360_1677264925-963.jpg</text:a>
']</text:p>
      <text:p text:style-name="P4">
标签: ['ВОЛОДИМИР ЗЕЛЕНСЬКИЙ', 'ПРЕЗИДЕНТ УКРАЇНИ', 'СТАВКА ВЕРХОВНОГО ГОЛОВНОКОМАНДУВАЧА']</text:p>
      <text:p text:style-name="P4">
类别: News</text:p>
      <!--METADATA-->
      <text:p text:style-name="P4">
<draw:frame draw:style-name="fr1" draw:name="Image356" text:anchor-type="as-char" svg:width="6.9236in" svg:height="3.956343in" draw:z-index="0">
<draw:image xlink:href="../Images/AРМІЯINFORM/2023-05-24T55-00-00-04-00/630_360_1677264925-963.jpg" xlink:type="simple" xlink:show="embed" xlink:actuate="onLoad" draw:mime-type="image/jpeg"/>
</draw:frame>
乌克兰沃迪米尔·泽伦斯基(Ukraine Volodymyr Zelensky)主席举行了一次普通司令官池塘的常规会议。</text:p>
      <text:p text:style-name="P4">
乌克兰Volodymyr Zelenskyy的总裁<text:a xlink:type="simple" xlink:href="https://t.me/V_Zelenskiy_official/6354" text:style-name="Internet_20_link" text:visited-style-name="Visited_20_Internet_20_Link">
写</text:a>
在电报中。</text:p>
      <text:p text:style-name="P4">
“据报道，据报道，科尔特西亚和塔夫里亚的指挥官gur，gur。</text:p>
      <text:p text:style-name="P4">
国防部听说了从高级储备单位提供弹药的状态。 分析了增加自己生产的artinamics的可用合同和潜在合同。</text:p>
      <text:p text:style-name="P4">
考虑到向新型飞机的过渡，他们开始研究我们航空发展的全面概念。 新的组织结构，员工飞行员的培训，需要基础设施，后勤支持，”  - 在国家元首的职位。</text:p>
      <text:p text:style-name="P4">
News Source: <text:a xlink:type="simple" xlink:href="https://armyinform.com.ua/2023/05/24/na-stavczi-verhovnogo-golovnokomanduvacha-obgovoryly-rozvytok-ukrayinskoyi-aviacziyi-z-urahuvannyam-perehodu-na-novi-typy-litakiv/" text:style-name="Internet_20_link" text:visited-style-name="Visited_20_Internet_20_Link">
https://armyinform.com.ua/2023/05/24/na-stavczi-verhovnogo-golovnokomanduvacha-obgovoryly-rozvytok-ukrayinskoyi-aviacziyi-z-urahuvannyam-perehodu-na-novi-typy-litakiv/</text:a>
</text:p>
      <!--NEWS-->
      <text:h text:style-name="P10" text:outline-level="1">
<text:span text:style-name="T4">
在顿涅茨克，通过炮击，已停用了14个定居点</text:span>
</text:h>
      <text:p text:style-name="P4">
作者: ['АРМІЯINFORM']</text:p>
      <text:p text:style-name="P4">
时间: 2023-05-24T56:00:00-04:00</text:p>
      <text:p text:style-name="P4">
描述: Vorog是Terorizuvati Phafront的水槽。 YAK NASLISDOK，...与乌克兰2022年的战争，与乌克兰的最新新闻，今天与乌克兰2022年的新闻战争，乌克兰和俄罗斯之间的战争以及俄罗斯之间的战争以及2022年与乌克兰的战争将是或不在他们会在不久的将来与乌克兰发生战争吗？</text:p>
      <text:p text:style-name="P4">
图片: ['<text:a xlink:type="simple" xlink:href="https://armyinform.com.ua/wp-content/uploads/2023/05/5800ab29-87e4b659c0ee0209674600265ea37d8f.jpg" text:style-name="Internet_20_link" text:visited-style-name="Visited_20_Internet_20_Link">
5800ab29-87e4b659c0ee0209674600265ea37d8f.jpg</text:a>
']</text:p>
      <text:p text:style-name="P4">
标签: ['STOPRUSSIA', 'АГРЕСІЯ РФ', 'ВІЙНА', 'ВТОРГНЕННЯ РФ', 'НАСЛІДКИ ВОРОЖИХ ОБСТРІЛІВ']</text:p>
      <text:p text:style-name="P4">
类别: News</text:p>
      <!--METADATA-->
      <text:p text:style-name="P4">
<draw:frame draw:style-name="fr1" draw:name="Image357" text:anchor-type="as-char" svg:width="6.9236in" svg:height="3.499428in" draw:z-index="0">
<draw:image xlink:href="../Images/AРМІЯINFORM/2023-05-24T56-00-00-04-00/5800ab29-87e4b659c0ee0209674600265ea37d8f.jpg" xlink:type="simple" xlink:show="embed" xlink:actuate="onLoad" draw:mime-type="image/jpeg"/>
</draw:frame>
敌人继续恐吓边境和边界地区。 结果，记录了能源基础设施的损害，存在缺陷。特别是在顿涅茨克地区，通过战斗而断开了14个居住的捐款，8.9万消费者仍然没有照明。 最后一次大规模炮击之后，矿山仍然存在。 第二个设法治愈了。</text:p>
      <text:p text:style-name="P4">
关于它<text:a xlink:type="simple" xlink:href="https://www.kmu.gov.ua/news/sytuatsiia-v-enerhosystemi-stanom-na-24-travnia-na-donechchyni-cherez-obstril-znestrumleni-14-naselenykh-punktiv-na-sumshchyni-cherez-vorozhu-ataku-bez-svitla-2-4-tysiachi-spozhyvachiv" text:style-name="Internet_20_link" text:visited-style-name="Visited_20_Internet_20_Link">
报告</text:a>
政府门户。</text:p>
      <text:p text:style-name="P4">
同样，由于Zaporizhzhia地区的炮击，有4个居住的捐赠被断开，而Sumy没有能源供应量有2,4000名消费者。 此外，由于先前的炮击，它还没有灯光在Kharkiv，Kherson和Chernihiv地区的载体。 维修人员在安全状况允许的地方工作。</text:p>
      <text:p text:style-name="P4">
一天设法为近22000名消费者返回了灯。 大多数人是Donetsk和Zaporizhhya地区的订户。 尽管具有复杂性，但能量系统在炮击后稳定地工作。 关于生成和网络的维修正在进行中。</text:p>
      <text:p text:style-name="P4">
未计划当天电力出口和进口电力。</text:p>
      <text:p text:style-name="P4">
关于天然气行业的情况。 白天，乌克兰存储设施中的天然气数量为3250万立方米。 蓝色燃料的库存构成超过930万米的立方米。</text:p>
      <text:p text:style-name="P4">
News Source: <text:a xlink:type="simple" xlink:href="https://armyinform.com.ua/2023/05/24/na-donechchyni-cherez-obstril-znestrumleni-14-naselenyh-punktiv/" text:style-name="Internet_20_link" text:visited-style-name="Visited_20_Internet_20_Link">
https://armyinform.com.ua/2023/05/24/na-donechchyni-cherez-obstril-znestrumleni-14-naselenyh-punktiv/</text:a>
</text:p>
      <!--NEWS-->
      <text:h text:style-name="P10" text:outline-level="1">
<text:span text:style-name="T4">
我们父母的一代世界是继承</text:span>
</text:h>
      <text:p text:style-name="P4">
作者: ['АРМІЯINFORM']</text:p>
      <text:p text:style-name="P4">
时间: 2023-05-24T57:00:00-04:00</text:p>
      <text:p text:style-name="P4">
描述: 乌克兰的总裁，乌克兰联邦政府的侵略性的Sho Ninishnya侵略...与乌克兰2022年的战争，与乌克兰的最新新闻，今天与乌克兰2022年的新闻战争，今天与乌克兰的新闻战争，乌克兰和俄罗斯之间的战争会发生与乌克兰与乌克兰的战争将是不可行</text:p>
      <text:p text:style-name="P4">
图片: ['<text:a xlink:type="simple" xlink:href="https://armyinform.com.ua/wp-content/uploads/2023/05/photo_5435963596732485164_y.jpg" text:style-name="Internet_20_link" text:visited-style-name="Visited_20_Internet_20_Link">
photo_5435963596732485164_y.jpg</text:a>
', '<text:a xlink:type="simple" xlink:href="https://armyinform.com.ua/wp-content/uploads/2023/05/photo_5435963596732485170_y-1-150x150.jpg" text:style-name="Internet_20_link" text:visited-style-name="Visited_20_Internet_20_Link">
photo_5435963596732485170_y-1-150x150.jpg</text:a>
', '<text:a xlink:type="simple" xlink:href="https://armyinform.com.ua/wp-content/uploads/2023/05/photo_5435963596732485172_y-1-150x150.jpg" text:style-name="Internet_20_link" text:visited-style-name="Visited_20_Internet_20_Link">
photo_5435963596732485172_y-1-150x150.jpg</text:a>
', '<text:a xlink:type="simple" xlink:href="https://armyinform.com.ua/wp-content/uploads/2023/05/photo_5435963596732485163_y-1-150x150.jpg" text:style-name="Internet_20_link" text:visited-style-name="Visited_20_Internet_20_Link">
photo_5435963596732485163_y-1-150x150.jpg</text:a>
', '<text:a xlink:type="simple" xlink:href="https://armyinform.com.ua/wp-content/uploads/2023/05/photo_5435963596732485171_y-1-150x150.jpg" text:style-name="Internet_20_link" text:visited-style-name="Visited_20_Internet_20_Link">
photo_5435963596732485171_y-1-150x150.jpg</text:a>
', '<text:a xlink:type="simple" xlink:href="https://armyinform.com.ua/wp-content/uploads/2023/05/photo_5435963596732485167_y-1-150x150.jpg" text:style-name="Internet_20_link" text:visited-style-name="Visited_20_Internet_20_Link">
photo_5435963596732485167_y-1-150x150.jpg</text:a>
', '<text:a xlink:type="simple" xlink:href="https://armyinform.com.ua/wp-content/uploads/2023/05/photo_5435963596732485166_y-1-150x150.jpg" text:style-name="Internet_20_link" text:visited-style-name="Visited_20_Internet_20_Link">
photo_5435963596732485166_y-1-150x150.jpg</text:a>
', '<text:a xlink:type="simple" xlink:href="https://armyinform.com.ua/wp-content/uploads/2023/05/photo_5435963596732485168_y-1-150x150.jpg" text:style-name="Internet_20_link" text:visited-style-name="Visited_20_Internet_20_Link">
photo_5435963596732485168_y-1-150x150.jpg</text:a>
', '<text:a xlink:type="simple" xlink:href="https://armyinform.com.ua/wp-content/uploads/2023/05/photo_5435963596732485165_y-1-150x150.jpg" text:style-name="Internet_20_link" text:visited-style-name="Visited_20_Internet_20_Link">
photo_5435963596732485165_y-1-150x150.jpg</text:a>
', '<text:a xlink:type="simple" xlink:href="https://armyinform.com.ua/wp-content/uploads/2023/05/photo_5435963596732485169_y-1-150x150.jpg" text:style-name="Internet_20_link" text:visited-style-name="Visited_20_Internet_20_Link">
photo_5435963596732485169_y-1-150x150.jpg</text:a>
']</text:p>
      <text:p text:style-name="P4">
标签: ['ВОЛОДИМИР ЗЕЛЕНСЬКИЙ', 'ПРЕЗИДЕНТ УКРАЇНИ']</text:p>
      <text:p text:style-name="P4">
类别: News</text:p>
      <!--METADATA-->
      <text:p text:style-name="P4">
<draw:frame draw:style-name="fr1" draw:name="Image358" text:anchor-type="as-char" svg:width="6.9236in" svg:height="4.615733in" draw:z-index="0">
<draw:image xlink:href="../Images/AРМІЯINFORM/2023-05-24T57-00-00-04-00/photo_5435963596732485164_y.jpg" xlink:type="simple" xlink:show="embed" xlink:actuate="onLoad" draw:mime-type="image/jpeg"/>
</draw:frame>
乌克兰总统坚信，俄罗斯联邦反乌克兰的当前侵略将是欧洲的最后一位。</text:p>
      <text:p text:style-name="P4">
乌克兰Volodymyr Zelenskyy的总裁<text:a xlink:type="simple" xlink:href="https://t.me/V_Zelenskiy_official/6353" text:style-name="Internet_20_link" text:visited-style-name="Visited_20_Internet_20_Link">
写</text:a>
在电报中。</text:p>
      <text:p text:style-name="P4">
“我们父母的世界是一个和平，那些在欧洲侵略强烈的人继承了他们。 我们这一代人与您的世界是世界，我们现在正在与Vevropi的最后侵略作战中，”国家负责人写道。</text:p>
      <text:p text:style-name="P4">
<text:a xlink:type="simple" xlink:href="https://armyinform.com.ua/wp-content/uploads/2023/05/photo_5435963596732485170_y-1.jpg" text:style-name="Internet_20_link" text:visited-style-name="Visited_20_Internet_20_Link">
!(Images/AРМІЯINFORM/2023-05-24T57-00-00-04-00/photo_5435963596732485170_y-1-150x150.jpg)</text:a>
</text:p>
      <text:p text:style-name="P4">
<text:a xlink:type="simple" xlink:href="https://armyinform.com.ua/wp-content/uploads/2023/05/photo_5435963596732485172_y-1.jpg" text:style-name="Internet_20_link" text:visited-style-name="Visited_20_Internet_20_Link">
<draw:frame draw:style-name="fr1" draw:name="Image359" text:anchor-type="as-char" svg:width="6.9236in" svg:height="6.9236in" draw:z-index="0">
<draw:image xlink:href="../Images/AРМІЯINFORM/2023-05-24T57-00-00-04-00/photo_5435963596732485172_y-1-150x150.jpg" xlink:type="simple" xlink:show="embed" xlink:actuate="onLoad" draw:mime-type="image/jpeg"/>
</draw:frame>
</text:a>
</text:p>
      <text:p text:style-name="P4">
<text:a xlink:type="simple" xlink:href="https://armyinform.com.ua/wp-content/uploads/2023/05/photo_5435963596732485163_y-1.jpg" text:style-name="Internet_20_link" text:visited-style-name="Visited_20_Internet_20_Link">
<draw:frame draw:style-name="fr1" draw:name="Image360" text:anchor-type="as-char" svg:width="6.9236in" svg:height="6.9236in" draw:z-index="0">
<draw:image xlink:href="../Images/AРМІЯINFORM/2023-05-24T57-00-00-04-00/photo_5435963596732485163_y-1-150x150.jpg" xlink:type="simple" xlink:show="embed" xlink:actuate="onLoad" draw:mime-type="image/jpeg"/>
</draw:frame>
</text:a>
</text:p>
      <text:p text:style-name="P4">
<text:a xlink:type="simple" xlink:href="https://armyinform.com.ua/wp-content/uploads/2023/05/photo_5435963596732485171_y-1.jpg" text:style-name="Internet_20_link" text:visited-style-name="Visited_20_Internet_20_Link">
<draw:frame draw:style-name="fr1" draw:name="Image361" text:anchor-type="as-char" svg:width="6.9236in" svg:height="6.9236in" draw:z-index="0">
<draw:image xlink:href="../Images/AРМІЯINFORM/2023-05-24T57-00-00-04-00/photo_5435963596732485171_y-1-150x150.jpg" xlink:type="simple" xlink:show="embed" xlink:actuate="onLoad" draw:mime-type="image/jpeg"/>
</draw:frame>
</text:a>
</text:p>
      <text:p text:style-name="P4">
<text:a xlink:type="simple" xlink:href="https://armyinform.com.ua/wp-content/uploads/2023/05/photo_5435963596732485167_y-1.jpg" text:style-name="Internet_20_link" text:visited-style-name="Visited_20_Internet_20_Link">
<draw:frame draw:style-name="fr1" draw:name="Image362" text:anchor-type="as-char" svg:width="6.9236in" svg:height="6.9236in" draw:z-index="0">
<draw:image xlink:href="../Images/AРМІЯINFORM/2023-05-24T57-00-00-04-00/photo_5435963596732485167_y-1-150x150.jpg" xlink:type="simple" xlink:show="embed" xlink:actuate="onLoad" draw:mime-type="image/jpeg"/>
</draw:frame>
</text:a>
</text:p>
      <text:p text:style-name="P4">
<text:a xlink:type="simple" xlink:href="https://armyinform.com.ua/wp-content/uploads/2023/05/photo_5435963596732485166_y-1.jpg" text:style-name="Internet_20_link" text:visited-style-name="Visited_20_Internet_20_Link">
<draw:frame draw:style-name="fr1" draw:name="Image363" text:anchor-type="as-char" svg:width="6.9236in" svg:height="6.9236in" draw:z-index="0">
<draw:image xlink:href="../Images/AРМІЯINFORM/2023-05-24T57-00-00-04-00/photo_5435963596732485166_y-1-150x150.jpg" xlink:type="simple" xlink:show="embed" xlink:actuate="onLoad" draw:mime-type="image/jpeg"/>
</draw:frame>
</text:a>
</text:p>
      <text:p text:style-name="P4">
<text:a xlink:type="simple" xlink:href="https://armyinform.com.ua/wp-content/uploads/2023/05/photo_5435963596732485168_y-1.jpg" text:style-name="Internet_20_link" text:visited-style-name="Visited_20_Internet_20_Link">
<draw:frame draw:style-name="fr1" draw:name="Image364" text:anchor-type="as-char" svg:width="6.9236in" svg:height="6.9236in" draw:z-index="0">
<draw:image xlink:href="../Images/AРМІЯINFORM/2023-05-24T57-00-00-04-00/photo_5435963596732485168_y-1-150x150.jpg" xlink:type="simple" xlink:show="embed" xlink:actuate="onLoad" draw:mime-type="image/jpeg"/>
</draw:frame>
</text:a>
</text:p>
      <text:p text:style-name="P4">
<text:a xlink:type="simple" xlink:href="https://armyinform.com.ua/wp-content/uploads/2023/05/photo_5435963596732485165_y-1.jpg" text:style-name="Internet_20_link" text:visited-style-name="Visited_20_Internet_20_Link">
<draw:frame draw:style-name="fr1" draw:name="Image365" text:anchor-type="as-char" svg:width="6.9236in" svg:height="6.9236in" draw:z-index="0">
<draw:image xlink:href="../Images/AРМІЯINFORM/2023-05-24T57-00-00-04-00/photo_5435963596732485165_y-1-150x150.jpg" xlink:type="simple" xlink:show="embed" xlink:actuate="onLoad" draw:mime-type="image/jpeg"/>
</draw:frame>
</text:a>
</text:p>
      <text:p text:style-name="P4">
<text:a xlink:type="simple" xlink:href="https://armyinform.com.ua/wp-content/uploads/2023/05/photo_5435963596732485169_y-1.jpg" text:style-name="Internet_20_link" text:visited-style-name="Visited_20_Internet_20_Link">
<draw:frame draw:style-name="fr1" draw:name="Image366" text:anchor-type="as-char" svg:width="6.9236in" svg:height="6.9236in" draw:z-index="0">
<draw:image xlink:href="../Images/AРМІЯINFORM/2023-05-24T57-00-00-04-00/photo_5435963596732485169_y-1-150x150.jpg" xlink:type="simple" xlink:show="embed" xlink:actuate="onLoad" draw:mime-type="image/jpeg"/>
</draw:frame>
</text:a>
</text:p>
      <text:p text:style-name="P4">
News Source: <text:a xlink:type="simple" xlink:href="https://armyinform.com.ua/2023/05/24/myr-pokolinnya-nashyh-batkiv-cze-myr-yakyj-yim-zalyshyly-v-spadok-ti-hto-peremig-peredostannyu-velyku-agresiyu-v-yevropi-volodymyr-zelenskyj/" text:style-name="Internet_20_link" text:visited-style-name="Visited_20_Internet_20_Link">
https://armyinform.com.ua/2023/05/24/myr-pokolinnya-nashyh-batkiv-cze-myr-yakyj-yim-zalyshyly-v-spadok-ti-hto-peremig-peredostannyu-velyku-agresiyu-v-yevropi-volodymyr-zelenskyj/</text:a>
</text:p>
      <!--NEWS-->
      <text:h text:style-name="P10" text:outline-level="1">
<text:span text:style-name="T4">
在Zhytomyr地区，国家的权利在3200公顷的3200公顷国防部续约</text:span>
</text:h>
      <text:p text:style-name="P4">
作者: ['АРМІЯINFORM']</text:p>
      <text:p text:style-name="P4">
时间: 2023-05-24T58:00:00-04:00</text:p>
      <text:p text:style-name="P4">
描述: Pivnichicional-Sechiend Opeliary Mardary的溪流岩石创伤可能...与乌克兰2022年的战争，与乌克兰的最新消息，今天与乌克兰的新闻，乌克兰2022年的新闻战争，乌克兰和俄罗斯之间以及俄罗斯之间的战争，以及俄罗斯之间的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2/10/sud.-zemlya-e1656591977436-1.jpg" text:style-name="Internet_20_link" text:visited-style-name="Visited_20_Internet_20_Link">
sud.-zemlya-e1656591977436-1.jpg</text:a>
']</text:p>
      <text:p text:style-name="P4">
标签: ['ЗЕМЛІ ОБОРОНИ', 'СПЕЦІАЛІЗОВАНА ПРОКУРАТУРА У ВІЙСЬКОВІЙ ТА ОБОРОННІЙ СФЕР']</text:p>
      <text:p text:style-name="P4">
类别: News</text:p>
      <!--METADATA-->
      <text:p text:style-name="P4">
<draw:frame draw:style-name="fr1" draw:name="Image367" text:anchor-type="as-char" svg:width="6.9236in" svg:height="4.292632in" draw:z-index="0">
<draw:image xlink:href="../Images/AРМІЯINFORM/2023-05-24T58-00-00-04-00/sud.-zemlya-e1656591977436-1.jpg" xlink:type="simple" xlink:show="embed" xlink:actuate="onLoad" draw:mime-type="image/jpeg"/>
</draw:frame>
在今年5月，根据西北上诉法院的裁决，2023年2月1日的Zhytomyr地区经济法院的裁决使它保持不变。国防在2019年结束，在2019年被宣布为无效。</text:p>
      <text:p text:style-name="P4">
关于它<text:a xlink:type="simple" xlink:href="https://vppnr.gp.gov.ua/ua/news.html" text:style-name="Internet_20_link" text:visited-style-name="Visited_20_Internet_20_Link">
报告</text:a>
军事和国防球面地区专业检察官办公室的新闻服务。</text:p>
      <text:p text:style-name="P4">
特别检察官在法庭上证明，寻找土地，尤其是在现有的军事训练场上，与乌克兰土地法规的要求是非法的，矛盾的是乌克兰法律“在土地防御上使用”。</text:p>
      <text:p text:style-name="P4">
一审法院的裁决对特别检察官办公室的主张感到满意。 <text:span text:style-name="T4">
非政府组织有义务将土地归还3200公顷的估计价值超过5.83亿</text:span>
。</text:p>
      <text:p text:style-name="P4">
目前，Zhytomyr地区商业法院的裁决与西北上诉商业法院的裁决不成熟，该裁决收集并受到强制执行的约束。</text:p>
      <text:p text:style-name="P4">
该地区的特别检察官办公室正在采取措施，以确保法院的真正执行并返回土地中使用军事地层。</text:p>
      <text:p text:style-name="P4">
News Source: <text:a xlink:type="simple" xlink:href="https://armyinform.com.ua/2023/05/24/na-zhytomyrshhyni-ponovleno-prava-derzhavy-na-zemli-oborony-ploshheyu-3200-ga/" text:style-name="Internet_20_link" text:visited-style-name="Visited_20_Internet_20_Link">
https://armyinform.com.ua/2023/05/24/na-zhytomyrshhyni-ponovleno-prava-derzhavy-na-zemli-oborony-ploshheyu-3200-ga/</text:a>
</text:p>
      <!--NEWS-->
      <text:h text:style-name="P10" text:outline-level="1">
<text:span text:style-name="T4">
协调总部告诉如何寻找缺失的防御</text:span>
</text:h>
      <text:p text:style-name="P4">
作者: ['АРМІЯINFORM']</text:p>
      <text:p text:style-name="P4">
时间: 2023-05-24T59:00:00-04:00</text:p>
      <text:p text:style-name="P4">
描述: 在普京的协调总部，预谋的崇拜受伤了……与乌克兰2022的战争，与乌克兰的战争是今天的最新消息，与乌克兰2022年的新闻战是今天的最后一场战争，乌克兰将在乌克兰之间发生战争和俄罗斯，当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2/12/photo_2022-12-27_16-19-39.jpg" text:style-name="Internet_20_link" text:visited-style-name="Visited_20_Internet_20_Link">
photo_2022-12-27_16-19-39.jpg</text:a>
']</text:p>
      <text:p text:style-name="P4">
标签: ['ВІЙСЬКОВОПОЛОНЕНІ', 'ЗНИКЛІ БЕЗВІСТИ', 'КООРДИНАЦІЙНИЙ ШТАБ З ПИТАНЬ ПОВОДЖЕННЯ З ВІЙСЬКОВОПОЛОНЕНИМИ']</text:p>
      <text:p text:style-name="P4">
类别: News</text:p>
      <!--METADATA-->
      <text:p text:style-name="P4">
<draw:frame draw:style-name="fr1" draw:name="Image368" text:anchor-type="as-char" svg:width="6.9236in" svg:height="4.569576in" draw:z-index="0">
<draw:image xlink:href="../Images/AРМІЯINFORM/2023-05-24T59-00-00-04-00/photo_2022-12-27_16-19-39.jpg" xlink:type="simple" xlink:show="embed" xlink:actuate="onLoad" draw:mime-type="image/jpeg"/>
</draw:frame>
说明性照片</text:p>
      <text:p text:style-name="P4">
战俘管理人员的协调人员与TRI团队的家人进行了，在此期间，他们决定如何寻找失踪的失踪。</text:p>
      <text:p text:style-name="P4">
关于它<text:a xlink:type="simple" xlink:href="https://t.me/Koord_shtab/1113" text:style-name="Internet_20_link" text:visited-style-name="Visited_20_Internet_20_Link">
报告</text:a>
协调总部。</text:p>
      <text:p text:style-name="P4">
总部对被囚禁的释放进行了调查，收集有关仍然被囚禁的人的信息。 通过Verkhovna Rada专员的办公室，俄罗斯一方的权利，请求确认和搜查我们失踪的被囚禁。</text:p>
      <text:p text:style-name="P4">
该办公室代表说：“每两周提交俄罗斯监察员的清单，但该倡议仍未得到俄罗斯方面的要求。”</text:p>
      <text:p text:style-name="P4">
确认囚禁是主要的搜索工具，该工具由俄罗斯联邦通过红十字会的国际委员会提供。</text:p>
      <text:p text:style-name="P4">
“不幸的是，我们在拘留所拜访囚犯。 这不是官方确认，但我们报告了访问 - 这对他们很重要。 我们没有透露拘留囚犯及其家人安全的地方。 拥有囚犯的当事方必须告知另一侧武装冲突。”伊克斯说。</text:p>
      <text:p text:style-name="P4">
总部指出，如果一个人在国家信息局中被考虑，则参与了交流。</text:p>
      <text:p text:style-name="P4">
“从亲戚那里获得了所有信息。 即使您将摄影师送到了巴拉克拉瓦(Balaklava)，并说这是您的本地人，我们也会解决它：亲人权衡他们是他们的后卫。 我们还考虑了其​​他结构的信息。”工作人员强调。</text:p>
      <text:p text:style-name="P4">
在会议期间，据报道，通过红十字国际委员会收到了一定数量的确认从俄罗斯方面的第113旅被囚禁的确认。</text:p>
      <text:p text:style-name="P4">
News Source: <text:a xlink:type="simple" xlink:href="https://armyinform.com.ua/2023/05/24/u-koordynaczijnomu-shtabi-rozpovily-yak-vidbuvayetsya-poshuk-znyklyh-bezvisty-oboroncziv/" text:style-name="Internet_20_link" text:visited-style-name="Visited_20_Internet_20_Link">
https://armyinform.com.ua/2023/05/24/u-koordynaczijnomu-shtabi-rozpovily-yak-vidbuvayetsya-poshuk-znyklyh-bezvisty-oboroncziv/</text:a>
</text:p>
      <!--NEWS-->
      <text:h text:style-name="P10" text:outline-level="1">
<text:span text:style-name="T4">
占领者将Zaporizhhya NPP的领土用作军事基地-Gur</text:span>
</text:h>
      <text:p text:style-name="P4">
作者: ['АРМІЯINFORM']</text:p>
      <text:p text:style-name="P4">
时间: 2023-05-24T60:00:00-04:00</text:p>
      <text:p text:style-name="P4">
描述: pry党扭曲的士兵纪件，托托维克·莱德（Toyovikh Lider），不要区域...与乌克兰2022年的战争，与乌克兰与乌克兰的最新新闻战争，今天与乌克兰的新闻战争，今天与乌克兰2022年最后一次战争，乌克兰和俄罗斯之间的战争将发生战争，何时战争，战争，战争，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2/gur.webp" text:style-name="Internet_20_link" text:visited-style-name="Visited_20_Internet_20_Link">
gur.webp</text:a>
', '<text:a xlink:type="simple" xlink:href="https://armyinform.com.ua/wp-content/uploads/2023/05/20230524-02-2-150x150.jpg" text:style-name="Internet_20_link" text:visited-style-name="Visited_20_Internet_20_Link">
20230524-02-2-150x150.jpg</text:a>
', '<text:a xlink:type="simple" xlink:href="https://armyinform.com.ua/wp-content/uploads/2023/05/20230524-02-1-150x150.jpg" text:style-name="Internet_20_link" text:visited-style-name="Visited_20_Internet_20_Link">
20230524-02-1-150x150.jpg</text:a>
']</text:p>
      <text:p text:style-name="P4">
标签: ['STOPRUSSIA', 'АГРЕСІЯ РФ', 'ВІЙНА', 'ВТОРГНЕННЯ РФ', 'ГУР МО УКРАЇНИ']</text:p>
      <text:p text:style-name="P4">
类别: News</text:p>
      <!--METADATA-->
      <text:p text:style-name="P4">
<draw:frame draw:style-name="fr1" draw:name="Image369" text:anchor-type="as-char" svg:width="6.9236in" svg:height="3.894525in" draw:z-index="0">
<draw:image xlink:href="../ConvertedIMGs/AРМІЯINFORM/2023-05-24T60-00-00-04-00/gur.png" xlink:type="simple" xlink:show="embed" xlink:actuate="onLoad" draw:mime-type="image/png"/>
</draw:frame>
尽管国际原子能机构和世界领导人有许多呼吁，但在Zaporozhye核电站没有注意到入侵者。 纳里斯(Naris) - 力量单位№1、2、4实际上被用作后勤TAVI基础。</text:p>
      <text:p text:style-name="P4">
关于它<text:a xlink:type="simple" xlink:href="https://gur.gov.ua/content/okupanty-prodovzhuiut-militaryzatsiiu-terytorii-zaes.html" text:style-name="Internet_20_link" text:visited-style-name="Visited_20_Internet_20_Link">
报告</text:a>
乌克兰国防部的宗师。</text:p>
      <text:p text:style-name="P4">
<text:a xlink:type="simple" xlink:href="https://armyinform.com.ua/wp-content/uploads/2023/05/20230524-02-2.jpg" text:style-name="Internet_20_link" text:visited-style-name="Visited_20_Internet_20_Link">
!(Images/AРМІЯINFORM/2023-05-24T60-00-00-04-00/20230524-02-2-150x150.jpg)</text:a>
</text:p>
      <text:p text:style-name="P4">
<text:a xlink:type="simple" xlink:href="https://armyinform.com.ua/wp-content/uploads/2023/05/20230524-02-1.jpg" text:style-name="Internet_20_link" text:visited-style-name="Visited_20_Internet_20_Link">
<draw:frame draw:style-name="fr1" draw:name="Image370" text:anchor-type="as-char" svg:width="6.9236in" svg:height="6.9236in" draw:z-index="0">
<draw:image xlink:href="../Images/AРМІЯINFORM/2023-05-24T60-00-00-04-00/20230524-02-1-150x150.jpg" xlink:type="simple" xlink:show="embed" xlink:actuate="onLoad" draw:mime-type="image/jpeg"/>
</draw:frame>
</text:a>
在这些地点上，永久性的是种族主义者，装甲车和卡车的人员。 运输和军人的数量在不断变化。 每个动力单元可以花5到20件设备一天。 旋转发生在一个隐藏的突出时刻(23:00至05:00). Окупанти продовжують мілітаризаціютериторії ЗАЕС. Всі вантажівки щільно затентовані. Є інформація, що в нихможуть бути боєприпаси та вибухівка. Співробітників чергових змін, які маютьпроводити огляд енергоблоків щонайменше 1–2 рази на тиждень, не допускають наконтрольовану територію. Тих, хто намагався провести контрольні обходи,піддавали побиттям та катуванням. Декілька з них перебувають в госпіталі уважкому стані.</text:p>
      <text:p text:style-name="P4">
Дії окупантів вже призвели до низки аварійних ситуацій, під час яких ЗАЕСвідключалась від енергоживлення.</text:p>
      <text:p text:style-name="P4">
News Source: <text:a xlink:type="simple" xlink:href="https://armyinform.com.ua/2023/05/24/okupanty-prodovzhuyut-militaryzacziyu-terytoriyi-zaes/" text:style-name="Internet_20_link" text:visited-style-name="Visited_20_Internet_20_Link">
https://armyinform.com.ua/2023/05/24/okupanty-prodovzhuyut-militaryzacziyu-terytoriyi-zaes/</text:a>
</text:p>
      <!--NEWS-->
      <text:h text:style-name="P10" text:outline-level="1">
<text:span text:style-name="T4">
5月25日，将有乌克兰国民国民国民大学代表的简报</text:span>
</text:h>
      <text:p text:style-name="P4">
作者: ['АРМІЯINFORM']</text:p>
      <text:p text:style-name="P4">
时间: 2023-05-24T61:00:00-04:00</text:p>
      <text:p text:style-name="P4">
描述: 25在军事媒体中心内部的国内野外披肩上的附加力...与乌克兰2022年的战争，与乌克兰的最新新闻战争，今天与乌克兰2022年的新闻战争，乌克兰和俄罗斯之间的战争将发生战争2022年，乌克兰是否会在不久的将来与乌克兰发生战争，他们说，与乌克兰的战争，今天的乌克兰新闻，乌克兰的新闻，乌克兰媒体在俄罗斯的乌克兰媒体</text:p>
      <text:p text:style-name="P4">
图片: ['<text:a xlink:type="simple" xlink:href="https://armyinform.com.ua/wp-content/uploads/2023/03/military-media-center.jpg" text:style-name="Internet_20_link" text:visited-style-name="Visited_20_Internet_20_Link">
military-media-center.jpg</text:a>
']</text:p>
      <text:p text:style-name="P4">
标签: ['БРИФІНГ']</text:p>
      <text:p text:style-name="P4">
类别: News</text:p>
      <!--METADATA-->
      <text:p text:style-name="P4">
<draw:frame draw:style-name="fr1" draw:name="Image371" text:anchor-type="as-char" svg:width="6.9236in" svg:height="3.894525in" draw:z-index="0">
<draw:image xlink:href="../Images/AРМІЯINFORM/2023-05-24T61-00-00-04-00/military-media-center.jpg" xlink:type="simple" xlink:show="embed" xlink:actuate="onLoad" draw:mime-type="image/jpeg"/>
</draw:frame>
5月25日，10:00，乌克兰国防大学的代表关于该主题：<text:span text:style-name="T4">
 IV国际科学与实践会议</text:span>
在军事媒体中心举行。</text:p>
      <text:p text:style-name="P4">
简报完成后，乌克兰国民警卫队总局副局长<text:span text:style-name="T4">
 Mishalovich上校</text:span>
告诉国民警卫队参与撤离武装侵略乌克兰的武装侵略。</text:p>
      <text:p text:style-name="P4">
需要媒体代表的认证，并将继续<text:span text:style-name="T4">
，直到5月24日。</text:span>
</text:p>
      <text:p text:style-name="P4">
认证申请发送到E -MAIL地址：<text:a xlink:type="simple" xlink:href="https://armyinform.com.ua/cdn-cgi/l/email-protection#d8a8abb5b7bcad98a8b7abacf6b5b1b4f6bfb7aef6adb9" text:style-name="Internet_20_link" text:visited-style-name="Visited_20_Internet_20_Link">
[EmailProtected]</text:a>
指示记者的杂志，名字和爱好者，出版物的名称，武装部队预先克服的数量，请联系电话。</text:p>
      <text:p text:style-name="P4">
News Source: <text:a xlink:type="simple" xlink:href="https://armyinform.com.ua/2023/05/24/25-travnya-vidbudetsya-bryfing-predstavnyka-naczionalnogo-universytetu-oborony-ukrayiny/" text:style-name="Internet_20_link" text:visited-style-name="Visited_20_Internet_20_Link">
https://armyinform.com.ua/2023/05/24/25-travnya-vidbudetsya-bryfing-predstavnyka-naczionalnogo-universytetu-oborony-ukrayiny/</text:a>
</text:p>
      <!--NEWS-->
      <text:h text:style-name="P10" text:outline-level="1">
<text:span text:style-name="T4">
我们正在等待北约的明确而有力的决定：安德烈·舍申科会见了大西洋委员会代表团</text:span>
</text:h>
      <text:p text:style-name="P4">
作者: ['АРМІЯINFORM']</text:p>
      <text:p text:style-name="P4">
时间: 2023-05-24T62:00:00-04:00</text:p>
      <text:p text:style-name="P4">
描述: 关于CED Doimal Mou。 乌克兰Zwan的Ministra Deford of the Vropeiso的代祷...与乌克兰2022的战争，与乌克兰的战争是今天的最新消息，与乌克兰2022的新闻战是今天的最后一场，乌克兰和俄罗斯之间的战争是否会发生当他们在不久的将来与乌克兰与乌克兰的战争是否会在2022年与乌克兰进行战争时，他们说，今天与乌克兰的战争，今天的乌克兰新闻，乌克兰媒体的乌克兰新闻在俄罗斯的乌克兰新闻</text:p>
      <text:p text:style-name="P4">
图片: ['<text:a xlink:type="simple" xlink:href="https://armyinform.com.ua/wp-content/uploads/2023/05/47c3e5474e624d0099063aa1350c3994abf74778.jpg" text:style-name="Internet_20_link" text:visited-style-name="Visited_20_Internet_20_Link">
47c3e5474e624d0099063aa1350c3994abf74778.jpg</text:a>
']</text:p>
      <text:p text:style-name="P4">
标签: ['STOPRUSSIA', 'АГРЕСІЯ РФ', 'АНДРІЙ ШЕВЧЕНКО', 'ВІЙНА', 'ВТОРГНЕННЯ РФ']</text:p>
      <text:p text:style-name="P4">
类别: News</text:p>
      <!--METADATA-->
      <text:p text:style-name="P4">
<draw:frame draw:style-name="fr1" draw:name="Image372" text:anchor-type="as-char" svg:width="6.9236in" svg:height="4.113772in" draw:z-index="0">
<draw:image xlink:href="../Images/AРМІЯINFORM/2023-05-24T62-00-00-04-00/47c3e5474e624d0099063aa1350c3994abf74778.jpg" xlink:type="simple" xlink:show="embed" xlink:actuate="onLoad" draw:mime-type="image/jpeg"/>
</draw:frame>
关于它<text:a xlink:type="simple" xlink:href="https://www.mil.gov.ua/news/2023/05/24/mi-chekaemo-chitkih-i-silnih-rishen-vid-nato-andrij-shevchenko-zustrivsya-z-delegaczieyu-atlantichnoi-radi/" text:style-name="Internet_20_link" text:visited-style-name="Visited_20_Internet_20_Link">
报告</text:a>
谅解备忘录。</text:p>
      <text:p text:style-name="P4">
乌克兰国防部欧洲融合国防部副部长安德里什夫琴科在基辅举行了大西洋理事会的代表团，由大使约翰·赫布斯特(John Herbst)大使委员会主任。</text:p>
      <text:p text:style-name="P4">
外国代表团还包括餐桌安全战略中心副主席。 大西洋委员会的Brent Scooukfort Paul Dobryansky，大西洋委员会的名誉合伙人Natalia Yaresko，俄罗斯和欧亚研究的高级研究员卡内基国际米尔波斯尔·玛丽·乔瓦诺维奇(Marie Jovanovich)。</text:p>
      <text:p text:style-name="P4">
讨论了加强乌克兰武装部队在反思俄罗斯联邦侵略的能力的问题。</text:p>
      <text:p text:style-name="P4">
Andriy Shevchenko感谢外国客人在国际外交场所提供了乌克兰融化的利益。</text:p>
      <text:p text:style-name="P4">
大西洋理事会的代表向乌克兰战争的情况和国防部的改革进程告知了情况。</text:p>
      <text:p text:style-name="P4">
国防部副部长还指出，联盟成员国的乌克兰预计将在未来的北约峰会上支持我们国家的安全监护权。</text:p>
      <text:p text:style-name="P4">
安德烈·舍申科(Andrei Shevchenko)说：“我们正在等待北约国家的明确而有力的决定，因为我们坚信乌克兰的排名将大大加强欧元区的安全。”</text:p>
      <text:p text:style-name="P4">
外国代表作证了他们对乌克兰的声援，并在实现我们对侵略国的国家胜利的道路上表达了支持的话。</text:p>
      <text:p text:style-name="P4">
News Source: <text:a xlink:type="simple" xlink:href="https://armyinform.com.ua/2023/05/24/my-chekayemo-chitkyh-i-sylnyh-rishen-vid-nato-andrij-shevchenko-zustrivsya-z-delegacziyeyu-atlantychnoyi-rady/" text:style-name="Internet_20_link" text:visited-style-name="Visited_20_Internet_20_Link">
https://armyinform.com.ua/2023/05/24/my-chekayemo-chitkyh-i-sylnyh-rishen-vid-nato-andrij-shevchenko-zustrivsya-z-delegacziyeyu-atlantychnoyi-rady/</text:a>
</text:p>
      <!--NEWS-->
      <text:h text:style-name="P10" text:outline-level="1">
<text:span text:style-name="T4">
Belgorod地区的局势可能会引起连锁反应 - 乌克兰国防部的GUR代表</text:span>
</text:h>
      <text:p text:style-name="P4">
作者: ['Віктор Шубец']</text:p>
      <text:p text:style-name="P4">
时间: 2023-05-24T63:00:00-04:00</text:p>
      <text:p text:style-name="P4">
描述: -Kremlinskuy被那些人解散了，向Bilgorodshchini Namm的叛军发了消毒...与乌克兰2022年的战争，与乌克兰与乌克兰的最新新闻，今天与乌克兰2022年的新闻战争，今天上次与乌克兰2022年，乌克兰和俄罗斯之间的战争将会发生战争随着乌克兰的发展，是否会在不久的将来与乌克兰进行战争，今天与乌克兰的战争，今天的乌克兰新闻，乌克兰的乌克兰新闻在俄罗斯的乌克兰媒体将在俄罗斯</text:p>
      <text:p text:style-name="P4">
图片: []</text:p>
      <text:p text:style-name="P4">
标签: ['БІЛГОРОД', 'ВТОРГНЕННЯ РФ', 'ГУР МО УКРАЇНИ']</text:p>
      <text:p text:style-name="P4">
类别: News</text:p>
      <!--METADATA-->
      <ul>
        <li>
克里姆林宫当局是迷失方向，即贝尔戈罗德地区的叛军受到当地群体的完美对待。 RDC的代表，“俄罗斯的自由”，对他们的全部看法，艰辛和关键信息有很多年轻人。 克里姆林宫 - 安德烈·尤索夫(Andrey Yusov)在统一新闻中说，克里姆林宫 - 安德烈·尤索夫(Andrey Yusov)的恐慌是安德烈·尤索夫(Andrey Yusov)。</li>
      </ul>
      <text:p text:style-name="P4">
他强调，在贝尔戈罗德·贝尔戈罗德(Belgorod Belgorod)的俄罗斯向俄罗斯炮击俄罗斯的飞机和火炮炮击之后，疏散了人口的疏散。</text:p>
      <ul>
        <li>
我们了解许多其他故事和元素，这些故事和元素是用核武器对Belgorod-22对象的恐慌疏散，宣布Edelweiss计划的消息，Edelweiss计划提供了所有执法机构的收集以及在该领土上寻求“纳粹”的搜索。不仅在此。乌克兰暂时加热的领土，但在其国家的领土上也表明其当地人口也被占领。</li>
      </ul>
      <text:p text:style-name="P4">
根据安德里·尤索夫(Andriy Yusov)的说法，自由人之间已经有一种内部的政治人士，他们想住在普京罪行的国家，实际上是犯罪制度本身。 纳博尔戈罗德地区的情况表明，在俄罗斯，有些人在其土地上捍卫宪法制度。 此类行动也可能会对更大的较大人产生一定的链条反应，而更多的有意识的人的参与。</text:p>
      <text:p text:style-name="P4">
News Source: <text:a xlink:type="simple" xlink:href="https://armyinform.com.ua/2023/05/24/sytuacziya-na-bilgorodshhyni-mozhe-sprychynyty-lanczyugovu-reakcziyu-predstavnyk-gur-mo-ukrayiny/" text:style-name="Internet_20_link" text:visited-style-name="Visited_20_Internet_20_Link">
https://armyinform.com.ua/2023/05/24/sytuacziya-na-bilgorodshhyni-mozhe-sprychynyty-lanczyugovu-reakcziyu-predstavnyk-gur-mo-ukrayiny/</text:a>
</text:p>
      <!--NEWS-->
      <text:h text:style-name="P10" text:outline-level="1">
<text:span text:style-name="T4">
俄罗斯联邦的军队向苏米地区和切尔尼希夫地区边界领土的迫击炮和炮火开火</text:span>
</text:h>
      <text:p text:style-name="P4">
作者: ['АРМІЯINFORM']</text:p>
      <text:p text:style-name="P4">
时间: 2023-05-24T64:00:00-04:00</text:p>
      <text:p text:style-name="P4">
描述: Syogodnis，24草药，14：00 Rosiskis pipepa -Nyskiye 4射线是她玩过的...与乌克兰2022年的战争，与乌克兰的最新新闻，今天与乌克兰的新闻战争，今天与乌克兰2022年的新闻战争，乌克兰和乌克兰之间的战争会发生俄罗斯以及何时，何时，何时，何时，何时，何时，何时，何时，何时，何时，何时，何时，何时，2022年与乌克兰的战争将在不久的将来与乌克兰发生战争，与乌克兰的战争，乌克兰的战争，乌克兰的新闻今天，乌克兰新闻在乌克兰媒体的俄罗斯人</text:p>
      <text:p text:style-name="P4">
图片: ['<text:a xlink:type="simple" xlink:href="https://armyinform.com.ua/wp-content/uploads/2023/05/501379058ae50fdafa91a200e502c1df_l-2.jpg" text:style-name="Internet_20_link" text:visited-style-name="Visited_20_Internet_20_Link">
501379058ae50fdafa91a200e502c1df_l-2.jpg</text:a>
']</text:p>
      <text:p text:style-name="P4">
标签: ['АГРЕСІЯ РФ', 'ВТОРГНЕННЯ РФ', 'ОБСТРІЛИ ПРИКОРДОННЯ', 'ОК «ПІВНІЧ»']</text:p>
      <text:p text:style-name="P4">
类别: News</text:p>
      <!--METADATA-->
      <text:p text:style-name="P4">
<draw:frame draw:style-name="fr1" draw:name="Image373" text:anchor-type="as-char" svg:width="6.9236in" svg:height="4.286862in" draw:z-index="0">
<draw:image xlink:href="../Images/AРМІЯINFORM/2023-05-24T64-00-00-04-00/501379058ae50fdafa91a200e502c1df_l-2.jpg" xlink:type="simple" xlink:show="embed" xlink:actuate="onLoad" draw:mime-type="image/jpeg"/>
</draw:frame>
说明性照片</text:p>
      <text:p text:style-name="P4">
今天，截至5月24日，截至下午2:00，俄罗斯占领部队已竖起了切尼希夫和苏米地区的边境领土4次。</text:p>
      <text:p text:style-name="P4">
关于它<text:a xlink:type="simple" xlink:href="https://www.facebook.com/kommander.nord/posts/pfbid0QW6fLQoVs2K617FFYdUNhZKR6cdgLFSEJddzik3ftJ8WJ3NWkBQDGVtJLEM3wRpFl" text:style-name="Internet_20_link" text:visited-style-name="Visited_20_Internet_20_Link">
报告</text:a>
操作命令“北”。</text:p>
      <text:p text:style-name="P4">
从07:00到07:15，有3个教区，大概是Yangulivka区的120毫米迫击炮。</text:p>
      <text:p text:style-name="P4">
从08:50到09：55，在Vysyevka定居点定居时，记录了14个教区，可能是从枪管炮兵中记录的。</text:p>
      <text:p text:style-name="P4">
从10:15到10:25，记录了4个教区，大概是在Bunina地区的120毫米的迫击炮。</text:p>
      <text:p text:style-name="P4">
从11:50到12:10，记录了3个教区，可能是来自Khrinivka定居点的炮兵。</text:p>
      <text:p text:style-name="P4">
没有关于当地群体损失或对平民基础设施损失的信息。</text:p>
      <text:p text:style-name="P4">
News Source: <text:a xlink:type="simple" xlink:href="https://armyinform.com.ua/2023/05/24/armiya-rf-obstrilyala-z-minometiv-ta-artyleriyi-terytoriyi-prykordonnya-sumshhyny-i-chernigivshhyny/" text:style-name="Internet_20_link" text:visited-style-name="Visited_20_Internet_20_Link">
https://armyinform.com.ua/2023/05/24/armiya-rf-obstrilyala-z-minometiv-ta-artyleriyi-terytoriyi-prykordonnya-sumshhyny-i-chernigivshhyny/</text:a>
</text:p>
      <!--NEWS-->
      <text:h text:style-name="P10" text:outline-level="1">
<text:span text:style-name="T4">
北约总部开设了一个摄影展览，“今天在乌克兰的童年时代的童年”</text:span>
</text:h>
      <text:p text:style-name="P4">
作者: ['АРМІЯINFORM']</text:p>
      <text:p text:style-name="P4">
时间: 2023-05-24T65:00:00-04:00</text:p>
      <text:p text:style-name="P4">
描述: Vivtorok 23伤害2023 p。 北约Zwan秘书长特别机构...与乌克兰2022年的战争，与乌克兰的最新新闻，今天与乌克兰2022年的新闻战争，乌克兰和俄罗斯与俄罗斯之间以及与乌克兰战争之间的战争，在他们说，2022年将在不久的将来与乌克兰战争，他们说，与乌克兰的战争，今天的乌克兰新闻，乌克兰新闻，乌克兰的新闻在俄罗斯的乌克兰媒体</text:p>
      <text:p text:style-name="P4">
图片: ['<text:a xlink:type="simple" xlink:href="https://armyinform.com.ua/wp-content/uploads/2023/05/savechildren.jpg" text:style-name="Internet_20_link" text:visited-style-name="Visited_20_Internet_20_Link">
savechildren.jpg</text:a>
', '<text:a xlink:type="simple" xlink:href="https://armyinform.com.ua/wp-content/uploads/2023/05/nato-2.jpg" text:style-name="Internet_20_link" text:visited-style-name="Visited_20_Internet_20_Link">
nato-2.jpg</text:a>
']</text:p>
      <text:p text:style-name="P4">
标签: ['НАТО', 'ФОТОВИСТАВКА']</text:p>
      <text:p text:style-name="P4">
类别: News</text:p>
      <!--METADATA-->
      <text:p text:style-name="P4">
<draw:frame draw:style-name="fr1" draw:name="Image374" text:anchor-type="as-char" svg:width="6.9236in" svg:height="3.894525in" draw:z-index="0">
<draw:image xlink:href="../Images/AРМІЯINFORM/2023-05-24T65-00-00-04-00/savechildren.jpg" xlink:type="simple" xlink:show="embed" xlink:actuate="onLoad" draw:mime-type="image/jpeg"/>
</draw:frame>
2023年5月23日，星期二，妇女，和平与安全秘书处的特别代表艾琳·费林(Irene Fellin)和比利时的永久代表北约大使阿里亚德纳·佩特里斯(Ariadna Petridis)开幕了一场名为“童年时期的展览 - 今天的乌克兰成长 - 今天的乌克兰成长”。</text:p>
      <text:p text:style-name="P4">
关于它<text:a xlink:type="simple" xlink:href="https://www.nato.int/cps/en/natohq/news_214763.htm" text:style-name="Internet_20_link" text:visited-style-name="Visited_20_Internet_20_Link">
报告</text:a>
北约新闻服务。</text:p>
      <text:p text:style-name="P4">
5月30日之前的展览展示了Save the Children UK提供的照片和互动材料。 该博览会描绘了自战争开始以来乌克兰的儿童工作日。</text:p>
      <text:p text:style-name="P4">
<draw:frame draw:style-name="fr1" draw:name="Image375" text:anchor-type="as-char" svg:width="6.9236in" svg:height="3.894525in" draw:z-index="0">
<draw:image xlink:href="../Images/AРМІЯINFORM/2023-05-24T65-00-00-04-00/nato-2.jpg" xlink:type="simple" xlink:show="embed" xlink:actuate="onLoad" draw:mime-type="image/jpeg"/>
</draw:frame>
艾琳·费林(Irene Fellin)说：“这个展览使您有一个深刻的想法，即今天的明天将带来社会上最脆弱的部分 - 我们的孩子。”</text:p>
      <text:p text:style-name="P4">
她补充说，联盟成员正在努力完成非孩子和武装冲突的政策制定(https://armyinform.com.ua/2022/11/09/nastupnyj-samit-nato-vidbudetsya-vlitku-2023-roku-v-lytvi/)在七月。</text:p>
      <text:p text:style-name="P4">
儿童和武装冲突是北约人类安全的五个优先领域之一。 北约对儿童和武装冲突的首次政策将有助于将联合国安理会在北约的军事行动，培训和教育中融合。</text:p>
      <text:p text:style-name="P4">
展览的开幕仪式也由Save the Children UK Gwen Heins的首席执行官和乌克兰及纳塔利娅·纳塔利娅·加里巴伦科(Natalia Natalia Galibarenko)任务负责人参加。</text:p>
      <text:p text:style-name="P4">
News Source: <text:a xlink:type="simple" xlink:href="https://armyinform.com.ua/2023/05/24/u-shtab-kvartyri-nato-vidkrylasya-fotovystavka-dytynstvo-pid-vognem-doroslishannya-v-ukrayini-sogodni/" text:style-name="Internet_20_link" text:visited-style-name="Visited_20_Internet_20_Link">
https://armyinform.com.ua/2023/05/24/u-shtab-kvartyri-nato-vidkrylasya-fotovystavka-dytynstvo-pid-vognem-doroslishannya-v-ukrayini-sogodni/</text:a>
</text:p>
      <!--NEWS-->
      <text:h text:style-name="P10" text:outline-level="1">
<text:span text:style-name="T4">
英国乌克兰军队学会修理M270 RSZV</text:span>
</text:h>
      <text:p text:style-name="P4">
作者: ['АРМІЯINFORM']</text:p>
      <text:p text:style-name="P4">
时间: 2023-05-24T66:00:00-04:00</text:p>
      <text:p text:style-name="P4">
描述: Viiskovovoskovski Zbroynynykh Ukrainian，特别是通过Pidgotogotings ...与乌克兰2022年的战争，与乌克兰的最新新闻，今天与乌克兰的新闻战争，今天与乌克兰2022年的《新闻战》，今天与乌克兰和俄罗斯之间的战争以及乌克兰之间的战争将在2022年或2022年发生战争他们说，不，在不久的将来会与乌克兰发动战争</text:p>
      <text:p text:style-name="P4">
图片: ['<text:a xlink:type="simple" xlink:href="https://armyinform.com.ua/wp-content/uploads/2023/05/genshtab01-1.jpg" text:style-name="Internet_20_link" text:visited-style-name="Visited_20_Internet_20_Link">
genshtab01-1.jpg</text:a>
', '<text:a xlink:type="simple" xlink:href="https://armyinform.com.ua/wp-content/uploads/2023/05/genshtab02-1.jpg" text:style-name="Internet_20_link" text:visited-style-name="Visited_20_Internet_20_Link">
genshtab02-1.jpg</text:a>
']</text:p>
      <text:p text:style-name="P4">
标签: ['ORBITAL', 'STOPRUSSIA', 'АГРЕСІЯ РФ', 'БРИТАНІЯ', 'НАВЧАННЯ ВІЙСЬКОВИХ', 'РСЗВ М270']</text:p>
      <text:p text:style-name="P4">
类别: News</text:p>
      <!--METADATA-->
      <text:p text:style-name="P4">
<draw:frame draw:style-name="fr1" draw:name="Image376" text:anchor-type="as-char" svg:width="6.9236in" svg:height="3.894525in" draw:z-index="0">
<draw:image xlink:href="../Images/AРМІЯINFORM/2023-05-24T66-00-00-04-00/genshtab01-1.jpg" xlink:type="simple" xlink:show="embed" xlink:actuate="onLoad" draw:mime-type="image/jpeg"/>
</draw:frame>
乌克兰的武装部队军人接受了特殊培训以维护喷气系统(RSVV)<text:a xlink:type="simple" xlink:href="https://armyinform.com.ua/2022/06/25/chym-vidriznyayutsya-mlrs-ta-himars/" text:style-name="Internet_20_link" text:visited-style-name="Visited_20_Internet_20_Link">
MIH 0</text:a>
.</text:p>
      <text:p text:style-name="P4">
Про це<text:a xlink:type="simple" xlink:href="https://www.facebook.com/GeneralStaff.ua/posts/pfbid0hKTJbfynyThQur154pRm7GnhQm5BU4iYJTcmcAFhwFZBse96cEuGtbTknfg4W4BAl" text:style-name="Internet_20_link" text:visited-style-name="Visited_20_Internet_20_Link">
повідомляє</text:a>
武装部队的总人员。</text:p>
      <text:p text:style-name="P4">
训练是在英国轨道装甲部队的训练行动框架内进行的。</text:p>
      <text:p text:style-name="P4">
根据武装部队总参谋部的说法，乌克兰军人认为RSSSSSYSS决定了乌克兰武装部队在乌克兰暂时占领领土上袭击入侵者的能力。</text:p>
      <text:p text:style-name="P4">
卫生卫生工程辩护学校和皇家炮兵第26军团提供的承包商提供的培训套餐为乌克兰的武装力量提供了支持RSSU战斗中的必要技能。</text:p>
      <text:p text:style-name="P4">
本课程中获得的技能和技能将在返回乌克兰后将其转移给乌克兰的其他士兵。</text:p>
      <text:p text:style-name="P4">
<draw:frame draw:style-name="fr1" draw:name="Image377" text:anchor-type="as-char" svg:width="6.9236in" svg:height="3.894525in" draw:z-index="0">
<draw:image xlink:href="../Images/AРМІЯINFORM/2023-05-24T66-00-00-04-00/genshtab02-1.jpg" xlink:type="simple" xlink:show="embed" xlink:actuate="onLoad" draw:mime-type="image/jpeg"/>
</draw:frame>
回想一下，第一个MLRS M270 RSZV系统<text:a xlink:type="simple" xlink:href="https://armyinform.com.ua/2022/07/15/v-ukrayinu-prybuly-pershi-systemy-mlrs-m270-oleksij-reznikov/" text:style-name="Internet_20_link" text:visited-style-name="Visited_20_Internet_20_Link">
到达</text:a>
2022年7月到乌克兰。</text:p>
      <text:p text:style-name="P4">
*!(https://armyinform.com.ua/2019/11/19/brytanski-instruktory-navchayut-ukrayinskyh-pihotyncziv-za-programoyu-orbital/)许多防御 - 中风：<text:a xlink:type="simple" xlink:href="https://armyinform.com.ua/2021/06/17/misiyi-orbital-v-ukrayini-navchannya-z-indyvidualnoyi-pidgotovky-za-novitnimy-metodykamy/" text:style-name="Internet_20_link" text:visited-style-name="Visited_20_Internet_20_Link">
我的重要性</text:a>
和自制爆炸装置，<text:a xlink:type="simple" xlink:href="https://armyinform.com.ua/2021/11/08/pidgotovka-vid-instruktoriv-orbital-persha-medychna-dopomoga-minna-bezpeka-taktyka-boyu/" text:style-name="Internet_20_link" text:visited-style-name="Visited_20_Internet_20_Link">
提供医疗服务</text:a>
并使用<text:a xlink:type="simple" xlink:href="https://armyinform.com.ua/2021/05/28/fahivczi-korolivskogo-flotu-velykoyi-brytaniyi-provodyat-kurs-iz-logistyky-dlya-vms-zs-ukrayiny/" text:style-name="Internet_20_link" text:visited-style-name="Visited_20_Internet_20_Link">
Checuligatics</text:a>
.Тимчасово припинена у 2022 році, операція знову розпочалася у світліширокомасштабної агресії росії проти України.</text:p>
      <text:p text:style-name="P4">
News Source: <text:a xlink:type="simple" xlink:href="https://armyinform.com.ua/2023/05/24/ukrayinski-vijskovi-u-velykij-brytaniyi-vchatsya-remontuvaty-rszv-m270/" text:style-name="Internet_20_link" text:visited-style-name="Visited_20_Internet_20_Link">
https://armyinform.com.ua/2023/05/24/ukrayinski-vijskovi-u-velykij-brytaniyi-vchatsya-remontuvaty-rszv-m270/</text:a>
</text:p>
      <!--NEWS-->
      <text:h text:style-name="P10" text:outline-level="1">
<text:span text:style-name="T4">
VLK通过的电子队列在乌克兰的八个城市推出了</text:span>
</text:h>
      <text:p text:style-name="P4">
作者: ['АРМІЯINFORM']</text:p>
      <text:p text:style-name="P4">
时间: 2023-05-24T67:00:00-04:00</text:p>
      <text:p text:style-name="P4">
描述: 蛇去Vokonalennya参加Zruchny Passennia的忘记...与乌克兰2022的战争，与乌克兰的战争是今天的最新消息，今天与乌克兰2022年的新闻战，乌克兰和俄罗斯之间将发生战争他们说，当2022年与乌克兰的战争将在2022年举行时，是否会在不久的将来与乌克兰进行战争，他们说，与乌克兰的战争，今天的乌克兰新闻，乌克兰的新闻，乌克兰媒体在俄罗斯的乌克兰新闻</text:p>
      <text:p text:style-name="P4">
图片: ['<text:a xlink:type="simple" xlink:href="https://armyinform.com.ua/wp-content/uploads/2023/05/photo_5433633783132834521_y-e1684931663846.jpg" text:style-name="Internet_20_link" text:visited-style-name="Visited_20_Internet_20_Link">
photo_5433633783132834521_y-e1684931663846.jpg</text:a>
']</text:p>
      <text:p text:style-name="P4">
标签: ['ВЛК', 'ЕЛЕКТРОННА ЧЕРГА', 'КОМАНДУВАННЯ МЕДИЧНИХ СИЛ ЗСУ']</text:p>
      <text:p text:style-name="P4">
类别: News</text:p>
      <!--METADATA-->
      <text:p text:style-name="P4">
<draw:frame draw:style-name="fr1" draw:name="Image378" text:anchor-type="as-char" svg:width="6.9236in" svg:height="5.481183in" draw:z-index="0">
<draw:image xlink:href="../Images/AРМІЯINFORM/2023-05-24T67-00-00-04-00/photo_5433633783132834521_y-e1684931663846.jpg" xlink:type="simple" xlink:show="embed" xlink:actuate="onLoad" draw:mime-type="image/jpeg"/>
</draw:frame>
改进措施继续确保军事医疗委员会军事委员会(<text:a xlink:type="simple" xlink:href="https://armyinform.com.ua/tag/vlk/" text:style-name="Internet_20_link" text:visited-style-name="Visited_20_Internet_20_Link">
VLK</text:a>
). Зокрема, днями системаелектронної черги була<text:a xlink:type="simple" xlink:href="https://armyinform.com.ua/2023/05/05/zapys-do-vijskovo-likarskyh-komisij-stane-elektronnym-do-kinczya-travnya/" text:style-name="Internet_20_link" text:visited-style-name="Visited_20_Internet_20_Link">
запроваджена</text:a>
在Starokostiantynov，Desna，Dnipro，Nikolaev，Bila Tserkva，Rivne，Rivne，Chernivtsi和Zhytomyr的军事部门中。</text:p>
      <text:p text:style-name="P4">
自5月初以来，电子队列<text:a xlink:type="simple" xlink:href="https://armyinform.com.ua/2023/05/18/elektronna-cherga-vzhe-zaprovadzhena-u-5-vijskovyh-shpytalyah-oksana-gorbach/" text:style-name="Internet_20_link" text:visited-style-name="Visited_20_Internet_20_Link">
运行</text:a>
同样在基辅，利维夫，维尼茨，敖德萨和哈尔基夫的军事部队中。</text:p>
      <text:p text:style-name="P4">
这种机制使<text:a xlink:type="simple" xlink:href="https://armyinform.com.ua/2023/05/18/zapys-do-elektronnoyi-chergy-zdijsnyuvatyme-nachalnyk-medychnoyi-sluzhby-oksana-gorbach/" text:style-name="Internet_20_link" text:visited-style-name="Visited_20_Internet_20_Link">
记录</text:a>
VLK的军人或医生就方便他们和时间提供建议。</text:p>
      <text:p text:style-name="P4">
在军事医疗委员会通过期间提高医疗保健质量并提供军人是<text:a xlink:type="simple" xlink:href="https://armyinform.com.ua/2023/05/11/ne-vijskovosluzhbovecz-maye-hodyty-po-medychnu-dovidku-a-dovidka-za-nym-oksana-gorbach/" text:style-name="Internet_20_link" text:visited-style-name="Visited_20_Internet_20_Link">
优先</text:a>
武装部队和乌克兰政府的医疗部队的任务。 为了实现这些任务，乌克兰的武装部队，乌克兰国防部，乌克兰卫生部，乌克兰退伍军人部，乌克兰数字化转型部和大众都在积极运作。</text:p>
      <text:p text:style-name="P4">
<text:span text:style-name="T4">
资料来源：</text:span>
 <text:a xlink:type="simple" xlink:href="https://t.me/militarymediacenter/2013" text:style-name="Internet_20_link" text:visited-style-name="Visited_20_Internet_20_Link">
<text:span text:style-name="T5">
military Media Center</text:span>
</text:a>
</text:p>
      <text:p text:style-name="P4">
News Source: <text:a xlink:type="simple" xlink:href="https://armyinform.com.ua/2023/05/24/elektronnu-chergu-dlya-prohodzhennya-vlk-zapustyly-shhe-u-vosmy-mistah-ukrayiny/" text:style-name="Internet_20_link" text:visited-style-name="Visited_20_Internet_20_Link">
https://armyinform.com.ua/2023/05/24/elektronnu-chergu-dlya-prohodzhennya-vlk-zapustyly-shhe-u-vosmy-mistah-ukrayiny/</text:a>
</text:p>
      <!--NEWS-->
      <text:h text:style-name="P10" text:outline-level="1">
<text:span text:style-name="T4">
只有197个克里米亚学习的儿童，他们的母语</text:span>
</text:h>
      <text:p text:style-name="P4">
作者: ['Леся Медведенко']</text:p>
      <text:p text:style-name="P4">
时间: 2023-05-24T68:00:00-04:00</text:p>
      <text:p text:style-name="P4">
描述: 关于Righoous Table的改造之家“ Deokupatsiya I Reintegrai Crim：Vikliki U ...与乌克兰2022年的战争，与乌克兰的最新新闻，今天与乌克兰2022年的新闻战争，今天，乌克兰和俄罗斯和俄罗斯和俄罗斯和俄罗斯和俄罗斯和俄罗斯和俄罗斯之间的战争都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3/05/whatsapp-image-2023-05-24-at-12.51.11-1.jpeg" text:style-name="Internet_20_link" text:visited-style-name="Visited_20_Internet_20_Link">
whatsapp-image-2023-05-24-at-12.51.11-1.jpeg</text:a>
', '<text:a xlink:type="simple" xlink:href="https://armyinform.com.ua/wp-content/uploads/2023/05/whatsapp-image-2023-05-24-at-12.51.11-2.jpeg" text:style-name="Internet_20_link" text:visited-style-name="Visited_20_Internet_20_Link">
whatsapp-image-2023-05-24-at-12.51.11-2.jpeg</text:a>
', '<text:a xlink:type="simple" xlink:href="https://armyinform.com.ua/wp-content/uploads/2023/05/whatsapp-image-2023-05-24-at-12.51.11.jpeg" text:style-name="Internet_20_link" text:visited-style-name="Visited_20_Internet_20_Link">
whatsapp-image-2023-05-24-at-12.51.11.jpeg</text:a>
']</text:p>
      <text:p text:style-name="P4">
标签: ['ДІТИ']</text:p>
      <text:p text:style-name="P4">
类别: News</text:p>
      <!--METADATA-->
      <text:p text:style-name="P4">
<draw:frame draw:style-name="fr1" draw:name="Image379" text:anchor-type="as-char" svg:width="6.9236in" svg:height="3.859467in" draw:z-index="0">
<draw:image xlink:href="../Images/AРМІЯINFORM/2023-05-24T68-00-00-04-00/whatsapp-image-2023-05-24-at-12.51.11-1.jpeg" xlink:type="simple" xlink:show="embed" xlink:actuate="onLoad" draw:mime-type="image/jpeg"/>
</draw:frame>
这是在[圆石]中报道的(https://www.youtube.com/watch?v=vT7-D4Cs8fc)“ CRYM的Decuputation和Rementeration：教育领域的挑战”，发生在Ukrinform。 在唐巴斯和克里米亚半岛的九次占领期间，乌克兰的身份被摧毁。 信息和教育贫民窟的创建发生 - 在Kherson，Kharkiv，Donetsk，Lugansk和Zaporizhzhya地区的被占领领土中。</text:p>
      <ul>
        <li>
在解放领土上的研究表明，乌克兰社会中最脆弱的部分是年轻人和儿童，已成为呕吐行动侵略者的工具。 因此，在克里米亚的军事占领之后，我们需要对克里米亚意识的系统性占领，最重要的是 -   - 战略通信和信息安全中心的负责事件。</li>
      </ul>
      <text:p text:style-name="P4">
目前，被占领的克里米亚的教育空间也在经历侵略者。 俄罗斯联邦俄罗斯宣传家侵占的目的甚至是5岁时，即学龄前儿童。</text:p>
      <ul>
        <li>
根据俄罗斯联邦的官方数据，整个克里米亚中只有34名儿童可以使用乌克兰语言使用乌克兰语言。 此外，宣传者的影响在16-17岁时蔓延，这是针对俄罗斯联邦武装部队的大军军事化 - 瓦伦丁·波托波夫(Valentin Potapov 。</li>
      </ul>
      <text:p text:style-name="P4">
<draw:frame draw:style-name="fr1" draw:name="Image380" text:anchor-type="as-char" svg:width="6.9236in" svg:height="3.865677in" draw:z-index="0">
<draw:image xlink:href="../Images/AРМІЯINFORM/2023-05-24T68-00-00-04-00/whatsapp-image-2023-05-24-at-12.51.11-2.jpeg" xlink:type="simple" xlink:show="embed" xlink:actuate="onLoad" draw:mime-type="image/jpeg"/>
</draw:frame>
根据阿尔梅纳中心的说法，克里米亚的2.3万儿童和塞瓦斯托波尔的53.5万儿童于2022/2023学年上学。 其中大约有来自卢甘斯克，顿涅茨克，赫森和扎帕里兹希亚地区的被占领地的2000名儿童。 克里米亚大学有50,000名儿童入学。 半岛的教育过程由约3万名教学人员提供，这是数字化的，以了解未来重新融合的过程。</text:p>
      <text:p text:style-name="P4">
<draw:frame draw:style-name="fr1" draw:name="Image381" text:anchor-type="as-char" svg:width="6.9236in" svg:height="3.65311in" draw:z-index="0">
<draw:image xlink:href="../Images/AРМІЯINFORM/2023-05-24T68-00-00-04-00/whatsapp-image-2023-05-24-at-12.51.11.jpeg" xlink:type="simple" xlink:show="embed" xlink:actuate="onLoad" draw:mime-type="image/jpeg"/>
</draw:frame>
 - 对于所有这些孩子，已经建立了整个破坏乌克兰身份的制度，这打算将这些孩子变成俄罗斯人。 专家说，几乎所有的概念是自2014年以来引入的，自2022年以来通过法律，克里米亚的propatriotic教育而加强了概念。 - 今天，在Feodosia市附近只有一所学校，他们目前在那里学习多达9年级的182名儿童，另外15名儿童用母语学习。 也就是说，在被占领的克里米亚，只有197个孩子正在学习一种通用语言(23万)， -  Valentina Potapova强调。</text:p>
      <text:p text:style-name="P4">
根据专家的说法，在克里米亚的九年中，它被完全禁止乌克兰的历史：在教育过程中，图书馆，也不是在乌克兰文化中心进入乌克兰历史的中心。 在俄罗斯引入的世界历史教科书中，乌克兰不存在，俄罗斯乌克兰历史的教科书没有主观性，但作为俄罗斯帝国的一部分。 因此，半岛上的儿童不明白，乌克兰像乌克兰人一样。</text:p>
      <text:p text:style-name="P4">
种族主义者的宣传工具 - 特殊的“意识形态课程”  - “探索重要”，“勇气教训”，每周一进行的“勇气”迫切需要扭曲历史，溅起事实，战争的理由。处理武器。</text:p>
      <ul>
        <li>
现在在克里亚亚有128个学员课程，准备大约三千个孩子。 截至今天，克里米亚有874多个非军备，参与该组织的儿童人数达到3万。 Lydroe专家说，包括“老鹰”和“第一个运动”传播到其他被占领领土的军事运动，包括22个此类运动现已在Kherson和Zaporizhzhya地区开放。 这一趋势导致对俄罗斯领土上的乌克兰儿童在俄罗斯 - 乌克兰战争的死者纪念植物中可以看到乌克兰儿童的悲惨后果。</li>
      </ul>
      <text:p text:style-name="P4">
同时，占领国有一个人口工程。 具有积极职位的乌克兰公民是克里米亚人，而是鼓励俄罗斯公民从俄罗斯联邦穿越，尤其是通过引入特殊计划“ Zemsky老师”和“ Zemsky Doctor”。 乌克兰民族和克里米亚塔塔尔人的歧视性被迫掩盖民族身份。</text:p>
      <text:p text:style-name="P4">
在九年的职业中，乌克兰失去了整整一代克里米亚的儿童，但是今天需要对教育体系的非军事化以及乌克兰组成部分退回教育过程的战略愿景，以便将乌克兰的意识归还给儿童和儿童和儿童和年轻的克里米亚。</text:p>
      <text:p text:style-name="P4">
News Source: <text:a xlink:type="simple" xlink:href="https://armyinform.com.ua/2023/05/24/lyshe-197-ditej-u-krymu-navchayutsya-ridnoyu-movoyu/" text:style-name="Internet_20_link" text:visited-style-name="Visited_20_Internet_20_Link">
https://armyinform.com.ua/2023/05/24/lyshe-197-ditej-u-krymu-navchayutsya-ridnoyu-movoyu/</text:a>
</text:p>
      <!--NEWS-->
      <text:h text:style-name="P10" text:outline-level="1">
<text:span text:style-name="T4">
他在欧彭（Irpen）的职业期间开枪射击了手无寸铁的平民：将尝试俄罗斯军官</text:span>
</text:h>
      <text:p text:style-name="P4">
作者: ['АРМІЯINFORM']</text:p>
      <text:p text:style-name="P4">
时间: 2023-05-24T69:00:00-04:00</text:p>
      <text:p text:style-name="P4">
描述: 在法庭上，俄罗斯联合会的斯托索诺诺·维克斯科沃服务部队的指控是事实……与乌克兰2022年的战争，与乌克兰的战争是今天的最新消息，这是与乌克兰2022年的战争，是乌克兰的战争，这是最后一次的战争今天，乌克兰和俄罗斯之间的战争以及与乌克兰的战争将在不久的将来与乌克兰战争，与乌克兰与乌克兰的战争，今天的乌克兰新闻，乌克兰新闻，乌克兰新闻，俄罗斯的乌克兰媒体将在俄罗斯</text:p>
      <text:p text:style-name="P4">
图片: ['<text:a xlink:type="simple" xlink:href="https://armyinform.com.ua/wp-content/uploads/2023/05/9-39.jpg" text:style-name="Internet_20_link" text:visited-style-name="Visited_20_Internet_20_Link">
9-39.jpg</text:a>
']</text:p>
      <text:p text:style-name="P4">
标签: ['АГРЕСІЯ РФ', 'ОФІС ГЕНЕРАЛЬНОГО ПРОКУРОРА УКРАЇНИ', 'ПОРУШЕННЯ ЗАКОНІВ ТА ЗВИЧАЇВ ВІЙНИ']</text:p>
      <text:p text:style-name="P4">
类别: News</text:p>
      <!--METADATA-->
      <text:p text:style-name="P4">
<draw:frame draw:style-name="fr1" draw:name="Image382" text:anchor-type="as-char" svg:width="6.9236in" svg:height="5.008071in" draw:z-index="0">
<draw:image xlink:href="../Images/AРМІЯINFORM/2023-05-24T69-00-00-04-00/9-39.jpg" xlink:type="simple" xlink:show="embed" xlink:actuate="onLoad" draw:mime-type="image/jpeg"/>
</draw:frame>
起诉书已违反了违反法律和习俗的武装士兵的武装人员，并有意谋杀。</text:p>
      <text:p text:style-name="P4">
关于它<text:a xlink:type="simple" xlink:href="https://www.gp.gov.ua/ua/posts/suditimut-oficera-rf-yakii-pid-cas-okupaciyi-irpenya-rozstrilyav-bezzbroinogo-mirnogo-meskancya" text:style-name="Internet_20_link" text:visited-style-name="Visited_20_Internet_20_Link">
报告</text:a>
乌克兰办公室检察官。</text:p>
      <text:p text:style-name="P4">
调查发现，在2022年3月，在被占领的城市伊尔平(Irpin)中，俄罗斯联邦武装部队的空降部队的第31个单独的空降攻击障碍司令与俄罗斯联邦的其他军事军人一起进行了特别突袭。 他们残酷地侮辱了乌克兰的平民公民，他们没有参加穷人。 这样，入侵者试图确定爱国居民。</text:p>
      <text:p text:style-name="P4">
人们被迫躲避俄罗斯军队。 因为当确定此类公民时，他们使用身体暴力进行了检查，并因此进行了检查。</text:p>
      <text:p text:style-name="P4">
2022年3月25日，指挥官与俄罗斯联邦的军事人员一起绕过了住宅综合大楼“ Mechnikov上的Green House”的房屋。 在乌克兰人明确不尊重乌克兰人的动机期间，占领者在1949年从一个女人的头上急剧移动头发，并击中了脸上紧紧的武器的例子。</text:p>
      <text:p text:style-name="P4">
在另一个公寓里，占领者找到了当地的居民。 由于该男子的男人，不人道的人将他带到了孩子们的遗址，并在自动武器的头上开枪射击了受害者。 第二天早上，邻居找到了该男子的尸体，并将他暂时埋在停车场。</text:p>
      <text:p text:style-name="P4">
News Source: <text:a xlink:type="simple" xlink:href="https://armyinform.com.ua/2023/05/24/rozstrilyav-bezzbrojnogo-czyvilnogo-pid-chas-okupacziyi-irpenya-sudytymut-oficzera-rf/" text:style-name="Internet_20_link" text:visited-style-name="Visited_20_Internet_20_Link">
https://armyinform.com.ua/2023/05/24/rozstrilyav-bezzbrojnogo-czyvilnogo-pid-chas-okupacziyi-irpenya-sudytymut-oficzera-rf/</text:a>
</text:p>
      <!--NEWS-->
      <text:h text:style-name="P10" text:outline-level="1">
<text:span text:style-name="T4">
Belgorod地区的活动不会影响乌克兰的安全状况 -  Alexei Danilov</text:span>
</text:h>
      <text:p text:style-name="P4">
作者: ['АРМІЯINFORM']</text:p>
      <text:p text:style-name="P4">
时间: 2023-05-24T70:00:00-04:00</text:p>
      <text:p text:style-name="P4">
描述: 在bєlgorodskiy地区，Inputslahnnya tudi vynis vyniszizizih rosieki公式-...与乌克兰2022年战争，与乌克兰与乌克兰的最新新闻，与乌克兰的新闻战争，与乌克兰2022年的新闻战争，与今天的最后一场战争，乌克兰和俄罗斯之间的战争将会发生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2/09/oleksij-danilov.jpg" text:style-name="Internet_20_link" text:visited-style-name="Visited_20_Internet_20_Link">
oleksij-danilov.jpg</text:a>
']</text:p>
      <text:p text:style-name="P4">
标签: ['БЄЛГОРОДСЬКА ОБЛАСТЬ', 'ОЛЕКСІЙ ДАНІЛОВ', 'РНБО УКРАЇНИ']</text:p>
      <text:p text:style-name="P4">
类别: News</text:p>
      <!--METADATA-->
      <text:p text:style-name="P4">
<draw:frame draw:style-name="fr1" draw:name="Image383" text:anchor-type="as-char" svg:width="6.9236in" svg:height="4.615733in" draw:z-index="0">
<draw:image xlink:href="../Images/AРМІЯINFORM/2023-05-24T70-00-00-04-00/oleksij-danilov.jpg" xlink:type="simple" xlink:show="embed" xlink:actuate="onLoad" draw:mime-type="image/jpeg"/>
</draw:frame>
俄罗斯形式入学后，贝尔戈罗德地区的事件 - 俄罗斯志愿军团和军团“俄罗斯自由”绝不会影响乌克兰的安全状况，因为俄罗斯联合会的清单。</text:p>
      <text:p text:style-name="P4">
关于它<text:a xlink:type="simple" xlink:href="https://rnbo.gov.ua/ua/Diialnist/6359.html" text:style-name="Internet_20_link" text:visited-style-name="Visited_20_Internet_20_Link">
陈述</text:a>
乌克兰Alexey Danilov的辐射安全和辩护秘书。</text:p>
      <text:p text:style-name="P4">
“俄罗斯公民有权抗议。 NSDC秘书说：“这在俄罗斯的监管文件中记录。”</text:p>
      <text:p text:style-name="P4">
同时，他感到惊讶的是，贝尔戈罗德地区的事件引起了克里姆林宫的“深刻关注”，称乌克兰武装部队的rfna被称为胡说八道。</text:p>
      <text:p text:style-name="P4">
取而代之的是，亚历克西·丹尼洛夫(Alexei Danilov)预测，强烈反对普京政权的居民和其他地区可以发起持续的抗议。</text:p>
      <text:p text:style-name="P4">
他说：“我相信这些过程将不断发生我们的胜利。”</text:p>
      <text:p text:style-name="P4">
此前，国防部副部长安娜·玛丽亚尔(Anna Malyar)<text:a xlink:type="simple" xlink:href="https://armyinform.com.ua/2023/05/23/ganna-malyar-pro-sytuacziyu-na-byelgorodshhyni-cze-peredbachuvana-vnutrishnya-rosijska-kryza/" text:style-name="Internet_20_link" text:visited-style-name="Visited_20_Internet_20_Link">
表示</text:a>
乌尔戈罗德地区的局势是可预测的俄罗斯内部危机，已被大量入侵俄罗斯联邦进入乌克兰。</text:p>
      <text:p text:style-name="P4">
News Source: <text:a xlink:type="simple" xlink:href="https://armyinform.com.ua/2023/05/24/podiyi-na-byelgorodshhyni-ne-vplynut-na-bezpekovu-sytuacziyu-v-ukrayini-oleksij-danilov/" text:style-name="Internet_20_link" text:visited-style-name="Visited_20_Internet_20_Link">
https://armyinform.com.ua/2023/05/24/podiyi-na-byelgorodshhyni-ne-vplynut-na-bezpekovu-sytuacziyu-v-ukrayini-oleksij-danilov/</text:a>
</text:p>
      <!--NEWS-->
      <text:h text:style-name="P10" text:outline-level="1">
<text:span text:style-name="T4">
如今，乌克兰正在拦截敌人的战略倡议-Petro Chernik</text:span>
</text:h>
      <text:p text:style-name="P4">
作者: ['Віктор Шубец']</text:p>
      <text:p text:style-name="P4">
时间: 2023-05-24T71:00:00-04:00</text:p>
      <text:p text:style-name="P4">
描述: 关于直接efirphon“єIni” Rospovyv vissovye sexpert Petro ...与乌克兰2022年的战争，与乌克兰的最新新闻，《与乌克兰的新闻》，今天与乌克兰2022年的战争，乌克兰和俄罗斯之间的战争会发生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2/08/petro-chernyk.jpeg" text:style-name="Internet_20_link" text:visited-style-name="Visited_20_Internet_20_Link">
petro-chernyk.jpeg</text:a>
']</text:p>
      <text:p text:style-name="P4">
标签: ['ПЕТРО ЧЕРНИК']</text:p>
      <text:p text:style-name="P4">
类别: News</text:p>
      <!--METADATA-->
      <text:p text:style-name="P4">
<draw:frame draw:style-name="fr1" draw:name="Image384" text:anchor-type="as-char" svg:width="6.9236in" svg:height="3.894525in" draw:z-index="0">
<draw:image xlink:href="../Images/AРМІЯINFORM/2023-05-24T71-00-00-04-00/petro-chernyk.jpeg" xlink:type="simple" xlink:show="embed" xlink:actuate="onLoad" draw:mime-type="image/jpeg"/>
</draw:frame>
军事专家Petro Chernyk在唯一新闻的现场广播中谈到了这一点。</text:p>
      <ul>
        <li>
“俄罗斯自由”和俄罗斯志愿军的运作有一个双重的：军事和信息心理学。 有几个严肃的战略结论。 首先，也是最重要的是，这对普京的Poimigzja非常严重，作为Cordonovrf领土完整性和不可侵犯性的保证。 其次，禁忌被删除，可以在领土上进行战斗，这是非常好的。 事实证明，他们的边界绝对是漏洞。第三个结论是，所有俄罗斯精英都认为如果已经发生了这种突袭，他们是否可以安全， - 注意到。</li>
      </ul>
      <text:p text:style-name="P4">
他还补充说，战争进程不能打破这样的步骤，至少游击运动有时应该更大。 并且有纳比霍罗德地区的这种迹象。</text:p>
      <text:p text:style-name="P4">
News Source: <text:a xlink:type="simple" xlink:href="https://armyinform.com.ua/2023/05/24/sogodni-ukrayina-za-faktom-perehoplyuye-strategichnu-inicziatyvu-protyvnyka-petro-chernyk/" text:style-name="Internet_20_link" text:visited-style-name="Visited_20_Internet_20_Link">
https://armyinform.com.ua/2023/05/24/sogodni-ukrayina-za-faktom-perehoplyuye-strategichnu-inicziatyvu-protyvnyka-petro-chernyk/</text:a>
</text:p>
      <!--NEWS-->
      <text:h text:style-name="P10" text:outline-level="1">
<text:span text:style-name="T4">
哥本哈根在国防部的支持下举行了慈善乌克兰夜晚</text:span>
</text:h>
      <text:p text:style-name="P4">
作者: ['АРМІЯINFORM']</text:p>
      <text:p text:style-name="P4">
时间: 2023-05-24T72:00:00-04:00</text:p>
      <text:p text:style-name="P4">
描述: 同时，DNIV是23个茶旅行者 - 在哥本哈根的科洛维斯基剧院的场景中……与乌克兰2022年的战争，与乌克兰的战争是今天的最新消息，这是乌克兰2022年的新闻，这是最后的新闻。今天，乌克兰和俄罗斯之间会发生战争，当战争，2022年与乌克兰战争时，是否会在不久的将来与乌克兰发生战争，他们说，今天与乌克兰的战争，今天，乌克兰新闻在乌克兰媒体的俄罗斯人</text:p>
      <text:p text:style-name="P4">
图片: ['<text:a xlink:type="simple" xlink:href="https://armyinform.com.ua/wp-content/uploads/2023/05/aa0ac613-d2f9-4802-b619-eba4008e23cf.jpg" text:style-name="Internet_20_link" text:visited-style-name="Visited_20_Internet_20_Link">
aa0ac613-d2f9-4802-b619-eba4008e23cf.jpg</text:a>
']</text:p>
      <text:p text:style-name="P4">
标签: ['БЛАГОДІЙНІСТЬ', 'ДОПОМОГА ПАРТНЕРІВ', 'КОПЕНГАГЕН', 'МІНОБОРОНИ', 'СВІТ ПІДТРИМУЄ УКРАЇНУ', 'УКРАЇНСЬКІ ВЕЧОРИ']</text:p>
      <text:p text:style-name="P4">
类别: News</text:p>
      <!--METADATA-->
      <text:p text:style-name="P4">
<draw:frame draw:style-name="fr1" draw:name="Image385" text:anchor-type="as-char" svg:width="6.9236in" svg:height="2.094389in" draw:z-index="0">
<draw:image xlink:href="../Images/AРМІЯINFORM/2023-05-24T72-00-00-04-00/aa0ac613-d2f9-4802-b619-eba4008e23cf.jpg" xlink:type="simple" xlink:show="embed" xlink:actuate="onLoad" draw:mime-type="image/jpeg"/>
</draw:frame>
两天 -  5月23日和24日 - 在乌克兰大使馆在丹麦的倡议和组织的皇家剧院舞台上，与乌克兰第一夫人埃琳娜·泽伦斯卡亚(Elena Zelenskaya)联合会在国防部的支持下在乌克兰举行了慈善的乌克兰夜晚。</text:p>
      <text:p text:style-name="P4">
关于它<text:a xlink:type="simple" xlink:href="https://www.mil.gov.ua/news/2023/05/24/zaradi-peremogi-u-kopengageni-za-pidtrimki-minoboroni-prohodyat-blagodijni-ukrainski-vechori/" text:style-name="Internet_20_link" text:visited-style-name="Visited_20_Internet_20_Link">
告知</text:a>
国防部乌克兰。</text:p>
      <text:p text:style-name="P4">
由Maestrovister Maxim Husak领导的国家总统乐团的音乐会由荣誉嘉宾参加，包括丹麦部长的代表。 在5月23日的访问中，丹麦玛格拉斯二世女王(Queen of Denmark Margrace II)给予了所有音乐会所有参与者的荣幸。</text:p>
      <text:p text:style-name="P4">
乐团是歌剧场景的乌克兰领先明星 - 乌克兰人的Sergey Mager的艺术家(低音)，独特的颠倒Yuri Mynenko，Olenabelkin(Medo-Soprano)以及名字合奏Virsky的儿童编舞工作室。 工作人员很荣幸能由女王皇后二世(Masive Queen II)代表，并为与俄罗斯侵略者作斗争的摄入量和团结而递给乌克兰的礼物。</text:p>
      <text:p text:style-name="P4">
不仅是音乐才能和原始的文化遗产，而且是该活动的关注中心的慈善元。 从出售门票中筹集的所有资金都直接发送给第一夫人Olenizlenskaya的人道主义基金，后者支持孤儿并促进乌克兰的重建。</text:p>
      <text:p text:style-name="P4">
“在不祥的战争阴影中，通常很容易注意到艺术的力量。 来吧，来看看，为了保存乌克兰人牺牲生命的原因。”哥本哈根皇家剧院写道。</text:p>
      <text:p text:style-name="P4">
News Source: <text:a xlink:type="simple" xlink:href="https://armyinform.com.ua/2023/05/24/u-kopengageni-za-pidtrymky-minoborony-prohodyat-blagodijni-ukrayinski-vechory/" text:style-name="Internet_20_link" text:visited-style-name="Visited_20_Internet_20_Link">
https://armyinform.com.ua/2023/05/24/u-kopengageni-za-pidtrymky-minoborony-prohodyat-blagodijni-ukrayinski-vechory/</text:a>
</text:p>
      <!--NEWS-->
      <text:h text:style-name="P10" text:outline-level="1">
<text:span text:style-name="T4">
总统向135名乌克兰捍卫者和捍卫者授予了命令和奖牌</text:span>
</text:h>
      <text:p text:style-name="P4">
作者: ['АРМІЯINFORM']</text:p>
      <text:p text:style-name="P4">
时间: 2023-05-24T73:00:00-04:00</text:p>
      <text:p text:style-name="P4">
描述: 乌克兰总统沃罗迪米尔·泽伦斯基·维尼（Volodymyr Zelensky Vidniy），由乌克兰纳戈罗德（Nagorods of Ukrainian）主权...与乌克兰2022年的战争，与乌克兰的最新新闻，今天与乌克兰的新闻战争，今天与乌克兰2022年的新闻战争，乌克兰和俄罗斯与俄罗斯和战争之间的战争将会发生他们说，乌克兰将在2022年不在2022年，在不久的将来是否会与乌克兰发生战争，他们说，今天与乌克兰的战争，今天的乌克兰新闻，乌克兰新闻，乌克兰媒体在俄罗斯的乌克兰媒体</text:p>
      <text:p text:style-name="P4">
图片: ['<text:a xlink:type="simple" xlink:href="https://armyinform.com.ua/wp-content/uploads/2022/04/3213cb444a7b4dddfd13032ccfd9f959_1648215665_extra_large-2.jpeg" text:style-name="Internet_20_link" text:visited-style-name="Visited_20_Internet_20_Link">
3213cb444a7b4dddfd13032ccfd9f959_1648215665_extra_large-2.jpeg</text:a>
']</text:p>
      <text:p text:style-name="P4">
标签: ['ДЕРЖАВНІ НАГОРОДИ', 'ОРДЕН "ЗА МУЖНІСТЬ"', 'ОРДЕН БОГДАНА ХМЕЛЬНИЦЬКОГО', 'ПРЕЗИДЕНТ УКРАЇНИ']</text:p>
      <text:p text:style-name="P4">
类别: News</text:p>
      <!--METADATA-->
      <text:p text:style-name="P4">
<draw:frame draw:style-name="fr1" draw:name="Image386" text:anchor-type="as-char" svg:width="6.9236in" svg:height="4.611226in" draw:z-index="0">
<draw:image xlink:href="../Images/AРМІЯINFORM/2023-05-24T73-00-00-04-00/3213cb444a7b4dddfd13032ccfd9f959_1648215665_extra_large-2.jpeg" xlink:type="simple" xlink:show="embed" xlink:actuate="onLoad" draw:mime-type="image/jpeg"/>
</draw:frame>
说明性照片</text:p>
      <text:p text:style-name="P4">
<text:span text:style-name="T4">
乌克兰沃迪米尔·泽伦斯基总统指出了乌克兰军人的州奖。</text:span>
</text:p>
      <text:p text:style-name="P4">
对应<text:a xlink:type="simple" xlink:href="https://www.president.gov.ua/documents/2842023-46813" text:style-name="Internet_20_link" text:visited-style-name="Visited_20_Internet_20_Link">
法令#284/2023</text:a>
由国家元首发表。</text:p>
      <text:p text:style-name="P4">
值得注意的是，该奖项是“以个人的勇气，在保护乌克兰的国家主权和领土完整，无私的军事义务方面被颁发的。”</text:p>
      <text:p text:style-name="P4">
<text:span text:style-name="T4">
授予Bohdan Khmelnitsky的命令和学位</text:span>
</text:p>
      <text:p text:style-name="P4">
老亚历山大·尼古拉维奇 - 专业</text:p>
      <text:p text:style-name="P4">
<text:span text:style-name="T4">
授予Bohdan Khmelnitsky II学位的命令</text:span>
</text:p>
      <text:p text:style-name="P4">
Minaylova Alexei Gennadyevich-上校</text:p>
      <text:p text:style-name="P4">
Tishchenko Yuri Viktorovich-上校</text:p>
      <text:p text:style-name="P4">
<text:span text:style-name="T4">
授予Bohdan Khmelnitsky III学位的命令</text:span>
</text:p>
      <text:p text:style-name="P4">
Adamovsky Denis Ivanovich-队长</text:p>
      <text:p text:style-name="P4">
Kovtonyuk Sergiy Vasilyevich-上校</text:p>
      <text:p text:style-name="P4">
Valentinovich-初级中尉</text:p>
      <text:p text:style-name="P4">
Denis Valeriyovych的鱼 - 中尉</text:p>
      <text:p text:style-name="P4">
伊戈尔·亚历山德罗维奇(Igor Alexandrovich) - 上校</text:p>
      <text:p text:style-name="P4">
Stolar Yevgeny Alexandrovich-主要</text:p>
      <text:p text:style-name="P4">
Vitaliy Yurievich洋葱 - 专业</text:p>
      <text:p text:style-name="P4">
<text:span text:style-name="T4">
授予II学位的勇气命令</text:span>
</text:p>
      <text:p text:style-name="P4">
Lazarenko John Arturovich-初中中士</text:p>
      <text:p text:style-name="P4">
Fedyuk Dmitry Alimovich总部</text:p>
      <text:p text:style-name="P4">
Shevchuk Sergey Anatolyevich-上尉</text:p>
      <text:p text:style-name="P4">
<text:span text:style-name="T4">
授予三级勇气的勇气</text:span>
</text:p>
      <text:p text:style-name="P4">
Barvinenko Mikhail Dmitrovich-高级水手</text:p>
      <text:p text:style-name="P4">
Anatoly的不耗时Valeryevich-上尉</text:p>
      <text:p text:style-name="P4">
亚历山大·鲍里索维奇(Alexander Borisovich) - 中士</text:p>
      <text:p text:style-name="P4">
Andriy Besashchuk-中士</text:p>
      <text:p text:style-name="P4">
Bishira Vitaliy Borisovich-初中中士</text:p>
      <text:p text:style-name="P4">
亚历山大·尤里维奇(Alexander Yurievich)的布拉加(Braga) - 水手</text:p>
      <text:p text:style-name="P4">
Brod Oleg Viktorovich-中尉</text:p>
      <text:p text:style-name="P4">
Bushinsky Andriy Vladimirovich-水手</text:p>
      <text:p text:style-name="P4">
Velkov Denis Vladimirovich-初中中士</text:p>
      <text:p text:style-name="P4">
Vorobyova Ilya Sergeyevich-中尉</text:p>
      <text:p text:style-name="P4">
监护维克多·尼古拉维奇 - 初中中士</text:p>
      <text:p text:style-name="P4">
Gladchenko Vasily Grigorovich-初级中尉</text:p>
      <text:p text:style-name="P4">
伊戈尔·伊万诺维奇的进球 - 高级中士</text:p>
      <text:p text:style-name="P4">
Sergei Olegovich Gubareva-初级中尉</text:p>
      <text:p text:style-name="P4">
Guchinsky Mikhail Mikhailovich-中士</text:p>
      <text:p text:style-name="P4">
Donronina Mykola Viktorovich-水手</text:p>
      <text:p text:style-name="P4">
Eremenko Eugene Igorovich-水手</text:p>
      <text:p text:style-name="P4">
Vladislav Anatolyevich Zhuk-少年中尉</text:p>
      <text:p text:style-name="P4">
Kazande Alexander Oleksandrovych-高级中尉</text:p>
      <text:p text:style-name="P4">
Kiris Alexander Mikhailovich-水手</text:p>
      <text:p text:style-name="P4">
Kobylinsky Bohdan Alexandrovich-水手</text:p>
      <text:p text:style-name="P4">
铁匠Oleg Alexandrovich-高级水手</text:p>
      <text:p text:style-name="P4">
亚历山大·彼得罗维奇·科瓦克(Alexander Petrovich Kovalchuk) - 高级水手</text:p>
      <text:p text:style-name="P4">
Kovtonyuk mykola Alexandrovich -MatrosKoritchuk Ivan Sergeyevich-初中中士</text:p>
      <text:p text:style-name="P4">
Mikhail Koroenko-初中中士</text:p>
      <text:p text:style-name="P4">
Denis Igorevich Kostyniuk-高级水手</text:p>
      <text:p text:style-name="P4">
弗拉基米尔·库鲁克(Vladimir Kruchuk) - 高级水手</text:p>
      <text:p text:style-name="P4">
Yevgeny Vasilyevich的鸡舍 - 初级中尉</text:p>
      <text:p text:style-name="P4">
Larikova Sergey Nikolaevich-初中中士</text:p>
      <text:p text:style-name="P4">
Martynenko Alexander Anatolyevich -Matros</text:p>
      <text:p text:style-name="P4">
Maslyuk Denis Vyacheslavovich-中尉</text:p>
      <text:p text:style-name="P4">
飞轮亚瑟·尤里维奇(Arthur Yurievich) - 高级水手</text:p>
      <text:p text:style-name="P4">
Mironyuk Oleg Viktorovich-高级水手</text:p>
      <text:p text:style-name="P4">
Milevich Pavel Ruslanovich-初中中士</text:p>
      <text:p text:style-name="P4">
Maxim Anatolyevich沉默 - 初级中尉</text:p>
      <text:p text:style-name="P4">
Mushenko Roman Alexandrovich-高级水手</text:p>
      <text:p text:style-name="P4">
Anatoly Vladimirovich Nastashevsky-高级水手</text:p>
      <text:p text:style-name="P4">
Olefirenko Andriy Yurievich-首席中士</text:p>
      <text:p text:style-name="P4">
Vasily Oliynyk-高级中士</text:p>
      <text:p text:style-name="P4">
胡椒列昂尼德·维克托维奇(Pepper Leonid Viktorovich) - 初级中尉</text:p>
      <text:p text:style-name="P4">
Vladimir Ponomaryova -Matros</text:p>
      <text:p text:style-name="P4">
亚历山大·瓦西利维奇(Alexander Vasilyevich) - 首席中士</text:p>
      <text:p text:style-name="P4">
孤儿孤儿弗拉基米罗维奇 - 中尉</text:p>
      <text:p text:style-name="P4">
Skorina Sergiy Yurievich-中尉</text:p>
      <text:p text:style-name="P4">
Sologub Dmitry Vyacheslavovich-中尉</text:p>
      <text:p text:style-name="P4">
Stepaniuk Alexander Vasilyevich-水手</text:p>
      <text:p text:style-name="P4">
Terzi Vladimir Ivanovich-高级水手</text:p>
      <text:p text:style-name="P4">
Maxim Vladimirovich的TVPISHCHUK-初中中士</text:p>
      <text:p text:style-name="P4">
Hotinenko Edward Vladimirovich-高级水手</text:p>
      <text:p text:style-name="P4">
Dmitry Khiseva-首席中士</text:p>
      <text:p text:style-name="P4">
Tsymbala Yevgeny Yurievich-初中中士</text:p>
      <text:p text:style-name="P4">
Cheppalenko Yuri Leonidovich-Master-Satentant</text:p>
      <text:p text:style-name="P4">
Shevelyova Alexander Alexandrovich-初中中士</text:p>
      <text:p text:style-name="P4">
Sergei Viktorovich Shevelyova-中尉</text:p>
      <text:p text:style-name="P4">
Shevchuk Ilya Mikhailovich-中尉</text:p>
      <text:p text:style-name="P4">
Stempelyuk Yevgeny dmitrovich-专业</text:p>
      <text:p text:style-name="P4">
草原Ruslan Nikolaevich-水手</text:p>
      <text:p text:style-name="P4">
<text:span text:style-name="T4">
奖励公主Olga III学位</text:span>
</text:p>
      <text:p text:style-name="P4">
Antonenko Svetlana Grigorivna-高级水手</text:p>
      <text:p text:style-name="P4">
Voloshina Elena Sergiyevna-高级中士</text:p>
      <text:p text:style-name="P4">
Liliol Sergiyevna -Sergeant</text:p>
      <text:p text:style-name="P4">
Krytska diana oleksandrivna-初中中士</text:p>
      <text:p text:style-name="P4">
<text:span text:style-name="T4">
授予Danylo Halytsky的命令</text:span>
</text:p>
      <text:p text:style-name="P4">
Baibuza Andrei Sergeyevich-上尉</text:p>
      <text:p text:style-name="P4">
Brychenko Dmitry Vyacheslavovich-上尉</text:p>
      <text:p text:style-name="P4">
Oleg Oleksandrovich-高级中尉</text:p>
      <text:p text:style-name="P4">
奥列格·彼得罗维奇(Oleg Petrovich)，上校</text:p>
      <text:p text:style-name="P4">
Sychenko Artem Yurievich-上尉</text:p>
      <text:p text:style-name="P4">
Teslenko Cyril Anatolyevich-上校</text:p>
      <text:p text:style-name="P4">
<text:span text:style-name="T4">
授予乌克兰军事服役奖章</text:span>
</text:p>
      <text:p text:style-name="P4">
Avdaliana Artem Laiertovich-中士</text:p>
      <text:p text:style-name="P4">
Arzhanova Vladislav Olegovich-高级中尉</text:p>
      <text:p text:style-name="P4">
Baranovich Vyacheslav Vasilyevich-上校</text:p>
      <text:p text:style-name="P4">
Oleg Olegovich Buzak-少年中尉</text:p>
      <text:p text:style-name="P4">
Gorban Taras Grigorovich-高级中士Humeniuk Sergey Petrovich-医疗服务中校</text:p>
      <text:p text:style-name="P4">
一些Artem Alexandrovich-初中中士</text:p>
      <text:p text:style-name="P4">
Dmitriev Maxim Sergeyevich-中士</text:p>
      <text:p text:style-name="P4">
Vladislav Mikhailovich-上尉</text:p>
      <text:p text:style-name="P4">
Doroh Andrei Vitaliyovich-医疗服务中尉</text:p>
      <text:p text:style-name="P4">
Dukov Sergey Slavovich-Master-Satent</text:p>
      <text:p text:style-name="P4">
Egorov Denis Igorovich-初中中士</text:p>
      <text:p text:style-name="P4">
Oleg Leonidovich经常 - 高级中尉</text:p>
      <text:p text:style-name="P4">
Zagrebenyuk Leonid Viktorovich-上校</text:p>
      <text:p text:style-name="P4">
Zeynalov Rostislav Eduardovich-中士</text:p>
      <text:p text:style-name="P4">
Ivanova Alexei Vasilyevich-上校</text:p>
      <text:p text:style-name="P4">
Kabakova Fyodor Nikolaevich-初中中士</text:p>
      <text:p text:style-name="P4">
亚历山大·德米特罗维奇·基拉夫里(Alexander Dmitrovich Kilafli) - 上校</text:p>
      <text:p text:style-name="P4">
Sergey Yurievich Commal-Senior Master Satent</text:p>
      <text:p text:style-name="P4">
Kondrashev Nikolai Konstantinovich-高级中士</text:p>
      <text:p text:style-name="P4">
Kravtsova Vyacheslav Vyacheslavovich -Matros</text:p>
      <text:p text:style-name="P4">
Mazura Ruslan Alekseevich-上校</text:p>
      <text:p text:style-name="P4">
Sergei Viktorovich画家 - 高级中士</text:p>
      <text:p text:style-name="P4">
Migun Yuri Pavlovich-中士</text:p>
      <text:p text:style-name="P4">
Nechu Denis Sergeyevich-医疗服务中尉</text:p>
      <text:p text:style-name="P4">
Ovchinnikov Ivan Nikolaevich-初中</text:p>
      <text:p text:style-name="P4">
Oliynyk Sergey Viktorovich-上校</text:p>
      <text:p text:style-name="P4">
Osipenko Dmitry Alexandrovich-高级水手</text:p>
      <text:p text:style-name="P4">
Rospopa Yuri Ivanovich-高级中士</text:p>
      <text:p text:style-name="P4">
Smirnova Sergey Anatolyevich-上校</text:p>
      <text:p text:style-name="P4">
编织Yevgeny Vasilyevich-高级中尉</text:p>
      <text:p text:style-name="P4">
Anatoly Vasilyevich的喘息 - 专业</text:p>
      <text:p text:style-name="P4">
TSPA Vitaliy Stanislavovich-上校</text:p>
      <text:p text:style-name="P4">
尤里·鲍里索维奇(Yuri Borisovich Schvets) - 上校</text:p>
      <text:p text:style-name="P4">
Shevchenko Bohdan Vasilyevich-高级水手</text:p>
      <text:p text:style-name="P4">
Shevchenko Viktor Andreevich-少校</text:p>
      <text:p text:style-name="P4">
Yurchenko Mikhail Nikolaevich-上校</text:p>
      <text:p text:style-name="P4">
Yashchuk Eugene Vitaliyovich-中尉</text:p>
      <text:p text:style-name="P4">
<text:span text:style-name="T4">
奖励奖牌“祖国的捍卫者” </text:span>
</text:p>
      <text:p text:style-name="P4">
Babia Alexander Alexandrovich-中士</text:p>
      <text:p text:style-name="P4">
Burdyna Sergey Vasilyevich-中士</text:p>
      <text:p text:style-name="P4">
Vatga Vasily Alexandrovich-高级中士</text:p>
      <text:p text:style-name="P4">
Grechishchev Eugene Dmitrovich-水手</text:p>
      <text:p text:style-name="P4">
Navaliv Artem Yurievich-高级水手</text:p>
      <text:p text:style-name="P4">
Oleksandr Yevgenovich Vestonova-上校</text:p>
      <text:p text:style-name="P4">
Kuzmina Anton Alexandrovich-高级水手</text:p>
      <text:p text:style-name="P4">
弗拉基米尔·库切克(Vladimir Kucheruk) - 水手</text:p>
      <text:p text:style-name="P4">
Bohdan Vasilyevich Litvinuk-上校</text:p>
      <text:p text:style-name="P4">
Morozov Anatoly Yevgenovich-上校</text:p>
      <text:p text:style-name="P4">
亚历山大·帕夫洛克(Alexander Pavlyuk) - 水手</text:p>
      <text:p text:style-name="P4">
Simoshenko Dmitry Vladimirovich-水手</text:p>
      <text:p text:style-name="P4">
Foos Andriy Vladimirovich-高级中尉</text:p>
      <text:p text:style-name="P4">
Chornobay Vladimir Vitaliyovich-水手。</text:p>
      <text:p text:style-name="P4">
News Source: <text:a xlink:type="simple" xlink:href="https://armyinform.com.ua/2023/05/24/prezydent-nagorodyv-ordenamy-j-medalyamy-135-ukrayinskyh-zahysnykiv/" text:style-name="Internet_20_link" text:visited-style-name="Visited_20_Internet_20_Link">
https://armyinform.com.ua/2023/05/24/prezydent-nagorodyv-ordenamy-j-medalyamy-135-ukrayinskyh-zahysnykiv/</text:a>
</text:p>
      <!--NEWS-->
      <text:h text:style-name="P10" text:outline-level="1">
<text:span text:style-name="T4">
目前，超过37万人居住在de endroll的定居点中</text:span>
</text:h>
      <text:p text:style-name="P4">
作者: ['АРМІЯINFORM']</text:p>
      <text:p text:style-name="P4">
时间: 2023-05-24T74:00:00-04:00</text:p>
      <text:p text:style-name="P4">
描述: 关于电报中的Cenremela Minretegrait。 Zvitami关于坐标机器人的机器人...与乌克兰2022年的战争，与乌克兰的最新新闻，与乌克兰的新闻战争，与乌克兰2022年的新闻战争，今天将在乌克兰和俄罗斯之间发动战争，何时会有一场战争，与乌克兰在2022年，是否会有吗，无论是，无论是否会，无论是否会在不久的将来与乌克兰的战争，这是与乌克兰的战争，今天的乌克兰新闻，乌克兰的新闻，乌克兰媒体在俄罗斯的乌克兰新闻</text:p>
      <text:p text:style-name="P4">
图片: ['<text:a xlink:type="simple" xlink:href="https://armyinform.com.ua/wp-content/uploads/2023/05/5c7a0fa4bb9069910672c976d981eed9_1665045486_extra_large.jpeg" text:style-name="Internet_20_link" text:visited-style-name="Visited_20_Internet_20_Link">
5c7a0fa4bb9069910672c976d981eed9_1665045486_extra_large.jpeg</text:a>
']</text:p>
      <text:p text:style-name="P4">
标签: ['STOPRUSSIA', 'АГРЕСІЯ РФ', 'ВІЙНА', 'ВТОРГНЕННЯ РФ', 'МІНРЕІНТЕГРАЦІЯ']</text:p>
      <text:p text:style-name="P4">
类别: News</text:p>
      <!--METADATA-->
      <text:p text:style-name="P4">
<draw:frame draw:style-name="fr1" draw:name="Image387" text:anchor-type="as-char" svg:width="6.9236in" svg:height="4.617948in" draw:z-index="0">
<draw:image xlink:href="../Images/AРМІЯINFORM/2023-05-24T74-00-00-04-00/5c7a0fa4bb9069910672c976d981eed9_1665045486_extra_large.jpeg" xlink:type="simple" xlink:show="embed" xlink:actuate="onLoad" draw:mime-type="image/jpeg"/>
</draw:frame>
说明性照片</text:p>
      <text:p text:style-name="P4">
关于它<text:a xlink:type="simple" xlink:href="https://t.me/minre_ua/3402" text:style-name="Internet_20_link" text:visited-style-name="Visited_20_Internet_20_Link">
报告</text:a>
电报中的重新整合部。</text:p>
      <text:p text:style-name="P4">
<text:span text:style-name="T4">
我们报告了协调​​总部关于DEO经济领土问题的工作。</text:span>
</text:p>
      <text:p text:style-name="P4">
正在进行的协调总部关于由恢复解放定居点烘烤的DEO工业领土问题的工作正在进行中。 迄今为止，953个解放城市，村庄和定居点的工作鼓励工作人员的工作5区：哈尔基夫，赫尔森，米科洛夫，顿涅茨克和卢甘斯克。</text:p>
      <text:p text:style-name="P4">
目前，超过3.7万人居住在定居的定居点中。</text:p>
      <text:p text:style-name="P4">
关键基础设施逐渐恢复：</text:p>
      <text:p text:style-name="P4">
<text:span text:style-name="T5">
气体供应：在247个定居点中； </text:span>
电力供应：在747个定居点中； <text:span text:style-name="T5">
集中供水和下水道：358个定居点； </text:span>
移动通信和互联网：610个定居点。</text:p>
      <text:p text:style-name="P4">
此外，在解放的领土上正在进行提供国际组织的财政援助的过程：已经支付了超过4.41亿美元。</text:p>
      <text:p text:style-name="P4">
大多数DE社区正在恢复社会服务，金融机构和邮政的工作。</text:p>
      <text:p text:style-name="P4">
News Source: <text:a xlink:type="simple" xlink:href="https://armyinform.com.ua/2023/05/24/narazi-v-deokupovanyh-naselenyh-punktah-prozhyvaye-oriyentovno-ponad-370-tysyach-lyudej/" text:style-name="Internet_20_link" text:visited-style-name="Visited_20_Internet_20_Link">
https://armyinform.com.ua/2023/05/24/narazi-v-deokupovanyh-naselenyh-punktah-prozhyvaye-oriyentovno-ponad-370-tysyach-lyudej/</text:a>
</text:p>
      <!--NEWS-->
      <text:h text:style-name="P10" text:outline-level="1">
<text:span text:style-name="T4">
日本以乌克兰国防军的需求传输100辆汽车</text:span>
</text:h>
      <text:p text:style-name="P4">
作者: ['АРМІЯINFORM']</text:p>
      <text:p text:style-name="P4">
时间: 2023-05-24T75:00:00-04:00</text:p>
      <text:p text:style-name="P4">
描述: Japanci自卫海豹在80 Hill Rockiva之前移交给Viyskov Technika Kraina，Sho ...与乌克兰2022年的战争，与乌克兰的最新新闻，今天与乌克兰的新闻战争，与乌克兰2022年最后一次，乌克兰之间会有一场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5/348970677_944454076752653_4364401053137257378_n.jpg" text:style-name="Internet_20_link" text:visited-style-name="Visited_20_Internet_20_Link">
348970677_944454076752653_4364401053137257378_n.jpg</text:a>
', '<text:a xlink:type="simple" xlink:href="https://armyinform.com.ua/wp-content/uploads/2023/05/348822437_599240815312170_8584479545086830502_n.jpg" text:style-name="Internet_20_link" text:visited-style-name="Visited_20_Internet_20_Link">
348822437_599240815312170_8584479545086830502_n.jpg</text:a>
']</text:p>
      <text:p text:style-name="P4">
标签: ['STOPRUSSIA', 'АГРЕСІЯ РФ', 'ВТОРГНЕННЯ РФ', 'ПОСОЛ В ЯПОНІЇ', 'СВІТ ПІДТРИМУЄ УКРАЇНУ']</text:p>
      <text:p text:style-name="P4">
类别: News</text:p>
      <!--METADATA-->
      <text:p text:style-name="P4">
<draw:frame draw:style-name="fr1" draw:name="Image388" text:anchor-type="as-char" svg:width="6.9236in" svg:height="4.609579in" draw:z-index="0">
<draw:image xlink:href="../Images/AРМІЯINFORM/2023-05-24T75-00-00-04-00/348970677_944454076752653_4364401053137257378_n.jpg" xlink:type="simple" xlink:show="embed" xlink:actuate="onLoad" draw:mime-type="image/jpeg"/>
</draw:frame>
日本自卫队在80多年来首次转移到了军事技术人员。</text:p>
      <text:p text:style-name="P4">
乌克兰驻日本Sergey Korsunsky的大使<text:a xlink:type="simple" xlink:href="https://www.facebook.com/s.v.korsunsky/posts/pfbid0vbbz8tNTqLunFkYnXgCThZBAgvbH7rniKb3yc1tVEdcnvbT4qeSX5AXBA8Evt6Gfl" text:style-name="Internet_20_link" text:visited-style-name="Visited_20_Internet_20_Link">
写道</text:a>
在Facebook上。</text:p>
      <text:p text:style-name="P4">
“如今，日本国防部举行了一个仪式，仪式将乌克兰100辆汽车和30,000个成品口粮转让，以满足武装部队的需求。 前两个车辆已经在前往乌克兰的路上，其他车辆将在过去和必要的培训后进行指导。 二氧化硅国防部第一次将军事装备转移到战争中。 接下来是。”外交官说。</text:p>
      <text:p text:style-name="P4">
<draw:frame draw:style-name="fr1" draw:name="Image389" text:anchor-type="as-char" svg:width="6.9236in" svg:height="4.85229in" draw:z-index="0">
<draw:image xlink:href="../Images/AРМІЯINFORM/2023-05-24T75-00-00-04-00/348822437_599240815312170_8584479545086830502_n.jpg" xlink:type="simple" xlink:show="embed" xlink:actuate="onLoad" draw:mime-type="image/jpeg"/>
</draw:frame>
</text:p>
      <text:p text:style-name="P4">
News Source: <text:a xlink:type="simple" xlink:href="https://armyinform.com.ua/2023/05/24/yaponiya-peredaye-dlya-potreb-syl-oborony-ukrayiny-100-avtomobiliv/" text:style-name="Internet_20_link" text:visited-style-name="Visited_20_Internet_20_Link">
https://armyinform.com.ua/2023/05/24/yaponiya-peredaye-dlya-potreb-syl-oborony-ukrayiny-100-avtomobiliv/</text:a>
</text:p>
      <!--NEWS-->
      <text:h text:style-name="P10" text:outline-level="1">
<text:span text:style-name="T4">
线人被拘留，后者通过敌人国防军乌克兰部队的坐标</text:span>
</text:h>
      <text:p text:style-name="P4">
作者: ['АРМІЯINFORM']</text:p>
      <text:p text:style-name="P4">
时间: 2023-05-24T76:00:00-04:00</text:p>
      <text:p text:style-name="P4">
描述: 在Daniye的背后，在2022年腐烂的末日末期之一的Meshkanets之后...与乌克兰2022年的战争，与乌克兰与乌克兰的最新新闻，今天与乌克兰2022年的新闻战争，今天，乌克兰和乌克兰之间的战争将会俄罗斯和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1/ofis-generalnogo-prokurora.jpg" text:style-name="Internet_20_link" text:visited-style-name="Visited_20_Internet_20_Link">
ofis-generalnogo-prokurora.jpg</text:a>
', '<text:a xlink:type="simple" xlink:href="https://armyinform.com.ua/wp-content/uploads/2023/05/22.jpeg" text:style-name="Internet_20_link" text:visited-style-name="Visited_20_Internet_20_Link">
22.jpeg</text:a>
']</text:p>
      <text:p text:style-name="P4">
标签: ['STOPRUSSIA', 'АГРЕСІЯ РФ', 'ВІЙНА', 'ВТОРГНЕННЯ РФ', 'ОФІС ГЕНЕРАЛЬНОГО ПРОКУРОРА УКРАЇНИ']</text:p>
      <text:p text:style-name="P4">
类别: News</text:p>
      <!--METADATA-->
      <text:p text:style-name="P4">
<draw:frame draw:style-name="fr1" draw:name="Image390" text:anchor-type="as-char" svg:width="6.9236in" svg:height="3.883237in" draw:z-index="0">
<draw:image xlink:href="../Images/AРМІЯINFORM/2023-05-24T76-00-00-04-00/ofis-generalnogo-prokurora.jpg" xlink:type="simple" xlink:show="embed" xlink:actuate="onLoad" draw:mime-type="image/jpeg"/>
</draw:frame>
说明性照片</text:p>
      <text:p text:style-name="P4">
根据调查，2022年托伦斯基市社区的一个村庄之一进入了信息网络。 它是由顿涅茨克地区暂时占领的戈洛夫卡(Gorlovka)临时占领的戈洛洛夫卡(Gorlovka)的副局长组织的。(https://www.gp.gov.ua/ua/posts/na-doneccini-zatrimano-ucasnika-vorozoyi-informatorskoyi-merezi-yakii-peredavav-koordinati-ukrayinskix-sil-oboroni-na-liniyi-boiovogo-zitknennya)乌克兰检察长办公室。</text:p>
      <text:p text:style-name="P4">
去年12月，举报人的三个同伙被拘留。该网络的行动是收集情报信息及其用于颠覆性活动的颠覆性活动。</text:p>
      <text:p text:style-name="P4">
犯罪嫌疑人住在乌克兰武装部队防守的战斗部队领土上。 为了履行策展人的任务，他收集了有关武装部队部队和乌克兰安全部门的移动和准确位置的信息，以确定其部门。</text:p>
      <text:p text:style-name="P4">
SBU工作人员拘留了该男子在居住地。 为了进一步的程序行动，他被派往Vinnytsia地区。 犯罪嫌疑人目前是预审拘留。 线人网络的所有其他被拘留成员也是囚犯。</text:p>
      <text:p text:style-name="P4">
根据艺术，我们提醒这一点。 62乌克兰的宪法是犯罪委员会中不请求的人，在法律上被证明并被法院起诉确立后，不得受到刑事处罚。</text:p>
      <text:p text:style-name="P4">
<draw:frame draw:style-name="fr1" draw:name="Image391" text:anchor-type="as-char" svg:width="6.9236in" svg:height="4.661891in" draw:z-index="0">
<draw:image xlink:href="../Images/AРМІЯINFORM/2023-05-24T76-00-00-04-00/22.jpeg" xlink:type="simple" xlink:show="embed" xlink:actuate="onLoad" draw:mime-type="image/jpeg"/>
</draw:frame>
</text:p>
      <text:p text:style-name="P4">
News Source: <text:a xlink:type="simple" xlink:href="https://armyinform.com.ua/2023/05/24/zatrymano-informatora-yakyj-peredavav-koordynaty-ukrayinskyh-syl-oborony-vorogu/" text:style-name="Internet_20_link" text:visited-style-name="Visited_20_Internet_20_Link">
https://armyinform.com.ua/2023/05/24/zatrymano-informatora-yakyj-peredavav-koordynaty-ukrayinskyh-syl-oborony-vorogu/</text:a>
</text:p>
      <!--NEWS-->
      <text:h text:style-name="P10" text:outline-level="1">
<text:span text:style-name="T4">
在无人机-Kamikadze的帮助下，安全部门特殊运营中心“ A”的专家对占用者进行了另一系列打击</text:span>
</text:h>
      <text:p text:style-name="P4">
作者: ['АРМІЯINFORM']</text:p>
      <text:p text:style-name="P4">
时间: 2023-05-24T77:00:00-04:00</text:p>
      <text:p text:style-name="P4">
描述: Tyzhka正在预订技术人员，与Pikhooto衬里到Baypass，中殿为Tomen ...与乌克兰2022年的战争，与乌克兰与乌克兰的最新新闻，今天与乌克兰的新闻战争，乌克兰2022年最后一次，将在乌克兰和俄罗斯和俄罗斯以及俄罗斯以及何时又发生战争与乌克兰与乌克兰的战争将是不可行</text:p>
      <text:p text:style-name="P4">
图片: []</text:p>
      <text:p text:style-name="P4">
标签: ['STOPRUSSIA', 'АГРЕСІЯ РФ', 'ВТОРГНЕННЯ РФ', 'КОЛАБОРАНТИ', 'СБУ']</text:p>
      <text:p text:style-name="P4">
类别: News</text:p>
      <!--METADATA-->
      <text:p text:style-name="P4">
严重的装甲车辆，步兵和弹药卡车，甚至是敌对运动 -  SBU的特种力量会积极补充俄罗斯人的损失清单。</text:p>
      <text:p text:style-name="P4">
中心的专家<text:a xlink:type="simple" xlink:href="https://www.facebook.com/SecurSerUkraine/videos/618492813522685/" text:style-name="Internet_20_link" text:visited-style-name="Visited_20_Internet_20_Link">
特殊操作“ A”</text:a>
在无人机-Kamikadze的帮助下，安全部门对占用者进行了另一系列打击。</text:p>
      <text:p text:style-name="P4">
这只是我们战士的一小部分。</text:p>
      <text:p text:style-name="P4">
News Source: <text:a xlink:type="simple" xlink:href="https://armyinform.com.ua/2023/05/24/u-toreczku-zatrymano-rosijskogo-agenta-yakyj-zlyvav-pozycziyi-syl-oborony/" text:style-name="Internet_20_link" text:visited-style-name="Visited_20_Internet_20_Link">
https://armyinform.com.ua/2023/05/24/u-toreczku-zatrymano-rosijskogo-agenta-yakyj-zlyvav-pozycziyi-syl-oborony/</text:a>
</text:p>
      <!--NEWS-->
      <text:h text:style-name="P10" text:outline-level="1">
<text:span text:style-name="T4">
我们的部队设法逐渐在巴赫穆特（Bakhmut） - 安娜·马里亚（Anna Malyar）</text:span>
</text:h>
      <text:p text:style-name="P4">
作者: ['АРМІЯINFORM']</text:p>
      <text:p text:style-name="P4">
时间: 2023-05-24T78:00:00-04:00</text:p>
      <text:p text:style-name="P4">
描述: 在一天的一天中，当天的尼尼尼西塔（Ninnesita）在巴赫穆特（Bakhmut）的侧面上的侧面...与乌克兰2022年的战争，与乌克兰的战争是今天的最新消息，今天与乌克兰2022年的战争是2022年的战争最后的最后，乌克兰与俄罗斯之间的战争以及与乌克兰的战争将是一场战争，无论是否将在不久的将来与乌克兰进行战争，与乌克兰与乌克兰的战争，今天的乌克兰新闻，乌克兰，俄罗斯乌克兰媒体的新闻将在俄罗斯</text:p>
      <text:p text:style-name="P4">
图片: ['<text:a xlink:type="simple" xlink:href="https://armyinform.com.ua/wp-content/uploads/2023/04/bahmut-4.jpg" text:style-name="Internet_20_link" text:visited-style-name="Visited_20_Internet_20_Link">
bahmut-4.jpg</text:a>
']</text:p>
      <text:p text:style-name="P4">
标签: ['STOPRUSSIA', 'АГРЕСІЯ РФ', 'ВТОРГНЕННЯ РФ', 'ГАННА МАЛЯР']</text:p>
      <text:p text:style-name="P4">
类别: News</text:p>
      <!--METADATA-->
      <text:p text:style-name="P4">
<draw:frame draw:style-name="fr1" draw:name="Image392" text:anchor-type="as-char" svg:width="6.9236in" svg:height="3.894525in" draw:z-index="0">
<draw:image xlink:href="../Images/AРМІЯINFORM/2023-05-24T78-00-00-04-00/bahmut-4.jpg" xlink:type="simple" xlink:show="embed" xlink:actuate="onLoad" draw:mime-type="image/jpeg"/>
</draw:frame>
说明性照片</text:p>
      <text:p text:style-name="P4">
白天，巴赫穆特(Bakhmut)侧面的战斗强度有所下降。</text:p>
      <text:p text:style-name="P4">
关于它<text:a xlink:type="simple" xlink:href="https://t.me/annamaliar/792" text:style-name="Internet_20_link" text:visited-style-name="Visited_20_Internet_20_Link">
报告</text:a>
国防部副部长安娜·马利亚(Anna Malyar)在电报中。</text:p>
      <ul>
        <li>
这并不意味着敌人较弱。 相反，敌人试图加强纳夫兰并依靠炮火，并不断支撑。 同时，我们的部队设法逐渐搬家。</li>
      </ul>
      <text:p text:style-name="P4">
另外，据她说，在巴赫穆特(Bakhmut)，我们的捍卫者控制着城市西南部的“飞机”的某些部分，并且由于敌人替代单位而减少了敌对的拖曳行动的数量。</text:p>
      <text:p text:style-name="P4">
。</text:p>
      <text:p text:style-name="P4">
News Source: <text:a xlink:type="simple" xlink:href="https://armyinform.com.ua/2023/05/24/nashym-vijskam-vdayetsya-potrohu-prosuvatys-u-bahmuti-ganna-malyar/" text:style-name="Internet_20_link" text:visited-style-name="Visited_20_Internet_20_Link">
https://armyinform.com.ua/2023/05/24/nashym-vijskam-vdayetsya-potrohu-prosuvatys-u-bahmuti-ganna-malyar/</text:a>
</text:p>
      <!--NEWS-->
      <text:h text:style-name="P10" text:outline-level="1">
<text:span text:style-name="T4">
在五个热门阵线上，白天有23次战斗碰撞</text:span>
</text:h>
      <text:p text:style-name="P4">
作者: ['АРМІЯINFORM']</text:p>
      <text:p text:style-name="P4">
时间: 2023-05-24T79:00:00-04:00</text:p>
      <text:p text:style-name="P4">
描述: -Rosiyska Federals，伟大的 - 由伟大的领域，到Zagarbnitza Vyin。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5/m777.jpg" text:style-name="Internet_20_link" text:visited-style-name="Visited_20_Internet_20_Link">
m777.jpg</text:a>
']</text:p>
      <text:p text:style-name="P4">
标签: ['STOPRUSSIA', 'АГРЕСІЯ РФ', 'ВТОРГНЕННЯ РФ', 'ГШ ЗС УКРАЇНИ']</text:p>
      <text:p text:style-name="P4">
类别: News</text:p>
      <!--METADATA-->
      <text:p text:style-name="P4">
<draw:frame draw:style-name="fr1" draw:name="Image393" text:anchor-type="as-char" svg:width="6.9236in" svg:height="4.283244in" draw:z-index="0">
<draw:image xlink:href="../Images/AРМІЯINFORM/2023-05-24T79-00-00-04-00/m777.jpg" xlink:type="simple" xlink:show="embed" xlink:actuate="onLoad" draw:mime-type="image/jpeg"/>
</draw:frame>
说明性照片</text:p>
      <ul>
        <li>
俄罗斯联邦以巨大的损失为代价，继续领导入侵。</li>
      </ul>
      <text:p text:style-name="P4">
关于它<text:a xlink:type="simple" xlink:href="https://www.facebook.com/GeneralStaff.ua/posts/pfbid02K9HWQPvkHzXDWY4nfcB9cnvwCttq38k1LatPmjkMjieyMTWy7XAQHRxmwzSYYqejl" text:style-name="Internet_20_link" text:visited-style-name="Visited_20_Internet_20_Link">
报告</text:a>
晚上武装部队的HSA。</text:p>
      <text:p text:style-name="P4">
白天，敌人击中了17架飞机罢工，在我们坦塞里卡部队的位置上的射击火箭发射器大约20圈。</text:p>
      <text:p text:style-name="P4">
整个乌克兰的火箭和航空罢工的可能性很高。</text:p>
      <text:p text:style-name="P4">
敌人继续专注于对库平，莱曼，巴赫穆特，阿夫迪夫和玛丽斯基的主要努力。 在最后一天，总共发生了23次战斗冲突。</text:p>
      <text:p text:style-name="P4">
News Source: <text:a xlink:type="simple" xlink:href="https://armyinform.com.ua/2023/05/24/na-pyaty-najgaryachishyh-napryamkah-frontu-protyagom-doby-vidbulosya-23-bojovyh-zitknennya/" text:style-name="Internet_20_link" text:visited-style-name="Visited_20_Internet_20_Link">
https://armyinform.com.ua/2023/05/24/na-pyaty-najgaryachishyh-napryamkah-frontu-protyagom-doby-vidbulosya-23-bojovyh-zitknennya/</text:a>
</text:p>
      <!--NEWS-->
      <text:h text:style-name="P10" text:outline-level="1">
<text:span text:style-name="T4">
在顿涅茨克地区和卢汉斯地区，敌对袭击没有成功 - 总参谋部</text:span>
</text:h>
      <text:p text:style-name="P4">
作者: ['АРМІЯINFORM']</text:p>
      <text:p text:style-name="P4">
时间: 2023-05-24T80:00:00-04:00</text:p>
      <text:p text:style-name="P4">
描述: 在黑伦斯科耶稣中，敌人不应该喝酒来绘制机智。...与乌克兰2022年的战争，与乌克兰与乌克兰的最新新闻，今天与乌克兰2022年的新闻战争，今天是否会在乌克兰和俄罗斯和俄罗斯和俄罗斯和俄罗斯之间发动战争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5/5-1.png" text:style-name="Internet_20_link" text:visited-style-name="Visited_20_Internet_20_Link">
5-1.png</text:a>
']</text:p>
      <text:p text:style-name="P4">
标签: ['STOPRUSSIA', 'АГРЕСІЯ РФ', 'ВТОРГНЕННЯ РФ', 'ГШ ЗСУ']</text:p>
      <text:p text:style-name="P4">
类别: News</text:p>
      <!--METADATA-->
      <text:p text:style-name="P4">
<draw:frame draw:style-name="fr1" draw:name="Image394" text:anchor-type="as-char" svg:width="6.9236in" svg:height="3.450261in" draw:z-index="0">
<draw:image xlink:href="../Images/AРМІЯINFORM/2023-05-24T80-00-00-04-00/5-1.png" xlink:type="simple" xlink:show="embed" xlink:actuate="onLoad" draw:mime-type="image/png"/>
</draw:frame>
说明性照片</text:p>
      <text:p text:style-name="P4">
在库皮斯克的方向上，敌人并没有停止试图改善战术。 白天，在Masyutivka地区，敌人的大炮和迫击炮炮击不成功，敌人的炮击和迫击炮炮击遭到Stroiivka，Kamianka，Krasne First，Ridkoodub，Ridkoodub，两年，两年，西方，Tabaivka，Berestovka，Berestovo，Berestovo，Kharkiv地区和Stelmakhivka of Stelmakhivka of stelmakhivka of stelmakhivka of stelmakhivka卢汉斯克地区。</text:p>
      <text:p text:style-name="P4">
在白天，敌人没有举动。 卢汉斯克地区Bigorivka的Nevskoye遭受了炮兵鞋。 荆棘和苏格尼茨克地区。</text:p>
      <text:p text:style-name="P4">
在白天，敌人朝着伊万尼维克(Ivanivske)定居的方向带来了不成功的进攻。 他在白色戈拉(Gora)莱茵(Rhine)的位置撞了一个架子。 Vasyukivka，Orikhovo-Vasylivka，Markovo，Grigorivka，Bakhmut，Ivanivske，Stupochka，Konstantinovka，White Gora，White Gora，Toretsk，North，North，South，South，South，South，South和New York Donetsk地区受到敌人的炮击伤害。</text:p>
      <text:p text:style-name="P4">
在Avdeevsky的方向上，敌人在Novokalinovka和Avdiivka的方向上进行了不成功的进攻行动。 他在地区和草原地区袭击了航空。 他在居住的Novokalinovka，Avdiivka，Karlovka，Pervomaisko和Netaylovo Donetsk地区进行了炮击。</text:p>
      <text:p text:style-name="P4">
在马林因斯基的方向上，国防军反映了马林卡地区的众多攻击。 同时，Krasnogorovka，Marinka，Novomikhailivka和Donetsk地区的胜利加快了敌对的炮击。</text:p>
      <text:p text:style-name="P4">
向矿物方向，敌人在Vodyane，Vodyane和Veliky Novosilka的定居点开火。</text:p>
      <text:p text:style-name="P4">
<text:span text:style-name="T4">
来源：</text:span>
 <text:a xlink:type="simple" xlink:href="https://www.facebook.com/GeneralStaff.ua/posts/pfbid02K9HWQPvkHzXDWY4nfcB9cnvwCttq38k1LatPmjkMjieyMTWy7XAQHRxmwzSYYqejl" text:style-name="Internet_20_link" text:visited-style-name="Visited_20_Internet_20_Link">
<text:span text:style-name="T5">
gshzu</text:span>
</text:a>
</text:p>
      <text:p text:style-name="P4">
News Source: <text:a xlink:type="simple" xlink:href="https://armyinform.com.ua/2023/05/24/na-donechchyni-ta-luganshhyni-vorozhi-ataky-uspihu-ne-maly-genshtab/" text:style-name="Internet_20_link" text:visited-style-name="Visited_20_Internet_20_Link">
https://armyinform.com.ua/2023/05/24/na-donechchyni-ta-luganshhyni-vorozhi-ataky-uspihu-ne-maly-genshtab/</text:a>
</text:p>
      <!--NEWS-->
      <text:h text:style-name="P10" text:outline-level="1">
<text:span text:style-name="T4">
一个反乌克兰的宗教博客被拘留在基辅</text:span>
</text:h>
      <text:p text:style-name="P4">
作者: ['АРМІЯINFORM']</text:p>
      <text:p text:style-name="P4">
时间: 2023-05-24T81:00:00-04:00</text:p>
      <text:p text:style-name="P4">
描述: Bezpequi的服务在猕猴桃pisdrivn dielnisty中和乌克兰人的战争，与乌克兰2022年的战争，与乌克兰的最新消息，今天与乌克兰2022年与乌克兰的最新新闻进行战争，今天与乌克兰2022年的新闻战，乌克兰和俄罗斯之间的战争会发生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5/bba91676e2231e60e1a8236dbdcbc2b9.jpeg" text:style-name="Internet_20_link" text:visited-style-name="Visited_20_Internet_20_Link">
bba91676e2231e60e1a8236dbdcbc2b9.jpeg</text:a>
']</text:p>
      <text:p text:style-name="P4">
标签: ['STOPRUSSIA', 'АГРЕСІЯ РФ', 'ВТОРГНЕННЯ РФ', 'СБУ']</text:p>
      <text:p text:style-name="P4">
类别: News</text:p>
      <!--METADATA-->
      <text:p text:style-name="P4">
<draw:frame draw:style-name="fr1" draw:name="Image395" text:anchor-type="as-char" svg:width="6.9236in" svg:height="4.615733in" draw:z-index="0">
<draw:image xlink:href="../Images/AРМІЯINFORM/2023-05-24T81-00-00-04-00/bba91676e2231e60e1a8236dbdcbc2b9.jpeg" xlink:type="simple" xlink:show="embed" xlink:actuate="onLoad" draw:mime-type="image/jpeg"/>
</draw:frame>
安全局在基夫中中和另一个中心宗教博客作者的颠覆性活动，他们传播了克里姆林宫的“抗议行动”的叙述。</text:p>
      <text:p text:style-name="P4">
参与亲俄罗斯组织“ Edinoe祖国”副主管的人，以及Roc“乌克兰东正教联盟联盟”的宗教和政治组织的参与者。</text:p>
      <text:p text:style-name="P4">
根据调查，他是2023年3月底的基沃 - 佩奇克·拉夫拉(Kievo-Pechersk Lavra)领土上挑衅的组织者之一。</text:p>
      <text:p text:style-name="P4">
当时，涉及人们进行大规模骚乱并接受采访的人，他经历了乌克兰的战争。</text:p>
      <text:p text:style-name="P4">
他还在拥有23,000多个订户的圣鲁斯YouTube频道上录制并广播了他的破坏性表演。</text:p>
      <text:p text:style-name="P4">
在大规模入侵之后，他公开支持了俄罗斯联邦的侵略性政治和政治领导，并证明了占领乌克兰领土的合理性。</text:p>
      <text:p text:style-name="P4">
在攻击者住所进行搜索期间，发现计算机设备和手机有非法活动的证据。</text:p>
      <text:p text:style-name="P4">
他还抓住了禁止的象征主义和印刷产品，这些产品用于使用侵略者国家的激进民族主义结构。</text:p>
      <text:p text:style-name="P4">
根据被告的证据，涉嫌扑灭，承认合法，否认武装侵略俄罗斯反对乌克兰联合会，对参与者的荣耀得到了告知。</text:p>
      <text:p text:style-name="P4">
根据SBU的说法，法院选择了一项预审措施。询问调查以确定犯罪的所有情况。</text:p>
      <text:p text:style-name="P4">
攻击者面临长达8年的监禁。</text:p>
      <text:p text:style-name="P4">
在基耶夫市检察官办公室的程序指导下采取了复杂的措施。</text:p>
      <text:p text:style-name="P4">
<text:span text:style-name="T4">
来源：</text:span>
 <text:a xlink:type="simple" xlink:href="https://ssu.gov.ua/novyny/sbu-zatrymala-odnoho-z-orhanizatoriv-prokremlivskykh-provokatsii-u-kyievopecherskii-lavri" text:style-name="Internet_20_link" text:visited-style-name="Visited_20_Internet_20_Link">
<text:span text:style-name="T5">
sbu</text:span>
</text:a>
</text:p>
      <text:p text:style-name="P4">
News Source: <text:a xlink:type="simple" xlink:href="https://armyinform.com.ua/2023/05/24/u-kyyevi-zatrymano-antyukrayinskogo-religijnogo-blogera/" text:style-name="Internet_20_link" text:visited-style-name="Visited_20_Internet_20_Link">
https://armyinform.com.ua/2023/05/24/u-kyyevi-zatrymano-antyukrayinskogo-religijnogo-blogera/</text:a>
</text:p>
      <!--NEWS-->
      <text:h text:style-name="P10" text:outline-level="1">
<text:span text:style-name="T4">
每天的导弹部队和国防军大炮袭击了14个不同的敌人目标</text:span>
</text:h>
      <text:p text:style-name="P4">
作者: ['АРМІЯINFORM']</text:p>
      <text:p text:style-name="P4">
时间: 2023-05-24T82:00:00-04:00</text:p>
      <text:p text:style-name="P4">
描述: DOB的AVISAATSIA国防军在特殊仓库的Zserdzhennya地区进行了7杆...与乌克兰2022年的战争，与乌克兰的最新新闻，今天与乌克兰2022年的新闻战争，今天，乌克兰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07/95.jpeg" text:style-name="Internet_20_link" text:visited-style-name="Visited_20_Internet_20_Link">
95.jpeg</text:a>
']</text:p>
      <text:p text:style-name="P4">
标签: ['STOPRUSSIA', 'АГРЕСІЯ РФ', 'ВІЙНА', 'ВТОРГНЕННЯ РФ', 'ГШ ЗСУ', 'ХРОНІКА ОБОРОНИ']</text:p>
      <text:p text:style-name="P4">
类别: News</text:p>
      <!--METADATA-->
      <text:p text:style-name="P4">
<draw:frame draw:style-name="fr1" draw:name="Image396" text:anchor-type="as-char" svg:width="6.9236in" svg:height="4.588039in" draw:z-index="0">
<draw:image xlink:href="../Images/AРМІЯINFORM/2023-05-24T82-00-00-04-00/95.jpeg" xlink:type="simple" xlink:show="embed" xlink:actuate="onLoad" draw:mime-type="image/jpeg"/>
</draw:frame>
说明性照片</text:p>
      <text:p text:style-name="P4">
国防军每天的航空在敌人的人员和军事装备集中的领域中击中了7次。</text:p>
      <text:p text:style-name="P4">
关于它<text:a xlink:type="simple" xlink:href="https://www.facebook.com/GeneralStaff.ua/posts/pfbid02K9HWQPvkHzXDWY4nfcB9cnvwCttq38k1LatPmjkMjieyMTWy7XAQHRxmwzSYYqejl" text:style-name="Internet_20_link" text:visited-style-name="Visited_20_Internet_20_Link">
报告</text:a>
晚上武装部队的HSA。</text:p>
      <ul>
        <li>
在这一天，我们的防守者摧毁了“ Shahd”类型和1种侦察无人机类型“ Orlan-10”的2种敌对冲击无人机。 伊亚斯利尔(Iarthlier)的导弹部队袭击了2个活力集中的地区，4个弹药库，无线电电子斗争，4个炮火阵地的4个炮兵部队以及敌人的4个更重要的目标。</li>
      </ul>
      <text:p text:style-name="P4">
News Source: <text:a xlink:type="simple" xlink:href="https://armyinform.com.ua/2023/05/24/pidrozdily-raketnyh-vijsk-i-artyleriyi-syl-oborony-za-dobu-urazyly-14-riznomanitnyh-vorozhyh-czilej/" text:style-name="Internet_20_link" text:visited-style-name="Visited_20_Internet_20_Link">
https://armyinform.com.ua/2023/05/24/pidrozdily-raketnyh-vijsk-i-artyleriyi-syl-oborony-za-dobu-urazyly-14-riznomanitnyh-vorozhyh-czilej/</text:a>
</text:p>
      <!--NEWS-->
      <text:h text:style-name="P10" text:outline-level="1">
<text:span text:style-name="T4">
我们敦促合作伙伴加强乌克兰在恢复电信基础设施Yuri Shchigol方面的支持</text:span>
</text:h>
      <text:p text:style-name="P4">
作者: ['АРМІЯINFORM']</text:p>
      <text:p text:style-name="P4">
时间: 2023-05-24T83:00:00-04:00</text:p>
      <text:p text:style-name="P4">
描述: Pid Hour ITU ITU区域发展论坛 - 一个区域 - 库奇论坛...与乌克兰2022年的战争，与乌克兰与乌克兰的最新新闻战争，今天与乌克兰2022年的新闻战争，乌克兰和俄罗斯之间的战争，何时会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5/site000305.png" text:style-name="Internet_20_link" text:visited-style-name="Visited_20_Internet_20_Link">
site000305.png</text:a>
']</text:p>
      <text:p text:style-name="P4">
标签: ['АГРЕСІЯ РФ', 'ВТОРГНЕННЯ РФ', 'СВІТ ПІДТРИМУЄ УКРАЇНУ']</text:p>
      <text:p text:style-name="P4">
类别: News</text:p>
      <!--METADATA-->
      <text:p text:style-name="P4">
<draw:frame draw:style-name="fr1" draw:name="Image397" text:anchor-type="as-char" svg:width="6.9236in" svg:height="5.204239in" draw:z-index="0">
<draw:image xlink:href="../Images/AРМІЯINFORM/2023-05-24T83-00-00-04-00/site000305.png" xlink:type="simple" xlink:show="embed" xlink:actuate="onLoad" draw:mime-type="image/png"/>
</draw:frame>
说明性照片</text:p>
      <text:p text:style-name="P4">
在欧洲ITU地区发展论坛上 - 国际电信联盟组织的欧洲区域发展论坛(冰)，其中一个小组致力于考虑实施IE1408理事会决议的问题，内容涉及乌克兰在恢复电信基础设施方面的支持。</text:p>
      <text:p text:style-name="P4">
国家秘书处负责人尤里·舍戈尔(Yuri Shchigol)在向论坛的参与者上诉时提醒，俄罗斯继续对乌克兰进行一场残酷的战争，摧毁和摧毁了平民基础设施。 特别是电信，基础设施和无线电。 入侵者不仅将设备摧毁成十亿分的主义者，还拦截了沟通渠道，广播的频率等。</text:p>
      <text:p text:style-name="P4">
“我们感谢乌克兰提供的支持。 乌克兰基础设施的恢复有助于每个成员国的社会经济发展，以谴责可持续发展的目标。 同时，我们敦促合作伙伴强调和加强乌克兰的支持，特别是通过特殊基金，为实施解决方案1408而创建。这是恢复乌克兰电信行业的重要实用工具，尤里Shchigol说。</text:p>
      <text:p text:style-name="P4">
在活动期间，瑞典，立陶宛，波兰，西班牙，英国和斯洛文尼亚的代表在乌克兰的支持下谈论了这一点，并谈到了国家提供的援助。 除其他事项外，它是提供设备，人道主义援助，促进乌克兰广播信号的广播，以打击俄罗斯宣传，启动和支持项目和旨在创造稳定数字环境等的项目和计划。</text:p>
      <text:p text:style-name="P4">
<text:span text:style-name="T4">
来源：</text:span>
 [_se statepeczv'(https://cip.gov.ua/ua/news/zaklikayemo-partneriv-aktivizuvati-ta-posiliti-pidtrimku-ukrayini-u-vidnovlenni-telekom-infrastrukturi-yurii-shigol)</text:p>
      <text:p text:style-name="P4">
News Source: <text:a xlink:type="simple" xlink:href="https://armyinform.com.ua/2023/05/24/zaklykayemo-partneriv-posylyty-pidtrymku-ukrayiny-u-vidnovlenni-telekom-infrastruktury-yurij-shhygol/" text:style-name="Internet_20_link" text:visited-style-name="Visited_20_Internet_20_Link">
https://armyinform.com.ua/2023/05/24/zaklykayemo-partneriv-posylyty-pidtrymku-ukrayiny-u-vidnovlenni-telekom-infrastruktury-yurij-shhygol/</text:a>
</text:p>
      <!--NEWS-->
      <text:h text:style-name="P10" text:outline-level="1">
<text:span text:style-name="T4">
占领者告诉他的女人他是如何开枪射击乌克兰人的 - 拦截古尔</text:span>
</text:h>
      <text:p text:style-name="P4">
作者: ['АРМІЯINFORM']</text:p>
      <text:p text:style-name="P4">
时间: 2023-05-24T84:00:00-04:00</text:p>
      <text:p text:style-name="P4">
描述: viiskovovovovovovovovovovovovovovovovovovovovovovovovovidah，y牛，我在非人民的驱动器上写...与乌克兰2022年的战争，与乌克兰的最新新闻战争，今天上次与乌克兰的《新闻战》，乌克兰与乌克兰之间的战争，乌克兰和乌克兰在乌克兰之间发动战争他们说，在2022年将是乌克兰不，要么将要么有乌克兰在不久的将来与乌克兰战争，他们说，今天与乌克兰的战争，今天的乌克兰新闻，乌克兰的新闻，乌克兰媒体在俄罗斯的乌克兰新闻</text:p>
      <text:p text:style-name="P4">
图片: ['<text:a xlink:type="simple" xlink:href="https://armyinform.com.ua/wp-content/uploads/2023/05/gur-1.jpg" text:style-name="Internet_20_link" text:visited-style-name="Visited_20_Internet_20_Link">
gur-1.jpg</text:a>
']</text:p>
      <text:p text:style-name="P4">
标签: ['STOPRUSSIA', 'АГРЕСІЯ РФ', 'ВТОРГНЕННЯ РФ', 'ГУР МО УКРАЇНИ']</text:p>
      <text:p text:style-name="P4">
类别: News</text:p>
      <!--METADATA-->
      <text:p text:style-name="P4">
<draw:frame draw:style-name="fr1" draw:name="Image398" text:anchor-type="as-char" svg:width="6.9236in" svg:height="3.894525in" draw:z-index="0">
<draw:image xlink:href="../Images/AРМІЯINFORM/2023-05-24T84-00-00-04-00/gur-1.jpg" xlink:type="simple" xlink:show="embed" xlink:actuate="onLoad" draw:mime-type="image/jpeg"/>
</draw:frame>
说明性照片</text:p>
      <text:p text:style-name="P4">
这位俄罗斯军人讲述了他是如何为武装部队军方的不人道杀害而感到自豪。</text:p>
      <text:p text:style-name="P4">
关于它<text:a xlink:type="simple" xlink:href="https://gur.gov.ua/content/my-oboshly-les-ukropovskyi-vzialy-20-chelovek-v-plen-y-priam-v-okope-ykh-rasstrelialy.html" text:style-name="Internet_20_link" text:visited-style-name="Visited_20_Internet_20_Link">
报告</text:a>
Gur Mou。</text:p>
      <text:p text:style-name="P4">
“我们绕着乌克罗普夫斯基森林(Ukropovsky Forest)绕着囚犯拿走了20人，直接在沟渠中射击，他们开枪射击。”  - 我将在Perekhoplenni看到。</text:p>
      <text:p text:style-name="P4">
News Source: <text:a xlink:type="simple" xlink:href="https://armyinform.com.ua/2023/05/24/okupant-rozpovidaye-svoyij-zhinczi-yak-rozstrilyuvav-polonenyh-ukrayincziv-perehoplennya-gur/" text:style-name="Internet_20_link" text:visited-style-name="Visited_20_Internet_20_Link">
https://armyinform.com.ua/2023/05/24/okupant-rozpovidaye-svoyij-zhinczi-yak-rozstrilyuvav-polonenyh-ukrayincziv-perehoplennya-gur/</text:a>
</text:p>
      <!--NEWS-->
      <text:h text:style-name="P10" text:outline-level="1">
<text:span text:style-name="T4">
Oleksandr Pavlyuk检查了监视矿山安全状况的协调中心的工作</text:span>
</text:h>
      <text:p text:style-name="P4">
作者: ['АРМІЯINFORM']</text:p>
      <text:p text:style-name="P4">
时间: 2023-05-24T85:00:00-04:00</text:p>
      <text:p text:style-name="P4">
描述: Pershest代祷米尼斯坦对乌克兰的防御，中尉Oleksandr Pavlyuk Pavlyuk Pavlyav ...与乌克兰2022年的战争，与乌克兰的最新消息，今天与乌克兰的新闻，今天与乌克兰2022年的新闻，今天与乌克兰和俄罗斯之间的战争，以及乌克兰和俄罗斯之间的战争，何时与乌克兰战争他们说，乌克兰在2022年是否会有一年的时间，在不久的将来是否会与乌克兰进行战争</text:p>
      <text:p text:style-name="P4">
图片: ['<text:a xlink:type="simple" xlink:href="https://armyinform.com.ua/wp-content/uploads/2023/05/e5caf39b5a66bec5643380656fe12455ffc1f555.jpg" text:style-name="Internet_20_link" text:visited-style-name="Visited_20_Internet_20_Link">
e5caf39b5a66bec5643380656fe12455ffc1f555.jpg</text:a>
']</text:p>
      <text:p text:style-name="P4">
标签: ['STOPRUSSIA', 'АГРЕСІЯ РФ', 'ВТОРГНЕННЯ РФ', 'ОЛЕКСАНДР ПАВЛЮК']</text:p>
      <text:p text:style-name="P4">
类别: News</text:p>
      <!--METADATA-->
      <text:p text:style-name="P4">
<draw:frame draw:style-name="fr1" draw:name="Image399" text:anchor-type="as-char" svg:width="6.9236in" svg:height="3.897527in" draw:z-index="0">
<draw:image xlink:href="../Images/AРМІЯINFORM/2023-05-24T85-00-00-04-00/e5caf39b5a66bec5643380656fe12455ffc1f555.jpg" xlink:type="simple" xlink:show="embed" xlink:actuate="onLoad" draw:mime-type="image/jpeg"/>
</draw:frame>
乌克兰中尉国防部的第一任副部长Oleksandr Pavlyuk发表了对Minnexhade在乌克兰领土上的地位监测协调中心的工作。 亚历山大·帕夫林(Alexander Pavlyuk)<text:a xlink:type="simple" xlink:href="https://t.me/Pavliuk_KSV/4306" text:style-name="Internet_20_link" text:visited-style-name="Visited_20_Internet_20_Link">
写</text:a>
在他的电报中。</text:p>
      <ul>
        <li>
          <text:p text:style-name="P4">
乌克兰国防部在水库上主持民族机构，因为为了做出管理决定，需要在我的活动的所有领域中进行完整而真实的信息，即中尉。</text:p>
        </li>
        <li>
          <text:p text:style-name="P4">
检查中心的设备如何继续。 他与同事进行了交谈，做出了决定。 这项工作正在进行中，以实现结果的具体步骤。 特别是，为了实施某些目标，我们尝试最大化收集必要数据的过程。 为此，在国际人道主义需求中心的支持下，使用了IMSMA核心信息管理，这可以大大简化和加速所获得的数据，这是乌克兰第一任国防部副部长强调的。</text:p>
        </li>
      </ul>
      <text:p text:style-name="P4">
News Source: <text:a xlink:type="simple" xlink:href="https://armyinform.com.ua/2023/05/24/oleksandr-pavlyuk-pereviryv-robotu-koordynaczijnogo-czentru-monitoryngu-stanu-minnoyi-bezpeky/" text:style-name="Internet_20_link" text:visited-style-name="Visited_20_Internet_20_Link">
https://armyinform.com.ua/2023/05/24/oleksandr-pavlyuk-pereviryv-robotu-koordynaczijnogo-czentru-monitoryngu-stanu-minnoyi-bezpeky/</text:a>
</text:p>
      <!--NEWS-->
      <text:h text:style-name="P10" text:outline-level="1">
<text:span text:style-name="T4">
安娜·马利亚（Anna Malyar）：敌人向托特开火，试图向武装部队炮击</text:span>
</text:h>
      <text:p text:style-name="P4">
作者: ['АРМІЯINFORM']</text:p>
      <text:p text:style-name="P4">
时间: 2023-05-24T86:00:00-04:00</text:p>
      <text:p text:style-name="P4">
描述: 敌人，Zdisniv的Tsoyo Tizhnya，由N.P.放置。 Tokmak Zaporizhoko Koveti ...与乌克兰2022年的战争，与乌克兰的最新新闻，今天与乌克兰2022年的新闻战争，乌克兰和俄罗斯之间的战争，乌克兰和俄罗斯之间以及2022年与乌克兰的战争将在会有与否，是否会在不久的将来与乌克兰进行战争，说与乌克兰的战争，今天的乌克兰新闻，乌克兰新闻，乌克兰的新闻在俄罗斯的乌克兰媒体</text:p>
      <text:p text:style-name="P4">
图片: ['<text:a xlink:type="simple" xlink:href="https://armyinform.com.ua/wp-content/uploads/2023/05/ganna-malyar.jpg" text:style-name="Internet_20_link" text:visited-style-name="Visited_20_Internet_20_Link">
ganna-malyar.jpg</text:a>
']</text:p>
      <text:p text:style-name="P4">
标签: ['STOPRUSSIA', 'АГРЕСІЯ РФ', 'ВІЙНА', 'ВТОРГНЕННЯ РФ', 'ГАННА МАЛЯР', 'ТОТ']</text:p>
      <text:p text:style-name="P4">
类别: News</text:p>
      <!--METADATA-->
      <text:p text:style-name="P4">
<draw:frame draw:style-name="fr1" draw:name="Image400" text:anchor-type="as-char" svg:width="6.9236in" svg:height="4.615733in" draw:z-index="0">
<draw:image xlink:href="../Images/AРМІЯINFORM/2023-05-24T86-00-00-04-00/ganna-malyar.jpg" xlink:type="simple" xlink:show="embed" xlink:actuate="onLoad" draw:mime-type="image/jpeg"/>
</draw:frame>
安娜画家</text:p>
      <text:p text:style-name="P4">
本周，敌人对NP进行了挑衅的炮击。 Zaporizhhya地区的Tokmak为了进一步指责武装部队破坏了民用基础设施。</text:p>
      <text:p text:style-name="P4">
关于乌克兰国防部副部长安娜·马里亚尔<text:a xlink:type="simple" xlink:href="https://t.me/annamaliar/793" text:style-name="Internet_20_link" text:visited-style-name="Visited_20_Internet_20_Link">
写道</text:a>
在电报中。</text:p>
      <text:p text:style-name="P4">
“在俄罗斯导弹之一的爆炸地点，当地居民发现它是一个碎片，由口号写：“为兄弟和胜利”，该片段组织了诉讼程序的组织者。</text:p>
      <text:p text:style-name="P4">
为了掩盖这一犯罪，火箭被禁止火箭的火箭碎片，并警告证人发出任何评论的刑事责任，”汉纳马利马尔说。</text:p>
      <text:p text:style-name="P4">
此外，为了限制信息交换信息的机会，敌人有目的地摧毁了NP Gladkivka，崩溃，新信标，Vynohradow，Vynohradow，Tavriya Kherson地区的移动通信设备。</text:p>
      <text:p text:style-name="P4">
移动电气设备被拆除，通过修剪支架来推翻塔楼。</text:p>
      <text:p text:style-name="P4">
此外，俄罗斯占领司令部严格禁止在NP Golapristan地区暂时占领的领土上的旅行人口，那里有乌克兰移动通信网络。</text:p>
      <text:p text:style-name="P4">
News Source: <text:a xlink:type="simple" xlink:href="https://armyinform.com.ua/2023/05/24/ganna-malyar-vorog-obstrilyuye-tot-z-metoyu-provokacziyi-namagayuchys-vydaty-obstrily-za-diyi-zsu/" text:style-name="Internet_20_link" text:visited-style-name="Visited_20_Internet_20_Link">
https://armyinform.com.ua/2023/05/24/ganna-malyar-vorog-obstrilyuye-tot-z-metoyu-provokacziyi-namagayuchys-vydaty-obstrily-za-diyi-zsu/</text:a>
</text:p>
      <!--NEWS-->
      <text:h text:style-name="P10" text:outline-level="1">
<text:span text:style-name="T4">
在手术期间，军团“俄罗斯自由”和RDCS从普京政权释放了Belgorod地区50平方公里</text:span>
</text:h>
      <text:p text:style-name="P4">
作者: ['АРМІЯINFORM']</text:p>
      <text:p text:style-name="P4">
时间: 2023-05-24T87:00:00-04:00</text:p>
      <text:p text:style-name="P4">
描述: 重要的是，关于Borotbu lege的Shchobi在“俄罗斯的自由”中，RDK是最大的...与乌克兰2022的战争，与乌克兰的战争是今天的最新消息，与乌克兰2022的新闻战是今天的最后一场，将是今天的战争成为乌克兰与俄罗斯之间的战争，以及2022年与乌克兰战争时，是否会在不久的将来与乌克兰发生战争，他们说，与乌克兰的战争，今天的乌克兰新闻，乌克兰新闻，乌克兰新闻俄罗斯的乌克兰媒体</text:p>
      <text:p text:style-name="P4">
图片: ['<text:a xlink:type="simple" xlink:href="https://armyinform.com.ua/wp-content/uploads/2023/05/2f16027-a114eb7-clipboard01.jpg" text:style-name="Internet_20_link" text:visited-style-name="Visited_20_Internet_20_Link">
2f16027-a114eb7-clipboard01.jpg</text:a>
']</text:p>
      <text:p text:style-name="P4">
标签: ['STOPRUSSIA', 'АГРЕСІЯ РФ', 'ВТОРГНЕННЯ РФ', 'ЛЕГІОН «СВОБОДА РОСІЇ»']</text:p>
      <text:p text:style-name="P4">
类别: News</text:p>
      <!--METADATA-->
      <text:p text:style-name="P4">
<draw:frame draw:style-name="fr1" draw:name="Image401" text:anchor-type="as-char" svg:width="6.9236in" svg:height="3.883237in" draw:z-index="0">
<draw:image xlink:href="../Images/AРМІЯINFORM/2023-05-24T87-00-00-04-00/2f16027-a114eb7-clipboard01.jpg" xlink:type="simple" xlink:show="embed" xlink:actuate="onLoad" draw:mime-type="image/jpeg"/>
</draw:frame>
说明性照片</text:p>
      <text:p text:style-name="P4">
最重要的是，有意识的俄罗斯人了解军团“俄罗斯自由”和RDC的斗争。</text:p>
      <text:p text:style-name="P4">
关于<text:a xlink:type="simple" xlink:href="https://armyinform.com.ua/2023/05/24/legion-svoboda-rossyy-ta-rosijskyj-dobrovolchyj-korpus-rozpovily-pro-svoyi-bojovi-diyi-na-byelgorodshhyni/" text:style-name="Internet_20_link" text:visited-style-name="Visited_20_Internet_20_Link">
独家</text:a>
俄罗斯志愿军团丹尼斯(Denis)的司令在伪“白色雷克斯”(White Rex)以及斯沃博达·罗西(Svoboda Rossi)的副指挥官，伪“凯撒”(Pseudo“ caesar”)上告诉了军队的采访。克里姆林宫政权的国家抵抗。</text:p>
      <ul>
        <li>
我们已经释放了距普京政权超过50平方公里的区域。以俄罗斯技术形式的奖杯的视频和照片足以满足我们的频道。 俄罗斯国家建立克里姆林宫政权的代表说，我们成就的报告并非来自世界信息资源的页面。</li>
      </ul>
      <text:p text:style-name="P4">
News Source: <text:a xlink:type="simple" xlink:href="https://armyinform.com.ua/2023/05/24/pid-chas-operacziyi-legion-svoboda-rossyy-ta-rdk-zvilnyly-vid-putinskogo-rezhymu-ponad-50-kvadratnyh-kilometriv-byelgorodshhyny/" text:style-name="Internet_20_link" text:visited-style-name="Visited_20_Internet_20_Link">
https://armyinform.com.ua/2023/05/24/pid-chas-operacziyi-legion-svoboda-rossyy-ta-rdk-zvilnyly-vid-putinskogo-rezhymu-ponad-50-kvadratnyh-kilometriv-byelgorodshhyny/</text:a>
</text:p>
      <!--NEWS-->
      <text:h text:style-name="P10" text:outline-level="1">
<text:span text:style-name="T4">
今天，安娜·马利亚（Anna Malyar）在欧洲最大的安全会议上演出</text:span>
</text:h>
      <text:p text:style-name="P4">
作者: ['АРМІЯINFORM']</text:p>
      <text:p text:style-name="P4">
时间: 2023-05-24T88:00:00-04:00</text:p>
      <text:p text:style-name="P4">
描述: 关于TS，乌克兰国防部的代祷者，加纳·马勒尔（Ganna Malel）用电报写道。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751e9ac8-c7f3-49fe-98dd-1e1318c4fe74.jpg" text:style-name="Internet_20_link" text:visited-style-name="Visited_20_Internet_20_Link">
751e9ac8-c7f3-49fe-98dd-1e1318c4fe74.jpg</text:a>
']</text:p>
      <text:p text:style-name="P4">
标签: ['STOPRUSSIA', 'АГРЕСІЯ РФ', 'ВІЙНА', 'ВТОРГНЕННЯ РФ', 'ГАННА МАЛЯР']</text:p>
      <text:p text:style-name="P4">
类别: News</text:p>
      <!--METADATA-->
      <text:p text:style-name="P4">
<draw:frame draw:style-name="fr1" draw:name="Image402" text:anchor-type="as-char" svg:width="6.9236in" svg:height="4.61393in" draw:z-index="0">
<draw:image xlink:href="../Images/AРМІЯINFORM/2023-05-24T88-00-00-04-00/751e9ac8-c7f3-49fe-98dd-1e1318c4fe74.jpg" xlink:type="simple" xlink:show="embed" xlink:actuate="onLoad" draw:mime-type="image/jpeg"/>
</draw:frame>
关于乌克兰国防部副部长安娜·马里亚尔<text:a xlink:type="simple" xlink:href="https://t.me/annamaliar/794" text:style-name="Internet_20_link" text:visited-style-name="Visited_20_Internet_20_Link">
写道</text:a>
在电报中。</text:p>
      <text:p text:style-name="P4">
国防24天今年在华沙举行，被认为是中欧和东欧最大的国防和安全会议。 这是针对国防部门和与公民安全有关的行业的一项指挥活动。</text:p>
      <text:p text:style-name="P4">
国防部副部长向欧洲众多听众讲述了俄罗斯联邦间接行动的前列腺，该行动不仅在乌克兰，而且在乌克兰。</text:p>
      <ul>
        <li>
我们的敌人只谈论他在互联网上的信息工作时就被低估了。 机器人农场是著名的，但此外，俄罗斯媒体在俄罗斯媒体上丰富，为Vevropi的文化和艺术活动提供资金，资助政党，因此长期以来一直在进行信息扩展。 乌克兰国防部副部长说，与其他人一样，我们不知道这是什么并导致任何后果。</li>
      </ul>
      <text:p text:style-name="P4">
News Source: <text:a xlink:type="simple" xlink:href="https://armyinform.com.ua/2023/05/24/sogodni-ganna-malyar-vystupyla-na-najbilshij-konferencziyi-z-bezpeky-u-yevropi/" text:style-name="Internet_20_link" text:visited-style-name="Visited_20_Internet_20_Link">
https://armyinform.com.ua/2023/05/24/sogodni-ganna-malyar-vystupyla-na-najbilshij-konferencziyi-z-bezpeky-u-yevropi/</text:a>
</text:p>
      <!--NEWS-->
      <text:h text:style-name="P10" text:outline-level="1">
<text:span text:style-name="T4">
首席执行官</text:span>
</text:h>
      <text:p text:style-name="P4">
作者: ['АРМІЯINFORM']</text:p>
      <text:p text:style-name="P4">
时间: 2023-05-24T89:00:00-04:00</text:p>
      <text:p text:style-name="P4">
描述: 在Rosiykskoye Khosokoposadovs，Yaki Hawn的Malias的Bezpeki Vikrivati之前，与2022年与乌克兰战争，与乌克兰的最新新闻，今天与乌克兰的新闻战争，今天与乌克兰的2022年与乌克兰的新闻进行战争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5/photo_2023-05-24_16-30-13.jpg" text:style-name="Internet_20_link" text:visited-style-name="Visited_20_Internet_20_Link">
photo_2023-05-24_16-30-13.jpg</text:a>
']</text:p>
      <text:p text:style-name="P4">
标签: ['STOPRUSSIA', 'АГРЕСІЯ РФ', 'ВТОРГНЕННЯ РФ', 'СБУ']</text:p>
      <text:p text:style-name="P4">
类别: News</text:p>
      <!--METADATA-->
      <text:p text:style-name="P4">
<draw:frame draw:style-name="fr1" draw:name="Image403" text:anchor-type="as-char" svg:width="6.9236in" svg:height="3.894525in" draw:z-index="0">
<draw:image xlink:href="../Images/AРМІЯINFORM/2023-05-24T89-00-00-04-00/photo_2023-05-24_16-30-13.jpg" xlink:type="simple" xlink:show="embed" xlink:actuate="onLoad" draw:mime-type="image/jpeg"/>
</draw:frame>
安全局继续揭露参与对乌克兰进行积极战争的俄罗斯高级官员的罪行。</text:p>
      <text:p text:style-name="P4">
作为调查行动的结果，证据是在乌拉尔航空公司Sergei Skuratov的首席执行官中收集的。</text:p>
      <text:p text:style-name="P4">
根据调查，该官员帮助俄罗斯联邦国防部朝着乌克兰边境的方向超越了占领组织。</text:p>
      <text:p text:style-name="P4">
为此，他提供了6架民用飞机，然后运输了动员俄罗斯，武器和弹药。</text:p>
      <text:p text:style-name="P4">
已经确定，自去年10月初以来，在Skuratov侵略者的协助下，有11架“军事”航班飞往罗斯托夫地区的柏拉图机场。</text:p>
      <text:p text:style-name="P4">
将来，占领部门被转移到乌克兰参加东方和南部阵线的战斗。</text:p>
      <text:p text:style-name="P4">
根据收集的证据，安全部门向Skuratov通知了计划，准备，解决和维护积极战争的行为。</text:p>
      <text:p text:style-name="P4">
攻击者面临长达15年的监禁。 正在采取复杂的措施，要求他对我们国家的犯罪负责。</text:p>
      <text:p text:style-name="P4">
该调查是由办公室检察官程序管理下的SBU工作人员进行的。</text:p>
      <text:p text:style-name="P4">
<text:span text:style-name="T4">
来源：</text:span>
 <text:a xlink:type="simple" xlink:href="https://ssu.gov.ua/novyny/sbu-povidomyla-pro-pidozru-hendyrektoru-uralskykh-avialinii-yakyi-nadav-tsyvilni-litaky-dlia-perekydannia-rosiiskykh-viisk-v-ukrainu" text:style-name="Internet_20_link" text:visited-style-name="Visited_20_Internet_20_Link">
<text:span text:style-name="T5">
sbu</text:span>
</text:a>
</text:p>
      <text:p text:style-name="P4">
News Source: <text:a xlink:type="simple" xlink:href="https://armyinform.com.ua/2023/05/24/generalnomu-dyrektoru-rosijskoyi-aviakompaniyi-zagrozhuye-15-rokiv-za-spivuchast-u-zlochyni-proty-ukrayiny/" text:style-name="Internet_20_link" text:visited-style-name="Visited_20_Internet_20_Link">
https://armyinform.com.ua/2023/05/24/generalnomu-dyrektoru-rosijskoyi-aviakompaniyi-zagrozhuye-15-rokiv-za-spivuchast-u-zlochyni-proty-ukrayiny/</text:a>
</text:p>
      <!--NEWS-->
      <text:h text:style-name="P10" text:outline-level="1">
<text:span text:style-name="T4">
乌克兰武装部队的室内搜索犬帮助交换哈尔基夫地区</text:span>
</text:h>
      <text:p text:style-name="P4">
作者: ['АРМІЯINFORM']</text:p>
      <text:p text:style-name="P4">
时间: 2023-05-24T90:00:00-04:00</text:p>
      <text:p text:style-name="P4">
描述: Tryrichna belgieska Vivcarka Malinois在Im'ya Sirius Tu Dvimtska Vivcharka上进行...与乌克兰2022年的战争，与乌克兰的最新消息，今天与乌克兰2022年的战争，今天与乌克兰的战争，与乌克兰和俄罗斯之间的战争，何时会发生战争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5/photo_2023-05-24_17-23-45-e1684945515944.jpg" text:style-name="Internet_20_link" text:visited-style-name="Visited_20_Internet_20_Link">
photo_2023-05-24_17-23-45-e1684945515944.jpg</text:a>
']</text:p>
      <text:p text:style-name="P4">
标签: ['STOPRUSSIA', 'АГРЕСІЯ РФ', 'ВТОРГНЕННЯ РФ', 'ДССТ МО УКРАЇНИ']</text:p>
      <text:p text:style-name="P4">
类别: News</text:p>
      <!--METADATA-->
      <text:p text:style-name="P4">
<draw:frame draw:style-name="fr1" draw:name="Image404" text:anchor-type="as-char" svg:width="6.9236in" svg:height="6.360563in" draw:z-index="0">
<draw:image xlink:href="../Images/AРМІЯINFORM/2023-05-24T90-00-00-04-00/photo_2023-05-24_17-23-45-e1684945515944.jpg" xlink:type="simple" xlink:show="embed" xlink:actuate="onLoad" draw:mime-type="image/jpeg"/>
</draw:frame>
玛丽娜(Malina)的三岁 - 比利时牧羊人(Belgian Shepherd)叫天狼星(Sirius)和一个两年的德国布莱克伯格(Blackberg)，名为贝西(Besi) - 不是塞珀(Sapper)业务的新手。 在进行任务之前，四名腿助手通过了我的活动中心的电影院，然后开始工作。</text:p>
      <text:p text:style-name="P4">
关于它<text:a xlink:type="simple" xlink:href="https://t.me/dsst_mou/2874" text:style-name="Internet_20_link" text:visited-style-name="Visited_20_Internet_20_Link">
报告</text:a>
DSST。</text:p>
      <text:p text:style-name="P4">
工程师营的总部安德里·波加迪伦科(Andriy Bogatirenko)告诉人物，人格在某人并非总是有可能找到爆炸性的调查的地方，尤其是在难以到达的地方和瓦砾下。 当狗可疑时，它会带来一个标志：躺下或坐着。 每个生物学家都详细了解他病房的习惯。 发现的地方是表示，Adal在右边。</text:p>
      <text:p text:style-name="P4">
在小天狼星和贝西的工作日缩短了，因为狗不是机器人，有必要从负载中休息一下。 在炎热的季节，休闲休息时间更大。 矿工在搜索时会使用气味 - 这是其神经系统上的大负载。 休息，然后再次工作。</text:p>
      <text:p text:style-name="P4">
为了保护狗，以及人穿防弹背心和保护性海洋，以避免受伤。 Andriyybogatirenko说，经过忙碌的一天，他们的病房将饮水作为一种放松。 得益于电影计算的艰苦工作，纯化的乌克兰土地面积逐渐增加。</text:p>
      <text:p text:style-name="P4">
News Source: <text:a xlink:type="simple" xlink:href="https://armyinform.com.ua/2023/05/24/minno-poshukovi-sobaky-syl-pidtrymky-zsu-dopomagayut-rozminovuvaty-harkivshhynu/" text:style-name="Internet_20_link" text:visited-style-name="Visited_20_Internet_20_Link">
https://armyinform.com.ua/2023/05/24/minno-poshukovi-sobaky-syl-pidtrymky-zsu-dopomagayut-rozminovuvaty-harkivshhynu/</text:a>
</text:p>
      <!--NEWS-->
      <text:h text:style-name="P10" text:outline-level="1">
<text:span text:style-name="T4">
第一个乌克兰F-16将成为世界上最强大的信号之一，俄罗斯只会失去总统</text:span>
</text:h>
      <text:p text:style-name="P4">
作者: ['АРМІЯINFORM']</text:p>
      <text:p text:style-name="P4">
时间: 2023-05-24T91:00:00-04:00</text:p>
      <text:p text:style-name="P4">
描述: 我很健康，乌克兰人！ Peri ushy的Periv Pershe Pershidannya总部...与乌克兰2022年的战争，与乌克兰的最新新闻战争，今天与乌克兰2022年的新闻战争，乌克兰和俄罗斯之间的战争，与乌克兰的战争将在他们不在2022年，在不久的将来会与乌克兰发动战争，他们说，与乌克兰的战争，今天的乌克兰新闻，乌克兰新闻，乌克兰的新闻在俄罗斯的乌克兰媒体</text:p>
      <text:p text:style-name="P4">
图片: ['<text:a xlink:type="simple" xlink:href="https://armyinform.com.ua/wp-content/uploads/2023/05/2bb68036cdca23a32681dda566706a3f_1684954386_extra_large.jpeg" text:style-name="Internet_20_link" text:visited-style-name="Visited_20_Internet_20_Link">
2bb68036cdca23a32681dda566706a3f_1684954386_extra_large.jpeg</text:a>
']</text:p>
      <text:p text:style-name="P4">
标签: ['STOPRUSSIA', 'АГРЕСІЯ РФ', 'ВІЙНА', 'ВОЛОДИМИР ЗЕЛЕНСЬКИЙ', 'ВТОРГНЕННЯ РФ', 'ОФІС ПРЕЗИДЕНТА УКРАЇНИ']</text:p>
      <text:p text:style-name="P4">
类别: News</text:p>
      <!--METADATA-->
      <text:p text:style-name="P4">
<draw:frame draw:style-name="fr1" draw:name="Image405" text:anchor-type="as-char" svg:width="6.9236in" svg:height="3.894525in" draw:z-index="0">
<draw:image xlink:href="../Images/AРМІЯINFORM/2023-05-24T91-00-00-04-00/2bb68036cdca23a32681dda566706a3f_1684954386_extra_large.jpeg" xlink:type="simple" xlink:show="embed" xlink:actuate="onLoad" draw:mime-type="image/jpeg"/>
</draw:frame>
<text:span text:style-name="T4">
我希望健康，亲爱的乌克兰人!</text:span>
</text:p>
      <text:p text:style-name="P4">
今天，在所有重要访问之后的第一次会议，决策会议之后 - 防御性决定，我们工作了很长时间，我们与合作伙伴合作。</text:p>
      <text:p text:style-name="P4">
首先，它涉及航空联盟 - 乌克兰现代战士的联盟。</text:p>
      <text:p text:style-name="P4">
在乌克兰非乌克兰和强大飞机中乌克兰飞行员出现之前，我们会尽力减少结果的时间。</text:p>
      <text:p text:style-name="P4">
显然，这一全球步骤将增强我们的防御能力。 因为有了强大的飞机，防空系统就会充满。</text:p>
      <text:p text:style-name="P4">
另一方面，第一个乌克兰F-16将成为世界上最强大的信号之一，由于其侵略性，俄罗斯只会失去它 - 它将变得更加孤立。</text:p>
      <text:p text:style-name="P4">
这将是一个信号，表明俄罗斯恐怖已经失去了，我们的世界基于独立国家的替代品和人民选择自己的方式的权利。</text:p>
      <text:p text:style-name="P4">
我们将准备所有必要的基础，以便快速有效地进行此类飞机过渡。</text:p>
      <text:p text:style-name="P4">
我们的战士已经证明，他们可以捕获现代武器，甚至没有期望我们。 有了飞机，我相信它会一样成功。</text:p>
      <text:p text:style-name="P4">
最主要的是训练和供应的速度，即通过我们天空的中断和真正保护的时间。</text:p>
      <text:p text:style-name="P4">
今天，与往常一样，他听到了指挥官的报道，gur的负责人，gur的负责人，关于当前情况的局面，我们对占领者的反对以及俄罗斯即将对我们使用的安静。</text:p>
      <text:p text:style-name="P4">
我们知道要回答什么。 特别是，这适用于火箭威胁和持续的恐怖恐怖狗 - 卡米卡德兹。</text:p>
      <text:p text:style-name="P4">
现在，俄罗斯越来越多地诉诸于So称为的组合打击 - 不同类型的火箭，不同类型的无人机。</text:p>
      <text:p text:style-name="P4">
我感谢我们的空军，所有的天空捍卫者，我们的情报 - 但是，我们的保护的速度比俄罗斯更快，比俄罗斯有时间改变其恐怖策略。</text:p>
      <text:p text:style-name="P4">
例如，如果我们只采用一种俄罗斯恐怖的工具-Iranian“ Shahda”，今天是在我们的士兵中，将近900架这些鞭打的无人机。总的来说，大约有1160年的“ Shahmed”对乌克兰使用。 大多数 - 我们得到。</text:p>
      <text:p text:style-name="P4">
我们一直在寻找制造伊朗无人机数量的工具。世界看到正在发生的事情，您在伊朗看到了一切。 支持是拒绝支持。</text:p>
      <text:p text:style-name="P4">
尽管我们已经学会了击倒您正在传输的大多数卡米卡德兹无人机，但仍然有一个受欢迎的人。</text:p>
      <text:p text:style-name="P4">
当伊朗无人机与丈夫在家杀死一个怀孕的乌克兰女孩时，为什么适合您，母亲和父母在伊朗？ 当您的“ Shahad”是我们的学生的旅馆时，人们就会死，救援人员在该地点收获，并在几分钟后，第二次“ Shahped”节拍，夺走了那些拯救生命之手的人的生命俄罗斯，但您的武器。</text:p>
      <text:p text:style-name="P4">
从中，德黑兰，设拉子，糖果或您所在国家的任何其他城市中，您从中得到什么？</text:p>
      <text:p text:style-name="P4">
不幸的是，与世界更大的隔离，甚至更大的问题。</text:p>
      <text:p text:style-name="P4">
对于俄罗斯来说，目标绝对是一切。 住房，学校，医院，祈祷房，教堂，发电厂，市场，甚至是人道主义援助录像带的发行……已经有成千上万的例子。 伊朗人!俄罗斯击败了一切而没有拆卸。 炮兵和迫击炮，火箭和无人机 - 它们是什么，以及他们代表您提供的东西。</text:p>
      <text:p text:style-name="P4">
我确定您必须站在历史的另一端 - 不是邪恶。</text:p>
      <text:p text:style-name="P4">
俄罗斯开始了这场奴役的战争。 这是dis后国家殖民者的战争。 俄罗斯甚至偷走了人 - 我们的孩子!成千上万...只有绝对邪恶才能偷走其他人的孩子。 而且，反对乌克兰人，俄罗斯入侵者摧毁了将在乌克兰土地上生活的所有其他国家社区。 因此，这一确认是由希腊基督教徒村的俄罗斯人烧毁的，以及对俄罗斯对克里米亚塔塔尔人民 - 我们的乌克兰穆斯林社区的镇压。</text:p>
      <text:p text:style-name="P4">
如果您没有像俄罗斯的侵略一样休息一下，伊朗的人民的生活可能会有所不同。</text:p>
      <text:p text:style-name="P4">
您的“国际象棋”每天晚上都会恐吓乌克兰，这意味着人们在历史的阴暗面上越来越深入。</text:p>
      <text:p text:style-name="P4">
荣耀所有保护自己的生活的人!</text:p>
      <text:p text:style-name="P4">
感谢世界上所有人，他们有助于加强我们的防空，航空和从俄罗斯恐怖中的救援人员!</text:p>
      <text:p text:style-name="P4">
让我们坚强 - 我们将活下去!</text:p>
      <text:p text:style-name="P4">
<text:span text:style-name="T4">
荣耀到乌克兰!</text:span>
</text:p>
      <text:p text:style-name="P4">
News Source: <text:a xlink:type="simple" xlink:href="https://armyinform.com.ua/2023/05/24/pershyj-zhe-ukrayinskyj-f-16-stane-odnym-iz-najsylnishyh-sygnaliv-vid-svitu-shho-rosiya-lyshe-vtrachatyme-prezydent/" text:style-name="Internet_20_link" text:visited-style-name="Visited_20_Internet_20_Link">
https://armyinform.com.ua/2023/05/24/pershyj-zhe-ukrayinskyj-f-16-stane-odnym-iz-najsylnishyh-sygnaliv-vid-svitu-shho-rosiya-lyshe-vtrachatyme-prezydent/</text:a>
</text:p>
      <!--NEWS-->
      <text:h text:style-name="P10" text:outline-level="1">
<text:span text:style-name="T4">
俄罗斯坦克已经到达柏林和荷兰 - 作为博物馆展览</text:span>
</text:h>
      <text:p text:style-name="P4">
作者: ['АРМІЯINFORM']</text:p>
      <text:p text:style-name="P4">
时间: 2023-05-24T92:00:00-04:00</text:p>
      <text:p text:style-name="P4">
描述: 25 worm the Amsterdami的4个蠕虫2023 Rock的伤害，这是Vropeisy Culture De的论坛框架...与乌克兰战争2022，与乌克兰的最新新闻，《与乌克兰新闻》，《与乌克兰新闻》 2022年最后一次，乌克兰在乌克兰之间会有一场战争和俄罗斯，当2022年与乌克兰的战争将在不久的将来与乌克兰发生战争，与乌克兰的战争，今天与乌克兰的战争，今天的乌克兰新闻，乌克兰媒体的乌克兰新闻在俄罗斯的乌克兰新闻</text:p>
      <text:p text:style-name="P4">
图片: ['<text:a xlink:type="simple" xlink:href="https://armyinform.com.ua/wp-content/uploads/2023/05/tank_groesbeek-photoshop-768x501-1.png" text:style-name="Internet_20_link" text:visited-style-name="Visited_20_Internet_20_Link">
tank_groesbeek-photoshop-768x501-1.png</text:a>
']</text:p>
      <text:p text:style-name="P4">
标签: ['STOPRUSSIA', 'АГРЕСІЯ РФ', 'ВТОРГНЕННЯ РФ']</text:p>
      <text:p text:style-name="P4">
类别: News</text:p>
      <!--METADATA-->
      <text:p text:style-name="P4">
<draw:frame draw:style-name="fr1" draw:name="Image406" text:anchor-type="as-char" svg:width="6.9236in" svg:height="4.516567in" draw:z-index="0">
<draw:image xlink:href="../Images/AРМІЯINFORM/2023-05-24T92-00-00-04-00/tank_groesbeek-photoshop-768x501-1.png" xlink:type="simple" xlink:show="embed" xlink:actuate="onLoad" draw:mime-type="image/png"/>
</draw:frame>
从2023年5月25日至6月4日，作为欧洲文化论坛德·巴里尔(De Balier)的一部分，俄罗斯坦克将作为欧洲民主脆弱性的象征。</text:p>
      <text:p text:style-name="P4">
关于它<text:a xlink:type="simple" xlink:href="https://cultureforum.eu/programme/exposition-tank/" text:style-name="Internet_20_link" text:visited-style-name="Visited_20_Internet_20_Link">
报告</text:a>
论坛文化。</text:p>
      <ul>
        <li>
2022年3月31日，该坦克在基辅在基辅(Kiev)的一家基辅(Kiev)的一名位于布达(Bucha)附近的德米特罗夫卡(Dmitrovka)村时被乌克兰士兵摧毁。 无辜的平民在该地区以及乌克兰的其他地方被杀。 这些事件已成为目前正在调查的战争犯罪。 消息读到，距离基辅6300公里的俄罗斯单位使用了一个重44吨的坦克。</li>
      </ul>
      <text:p text:style-name="P4">
在此之前，该坦克在荷兰的Grossbecu的Neri Den-Linden和博物馆中暴露于柏林。</text:p>
      <text:p text:style-name="P4">
News Source: <text:a xlink:type="simple" xlink:href="https://armyinform.com.ua/2023/05/24/rosijskyj-tank-doyihav-berlinu-ta-niderlandiv-yak-muzejnyj-eksponat/" text:style-name="Internet_20_link" text:visited-style-name="Visited_20_Internet_20_Link">
https://armyinform.com.ua/2023/05/24/rosijskyj-tank-doyihav-berlinu-ta-niderlandiv-yak-muzejnyj-eksponat/</text:a>
</text:p>
      <!--NEWS-->
      <text:h text:style-name="P10" text:outline-level="1">
<text:span text:style-name="T4">
针对俄罗斯信息的疫苗接种道路。 我们学会了区分和感觉到他们的阴险 - 安娜·马利亚（Anna Malyar）</text:span>
</text:h>
      <text:p text:style-name="P4">
作者: ['АРМІЯINFORM']</text:p>
      <text:p text:style-name="P4">
时间: 2023-05-24T93:00:00-04:00</text:p>
      <text:p text:style-name="P4">
描述: 关于TS，乌克兰国防部的代祷者，加纳·马勒尔（Ganna Malel）用电报写道。 更多摇滚...与乌克兰2022年的战争，与乌克兰的最新消息，今天与乌克兰的新闻战争，今天的最后一场战争，今天的最后一场战争，乌克兰和俄罗斯之间的战争以及俄罗斯之间的战争以及2022年与乌克兰的战争将是将在不久的将来与乌克兰发生战争，说，与乌克兰的战争，今天的乌克兰新闻，乌克兰新闻，乌克兰媒体在俄罗斯</text:p>
      <text:p text:style-name="P4">
图片: ['<text:a xlink:type="simple" xlink:href="https://armyinform.com.ua/wp-content/uploads/2023/05/3ec3c68e-7ab5-4b86-861d-4199726271bc.jpg" text:style-name="Internet_20_link" text:visited-style-name="Visited_20_Internet_20_Link">
3ec3c68e-7ab5-4b86-861d-4199726271bc.jpg</text:a>
']</text:p>
      <text:p text:style-name="P4">
标签: ['STOPRUSSIA', 'АГРЕСІЯ РФ', 'ВІЙНА', 'ВТОРГНЕННЯ РФ', 'ГАННА МАЛЯР']</text:p>
      <text:p text:style-name="P4">
类别: News</text:p>
      <!--METADATA-->
      <text:p text:style-name="P4">
<draw:frame draw:style-name="fr1" draw:name="Image407" text:anchor-type="as-char" svg:width="6.9236in" svg:height="5.18491in" draw:z-index="0">
<draw:image xlink:href="../Images/AРМІЯINFORM/2023-05-24T93-00-00-04-00/3ec3c68e-7ab5-4b86-861d-4199726271bc.jpg" xlink:type="simple" xlink:show="embed" xlink:actuate="onLoad" draw:mime-type="image/jpeg"/>
</draw:frame>
关于乌克兰国防部副部长安娜·马里亚尔<text:a xlink:type="simple" xlink:href="https://t.me/annamaliar/795" text:style-name="Internet_20_link" text:visited-style-name="Visited_20_Internet_20_Link">
写道</text:a>
在电报中。</text:p>
      <text:p text:style-name="P4">
超过一年的全面战争。</text:p>
      <text:p text:style-name="P4">
针对俄罗斯信息的疫苗接种道路。 我们学会了削减和感觉到他们阴险的线条之间。</text:p>
      <text:p text:style-name="P4">
看来该规则已经下意识地对每个人都有效 - 我们相信官方资料。</text:p>
      <text:p text:style-name="P4">
我们不相信信息的非个人信息来源 - 当既没有名称，机构的名称或其他身份功能时。 当您不知道谁是人口普查时。</text:p>
      <text:p text:style-name="P4">
但是，灯塔越大，他们就越相信。</text:p>
      <text:p text:style-name="P4">
俄罗斯人用我们Glavcom发生的电报写作。</text:p>
      <text:p text:style-name="P4">
什么？ 好吧，让他们写作。</text:p>
      <text:p text:style-name="P4">
我们反复否认了这一点。 他做工作。 而且它不会绕过假货，以及敌人写发明的其他指挥官。</text:p>
      <text:p text:style-name="P4">
我们不替代双打。</text:p>
      <text:p text:style-name="P4">
俄罗斯人只是测试他们的IPSO。</text:p>
      <text:p text:style-name="P4">
News Source: <text:a xlink:type="simple" xlink:href="https://armyinform.com.ua/2023/05/24/projdeno-kolosalnyj-shlyah-shheplennya-vid-rosijskyh-info-vkydiv-my-navchylys-vyriznyaty-ta-vidchuvaty-navit-mizh-ryadkiv-yih-pidstupnist-ganna-malyar/" text:style-name="Internet_20_link" text:visited-style-name="Visited_20_Internet_20_Link">
https://armyinform.com.ua/2023/05/24/projdeno-kolosalnyj-shlyah-shheplennya-vid-rosijskyh-info-vkydiv-my-navchylys-vyriznyaty-ta-vidchuvaty-navit-mizh-ryadkiv-yih-pidstupnist-ganna-malyar/</text:a>
</text:p>
      <!--NEWS-->
      <text:h text:style-name="P10" text:outline-level="1">
<text:span text:style-name="T4">
荷兰试图加快在F-16战斗机上教乌克兰飞行员的过程</text:span>
</text:h>
      <text:p text:style-name="P4">
作者: ['АРМІЯINFORM']</text:p>
      <text:p text:style-name="P4">
时间: 2023-05-24T94:00:00-04:00</text:p>
      <text:p text:style-name="P4">
描述: 关于Minomlya Minoboroni Niralandi Niralandi Nirlandi Prazuyut在Yaknaishvidg计划上……与乌克兰2022年的战争，与乌克兰的战争是今天的最新新闻，这是与乌克兰2022年的新闻战争，今天是乌克兰和乌克兰之间的最后一场战争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f-16-picture-resize.jpg" text:style-name="Internet_20_link" text:visited-style-name="Visited_20_Internet_20_Link">
f-16-picture-resize.jpg</text:a>
', '<text:a xlink:type="simple" xlink:href="https://armyinform.com.ua/wp-content/uploads/2022/05/f-16-scaled.jpg" text:style-name="Internet_20_link" text:visited-style-name="Visited_20_Internet_20_Link">
f-16-scaled.jpg</text:a>
']</text:p>
      <text:p text:style-name="P4">
标签: ['F-16', 'STOPRUSSIA', 'АГРЕСІЯ РФ', 'ВІЙНА', 'ВТОРГНЕННЯ РФ', 'НІДЕРЛАНДИ']</text:p>
      <text:p text:style-name="P4">
类别: News</text:p>
      <!--METADATA-->
      <text:p text:style-name="P4">
<draw:frame draw:style-name="fr1" draw:name="Image408" text:anchor-type="as-char" svg:width="6.9236in" svg:height="4.436874in" draw:z-index="0">
<draw:image xlink:href="../Images/AРМІЯINFORM/2023-05-24T94-00-00-04-00/f-16-picture-resize.jpg" xlink:type="simple" xlink:show="embed" xlink:actuate="onLoad" draw:mime-type="image/jpeg"/>
</draw:frame>
多功能F-16战斗机。 照片：Willard / ISTCK</text:p>
      <text:p text:style-name="P4">
关于它<text:a xlink:type="simple" xlink:href="https://www.defensie.nl/actueel/nieuws/2023/05/24/nederland-wil-snel-starten-met-opleiden-oekraiense-vliegers-voor-f-16" text:style-name="Internet_20_link" text:visited-style-name="Visited_20_Internet_20_Link">
报告</text:a>
国防部游泳</text:p>
      <text:p text:style-name="P4">
荷兰正在为乌克兰飞行员为F-16准备准备计划。 这与许多合作伙伴国家一起完成。 Kaisollonegren部长今天报告了这家众议院。</text:p>
      <text:p text:style-name="P4">
荷兰将与丹麦，比利时和英国合作。 预计会有更多的国家。 该行业也将发挥重要作用。 根据Ollogren部长的说法，这些国家还关注对乌克兰长期教学需求的可持续满足的可能性。</text:p>
      <text:p text:style-name="P4">
<draw:frame draw:style-name="fr1" draw:name="Image409" text:anchor-type="as-char" svg:width="6.9236in" svg:height="4.746452in" draw:z-index="0">
<draw:image xlink:href="../Images/AРМІЯINFORM/2023-05-24T94-00-00-04-00/f-16-scaled.jpg" xlink:type="simple" xlink:show="embed" xlink:actuate="onLoad" draw:mime-type="image/jpeg"/>
</draw:frame>
</text:p>
      <text:p text:style-name="P4">
News Source: <text:a xlink:type="simple" xlink:href="https://armyinform.com.ua/2023/05/24/niderlandy-pragnut-pryskoryty-proczes-navchannya-ukrayinskyh-pilotiv-na-vynyshhuvachah-f-16/" text:style-name="Internet_20_link" text:visited-style-name="Visited_20_Internet_20_Link">
https://armyinform.com.ua/2023/05/24/niderlandy-pragnut-pryskoryty-proczes-navchannya-ukrayinskyh-pilotiv-na-vynyshhuvachah-f-16/</text:a>
</text:p>
      <!--NEWS-->
      <text:h text:style-name="P10" text:outline-level="1">
<text:span text:style-name="T4">
“我们需要了解武器的传播是一个复杂的过程” -Anna Malyar</text:span>
</text:h>
      <text:p text:style-name="P4">
作者: ['Віктор Шубец']</text:p>
      <text:p text:style-name="P4">
时间: 2023-05-24T95:00:00-04:00</text:p>
      <text:p text:style-name="P4">
描述: Freemas I Nemass Bulbitsy的TSE歌唱周期。 克劳坎的种姓，更多...与乌克兰2022年的战争，与乌克兰的最新新闻战争，今天与乌克兰2022年的新闻战争，乌克兰和俄罗斯之间以及俄罗斯之间的战争以及2022年与乌克兰的战争将或他们说，不，在不久的将来会与乌克兰发动战争，他们说，今天与乌克兰的战争，今天的乌克兰新闻，乌克兰的新闻，乌克兰媒体在俄罗斯</text:p>
      <text:p text:style-name="P4">
图片: ['<text:a xlink:type="simple" xlink:href="https://armyinform.com.ua/wp-content/uploads/2023/05/2023-05-24_231141.jpg" text:style-name="Internet_20_link" text:visited-style-name="Visited_20_Internet_20_Link">
2023-05-24_231141.jpg</text:a>
']</text:p>
      <text:p text:style-name="P4">
标签: ['STOPRUSSIA', 'АГРЕСІЯ РФ', 'ВІЙНА', 'ВТОРГНЕННЯ РФ', 'ГАННА МАЛЯР']</text:p>
      <text:p text:style-name="P4">
类别: News</text:p>
      <!--METADATA-->
      <text:p text:style-name="P4">
<draw:frame draw:style-name="fr1" draw:name="Image410" text:anchor-type="as-char" svg:width="6.9236in" svg:height="3.600272in" draw:z-index="0">
<draw:image xlink:href="../Images/AРМІЯINFORM/2023-05-24T95-00-00-04-00/2023-05-24_231141.jpg" xlink:type="simple" xlink:show="embed" xlink:actuate="onLoad" draw:mime-type="image/jpeg"/>
</draw:frame>
这是质量和非质量产生的一定周期。 这是对其他国家的保护，牛为我们的战略股票。 但是并不是每个人都准备好做一个地窖，实际上，有许多不同的时刻。 但是我们需要了解，乌克兰有一系列我们首先需要的武器清单，直到大量而全面入侵俄罗斯。 实际上，在各个层面上，我们确保我们需要这个 - 乌克兰国防部长在电视台上的说明：(https://www.youtube.com/watch?v=WY8sDvZdWEA)”。</text:p>
      <text:p text:style-name="P4">
在此列表中，关键位置是较长的武器，即保护天空和战斗的武器。 这就是为什么今天所有西方合作伙伴都非常意识到我们需要的原因。 其次，根据战争的动力，他们已经详细了解所有这些。</text:p>
      <text:p text:style-name="P4">
在这种情况下，我们将希望尽快获得这种帮助。</text:p>
      <text:p text:style-name="P4">
现在，当战争成为非常有力的支持时，战争已经进入了阶段。</text:p>
      <text:p text:style-name="P4">
News Source: <text:a xlink:type="simple" xlink:href="https://armyinform.com.ua/2023/05/24/treba-rozumity-shho-peredacha-ozbroyennya-cze-skladnyj-proczes-ganna-malyar/" text:style-name="Internet_20_link" text:visited-style-name="Visited_20_Internet_20_Link">
https://armyinform.com.ua/2023/05/24/treba-rozumity-shho-peredacha-ozbroyennya-cze-skladnyj-proczes-ganna-malyar/</text:a>
</text:p>
      <!--NEWS-->
      <text:h text:style-name="P10" text:outline-level="1">
<text:span text:style-name="T4">
“俄罗斯最便宜的是他们根本不算的人的生活”  - 安娜·马里亚尔</text:span>
</text:h>
      <text:p text:style-name="P4">
作者: ['Віктор Шубец']</text:p>
      <text:p text:style-name="P4">
时间: 2023-05-24T96:00:00-04:00</text:p>
      <text:p text:style-name="P4">
描述: TSE因素，Rosisiska悬架上的性交燃料，最小。 MI被Doslijeznnya抢劫...与乌克兰2022年的战争，与乌克兰的最新新闻战争，今天与乌克兰2022年的新闻战争，乌克兰和俄罗斯之间的战争，以及2022年2022年与乌克兰战争之间的战争无论是否会，是否会在不久的将来与乌克兰的战争说，与乌克兰与乌克兰的战争，今天的乌克兰新闻，乌克兰新闻，乌克兰媒体在俄罗斯的战争</text:p>
      <text:p text:style-name="P4">
图片: ['<text:a xlink:type="simple" xlink:href="https://armyinform.com.ua/wp-content/uploads/2023/05/2023-05-24_232402.jpg" text:style-name="Internet_20_link" text:visited-style-name="Visited_20_Internet_20_Link">
2023-05-24_232402.jpg</text:a>
']</text:p>
      <text:p text:style-name="P4">
标签: ['STOPRUSSIA', 'АГРЕСІЯ РФ', 'ВІЙНА', 'ВТОРГНЕННЯ РФ', 'ГАННА МАЛЯР']</text:p>
      <text:p text:style-name="P4">
类别: News</text:p>
      <!--METADATA-->
      <text:p text:style-name="P4">
<draw:frame draw:style-name="fr1" draw:name="Image411" text:anchor-type="as-char" svg:width="6.9236in" svg:height="3.548345in" draw:z-index="0">
<draw:image xlink:href="../Images/AРМІЯINFORM/2023-05-24T96-00-00-04-00/2023-05-24_232402.jpg" xlink:type="simple" xlink:show="embed" xlink:actuate="onLoad" draw:mime-type="image/jpeg"/>
</draw:frame>
顺便说一句，这是影响俄罗斯社会的一个因素。 我们进行了研究，以了解如何发展信息和俄罗斯社会。 我们的专家，我们遇到的是，他们唯一害怕在乌克兰死亡的事情，这是不可能隐藏的。</text:p>
      <text:p text:style-name="P4">
他们的当局以各种可能的方式掩盖了他们在这里甚至以如此数量的数量而死，但现在不再有可能隐藏。 的确，为他们提供的巴赫穆特运动不仅是他们曾经是伊维安技术的军备而被我们部队摧毁的最昂贵的，而且它是他们最昂贵的人 - 从人类的意义上讲，损失。</text:p>
      <text:p text:style-name="P4">
很难想象他们把人们放在那里，国家不能这么多保护自己的人民。  - 说(https://www.youtube.com/watch?v=WY8sDvZdWEA)»乌克兰国防部副部。</text:p>
      <text:p text:style-name="P4">
News Source: <text:a xlink:type="simple" xlink:href="https://armyinform.com.ua/2023/05/24/te-shho-v-rosiyi-najdeshevshe-cze-zhyttya-lyudej-z-yakymy-vony-vzagali-ne-rahuyutsya-ganna-malyar/" text:style-name="Internet_20_link" text:visited-style-name="Visited_20_Internet_20_Link">
https://armyinform.com.ua/2023/05/24/te-shho-v-rosiyi-najdeshevshe-cze-zhyttya-lyudej-z-yakymy-vony-vzagali-ne-rahuyutsya-ganna-malyar/</text:a>
</text:p>
      <!--NEWS-->
      <text:h text:style-name="P10" text:outline-level="1">
<text:span text:style-name="T4">
我们正在与邪恶作斗争 - 军团的“俄罗斯自由”和RDC</text:span>
</text:h>
      <text:p text:style-name="P4">
作者: ['АРМІЯINFORM']</text:p>
      <text:p text:style-name="P4">
时间: 2023-05-24T97:00:00-04:00</text:p>
      <text:p text:style-name="P4">
描述: BєLgorod地区代表将实现Pid Pisla到YAK的YAK ...与乌克兰2022年的战争，与乌克兰与乌克兰的最新新闻，今天与乌克兰2022年的新闻战争，乌克兰与俄罗斯之间的战争，乌克兰和俄罗斯之间的战争，以及何时与俄罗斯的战争，何时与战争，这是一场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komandyr-rdk.jpg" text:style-name="Internet_20_link" text:visited-style-name="Visited_20_Internet_20_Link">
komandyr-rdk.jpg</text:a>
']</text:p>
      <text:p text:style-name="P4">
标签: ['STOPRUSSIA', 'АГРЕСІЯ РФ', 'ВТОРГНЕННЯ РФ', 'ЛЕГІОН «СВОБОДА РОССИИ»']</text:p>
      <text:p text:style-name="P4">
类别: News</text:p>
      <!--METADATA-->
      <text:p text:style-name="P4">
<draw:frame draw:style-name="fr1" draw:name="Image412" text:anchor-type="as-char" svg:width="6.9236in" svg:height="4.615733in" draw:z-index="0">
<draw:image xlink:href="../Images/AРМІЯINFORM/2023-05-24T97-00-00-04-00/komandyr-rdk.jpg" xlink:type="simple" xlink:show="embed" xlink:actuate="onLoad" draw:mime-type="image/jpeg"/>
</draw:frame>
Romandir RDC</text:p>
      <text:p text:style-name="P4">
在Belgorod地区的所有目标将在Belgorod地区实现之后，俄罗斯国家抵抗计划的代表去了Khabarovsk Tapeladivostok。</text:p>
      <text:p text:style-name="P4">
关于<text:a xlink:type="simple" xlink:href="https://armyinform.com.ua/2023/05/24/legion-svoboda-rossyy-ta-rosijskyj-dobrovolchyj-korpus-rozpovily-pro-svoyi-bojovi-diyi-na-byelgorodshhyni/" text:style-name="Internet_20_link" text:visited-style-name="Visited_20_Internet_20_Link">
独家</text:a>
俄罗斯自愿军团丹尼斯的司令在伪“白雷克斯”以及俄罗斯自由的俄罗斯自由司令“凯撒”上讲述了对陆军的采访。俄罗斯国家对克里姆林宫政权的抵抗。</text:p>
      <ul>
        <li>
我们有两个主要目标。 我们想阻止乌克兰的战争并输掉，破坏克里姆林宫的犯罪制度。 我们希望解放您和我们的国家自由生活。 让我们再次强调：我们不打击平民。 我们将不会在玛丽奥波尔(Mariupol)担任俄罗斯军队。 我们正在与邪恶，FSB和陆军的FSB作斗争 - 克里姆林宫政权决议的代表说。</li>
      </ul>
      <text:p text:style-name="P4">
News Source: <text:a xlink:type="simple" xlink:href="https://armyinform.com.ua/2023/05/24/my-voyuyemo-proty-zla-legion-svoboda-rossyy-ta-rdk/" text:style-name="Internet_20_link" text:visited-style-name="Visited_20_Internet_20_Link">
https://armyinform.com.ua/2023/05/24/my-voyuyemo-proty-zla-legion-svoboda-rossyy-ta-rdk/</text:a>
</text:p>
      <!--NEWS-->
      <text:h text:style-name="P10" text:outline-level="1">
<text:span text:style-name="T4">
Bakhmut的防守从去年夏天开始一直持续到现在，现在取得了成功</text:span>
</text:h>
      <text:p text:style-name="P4">
作者: ['Віктор Шубец']</text:p>
      <text:p text:style-name="P4">
时间: 2023-05-24T98:00:00-04:00</text:p>
      <text:p text:style-name="P4">
描述: 关于TS，她在乌克兰乌克兰国防的代祷者乌克兰加纳·马拉尔（Ganna Marlar）的代祷者中说。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bahmut-2.jpg" text:style-name="Internet_20_link" text:visited-style-name="Visited_20_Internet_20_Link">
bahmut-2.jpg</text:a>
']</text:p>
      <text:p text:style-name="P4">
标签: ['STOPRUSSIA', 'АГРЕСІЯ РФ', 'ВІЙНА', 'ВТОРГНЕННЯ РФ']</text:p>
      <text:p text:style-name="P4">
类别: News</text:p>
      <!--METADATA-->
      <text:p text:style-name="P4">
<draw:frame draw:style-name="fr1" draw:name="Image413" text:anchor-type="as-char" svg:width="6.9236in" svg:height="4.609964in" draw:z-index="0">
<draw:image xlink:href="../Images/AРМІЯINFORM/2023-05-24T98-00-00-04-00/bahmut-2.jpg" xlink:type="simple" xlink:show="embed" xlink:actuate="onLoad" draw:mime-type="image/jpeg"/>
</draw:frame>
这是在以太中说明的“ <text:a xlink:type="simple" xlink:href="https://www.youtube.com/watch" text:style-name="Internet_20_link" text:visited-style-name="Visited_20_Internet_20_Link">
统一</text:a>
»乌克兰国防部副部长安娜·马里亚尔(Anna Malyar)。</text:p>
      <ul>
        <li>
我将提醒我们的部队开始前进。 在此之前，我们实际上处于不允许敌军进入城市及其大厅深处的位置。 在那里执行了几项特别的军事任务。 主要的任务是摧毁敌人，做得很好。</li>
      </ul>
      <text:p text:style-name="P4">
在巴赫马特本身，我们的部队采取了积极的攻击行动，但是在PodomStizarase中，这确实是第一个进步，在过去的几天中，这是我们返回并没有损失的专业平方公里公里，逐渐被压倒。</text:p>
      <text:p text:style-name="P4">
在这个地方，敌人集中了大量的部队，武器和武器，他们再次将其带到那里着陆和攻击队，因此驯服很复杂。 但是他们像鼠标一样来到这里。</text:p>
      <text:p text:style-name="P4">
当他们输掉时，他们只是摧毁了所有物体，以陆地上的方式将它们等同 - 实际上用支架炮弹挤压了我们的武装部队。 他们在叙利亚这样做。 他们是他们的风格。</text:p>
      <text:p text:style-name="P4">
必须确定的是，我们的防守者和捍卫者在巴赫穆特(Bakhmut)，他们的战斗任务复杂性十公里。 我们的人与更多的权力和部队和武器数量相反。</text:p>
      <text:p text:style-name="P4">
这说明了两件事 - 勇气，我们的战士的顽强性，我们所有人都对巴赫穆特方向有一个语法计划的指挥 - 汉纳玛人指出。</text:p>
      <text:p text:style-name="P4">
News Source: <text:a xlink:type="simple" xlink:href="https://armyinform.com.ua/2023/05/24/oborona-bahmuta-tryvaye-z-lita-mynulogo-roku-i-zaraz-vpershe-maye-uspih/" text:style-name="Internet_20_link" text:visited-style-name="Visited_20_Internet_20_Link">
https://armyinform.com.ua/2023/05/24/oborona-bahmuta-tryvaye-z-lita-mynulogo-roku-i-zaraz-vpershe-maye-uspih/</text:a>
</text:p>
      <!--NEWS-->
      <text:h text:style-name="P10" text:outline-level="1">
<text:span text:style-name="T4">
短的。 战争。 第455天</text:span>
</text:h>
      <text:p text:style-name="P4">
作者: ['АРМІЯINFORM']</text:p>
      <text:p text:style-name="P4">
时间: 2023-05-24T99:00:00-04:00</text:p>
      <text:p text:style-name="P4">
描述: Jero：GS ZSU与乌克兰2022年的战争，与乌克兰的最新消息，今天与乌克兰的新闻战争，2022年的新闻战争，乌克兰和俄罗斯之间的最后一场战争以及2022年与乌克兰的战争在他们说，在不久的将来与乌克兰发动了战争</text:p>
      <text:p text:style-name="P4">
图片: []</text:p>
      <text:p text:style-name="P4">
标签: ['STOPRUSSIA', 'АГРЕСІЯ РФ', 'ВІЙНА', 'ВТОРГНЕННЯ РФ', 'ГШ ЗСУ']</text:p>
      <text:p text:style-name="P4">
类别: News</text:p>
      <!--METADATA-->
      <text:p text:style-name="P4">
<text:span text:style-name="T4">
来源：</text:span>
 <text:a xlink:type="simple" xlink:href="https://www.facebook.com/GeneralStaff.ua/videos/1272857323437758" text:style-name="Internet_20_link" text:visited-style-name="Visited_20_Internet_20_Link">
<text:span text:style-name="T5">
gshzu</text:span>
</text:a>
</text:p>
      <text:p text:style-name="P4">
News Source: <text:a xlink:type="simple" xlink:href="https://armyinform.com.ua/2023/05/24/korotko-vijna-den-455-videodajdzhest/" text:style-name="Internet_20_link" text:visited-style-name="Visited_20_Internet_20_Link">
https://armyinform.com.ua/2023/05/24/korotko-vijna-den-455-videodajdzhest/</text:a>
</text:p>
      <!--NEWS-->
      <text:h text:style-name="P10" text:outline-level="1">
<text:span text:style-name="T4">
俄罗斯人一天在苏米地区边界开火了23次</text:span>
</text:h>
      <text:p text:style-name="P4">
作者: Ukrinform (Person)</text:p>
      <text:p text:style-name="P4">
出版商: Укринформ (Organization)</text:p>
      <text:p text:style-name="P4">
出版时间: 2023-05-25T-31:15:00+03:00</text:p>
      <text:p text:style-name="P4">
修改时间: 2023-05-25T00:15:00+03:00</text:p>
      <text:p text:style-name="P4">
描述: 白天，俄罗斯人对Sumy地区边界进行了23次炮击。  - 乌克林。</text:p>
      <text:p text:style-name="P4">
图片: ['<text:a xlink:type="simple" xlink:href="https://static.ukrinform.com/photos/2017_02/thumb_files/630_360_1487747482-1856.jpg" text:style-name="Internet_20_link" text:visited-style-name="Visited_20_Internet_20_Link">
630_360_14877...</text:a>
']</text:p>
      <text:p text:style-name="P4">
标签: ['Обстріл', 'Сумщина', 'Кордон', 'Війна з Росією']</text:p>
      <text:p text:style-name="P4">
类型: Article</text:p>
      <!--METADATA-->
      <text:p text:style-name="P4">
<draw:frame draw:style-name="fr1" draw:name="Image414" text:anchor-type="as-char" svg:width="6.9236in" svg:height="3.956343in" draw:z-index="0">
<draw:image xlink:href="../Images/yкринформ/2023-05-25T-31-15-00-03-00/630_360_1487747482-1856.jpg" xlink:type="simple" xlink:show="embed" xlink:actuate="onLoad" draw:mime-type="image/jpeg"/>
</draw:frame>
白天，俄罗斯人对苏米地区边界进行了23次炮击。</text:p>
      <text:p text:style-name="P4">
他在<text:a xlink:type="simple" xlink:href="https://t.me/igorkalchenko/359" text:style-name="Internet_20_link" text:visited-style-name="Visited_20_Internet_20_Link">
</text:a>
Sumskaya Igor的负责人Igor Kalchenko报道。</text:p>
      <text:p text:style-name="P4">
Kalchenko写道：“记录了84起爆炸。炮击遭到Velikopysarivska，Yunakovskaya，Khotinskaya，Novoslobidskaya，Belopilsk的折磨。”</text:p>
      <text:p text:style-name="P4">
霍丁社区：早上有迫击炮(10爆炸). Пошкоджені трибудинки. Протягом дня <text:a xlink:type="simple" xlink:href="https://www.ukrinform.ua/tag-obstril" text:style-name="Internet_20_link" text:visited-style-name="Visited_20_Internet_20_Link">
 </text:a>
他们继续 -  20叶片。 炮击受到两个平民的伤害。 他们得到了回报。</text:p>
      <text:p text:style-name="P4">
Novoslobid社区：已经记录了四次迫击炮爆炸。</text:p>
      <text:p text:style-name="P4">
伟大的皮萨尔社区：俄罗斯人爆炸(飞机上火箭的“到达”)，迫击炮炮击 -  9次爆炸，用LNG炮击 - 三个爆炸，带有RSZV-八爆炸。</text:p>
      <text:p text:style-name="P4">
<text:span text:style-name="T4">
另请阅读：</text:span>
 <text:a xlink:type="simple" xlink:href="https://www.ukrinform.ua/rubric-ato/3713728-vorog-obstrilav-tokmak-na-zaporizzi-sob-zvinuvatiti-zsu-malar.html" text:style-name="Internet_20_link" text:visited-style-name="Visited_20_Internet_20_Link">
<text:span text:style-name="T4">
射击</text:span>
</text:a>
▪️Bilopol社区：是迫击炮炮击(16张爆炸)大炮的炮击是七次爆炸。</text:p>
      <text:p text:style-name="P4">
年轻的社区：从敌人飞机的俄罗斯联邦领土上，航空火箭开始了 - 爆炸。 由于火箭袭击，学龄前教育的中央学前班军受到损害。 罗西安人还向迫击炮开火 - 四起爆炸。</text:p>
      <text:p text:style-name="P4">
正如乌克林福姆报道的<text:a xlink:type="simple" xlink:href="https://www.ukrinform.ua/rubric-regions/3713157-u-konotopi-zakrivatimut-vsi-torgovelni-tocki-pid-cas-povitranoi-trivogi.html" text:style-name="Internet_20_link" text:visited-style-name="Visited_20_Internet_20_Link">
</text:a>
她给了市长在空气警报期间关闭所有业务设施。</text:p>
      <text:p text:style-name="P4">
News Source: <text:a xlink:type="simple" xlink:href="https://www.ukrinform.ua/rubric-ato/3713779-rosiani-za-den-23-razi-obstrilali-prikordonna-sumsini.html" text:style-name="Internet_20_link" text:visited-style-name="Visited_20_Internet_20_Link">
https://www.ukrinform.ua/rubric-ato/3713779-rosiani-za-den-23-razi-obstrilali-prikordonna-sumsini.html</text:a>
</text:p>
      <!--NEWS-->
      <text:h text:style-name="P10" text:outline-level="1">
<text:span text:style-name="T4">
APL。 麦克斯特城失去了布莱顿的积分</text:span>
</text:h>
      <text:p text:style-name="P4">
作者: Ukrinform (Person)</text:p>
      <text:p text:style-name="P4">
出版商: Укринформ (Organization)</text:p>
      <text:p text:style-name="P4">
出版时间: 2023-05-25T-33:08:58+03:00</text:p>
      <text:p text:style-name="P4">
修改时间: 2023-05-25T00:08:58+03:00</text:p>
      <text:p text:style-name="P4">
描述: 英国英超联赛（APL）的比赛是倒数第二轮的倒数第二轮比赛。  - 乌克林。</text:p>
      <text:p text:style-name="P4">
图片: ['<text:a xlink:type="simple" xlink:href="https://static.ukrinform.com/photos/2023_05/thumb_files/630_360_1684962259-374.jpg" text:style-name="Internet_20_link" text:visited-style-name="Visited_20_Internet_20_Link">
630_360_16849...</text:a>
']</text:p>
      <text:p text:style-name="P4">
标签: ['Футбол', 'Манчестер Сіті', 'АПЛ']</text:p>
      <text:p text:style-name="P4">
类型: Article</text:p>
      <!--METADATA-->
      <text:p text:style-name="P4">
<draw:frame draw:style-name="fr1" draw:name="Image415" text:anchor-type="as-char" svg:width="6.9236in" svg:height="3.956343in" draw:z-index="0">
<draw:image xlink:href="../Images/yкринформ/2023-05-25T-33-08-58-03-00/630_360_1684962259-374.jpg" xlink:type="simple" xlink:show="embed" xlink:actuate="onLoad" draw:mime-type="image/jpeg"/>
</draw:frame>
旺利乌斯超级联赛(超级联赛)倒数第二名的比赛是第37届Turufetball冠军。</text:p>
      <text:p text:style-name="P4">
据报道，新近铸造的冠军“ Machister City”与“ Brighton” -1：1打平局。</text:p>
      <text:p text:style-name="P4">
关于菲尔·福登的目标(25分钟)Brytoniv的“ Amex Stedium”的所有者被照亮了(38).</text:p>
      <text:p text:style-name="P4">
<text:span text:style-name="T4">
Читайте також:</text:span>
 <text:a xlink:type="simple" xlink:href="https://www.ukrinform.ua/rubric-sports/3712353-apl-man-siti-v-statusi-cempiona-peremig-celsi.html" text:style-name="Internet_20_link" text:visited-style-name="Visited_20_Internet_20_Link">
 <text:span text:style-name="T4">
АПЛ</text:span>
 </text:a>
曼彻斯特城获得89分，最后一轮将与布伦特福德会面。</text:p>
      <text:p text:style-name="P4">
APL排名中的第二个是阿森纳(81)，第三名 - 纽卡斯尔联队”(70).</text:p>
      <text:p text:style-name="P4">
Фото: AFP.</text:p>
      <text:p text:style-name="P4">
News Source: <text:a xlink:type="simple" xlink:href="https://www.ukrinform.ua/rubric-sports/3713778-apl-macester-siti-vtrativ-ocki-u-brajtoni.html" text:style-name="Internet_20_link" text:visited-style-name="Visited_20_Internet_20_Link">
https://www.ukrinform.ua/rubric-sports/3713778-apl-macester-siti-vtrativ-ocki-u-brajtoni.html</text:a>
</text:p>
      <!--NEWS-->
      <text:h text:style-name="P10" text:outline-level="1">
<text:span text:style-name="T4">
乌克兰正在传播空气警报</text:span>
</text:h>
      <text:p text:style-name="P4">
作者: Ukrinform (Person)</text:p>
      <text:p text:style-name="P4">
出版商: Укринформ (Organization)</text:p>
      <text:p text:style-name="P4">
出版时间: 2023-05-25T-35:02:00+03:00</text:p>
      <text:p text:style-name="P4">
修改时间: 2023-05-25T00:02:00+03:00</text:p>
      <text:p text:style-name="P4">
描述: 基辅和乌克兰五个地区宣布空气焦虑。  - 乌克林。</text:p>
      <text:p text:style-name="P4">
图片: ['<text:a xlink:type="simple" xlink:href="https://static.ukrinform.com/photos/2022_02/thumb_files/630_360_1645871571-868.jpg" text:style-name="Internet_20_link" text:visited-style-name="Visited_20_Internet_20_Link">
630_360_16458...</text:a>
', '<text:a xlink:type="simple" xlink:href="https://static.ukrinform.com/photos/2023_05/1684962112-209.png" text:style-name="Internet_20_link" text:visited-style-name="Visited_20_Internet_20_Link">
1684962112-20...</text:a>
']</text:p>
      <text:p text:style-name="P4">
标签: ['Війна з Росією', 'Повітряна тривога']</text:p>
      <text:p text:style-name="P4">
类型: Article</text:p>
      <!--METADATA-->
      <text:p text:style-name="P4">
<draw:frame draw:style-name="fr1" draw:name="Image416" text:anchor-type="as-char" svg:width="6.9236in" svg:height="3.956343in" draw:z-index="0">
<draw:image xlink:href="../Images/yкринформ/2023-05-25T-35-02-00-03-00/630_360_1645871571-868.jpg" xlink:type="simple" xlink:show="embed" xlink:actuate="onLoad" draw:mime-type="image/jpeg"/>
</draw:frame>
在基辅，乌克兰五个地区宣布空气警报。</text:p>
      <text:p text:style-name="P4">
[]证明了这一点(https://map.ukrainealarm.com/)乌克林福姆报道，乌克兰的警报。</text:p>
      <text:p text:style-name="P4">
<draw:frame draw:style-name="fr1" draw:name="Image417" text:anchor-type="as-char" svg:width="6.9236in" svg:height="3.89773in" draw:z-index="0">
<draw:image xlink:href="../Images/yкринформ/2023-05-25T-35-02-00-03-00/1684962112-209.png" xlink:type="simple" xlink:show="embed" xlink:actuate="onLoad" draw:mime-type="image/png"/>
</draw:frame>
</text:p>
      <text:p text:style-name="P4">
<text:a xlink:type="simple" xlink:href="https://www.ukrinform.ua/tag-povitrana-trivoga" text:style-name="Internet_20_link" text:visited-style-name="Visited_20_Internet_20_Link">
 </text:a>
目前，基辅，基辅，基洛沃格拉德，赫尔森和切尔尼希夫地区，以及纳鲁根斯克和克里米亚。</text:p>
      <text:p text:style-name="P4">
根据监测TG渠道，焦虑的原因是威胁</text:p>
      <text:p text:style-name="P4">
<text:span text:style-name="T4">
另请阅读：</text:span>
 <text:a xlink:type="simple" xlink:href="https://www.ukrinform.ua/rubric-ato/3712819-ukrainciv-znovu-zaklikali-ne-filmuvati-robotu-ppo.html" text:style-name="Internet_20_link" text:visited-style-name="Visited_20_Internet_20_Link">
<text:span text:style-name="T4">
电影</text:span>
</text:a>
正如乌克林福姆报道的<text:a xlink:type="simple" xlink:href="https://www.ukrinform.ua/rubric-ato/3713496-rosia-trimae-u-cornomu-mori-odin-raketonosij-z-vismoma-kalibrami.html" text:style-name="Internet_20_link" text:visited-style-name="Visited_20_Internet_20_Link">
</text:a>
一个火箭载体，带有八个“口径”</text:p>
      <text:p text:style-name="P4">
News Source: <text:a xlink:type="simple" xlink:href="https://www.ukrinform.ua/rubric-ato/3713775-u-kievi-ta-troh-oblastah-povitrana-trivoga.html" text:style-name="Internet_20_link" text:visited-style-name="Visited_20_Internet_20_Link">
https://www.ukrinform.ua/rubric-ato/3713775-u-kievi-ta-troh-oblastah-povitrana-trivoga.html</text:a>
</text:p>
      <!--NEWS-->
      <text:h text:style-name="P10" text:outline-level="1">
<text:span text:style-name="T4">
乌克兰正在传播空气警报</text:span>
</text:h>
      <text:p text:style-name="P4">
作者: Ukrinform (Person)</text:p>
      <text:p text:style-name="P4">
出版商: Укринформ (Organization)</text:p>
      <text:p text:style-name="P4">
出版时间: 2023-05-25T00:02:00+03:00</text:p>
      <text:p text:style-name="P4">
修改时间: 2023-05-25T00:02:00+03:00</text:p>
      <text:p text:style-name="P4">
描述: 基辅和乌克兰五个地区宣布空气焦虑。  - 乌克林。</text:p>
      <text:p text:style-name="P4">
图片: ['<text:a xlink:type="simple" xlink:href="https://static.ukrinform.com/photos/2022_02/thumb_files/630_360_1645871571-868.jpg" text:style-name="Internet_20_link" text:visited-style-name="Visited_20_Internet_20_Link">
630_360_16458...</text:a>
', '<text:a xlink:type="simple" xlink:href="https://static.ukrinform.com/photos/2023_05/1684962112-209.png" text:style-name="Internet_20_link" text:visited-style-name="Visited_20_Internet_20_Link">
1684962112-20...</text:a>
']</text:p>
      <text:p text:style-name="P4">
标签: ['Війна з Росією', 'Повітряна тривога']</text:p>
      <text:p text:style-name="P4">
类型: Article</text:p>
      <!--METADATA-->
      <text:p text:style-name="P4">
<draw:frame draw:style-name="fr1" draw:name="Image418" text:anchor-type="as-char" svg:width="6.9236in" svg:height="3.956343in" draw:z-index="0">
<draw:image xlink:href="../Images/yкринформ/2023-05-25T00-02-00-03-00/630_360_1645871571-868.jpg" xlink:type="simple" xlink:show="embed" xlink:actuate="onLoad" draw:mime-type="image/jpeg"/>
</draw:frame>
在基辅，乌克兰的塔皮亚特地区宣布空气警报。</text:p>
      <text:p text:style-name="P4">
[]证明了这一点(https://map.ukrainealarm.com/)乌克林福姆报道，乌克兰的警报。</text:p>
      <text:p text:style-name="P4">
<draw:frame draw:style-name="fr1" draw:name="Image419" text:anchor-type="as-char" svg:width="6.9236in" svg:height="3.89773in" draw:z-index="0">
<draw:image xlink:href="../Images/yкринформ/2023-05-25T00-02-00-03-00/1684962112-209.png" xlink:type="simple" xlink:show="embed" xlink:actuate="onLoad" draw:mime-type="image/png"/>
</draw:frame>
</text:p>
      <text:p text:style-name="P4">
<text:a xlink:type="simple" xlink:href="https://www.ukrinform.ua/tag-povitrana-trivoga" text:style-name="Internet_20_link" text:visited-style-name="Visited_20_Internet_20_Link">
 </text:a>
目前，基辅，基辅，基洛沃格拉德，赫尔森和切尔尼希夫地区，以及纳鲁根斯克和克里米亚。</text:p>
      <text:p text:style-name="P4">
根据监测TG渠道，焦虑的原因是威胁</text:p>
      <text:p text:style-name="P4">
<text:span text:style-name="T4">
另请阅读：</text:span>
 <text:a xlink:type="simple" xlink:href="https://www.ukrinform.ua/rubric-ato/3712819-ukrainciv-znovu-zaklikali-ne-filmuvati-robotu-ppo.html" text:style-name="Internet_20_link" text:visited-style-name="Visited_20_Internet_20_Link">
<text:span text:style-name="T4">
电影</text:span>
</text:a>
正如乌克林福姆报道的<text:a xlink:type="simple" xlink:href="https://www.ukrinform.ua/rubric-ato/3713496-rosia-trimae-u-cornomu-mori-odin-raketonosij-z-vismoma-kalibrami.html" text:style-name="Internet_20_link" text:visited-style-name="Visited_20_Internet_20_Link">
</text:a>
一个火箭载体，带有八个“口径”</text:p>
      <text:p text:style-name="P4">
News Source: <text:a xlink:type="simple" xlink:href="https://www.ukrinform.ua/rubric-ato/3713775-u-kievi-ta-troh-oblastah-povitrana-trivoga.html" text:style-name="Internet_20_link" text:visited-style-name="Visited_20_Internet_20_Link">
https://www.ukrinform.ua/rubric-ato/3713775-u-kievi-ta-troh-oblastah-povitrana-trivoga.html</text:a>
</text:p>
      <!--NEWS-->
      <text:h text:style-name="P10" text:outline-level="1">
<text:span text:style-name="T4">
APL。 麦克斯特城失去了布莱顿的积分</text:span>
</text:h>
      <text:p text:style-name="P4">
作者: Ukrinform (Person)</text:p>
      <text:p text:style-name="P4">
出版商: Укринформ (Organization)</text:p>
      <text:p text:style-name="P4">
出版时间: 2023-05-25T00:08:58+03:00</text:p>
      <text:p text:style-name="P4">
修改时间: 2023-05-25T00:08:58+03:00</text:p>
      <text:p text:style-name="P4">
描述: 英国英超联赛（APL）的比赛是倒数第二轮的倒数第二轮比赛。  - 乌克林。</text:p>
      <text:p text:style-name="P4">
图片: ['<text:a xlink:type="simple" xlink:href="https://static.ukrinform.com/photos/2023_05/thumb_files/630_360_1684962259-374.jpg" text:style-name="Internet_20_link" text:visited-style-name="Visited_20_Internet_20_Link">
630_360_16849...</text:a>
']</text:p>
      <text:p text:style-name="P4">
标签: ['Футбол', 'Манчестер Сіті', 'АПЛ']</text:p>
      <text:p text:style-name="P4">
类型: Article</text:p>
      <!--METADATA-->
      <text:p text:style-name="P4">
<draw:frame draw:style-name="fr1" draw:name="Image420" text:anchor-type="as-char" svg:width="6.9236in" svg:height="3.956343in" draw:z-index="0">
<draw:image xlink:href="../Images/yкринформ/2023-05-25T00-08-58-03-00/630_360_1684962259-374.jpg" xlink:type="simple" xlink:show="embed" xlink:actuate="onLoad" draw:mime-type="image/jpeg"/>
</draw:frame>
旺利乌斯超级联赛(超级联赛)倒数第二名的比赛是第37届Turufetball冠军。</text:p>
      <text:p text:style-name="P4">
据报道，新近铸造的冠军“ Machister City”与“ Brighton” -1：1打平局。</text:p>
      <text:p text:style-name="P4">
关于菲尔·福登的目标(25分钟)Brytoniv的“ Amex Stedium”的所有者被照亮了(38).</text:p>
      <text:p text:style-name="P4">
<text:span text:style-name="T4">
Читайте також:</text:span>
 <text:a xlink:type="simple" xlink:href="https://www.ukrinform.ua/rubric-sports/3712353-apl-man-siti-v-statusi-cempiona-peremig-celsi.html" text:style-name="Internet_20_link" text:visited-style-name="Visited_20_Internet_20_Link">
 <text:span text:style-name="T4">
АПЛ</text:span>
 </text:a>
曼彻斯特城获得89分，最后一轮将与布伦特福德会面。</text:p>
      <text:p text:style-name="P4">
APL排名中的第二个是阿森纳(81)，第三名 - 纽卡斯尔联队”(70).</text:p>
      <text:p text:style-name="P4">
Фото: AFP.</text:p>
      <text:p text:style-name="P4">
News Source: <text:a xlink:type="simple" xlink:href="https://www.ukrinform.ua/rubric-sports/3713778-apl-macester-siti-vtrativ-ocki-u-brajtoni.html" text:style-name="Internet_20_link" text:visited-style-name="Visited_20_Internet_20_Link">
https://www.ukrinform.ua/rubric-sports/3713778-apl-macester-siti-vtrativ-ocki-u-brajtoni.html</text:a>
</text:p>
      <!--NEWS-->
      <text:h text:style-name="P10" text:outline-level="1">
<text:span text:style-name="T4">
俄罗斯人一天在苏米地区边界开火了23次</text:span>
</text:h>
      <text:p text:style-name="P4">
作者: Ukrinform (Person)</text:p>
      <text:p text:style-name="P4">
出版商: Укринформ (Organization)</text:p>
      <text:p text:style-name="P4">
出版时间: 2023-05-25T00:15:00+03:00</text:p>
      <text:p text:style-name="P4">
修改时间: 2023-05-25T00:15:00+03:00</text:p>
      <text:p text:style-name="P4">
描述: 白天，俄罗斯人对Sumy地区边界进行了23次炮击。  - 乌克林。</text:p>
      <text:p text:style-name="P4">
图片: ['<text:a xlink:type="simple" xlink:href="https://static.ukrinform.com/photos/2017_02/thumb_files/630_360_1487747482-1856.jpg" text:style-name="Internet_20_link" text:visited-style-name="Visited_20_Internet_20_Link">
630_360_14877...</text:a>
']</text:p>
      <text:p text:style-name="P4">
标签: ['Обстріл', 'Сумщина', 'Кордон', 'Війна з Росією']</text:p>
      <text:p text:style-name="P4">
类型: Article</text:p>
      <!--METADATA-->
      <text:p text:style-name="P4">
<draw:frame draw:style-name="fr1" draw:name="Image421" text:anchor-type="as-char" svg:width="6.9236in" svg:height="3.956343in" draw:z-index="0">
<draw:image xlink:href="../Images/yкринформ/2023-05-25T00-15-00-03-00/630_360_1487747482-1856.jpg" xlink:type="simple" xlink:show="embed" xlink:actuate="onLoad" draw:mime-type="image/jpeg"/>
</draw:frame>
白天，俄罗斯人对苏米地区边界进行了23次炮击。</text:p>
      <text:p text:style-name="P4">
他在<text:a xlink:type="simple" xlink:href="https://t.me/igorkalchenko/359" text:style-name="Internet_20_link" text:visited-style-name="Visited_20_Internet_20_Link">
</text:a>
Sumskaya Igor的负责人Igor Kalchenko报道。</text:p>
      <text:p text:style-name="P4">
Kalchenko写道：“记录了84起爆炸。炮击遭到Velikopysarivska，Yunakovskaya，Khotinskaya，Novoslobidskaya，Belopilsk的折磨。”</text:p>
      <text:p text:style-name="P4">
霍丁社区：早上有迫击炮(10爆炸). Пошкоджені трибудинки. Протягом дня <text:a xlink:type="simple" xlink:href="https://www.ukrinform.ua/tag-obstril" text:style-name="Internet_20_link" text:visited-style-name="Visited_20_Internet_20_Link">
 </text:a>
他们继续 -  20叶片。 炮击受到两个平民的伤害。 他们得到了回报。</text:p>
      <text:p text:style-name="P4">
Novoslobid社区：已经记录了四次迫击炮爆炸。</text:p>
      <text:p text:style-name="P4">
伟大的皮萨尔社区：俄罗斯人爆炸(飞机上火箭的“到达”)，迫击炮炮击 -  9次爆炸，用LNG炮击 - 三个爆炸，带有RSZV-八爆炸。</text:p>
      <text:p text:style-name="P4">
<text:span text:style-name="T4">
另请阅读：</text:span>
 <text:a xlink:type="simple" xlink:href="https://www.ukrinform.ua/rubric-ato/3713728-vorog-obstrilav-tokmak-na-zaporizzi-sob-zvinuvatiti-zsu-malar.html" text:style-name="Internet_20_link" text:visited-style-name="Visited_20_Internet_20_Link">
<text:span text:style-name="T4">
射击</text:span>
</text:a>
▪️Bilopol社区：是迫击炮炮击(16张爆炸)大炮的炮击是七次爆炸。</text:p>
      <text:p text:style-name="P4">
年轻的社区：从敌人飞机的俄罗斯联邦领土上，航空火箭开始了 - 爆炸。 由于火箭袭击，学龄前教育的中央学前班军受到损害。 罗西安人还向迫击炮开火 - 四起爆炸。</text:p>
      <text:p text:style-name="P4">
正如乌克林福姆报道的<text:a xlink:type="simple" xlink:href="https://www.ukrinform.ua/rubric-regions/3713157-u-konotopi-zakrivatimut-vsi-torgovelni-tocki-pid-cas-povitranoi-trivogi.html" text:style-name="Internet_20_link" text:visited-style-name="Visited_20_Internet_20_Link">
</text:a>
她给了市长在空气警报期间关闭所有业务设施。</text:p>
      <text:p text:style-name="P4">
News Source: <text:a xlink:type="simple" xlink:href="https://www.ukrinform.ua/rubric-ato/3713779-rosiani-za-den-23-razi-obstrilali-prikordonna-sumsini.html" text:style-name="Internet_20_link" text:visited-style-name="Visited_20_Internet_20_Link">
https://www.ukrinform.ua/rubric-ato/3713779-rosiani-za-den-23-razi-obstrilali-prikordonna-sumsini.html</text:a>
</text:p>
      <!--NEWS-->
      <text:h text:style-name="P10" text:outline-level="1">
<text:span text:style-name="T4">
防空在基辅地区工作</text:span>
</text:h>
      <text:p text:style-name="P4">
作者: Ukrinform (Person)</text:p>
      <text:p text:style-name="P4">
出版商: Укринформ (Organization)</text:p>
      <text:p text:style-name="P4">
出版时间: 2023-05-25T00:25:00+03:00</text:p>
      <text:p text:style-name="P4">
修改时间: 2023-05-25T00:25:00+03:00</text:p>
      <text:p text:style-name="P4">
描述: 在基辅地区，最近宣布空气警报为飞机。  - 乌克林。</text:p>
      <text:p text:style-name="P4">
图片: ['<text:a xlink:type="simple" xlink:href="https://static.ukrinform.com/photos/2022_11/thumb_files/630_360_1668271637-551.jpg" text:style-name="Internet_20_link" text:visited-style-name="Visited_20_Internet_20_Link">
630_360_16682...</text:a>
']</text:p>
      <text:p text:style-name="P4">
标签: ['Київщина', 'Війна з Росією', 'ППО', 'Дрон-камікадзе']</text:p>
      <text:p text:style-name="P4">
类型: Article</text:p>
      <!--METADATA-->
      <text:p text:style-name="P4">
<draw:frame draw:style-name="fr1" draw:name="Image422" text:anchor-type="as-char" svg:width="6.9236in" svg:height="3.956343in" draw:z-index="0">
<draw:image xlink:href="../Images/yкринформ/2023-05-25T00-25-00-03-00/630_360_1668271637-551.jpg" xlink:type="simple" xlink:show="embed" xlink:actuate="onLoad" draw:mime-type="image/jpeg"/>
</draw:frame>
纳基夫地区最近宣布空气警报，有防空。</text:p>
      <text:p text:style-name="P4">
关于它在[]中报告(https://t.me/kyivoda/9860)Kiev Ova，报道乌克林福姆</text:p>
      <text:p text:style-name="P4">
“在基辅地区，使用敌人无人机的危险<text:a xlink:type="simple" xlink:href="https://www.ukrinform.ua/tag-ppo" text:style-name="Internet_20_link" text:visited-style-name="Visited_20_Internet_20_Link">
</text:a>
已经工作了。 在辅助焦虑的避难所中。</text:p>
      <text:p text:style-name="P4">
<text:span text:style-name="T4">
另请阅读：</text:span>
 <text:a xlink:type="simple" xlink:href="https://www.ukrinform.ua/rubric-ato/3713779-rosiani-za-den-23-razi-obstrilali-prikordonna-sumsini.html" text:style-name="Internet_20_link" text:visited-style-name="Visited_20_Internet_20_Link">
<text:span text:style-name="T4">
射击</text:span>
</text:a>
在基辅和乌克兰的几个地区<text:a xlink:type="simple" xlink:href="https://www.ukrinform.ua/rubric-ato/3713775-u-kievi-ta-troh-oblastah-povitrana-trivoga.html" text:style-name="Internet_20_link" text:visited-style-name="Visited_20_Internet_20_Link">
</text:a>
 .</text:p>
      <text:p text:style-name="P4">
News Source: <text:a xlink:type="simple" xlink:href="https://www.ukrinform.ua/rubric-ato/3713781-na-kiivsini-pracue-ppo.html" text:style-name="Internet_20_link" text:visited-style-name="Visited_20_Internet_20_Link">
https://www.ukrinform.ua/rubric-ato/3713781-na-kiivsini-pracue-ppo.html</text:a>
</text:p>
      <!--NEWS-->
      <text:h text:style-name="P10" text:outline-level="1">
<text:span text:style-name="T4">
加拿大和沙特阿拉伯已经恢复了完整的文凭</text:span>
</text:h>
      <text:p text:style-name="P4">
作者: Ukrinform (Person)</text:p>
      <text:p text:style-name="P4">
出版商: Укринформ (Organization)</text:p>
      <text:p text:style-name="P4">
出版时间: 2023-05-25T00:42:00+03:00</text:p>
      <text:p text:style-name="P4">
修改时间: 2023-05-25T00:42:00+03:00</text:p>
      <text:p text:style-name="P4">
描述: 沙特阿拉伯和加拿大已同意通过将外交关系恢复到最高水平来任命大使。  - 乌克林。</text:p>
      <text:p text:style-name="P4">
图片: ['<text:a xlink:type="simple" xlink:href="https://static.ukrinform.com/photos/2023_05/thumb_files/630_360_1684964569-622.jpg" text:style-name="Internet_20_link" text:visited-style-name="Visited_20_Internet_20_Link">
630_360_16849...</text:a>
']</text:p>
      <text:p text:style-name="P4">
标签: ['Дипвідносини', 'Канада', 'Саудівська Аравія']</text:p>
      <text:p text:style-name="P4">
类型: Article</text:p>
      <!--METADATA-->
      <text:p text:style-name="P4">
<draw:frame draw:style-name="fr1" draw:name="Image423" text:anchor-type="as-char" svg:width="6.9236in" svg:height="3.956343in" draw:z-index="0">
<draw:image xlink:href="../Images/yкринформ/2023-05-25T00-42-00-03-00/630_360_1684964569-622.jpg" xlink:type="simple" xlink:show="embed" xlink:actuate="onLoad" draw:mime-type="image/jpeg"/>
</draw:frame>
沙特阿拉伯和加拿大已同意任命大使，将他们的外交关系恢复到最高水平。</text:p>
      <text:p text:style-name="P4">
根据乌克林事物通讯员的说法，加拿大卫生部已经说明了这一点。</text:p>
      <text:p text:style-name="P4">
“在阿拉伯 - 塔卡米特经济期间，贾斯汀·特鲁多(Justin Trudeau)总理贾斯汀·特鲁多(Justin Trudeau)与他的科罗利亚殿下穆罕默德·本·萨尔曼·本·阿卜杜拉齐兹·阿尔萨德(Muhammad bin Salman bin Abdalaziz Alsad)之间所讨论的情况下，穆罕默德·本·萨尔曼·本·阿卜达拉西兹(Muhammad bin Salman bin Abdalaziz Alsad)在阿拉伯 - 塔卡米特经济期间的沙特阿拉伯王国总理。在双方以相互尊重和共同利益恢复两国之间的外交关系的双方中，决定将与沙特阿拉伯的外交关系恢复到其先前的水平。” 。</text:p>
      <text:p text:style-name="P4">
值得注意的是，新大使<text:a xlink:type="simple" xlink:href="https://www.ukrinform.ua/tag-kanada" text:style-name="Internet_20_link" text:visited-style-name="Visited_20_Internet_20_Link">
</text:a>
USADIV Arabia被任命为人员Jean-Philip Linto。</text:p>
      <text:p text:style-name="P4">
回想一下，沙特阿拉伯冻结了与加拿大的贸易和投资，命令加拿大大使在2018年8月离开该国。 拉德还从渥太华击退了自己的大使。 这是在公共评论家的背景下在沙特阿拉伯的一种人权状态，尤其是在加拿大外交部页面上的Twitter-Message在众所周知的权利捍卫者王国中被捕。 2018年10月，《 Weighter Jamal Hashoggi的凶手》(Weighter Jamal Hashoggi)的凶手凶手更加恶化。</text:p>
      <text:p text:style-name="P4">
<text:span text:style-name="T4">
另请阅读：</text:span>
 <text:a xlink:type="simple" xlink:href="https://www.ukrinform.ua/rubric-world/3692355-saudivska-aravia-ta-iran-domovilisa-vidnoviti-robotu-posolstv-zmi.html" text:style-name="Internet_20_link" text:visited-style-name="Visited_20_Internet_20_Link">
</text:a>
回想一下，沙特阿拉伯冻结了与加拿大的贸易和投资，命令加拿大大使在2018年8月离开该国。 拉德还从渥太华击退了自己的大使。 这是在公共评论家的背景下在沙特阿拉伯的一种人权状态，尤其是在加拿大外交部页面上的Twitter-Message在众所周知的权利捍卫者王国中被捕。 2018年10月，《 Weighter Jamal Hashoggi的凶手》(Weighter Jamal Hashoggi)的凶手凶手更加恶化。</text:p>
      <text:p text:style-name="P4">
News Source: <text:a xlink:type="simple" xlink:href="https://www.ukrinform.ua/rubric-world/3713782-kanada-ta-saudivska-aravia-vidnovili-povnocinni-dipvidnosini.html" text:style-name="Internet_20_link" text:visited-style-name="Visited_20_Internet_20_Link">
https://www.ukrinform.ua/rubric-world/3713782-kanada-ta-saudivska-aravia-vidnovili-povnocinni-dipvidnosini.html</text:a>
</text:p>
      <!--NEWS-->
      <text:h text:style-name="P10" text:outline-level="1">
<text:span text:style-name="T4">
在莫斯科，他们在国防部建筑部附近报告了烟雾</text:span>
</text:h>
      <text:p text:style-name="P4">
作者: Ukrinform (Person)</text:p>
      <text:p text:style-name="P4">
出版商: Укринформ (Organization)</text:p>
      <text:p text:style-name="P4">
出版时间: 2023-05-25T01:03:00+03:00</text:p>
      <text:p text:style-name="P4">
修改时间: 2023-05-25T01:03:00+03:00</text:p>
      <text:p text:style-name="P4">
描述: 莫斯科报告说，俄罗斯国防部地区有烟。  - 乌克林。</text:p>
      <text:p text:style-name="P4">
图片: ['<text:a xlink:type="simple" xlink:href="https://static.ukrinform.com/photos/2023_05/thumb_files/630_360_1684965746-142.jpg" text:style-name="Internet_20_link" text:visited-style-name="Visited_20_Internet_20_Link">
630_360_16849...</text:a>
']</text:p>
      <text:p text:style-name="P4">
标签: ['Міноборони', 'Москва', 'Пожежа', 'Росія']</text:p>
      <text:p text:style-name="P4">
类型: Article</text:p>
      <!--METADATA-->
      <text:p text:style-name="P4">
<draw:frame draw:style-name="fr1" draw:name="Image424" text:anchor-type="as-char" svg:width="6.9236in" svg:height="3.956343in" draw:z-index="0">
<draw:image xlink:href="../Images/yкринформ/2023-05-25T01-03-00-03-00/630_360_1684965746-142.jpg" xlink:type="simple" xlink:show="embed" xlink:actuate="onLoad" draw:mime-type="image/jpeg"/>
</draw:frame>
莫斯科报道了俄罗斯国防部地区的烟雾。</text:p>
      <text:p text:style-name="P4">
这是俄罗斯人的报道<text:a xlink:type="simple" xlink:href="https://t.me/sotaproject/59582" text:style-name="Internet_20_link" text:visited-style-name="Visited_20_Internet_20_Link">
</text:a>
，报道乌克林福姆。</text:p>
      <text:p text:style-name="P4">
“ <text:a xlink:type="simple" xlink:href="https://www.ukrinform.ua/tag-moskva" text:style-name="Internet_20_link" text:visited-style-name="Visited_20_Internet_20_Link">
</text:a>
他们报告说，烟雾的原因现在未知。”  - 信息写道。</text:p>
      <text:p text:style-name="P4">
<text:span text:style-name="T4">
另请阅读：</text:span>
 <text:a xlink:type="simple" xlink:href="https://www.ukrinform.ua/rubric-world/3713316-u-belgorodi-znovu-vibuhi-roszmi-pisut-pro-ataku-bezpilotnika.html" text:style-name="Internet_20_link" text:visited-style-name="Visited_20_Internet_20_Link">
<text:span text:style-name="T4">
 belgorod </text:span>
</text:a>
正如乌克林福姆报道的<text:a xlink:type="simple" xlink:href="https://www.ukrinform.ua/rubric-ato/3713759-legion-svoboda-rosii-pid-cas-operacii-v-belgorodskij-oblasti-vtrativ-dvoh-bijciv.html" text:style-name="Internet_20_link" text:visited-style-name="Visited_20_Internet_20_Link">
</text:a>
本周在Belgorod地区手术期间，他失去了两名战斗机。</text:p>
      <text:p text:style-name="P4">
News Source: <text:a xlink:type="simple" xlink:href="https://www.ukrinform.ua/rubric-world/3713783-u-moskvi-povidomlaut-pro-zadimlenna-bila-budivli-minoboroni.html" text:style-name="Internet_20_link" text:visited-style-name="Visited_20_Internet_20_Link">
https://www.ukrinform.ua/rubric-world/3713783-u-moskvi-povidomlaut-pro-zadimlenna-bila-budivli-minoboroni.html</text:a>
</text:p>
      <!--NEWS-->
      <text:h text:style-name="P10" text:outline-level="1">
<text:span text:style-name="T4">
国际支持：法律方面胜利的关键因素是安德烈·科斯汀（Andrey Kostin）</text:span>
</text:h>
      <text:p text:style-name="P4">
作者: ['АРМІЯINFORM']</text:p>
      <text:p text:style-name="P4">
时间: 2023-05-25T97:00:00-04:00</text:p>
      <text:p text:style-name="P4">
描述: 关于电报的副检察官的总检察官。 总检察官安德里（Andriy）...与乌克兰2022年的战争，与乌克兰的最新新闻战争，与乌克兰2022年的新闻战争，今天的最后一场战争，乌克兰和俄罗斯之间的战争以及2022年与乌克兰的战争将在2022年发生战争他们说，不是，在不久的将来，乌克兰会发生战争</text:p>
      <text:p text:style-name="P4">
图片: ['<text:a xlink:type="simple" xlink:href="https://armyinform.com.ua/wp-content/uploads/2023/05/f2324c7d-288c-49ff-94b9-a8122bc53125.jpg" text:style-name="Internet_20_link" text:visited-style-name="Visited_20_Internet_20_Link">
f2324c7d-288c-49ff-94b9-a8122bc53125.jpg</text:a>
']</text:p>
      <text:p text:style-name="P4">
标签: ['STOPRUSSIA', 'АГРЕСІЯ РФ', 'АНДРІЙ КОСТІН', 'ВІЙНА', 'ВТОРГНЕННЯ РФ', 'ОФІС ГЕНЕРАЛЬНОГО ПРОКУРОРА УКРАЇНИ']</text:p>
      <text:p text:style-name="P4">
类别: News</text:p>
      <!--METADATA-->
      <text:p text:style-name="P4">
<draw:frame draw:style-name="fr1" draw:name="Image425" text:anchor-type="as-char" svg:width="6.9236in" svg:height="4.61393in" draw:z-index="0">
<draw:image xlink:href="../Images/AРМІЯINFORM/2023-05-25T97-00-00-04-00/f2324c7d-288c-49ff-94b9-a8122bc53125.jpg" xlink:type="simple" xlink:show="embed" xlink:actuate="onLoad" draw:mime-type="image/jpeg"/>
</draw:frame>
检察官办公室在[电报]中报告了这一点(https://t.me/pgo_gov_ua/12477).</text:p>
      <text:p text:style-name="P4">
Генеральний прокурор Андрій Костін провів онлайн зустріч з членами Комітету узакордонних справах Парламенту Великої Британії. У своєму виступі подякував занепохитну і безперервну підтримку України.</text:p>
      <text:p text:style-name="P4">
Прикладом такої допомоги є Консультативна група з питань найтяжчих міжнароднихзлочинів — Atrocity Crimes Advisory Group (ACA)，其中的创始人之一是英国。 它的创建是为了支持检察官的调查和军事犯罪司法授权和司法授权的办公室，以及由于无法控制的Tanesacon俄罗斯战争而犯下的国际人道主义法律。</text:p>
      <text:p text:style-name="P4">
最近，英国驻波兰大使馆主持了ACA领导人论坛，该论坛旨在确定优先事项和未来倡议。</text:p>
      <text:p text:style-name="P4">
我们感谢备受尊敬的维多利亚的个人参与。 安德烈·科斯汀(Andrei Kostin)表示，世界社区愿意惩罚犯有罪的严重国际罪行。</text:p>
      <text:p text:style-name="P4">
他补充说，国际支持和团结是赢得欧洲和世界和平的右翼和恢复和平的必要条件。</text:p>
      <text:p text:style-name="P4">
News Source: <text:a xlink:type="simple" xlink:href="https://armyinform.com.ua/2023/05/25/mizhnarodna-pidtrymka-klyuchovyj-faktor-peremogy-na-pravovomu-fronti-andrij-kostin/" text:style-name="Internet_20_link" text:visited-style-name="Visited_20_Internet_20_Link">
https://armyinform.com.ua/2023/05/25/mizhnarodna-pidtrymka-klyuchovyj-faktor-peremogy-na-pravovomu-fronti-andrij-kostin/</text:a>
</text:p>
      <!--NEWS-->
      <text:h text:style-name="P10" text:outline-level="1">
<text:span text:style-name="T4">
外国应采取措施保护其公民在乌克兰被占领的领土上</text:span>
</text:h>
      <text:p text:style-name="P4">
作者: ['АРМІЯINFORM']</text:p>
      <text:p text:style-name="P4">
时间: 2023-05-25T98:00:00-04:00</text:p>
      <text:p text:style-name="P4">
描述: 关于CED Doimlay minrintegratige。 我要对副局长Irina Vereshchuk说...与乌克兰2022年的战争，与乌克兰的战争是今天的最新消息，《与乌克兰2022年的新闻战》是今天的最后一场，乌克兰和俄罗斯之间的战争将会发生。当他们与乌克兰的战争将在2022年与乌克兰的战争时，他们说，在不久的将来，将与乌克兰发生战争，他们说，与乌克兰的战争，今天的乌克兰新闻，乌克兰的新闻，乌克兰媒体在俄罗斯的乌克兰新闻</text:p>
      <text:p text:style-name="P4">
图片: ['<text:a xlink:type="simple" xlink:href="https://armyinform.com.ua/wp-content/uploads/2022/11/iryna-vereshhuk-nashe-oblychchya.jpg" text:style-name="Internet_20_link" text:visited-style-name="Visited_20_Internet_20_Link">
iryna-vereshhuk-nashe-oblychchya.jpg</text:a>
']</text:p>
      <text:p text:style-name="P4">
标签: ['STOPRUSSIA', 'АГРЕСІЯ РФ', 'ВІЙНА', 'ВТОРГНЕННЯ РФ', 'ІРИНА ВЕРЕЩУК', 'МІНРЕІНТЕГРАЦІЇ']</text:p>
      <text:p text:style-name="P4">
类别: News</text:p>
      <!--METADATA-->
      <text:p text:style-name="P4">
<draw:frame draw:style-name="fr1" draw:name="Image426" text:anchor-type="as-char" svg:width="6.9236in" svg:height="4.876678in" draw:z-index="0">
<draw:image xlink:href="../Images/AРМІЯINFORM/2023-05-25T98-00-00-04-00/iryna-vereshhuk-nashe-oblychchya.jpg" xlink:type="simple" xlink:show="embed" xlink:actuate="onLoad" draw:mime-type="image/jpeg"/>
</draw:frame>
乌克兰Irina Vereshchuk的Viceremier-Minister</text:p>
      <text:p text:style-name="P4">
关于它<text:a xlink:type="simple" xlink:href="https://minre.gov.ua/2023/05/24/inozemni-derzhavy-mayut-vzhyty-nevidkladnyh-zahodiv-aby-yihni-gromadyany-osoblyvo-dity-ne-perebuvaly-na-tymchasovo-okupovanyh-terytoriyah-ukrayiny/" text:style-name="Internet_20_link" text:visited-style-name="Visited_20_Internet_20_Link">
报告</text:a>
重返社会部。</text:p>
      <text:p text:style-name="P4">
Viceremier-Minister Irina Vereshchuk宣布了这一声明。</text:p>
      <text:p text:style-name="P4">
她解释说，俄罗斯已经开始积极促进暑假。 特别是在克里米亚，在组织文化和教育活动的借口，有必要吸引来自不同国家的儿童。 包括Artek的听力营。</text:p>
      <text:p text:style-name="P4">
实际上，这是另一个使用儿童作为活盾的愿望。 从武装部队中摆脱他们。</text:p>
      <text:p text:style-name="P4">
“首先，敌人试图使国际社会的职业合法化。 其次，俄罗斯人希望成为外国代表的现场盾牌。 借此机会，我呼吁外国采取紧急措施防止其公民，因此他们不会在乌克兰的暂时占领领土上。 保护人们，不要让俄罗斯涵盖他们的罪行。”  - 称呼他们。</text:p>
      <text:p text:style-name="P4">
News Source: <text:a xlink:type="simple" xlink:href="https://armyinform.com.ua/2023/05/25/inozemni-derzhavy-mayut-vzhyty-zahodiv-dlya-zahystu-svoyih-gromadyan-na-okupovanyh-terytoriyah-ukrayiny/" text:style-name="Internet_20_link" text:visited-style-name="Visited_20_Internet_20_Link">
https://armyinform.com.ua/2023/05/25/inozemni-derzhavy-mayut-vzhyty-zahodiv-dlya-zahystu-svoyih-gromadyan-na-okupovanyh-terytoriyah-ukrayin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